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8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8" calcext:value-type="float">
            <text:p>1011998</text:p>
          </table:table-cell>
          <table:table-cell office:value-type="float" office:value="3.405348" calcext:value-type="float">
            <text:p>3.405348</text:p>
          </table:table-cell>
          <table:table-cell office:value-type="float" office:value="-12.8" calcext:value-type="float">
            <text:p>-12.8</text:p>
          </table:table-cell>
          <table:table-cell office:value-type="float" office:value="-27.7" calcext:value-type="float">
            <text:p>-27.7</text:p>
          </table:table-cell>
          <table:table-cell office:value-type="float" office:value="0.222936" calcext:value-type="float">
            <text:p>0.222936</text:p>
          </table:table-cell>
          <table:table-cell office:value-type="float" office:value="0.05742478" calcext:value-type="float">
            <text:p>0.05742478</text:p>
          </table:table-cell>
          <table:table-cell office:value-type="float" office:value="244.944" calcext:value-type="float">
            <text:p>244.944</text:p>
          </table:table-cell>
          <table:table-cell office:value-type="float" office:value="6.6" calcext:value-type="float">
            <text:p>6.6</text:p>
          </table:table-cell>
          <table:table-cell office:value-type="float" office:value="3.8396" calcext:value-type="float">
            <text:p>3.8396</text:p>
          </table:table-cell>
          <table:table-cell office:value-type="float" office:value="-8.203888" calcext:value-type="float">
            <text:p>-8.203888</text:p>
          </table:table-cell>
          <table:table-cell office:value-type="float" office:value="8.183624" calcext:value-type="float">
            <text:p>8.183624</text:p>
          </table:table-cell>
          <table:table-cell office:value-type="float" office:value="-1.248749" calcext:value-type="float">
            <text:p>-1.248749</text:p>
          </table:table-cell>
          <table:table-cell office:value-type="float" office:value="8.322327" calcext:value-type="float">
            <text:p>8.322327</text:p>
          </table:table-cell>
          <table:table-cell office:value-type="float" office:value="0.04830933" calcext:value-type="float">
            <text:p>0.04830933</text:p>
          </table:table-cell>
          <table:table-cell office:value-type="float" office:value="8.342316" calcext:value-type="float">
            <text:p>8.342316</text:p>
          </table:table-cell>
          <table:table-cell office:value-type="float" office:value="1.293243" calcext:value-type="float">
            <text:p>1.293243</text:p>
          </table:table-cell>
          <table:table-cell office:value-type="float" office:value="8.277252" calcext:value-type="float">
            <text:p>8.277252</text:p>
          </table:table-cell>
          <table:table-cell office:value-type="float" office:value="2.195251" calcext:value-type="float">
            <text:p>2.195251</text:p>
          </table:table-cell>
          <table:table-cell office:value-type="float" office:value="8.275299" calcext:value-type="float">
            <text:p>8.275299</text:p>
          </table:table-cell>
          <table:table-cell office:value-type="float" office:value="3.002747" calcext:value-type="float">
            <text:p>3.0027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8" calcext:value-type="float">
            <text:p>2011998</text:p>
          </table:table-cell>
          <table:table-cell office:value-type="float" office:value="2.202264" calcext:value-type="float">
            <text:p>2.202264</text:p>
          </table:table-cell>
          <table:table-cell office:value-type="float" office:value="4.4" calcext:value-type="float">
            <text:p>4.4</text:p>
          </table:table-cell>
          <table:table-cell office:value-type="float" office:value="-12.2" calcext:value-type="float">
            <text:p>-12.2</text:p>
          </table:table-cell>
          <table:table-cell office:value-type="float" office:value="0.6995859" calcext:value-type="float">
            <text:p>0.6995859</text:p>
          </table:table-cell>
          <table:table-cell office:value-type="float" office:value="0.2352047" calcext:value-type="float">
            <text:p>0.2352047</text:p>
          </table:table-cell>
          <table:table-cell office:value-type="float" office:value="276.444" calcext:value-type="float">
            <text:p>276.444</text:p>
          </table:table-cell>
          <table:table-cell office:value-type="float" office:value="0" calcext:value-type="float">
            <text:p>0</text:p>
          </table:table-cell>
          <table:table-cell office:value-type="float" office:value="-0.1809998" calcext:value-type="float">
            <text:p>-0.1809998</text:p>
          </table:table-cell>
          <table:table-cell office:value-type="float" office:value="-2.54248" calcext:value-type="float">
            <text:p>-2.54248</text:p>
          </table:table-cell>
          <table:table-cell office:value-type="float" office:value="0.1965942" calcext:value-type="float">
            <text:p>0.1965942</text:p>
          </table:table-cell>
          <table:table-cell office:value-type="float" office:value="-0.2852478" calcext:value-type="float">
            <text:p>-0.2852478</text:p>
          </table:table-cell>
          <table:table-cell office:value-type="float" office:value="0.6410522" calcext:value-type="float">
            <text:p>0.6410522</text:p>
          </table:table-cell>
          <table:table-cell office:value-type="float" office:value="0.3711853" calcext:value-type="float">
            <text:p>0.3711853</text:p>
          </table:table-cell>
          <table:table-cell office:value-type="float" office:value="1.31665" calcext:value-type="float">
            <text:p>1.31665</text:p>
          </table:table-cell>
          <table:table-cell office:value-type="float" office:value="1.219421" calcext:value-type="float">
            <text:p>1.219421</text:p>
          </table:table-cell>
          <table:table-cell office:value-type="float" office:value="2.186371" calcext:value-type="float">
            <text:p>2.186371</text:p>
          </table:table-cell>
          <table:table-cell office:value-type="float" office:value="1.787842" calcext:value-type="float">
            <text:p>1.787842</text:p>
          </table:table-cell>
          <table:table-cell office:value-type="float" office:value="2.987213" calcext:value-type="float">
            <text:p>2.987213</text:p>
          </table:table-cell>
          <table:table-cell office:value-type="float" office:value="2.335144" calcext:value-type="float">
            <text:p>2.335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8" calcext:value-type="float">
            <text:p>3011998</text:p>
          </table:table-cell>
          <table:table-cell office:value-type="float" office:value="1.594008" calcext:value-type="float">
            <text:p>1.594008</text:p>
          </table:table-cell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0.9045212" calcext:value-type="float">
            <text:p>0.9045212</text:p>
          </table:table-cell>
          <table:table-cell office:value-type="float" office:value="0.7118323" calcext:value-type="float">
            <text:p>0.7118323</text:p>
          </table:table-cell>
          <table:table-cell office:value-type="float" office:value="431.244" calcext:value-type="float">
            <text:p>431.244</text:p>
          </table:table-cell>
          <table:table-cell office:value-type="float" office:value="0" calcext:value-type="float">
            <text:p>0</text:p>
          </table:table-cell>
          <table:table-cell office:value-type="float" office:value="0.01208496" calcext:value-type="float">
            <text:p>0.01208496</text:p>
          </table:table-cell>
          <table:table-cell office:value-type="float" office:value="-0.1774902" calcext:value-type="float">
            <text:p>-0.1774902</text:p>
          </table:table-cell>
          <table:table-cell office:value-type="float" office:value="0.2176514" calcext:value-type="float">
            <text:p>0.2176514</text:p>
          </table:table-cell>
          <table:table-cell office:value-type="float" office:value="0.197052" calcext:value-type="float">
            <text:p>0.197052</text:p>
          </table:table-cell>
          <table:table-cell office:value-type="float" office:value="0.6381531" calcext:value-type="float">
            <text:p>0.6381531</text:p>
          </table:table-cell>
          <table:table-cell office:value-type="float" office:value="0.592041" calcext:value-type="float">
            <text:p>0.592041</text:p>
          </table:table-cell>
          <table:table-cell office:value-type="float" office:value="1.217743" calcext:value-type="float">
            <text:p>1.217743</text:p>
          </table:table-cell>
          <table:table-cell office:value-type="float" office:value="1.065857" calcext:value-type="float">
            <text:p>1.065857</text:p>
          </table:table-cell>
          <table:table-cell office:value-type="float" office:value="1.78476" calcext:value-type="float">
            <text:p>1.78476</text:p>
          </table:table-cell>
          <table:table-cell office:value-type="float" office:value="1.530914" calcext:value-type="float">
            <text:p>1.530914</text:p>
          </table:table-cell>
          <table:table-cell office:value-type="float" office:value="2.330841" calcext:value-type="float">
            <text:p>2.330841</text:p>
          </table:table-cell>
          <table:table-cell office:value-type="float" office:value="1.981964" calcext:value-type="float">
            <text:p>1.981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8" calcext:value-type="float">
            <text:p>4011998</text:p>
          </table:table-cell>
          <table:table-cell office:value-type="float" office:value="3.393072" calcext:value-type="float">
            <text:p>3.393072</text:p>
          </table:table-cell>
          <table:table-cell office:value-type="float" office:value="4.5" calcext:value-type="float">
            <text:p>4.5</text:p>
          </table:table-cell>
          <table:table-cell office:value-type="float" office:value="-9.1" calcext:value-type="float">
            <text:p>-9.1</text:p>
          </table:table-cell>
          <table:table-cell office:value-type="float" office:value="0.8048987" calcext:value-type="float">
            <text:p>0.8048987</text:p>
          </table:table-cell>
          <table:table-cell office:value-type="float" office:value="0.2150028" calcext:value-type="float">
            <text:p>0.2150028</text:p>
          </table:table-cell>
          <table:table-cell office:value-type="float" office:value="491.472" calcext:value-type="float">
            <text:p>491.472</text:p>
          </table:table-cell>
          <table:table-cell office:value-type="float" office:value="0" calcext:value-type="float">
            <text:p>0</text:p>
          </table:table-cell>
          <table:table-cell office:value-type="float" office:value="-0.001983643" calcext:value-type="float">
            <text:p>-0.001983643</text:p>
          </table:table-cell>
          <table:table-cell office:value-type="float" office:value="-0.1380615" calcext:value-type="float">
            <text:p>-0.1380615</text:p>
          </table:table-cell>
          <table:table-cell office:value-type="float" office:value="0.5397949" calcext:value-type="float">
            <text:p>0.5397949</text:p>
          </table:table-cell>
          <table:table-cell office:value-type="float" office:value="0.1751404" calcext:value-type="float">
            <text:p>0.1751404</text:p>
          </table:table-cell>
          <table:table-cell office:value-type="float" office:value="0.8295288" calcext:value-type="float">
            <text:p>0.8295288</text:p>
          </table:table-cell>
          <table:table-cell office:value-type="float" office:value="0.5640564" calcext:value-type="float">
            <text:p>0.5640564</text:p>
          </table:table-cell>
          <table:table-cell office:value-type="float" office:value="1.18808" calcext:value-type="float">
            <text:p>1.18808</text:p>
          </table:table-cell>
          <table:table-cell office:value-type="float" office:value="1.024811" calcext:value-type="float">
            <text:p>1.024811</text:p>
          </table:table-cell>
          <table:table-cell office:value-type="float" office:value="1.545593" calcext:value-type="float">
            <text:p>1.545593</text:p>
          </table:table-cell>
          <table:table-cell office:value-type="float" office:value="1.467224" calcext:value-type="float">
            <text:p>1.467224</text:p>
          </table:table-cell>
          <table:table-cell office:value-type="float" office:value="1.979004" calcext:value-type="float">
            <text:p>1.979004</text:p>
          </table:table-cell>
          <table:table-cell office:value-type="float" office:value="1.885101" calcext:value-type="float">
            <text:p>1.885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8" calcext:value-type="float">
            <text:p>5011998</text:p>
          </table:table-cell>
          <table:table-cell office:value-type="float" office:value="1.006416" calcext:value-type="float">
            <text:p>1.006416</text:p>
          </table:table-cell>
          <table:table-cell office:value-type="float" office:value="-1.4" calcext:value-type="float">
            <text:p>-1.4</text:p>
          </table:table-cell>
          <table:table-cell office:value-type="float" office:value="-9.6" calcext:value-type="float">
            <text:p>-9.6</text:p>
          </table:table-cell>
          <table:table-cell office:value-type="float" office:value="0.5444396" calcext:value-type="float">
            <text:p>0.5444396</text:p>
          </table:table-cell>
          <table:table-cell office:value-type="float" office:value="0.2703395" calcext:value-type="float">
            <text:p>0.2703395</text:p>
          </table:table-cell>
          <table:table-cell office:value-type="float" office:value="223.2" calcext:value-type="float">
            <text:p>223.2</text:p>
          </table:table-cell>
          <table:table-cell office:value-type="float" office:value="20.6" calcext:value-type="float">
            <text:p>20.6</text:p>
          </table:table-cell>
          <table:table-cell office:value-type="float" office:value="-0.0003356934" calcext:value-type="float">
            <text:p>-0.0003356934</text:p>
          </table:table-cell>
          <table:table-cell office:value-type="float" office:value="-0.217041" calcext:value-type="float">
            <text:p>-0.217041</text:p>
          </table:table-cell>
          <table:table-cell office:value-type="float" office:value="0.544342" calcext:value-type="float">
            <text:p>0.544342</text:p>
          </table:table-cell>
          <table:table-cell office:value-type="float" office:value="0.442688" calcext:value-type="float">
            <text:p>0.442688</text:p>
          </table:table-cell>
          <table:table-cell office:value-type="float" office:value="0.8129272" calcext:value-type="float">
            <text:p>0.8129272</text:p>
          </table:table-cell>
          <table:table-cell office:value-type="float" office:value="0.7569885" calcext:value-type="float">
            <text:p>0.7569885</text:p>
          </table:table-cell>
          <table:table-cell office:value-type="float" office:value="1.176727" calcext:value-type="float">
            <text:p>1.176727</text:p>
          </table:table-cell>
          <table:table-cell office:value-type="float" office:value="1.122803" calcext:value-type="float">
            <text:p>1.122803</text:p>
          </table:table-cell>
          <table:table-cell office:value-type="float" office:value="1.53714" calcext:value-type="float">
            <text:p>1.53714</text:p>
          </table:table-cell>
          <table:table-cell office:value-type="float" office:value="1.460266" calcext:value-type="float">
            <text:p>1.460266</text:p>
          </table:table-cell>
          <table:table-cell office:value-type="float" office:value="1.889618" calcext:value-type="float">
            <text:p>1.889618</text:p>
          </table:table-cell>
          <table:table-cell office:value-type="float" office:value="1.780609" calcext:value-type="float">
            <text:p>1.7806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8" calcext:value-type="float">
            <text:p>6011998</text:p>
          </table:table-cell>
          <table:table-cell office:value-type="float" office:value="1.307052" calcext:value-type="float">
            <text:p>1.307052</text:p>
          </table:table-cell>
          <table:table-cell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0.6023561" calcext:value-type="float">
            <text:p>0.6023561</text:p>
          </table:table-cell>
          <table:table-cell office:value-type="float" office:value="0.4600766" calcext:value-type="float">
            <text:p>0.4600766</text:p>
          </table:table-cell>
          <table:table-cell office:value-type="float" office:value="185.652" calcext:value-type="float">
            <text:p>185.652</text:p>
          </table:table-cell>
          <table:table-cell office:value-type="float" office:value="17.2" calcext:value-type="float">
            <text:p>17.2</text:p>
          </table:table-cell>
          <table:table-cell office:value-type="float" office:value="0.1156921" calcext:value-type="float">
            <text:p>0.1156921</text:p>
          </table:table-cell>
          <table:table-cell office:value-type="float" office:value="-0.01205444" calcext:value-type="float">
            <text:p>-0.01205444</text:p>
          </table:table-cell>
          <table:table-cell office:value-type="float" office:value="0.61203" calcext:value-type="float">
            <text:p>0.61203</text:p>
          </table:table-cell>
          <table:table-cell office:value-type="float" office:value="0.5437622" calcext:value-type="float">
            <text:p>0.5437622</text:p>
          </table:table-cell>
          <table:table-cell office:value-type="float" office:value="0.8589478" calcext:value-type="float">
            <text:p>0.8589478</text:p>
          </table:table-cell>
          <table:table-cell office:value-type="float" office:value="0.8135986" calcext:value-type="float">
            <text:p>0.8135986</text:p>
          </table:table-cell>
          <table:table-cell office:value-type="float" office:value="1.149414" calcext:value-type="float">
            <text:p>1.149414</text:p>
          </table:table-cell>
          <table:table-cell office:value-type="float" office:value="1.137085" calcext:value-type="float">
            <text:p>1.137085</text:p>
          </table:table-cell>
          <table:table-cell office:value-type="float" office:value="1.460114" calcext:value-type="float">
            <text:p>1.460114</text:p>
          </table:table-cell>
          <table:table-cell office:value-type="float" office:value="1.439178" calcext:value-type="float">
            <text:p>1.439178</text:p>
          </table:table-cell>
          <table:table-cell office:value-type="float" office:value="1.780029" calcext:value-type="float">
            <text:p>1.780029</text:p>
          </table:table-cell>
          <table:table-cell office:value-type="float" office:value="1.726562" calcext:value-type="float">
            <text:p>1.7265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8" calcext:value-type="float">
            <text:p>7011998</text:p>
          </table:table-cell>
          <table:table-cell office:value-type="float" office:value="1.703772" calcext:value-type="float">
            <text:p>1.703772</text:p>
          </table:table-cell>
          <table:table-cell office:value-type="float" office:value="-1.3" calcext:value-type="float">
            <text:p>-1.3</text:p>
          </table:table-cell>
          <table:table-cell office:value-type="float" office:value="-5.6" calcext:value-type="float">
            <text:p>-5.6</text:p>
          </table:table-cell>
          <table:table-cell office:value-type="float" office:value="0.5484042" calcext:value-type="float">
            <text:p>0.5484042</text:p>
          </table:table-cell>
          <table:table-cell office:value-type="float" office:value="0.3994656" calcext:value-type="float">
            <text:p>0.3994656</text:p>
          </table:table-cell>
          <table:table-cell office:value-type="float" office:value="331.38" calcext:value-type="float">
            <text:p>331.38</text:p>
          </table:table-cell>
          <table:table-cell office:value-type="float" office:value="5.399999" calcext:value-type="float">
            <text:p>5.399999</text:p>
          </table:table-cell>
          <table:table-cell office:value-type="float" office:value="0.1515808" calcext:value-type="float">
            <text:p>0.1515808</text:p>
          </table:table-cell>
          <table:table-cell office:value-type="float" office:value="0.1164246" calcext:value-type="float">
            <text:p>0.1164246</text:p>
          </table:table-cell>
          <table:table-cell office:value-type="float" office:value="0.6321716" calcext:value-type="float">
            <text:p>0.6321716</text:p>
          </table:table-cell>
          <table:table-cell office:value-type="float" office:value="0.6125793" calcext:value-type="float">
            <text:p>0.6125793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0.859314" calcext:value-type="float">
            <text:p>0.859314</text:p>
          </table:table-cell>
          <table:table-cell office:value-type="float" office:value="1.150818" calcext:value-type="float">
            <text:p>1.150818</text:p>
          </table:table-cell>
          <table:table-cell office:value-type="float" office:value="1.142944" calcext:value-type="float">
            <text:p>1.142944</text:p>
          </table:table-cell>
          <table:table-cell office:value-type="float" office:value="1.438995" calcext:value-type="float">
            <text:p>1.438995</text:p>
          </table:table-cell>
          <table:table-cell office:value-type="float" office:value="1.412109" calcext:value-type="float">
            <text:p>1.412109</text:p>
          </table:table-cell>
          <table:table-cell office:value-type="float" office:value="1.726105" calcext:value-type="float">
            <text:p>1.726105</text:p>
          </table:table-cell>
          <table:table-cell office:value-type="float" office:value="1.677795" calcext:value-type="float">
            <text:p>1.677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8" calcext:value-type="float">
            <text:p>8011998</text:p>
          </table:table-cell>
          <table:table-cell office:value-type="float" office:value="1.282572" calcext:value-type="float">
            <text:p>1.282572</text:p>
          </table:table-cell>
          <table:table-cell office:value-type="float" office:value="0.2" calcext:value-type="float">
            <text:p>0.2</text:p>
          </table:table-cell>
          <table:table-cell office:value-type="float" office:value="-2.1" calcext:value-type="float">
            <text:p>-2.1</text:p>
          </table:table-cell>
          <table:table-cell office:value-type="float" office:value="0.6110671" calcext:value-type="float">
            <text:p>0.6110671</text:p>
          </table:table-cell>
          <table:table-cell office:value-type="float" office:value="0.5174005" calcext:value-type="float">
            <text:p>0.5174005</text:p>
          </table:table-cell>
          <table:table-cell office:value-type="float" office:value="144.468" calcext:value-type="float">
            <text:p>144.468</text:p>
          </table:table-cell>
          <table:table-cell office:value-type="float" office:value="18.1" calcext:value-type="float">
            <text:p>18.1</text:p>
          </table:table-cell>
          <table:table-cell office:value-type="float" office:value="0.7650452" calcext:value-type="float">
            <text:p>0.7650452</text:p>
          </table:table-cell>
          <table:table-cell office:value-type="float" office:value="0.1446533" calcext:value-type="float">
            <text:p>0.1446533</text:p>
          </table:table-cell>
          <table:table-cell office:value-type="float" office:value="1.047333" calcext:value-type="float">
            <text:p>1.047333</text:p>
          </table:table-cell>
          <table:table-cell office:value-type="float" office:value="0.6271362" calcext:value-type="float">
            <text:p>0.6271362</text:p>
          </table:table-cell>
          <table:table-cell office:value-type="float" office:value="1.191315" calcext:value-type="float">
            <text:p>1.191315</text:p>
          </table:table-cell>
          <table:table-cell office:value-type="float" office:value="0.8659363" calcext:value-type="float">
            <text:p>0.8659363</text:p>
          </table:table-cell>
          <table:table-cell office:value-type="float" office:value="1.365173" calcext:value-type="float">
            <text:p>1.365173</text:p>
          </table:table-cell>
          <table:table-cell office:value-type="float" office:value="1.132507" calcext:value-type="float">
            <text:p>1.132507</text:p>
          </table:table-cell>
          <table:table-cell office:value-type="float" office:value="1.550903" calcext:value-type="float">
            <text:p>1.550903</text:p>
          </table:table-cell>
          <table:table-cell office:value-type="float" office:value="1.394775" calcext:value-type="float">
            <text:p>1.394775</text:p>
          </table:table-cell>
          <table:table-cell office:value-type="float" office:value="1.747528" calcext:value-type="float">
            <text:p>1.747528</text:p>
          </table:table-cell>
          <table:table-cell office:value-type="float" office:value="1.651947" calcext:value-type="float">
            <text:p>1.6519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8" calcext:value-type="float">
            <text:p>9011998</text:p>
          </table:table-cell>
          <table:table-cell office:value-type="float" office:value="0.7415639" calcext:value-type="float">
            <text:p>0.7415639</text:p>
          </table:table-cell>
          <table:table-cell office:value-type="float" office:value="1.1" calcext:value-type="float">
            <text:p>1.1</text:p>
          </table:table-cell>
          <table:table-cell office:value-type="float" office:value="-4" calcext:value-type="float">
            <text:p>-4</text:p>
          </table:table-cell>
          <table:table-cell office:value-type="float" office:value="0.6516815" calcext:value-type="float">
            <text:p>0.6516815</text:p>
          </table:table-cell>
          <table:table-cell office:value-type="float" office:value="0.4499882" calcext:value-type="float">
            <text:p>0.4499882</text:p>
          </table:table-cell>
          <table:table-cell office:value-type="float" office:value="86.4" calcext:value-type="float">
            <text:p>86.4</text:p>
          </table:table-cell>
          <table:table-cell office:value-type="float" office:value="23.5" calcext:value-type="float">
            <text:p>23.5</text:p>
          </table:table-cell>
          <table:table-cell office:value-type="float" office:value="0.8561096" calcext:value-type="float">
            <text:p>0.8561096</text:p>
          </table:table-cell>
          <table:table-cell office:value-type="float" office:value="0.7672424" calcext:value-type="float">
            <text:p>0.7672424</text:p>
          </table:table-cell>
          <table:table-cell office:value-type="float" office:value="1.161652" calcext:value-type="float">
            <text:p>1.161652</text:p>
          </table:table-cell>
          <table:table-cell office:value-type="float" office:value="1.049744" calcext:value-type="float">
            <text:p>1.049744</text:p>
          </table:table-cell>
          <table:table-cell office:value-type="float" office:value="1.318298" calcext:value-type="float">
            <text:p>1.318298</text:p>
          </table:table-cell>
          <table:table-cell office:value-type="float" office:value="1.194" calcext:value-type="float">
            <text:p>1.194</text:p>
          </table:table-cell>
          <table:table-cell office:value-type="float" office:value="1.496002" calcext:value-type="float">
            <text:p>1.496002</text:p>
          </table:table-cell>
          <table:table-cell office:value-type="float" office:value="1.367798" calcext:value-type="float">
            <text:p>1.367798</text:p>
          </table:table-cell>
          <table:table-cell office:value-type="float" office:value="1.67514" calcext:value-type="float">
            <text:p>1.67514</text:p>
          </table:table-cell>
          <table:table-cell office:value-type="float" office:value="1.553284" calcext:value-type="float">
            <text:p>1.553284</text:p>
          </table:table-cell>
          <table:table-cell office:value-type="float" office:value="1.856018" calcext:value-type="float">
            <text:p>1.856018</text:p>
          </table:table-cell>
          <table:table-cell office:value-type="float" office:value="1.749481" calcext:value-type="float">
            <text:p>1.7494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8" calcext:value-type="float">
            <text:p>10011998</text:p>
          </table:table-cell>
          <table:table-cell office:value-type="float" office:value="1.737648" calcext:value-type="float">
            <text:p>1.737648</text:p>
          </table:table-cell>
          <table:table-cell office:value-type="float" office:value="1.5" calcext:value-type="float">
            <text:p>1.5</text:p>
          </table:table-cell>
          <table:table-cell office:value-type="float" office:value="-6.2" calcext:value-type="float">
            <text:p>-6.2</text:p>
          </table:table-cell>
          <table:table-cell office:value-type="float" office:value="0.6657481" calcext:value-type="float">
            <text:p>0.6657481</text:p>
          </table:table-cell>
          <table:table-cell office:value-type="float" office:value="0.3206068" calcext:value-type="float">
            <text:p>0.3206068</text:p>
          </table:table-cell>
          <table:table-cell office:value-type="float" office:value="439.236" calcext:value-type="float">
            <text:p>439.236</text:p>
          </table:table-cell>
          <table:table-cell office:value-type="float" office:value="0" calcext:value-type="float">
            <text:p>0</text:p>
          </table:table-cell>
          <table:table-cell office:value-type="float" office:value="0.8736877" calcext:value-type="float">
            <text:p>0.8736877</text:p>
          </table:table-cell>
          <table:table-cell office:value-type="float" office:value="0.8565369" calcext:value-type="float">
            <text:p>0.8565369</text:p>
          </table:table-cell>
          <table:table-cell office:value-type="float" office:value="1.180817" calcext:value-type="float">
            <text:p>1.180817</text:p>
          </table:table-cell>
          <table:table-cell office:value-type="float" office:value="1.162201" calcext:value-type="float">
            <text:p>1.162201</text:p>
          </table:table-cell>
          <table:table-cell office:value-type="float" office:value="1.340027" calcext:value-type="float">
            <text:p>1.340027</text:p>
          </table:table-cell>
          <table:table-cell office:value-type="float" office:value="1.318878" calcext:value-type="float">
            <text:p>1.318878</text:p>
          </table:table-cell>
          <table:table-cell office:value-type="float" office:value="1.52179" calcext:value-type="float">
            <text:p>1.52179</text:p>
          </table:table-cell>
          <table:table-cell office:value-type="float" office:value="1.496643" calcext:value-type="float">
            <text:p>1.496643</text:p>
          </table:table-cell>
          <table:table-cell office:value-type="float" office:value="1.701996" calcext:value-type="float">
            <text:p>1.701996</text:p>
          </table:table-cell>
          <table:table-cell office:value-type="float" office:value="1.67572" calcext:value-type="float">
            <text:p>1.67572</text:p>
          </table:table-cell>
          <table:table-cell office:value-type="float" office:value="1.881348" calcext:value-type="float">
            <text:p>1.881348</text:p>
          </table:table-cell>
          <table:table-cell office:value-type="float" office:value="1.856598" calcext:value-type="float">
            <text:p>1.8565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8" calcext:value-type="float">
            <text:p>11011998</text:p>
          </table:table-cell>
          <table:table-cell office:value-type="float" office:value="3.08754" calcext:value-type="float">
            <text:p>3.08754</text:p>
          </table:table-cell>
          <table:table-cell office:value-type="float" office:value="-5.9" calcext:value-type="float">
            <text:p>-5.9</text:p>
          </table:table-cell>
          <table:table-cell office:value-type="float" office:value="-14.9" calcext:value-type="float">
            <text:p>-14.9</text:p>
          </table:table-cell>
          <table:table-cell office:value-type="float" office:value="0.319609" calcext:value-type="float">
            <text:p>0.319609</text:p>
          </table:table-cell>
          <table:table-cell office:value-type="float" office:value="0.1926997" calcext:value-type="float">
            <text:p>0.1926997</text:p>
          </table:table-cell>
          <table:table-cell office:value-type="float" office:value="413.604" calcext:value-type="float">
            <text:p>413.604</text:p>
          </table:table-cell>
          <table:table-cell office:value-type="float" office:value="0" calcext:value-type="float">
            <text:p>0</text:p>
          </table:table-cell>
          <table:table-cell office:value-type="float" office:value="0.8887329" calcext:value-type="float">
            <text:p>0.8887329</text:p>
          </table:table-cell>
          <table:table-cell office:value-type="float" office:value="0.8738098" calcext:value-type="float">
            <text:p>0.8738098</text:p>
          </table:table-cell>
          <table:table-cell office:value-type="float" office:value="1.18399" calcext:value-type="float">
            <text:p>1.18399</text:p>
          </table:table-cell>
          <table:table-cell office:value-type="float" office:value="1.179382" calcext:value-type="float">
            <text:p>1.179382</text:p>
          </table:table-cell>
          <table:table-cell office:value-type="float" office:value="1.340057" calcext:value-type="float">
            <text:p>1.340057</text:p>
          </table:table-cell>
          <table:table-cell office:value-type="float" office:value="1.336548" calcext:value-type="float">
            <text:p>1.336548</text:p>
          </table:table-cell>
          <table:table-cell office:value-type="float" office:value="1.521912" calcext:value-type="float">
            <text:p>1.521912</text:p>
          </table:table-cell>
          <table:table-cell office:value-type="float" office:value="1.517487" calcext:value-type="float">
            <text:p>1.517487</text:p>
          </table:table-cell>
          <table:table-cell office:value-type="float" office:value="1.702332" calcext:value-type="float">
            <text:p>1.702332</text:p>
          </table:table-cell>
          <table:table-cell office:value-type="float" office:value="1.696442" calcext:value-type="float">
            <text:p>1.696442</text:p>
          </table:table-cell>
          <table:table-cell office:value-type="float" office:value="1.881561" calcext:value-type="float">
            <text:p>1.881561</text:p>
          </table:table-cell>
          <table:table-cell office:value-type="float" office:value="1.874146" calcext:value-type="float">
            <text:p>1.874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8" calcext:value-type="float">
            <text:p>12011998</text:p>
          </table:table-cell>
          <table:table-cell office:value-type="float" office:value="2.703276" calcext:value-type="float">
            <text:p>2.703276</text:p>
          </table:table-cell>
          <table:table-cell office:value-type="float" office:value="-7.3" calcext:value-type="float">
            <text:p>-7.3</text:p>
          </table:table-cell>
          <table:table-cell office:value-type="float" office:value="-18.6" calcext:value-type="float">
            <text:p>-18.6</text:p>
          </table:table-cell>
          <table:table-cell office:value-type="float" office:value="0.3134516" calcext:value-type="float">
            <text:p>0.3134516</text:p>
          </table:table-cell>
          <table:table-cell office:value-type="float" office:value="0.1356801" calcext:value-type="float">
            <text:p>0.1356801</text:p>
          </table:table-cell>
          <table:table-cell office:value-type="float" office:value="246.312" calcext:value-type="float">
            <text:p>246.312</text:p>
          </table:table-cell>
          <table:table-cell office:value-type="float" office:value="0" calcext:value-type="float">
            <text:p>0</text:p>
          </table:table-cell>
          <table:table-cell office:value-type="float" office:value="1.200531" calcext:value-type="float">
            <text:p>1.200531</text:p>
          </table:table-cell>
          <table:table-cell office:value-type="float" office:value="0.8891296" calcext:value-type="float">
            <text:p>0.8891296</text:p>
          </table:table-cell>
          <table:table-cell office:value-type="float" office:value="1.352386" calcext:value-type="float">
            <text:p>1.352386</text:p>
          </table:table-cell>
          <table:table-cell office:value-type="float" office:value="1.184174" calcext:value-type="float">
            <text:p>1.184174</text:p>
          </table:table-cell>
          <table:table-cell office:value-type="float" office:value="1.438782" calcext:value-type="float">
            <text:p>1.438782</text:p>
          </table:table-cell>
          <table:table-cell office:value-type="float" office:value="1.337921" calcext:value-type="float">
            <text:p>1.337921</text:p>
          </table:table-cell>
          <table:table-cell office:value-type="float" office:value="1.567139" calcext:value-type="float">
            <text:p>1.567139</text:p>
          </table:table-cell>
          <table:table-cell office:value-type="float" office:value="1.517548" calcext:value-type="float">
            <text:p>1.517548</text:p>
          </table:table-cell>
          <table:table-cell office:value-type="float" office:value="1.715027" calcext:value-type="float">
            <text:p>1.715027</text:p>
          </table:table-cell>
          <table:table-cell office:value-type="float" office:value="1.694336" calcext:value-type="float">
            <text:p>1.694336</text:p>
          </table:table-cell>
          <table:table-cell office:value-type="float" office:value="1.875031" calcext:value-type="float">
            <text:p>1.875031</text:p>
          </table:table-cell>
          <table:table-cell office:value-type="float" office:value="1.867279" calcext:value-type="float">
            <text:p>1.8672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8" calcext:value-type="float">
            <text:p>13011998</text:p>
          </table:table-cell>
          <table:table-cell office:value-type="float" office:value="0.711828" calcext:value-type="float">
            <text:p>0.711828</text:p>
          </table:table-cell>
          <table:table-cell office:value-type="float" office:value="-0.6" calcext:value-type="float">
            <text:p>-0.6</text:p>
          </table:table-cell>
          <table:table-cell office:value-type="float" office:value="-12.6" calcext:value-type="float">
            <text:p>-12.6</text:p>
          </table:table-cell>
          <table:table-cell office:value-type="float" office:value="0.5768893" calcext:value-type="float">
            <text:p>0.5768893</text:p>
          </table:table-cell>
          <table:table-cell office:value-type="float" office:value="0.1829502" calcext:value-type="float">
            <text:p>0.1829502</text:p>
          </table:table-cell>
          <table:table-cell office:value-type="float" office:value="570.816" calcext:value-type="float">
            <text:p>570.816</text:p>
          </table:table-cell>
          <table:table-cell office:value-type="float" office:value="3.8" calcext:value-type="float">
            <text:p>3.8</text:p>
          </table:table-cell>
          <table:table-cell office:value-type="float" office:value="1.444519" calcext:value-type="float">
            <text:p>1.444519</text:p>
          </table:table-cell>
          <table:table-cell office:value-type="float" office:value="1.206451" calcext:value-type="float">
            <text:p>1.206451</text:p>
          </table:table-cell>
          <table:table-cell office:value-type="float" office:value="1.601959" calcext:value-type="float">
            <text:p>1.601959</text:p>
          </table:table-cell>
          <table:table-cell office:value-type="float" office:value="1.358032" calcext:value-type="float">
            <text:p>1.358032</text:p>
          </table:table-cell>
          <table:table-cell office:value-type="float" office:value="1.685944" calcext:value-type="float">
            <text:p>1.685944</text:p>
          </table:table-cell>
          <table:table-cell office:value-type="float" office:value="1.444031" calcext:value-type="float">
            <text:p>1.444031</text:p>
          </table:table-cell>
          <table:table-cell office:value-type="float" office:value="1.792999" calcext:value-type="float">
            <text:p>1.792999</text:p>
          </table:table-cell>
          <table:table-cell office:value-type="float" office:value="1.571014" calcext:value-type="float">
            <text:p>1.571014</text:p>
          </table:table-cell>
          <table:table-cell office:value-type="float" office:value="1.907623" calcext:value-type="float">
            <text:p>1.907623</text:p>
          </table:table-cell>
          <table:table-cell office:value-type="float" office:value="1.71756" calcext:value-type="float">
            <text:p>1.71756</text:p>
          </table:table-cell>
          <table:table-cell office:value-type="float" office:value="2.029297" calcext:value-type="float">
            <text:p>2.029297</text:p>
          </table:table-cell>
          <table:table-cell office:value-type="float" office:value="1.876282" calcext:value-type="float">
            <text:p>1.876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8" calcext:value-type="float">
            <text:p>14011998</text:p>
          </table:table-cell>
          <table:table-cell office:value-type="float" office:value="3.820212" calcext:value-type="float">
            <text:p>3.820212</text:p>
          </table:table-cell>
          <table:table-cell office:value-type="float" office:value="-13.2" calcext:value-type="float">
            <text:p>-13.2</text:p>
          </table:table-cell>
          <table:table-cell office:value-type="float" office:value="-19.5" calcext:value-type="float">
            <text:p>-19.5</text:p>
          </table:table-cell>
          <table:table-cell office:value-type="float" office:value="0.1878474" calcext:value-type="float">
            <text:p>0.1878474</text:p>
          </table:table-cell>
          <table:table-cell office:value-type="float" office:value="0.09253646" calcext:value-type="float">
            <text:p>0.09253646</text:p>
          </table:table-cell>
          <table:table-cell office:value-type="float" office:value="338.148" calcext:value-type="float">
            <text:p>338.148</text:p>
          </table:table-cell>
          <table:table-cell office:value-type="float" office:value="0" calcext:value-type="float">
            <text:p>0</text:p>
          </table:table-cell>
          <table:table-cell office:value-type="float" office:value="1.546753" calcext:value-type="float">
            <text:p>1.546753</text:p>
          </table:table-cell>
          <table:table-cell office:value-type="float" office:value="1.446198" calcext:value-type="float">
            <text:p>1.446198</text:p>
          </table:table-cell>
          <table:table-cell office:value-type="float" office:value="1.712128" calcext:value-type="float">
            <text:p>1.712128</text:p>
          </table:table-cell>
          <table:table-cell office:value-type="float" office:value="1.603638" calcext:value-type="float">
            <text:p>1.603638</text:p>
          </table:table-cell>
          <table:table-cell office:value-type="float" office:value="1.798889" calcext:value-type="float">
            <text:p>1.798889</text:p>
          </table:table-cell>
          <table:table-cell office:value-type="float" office:value="1.687592" calcext:value-type="float">
            <text:p>1.687592</text:p>
          </table:table-cell>
          <table:table-cell office:value-type="float" office:value="1.904724" calcext:value-type="float">
            <text:p>1.904724</text:p>
          </table:table-cell>
          <table:table-cell office:value-type="float" office:value="1.794586" calcext:value-type="float">
            <text:p>1.794586</text:p>
          </table:table-cell>
          <table:table-cell office:value-type="float" office:value="2.014099" calcext:value-type="float">
            <text:p>2.014099</text:p>
          </table:table-cell>
          <table:table-cell office:value-type="float" office:value="1.908997" calcext:value-type="float">
            <text:p>1.908997</text:p>
          </table:table-cell>
          <table:table-cell office:value-type="float" office:value="2.127289" calcext:value-type="float">
            <text:p>2.127289</text:p>
          </table:table-cell>
          <table:table-cell office:value-type="float" office:value="2.030548" calcext:value-type="float">
            <text:p>2.0305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8" calcext:value-type="float">
            <text:p>15011998</text:p>
          </table:table-cell>
          <table:table-cell office:value-type="float" office:value="1.81134" calcext:value-type="float">
            <text:p>1.81134</text:p>
          </table:table-cell>
          <table:table-cell office:value-type="float" office:value="-11" calcext:value-type="float">
            <text:p>-11</text:p>
          </table:table-cell>
          <table:table-cell office:value-type="float" office:value="-17.6" calcext:value-type="float">
            <text:p>-17.6</text:p>
          </table:table-cell>
          <table:table-cell office:value-type="float" office:value="0.2447371" calcext:value-type="float">
            <text:p>0.2447371</text:p>
          </table:table-cell>
          <table:table-cell office:value-type="float" office:value="0.1308282" calcext:value-type="float">
            <text:p>0.1308282</text:p>
          </table:table-cell>
          <table:table-cell office:value-type="float" office:value="497.52" calcext:value-type="float">
            <text:p>497.52</text:p>
          </table:table-cell>
          <table:table-cell office:value-type="float" office:value="0.3" calcext:value-type="float">
            <text:p>0.3</text:p>
          </table:table-cell>
          <table:table-cell office:value-type="float" office:value="1.55014" calcext:value-type="float">
            <text:p>1.55014</text:p>
          </table:table-cell>
          <table:table-cell office:value-type="float" office:value="1.522034" calcext:value-type="float">
            <text:p>1.522034</text:p>
          </table:table-cell>
          <table:table-cell office:value-type="float" office:value="1.725006" calcext:value-type="float">
            <text:p>1.725006</text:p>
          </table:table-cell>
          <table:table-cell office:value-type="float" office:value="1.712708" calcext:value-type="float">
            <text:p>1.712708</text:p>
          </table:table-cell>
          <table:table-cell office:value-type="float" office:value="1.819641" calcext:value-type="float">
            <text:p>1.819641</text:p>
          </table:table-cell>
          <table:table-cell office:value-type="float" office:value="1.79953" calcext:value-type="float">
            <text:p>1.79953</text:p>
          </table:table-cell>
          <table:table-cell office:value-type="float" office:value="1.934845" calcext:value-type="float">
            <text:p>1.934845</text:p>
          </table:table-cell>
          <table:table-cell office:value-type="float" office:value="1.905426" calcext:value-type="float">
            <text:p>1.905426</text:p>
          </table:table-cell>
          <table:table-cell office:value-type="float" office:value="2.052002" calcext:value-type="float">
            <text:p>2.052002</text:p>
          </table:table-cell>
          <table:table-cell office:value-type="float" office:value="2.014893" calcext:value-type="float">
            <text:p>2.014893</text:p>
          </table:table-cell>
          <table:table-cell office:value-type="float" office:value="2.169495" calcext:value-type="float">
            <text:p>2.169495</text:p>
          </table:table-cell>
          <table:table-cell office:value-type="float" office:value="2.128052" calcext:value-type="float">
            <text:p>2.1280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8" calcext:value-type="float">
            <text:p>16011998</text:p>
          </table:table-cell>
          <table:table-cell office:value-type="float" office:value="2.286396" calcext:value-type="float">
            <text:p>2.286396</text:p>
          </table:table-cell>
          <table:table-cell office:value-type="float" office:value="-6.5" calcext:value-type="float">
            <text:p>-6.5</text:p>
          </table:table-cell>
          <table:table-cell office:value-type="float" office:value="-10.9" calcext:value-type="float">
            <text:p>-10.9</text:p>
          </table:table-cell>
          <table:table-cell office:value-type="float" office:value="0.3441136" calcext:value-type="float">
            <text:p>0.3441136</text:p>
          </table:table-cell>
          <table:table-cell office:value-type="float" office:value="0.2493512" calcext:value-type="float">
            <text:p>0.2493512</text:p>
          </table:table-cell>
          <table:table-cell office:value-type="float" office:value="319.752" calcext:value-type="float">
            <text:p>319.752</text:p>
          </table:table-cell>
          <table:table-cell office:value-type="float" office:value="6.7" calcext:value-type="float">
            <text:p>6.7</text:p>
          </table:table-cell>
          <table:table-cell office:value-type="float" office:value="1.521027" calcext:value-type="float">
            <text:p>1.521027</text:p>
          </table:table-cell>
          <table:table-cell office:value-type="float" office:value="1.413879" calcext:value-type="float">
            <text:p>1.413879</text:p>
          </table:table-cell>
          <table:table-cell office:value-type="float" office:value="1.715942" calcext:value-type="float">
            <text:p>1.715942</text:p>
          </table:table-cell>
          <table:table-cell office:value-type="float" office:value="1.635101" calcext:value-type="float">
            <text:p>1.635101</text:p>
          </table:table-cell>
          <table:table-cell office:value-type="float" office:value="1.816772" calcext:value-type="float">
            <text:p>1.816772</text:p>
          </table:table-cell>
          <table:table-cell office:value-type="float" office:value="1.75" calcext:value-type="float">
            <text:p>1.75</text:p>
          </table:table-cell>
          <table:table-cell office:value-type="float" office:value="1.934631" calcext:value-type="float">
            <text:p>1.934631</text:p>
          </table:table-cell>
          <table:table-cell office:value-type="float" office:value="1.88385" calcext:value-type="float">
            <text:p>1.88385</text:p>
          </table:table-cell>
          <table:table-cell office:value-type="float" office:value="2.052307" calcext:value-type="float">
            <text:p>2.052307</text:p>
          </table:table-cell>
          <table:table-cell office:value-type="float" office:value="2.015625" calcext:value-type="float">
            <text:p>2.015625</text:p>
          </table:table-cell>
          <table:table-cell office:value-type="float" office:value="2.17099" calcext:value-type="float">
            <text:p>2.17099</text:p>
          </table:table-cell>
          <table:table-cell office:value-type="float" office:value="2.145599" calcext:value-type="float">
            <text:p>2.1455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8" calcext:value-type="float">
            <text:p>17011998</text:p>
          </table:table-cell>
          <table:table-cell office:value-type="float" office:value="2.969208" calcext:value-type="float">
            <text:p>2.969208</text:p>
          </table:table-cell>
          <table:table-cell office:value-type="float" office:value="-6.8" calcext:value-type="float">
            <text:p>-6.8</text:p>
          </table:table-cell>
          <table:table-cell office:value-type="float" office:value="-10.8" calcext:value-type="float">
            <text:p>-10.8</text:p>
          </table:table-cell>
          <table:table-cell office:value-type="float" office:value="0.3040144" calcext:value-type="float">
            <text:p>0.3040144</text:p>
          </table:table-cell>
          <table:table-cell office:value-type="float" office:value="0.227096" calcext:value-type="float">
            <text:p>0.227096</text:p>
          </table:table-cell>
          <table:table-cell office:value-type="float" office:value="399.78" calcext:value-type="float">
            <text:p>399.78</text:p>
          </table:table-cell>
          <table:table-cell office:value-type="float" office:value="0" calcext:value-type="float">
            <text:p>0</text:p>
          </table:table-cell>
          <table:table-cell office:value-type="float" office:value="1.424225" calcext:value-type="float">
            <text:p>1.424225</text:p>
          </table:table-cell>
          <table:table-cell office:value-type="float" office:value="1.412231" calcext:value-type="float">
            <text:p>1.412231</text:p>
          </table:table-cell>
          <table:table-cell office:value-type="float" office:value="1.634888" calcext:value-type="float">
            <text:p>1.634888</text:p>
          </table:table-cell>
          <table:table-cell office:value-type="float" office:value="1.628906" calcext:value-type="float">
            <text:p>1.628906</text:p>
          </table:table-cell>
          <table:table-cell office:value-type="float" office:value="1.749695" calcext:value-type="float">
            <text:p>1.749695</text:p>
          </table:table-cell>
          <table:table-cell office:value-type="float" office:value="1.740082" calcext:value-type="float">
            <text:p>1.740082</text:p>
          </table:table-cell>
          <table:table-cell office:value-type="float" office:value="1.883484" calcext:value-type="float">
            <text:p>1.883484</text:p>
          </table:table-cell>
          <table:table-cell office:value-type="float" office:value="1.869812" calcext:value-type="float">
            <text:p>1.869812</text:p>
          </table:table-cell>
          <table:table-cell office:value-type="float" office:value="2.01532" calcext:value-type="float">
            <text:p>2.01532</text:p>
          </table:table-cell>
          <table:table-cell office:value-type="float" office:value="1.99826" calcext:value-type="float">
            <text:p>1.99826</text:p>
          </table:table-cell>
          <table:table-cell office:value-type="float" office:value="2.145264" calcext:value-type="float">
            <text:p>2.145264</text:p>
          </table:table-cell>
          <table:table-cell office:value-type="float" office:value="2.126404" calcext:value-type="float">
            <text:p>2.1264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8" calcext:value-type="float">
            <text:p>18011998</text:p>
          </table:table-cell>
          <table:table-cell office:value-type="float" office:value="1.792332" calcext:value-type="float">
            <text:p>1.792332</text:p>
          </table:table-cell>
          <table:table-cell office:value-type="float" office:value="-5.5" calcext:value-type="float">
            <text:p>-5.5</text:p>
          </table:table-cell>
          <table:table-cell office:value-type="float" office:value="-9.4" calcext:value-type="float">
            <text:p>-9.4</text:p>
          </table:table-cell>
          <table:table-cell office:value-type="float" office:value="0.4024669" calcext:value-type="float">
            <text:p>0.4024669</text:p>
          </table:table-cell>
          <table:table-cell office:value-type="float" office:value="0.287059" calcext:value-type="float">
            <text:p>0.287059</text:p>
          </table:table-cell>
          <table:table-cell office:value-type="float" office:value="247.824" calcext:value-type="float">
            <text:p>247.824</text:p>
          </table:table-cell>
          <table:table-cell office:value-type="float" office:value="1.2" calcext:value-type="float">
            <text:p>1.2</text:p>
          </table:table-cell>
          <table:table-cell office:value-type="float" office:value="1.452789" calcext:value-type="float">
            <text:p>1.452789</text:p>
          </table:table-cell>
          <table:table-cell office:value-type="float" office:value="1.4245" calcext:value-type="float">
            <text:p>1.4245</text:p>
          </table:table-cell>
          <table:table-cell office:value-type="float" office:value="1.650848" calcext:value-type="float">
            <text:p>1.650848</text:p>
          </table:table-cell>
          <table:table-cell office:value-type="float" office:value="1.632629" calcext:value-type="float">
            <text:p>1.632629</text:p>
          </table:table-cell>
          <table:table-cell office:value-type="float" office:value="1.75412" calcext:value-type="float">
            <text:p>1.75412</text:p>
          </table:table-cell>
          <table:table-cell office:value-type="float" office:value="1.74118" calcext:value-type="float">
            <text:p>1.74118</text:p>
          </table:table-cell>
          <table:table-cell office:value-type="float" office:value="1.877045" calcext:value-type="float">
            <text:p>1.877045</text:p>
          </table:table-cell>
          <table:table-cell office:value-type="float" office:value="1.869812" calcext:value-type="float">
            <text:p>1.869812</text:p>
          </table:table-cell>
          <table:table-cell office:value-type="float" office:value="2.000336" calcext:value-type="float">
            <text:p>2.000336</text:p>
          </table:table-cell>
          <table:table-cell office:value-type="float" office:value="1.99762" calcext:value-type="float">
            <text:p>1.99762</text:p>
          </table:table-cell>
          <table:table-cell office:value-type="float" office:value="2.126312" calcext:value-type="float">
            <text:p>2.126312</text:p>
          </table:table-cell>
          <table:table-cell office:value-type="float" office:value="2.123596" calcext:value-type="float">
            <text:p>2.1235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8" calcext:value-type="float">
            <text:p>19011998</text:p>
          </table:table-cell>
          <table:table-cell office:value-type="float" office:value="0.583056" calcext:value-type="float">
            <text:p>0.583056</text:p>
          </table:table-cell>
          <table:table-cell office:value-type="float" office:value="-3.3" calcext:value-type="float">
            <text:p>-3.3</text:p>
          </table:table-cell>
          <table:table-cell office:value-type="float" office:value="-6.6" calcext:value-type="float">
            <text:p>-6.6</text:p>
          </table:table-cell>
          <table:table-cell office:value-type="float" office:value="0.4738455" calcext:value-type="float">
            <text:p>0.4738455</text:p>
          </table:table-cell>
          <table:table-cell office:value-type="float" office:value="0.3705426" calcext:value-type="float">
            <text:p>0.3705426</text:p>
          </table:table-cell>
          <table:table-cell office:value-type="float" office:value="112.464" calcext:value-type="float">
            <text:p>112.464</text:p>
          </table:table-cell>
          <table:table-cell office:value-type="float" office:value="2.7" calcext:value-type="float">
            <text:p>2.7</text:p>
          </table:table-cell>
          <table:table-cell office:value-type="float" office:value="1.492584" calcext:value-type="float">
            <text:p>1.492584</text:p>
          </table:table-cell>
          <table:table-cell office:value-type="float" office:value="1.453094" calcext:value-type="float">
            <text:p>1.453094</text:p>
          </table:table-cell>
          <table:table-cell office:value-type="float" office:value="1.678192" calcext:value-type="float">
            <text:p>1.678192</text:p>
          </table:table-cell>
          <table:table-cell office:value-type="float" office:value="1.651062" calcext:value-type="float">
            <text:p>1.651062</text:p>
          </table:table-cell>
          <table:table-cell office:value-type="float" office:value="1.775269" calcext:value-type="float">
            <text:p>1.775269</text:p>
          </table:table-cell>
          <table:table-cell office:value-type="float" office:value="1.754303" calcext:value-type="float">
            <text:p>1.754303</text:p>
          </table:table-cell>
          <table:table-cell office:value-type="float" office:value="1.891968" calcext:value-type="float">
            <text:p>1.891968</text:p>
          </table:table-cell>
          <table:table-cell office:value-type="float" office:value="1.877136" calcext:value-type="float">
            <text:p>1.877136</text:p>
          </table:table-cell>
          <table:table-cell office:value-type="float" office:value="2.009705" calcext:value-type="float">
            <text:p>2.009705</text:p>
          </table:table-cell>
          <table:table-cell office:value-type="float" office:value="2.000397" calcext:value-type="float">
            <text:p>2.000397</text:p>
          </table:table-cell>
          <table:table-cell office:value-type="float" office:value="2.128326" calcext:value-type="float">
            <text:p>2.128326</text:p>
          </table:table-cell>
          <table:table-cell office:value-type="float" office:value="2.12384" calcext:value-type="float">
            <text:p>2.123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8" calcext:value-type="float">
            <text:p>20011998</text:p>
          </table:table-cell>
          <table:table-cell office:value-type="float" office:value="0.768061" calcext:value-type="float">
            <text:p>0.768061</text:p>
          </table:table-cell>
          <table:table-cell office:value-type="float" office:value="-2.9" calcext:value-type="float">
            <text:p>-2.9</text:p>
          </table:table-cell>
          <table:table-cell office:value-type="float" office:value="-4.9" calcext:value-type="float">
            <text:p>-4.9</text:p>
          </table:table-cell>
          <table:table-cell office:value-type="float" office:value="0.4543606" calcext:value-type="float">
            <text:p>0.4543606</text:p>
          </table:table-cell>
          <table:table-cell office:value-type="float" office:value="0.3932844" calcext:value-type="float">
            <text:p>0.3932844</text:p>
          </table:table-cell>
          <table:table-cell office:value-type="float" office:value="322.668" calcext:value-type="float">
            <text:p>322.668</text:p>
          </table:table-cell>
          <table:table-cell office:value-type="float" office:value="0" calcext:value-type="float">
            <text:p>0</text:p>
          </table:table-cell>
          <table:table-cell office:value-type="float" office:value="1.560547" calcext:value-type="float">
            <text:p>1.560547</text:p>
          </table:table-cell>
          <table:table-cell office:value-type="float" office:value="1.493195" calcext:value-type="float">
            <text:p>1.493195</text:p>
          </table:table-cell>
          <table:table-cell office:value-type="float" office:value="1.729218" calcext:value-type="float">
            <text:p>1.729218</text:p>
          </table:table-cell>
          <table:table-cell office:value-type="float" office:value="1.678619" calcext:value-type="float">
            <text:p>1.678619</text:p>
          </table:table-cell>
          <table:table-cell office:value-type="float" office:value="1.817841" calcext:value-type="float">
            <text:p>1.817841</text:p>
          </table:table-cell>
          <table:table-cell office:value-type="float" office:value="1.775604" calcext:value-type="float">
            <text:p>1.775604</text:p>
          </table:table-cell>
          <table:table-cell office:value-type="float" office:value="1.92514" calcext:value-type="float">
            <text:p>1.92514</text:p>
          </table:table-cell>
          <table:table-cell office:value-type="float" office:value="1.892242" calcext:value-type="float">
            <text:p>1.892242</text:p>
          </table:table-cell>
          <table:table-cell office:value-type="float" office:value="2.034668" calcext:value-type="float">
            <text:p>2.034668</text:p>
          </table:table-cell>
          <table:table-cell office:value-type="float" office:value="2.009888" calcext:value-type="float">
            <text:p>2.009888</text:p>
          </table:table-cell>
          <table:table-cell office:value-type="float" office:value="2.145782" calcext:value-type="float">
            <text:p>2.145782</text:p>
          </table:table-cell>
          <table:table-cell office:value-type="float" office:value="2.128418" calcext:value-type="float">
            <text:p>2.1284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8" calcext:value-type="float">
            <text:p>21011998</text:p>
          </table:table-cell>
          <table:table-cell office:value-type="float" office:value="1.126116" calcext:value-type="float">
            <text:p>1.126116</text:p>
          </table:table-cell>
          <table:table-cell office:value-type="float" office:value="-5" calcext:value-type="float">
            <text:p>-5</text:p>
          </table:table-cell>
          <table:table-cell office:value-type="float" office:value="-12.2" calcext:value-type="float">
            <text:p>-12.2</text:p>
          </table:table-cell>
          <table:table-cell office:value-type="float" office:value="0.3947513" calcext:value-type="float">
            <text:p>0.3947513</text:p>
          </table:table-cell>
          <table:table-cell office:value-type="float" office:value="0.1981569" calcext:value-type="float">
            <text:p>0.1981569</text:p>
          </table:table-cell>
          <table:table-cell office:value-type="float" office:value="376.344" calcext:value-type="float">
            <text:p>376.344</text:p>
          </table:table-cell>
          <table:table-cell office:value-type="float" office:value="0" calcext:value-type="float">
            <text:p>0</text:p>
          </table:table-cell>
          <table:table-cell office:value-type="float" office:value="1.622681" calcext:value-type="float">
            <text:p>1.622681</text:p>
          </table:table-cell>
          <table:table-cell office:value-type="float" office:value="1.56134" calcext:value-type="float">
            <text:p>1.56134</text:p>
          </table:table-cell>
          <table:table-cell office:value-type="float" office:value="1.782288" calcext:value-type="float">
            <text:p>1.782288</text:p>
          </table:table-cell>
          <table:table-cell office:value-type="float" office:value="1.729858" calcext:value-type="float">
            <text:p>1.729858</text:p>
          </table:table-cell>
          <table:table-cell office:value-type="float" office:value="1.865936" calcext:value-type="float">
            <text:p>1.865936</text:p>
          </table:table-cell>
          <table:table-cell office:value-type="float" office:value="1.81839" calcext:value-type="float">
            <text:p>1.81839</text:p>
          </table:table-cell>
          <table:table-cell office:value-type="float" office:value="1.966797" calcext:value-type="float">
            <text:p>1.966797</text:p>
          </table:table-cell>
          <table:table-cell office:value-type="float" office:value="1.925568" calcext:value-type="float">
            <text:p>1.925568</text:p>
          </table:table-cell>
          <table:table-cell office:value-type="float" office:value="2.069336" calcext:value-type="float">
            <text:p>2.069336</text:p>
          </table:table-cell>
          <table:table-cell office:value-type="float" office:value="2.035004" calcext:value-type="float">
            <text:p>2.035004</text:p>
          </table:table-cell>
          <table:table-cell office:value-type="float" office:value="2.173737" calcext:value-type="float">
            <text:p>2.173737</text:p>
          </table:table-cell>
          <table:table-cell office:value-type="float" office:value="2.146027" calcext:value-type="float">
            <text:p>2.1460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8" calcext:value-type="float">
            <text:p>22011998</text:p>
          </table:table-cell>
          <table:table-cell office:value-type="float" office:value="1.758996" calcext:value-type="float">
            <text:p>1.758996</text:p>
          </table:table-cell>
          <table:table-cell office:value-type="float" office:value="-13.2" calcext:value-type="float">
            <text:p>-13.2</text:p>
          </table:table-cell>
          <table:table-cell office:value-type="float" office:value="-18.4" calcext:value-type="float">
            <text:p>-18.4</text:p>
          </table:table-cell>
          <table:table-cell office:value-type="float" office:value="0.1885071" calcext:value-type="float">
            <text:p>0.1885071</text:p>
          </table:table-cell>
          <table:table-cell office:value-type="float" office:value="0.0997353" calcext:value-type="float">
            <text:p>0.0997353</text:p>
          </table:table-cell>
          <table:table-cell office:value-type="float" office:value="316.476" calcext:value-type="float">
            <text:p>316.476</text:p>
          </table:table-cell>
          <table:table-cell office:value-type="float" office:value="0" calcext:value-type="float">
            <text:p>0</text:p>
          </table:table-cell>
          <table:table-cell office:value-type="float" office:value="1.630951" calcext:value-type="float">
            <text:p>1.630951</text:p>
          </table:table-cell>
          <table:table-cell office:value-type="float" office:value="1.606079" calcext:value-type="float">
            <text:p>1.606079</text:p>
          </table:table-cell>
          <table:table-cell office:value-type="float" office:value="1.793671" calcext:value-type="float">
            <text:p>1.793671</text:p>
          </table:table-cell>
          <table:table-cell office:value-type="float" office:value="1.782288" calcext:value-type="float">
            <text:p>1.782288</text:p>
          </table:table-cell>
          <table:table-cell office:value-type="float" office:value="1.879456" calcext:value-type="float">
            <text:p>1.879456</text:p>
          </table:table-cell>
          <table:table-cell office:value-type="float" office:value="1.866302" calcext:value-type="float">
            <text:p>1.866302</text:p>
          </table:table-cell>
          <table:table-cell office:value-type="float" office:value="1.982056" calcext:value-type="float">
            <text:p>1.982056</text:p>
          </table:table-cell>
          <table:table-cell office:value-type="float" office:value="1.967163" calcext:value-type="float">
            <text:p>1.967163</text:p>
          </table:table-cell>
          <table:table-cell office:value-type="float" office:value="2.085419" calcext:value-type="float">
            <text:p>2.085419</text:p>
          </table:table-cell>
          <table:table-cell office:value-type="float" office:value="2.069702" calcext:value-type="float">
            <text:p>2.069702</text:p>
          </table:table-cell>
          <table:table-cell office:value-type="float" office:value="2.189392" calcext:value-type="float">
            <text:p>2.189392</text:p>
          </table:table-cell>
          <table:table-cell office:value-type="float" office:value="2.174011" calcext:value-type="float">
            <text:p>2.1740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8" calcext:value-type="float">
            <text:p>23011998</text:p>
          </table:table-cell>
          <table:table-cell office:value-type="float" office:value="1.068084" calcext:value-type="float">
            <text:p>1.068084</text:p>
          </table:table-cell>
          <table:table-cell office:value-type="float" office:value="-7.1" calcext:value-type="float">
            <text:p>-7.1</text:p>
          </table:table-cell>
          <table:table-cell office:value-type="float" office:value="-18" calcext:value-type="float">
            <text:p>-18</text:p>
          </table:table-cell>
          <table:table-cell office:value-type="float" office:value="0.3568007" calcext:value-type="float">
            <text:p>0.3568007</text:p>
          </table:table-cell>
          <table:table-cell office:value-type="float" office:value="0.1002405" calcext:value-type="float">
            <text:p>0.1002405</text:p>
          </table:table-cell>
          <table:table-cell office:value-type="float" office:value="607.4641" calcext:value-type="float">
            <text:p>607.4641</text:p>
          </table:table-cell>
          <table:table-cell office:value-type="float" office:value="6.1" calcext:value-type="float">
            <text:p>6.1</text:p>
          </table:table-cell>
          <table:table-cell office:value-type="float" office:value="1.605377" calcext:value-type="float">
            <text:p>1.605377</text:p>
          </table:table-cell>
          <table:table-cell office:value-type="float" office:value="1.474365" calcext:value-type="float">
            <text:p>1.474365</text:p>
          </table:table-cell>
          <table:table-cell office:value-type="float" office:value="1.781891" calcext:value-type="float">
            <text:p>1.781891</text:p>
          </table:table-cell>
          <table:table-cell office:value-type="float" office:value="1.693665" calcext:value-type="float">
            <text:p>1.693665</text:p>
          </table:table-cell>
          <table:table-cell office:value-type="float" office:value="1.873138" calcext:value-type="float">
            <text:p>1.873138</text:p>
          </table:table-cell>
          <table:table-cell office:value-type="float" office:value="1.805298" calcext:value-type="float">
            <text:p>1.805298</text:p>
          </table:table-cell>
          <table:table-cell office:value-type="float" office:value="1.979309" calcext:value-type="float">
            <text:p>1.979309</text:p>
          </table:table-cell>
          <table:table-cell office:value-type="float" office:value="1.929657" calcext:value-type="float">
            <text:p>1.929657</text:p>
          </table:table-cell>
          <table:table-cell office:value-type="float" office:value="2.084686" calcext:value-type="float">
            <text:p>2.084686</text:p>
          </table:table-cell>
          <table:table-cell office:value-type="float" office:value="2.04834" calcext:value-type="float">
            <text:p>2.04834</text:p>
          </table:table-cell>
          <table:table-cell office:value-type="float" office:value="2.18927" calcext:value-type="float">
            <text:p>2.18927</text:p>
          </table:table-cell>
          <table:table-cell office:value-type="float" office:value="2.163055" calcext:value-type="float">
            <text:p>2.1630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8" calcext:value-type="float">
            <text:p>24011998</text:p>
          </table:table-cell>
          <table:table-cell office:value-type="float" office:value="1.69164" calcext:value-type="float">
            <text:p>1.69164</text:p>
          </table:table-cell>
          <table:table-cell office:value-type="float" office:value="-4.2" calcext:value-type="float">
            <text:p>-4.2</text:p>
          </table:table-cell>
          <table:table-cell office:value-type="float" office:value="-7.1" calcext:value-type="float">
            <text:p>-7.1</text:p>
          </table:table-cell>
          <table:table-cell office:value-type="float" office:value="0.4433726" calcext:value-type="float">
            <text:p>0.4433726</text:p>
          </table:table-cell>
          <table:table-cell office:value-type="float" office:value="0.3568007" calcext:value-type="float">
            <text:p>0.3568007</text:p>
          </table:table-cell>
          <table:table-cell office:value-type="float" office:value="189.144" calcext:value-type="float">
            <text:p>189.144</text:p>
          </table:table-cell>
          <table:table-cell office:value-type="float" office:value="13.3" calcext:value-type="float">
            <text:p>13.3</text:p>
          </table:table-cell>
          <table:table-cell office:value-type="float" office:value="1.471405" calcext:value-type="float">
            <text:p>1.471405</text:p>
          </table:table-cell>
          <table:table-cell office:value-type="float" office:value="1.33316" calcext:value-type="float">
            <text:p>1.33316</text:p>
          </table:table-cell>
          <table:table-cell office:value-type="float" office:value="1.69165" calcext:value-type="float">
            <text:p>1.69165</text:p>
          </table:table-cell>
          <table:table-cell office:value-type="float" office:value="1.561646" calcext:value-type="float">
            <text:p>1.561646</text:p>
          </table:table-cell>
          <table:table-cell office:value-type="float" office:value="1.803833" calcext:value-type="float">
            <text:p>1.803833</text:p>
          </table:table-cell>
          <table:table-cell office:value-type="float" office:value="1.679962" calcext:value-type="float">
            <text:p>1.679962</text:p>
          </table:table-cell>
          <table:table-cell office:value-type="float" office:value="1.928558" calcext:value-type="float">
            <text:p>1.928558</text:p>
          </table:table-cell>
          <table:table-cell office:value-type="float" office:value="1.81662" calcext:value-type="float">
            <text:p>1.81662</text:p>
          </table:table-cell>
          <table:table-cell office:value-type="float" office:value="2.047607" calcext:value-type="float">
            <text:p>2.047607</text:p>
          </table:table-cell>
          <table:table-cell office:value-type="float" office:value="1.949799" calcext:value-type="float">
            <text:p>1.949799</text:p>
          </table:table-cell>
          <table:table-cell office:value-type="float" office:value="2.162476" calcext:value-type="float">
            <text:p>2.162476</text:p>
          </table:table-cell>
          <table:table-cell office:value-type="float" office:value="2.079193" calcext:value-type="float">
            <text:p>2.0791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8" calcext:value-type="float">
            <text:p>25011998</text:p>
          </table:table-cell>
          <table:table-cell office:value-type="float" office:value="4.183092" calcext:value-type="float">
            <text:p>4.183092</text:p>
          </table:table-cell>
          <table:table-cell office:value-type="float" office:value="-4.8" calcext:value-type="float">
            <text:p>-4.8</text:p>
          </table:table-cell>
          <table:table-cell office:value-type="float" office:value="-12.9" calcext:value-type="float">
            <text:p>-12.9</text:p>
          </table:table-cell>
          <table:table-cell office:value-type="float" office:value="0.4240507" calcext:value-type="float">
            <text:p>0.4240507</text:p>
          </table:table-cell>
          <table:table-cell office:value-type="float" office:value="0.157524" calcext:value-type="float">
            <text:p>0.157524</text:p>
          </table:table-cell>
          <table:table-cell office:value-type="float" office:value="444.348" calcext:value-type="float">
            <text:p>444.348</text:p>
          </table:table-cell>
          <table:table-cell office:value-type="float" office:value="0" calcext:value-type="float">
            <text:p>0</text:p>
          </table:table-cell>
          <table:table-cell office:value-type="float" office:value="1.341522" calcext:value-type="float">
            <text:p>1.341522</text:p>
          </table:table-cell>
          <table:table-cell office:value-type="float" office:value="1.330414" calcext:value-type="float">
            <text:p>1.330414</text:p>
          </table:table-cell>
          <table:table-cell office:value-type="float" office:value="1.561066" calcext:value-type="float">
            <text:p>1.561066</text:p>
          </table:table-cell>
          <table:table-cell office:value-type="float" office:value="1.546906" calcext:value-type="float">
            <text:p>1.546906</text:p>
          </table:table-cell>
          <table:table-cell office:value-type="float" office:value="1.679382" calcext:value-type="float">
            <text:p>1.679382</text:p>
          </table:table-cell>
          <table:table-cell office:value-type="float" office:value="1.655243" calcext:value-type="float">
            <text:p>1.655243</text:p>
          </table:table-cell>
          <table:table-cell office:value-type="float" office:value="1.815979" calcext:value-type="float">
            <text:p>1.815979</text:p>
          </table:table-cell>
          <table:table-cell office:value-type="float" office:value="1.782104" calcext:value-type="float">
            <text:p>1.782104</text:p>
          </table:table-cell>
          <table:table-cell office:value-type="float" office:value="1.949097" calcext:value-type="float">
            <text:p>1.949097</text:p>
          </table:table-cell>
          <table:table-cell office:value-type="float" office:value="1.908203" calcext:value-type="float">
            <text:p>1.908203</text:p>
          </table:table-cell>
          <table:table-cell office:value-type="float" office:value="2.078491" calcext:value-type="float">
            <text:p>2.078491</text:p>
          </table:table-cell>
          <table:table-cell office:value-type="float" office:value="2.033112" calcext:value-type="float">
            <text:p>2.0331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8" calcext:value-type="float">
            <text:p>26011998</text:p>
          </table:table-cell>
          <table:table-cell office:value-type="float" office:value="6.069671" calcext:value-type="float">
            <text:p>6.069671</text:p>
          </table:table-cell>
          <table:table-cell office:value-type="float" office:value="-14.4" calcext:value-type="float">
            <text:p>-14.4</text:p>
          </table:table-cell>
          <table:table-cell office:value-type="float" office:value="-23.5" calcext:value-type="float">
            <text:p>-23.5</text:p>
          </table:table-cell>
          <table:table-cell office:value-type="float" office:value="0.149211" calcext:value-type="float">
            <text:p>0.149211</text:p>
          </table:table-cell>
          <table:table-cell office:value-type="float" office:value="0.08734345" calcext:value-type="float">
            <text:p>0.08734345</text:p>
          </table:table-cell>
          <table:table-cell office:value-type="float" office:value="218.772" calcext:value-type="float">
            <text:p>218.772</text:p>
          </table:table-cell>
          <table:table-cell office:value-type="float" office:value="0" calcext:value-type="float">
            <text:p>0</text:p>
          </table:table-cell>
          <table:table-cell office:value-type="float" office:value="1.349396" calcext:value-type="float">
            <text:p>1.349396</text:p>
          </table:table-cell>
          <table:table-cell office:value-type="float" office:value="1.338867" calcext:value-type="float">
            <text:p>1.338867</text:p>
          </table:table-cell>
          <table:table-cell office:value-type="float" office:value="1.550415" calcext:value-type="float">
            <text:p>1.550415</text:p>
          </table:table-cell>
          <table:table-cell office:value-type="float" office:value="1.542023" calcext:value-type="float">
            <text:p>1.542023</text:p>
          </table:table-cell>
          <table:table-cell office:value-type="float" office:value="1.655243" calcext:value-type="float">
            <text:p>1.655243</text:p>
          </table:table-cell>
          <table:table-cell office:value-type="float" office:value="1.647278" calcext:value-type="float">
            <text:p>1.647278</text:p>
          </table:table-cell>
          <table:table-cell office:value-type="float" office:value="1.781982" calcext:value-type="float">
            <text:p>1.781982</text:p>
          </table:table-cell>
          <table:table-cell office:value-type="float" office:value="1.770386" calcext:value-type="float">
            <text:p>1.770386</text:p>
          </table:table-cell>
          <table:table-cell office:value-type="float" office:value="1.90802" calcext:value-type="float">
            <text:p>1.90802</text:p>
          </table:table-cell>
          <table:table-cell office:value-type="float" office:value="1.892303" calcext:value-type="float">
            <text:p>1.892303</text:p>
          </table:table-cell>
          <table:table-cell office:value-type="float" office:value="2.032806" calcext:value-type="float">
            <text:p>2.032806</text:p>
          </table:table-cell>
          <table:table-cell office:value-type="float" office:value="2.012909" calcext:value-type="float">
            <text:p>2.0129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8" calcext:value-type="float">
            <text:p>27011998</text:p>
          </table:table-cell>
          <table:table-cell office:value-type="float" office:value="3.591288" calcext:value-type="float">
            <text:p>3.591288</text:p>
          </table:table-cell>
          <table:table-cell office:value-type="float" office:value="-12.2" calcext:value-type="float">
            <text:p>-12.2</text:p>
          </table:table-cell>
          <table:table-cell office:value-type="float" office:value="-24.6" calcext:value-type="float">
            <text:p>-24.6</text:p>
          </table:table-cell>
          <table:table-cell office:value-type="float" office:value="0.2237491" calcext:value-type="float">
            <text:p>0.2237491</text:p>
          </table:table-cell>
          <table:table-cell office:value-type="float" office:value="0.07793926" calcext:value-type="float">
            <text:p>0.07793926</text:p>
          </table:table-cell>
          <table:table-cell office:value-type="float" office:value="321.336" calcext:value-type="float">
            <text:p>321.336</text:p>
          </table:table-cell>
          <table:table-cell office:value-type="float" office:value="1" calcext:value-type="float">
            <text:p>1</text:p>
          </table:table-cell>
          <table:table-cell office:value-type="float" office:value="1.33847" calcext:value-type="float">
            <text:p>1.33847</text:p>
          </table:table-cell>
          <table:table-cell office:value-type="float" office:value="1.249207" calcext:value-type="float">
            <text:p>1.249207</text:p>
          </table:table-cell>
          <table:table-cell office:value-type="float" office:value="1.541748" calcext:value-type="float">
            <text:p>1.541748</text:p>
          </table:table-cell>
          <table:table-cell office:value-type="float" office:value="1.475189" calcext:value-type="float">
            <text:p>1.475189</text:p>
          </table:table-cell>
          <table:table-cell office:value-type="float" office:value="1.646973" calcext:value-type="float">
            <text:p>1.646973</text:p>
          </table:table-cell>
          <table:table-cell office:value-type="float" office:value="1.59137" calcext:value-type="float">
            <text:p>1.59137</text:p>
          </table:table-cell>
          <table:table-cell office:value-type="float" office:value="1.770172" calcext:value-type="float">
            <text:p>1.770172</text:p>
          </table:table-cell>
          <table:table-cell office:value-type="float" office:value="1.723969" calcext:value-type="float">
            <text:p>1.723969</text:p>
          </table:table-cell>
          <table:table-cell office:value-type="float" office:value="1.892059" calcext:value-type="float">
            <text:p>1.892059</text:p>
          </table:table-cell>
          <table:table-cell office:value-type="float" office:value="1.852325" calcext:value-type="float">
            <text:p>1.852325</text:p>
          </table:table-cell>
          <table:table-cell office:value-type="float" office:value="2.012695" calcext:value-type="float">
            <text:p>2.012695</text:p>
          </table:table-cell>
          <table:table-cell office:value-type="float" office:value="1.977356" calcext:value-type="float">
            <text:p>1.9773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8" calcext:value-type="float">
            <text:p>28011998</text:p>
          </table:table-cell>
          <table:table-cell office:value-type="float" office:value="5.236488" calcext:value-type="float">
            <text:p>5.236488</text:p>
          </table:table-cell>
          <table:table-cell office:value-type="float" office:value="-3.1" calcext:value-type="float">
            <text:p>-3.1</text:p>
          </table:table-cell>
          <table:table-cell office:value-type="float" office:value="-11.8" calcext:value-type="float">
            <text:p>-11.8</text:p>
          </table:table-cell>
          <table:table-cell office:value-type="float" office:value="0.3896612" calcext:value-type="float">
            <text:p>0.3896612</text:p>
          </table:table-cell>
          <table:table-cell office:value-type="float" office:value="0.2273743" calcext:value-type="float">
            <text:p>0.2273743</text:p>
          </table:table-cell>
          <table:table-cell office:value-type="float" office:value="221.328" calcext:value-type="float">
            <text:p>221.328</text:p>
          </table:table-cell>
          <table:table-cell office:value-type="float" office:value="0.4" calcext:value-type="float">
            <text:p>0.4</text:p>
          </table:table-cell>
          <table:table-cell office:value-type="float" office:value="1.247803" calcext:value-type="float">
            <text:p>1.247803</text:p>
          </table:table-cell>
          <table:table-cell office:value-type="float" office:value="1.156158" calcext:value-type="float">
            <text:p>1.156158</text:p>
          </table:table-cell>
          <table:table-cell office:value-type="float" office:value="1.474121" calcext:value-type="float">
            <text:p>1.474121</text:p>
          </table:table-cell>
          <table:table-cell office:value-type="float" office:value="1.388489" calcext:value-type="float">
            <text:p>1.388489</text:p>
          </table:table-cell>
          <table:table-cell office:value-type="float" office:value="1.590424" calcext:value-type="float">
            <text:p>1.590424</text:p>
          </table:table-cell>
          <table:table-cell office:value-type="float" office:value="1.508606" calcext:value-type="float">
            <text:p>1.508606</text:p>
          </table:table-cell>
          <table:table-cell office:value-type="float" office:value="1.723145" calcext:value-type="float">
            <text:p>1.723145</text:p>
          </table:table-cell>
          <table:table-cell office:value-type="float" office:value="1.64743" calcext:value-type="float">
            <text:p>1.64743</text:p>
          </table:table-cell>
          <table:table-cell office:value-type="float" office:value="1.851685" calcext:value-type="float">
            <text:p>1.851685</text:p>
          </table:table-cell>
          <table:table-cell office:value-type="float" office:value="1.782684" calcext:value-type="float">
            <text:p>1.782684</text:p>
          </table:table-cell>
          <table:table-cell office:value-type="float" office:value="1.976807" calcext:value-type="float">
            <text:p>1.976807</text:p>
          </table:table-cell>
          <table:table-cell office:value-type="float" office:value="1.91449" calcext:value-type="float">
            <text:p>1.91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8" calcext:value-type="float">
            <text:p>29011998</text:p>
          </table:table-cell>
          <table:table-cell office:value-type="float" office:value="5.400396" calcext:value-type="float">
            <text:p>5.400396</text:p>
          </table:table-cell>
          <table:table-cell office:value-type="float" office:value="-2.5" calcext:value-type="float">
            <text:p>-2.5</text:p>
          </table:table-cell>
          <table:table-cell office:value-type="float" office:value="-12.9" calcext:value-type="float">
            <text:p>-12.9</text:p>
          </table:table-cell>
          <table:table-cell office:value-type="float" office:value="0.4407038" calcext:value-type="float">
            <text:p>0.4407038</text:p>
          </table:table-cell>
          <table:table-cell office:value-type="float" office:value="0.2264839" calcext:value-type="float">
            <text:p>0.2264839</text:p>
          </table:table-cell>
          <table:table-cell office:value-type="float" office:value="169.416" calcext:value-type="float">
            <text:p>169.416</text:p>
          </table:table-cell>
          <table:table-cell office:value-type="float" office:value="1" calcext:value-type="float">
            <text:p>1</text:p>
          </table:table-cell>
          <table:table-cell office:value-type="float" office:value="1.15567" calcext:value-type="float">
            <text:p>1.15567</text:p>
          </table:table-cell>
          <table:table-cell office:value-type="float" office:value="1.133026" calcext:value-type="float">
            <text:p>1.133026</text:p>
          </table:table-cell>
          <table:table-cell office:value-type="float" office:value="1.387878" calcext:value-type="float">
            <text:p>1.387878</text:p>
          </table:table-cell>
          <table:table-cell office:value-type="float" office:value="1.353607" calcext:value-type="float">
            <text:p>1.353607</text:p>
          </table:table-cell>
          <table:table-cell office:value-type="float" office:value="1.507965" calcext:value-type="float">
            <text:p>1.507965</text:p>
          </table:table-cell>
          <table:table-cell office:value-type="float" office:value="1.467682" calcext:value-type="float">
            <text:p>1.467682</text:p>
          </table:table-cell>
          <table:table-cell office:value-type="float" office:value="1.646759" calcext:value-type="float">
            <text:p>1.646759</text:p>
          </table:table-cell>
          <table:table-cell office:value-type="float" office:value="1.601685" calcext:value-type="float">
            <text:p>1.601685</text:p>
          </table:table-cell>
          <table:table-cell office:value-type="float" office:value="1.782013" calcext:value-type="float">
            <text:p>1.782013</text:p>
          </table:table-cell>
          <table:table-cell office:value-type="float" office:value="1.734039" calcext:value-type="float">
            <text:p>1.734039</text:p>
          </table:table-cell>
          <table:table-cell office:value-type="float" office:value="1.913879" calcext:value-type="float">
            <text:p>1.913879</text:p>
          </table:table-cell>
          <table:table-cell office:value-type="float" office:value="1.86438" calcext:value-type="float">
            <text:p>1.864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8" calcext:value-type="float">
            <text:p>30011998</text:p>
          </table:table-cell>
          <table:table-cell office:value-type="float" office:value="1.886328" calcext:value-type="float">
            <text:p>1.886328</text:p>
          </table:table-cell>
          <table:table-cell office:value-type="float" office:value="0.1" calcext:value-type="float">
            <text:p>0.1</text:p>
          </table:table-cell>
          <table:table-cell office:value-type="float" office:value="-4.9" calcext:value-type="float">
            <text:p>-4.9</text:p>
          </table:table-cell>
          <table:table-cell office:value-type="float" office:value="0.5894995" calcext:value-type="float">
            <text:p>0.5894995</text:p>
          </table:table-cell>
          <table:table-cell office:value-type="float" office:value="0.4209046" calcext:value-type="float">
            <text:p>0.4209046</text:p>
          </table:table-cell>
          <table:table-cell office:value-type="float" office:value="318.744" calcext:value-type="float">
            <text:p>318.744</text:p>
          </table:table-cell>
          <table:table-cell office:value-type="float" office:value="6.5" calcext:value-type="float">
            <text:p>6.5</text:p>
          </table:table-cell>
          <table:table-cell office:value-type="float" office:value="1.179352" calcext:value-type="float">
            <text:p>1.179352</text:p>
          </table:table-cell>
          <table:table-cell office:value-type="float" office:value="1.134094" calcext:value-type="float">
            <text:p>1.134094</text:p>
          </table:table-cell>
          <table:table-cell office:value-type="float" office:value="1.371368" calcext:value-type="float">
            <text:p>1.371368</text:p>
          </table:table-cell>
          <table:table-cell office:value-type="float" office:value="1.352631" calcext:value-type="float">
            <text:p>1.352631</text:p>
          </table:table-cell>
          <table:table-cell office:value-type="float" office:value="1.47229" calcext:value-type="float">
            <text:p>1.47229</text:p>
          </table:table-cell>
          <table:table-cell office:value-type="float" office:value="1.463409" calcext:value-type="float">
            <text:p>1.463409</text:p>
          </table:table-cell>
          <table:table-cell office:value-type="float" office:value="1.60141" calcext:value-type="float">
            <text:p>1.60141</text:p>
          </table:table-cell>
          <table:table-cell office:value-type="float" office:value="1.591095" calcext:value-type="float">
            <text:p>1.591095</text:p>
          </table:table-cell>
          <table:table-cell office:value-type="float" office:value="1.733673" calcext:value-type="float">
            <text:p>1.733673</text:p>
          </table:table-cell>
          <table:table-cell office:value-type="float" office:value="1.716736" calcext:value-type="float">
            <text:p>1.716736</text:p>
          </table:table-cell>
          <table:table-cell office:value-type="float" office:value="1.863922" calcext:value-type="float">
            <text:p>1.863922</text:p>
          </table:table-cell>
          <table:table-cell office:value-type="float" office:value="1.84021" calcext:value-type="float">
            <text:p>1.840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8" calcext:value-type="float">
            <text:p>31011998</text:p>
          </table:table-cell>
          <table:table-cell office:value-type="float" office:value="2.922228" calcext:value-type="float">
            <text:p>2.922228</text:p>
          </table:table-cell>
          <table:table-cell office:value-type="float" office:value="-1.8" calcext:value-type="float">
            <text:p>-1.8</text:p>
          </table:table-cell>
          <table:table-cell office:value-type="float" office:value="-10.9" calcext:value-type="float">
            <text:p>-10.9</text:p>
          </table:table-cell>
          <table:table-cell office:value-type="float" office:value="0.4789145" calcext:value-type="float">
            <text:p>0.4789145</text:p>
          </table:table-cell>
          <table:table-cell office:value-type="float" office:value="0.266468" calcext:value-type="float">
            <text:p>0.266468</text:p>
          </table:table-cell>
          <table:table-cell office:value-type="float" office:value="249.156" calcext:value-type="float">
            <text:p>249.156</text:p>
          </table:table-cell>
          <table:table-cell office:value-type="float" office:value="0.6" calcext:value-type="float">
            <text:p>0.6</text:p>
          </table:table-cell>
          <table:table-cell office:value-type="float" office:value="1.325897" calcext:value-type="float">
            <text:p>1.325897</text:p>
          </table:table-cell>
          <table:table-cell office:value-type="float" office:value="1.180695" calcext:value-type="float">
            <text:p>1.180695</text:p>
          </table:table-cell>
          <table:table-cell office:value-type="float" office:value="1.47644" calcext:value-type="float">
            <text:p>1.47644</text:p>
          </table:table-cell>
          <table:table-cell office:value-type="float" office:value="1.372101" calcext:value-type="float">
            <text:p>1.372101</text:p>
          </table:table-cell>
          <table:table-cell office:value-type="float" office:value="1.556213" calcext:value-type="float">
            <text:p>1.556213</text:p>
          </table:table-cell>
          <table:table-cell office:value-type="float" office:value="1.472778" calcext:value-type="float">
            <text:p>1.472778</text:p>
          </table:table-cell>
          <table:table-cell office:value-type="float" office:value="1.655518" calcext:value-type="float">
            <text:p>1.655518</text:p>
          </table:table-cell>
          <table:table-cell office:value-type="float" office:value="1.59433" calcext:value-type="float">
            <text:p>1.59433</text:p>
          </table:table-cell>
          <table:table-cell office:value-type="float" office:value="1.758728" calcext:value-type="float">
            <text:p>1.758728</text:p>
          </table:table-cell>
          <table:table-cell office:value-type="float" office:value="1.717072" calcext:value-type="float">
            <text:p>1.717072</text:p>
          </table:table-cell>
          <table:table-cell office:value-type="float" office:value="1.865112" calcext:value-type="float">
            <text:p>1.865112</text:p>
          </table:table-cell>
          <table:table-cell office:value-type="float" office:value="1.839966" calcext:value-type="float">
            <text:p>1.839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8" calcext:value-type="float">
            <text:p>1021998</text:p>
          </table:table-cell>
          <table:table-cell office:value-type="float" office:value="3.756636" calcext:value-type="float">
            <text:p>3.756636</text:p>
          </table:table-cell>
          <table:table-cell office:value-type="float" office:value="2.4" calcext:value-type="float">
            <text:p>2.4</text:p>
          </table:table-cell>
          <table:table-cell office:value-type="float" office:value="-6.1" calcext:value-type="float">
            <text:p>-6.1</text:p>
          </table:table-cell>
          <table:table-cell office:value-type="float" office:value="0.6231278" calcext:value-type="float">
            <text:p>0.6231278</text:p>
          </table:table-cell>
          <table:table-cell office:value-type="float" office:value="0.3847595" calcext:value-type="float">
            <text:p>0.3847595</text:p>
          </table:table-cell>
          <table:table-cell office:value-type="float" office:value="252.72" calcext:value-type="float">
            <text:p>252.72</text:p>
          </table:table-cell>
          <table:table-cell office:value-type="float" office:value="0" calcext:value-type="float">
            <text:p>0</text:p>
          </table:table-cell>
          <table:table-cell office:value-type="float" office:value="1.424347" calcext:value-type="float">
            <text:p>1.424347</text:p>
          </table:table-cell>
          <table:table-cell office:value-type="float" office:value="1.327271" calcext:value-type="float">
            <text:p>1.327271</text:p>
          </table:table-cell>
          <table:table-cell office:value-type="float" office:value="1.561371" calcext:value-type="float">
            <text:p>1.561371</text:p>
          </table:table-cell>
          <table:table-cell office:value-type="float" office:value="1.477539" calcext:value-type="float">
            <text:p>1.477539</text:p>
          </table:table-cell>
          <table:table-cell office:value-type="float" office:value="1.63382" calcext:value-type="float">
            <text:p>1.63382</text:p>
          </table:table-cell>
          <table:table-cell office:value-type="float" office:value="1.557159" calcext:value-type="float">
            <text:p>1.557159</text:p>
          </table:table-cell>
          <table:table-cell office:value-type="float" office:value="1.723267" calcext:value-type="float">
            <text:p>1.723267</text:p>
          </table:table-cell>
          <table:table-cell office:value-type="float" office:value="1.656342" calcext:value-type="float">
            <text:p>1.656342</text:p>
          </table:table-cell>
          <table:table-cell office:value-type="float" office:value="1.816193" calcext:value-type="float">
            <text:p>1.816193</text:p>
          </table:table-cell>
          <table:table-cell office:value-type="float" office:value="1.759369" calcext:value-type="float">
            <text:p>1.759369</text:p>
          </table:table-cell>
          <table:table-cell office:value-type="float" office:value="1.911713" calcext:value-type="float">
            <text:p>1.911713</text:p>
          </table:table-cell>
          <table:table-cell office:value-type="float" office:value="1.865631" calcext:value-type="float">
            <text:p>1.8656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8" calcext:value-type="float">
            <text:p>2021998</text:p>
          </table:table-cell>
          <table:table-cell office:value-type="float" office:value="3.31506" calcext:value-type="float">
            <text:p>3.31506</text:p>
          </table:table-cell>
          <table:table-cell office:value-type="float" office:value="3.9" calcext:value-type="float">
            <text:p>3.9</text:p>
          </table:table-cell>
          <table:table-cell office:value-type="float" office:value="-7.4" calcext:value-type="float">
            <text:p>-7.4</text:p>
          </table:table-cell>
          <table:table-cell office:value-type="float" office:value="0.6893093" calcext:value-type="float">
            <text:p>0.6893093</text:p>
          </table:table-cell>
          <table:table-cell office:value-type="float" office:value="0.3487779" calcext:value-type="float">
            <text:p>0.3487779</text:p>
          </table:table-cell>
          <table:table-cell office:value-type="float" office:value="236.268" calcext:value-type="float">
            <text:p>236.268</text:p>
          </table:table-cell>
          <table:table-cell office:value-type="float" office:value="0" calcext:value-type="float">
            <text:p>0</text:p>
          </table:table-cell>
          <table:table-cell office:value-type="float" office:value="1.506561" calcext:value-type="float">
            <text:p>1.506561</text:p>
          </table:table-cell>
          <table:table-cell office:value-type="float" office:value="1.425476" calcext:value-type="float">
            <text:p>1.425476</text:p>
          </table:table-cell>
          <table:table-cell office:value-type="float" office:value="1.633942" calcext:value-type="float">
            <text:p>1.633942</text:p>
          </table:table-cell>
          <table:table-cell office:value-type="float" office:value="1.562286" calcext:value-type="float">
            <text:p>1.562286</text:p>
          </table:table-cell>
          <table:table-cell office:value-type="float" office:value="1.701019" calcext:value-type="float">
            <text:p>1.701019</text:p>
          </table:table-cell>
          <table:table-cell office:value-type="float" office:value="1.634521" calcext:value-type="float">
            <text:p>1.634521</text:p>
          </table:table-cell>
          <table:table-cell office:value-type="float" office:value="1.783752" calcext:value-type="float">
            <text:p>1.783752</text:p>
          </table:table-cell>
          <table:table-cell office:value-type="float" office:value="1.723969" calcext:value-type="float">
            <text:p>1.723969</text:p>
          </table:table-cell>
          <table:table-cell office:value-type="float" office:value="1.869202" calcext:value-type="float">
            <text:p>1.869202</text:p>
          </table:table-cell>
          <table:table-cell office:value-type="float" office:value="1.816711" calcext:value-type="float">
            <text:p>1.816711</text:p>
          </table:table-cell>
          <table:table-cell office:value-type="float" office:value="1.957245" calcext:value-type="float">
            <text:p>1.957245</text:p>
          </table:table-cell>
          <table:table-cell office:value-type="float" office:value="1.91217" calcext:value-type="float">
            <text:p>1.912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8" calcext:value-type="float">
            <text:p>3021998</text:p>
          </table:table-cell>
          <table:table-cell office:value-type="float" office:value="6.143508" calcext:value-type="float">
            <text:p>6.143508</text:p>
          </table:table-cell>
          <table:table-cell office:value-type="float" office:value="2.5" calcext:value-type="float">
            <text:p>2.5</text:p>
          </table:table-cell>
          <table:table-cell office:value-type="float" office:value="-12.5" calcext:value-type="float">
            <text:p>-12.5</text:p>
          </table:table-cell>
          <table:table-cell office:value-type="float" office:value="0.6289987" calcext:value-type="float">
            <text:p>0.6289987</text:p>
          </table:table-cell>
          <table:table-cell office:value-type="float" office:value="0.2109043" calcext:value-type="float">
            <text:p>0.2109043</text:p>
          </table:table-cell>
          <table:table-cell office:value-type="float" office:value="385.668" calcext:value-type="float">
            <text:p>385.668</text:p>
          </table:table-cell>
          <table:table-cell office:value-type="float" office:value="0" calcext:value-type="float">
            <text:p>0</text:p>
          </table:table-cell>
          <table:table-cell office:value-type="float" office:value="1.588959" calcext:value-type="float">
            <text:p>1.588959</text:p>
          </table:table-cell>
          <table:table-cell office:value-type="float" office:value="1.507355" calcext:value-type="float">
            <text:p>1.507355</text:p>
          </table:table-cell>
          <table:table-cell office:value-type="float" office:value="1.70575" calcext:value-type="float">
            <text:p>1.70575</text:p>
          </table:table-cell>
          <table:table-cell office:value-type="float" office:value="1.634613" calcext:value-type="float">
            <text:p>1.634613</text:p>
          </table:table-cell>
          <table:table-cell office:value-type="float" office:value="1.76712" calcext:value-type="float">
            <text:p>1.76712</text:p>
          </table:table-cell>
          <table:table-cell office:value-type="float" office:value="1.70163" calcext:value-type="float">
            <text:p>1.70163</text:p>
          </table:table-cell>
          <table:table-cell office:value-type="float" office:value="1.842865" calcext:value-type="float">
            <text:p>1.842865</text:p>
          </table:table-cell>
          <table:table-cell office:value-type="float" office:value="1.784363" calcext:value-type="float">
            <text:p>1.784363</text:p>
          </table:table-cell>
          <table:table-cell office:value-type="float" office:value="1.921448" calcext:value-type="float">
            <text:p>1.921448</text:p>
          </table:table-cell>
          <table:table-cell office:value-type="float" office:value="1.86969" calcext:value-type="float">
            <text:p>1.86969</text:p>
          </table:table-cell>
          <table:table-cell office:value-type="float" office:value="2.002655" calcext:value-type="float">
            <text:p>2.002655</text:p>
          </table:table-cell>
          <table:table-cell office:value-type="float" office:value="1.957703" calcext:value-type="float">
            <text:p>1.9577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8" calcext:value-type="float">
            <text:p>4021998</text:p>
          </table:table-cell>
          <table:table-cell office:value-type="float" office:value="9.407155" calcext:value-type="float">
            <text:p>9.407155</text:p>
          </table:table-cell>
          <table:table-cell office:value-type="float" office:value="-5.1" calcext:value-type="float">
            <text:p>-5.1</text:p>
          </table:table-cell>
          <table:table-cell office:value-type="float" office:value="-16.6" calcext:value-type="float">
            <text:p>-16.6</text:p>
          </table:table-cell>
          <table:table-cell office:value-type="float" office:value="0.2500496" calcext:value-type="float">
            <text:p>0.2500496</text:p>
          </table:table-cell>
          <table:table-cell office:value-type="float" office:value="0.1586854" calcext:value-type="float">
            <text:p>0.1586854</text:p>
          </table:table-cell>
          <table:table-cell office:value-type="float" office:value="155.772" calcext:value-type="float">
            <text:p>155.772</text:p>
          </table:table-cell>
          <table:table-cell office:value-type="float" office:value="0" calcext:value-type="float">
            <text:p>0</text:p>
          </table:table-cell>
          <table:table-cell office:value-type="float" office:value="1.607941" calcext:value-type="float">
            <text:p>1.607941</text:p>
          </table:table-cell>
          <table:table-cell office:value-type="float" office:value="1.589447" calcext:value-type="float">
            <text:p>1.589447</text:p>
          </table:table-cell>
          <table:table-cell office:value-type="float" office:value="1.730103" calcext:value-type="float">
            <text:p>1.730103</text:p>
          </table:table-cell>
          <table:table-cell office:value-type="float" office:value="1.706299" calcext:value-type="float">
            <text:p>1.706299</text:p>
          </table:table-cell>
          <table:table-cell office:value-type="float" office:value="1.796204" calcext:value-type="float">
            <text:p>1.796204</text:p>
          </table:table-cell>
          <table:table-cell office:value-type="float" office:value="1.7677" calcext:value-type="float">
            <text:p>1.7677</text:p>
          </table:table-cell>
          <table:table-cell office:value-type="float" office:value="1.875977" calcext:value-type="float">
            <text:p>1.875977</text:p>
          </table:table-cell>
          <table:table-cell office:value-type="float" office:value="1.843475" calcext:value-type="float">
            <text:p>1.843475</text:p>
          </table:table-cell>
          <table:table-cell office:value-type="float" office:value="1.956207" calcext:value-type="float">
            <text:p>1.956207</text:p>
          </table:table-cell>
          <table:table-cell office:value-type="float" office:value="1.921936" calcext:value-type="float">
            <text:p>1.921936</text:p>
          </table:table-cell>
          <table:table-cell office:value-type="float" office:value="2.037109" calcext:value-type="float">
            <text:p>2.037109</text:p>
          </table:table-cell>
          <table:table-cell office:value-type="float" office:value="2.003174" calcext:value-type="float">
            <text:p>2.0031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8" calcext:value-type="float">
            <text:p>5021998</text:p>
          </table:table-cell>
          <table:table-cell office:value-type="float" office:value="9.936686" calcext:value-type="float">
            <text:p>9.936686</text:p>
          </table:table-cell>
          <table:table-cell office:value-type="float" office:value="-1.5" calcext:value-type="float">
            <text:p>-1.5</text:p>
          </table:table-cell>
          <table:table-cell office:value-type="float" office:value="-12.9" calcext:value-type="float">
            <text:p>-12.9</text:p>
          </table:table-cell>
          <table:table-cell office:value-type="float" office:value="0.2557139" calcext:value-type="float">
            <text:p>0.2557139</text:p>
          </table:table-cell>
          <table:table-cell office:value-type="float" office:value="0.1830959" calcext:value-type="float">
            <text:p>0.1830959</text:p>
          </table:table-cell>
          <table:table-cell office:value-type="float" office:value="195.84" calcext:value-type="float">
            <text:p>195.84</text:p>
          </table:table-cell>
          <table:table-cell office:value-type="float" office:value="0" calcext:value-type="float">
            <text:p>0</text:p>
          </table:table-cell>
          <table:table-cell office:value-type="float" office:value="1.596588" calcext:value-type="float">
            <text:p>1.596588</text:p>
          </table:table-cell>
          <table:table-cell office:value-type="float" office:value="1.525208" calcext:value-type="float">
            <text:p>1.525208</text:p>
          </table:table-cell>
          <table:table-cell office:value-type="float" office:value="1.727814" calcext:value-type="float">
            <text:p>1.727814</text:p>
          </table:table-cell>
          <table:table-cell office:value-type="float" office:value="1.681061" calcext:value-type="float">
            <text:p>1.681061</text:p>
          </table:table-cell>
          <table:table-cell office:value-type="float" office:value="1.795868" calcext:value-type="float">
            <text:p>1.795868</text:p>
          </table:table-cell>
          <table:table-cell office:value-type="float" office:value="1.761536" calcext:value-type="float">
            <text:p>1.761536</text:p>
          </table:table-cell>
          <table:table-cell office:value-type="float" office:value="1.876251" calcext:value-type="float">
            <text:p>1.876251</text:p>
          </table:table-cell>
          <table:table-cell office:value-type="float" office:value="1.853912" calcext:value-type="float">
            <text:p>1.853912</text:p>
          </table:table-cell>
          <table:table-cell office:value-type="float" office:value="1.957764" calcext:value-type="float">
            <text:p>1.957764</text:p>
          </table:table-cell>
          <table:table-cell office:value-type="float" office:value="1.944244" calcext:value-type="float">
            <text:p>1.944244</text:p>
          </table:table-cell>
          <table:table-cell office:value-type="float" office:value="2.040405" calcext:value-type="float">
            <text:p>2.040405</text:p>
          </table:table-cell>
          <table:table-cell office:value-type="float" office:value="2.03302" calcext:value-type="float">
            <text:p>2.033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8" calcext:value-type="float">
            <text:p>6021998</text:p>
          </table:table-cell>
          <table:table-cell office:value-type="float" office:value="11.12674" calcext:value-type="float">
            <text:p>11.12674</text:p>
          </table:table-cell>
          <table:table-cell office:value-type="float" office:value="-2.3" calcext:value-type="float">
            <text:p>-2.3</text:p>
          </table:table-cell>
          <table:table-cell office:value-type="float" office:value="-16.2" calcext:value-type="float">
            <text:p>-16.2</text:p>
          </table:table-cell>
          <table:table-cell office:value-type="float" office:value="0.3206797" calcext:value-type="float">
            <text:p>0.3206797</text:p>
          </table:table-cell>
          <table:table-cell office:value-type="float" office:value="0.168357" calcext:value-type="float">
            <text:p>0.168357</text:p>
          </table:table-cell>
          <table:table-cell office:value-type="float" office:value="217.08" calcext:value-type="float">
            <text:p>217.08</text:p>
          </table:table-cell>
          <table:table-cell office:value-type="float" office:value="0" calcext:value-type="float">
            <text:p>0</text:p>
          </table:table-cell>
          <table:table-cell office:value-type="float" office:value="1.524445" calcext:value-type="float">
            <text:p>1.524445</text:p>
          </table:table-cell>
          <table:table-cell office:value-type="float" office:value="1.43222" calcext:value-type="float">
            <text:p>1.43222</text:p>
          </table:table-cell>
          <table:table-cell office:value-type="float" office:value="1.68042" calcext:value-type="float">
            <text:p>1.68042</text:p>
          </table:table-cell>
          <table:table-cell office:value-type="float" office:value="1.608063" calcext:value-type="float">
            <text:p>1.608063</text:p>
          </table:table-cell>
          <table:table-cell office:value-type="float" office:value="1.761047" calcext:value-type="float">
            <text:p>1.761047</text:p>
          </table:table-cell>
          <table:table-cell office:value-type="float" office:value="1.698578" calcext:value-type="float">
            <text:p>1.698578</text:p>
          </table:table-cell>
          <table:table-cell office:value-type="float" office:value="1.853516" calcext:value-type="float">
            <text:p>1.853516</text:p>
          </table:table-cell>
          <table:table-cell office:value-type="float" office:value="1.802094" calcext:value-type="float">
            <text:p>1.802094</text:p>
          </table:table-cell>
          <table:table-cell office:value-type="float" office:value="1.943909" calcext:value-type="float">
            <text:p>1.943909</text:p>
          </table:table-cell>
          <table:table-cell office:value-type="float" office:value="1.902313" calcext:value-type="float">
            <text:p>1.902313</text:p>
          </table:table-cell>
          <table:table-cell office:value-type="float" office:value="2.032776" calcext:value-type="float">
            <text:p>2.032776</text:p>
          </table:table-cell>
          <table:table-cell office:value-type="float" office:value="1.999634" calcext:value-type="float">
            <text:p>1.9996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8" calcext:value-type="float">
            <text:p>7021998</text:p>
          </table:table-cell>
          <table:table-cell office:value-type="float" office:value="11.27415" calcext:value-type="float">
            <text:p>11.27415</text:p>
          </table:table-cell>
          <table:table-cell office:value-type="float" office:value="-3" calcext:value-type="float">
            <text:p>-3</text:p>
          </table:table-cell>
          <table:table-cell office:value-type="float" office:value="-12.6" calcext:value-type="float">
            <text:p>-12.6</text:p>
          </table:table-cell>
          <table:table-cell office:value-type="float" office:value="0.2818901" calcext:value-type="float">
            <text:p>0.2818901</text:p>
          </table:table-cell>
          <table:table-cell office:value-type="float" office:value="0.2183927" calcext:value-type="float">
            <text:p>0.2183927</text:p>
          </table:table-cell>
          <table:table-cell office:value-type="float" office:value="154.296" calcext:value-type="float">
            <text:p>154.296</text:p>
          </table:table-cell>
          <table:table-cell office:value-type="float" office:value="0" calcext:value-type="float">
            <text:p>0</text:p>
          </table:table-cell>
          <table:table-cell office:value-type="float" office:value="1.431366" calcext:value-type="float">
            <text:p>1.431366</text:p>
          </table:table-cell>
          <table:table-cell office:value-type="float" office:value="1.353943" calcext:value-type="float">
            <text:p>1.353943</text:p>
          </table:table-cell>
          <table:table-cell office:value-type="float" office:value="1.6073" calcext:value-type="float">
            <text:p>1.6073</text:p>
          </table:table-cell>
          <table:table-cell office:value-type="float" office:value="1.5383" calcext:value-type="float">
            <text:p>1.5383</text:p>
          </table:table-cell>
          <table:table-cell office:value-type="float" office:value="1.697906" calcext:value-type="float">
            <text:p>1.697906</text:p>
          </table:table-cell>
          <table:table-cell office:value-type="float" office:value="1.633423" calcext:value-type="float">
            <text:p>1.633423</text:p>
          </table:table-cell>
          <table:table-cell office:value-type="float" office:value="1.801483" calcext:value-type="float">
            <text:p>1.801483</text:p>
          </table:table-cell>
          <table:table-cell office:value-type="float" office:value="1.74295" calcext:value-type="float">
            <text:p>1.74295</text:p>
          </table:table-cell>
          <table:table-cell office:value-type="float" office:value="1.901764" calcext:value-type="float">
            <text:p>1.901764</text:p>
          </table:table-cell>
          <table:table-cell office:value-type="float" office:value="1.849396" calcext:value-type="float">
            <text:p>1.849396</text:p>
          </table:table-cell>
          <table:table-cell office:value-type="float" office:value="1.999176" calcext:value-type="float">
            <text:p>1.999176</text:p>
          </table:table-cell>
          <table:table-cell office:value-type="float" office:value="1.952942" calcext:value-type="float">
            <text:p>1.9529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8" calcext:value-type="float">
            <text:p>8021998</text:p>
          </table:table-cell>
          <table:table-cell office:value-type="float" office:value="11.69233" calcext:value-type="float">
            <text:p>11.69233</text:p>
          </table:table-cell>
          <table:table-cell office:value-type="float" office:value="-1.4" calcext:value-type="float">
            <text:p>-1.4</text:p>
          </table:table-cell>
          <table:table-cell office:value-type="float" office:value="-12.4" calcext:value-type="float">
            <text:p>-12.4</text:p>
          </table:table-cell>
          <table:table-cell office:value-type="float" office:value="0.2845254" calcext:value-type="float">
            <text:p>0.2845254</text:p>
          </table:table-cell>
          <table:table-cell office:value-type="float" office:value="0.2290899" calcext:value-type="float">
            <text:p>0.2290899</text:p>
          </table:table-cell>
          <table:table-cell office:value-type="float" office:value="112.608" calcext:value-type="float">
            <text:p>112.608</text:p>
          </table:table-cell>
          <table:table-cell office:value-type="float" office:value="0" calcext:value-type="float">
            <text:p>0</text:p>
          </table:table-cell>
          <table:table-cell office:value-type="float" office:value="1.353333" calcext:value-type="float">
            <text:p>1.353333</text:p>
          </table:table-cell>
          <table:table-cell office:value-type="float" office:value="1.283997" calcext:value-type="float">
            <text:p>1.283997</text:p>
          </table:table-cell>
          <table:table-cell office:value-type="float" office:value="1.53772" calcext:value-type="float">
            <text:p>1.53772</text:p>
          </table:table-cell>
          <table:table-cell office:value-type="float" office:value="1.474304" calcext:value-type="float">
            <text:p>1.474304</text:p>
          </table:table-cell>
          <table:table-cell office:value-type="float" office:value="1.632843" calcext:value-type="float">
            <text:p>1.632843</text:p>
          </table:table-cell>
          <table:table-cell office:value-type="float" office:value="1.572662" calcext:value-type="float">
            <text:p>1.572662</text:p>
          </table:table-cell>
          <table:table-cell office:value-type="float" office:value="1.74234" calcext:value-type="float">
            <text:p>1.74234</text:p>
          </table:table-cell>
          <table:table-cell office:value-type="float" office:value="1.686249" calcext:value-type="float">
            <text:p>1.686249</text:p>
          </table:table-cell>
          <table:table-cell office:value-type="float" office:value="1.848816" calcext:value-type="float">
            <text:p>1.848816</text:p>
          </table:table-cell>
          <table:table-cell office:value-type="float" office:value="1.796906" calcext:value-type="float">
            <text:p>1.796906</text:p>
          </table:table-cell>
          <table:table-cell office:value-type="float" office:value="1.952454" calcext:value-type="float">
            <text:p>1.952454</text:p>
          </table:table-cell>
          <table:table-cell office:value-type="float" office:value="1.904816" calcext:value-type="float">
            <text:p>1.904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8" calcext:value-type="float">
            <text:p>9021998</text:p>
          </table:table-cell>
          <table:table-cell office:value-type="float" office:value="11.38489" calcext:value-type="float">
            <text:p>11.38489</text:p>
          </table:table-cell>
          <table:table-cell office:value-type="float" office:value="1.2" calcext:value-type="float">
            <text:p>1.2</text:p>
          </table:table-cell>
          <table:table-cell office:value-type="float" office:value="-15.7" calcext:value-type="float">
            <text:p>-15.7</text:p>
          </table:table-cell>
          <table:table-cell office:value-type="float" office:value="0.4021419" calcext:value-type="float">
            <text:p>0.4021419</text:p>
          </table:table-cell>
          <table:table-cell office:value-type="float" office:value="0.1785992" calcext:value-type="float">
            <text:p>0.1785992</text:p>
          </table:table-cell>
          <table:table-cell office:value-type="float" office:value="99.61201" calcext:value-type="float">
            <text:p>99.61201</text:p>
          </table:table-cell>
          <table:table-cell office:value-type="float" office:value="0" calcext:value-type="float">
            <text:p>0</text:p>
          </table:table-cell>
          <table:table-cell office:value-type="float" office:value="1.283447" calcext:value-type="float">
            <text:p>1.283447</text:p>
          </table:table-cell>
          <table:table-cell office:value-type="float" office:value="1.215637" calcext:value-type="float">
            <text:p>1.215637</text:p>
          </table:table-cell>
          <table:table-cell office:value-type="float" office:value="1.473724" calcext:value-type="float">
            <text:p>1.473724</text:p>
          </table:table-cell>
          <table:table-cell office:value-type="float" office:value="1.411865" calcext:value-type="float">
            <text:p>1.411865</text:p>
          </table:table-cell>
          <table:table-cell office:value-type="float" office:value="1.572113" calcext:value-type="float">
            <text:p>1.572113</text:p>
          </table:table-cell>
          <table:table-cell office:value-type="float" office:value="1.513367" calcext:value-type="float">
            <text:p>1.513367</text:p>
          </table:table-cell>
          <table:table-cell office:value-type="float" office:value="1.685638" calcext:value-type="float">
            <text:p>1.685638</text:p>
          </table:table-cell>
          <table:table-cell office:value-type="float" office:value="1.630585" calcext:value-type="float">
            <text:p>1.630585</text:p>
          </table:table-cell>
          <table:table-cell office:value-type="float" office:value="1.796387" calcext:value-type="float">
            <text:p>1.796387</text:p>
          </table:table-cell>
          <table:table-cell office:value-type="float" office:value="1.744843" calcext:value-type="float">
            <text:p>1.744843</text:p>
          </table:table-cell>
          <table:table-cell office:value-type="float" office:value="1.904297" calcext:value-type="float">
            <text:p>1.904297</text:p>
          </table:table-cell>
          <table:table-cell office:value-type="float" office:value="1.856079" calcext:value-type="float">
            <text:p>1.8560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8" calcext:value-type="float">
            <text:p>10021998</text:p>
          </table:table-cell>
          <table:table-cell office:value-type="float" office:value="9.143711" calcext:value-type="float">
            <text:p>9.143711</text:p>
          </table:table-cell>
          <table:table-cell office:value-type="float" office:value="-0.2" calcext:value-type="float">
            <text:p>-0.2</text:p>
          </table:table-cell>
          <table:table-cell office:value-type="float" office:value="-10.5" calcext:value-type="float">
            <text:p>-10.5</text:p>
          </table:table-cell>
          <table:table-cell office:value-type="float" office:value="0.4719737" calcext:value-type="float">
            <text:p>0.4719737</text:p>
          </table:table-cell>
          <table:table-cell office:value-type="float" office:value="0.2748927" calcext:value-type="float">
            <text:p>0.2748927</text:p>
          </table:table-cell>
          <table:table-cell office:value-type="float" office:value="143.208" calcext:value-type="float">
            <text:p>143.208</text:p>
          </table:table-cell>
          <table:table-cell office:value-type="float" office:value="0" calcext:value-type="float">
            <text:p>0</text:p>
          </table:table-cell>
          <table:table-cell office:value-type="float" office:value="1.215179" calcext:value-type="float">
            <text:p>1.215179</text:p>
          </table:table-cell>
          <table:table-cell office:value-type="float" office:value="1.178955" calcext:value-type="float">
            <text:p>1.178955</text:p>
          </table:table-cell>
          <table:table-cell office:value-type="float" office:value="1.411346" calcext:value-type="float">
            <text:p>1.411346</text:p>
          </table:table-cell>
          <table:table-cell office:value-type="float" office:value="1.369659" calcext:value-type="float">
            <text:p>1.369659</text:p>
          </table:table-cell>
          <table:table-cell office:value-type="float" office:value="1.512756" calcext:value-type="float">
            <text:p>1.512756</text:p>
          </table:table-cell>
          <table:table-cell office:value-type="float" office:value="1.469025" calcext:value-type="float">
            <text:p>1.469025</text:p>
          </table:table-cell>
          <table:table-cell office:value-type="float" office:value="1.630035" calcext:value-type="float">
            <text:p>1.630035</text:p>
          </table:table-cell>
          <table:table-cell office:value-type="float" office:value="1.5849" calcext:value-type="float">
            <text:p>1.5849</text:p>
          </table:table-cell>
          <table:table-cell office:value-type="float" office:value="1.744263" calcext:value-type="float">
            <text:p>1.744263</text:p>
          </table:table-cell>
          <table:table-cell office:value-type="float" office:value="1.698883" calcext:value-type="float">
            <text:p>1.698883</text:p>
          </table:table-cell>
          <table:table-cell office:value-type="float" office:value="1.85556" calcext:value-type="float">
            <text:p>1.85556</text:p>
          </table:table-cell>
          <table:table-cell office:value-type="float" office:value="1.81073" calcext:value-type="float">
            <text:p>1.810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8" calcext:value-type="float">
            <text:p>11021998</text:p>
          </table:table-cell>
          <table:table-cell office:value-type="float" office:value="7.299433" calcext:value-type="float">
            <text:p>7.299433</text:p>
          </table:table-cell>
          <table:table-cell office:value-type="float" office:value="1.9" calcext:value-type="float">
            <text:p>1.9</text:p>
          </table:table-cell>
          <table:table-cell office:value-type="float" office:value="-9.9" calcext:value-type="float">
            <text:p>-9.9</text:p>
          </table:table-cell>
          <table:table-cell office:value-type="float" office:value="0.6098637" calcext:value-type="float">
            <text:p>0.6098637</text:p>
          </table:table-cell>
          <table:table-cell office:value-type="float" office:value="0.2879809" calcext:value-type="float">
            <text:p>0.2879809</text:p>
          </table:table-cell>
          <table:table-cell office:value-type="float" office:value="176.94" calcext:value-type="float">
            <text:p>176.94</text:p>
          </table:table-cell>
          <table:table-cell office:value-type="float" office:value="0" calcext:value-type="float">
            <text:p>0</text:p>
          </table:table-cell>
          <table:table-cell office:value-type="float" office:value="1.185547" calcext:value-type="float">
            <text:p>1.185547</text:p>
          </table:table-cell>
          <table:table-cell office:value-type="float" office:value="1.169586" calcext:value-type="float">
            <text:p>1.169586</text:p>
          </table:table-cell>
          <table:table-cell office:value-type="float" office:value="1.369507" calcext:value-type="float">
            <text:p>1.369507</text:p>
          </table:table-cell>
          <table:table-cell office:value-type="float" office:value="1.355347" calcext:value-type="float">
            <text:p>1.355347</text:p>
          </table:table-cell>
          <table:table-cell office:value-type="float" office:value="1.468811" calcext:value-type="float">
            <text:p>1.468811</text:p>
          </table:table-cell>
          <table:table-cell office:value-type="float" office:value="1.450836" calcext:value-type="float">
            <text:p>1.450836</text:p>
          </table:table-cell>
          <table:table-cell office:value-type="float" office:value="1.584564" calcext:value-type="float">
            <text:p>1.584564</text:p>
          </table:table-cell>
          <table:table-cell office:value-type="float" office:value="1.561829" calcext:value-type="float">
            <text:p>1.561829</text:p>
          </table:table-cell>
          <table:table-cell office:value-type="float" office:value="1.698486" calcext:value-type="float">
            <text:p>1.698486</text:p>
          </table:table-cell>
          <table:table-cell office:value-type="float" office:value="1.671448" calcext:value-type="float">
            <text:p>1.671448</text:p>
          </table:table-cell>
          <table:table-cell office:value-type="float" office:value="1.810333" calcext:value-type="float">
            <text:p>1.810333</text:p>
          </table:table-cell>
          <table:table-cell office:value-type="float" office:value="1.780365" calcext:value-type="float">
            <text:p>1.7803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8" calcext:value-type="float">
            <text:p>12021998</text:p>
          </table:table-cell>
          <table:table-cell office:value-type="float" office:value="3.256092" calcext:value-type="float">
            <text:p>3.256092</text:p>
          </table:table-cell>
          <table:table-cell office:value-type="float" office:value="1.8" calcext:value-type="float">
            <text:p>1.8</text:p>
          </table:table-cell>
          <table:table-cell office:value-type="float" office:value="-4.1" calcext:value-type="float">
            <text:p>-4.1</text:p>
          </table:table-cell>
          <table:table-cell office:value-type="float" office:value="0.6849273" calcext:value-type="float">
            <text:p>0.6849273</text:p>
          </table:table-cell>
          <table:table-cell office:value-type="float" office:value="0.3890263" calcext:value-type="float">
            <text:p>0.3890263</text:p>
          </table:table-cell>
          <table:table-cell office:value-type="float" office:value="432.036" calcext:value-type="float">
            <text:p>432.036</text:p>
          </table:table-cell>
          <table:table-cell office:value-type="float" office:value="3.8" calcext:value-type="float">
            <text:p>3.8</text:p>
          </table:table-cell>
          <table:table-cell office:value-type="float" office:value="1.338715" calcext:value-type="float">
            <text:p>1.338715</text:p>
          </table:table-cell>
          <table:table-cell office:value-type="float" office:value="1.186493" calcext:value-type="float">
            <text:p>1.186493</text:p>
          </table:table-cell>
          <table:table-cell office:value-type="float" office:value="1.46579" calcext:value-type="float">
            <text:p>1.46579</text:p>
          </table:table-cell>
          <table:table-cell office:value-type="float" office:value="1.360992" calcext:value-type="float">
            <text:p>1.360992</text:p>
          </table:table-cell>
          <table:table-cell office:value-type="float" office:value="1.533234" calcext:value-type="float">
            <text:p>1.533234</text:p>
          </table:table-cell>
          <table:table-cell office:value-type="float" office:value="1.452606" calcext:value-type="float">
            <text:p>1.452606</text:p>
          </table:table-cell>
          <table:table-cell office:value-type="float" office:value="1.61734" calcext:value-type="float">
            <text:p>1.61734</text:p>
          </table:table-cell>
          <table:table-cell office:value-type="float" office:value="1.56192" calcext:value-type="float">
            <text:p>1.56192</text:p>
          </table:table-cell>
          <table:table-cell office:value-type="float" office:value="1.705444" calcext:value-type="float">
            <text:p>1.705444</text:p>
          </table:table-cell>
          <table:table-cell office:value-type="float" office:value="1.670685" calcext:value-type="float">
            <text:p>1.670685</text:p>
          </table:table-cell>
          <table:table-cell office:value-type="float" office:value="1.797272" calcext:value-type="float">
            <text:p>1.797272</text:p>
          </table:table-cell>
          <table:table-cell office:value-type="float" office:value="1.777283" calcext:value-type="float">
            <text:p>1.7772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8" calcext:value-type="float">
            <text:p>13021998</text:p>
          </table:table-cell>
          <table:table-cell office:value-type="float" office:value="12.68765" calcext:value-type="float">
            <text:p>12.68765</text:p>
          </table:table-cell>
          <table:table-cell office:value-type="float" office:value="-5.4" calcext:value-type="float">
            <text:p>-5.4</text:p>
          </table:table-cell>
          <table:table-cell office:value-type="float" office:value="-13" calcext:value-type="float">
            <text:p>-13</text:p>
          </table:table-cell>
          <table:table-cell office:value-type="float" office:value="0.3408406" calcext:value-type="float">
            <text:p>0.3408406</text:p>
          </table:table-cell>
          <table:table-cell office:value-type="float" office:value="0.170697" calcext:value-type="float">
            <text:p>0.170697</text:p>
          </table:table-cell>
          <table:table-cell office:value-type="float" office:value="532.224" calcext:value-type="float">
            <text:p>532.224</text:p>
          </table:table-cell>
          <table:table-cell office:value-type="float" office:value="0" calcext:value-type="float">
            <text:p>0</text:p>
          </table:table-cell>
          <table:table-cell office:value-type="float" office:value="1.373901" calcext:value-type="float">
            <text:p>1.373901</text:p>
          </table:table-cell>
          <table:table-cell office:value-type="float" office:value="1.339447" calcext:value-type="float">
            <text:p>1.339447</text:p>
          </table:table-cell>
          <table:table-cell office:value-type="float" office:value="1.507843" calcext:value-type="float">
            <text:p>1.507843</text:p>
          </table:table-cell>
          <table:table-cell office:value-type="float" office:value="1.466644" calcext:value-type="float">
            <text:p>1.466644</text:p>
          </table:table-cell>
          <table:table-cell office:value-type="float" office:value="1.577759" calcext:value-type="float">
            <text:p>1.577759</text:p>
          </table:table-cell>
          <table:table-cell office:value-type="float" office:value="1.534088" calcext:value-type="float">
            <text:p>1.534088</text:p>
          </table:table-cell>
          <table:table-cell office:value-type="float" office:value="1.661743" calcext:value-type="float">
            <text:p>1.661743</text:p>
          </table:table-cell>
          <table:table-cell office:value-type="float" office:value="1.618103" calcext:value-type="float">
            <text:p>1.618103</text:p>
          </table:table-cell>
          <table:table-cell office:value-type="float" office:value="1.746796" calcext:value-type="float">
            <text:p>1.746796</text:p>
          </table:table-cell>
          <table:table-cell office:value-type="float" office:value="1.706146" calcext:value-type="float">
            <text:p>1.706146</text:p>
          </table:table-cell>
          <table:table-cell office:value-type="float" office:value="1.833191" calcext:value-type="float">
            <text:p>1.833191</text:p>
          </table:table-cell>
          <table:table-cell office:value-type="float" office:value="1.797821" calcext:value-type="float">
            <text:p>1.7978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8" calcext:value-type="float">
            <text:p>14021998</text:p>
          </table:table-cell>
          <table:table-cell office:value-type="float" office:value="13.30215" calcext:value-type="float">
            <text:p>13.30215</text:p>
          </table:table-cell>
          <table:table-cell office:value-type="float" office:value="-12.8" calcext:value-type="float">
            <text:p>-12.8</text:p>
          </table:table-cell>
          <table:table-cell office:value-type="float" office:value="-20.3" calcext:value-type="float">
            <text:p>-20.3</text:p>
          </table:table-cell>
          <table:table-cell office:value-type="float" office:value="0.1599761" calcext:value-type="float">
            <text:p>0.1599761</text:p>
          </table:table-cell>
          <table:table-cell office:value-type="float" office:value="0.09823921" calcext:value-type="float">
            <text:p>0.09823921</text:p>
          </table:table-cell>
          <table:table-cell office:value-type="float" office:value="297.432" calcext:value-type="float">
            <text:p>297.432</text:p>
          </table:table-cell>
          <table:table-cell office:value-type="float" office:value="0" calcext:value-type="float">
            <text:p>0</text:p>
          </table:table-cell>
          <table:table-cell office:value-type="float" office:value="1.378906" calcext:value-type="float">
            <text:p>1.378906</text:p>
          </table:table-cell>
          <table:table-cell office:value-type="float" office:value="1.374054" calcext:value-type="float">
            <text:p>1.374054</text:p>
          </table:table-cell>
          <table:table-cell office:value-type="float" office:value="1.517242" calcext:value-type="float">
            <text:p>1.517242</text:p>
          </table:table-cell>
          <table:table-cell office:value-type="float" office:value="1.508026" calcext:value-type="float">
            <text:p>1.508026</text:p>
          </table:table-cell>
          <table:table-cell office:value-type="float" office:value="1.589417" calcext:value-type="float">
            <text:p>1.589417</text:p>
          </table:table-cell>
          <table:table-cell office:value-type="float" office:value="1.577972" calcext:value-type="float">
            <text:p>1.577972</text:p>
          </table:table-cell>
          <table:table-cell office:value-type="float" office:value="1.674957" calcext:value-type="float">
            <text:p>1.674957</text:p>
          </table:table-cell>
          <table:table-cell office:value-type="float" office:value="1.661957" calcext:value-type="float">
            <text:p>1.661957</text:p>
          </table:table-cell>
          <table:table-cell office:value-type="float" office:value="1.760681" calcext:value-type="float">
            <text:p>1.760681</text:p>
          </table:table-cell>
          <table:table-cell office:value-type="float" office:value="1.74704" calcext:value-type="float">
            <text:p>1.74704</text:p>
          </table:table-cell>
          <table:table-cell office:value-type="float" office:value="1.84671" calcext:value-type="float">
            <text:p>1.84671</text:p>
          </table:table-cell>
          <table:table-cell office:value-type="float" office:value="1.833435" calcext:value-type="float">
            <text:p>1.8334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8" calcext:value-type="float">
            <text:p>15021998</text:p>
          </table:table-cell>
          <table:table-cell office:value-type="float" office:value="12.86212" calcext:value-type="float">
            <text:p>12.86212</text:p>
          </table:table-cell>
          <table:table-cell office:value-type="float" office:value="-10.9" calcext:value-type="float">
            <text:p>-10.9</text:p>
          </table:table-cell>
          <table:table-cell office:value-type="float" office:value="-24.2" calcext:value-type="float">
            <text:p>-24.2</text:p>
          </table:table-cell>
          <table:table-cell office:value-type="float" office:value="0.1627087" calcext:value-type="float">
            <text:p>0.1627087</text:p>
          </table:table-cell>
          <table:table-cell office:value-type="float" office:value="0.08050598" calcext:value-type="float">
            <text:p>0.08050598</text:p>
          </table:table-cell>
          <table:table-cell office:value-type="float" office:value="151.848" calcext:value-type="float">
            <text:p>151.848</text:p>
          </table:table-cell>
          <table:table-cell office:value-type="float" office:value="0" calcext:value-type="float">
            <text:p>0</text:p>
          </table:table-cell>
          <table:table-cell office:value-type="float" office:value="1.378723" calcext:value-type="float">
            <text:p>1.378723</text:p>
          </table:table-cell>
          <table:table-cell office:value-type="float" office:value="1.37204" calcext:value-type="float">
            <text:p>1.37204</text:p>
          </table:table-cell>
          <table:table-cell office:value-type="float" office:value="1.517517" calcext:value-type="float">
            <text:p>1.517517</text:p>
          </table:table-cell>
          <table:table-cell office:value-type="float" office:value="1.513885" calcext:value-type="float">
            <text:p>1.513885</text:p>
          </table:table-cell>
          <table:table-cell office:value-type="float" office:value="1.590118" calcext:value-type="float">
            <text:p>1.590118</text:p>
          </table:table-cell>
          <table:table-cell office:value-type="float" office:value="1.58783" calcext:value-type="float">
            <text:p>1.58783</text:p>
          </table:table-cell>
          <table:table-cell office:value-type="float" office:value="1.6763" calcext:value-type="float">
            <text:p>1.6763</text:p>
          </table:table-cell>
          <table:table-cell office:value-type="float" office:value="1.674927" calcext:value-type="float">
            <text:p>1.674927</text:p>
          </table:table-cell>
          <table:table-cell office:value-type="float" office:value="1.762543" calcext:value-type="float">
            <text:p>1.762543</text:p>
          </table:table-cell>
          <table:table-cell office:value-type="float" office:value="1.760773" calcext:value-type="float">
            <text:p>1.760773</text:p>
          </table:table-cell>
          <table:table-cell office:value-type="float" office:value="1.848785" calcext:value-type="float">
            <text:p>1.848785</text:p>
          </table:table-cell>
          <table:table-cell office:value-type="float" office:value="1.846741" calcext:value-type="float">
            <text:p>1.8467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8" calcext:value-type="float">
            <text:p>16021998</text:p>
          </table:table-cell>
          <table:table-cell office:value-type="float" office:value="10.57518" calcext:value-type="float">
            <text:p>10.57518</text:p>
          </table:table-cell>
          <table:table-cell office:value-type="float" office:value="-2.2" calcext:value-type="float">
            <text:p>-2.2</text:p>
          </table:table-cell>
          <table:table-cell office:value-type="float" office:value="-14.5" calcext:value-type="float">
            <text:p>-14.5</text:p>
          </table:table-cell>
          <table:table-cell office:value-type="float" office:value="0.3201077" calcext:value-type="float">
            <text:p>0.3201077</text:p>
          </table:table-cell>
          <table:table-cell office:value-type="float" office:value="0.1557003" calcext:value-type="float">
            <text:p>0.1557003</text:p>
          </table:table-cell>
          <table:table-cell office:value-type="float" office:value="190.584" calcext:value-type="float">
            <text:p>190.584</text:p>
          </table:table-cell>
          <table:table-cell office:value-type="float" office:value="0" calcext:value-type="float">
            <text:p>0</text:p>
          </table:table-cell>
          <table:table-cell office:value-type="float" office:value="1.371857" calcext:value-type="float">
            <text:p>1.371857</text:p>
          </table:table-cell>
          <table:table-cell office:value-type="float" office:value="1.359222" calcext:value-type="float">
            <text:p>1.359222</text:p>
          </table:table-cell>
          <table:table-cell office:value-type="float" office:value="1.513916" calcext:value-type="float">
            <text:p>1.513916</text:p>
          </table:table-cell>
          <table:table-cell office:value-type="float" office:value="1.504181" calcext:value-type="float">
            <text:p>1.504181</text:p>
          </table:table-cell>
          <table:table-cell office:value-type="float" office:value="1.587738" calcext:value-type="float">
            <text:p>1.587738</text:p>
          </table:table-cell>
          <table:table-cell office:value-type="float" office:value="1.579285" calcext:value-type="float">
            <text:p>1.579285</text:p>
          </table:table-cell>
          <table:table-cell office:value-type="float" office:value="1.674866" calcext:value-type="float">
            <text:p>1.674866</text:p>
          </table:table-cell>
          <table:table-cell office:value-type="float" office:value="1.667816" calcext:value-type="float">
            <text:p>1.667816</text:p>
          </table:table-cell>
          <table:table-cell office:value-type="float" office:value="1.761688" calcext:value-type="float">
            <text:p>1.761688</text:p>
          </table:table-cell>
          <table:table-cell office:value-type="float" office:value="1.755707" calcext:value-type="float">
            <text:p>1.755707</text:p>
          </table:table-cell>
          <table:table-cell office:value-type="float" office:value="1.848236" calcext:value-type="float">
            <text:p>1.848236</text:p>
          </table:table-cell>
          <table:table-cell office:value-type="float" office:value="1.843018" calcext:value-type="float">
            <text:p>1.843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8" calcext:value-type="float">
            <text:p>17021998</text:p>
          </table:table-cell>
          <table:table-cell office:value-type="float" office:value="8.269308" calcext:value-type="float">
            <text:p>8.269308</text:p>
          </table:table-cell>
          <table:table-cell office:value-type="float" office:value="1.3" calcext:value-type="float">
            <text:p>1.3</text:p>
          </table:table-cell>
          <table:table-cell office:value-type="float" office:value="-5.4" calcext:value-type="float">
            <text:p>-5.4</text:p>
          </table:table-cell>
          <table:table-cell office:value-type="float" office:value="0.5655134" calcext:value-type="float">
            <text:p>0.5655134</text:p>
          </table:table-cell>
          <table:table-cell office:value-type="float" office:value="0.2920429" calcext:value-type="float">
            <text:p>0.2920429</text:p>
          </table:table-cell>
          <table:table-cell office:value-type="float" office:value="495.324" calcext:value-type="float">
            <text:p>495.324</text:p>
          </table:table-cell>
          <table:table-cell office:value-type="float" office:value="0.2" calcext:value-type="float">
            <text:p>0.2</text:p>
          </table:table-cell>
          <table:table-cell office:value-type="float" office:value="1.359131" calcext:value-type="float">
            <text:p>1.359131</text:p>
          </table:table-cell>
          <table:table-cell office:value-type="float" office:value="1.343018" calcext:value-type="float">
            <text:p>1.343018</text:p>
          </table:table-cell>
          <table:table-cell office:value-type="float" office:value="1.503998" calcext:value-type="float">
            <text:p>1.503998</text:p>
          </table:table-cell>
          <table:table-cell office:value-type="float" office:value="1.490082" calcext:value-type="float">
            <text:p>1.490082</text:p>
          </table:table-cell>
          <table:table-cell office:value-type="float" office:value="1.579163" calcext:value-type="float">
            <text:p>1.579163</text:p>
          </table:table-cell>
          <table:table-cell office:value-type="float" office:value="1.566711" calcext:value-type="float">
            <text:p>1.566711</text:p>
          </table:table-cell>
          <table:table-cell office:value-type="float" office:value="1.667694" calcext:value-type="float">
            <text:p>1.667694</text:p>
          </table:table-cell>
          <table:table-cell office:value-type="float" office:value="1.656281" calcext:value-type="float">
            <text:p>1.656281</text:p>
          </table:table-cell>
          <table:table-cell office:value-type="float" office:value="1.755615" calcext:value-type="float">
            <text:p>1.755615</text:p>
          </table:table-cell>
          <table:table-cell office:value-type="float" office:value="1.74527" calcext:value-type="float">
            <text:p>1.74527</text:p>
          </table:table-cell>
          <table:table-cell office:value-type="float" office:value="1.842926" calcext:value-type="float">
            <text:p>1.842926</text:p>
          </table:table-cell>
          <table:table-cell office:value-type="float" office:value="1.833527" calcext:value-type="float">
            <text:p>1.8335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8" calcext:value-type="float">
            <text:p>18021998</text:p>
          </table:table-cell>
          <table:table-cell office:value-type="float" office:value="3.656988" calcext:value-type="float">
            <text:p>3.656988</text:p>
          </table:table-cell>
          <table:table-cell office:value-type="float" office:value="1.6" calcext:value-type="float">
            <text:p>1.6</text:p>
          </table:table-cell>
          <table:table-cell office:value-type="float" office:value="-1" calcext:value-type="float">
            <text:p>-1</text:p>
          </table:table-cell>
          <table:table-cell office:value-type="float" office:value="0.6701971" calcext:value-type="float">
            <text:p>0.6701971</text:p>
          </table:table-cell>
          <table:table-cell office:value-type="float" office:value="0.5604534" calcext:value-type="float">
            <text:p>0.5604534</text:p>
          </table:table-cell>
          <table:table-cell office:value-type="float" office:value="561.672" calcext:value-type="float">
            <text:p>561.672</text:p>
          </table:table-cell>
          <table:table-cell office:value-type="float" office:value="13.1" calcext:value-type="float">
            <text:p>13.1</text:p>
          </table:table-cell>
          <table:table-cell office:value-type="float" office:value="1.355133" calcext:value-type="float">
            <text:p>1.355133</text:p>
          </table:table-cell>
          <table:table-cell office:value-type="float" office:value="1.243134" calcext:value-type="float">
            <text:p>1.243134</text:p>
          </table:table-cell>
          <table:table-cell office:value-type="float" office:value="1.496094" calcext:value-type="float">
            <text:p>1.496094</text:p>
          </table:table-cell>
          <table:table-cell office:value-type="float" office:value="1.438965" calcext:value-type="float">
            <text:p>1.438965</text:p>
          </table:table-cell>
          <table:table-cell office:value-type="float" office:value="1.569458" calcext:value-type="float">
            <text:p>1.569458</text:p>
          </table:table-cell>
          <table:table-cell office:value-type="float" office:value="1.529358" calcext:value-type="float">
            <text:p>1.529358</text:p>
          </table:table-cell>
          <table:table-cell office:value-type="float" office:value="1.656494" calcext:value-type="float">
            <text:p>1.656494</text:p>
          </table:table-cell>
          <table:table-cell office:value-type="float" office:value="1.628235" calcext:value-type="float">
            <text:p>1.628235</text:p>
          </table:table-cell>
          <table:table-cell office:value-type="float" office:value="1.745148" calcext:value-type="float">
            <text:p>1.745148</text:p>
          </table:table-cell>
          <table:table-cell office:value-type="float" office:value="1.72229" calcext:value-type="float">
            <text:p>1.72229</text:p>
          </table:table-cell>
          <table:table-cell office:value-type="float" office:value="1.833405" calcext:value-type="float">
            <text:p>1.833405</text:p>
          </table:table-cell>
          <table:table-cell office:value-type="float" office:value="1.815338" calcext:value-type="float">
            <text:p>1.8153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8" calcext:value-type="float">
            <text:p>19021998</text:p>
          </table:table-cell>
          <table:table-cell office:value-type="float" office:value="5.743872" calcext:value-type="float">
            <text:p>5.743872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6752772" calcext:value-type="float">
            <text:p>0.6752772</text:p>
          </table:table-cell>
          <table:table-cell office:value-type="float" office:value="0.6207021" calcext:value-type="float">
            <text:p>0.6207021</text:p>
          </table:table-cell>
          <table:table-cell office:value-type="float" office:value="232.668" calcext:value-type="float">
            <text:p>232.668</text:p>
          </table:table-cell>
          <table:table-cell office:value-type="float" office:value="2.2" calcext:value-type="float">
            <text:p>2.2</text:p>
          </table:table-cell>
          <table:table-cell office:value-type="float" office:value="1.326202" calcext:value-type="float">
            <text:p>1.326202</text:p>
          </table:table-cell>
          <table:table-cell office:value-type="float" office:value="1.269836" calcext:value-type="float">
            <text:p>1.269836</text:p>
          </table:table-cell>
          <table:table-cell office:value-type="float" office:value="1.464691" calcext:value-type="float">
            <text:p>1.464691</text:p>
          </table:table-cell>
          <table:table-cell office:value-type="float" office:value="1.427002" calcext:value-type="float">
            <text:p>1.427002</text:p>
          </table:table-cell>
          <table:table-cell office:value-type="float" office:value="1.537811" calcext:value-type="float">
            <text:p>1.537811</text:p>
          </table:table-cell>
          <table:table-cell office:value-type="float" office:value="1.507355" calcext:value-type="float">
            <text:p>1.507355</text:p>
          </table:table-cell>
          <table:table-cell office:value-type="float" office:value="1.628998" calcext:value-type="float">
            <text:p>1.628998</text:p>
          </table:table-cell>
          <table:table-cell office:value-type="float" office:value="1.604309" calcext:value-type="float">
            <text:p>1.604309</text:p>
          </table:table-cell>
          <table:table-cell office:value-type="float" office:value="1.722137" calcext:value-type="float">
            <text:p>1.722137</text:p>
          </table:table-cell>
          <table:table-cell office:value-type="float" office:value="1.697632" calcext:value-type="float">
            <text:p>1.697632</text:p>
          </table:table-cell>
          <table:table-cell office:value-type="float" office:value="1.814972" calcext:value-type="float">
            <text:p>1.814972</text:p>
          </table:table-cell>
          <table:table-cell office:value-type="float" office:value="1.789673" calcext:value-type="float">
            <text:p>1.7896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8" calcext:value-type="float">
            <text:p>20021998</text:p>
          </table:table-cell>
          <table:table-cell office:value-type="float" office:value="5.06412" calcext:value-type="float">
            <text:p>5.06412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.7035413" calcext:value-type="float">
            <text:p>0.7035413</text:p>
          </table:table-cell>
          <table:table-cell office:value-type="float" office:value="0.5523655" calcext:value-type="float">
            <text:p>0.5523655</text:p>
          </table:table-cell>
          <table:table-cell office:value-type="float" office:value="258.156" calcext:value-type="float">
            <text:p>258.156</text:p>
          </table:table-cell>
          <table:table-cell office:value-type="float" office:value="0.6" calcext:value-type="float">
            <text:p>0.6</text:p>
          </table:table-cell>
          <table:table-cell office:value-type="float" office:value="1.299164" calcext:value-type="float">
            <text:p>1.299164</text:p>
          </table:table-cell>
          <table:table-cell office:value-type="float" office:value="1.242767" calcext:value-type="float">
            <text:p>1.242767</text:p>
          </table:table-cell>
          <table:table-cell office:value-type="float" office:value="1.441132" calcext:value-type="float">
            <text:p>1.441132</text:p>
          </table:table-cell>
          <table:table-cell office:value-type="float" office:value="1.403748" calcext:value-type="float">
            <text:p>1.403748</text:p>
          </table:table-cell>
          <table:table-cell office:value-type="float" office:value="1.515503" calcext:value-type="float">
            <text:p>1.515503</text:p>
          </table:table-cell>
          <table:table-cell office:value-type="float" office:value="1.485413" calcext:value-type="float">
            <text:p>1.485413</text:p>
          </table:table-cell>
          <table:table-cell office:value-type="float" office:value="1.606171" calcext:value-type="float">
            <text:p>1.606171</text:p>
          </table:table-cell>
          <table:table-cell office:value-type="float" office:value="1.583099" calcext:value-type="float">
            <text:p>1.583099</text:p>
          </table:table-cell>
          <table:table-cell office:value-type="float" office:value="1.697601" calcext:value-type="float">
            <text:p>1.697601</text:p>
          </table:table-cell>
          <table:table-cell office:value-type="float" office:value="1.676392" calcext:value-type="float">
            <text:p>1.676392</text:p>
          </table:table-cell>
          <table:table-cell office:value-type="float" office:value="1.789551" calcext:value-type="float">
            <text:p>1.789551</text:p>
          </table:table-cell>
          <table:table-cell office:value-type="float" office:value="1.769226" calcext:value-type="float">
            <text:p>1.7692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8" calcext:value-type="float">
            <text:p>21021998</text:p>
          </table:table-cell>
          <table:table-cell office:value-type="float" office:value="10.24088" calcext:value-type="float">
            <text:p>10.24088</text:p>
          </table:table-cell>
          <table:table-cell office:value-type="float" office:value="2.3" calcext:value-type="float">
            <text:p>2.3</text:p>
          </table:table-cell>
          <table:table-cell office:value-type="float" office:value="-2.9" calcext:value-type="float">
            <text:p>-2.9</text:p>
          </table:table-cell>
          <table:table-cell office:value-type="float" office:value="0.5481303" calcext:value-type="float">
            <text:p>0.5481303</text:p>
          </table:table-cell>
          <table:table-cell office:value-type="float" office:value="0.4215487" calcext:value-type="float">
            <text:p>0.4215487</text:p>
          </table:table-cell>
          <table:table-cell office:value-type="float" office:value="501.444" calcext:value-type="float">
            <text:p>501.444</text:p>
          </table:table-cell>
          <table:table-cell office:value-type="float" office:value="0" calcext:value-type="float">
            <text:p>0</text:p>
          </table:table-cell>
          <table:table-cell office:value-type="float" office:value="1.270569" calcext:value-type="float">
            <text:p>1.270569</text:p>
          </table:table-cell>
          <table:table-cell office:value-type="float" office:value="1.215515" calcext:value-type="float">
            <text:p>1.215515</text:p>
          </table:table-cell>
          <table:table-cell office:value-type="float" office:value="1.415375" calcext:value-type="float">
            <text:p>1.415375</text:p>
          </table:table-cell>
          <table:table-cell office:value-type="float" office:value="1.38092" calcext:value-type="float">
            <text:p>1.38092</text:p>
          </table:table-cell>
          <table:table-cell office:value-type="float" office:value="1.490997" calcext:value-type="float">
            <text:p>1.490997</text:p>
          </table:table-cell>
          <table:table-cell office:value-type="float" office:value="1.464325" calcext:value-type="float">
            <text:p>1.464325</text:p>
          </table:table-cell>
          <table:table-cell office:value-type="float" office:value="1.583374" calcext:value-type="float">
            <text:p>1.583374</text:p>
          </table:table-cell>
          <table:table-cell office:value-type="float" office:value="1.56131" calcext:value-type="float">
            <text:p>1.56131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1.655396" calcext:value-type="float">
            <text:p>1.655396</text:p>
          </table:table-cell>
          <table:table-cell office:value-type="float" office:value="1.769104" calcext:value-type="float">
            <text:p>1.769104</text:p>
          </table:table-cell>
          <table:table-cell office:value-type="float" office:value="1.748993" calcext:value-type="float">
            <text:p>1.7489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8" calcext:value-type="float">
            <text:p>22021998</text:p>
          </table:table-cell>
          <table:table-cell office:value-type="float" office:value="14.26805" calcext:value-type="float">
            <text:p>14.26805</text:p>
          </table:table-cell>
          <table:table-cell office:value-type="float" office:value="2.7" calcext:value-type="float">
            <text:p>2.7</text:p>
          </table:table-cell>
          <table:table-cell office:value-type="float" office:value="-6.5" calcext:value-type="float">
            <text:p>-6.5</text:p>
          </table:table-cell>
          <table:table-cell office:value-type="float" office:value="0.4541811" calcext:value-type="float">
            <text:p>0.4541811</text:p>
          </table:table-cell>
          <table:table-cell office:value-type="float" office:value="0.3413405" calcext:value-type="float">
            <text:p>0.3413405</text:p>
          </table:table-cell>
          <table:table-cell office:value-type="float" office:value="180.72" calcext:value-type="float">
            <text:p>180.72</text:p>
          </table:table-cell>
          <table:table-cell office:value-type="float" office:value="0" calcext:value-type="float">
            <text:p>0</text:p>
          </table:table-cell>
          <table:table-cell office:value-type="float" office:value="1.241333" calcext:value-type="float">
            <text:p>1.241333</text:p>
          </table:table-cell>
          <table:table-cell office:value-type="float" office:value="1.183655" calcext:value-type="float">
            <text:p>1.183655</text:p>
          </table:table-cell>
          <table:table-cell office:value-type="float" office:value="1.389771" calcext:value-type="float">
            <text:p>1.389771</text:p>
          </table:table-cell>
          <table:table-cell office:value-type="float" office:value="1.351746" calcext:value-type="float">
            <text:p>1.351746</text:p>
          </table:table-cell>
          <table:table-cell office:value-type="float" office:value="1.467194" calcext:value-type="float">
            <text:p>1.467194</text:p>
          </table:table-cell>
          <table:table-cell office:value-type="float" office:value="1.436646" calcext:value-type="float">
            <text:p>1.436646</text:p>
          </table:table-cell>
          <table:table-cell office:value-type="float" office:value="1.561188" calcext:value-type="float">
            <text:p>1.561188</text:p>
          </table:table-cell>
          <table:table-cell office:value-type="float" office:value="1.534332" calcext:value-type="float">
            <text:p>1.534332</text:p>
          </table:table-cell>
          <table:table-cell office:value-type="float" office:value="1.655243" calcext:value-type="float">
            <text:p>1.655243</text:p>
          </table:table-cell>
          <table:table-cell office:value-type="float" office:value="1.629913" calcext:value-type="float">
            <text:p>1.629913</text:p>
          </table:table-cell>
          <table:table-cell office:value-type="float" office:value="1.74884" calcext:value-type="float">
            <text:p>1.74884</text:p>
          </table:table-cell>
          <table:table-cell office:value-type="float" office:value="1.724884" calcext:value-type="float">
            <text:p>1.7248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8" calcext:value-type="float">
            <text:p>23021998</text:p>
          </table:table-cell>
          <table:table-cell office:value-type="float" office:value="12.00066" calcext:value-type="float">
            <text:p>12.00066</text:p>
          </table:table-cell>
          <table:table-cell office:value-type="float" office:value="2.4" calcext:value-type="float">
            <text:p>2.4</text:p>
          </table:table-cell>
          <table:table-cell office:value-type="float" office:value="-8.2" calcext:value-type="float">
            <text:p>-8.2</text:p>
          </table:table-cell>
          <table:table-cell office:value-type="float" office:value="0.5770609" calcext:value-type="float">
            <text:p>0.5770609</text:p>
          </table:table-cell>
          <table:table-cell office:value-type="float" office:value="0.3281709" calcext:value-type="float">
            <text:p>0.3281709</text:p>
          </table:table-cell>
          <table:table-cell office:value-type="float" office:value="226.548" calcext:value-type="float">
            <text:p>226.548</text:p>
          </table:table-cell>
          <table:table-cell office:value-type="float" office:value="0" calcext:value-type="float">
            <text:p>0</text:p>
          </table:table-cell>
          <table:table-cell office:value-type="float" office:value="1.207581" calcext:value-type="float">
            <text:p>1.207581</text:p>
          </table:table-cell>
          <table:table-cell office:value-type="float" office:value="1.142487" calcext:value-type="float">
            <text:p>1.142487</text:p>
          </table:table-cell>
          <table:table-cell office:value-type="float" office:value="1.359283" calcext:value-type="float">
            <text:p>1.359283</text:p>
          </table:table-cell>
          <table:table-cell office:value-type="float" office:value="1.317047" calcext:value-type="float">
            <text:p>1.317047</text:p>
          </table:table-cell>
          <table:table-cell office:value-type="float" office:value="1.438446" calcext:value-type="float">
            <text:p>1.438446</text:p>
          </table:table-cell>
          <table:table-cell office:value-type="float" office:value="1.403717" calcext:value-type="float">
            <text:p>1.403717</text:p>
          </table:table-cell>
          <table:table-cell office:value-type="float" office:value="1.53418" calcext:value-type="float">
            <text:p>1.53418</text:p>
          </table:table-cell>
          <table:table-cell office:value-type="float" office:value="1.503113" calcext:value-type="float">
            <text:p>1.503113</text:p>
          </table:table-cell>
          <table:table-cell office:value-type="float" office:value="1.629761" calcext:value-type="float">
            <text:p>1.629761</text:p>
          </table:table-cell>
          <table:table-cell office:value-type="float" office:value="1.600525" calcext:value-type="float">
            <text:p>1.600525</text:p>
          </table:table-cell>
          <table:table-cell office:value-type="float" office:value="1.72464" calcext:value-type="float">
            <text:p>1.72464</text:p>
          </table:table-cell>
          <table:table-cell office:value-type="float" office:value="1.697144" calcext:value-type="float">
            <text:p>1.6971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8" calcext:value-type="float">
            <text:p>24021998</text:p>
          </table:table-cell>
          <table:table-cell office:value-type="float" office:value="6.182676" calcext:value-type="float">
            <text:p>6.182676</text:p>
          </table:table-cell>
          <table:table-cell office:value-type="float" office:value="4.1" calcext:value-type="float">
            <text:p>4.1</text:p>
          </table:table-cell>
          <table:table-cell office:value-type="float" office:value="-0.1" calcext:value-type="float">
            <text:p>-0.1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4700329" calcext:value-type="float">
            <text:p>0.4700329</text:p>
          </table:table-cell>
          <table:table-cell office:value-type="float" office:value="252.612" calcext:value-type="float">
            <text:p>252.612</text:p>
          </table:table-cell>
          <table:table-cell office:value-type="float" office:value="0" calcext:value-type="float">
            <text:p>0</text:p>
          </table:table-cell>
          <table:table-cell office:value-type="float" office:value="1.170319" calcext:value-type="float">
            <text:p>1.170319</text:p>
          </table:table-cell>
          <table:table-cell office:value-type="float" office:value="1.133759" calcext:value-type="float">
            <text:p>1.133759</text:p>
          </table:table-cell>
          <table:table-cell office:value-type="float" office:value="1.324738" calcext:value-type="float">
            <text:p>1.324738</text:p>
          </table:table-cell>
          <table:table-cell office:value-type="float" office:value="1.29776" calcext:value-type="float">
            <text:p>1.29776</text:p>
          </table:table-cell>
          <table:table-cell office:value-type="float" office:value="1.405426" calcext:value-type="float">
            <text:p>1.405426</text:p>
          </table:table-cell>
          <table:table-cell office:value-type="float" office:value="1.380005" calcext:value-type="float">
            <text:p>1.380005</text:p>
          </table:table-cell>
          <table:table-cell office:value-type="float" office:value="1.50296" calcext:value-type="float">
            <text:p>1.50296</text:p>
          </table:table-cell>
          <table:table-cell office:value-type="float" office:value="1.478271" calcext:value-type="float">
            <text:p>1.478271</text:p>
          </table:table-cell>
          <table:table-cell office:value-type="float" office:value="1.600342" calcext:value-type="float">
            <text:p>1.600342</text:p>
          </table:table-cell>
          <table:table-cell office:value-type="float" office:value="1.575775" calcext:value-type="float">
            <text:p>1.575775</text:p>
          </table:table-cell>
          <table:table-cell office:value-type="float" office:value="1.696899" calcext:value-type="float">
            <text:p>1.696899</text:p>
          </table:table-cell>
          <table:table-cell office:value-type="float" office:value="1.672363" calcext:value-type="float">
            <text:p>1.6723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8" calcext:value-type="float">
            <text:p>25021998</text:p>
          </table:table-cell>
          <table:table-cell office:value-type="float" office:value="9.788291" calcext:value-type="float">
            <text:p>9.788291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688069" calcext:value-type="float">
            <text:p>0.688069</text:p>
          </table:table-cell>
          <table:table-cell office:value-type="float" office:value="0.4892847" calcext:value-type="float">
            <text:p>0.4892847</text:p>
          </table:table-cell>
          <table:table-cell office:value-type="float" office:value="500.976" calcext:value-type="float">
            <text:p>500.976</text:p>
          </table:table-cell>
          <table:table-cell office:value-type="float" office:value="4.4" calcext:value-type="float">
            <text:p>4.4</text:p>
          </table:table-cell>
          <table:table-cell office:value-type="float" office:value="1.139526" calcext:value-type="float">
            <text:p>1.139526</text:p>
          </table:table-cell>
          <table:table-cell office:value-type="float" office:value="0.9860535" calcext:value-type="float">
            <text:p>0.9860535</text:p>
          </table:table-cell>
          <table:table-cell office:value-type="float" office:value="1.297546" calcext:value-type="float">
            <text:p>1.297546</text:p>
          </table:table-cell>
          <table:table-cell office:value-type="float" office:value="1.177246" calcext:value-type="float">
            <text:p>1.177246</text:p>
          </table:table-cell>
          <table:table-cell office:value-type="float" office:value="1.379852" calcext:value-type="float">
            <text:p>1.379852</text:p>
          </table:table-cell>
          <table:table-cell office:value-type="float" office:value="1.273346" calcext:value-type="float">
            <text:p>1.273346</text:p>
          </table:table-cell>
          <table:table-cell office:value-type="float" office:value="1.478058" calcext:value-type="float">
            <text:p>1.478058</text:p>
          </table:table-cell>
          <table:table-cell office:value-type="float" office:value="1.393646" calcext:value-type="float">
            <text:p>1.393646</text:p>
          </table:table-cell>
          <table:table-cell office:value-type="float" office:value="1.575592" calcext:value-type="float">
            <text:p>1.575592</text:p>
          </table:table-cell>
          <table:table-cell office:value-type="float" office:value="1.502991" calcext:value-type="float">
            <text:p>1.502991</text:p>
          </table:table-cell>
          <table:table-cell office:value-type="float" office:value="1.672119" calcext:value-type="float">
            <text:p>1.672119</text:p>
          </table:table-cell>
          <table:table-cell office:value-type="float" office:value="1.608826" calcext:value-type="float">
            <text:p>1.6088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8" calcext:value-type="float">
            <text:p>26021998</text:p>
          </table:table-cell>
          <table:table-cell office:value-type="float" office:value="13.65167" calcext:value-type="float">
            <text:p>13.65167</text:p>
          </table:table-cell>
          <table:table-cell office:value-type="float" office:value="4.8" calcext:value-type="float">
            <text:p>4.8</text:p>
          </table:table-cell>
          <table:table-cell office:value-type="float" office:value="-0.6" calcext:value-type="float">
            <text:p>-0.6</text:p>
          </table:table-cell>
          <table:table-cell office:value-type="float" office:value="0.5804263" calcext:value-type="float">
            <text:p>0.5804263</text:p>
          </table:table-cell>
          <table:table-cell office:value-type="float" office:value="0.4331676" calcext:value-type="float">
            <text:p>0.4331676</text:p>
          </table:table-cell>
          <table:table-cell office:value-type="float" office:value="450.504" calcext:value-type="float">
            <text:p>450.504</text:p>
          </table:table-cell>
          <table:table-cell office:value-type="float" office:value="0" calcext:value-type="float">
            <text:p>0</text:p>
          </table:table-cell>
          <table:table-cell office:value-type="float" office:value="1.065582" calcext:value-type="float">
            <text:p>1.065582</text:p>
          </table:table-cell>
          <table:table-cell office:value-type="float" office:value="0.9918518" calcext:value-type="float">
            <text:p>0.9918518</text:p>
          </table:table-cell>
          <table:table-cell office:value-type="float" office:value="1.219604" calcext:value-type="float">
            <text:p>1.219604</text:p>
          </table:table-cell>
          <table:table-cell office:value-type="float" office:value="1.165192" calcext:value-type="float">
            <text:p>1.165192</text:p>
          </table:table-cell>
          <table:table-cell office:value-type="float" office:value="1.300598" calcext:value-type="float">
            <text:p>1.300598</text:p>
          </table:table-cell>
          <table:table-cell office:value-type="float" office:value="1.254425" calcext:value-type="float">
            <text:p>1.254425</text:p>
          </table:table-cell>
          <table:table-cell office:value-type="float" office:value="1.400787" calcext:value-type="float">
            <text:p>1.400787</text:p>
          </table:table-cell>
          <table:table-cell office:value-type="float" office:value="1.364227" calcext:value-type="float">
            <text:p>1.364227</text:p>
          </table:table-cell>
          <table:table-cell office:value-type="float" office:value="1.50293" calcext:value-type="float">
            <text:p>1.50293</text:p>
          </table:table-cell>
          <table:table-cell office:value-type="float" office:value="1.468292" calcext:value-type="float">
            <text:p>1.468292</text:p>
          </table:table-cell>
          <table:table-cell office:value-type="float" office:value="1.60849" calcext:value-type="float">
            <text:p>1.60849</text:p>
          </table:table-cell>
          <table:table-cell office:value-type="float" office:value="1.572357" calcext:value-type="float">
            <text:p>1.5723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8" calcext:value-type="float">
            <text:p>27021998</text:p>
          </table:table-cell>
          <table:table-cell office:value-type="float" office:value="14.63407" calcext:value-type="float">
            <text:p>14.63407</text:p>
          </table:table-cell>
          <table:table-cell office:value-type="float" office:value="4.1" calcext:value-type="float">
            <text:p>4.1</text:p>
          </table:table-cell>
          <table:table-cell office:value-type="float" office:value="-2.7" calcext:value-type="float">
            <text:p>-2.7</text:p>
          </table:table-cell>
          <table:table-cell office:value-type="float" office:value="0.5273544" calcext:value-type="float">
            <text:p>0.5273544</text:p>
          </table:table-cell>
          <table:table-cell office:value-type="float" office:value="0.3490417" calcext:value-type="float">
            <text:p>0.3490417</text:p>
          </table:table-cell>
          <table:table-cell office:value-type="float" office:value="231.768" calcext:value-type="float">
            <text:p>231.768</text:p>
          </table:table-cell>
          <table:table-cell office:value-type="float" office:value="0" calcext:value-type="float">
            <text:p>0</text:p>
          </table:table-cell>
          <table:table-cell office:value-type="float" office:value="1.019989" calcext:value-type="float">
            <text:p>1.019989</text:p>
          </table:table-cell>
          <table:table-cell office:value-type="float" office:value="0.9572144" calcext:value-type="float">
            <text:p>0.9572144</text:p>
          </table:table-cell>
          <table:table-cell office:value-type="float" office:value="1.178467" calcext:value-type="float">
            <text:p>1.178467</text:p>
          </table:table-cell>
          <table:table-cell office:value-type="float" office:value="1.134888" calcext:value-type="float">
            <text:p>1.134888</text:p>
          </table:table-cell>
          <table:table-cell office:value-type="float" office:value="1.261322" calcext:value-type="float">
            <text:p>1.261322</text:p>
          </table:table-cell>
          <table:table-cell office:value-type="float" office:value="1.224854" calcext:value-type="float">
            <text:p>1.224854</text:p>
          </table:table-cell>
          <table:table-cell office:value-type="float" office:value="1.364319" calcext:value-type="float">
            <text:p>1.364319</text:p>
          </table:table-cell>
          <table:table-cell office:value-type="float" office:value="1.331238" calcext:value-type="float">
            <text:p>1.331238</text:p>
          </table:table-cell>
          <table:table-cell office:value-type="float" office:value="1.468109" calcext:value-type="float">
            <text:p>1.468109</text:p>
          </table:table-cell>
          <table:table-cell office:value-type="float" office:value="1.435974" calcext:value-type="float">
            <text:p>1.435974</text:p>
          </table:table-cell>
          <table:table-cell office:value-type="float" office:value="1.572052" calcext:value-type="float">
            <text:p>1.572052</text:p>
          </table:table-cell>
          <table:table-cell office:value-type="float" office:value="1.540161" calcext:value-type="float">
            <text:p>1.5401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8" calcext:value-type="float">
            <text:p>28021998</text:p>
          </table:table-cell>
          <table:table-cell office:value-type="float" office:value="12.78051" calcext:value-type="float">
            <text:p>12.78051</text:p>
          </table:table-cell>
          <table:table-cell office:value-type="float" office:value="5.2" calcext:value-type="float">
            <text:p>5.2</text:p>
          </table:table-cell>
          <table:table-cell office:value-type="float" office:value="-0.8" calcext:value-type="float">
            <text:p>-0.8</text:p>
          </table:table-cell>
          <table:table-cell office:value-type="float" office:value="0.7428427" calcext:value-type="float">
            <text:p>0.7428427</text:p>
          </table:table-cell>
          <table:table-cell office:value-type="float" office:value="0.5423123" calcext:value-type="float">
            <text:p>0.5423123</text:p>
          </table:table-cell>
          <table:table-cell office:value-type="float" office:value="252.936" calcext:value-type="float">
            <text:p>252.936</text:p>
          </table:table-cell>
          <table:table-cell office:value-type="float" office:value="0" calcext:value-type="float">
            <text:p>0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8978577" calcext:value-type="float">
            <text:p>0.8978577</text:p>
          </table:table-cell>
          <table:table-cell office:value-type="float" office:value="1.140686" calcext:value-type="float">
            <text:p>1.140686</text:p>
          </table:table-cell>
          <table:table-cell office:value-type="float" office:value="1.07605" calcext:value-type="float">
            <text:p>1.07605</text:p>
          </table:table-cell>
          <table:table-cell office:value-type="float" office:value="1.226288" calcext:value-type="float">
            <text:p>1.226288</text:p>
          </table:table-cell>
          <table:table-cell office:value-type="float" office:value="1.16806" calcext:value-type="float">
            <text:p>1.16806</text:p>
          </table:table-cell>
          <table:table-cell office:value-type="float" office:value="1.331085" calcext:value-type="float">
            <text:p>1.331085</text:p>
          </table:table-cell>
          <table:table-cell office:value-type="float" office:value="1.279541" calcext:value-type="float">
            <text:p>1.279541</text:p>
          </table:table-cell>
          <table:table-cell office:value-type="float" office:value="1.43576" calcext:value-type="float">
            <text:p>1.43576</text:p>
          </table:table-cell>
          <table:table-cell office:value-type="float" office:value="1.388123" calcext:value-type="float">
            <text:p>1.388123</text:p>
          </table:table-cell>
          <table:table-cell office:value-type="float" office:value="1.539886" calcext:value-type="float">
            <text:p>1.539886</text:p>
          </table:table-cell>
          <table:table-cell office:value-type="float" office:value="1.496185" calcext:value-type="float">
            <text:p>1.4961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8" calcext:value-type="float">
            <text:p>1031998</text:p>
          </table:table-cell>
          <table:table-cell office:value-type="float" office:value="2.531088" calcext:value-type="float">
            <text:p>2.531088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0.7247819" calcext:value-type="float">
            <text:p>0.7247819</text:p>
          </table:table-cell>
          <table:table-cell office:value-type="float" office:value="0.6516815" calcext:value-type="float">
            <text:p>0.6516815</text:p>
          </table:table-cell>
          <table:table-cell office:value-type="float" office:value="283.212" calcext:value-type="float">
            <text:p>283.212</text:p>
          </table:table-cell>
          <table:table-cell office:value-type="float" office:value="5.3" calcext:value-type="float">
            <text:p>5.3</text:p>
          </table:table-cell>
          <table:table-cell office:value-type="float" office:value="0.916687" calcext:value-type="float">
            <text:p>0.916687</text:p>
          </table:table-cell>
          <table:table-cell office:value-type="float" office:value="0.8391724" calcext:value-type="float">
            <text:p>0.8391724</text:p>
          </table:table-cell>
          <table:table-cell office:value-type="float" office:value="1.084015" calcext:value-type="float">
            <text:p>1.084015</text:p>
          </table:table-cell>
          <table:table-cell office:value-type="float" office:value="1.027649" calcext:value-type="float">
            <text:p>1.027649</text:p>
          </table:table-cell>
          <table:table-cell office:value-type="float" office:value="1.171326" calcext:value-type="float">
            <text:p>1.171326</text:p>
          </table:table-cell>
          <table:table-cell office:value-type="float" office:value="1.12323" calcext:value-type="float">
            <text:p>1.12323</text:p>
          </table:table-cell>
          <table:table-cell office:value-type="float" office:value="1.279449" calcext:value-type="float">
            <text:p>1.279449</text:p>
          </table:table-cell>
          <table:table-cell office:value-type="float" office:value="1.237122" calcext:value-type="float">
            <text:p>1.237122</text:p>
          </table:table-cell>
          <table:table-cell office:value-type="float" office:value="1.387878" calcext:value-type="float">
            <text:p>1.387878</text:p>
          </table:table-cell>
          <table:table-cell office:value-type="float" office:value="1.345032" calcext:value-type="float">
            <text:p>1.345032</text:p>
          </table:table-cell>
          <table:table-cell office:value-type="float" office:value="1.495789" calcext:value-type="float">
            <text:p>1.495789</text:p>
          </table:table-cell>
          <table:table-cell office:value-type="float" office:value="1.452759" calcext:value-type="float">
            <text:p>1.4527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8" calcext:value-type="float">
            <text:p>2031998</text:p>
          </table:table-cell>
          <table:table-cell office:value-type="float" office:value="6.915204" calcext:value-type="float">
            <text:p>6.915204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  <table:table-cell office:value-type="float" office:value="0.7365718" calcext:value-type="float">
            <text:p>0.7365718</text:p>
          </table:table-cell>
          <table:table-cell office:value-type="float" office:value="0.6198902" calcext:value-type="float">
            <text:p>0.6198902</text:p>
          </table:table-cell>
          <table:table-cell office:value-type="float" office:value="238.896" calcext:value-type="float">
            <text:p>238.896</text:p>
          </table:table-cell>
          <table:table-cell office:value-type="float" office:value="1" calcext:value-type="float">
            <text:p>1</text:p>
          </table:table-cell>
          <table:table-cell office:value-type="float" office:value="0.872467" calcext:value-type="float">
            <text:p>0.872467</text:p>
          </table:table-cell>
          <table:table-cell office:value-type="float" office:value="0.8186951" calcext:value-type="float">
            <text:p>0.8186951</text:p>
          </table:table-cell>
          <table:table-cell office:value-type="float" office:value="1.039001" calcext:value-type="float">
            <text:p>1.039001</text:p>
          </table:table-cell>
          <table:table-cell office:value-type="float" office:value="0.9980774" calcext:value-type="float">
            <text:p>0.9980774</text:p>
          </table:table-cell>
          <table:table-cell office:value-type="float" office:value="1.128326" calcext:value-type="float">
            <text:p>1.128326</text:p>
          </table:table-cell>
          <table:table-cell office:value-type="float" office:value="1.08905" calcext:value-type="float">
            <text:p>1.08905</text:p>
          </table:table-cell>
          <table:table-cell office:value-type="float" office:value="1.236877" calcext:value-type="float">
            <text:p>1.236877</text:p>
          </table:table-cell>
          <table:table-cell office:value-type="float" office:value="1.199402" calcext:value-type="float">
            <text:p>1.199402</text:p>
          </table:table-cell>
          <table:table-cell office:value-type="float" office:value="1.344818" calcext:value-type="float">
            <text:p>1.344818</text:p>
          </table:table-cell>
          <table:table-cell office:value-type="float" office:value="1.308258" calcext:value-type="float">
            <text:p>1.308258</text:p>
          </table:table-cell>
          <table:table-cell office:value-type="float" office:value="1.452484" calcext:value-type="float">
            <text:p>1.452484</text:p>
          </table:table-cell>
          <table:table-cell office:value-type="float" office:value="1.416626" calcext:value-type="float">
            <text:p>1.4166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8" calcext:value-type="float">
            <text:p>3031998</text:p>
          </table:table-cell>
          <table:table-cell office:value-type="float" office:value="7.958808" calcext:value-type="float">
            <text:p>7.958808</text:p>
          </table:table-cell>
          <table:table-cell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0.7028698" calcext:value-type="float">
            <text:p>0.7028698</text:p>
          </table:table-cell>
          <table:table-cell office:value-type="float" office:value="0.5288378" calcext:value-type="float">
            <text:p>0.5288378</text:p>
          </table:table-cell>
          <table:table-cell office:value-type="float" office:value="132.912" calcext:value-type="float">
            <text:p>132.912</text:p>
          </table:table-cell>
          <table:table-cell office:value-type="float" office:value="0.3" calcext:value-type="float">
            <text:p>0.3</text:p>
          </table:table-cell>
          <table:table-cell office:value-type="float" office:value="0.8336487" calcext:value-type="float">
            <text:p>0.8336487</text:p>
          </table:table-cell>
          <table:table-cell office:value-type="float" office:value="0.7811279" calcext:value-type="float">
            <text:p>0.7811279</text:p>
          </table:table-cell>
          <table:table-cell office:value-type="float" office:value="1.002594" calcext:value-type="float">
            <text:p>1.002594</text:p>
          </table:table-cell>
          <table:table-cell office:value-type="float" office:value="0.9598389" calcext:value-type="float">
            <text:p>0.9598389</text:p>
          </table:table-cell>
          <table:table-cell office:value-type="float" office:value="1.090668" calcext:value-type="float">
            <text:p>1.090668</text:p>
          </table:table-cell>
          <table:table-cell office:value-type="float" office:value="1.052582" calcext:value-type="float">
            <text:p>1.052582</text:p>
          </table:table-cell>
          <table:table-cell office:value-type="float" office:value="1.19928" calcext:value-type="float">
            <text:p>1.19928</text:p>
          </table:table-cell>
          <table:table-cell office:value-type="float" office:value="1.162842" calcext:value-type="float">
            <text:p>1.162842</text:p>
          </table:table-cell>
          <table:table-cell office:value-type="float" office:value="1.308044" calcext:value-type="float">
            <text:p>1.308044</text:p>
          </table:table-cell>
          <table:table-cell office:value-type="float" office:value="1.272827" calcext:value-type="float">
            <text:p>1.272827</text:p>
          </table:table-cell>
          <table:table-cell office:value-type="float" office:value="1.416321" calcext:value-type="float">
            <text:p>1.416321</text:p>
          </table:table-cell>
          <table:table-cell office:value-type="float" office:value="1.381989" calcext:value-type="float">
            <text:p>1.3819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8" calcext:value-type="float">
            <text:p>4031998</text:p>
          </table:table-cell>
          <table:table-cell office:value-type="float" office:value="7.935012" calcext:value-type="float">
            <text:p>7.935012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0.7488053" calcext:value-type="float">
            <text:p>0.7488053</text:p>
          </table:table-cell>
          <table:table-cell office:value-type="float" office:value="0.6066979" calcext:value-type="float">
            <text:p>0.6066979</text:p>
          </table:table-cell>
          <table:table-cell office:value-type="float" office:value="117.036" calcext:value-type="float">
            <text:p>117.036</text:p>
          </table:table-cell>
          <table:table-cell office:value-type="float" office:value="1.8" calcext:value-type="float">
            <text:p>1.8</text:p>
          </table:table-cell>
          <table:table-cell office:value-type="float" office:value="0.7901917" calcext:value-type="float">
            <text:p>0.7901917</text:p>
          </table:table-cell>
          <table:table-cell office:value-type="float" office:value="0.7198181" calcext:value-type="float">
            <text:p>0.7198181</text:p>
          </table:table-cell>
          <table:table-cell office:value-type="float" office:value="0.962677" calcext:value-type="float">
            <text:p>0.962677</text:p>
          </table:table-cell>
          <table:table-cell office:value-type="float" office:value="0.9056091" calcext:value-type="float">
            <text:p>0.9056091</text:p>
          </table:table-cell>
          <table:table-cell office:value-type="float" office:value="1.052521" calcext:value-type="float">
            <text:p>1.052521</text:p>
          </table:table-cell>
          <table:table-cell office:value-type="float" office:value="1.000275" calcext:value-type="float">
            <text:p>1.000275</text:p>
          </table:table-cell>
          <table:table-cell office:value-type="float" office:value="1.162659" calcext:value-type="float">
            <text:p>1.162659</text:p>
          </table:table-cell>
          <table:table-cell office:value-type="float" office:value="1.114502" calcext:value-type="float">
            <text:p>1.114502</text:p>
          </table:table-cell>
          <table:table-cell office:value-type="float" office:value="1.272583" calcext:value-type="float">
            <text:p>1.272583</text:p>
          </table:table-cell>
          <table:table-cell office:value-type="float" office:value="1.226746" calcext:value-type="float">
            <text:p>1.226746</text:p>
          </table:table-cell>
          <table:table-cell office:value-type="float" office:value="1.381653" calcext:value-type="float">
            <text:p>1.381653</text:p>
          </table:table-cell>
          <table:table-cell office:value-type="float" office:value="1.338531" calcext:value-type="float">
            <text:p>1.3385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8" calcext:value-type="float">
            <text:p>5031998</text:p>
          </table:table-cell>
          <table:table-cell office:value-type="float" office:value="4.902294" calcext:value-type="float">
            <text:p>4.902294</text:p>
          </table:table-cell>
          <table:table-cell office:value-type="float" office:value="1.3" calcext:value-type="float">
            <text:p>1.3</text:p>
          </table:table-cell>
          <table:table-cell office:value-type="float" office:value="-0.5" calcext:value-type="float">
            <text:p>-0.5</text:p>
          </table:table-cell>
          <table:table-cell office:value-type="float" office:value="0.615464" calcext:value-type="float">
            <text:p>0.615464</text:p>
          </table:table-cell>
          <table:table-cell office:value-type="float" office:value="0.4473793" calcext:value-type="float">
            <text:p>0.4473793</text:p>
          </table:table-cell>
          <table:table-cell office:value-type="float" office:value="265.464" calcext:value-type="float">
            <text:p>265.464</text:p>
          </table:table-cell>
          <table:table-cell office:value-type="float" office:value="0.6" calcext:value-type="float">
            <text:p>0.6</text:p>
          </table:table-cell>
          <table:table-cell office:value-type="float" office:value="0.7383118" calcext:value-type="float">
            <text:p>0.7383118</text:p>
          </table:table-cell>
          <table:table-cell office:value-type="float" office:value="0.7101135" calcext:value-type="float">
            <text:p>0.7101135</text:p>
          </table:table-cell>
          <table:table-cell office:value-type="float" office:value="0.9119263" calcext:value-type="float">
            <text:p>0.9119263</text:p>
          </table:table-cell>
          <table:table-cell office:value-type="float" office:value="0.887146" calcext:value-type="float">
            <text:p>0.887146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979248" calcext:value-type="float">
            <text:p>0.979248</text:p>
          </table:table-cell>
          <table:table-cell office:value-type="float" office:value="1.114319" calcext:value-type="float">
            <text:p>1.114319</text:p>
          </table:table-cell>
          <table:table-cell office:value-type="float" office:value="1.090271" calcext:value-type="float">
            <text:p>1.090271</text:p>
          </table:table-cell>
          <table:table-cell office:value-type="float" office:value="1.226501" calcext:value-type="float">
            <text:p>1.226501</text:p>
          </table:table-cell>
          <table:table-cell office:value-type="float" office:value="1.200409" calcext:value-type="float">
            <text:p>1.200409</text:p>
          </table:table-cell>
          <table:table-cell office:value-type="float" office:value="1.338135" calcext:value-type="float">
            <text:p>1.338135</text:p>
          </table:table-cell>
          <table:table-cell office:value-type="float" office:value="1.309418" calcext:value-type="float">
            <text:p>1.3094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8" calcext:value-type="float">
            <text:p>6031998</text:p>
          </table:table-cell>
          <table:table-cell office:value-type="float" office:value="16.45353" calcext:value-type="float">
            <text:p>16.45353</text:p>
          </table:table-cell>
          <table:table-cell office:value-type="float" office:value="2.3" calcext:value-type="float">
            <text:p>2.3</text:p>
          </table:table-cell>
          <table:table-cell office:value-type="float" office:value="-5.1" calcext:value-type="float">
            <text:p>-5.1</text:p>
          </table:table-cell>
          <table:table-cell office:value-type="float" office:value="0.4675968" calcext:value-type="float">
            <text:p>0.4675968</text:p>
          </table:table-cell>
          <table:table-cell office:value-type="float" office:value="0.356542" calcext:value-type="float">
            <text:p>0.356542</text:p>
          </table:table-cell>
          <table:table-cell office:value-type="float" office:value="163.08" calcext:value-type="float">
            <text:p>163.08</text:p>
          </table:table-cell>
          <table:table-cell office:value-type="float" office:value="0" calcext:value-type="float">
            <text:p>0</text:p>
          </table:table-cell>
          <table:table-cell office:value-type="float" office:value="0.7098999" calcext:value-type="float">
            <text:p>0.7098999</text:p>
          </table:table-cell>
          <table:table-cell office:value-type="float" office:value="0.6518555" calcext:value-type="float">
            <text:p>0.6518555</text:p>
          </table:table-cell>
          <table:table-cell office:value-type="float" office:value="0.8869019" calcext:value-type="float">
            <text:p>0.8869019</text:p>
          </table:table-cell>
          <table:table-cell office:value-type="float" office:value="0.836731" calcext:value-type="float">
            <text:p>0.836731</text:p>
          </table:table-cell>
          <table:table-cell office:value-type="float" office:value="0.9790344" calcext:value-type="float">
            <text:p>0.9790344</text:p>
          </table:table-cell>
          <table:table-cell office:value-type="float" office:value="0.9303284" calcext:value-type="float">
            <text:p>0.9303284</text:p>
          </table:table-cell>
          <table:table-cell office:value-type="float" office:value="1.089996" calcext:value-type="float">
            <text:p>1.089996</text:p>
          </table:table-cell>
          <table:table-cell office:value-type="float" office:value="1.044434" calcext:value-type="float">
            <text:p>1.044434</text:p>
          </table:table-cell>
          <table:table-cell office:value-type="float" office:value="1.200134" calcext:value-type="float">
            <text:p>1.200134</text:p>
          </table:table-cell>
          <table:table-cell office:value-type="float" office:value="1.158051" calcext:value-type="float">
            <text:p>1.158051</text:p>
          </table:table-cell>
          <table:table-cell office:value-type="float" office:value="1.309082" calcext:value-type="float">
            <text:p>1.309082</text:p>
          </table:table-cell>
          <table:table-cell office:value-type="float" office:value="1.270538" calcext:value-type="float">
            <text:p>1.2705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8" calcext:value-type="float">
            <text:p>7031998</text:p>
          </table:table-cell>
          <table:table-cell office:value-type="float" office:value="8.679817" calcext:value-type="float">
            <text:p>8.679817</text:p>
          </table:table-cell>
          <table:table-cell office:value-type="float" office:value="1.9" calcext:value-type="float">
            <text:p>1.9</text:p>
          </table:table-cell>
          <table:table-cell office:value-type="float" office:value="-4.4" calcext:value-type="float">
            <text:p>-4.4</text:p>
          </table:table-cell>
          <table:table-cell office:value-type="float" office:value="0.6005867" calcext:value-type="float">
            <text:p>0.6005867</text:p>
          </table:table-cell>
          <table:table-cell office:value-type="float" office:value="0.4368461" calcext:value-type="float">
            <text:p>0.4368461</text:p>
          </table:table-cell>
          <table:table-cell office:value-type="float" office:value="138.276" calcext:value-type="float">
            <text:p>138.276</text:p>
          </table:table-cell>
          <table:table-cell office:value-type="float" office:value="0" calcext:value-type="float">
            <text:p>0</text:p>
          </table:table-cell>
          <table:table-cell office:value-type="float" office:value="0.6567993" calcext:value-type="float">
            <text:p>0.6567993</text:p>
          </table:table-cell>
          <table:table-cell office:value-type="float" office:value="0.6153259" calcext:value-type="float">
            <text:p>0.6153259</text:p>
          </table:table-cell>
          <table:table-cell office:value-type="float" office:value="0.8364563" calcext:value-type="float">
            <text:p>0.8364563</text:p>
          </table:table-cell>
          <table:table-cell office:value-type="float" office:value="0.7987061" calcext:value-type="float">
            <text:p>0.7987061</text:p>
          </table:table-cell>
          <table:table-cell office:value-type="float" office:value="0.9301147" calcext:value-type="float">
            <text:p>0.9301147</text:p>
          </table:table-cell>
          <table:table-cell office:value-type="float" office:value="0.894104" calcext:value-type="float">
            <text:p>0.894104</text:p>
          </table:table-cell>
          <table:table-cell office:value-type="float" office:value="1.044159" calcext:value-type="float">
            <text:p>1.044159</text:p>
          </table:table-cell>
          <table:table-cell office:value-type="float" office:value="1.008942" calcext:value-type="float">
            <text:p>1.008942</text:p>
          </table:table-cell>
          <table:table-cell office:value-type="float" office:value="1.157745" calcext:value-type="float">
            <text:p>1.157745</text:p>
          </table:table-cell>
          <table:table-cell office:value-type="float" office:value="1.12265" calcext:value-type="float">
            <text:p>1.12265</text:p>
          </table:table-cell>
          <table:table-cell office:value-type="float" office:value="1.270111" calcext:value-type="float">
            <text:p>1.270111</text:p>
          </table:table-cell>
          <table:table-cell office:value-type="float" office:value="1.234833" calcext:value-type="float">
            <text:p>1.2348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8" calcext:value-type="float">
            <text:p>8031998</text:p>
          </table:table-cell>
          <table:table-cell office:value-type="float" office:value="10.89352" calcext:value-type="float">
            <text:p>10.89352</text:p>
          </table:table-cell>
          <table:table-cell office:value-type="float" office:value="1" calcext:value-type="float">
            <text:p>1</text:p>
          </table:table-cell>
          <table:table-cell office:value-type="float" office:value="-5.6" calcext:value-type="float">
            <text:p>-5.6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3994656" calcext:value-type="float">
            <text:p>0.3994656</text:p>
          </table:table-cell>
          <table:table-cell office:value-type="float" office:value="432.864" calcext:value-type="float">
            <text:p>432.864</text:p>
          </table:table-cell>
          <table:table-cell office:value-type="float" office:value="2.5" calcext:value-type="float">
            <text:p>2.5</text:p>
          </table:table-cell>
          <table:table-cell office:value-type="float" office:value="0.6150513" calcext:value-type="float">
            <text:p>0.6150513</text:p>
          </table:table-cell>
          <table:table-cell office:value-type="float" office:value="0.5603943" calcext:value-type="float">
            <text:p>0.5603943</text:p>
          </table:table-cell>
          <table:table-cell office:value-type="float" office:value="0.7983704" calcext:value-type="float">
            <text:p>0.7983704</text:p>
          </table:table-cell>
          <table:table-cell office:value-type="float" office:value="0.7527161" calcext:value-type="float">
            <text:p>0.7527161</text:p>
          </table:table-cell>
          <table:table-cell office:value-type="float" office:value="0.8938293" calcext:value-type="float">
            <text:p>0.8938293</text:p>
          </table:table-cell>
          <table:table-cell office:value-type="float" office:value="0.853241" calcext:value-type="float">
            <text:p>0.853241</text:p>
          </table:table-cell>
          <table:table-cell office:value-type="float" office:value="1.008606" calcext:value-type="float">
            <text:p>1.008606</text:p>
          </table:table-cell>
          <table:table-cell office:value-type="float" office:value="0.9700928" calcext:value-type="float">
            <text:p>0.9700928</text:p>
          </table:table-cell>
          <table:table-cell office:value-type="float" office:value="1.122314" calcext:value-type="float">
            <text:p>1.122314</text:p>
          </table:table-cell>
          <table:table-cell office:value-type="float" office:value="1.084839" calcext:value-type="float">
            <text:p>1.084839</text:p>
          </table:table-cell>
          <table:table-cell office:value-type="float" office:value="1.234467" calcext:value-type="float">
            <text:p>1.234467</text:p>
          </table:table-cell>
          <table:table-cell office:value-type="float" office:value="1.197937" calcext:value-type="float">
            <text:p>1.197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8" calcext:value-type="float">
            <text:p>9031998</text:p>
          </table:table-cell>
          <table:table-cell office:value-type="float" office:value="2.18088" calcext:value-type="float">
            <text:p>2.18088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0.8336695" calcext:value-type="float">
            <text:p>0.8336695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443.268" calcext:value-type="float">
            <text:p>443.268</text:p>
          </table:table-cell>
          <table:table-cell office:value-type="float" office:value="30.7" calcext:value-type="float">
            <text:p>30.7</text:p>
          </table:table-cell>
          <table:table-cell office:value-type="float" office:value="0.555542" calcext:value-type="float">
            <text:p>0.555542</text:p>
          </table:table-cell>
          <table:table-cell office:value-type="float" office:value="0.4134521" calcext:value-type="float">
            <text:p>0.4134521</text:p>
          </table:table-cell>
          <table:table-cell office:value-type="float" office:value="0.7495422" calcext:value-type="float">
            <text:p>0.7495422</text:p>
          </table:table-cell>
          <table:table-cell office:value-type="float" office:value="0.5875854" calcext:value-type="float">
            <text:p>0.5875854</text:p>
          </table:table-cell>
          <table:table-cell office:value-type="float" office:value="0.8517761" calcext:value-type="float">
            <text:p>0.8517761</text:p>
          </table:table-cell>
          <table:table-cell office:value-type="float" office:value="0.6855469" calcext:value-type="float">
            <text:p>0.6855469</text:p>
          </table:table-cell>
          <table:table-cell office:value-type="float" office:value="0.969574" calcext:value-type="float">
            <text:p>0.969574</text:p>
          </table:table-cell>
          <table:table-cell office:value-type="float" office:value="0.81073" calcext:value-type="float">
            <text:p>0.81073</text:p>
          </table:table-cell>
          <table:table-cell office:value-type="float" office:value="1.084442" calcext:value-type="float">
            <text:p>1.084442</text:p>
          </table:table-cell>
          <table:table-cell office:value-type="float" office:value="0.9377441" calcext:value-type="float">
            <text:p>0.9377441</text:p>
          </table:table-cell>
          <table:table-cell office:value-type="float" office:value="1.19754" calcext:value-type="float">
            <text:p>1.19754</text:p>
          </table:table-cell>
          <table:table-cell office:value-type="float" office:value="1.061401" calcext:value-type="float">
            <text:p>1.0614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8" calcext:value-type="float">
            <text:p>10031998</text:p>
          </table:table-cell>
          <table:table-cell office:value-type="float" office:value="12.19021" calcext:value-type="float">
            <text:p>12.19021</text:p>
          </table:table-cell>
          <table:table-cell office:value-type="float" office:value="2.1" calcext:value-type="float">
            <text:p>2.1</text:p>
          </table:table-cell>
          <table:table-cell office:value-type="float" office:value="-13.7" calcext:value-type="float">
            <text:p>-13.7</text:p>
          </table:table-cell>
          <table:table-cell office:value-type="float" office:value="0.6996363" calcext:value-type="float">
            <text:p>0.6996363</text:p>
          </table:table-cell>
          <table:table-cell office:value-type="float" office:value="0.1590863" calcext:value-type="float">
            <text:p>0.1590863</text:p>
          </table:table-cell>
          <table:table-cell office:value-type="float" office:value="818.244" calcext:value-type="float">
            <text:p>818.244</text:p>
          </table:table-cell>
          <table:table-cell office:value-type="float" office:value="4.8" calcext:value-type="float">
            <text:p>4.8</text:p>
          </table:table-cell>
          <table:table-cell office:value-type="float" office:value="0.5800781" calcext:value-type="float">
            <text:p>0.5800781</text:p>
          </table:table-cell>
          <table:table-cell office:value-type="float" office:value="0.4763794" calcext:value-type="float">
            <text:p>0.4763794</text:p>
          </table:table-cell>
          <table:table-cell office:value-type="float" office:value="0.7228699" calcext:value-type="float">
            <text:p>0.7228699</text:p>
          </table:table-cell>
          <table:table-cell office:value-type="float" office:value="0.6253967" calcext:value-type="float">
            <text:p>0.6253967</text:p>
          </table:table-cell>
          <table:table-cell office:value-type="float" office:value="0.7977295" calcext:value-type="float">
            <text:p>0.7977295</text:p>
          </table:table-cell>
          <table:table-cell office:value-type="float" office:value="0.705658" calcext:value-type="float">
            <text:p>0.705658</text:p>
          </table:table-cell>
          <table:table-cell office:value-type="float" office:value="0.8945007" calcext:value-type="float">
            <text:p>0.8945007</text:p>
          </table:table-cell>
          <table:table-cell office:value-type="float" office:value="0.8199768" calcext:value-type="float">
            <text:p>0.8199768</text:p>
          </table:table-cell>
          <table:table-cell office:value-type="float" office:value="0.9933167" calcext:value-type="float">
            <text:p>0.9933167</text:p>
          </table:table-cell>
          <table:table-cell office:value-type="float" office:value="0.9402161" calcext:value-type="float">
            <text:p>0.9402161</text:p>
          </table:table-cell>
          <table:table-cell office:value-type="float" office:value="1.094055" calcext:value-type="float">
            <text:p>1.094055</text:p>
          </table:table-cell>
          <table:table-cell office:value-type="float" office:value="1.060364" calcext:value-type="float">
            <text:p>1.0603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8" calcext:value-type="float">
            <text:p>11031998</text:p>
          </table:table-cell>
          <table:table-cell office:value-type="float" office:value="18.17888" calcext:value-type="float">
            <text:p>18.17888</text:p>
          </table:table-cell>
          <table:table-cell office:value-type="float" office:value="-9.5" calcext:value-type="float">
            <text:p>-9.5</text:p>
          </table:table-cell>
          <table:table-cell office:value-type="float" office:value="-17.5" calcext:value-type="float">
            <text:p>-17.5</text:p>
          </table:table-cell>
          <table:table-cell office:value-type="float" office:value="0.1711653" calcext:value-type="float">
            <text:p>0.1711653</text:p>
          </table:table-cell>
          <table:table-cell office:value-type="float" office:value="0.1194384" calcext:value-type="float">
            <text:p>0.1194384</text:p>
          </table:table-cell>
          <table:table-cell office:value-type="float" office:value="520.2" calcext:value-type="float">
            <text:p>520.2</text:p>
          </table:table-cell>
          <table:table-cell office:value-type="float" office:value="0" calcext:value-type="float">
            <text:p>0</text:p>
          </table:table-cell>
          <table:table-cell office:value-type="float" office:value="0.586731" calcext:value-type="float">
            <text:p>0.586731</text:p>
          </table:table-cell>
          <table:table-cell office:value-type="float" office:value="0.5803528" calcext:value-type="float">
            <text:p>0.5803528</text:p>
          </table:table-cell>
          <table:table-cell office:value-type="float" office:value="0.7367249" calcext:value-type="float">
            <text:p>0.7367249</text:p>
          </table:table-cell>
          <table:table-cell office:value-type="float" office:value="0.7232361" calcext:value-type="float">
            <text:p>0.7232361</text:p>
          </table:table-cell>
          <table:table-cell office:value-type="float" office:value="0.815979" calcext:value-type="float">
            <text:p>0.815979</text:p>
          </table:table-cell>
          <table:table-cell office:value-type="float" office:value="0.7982178" calcext:value-type="float">
            <text:p>0.7982178</text:p>
          </table:table-cell>
          <table:table-cell office:value-type="float" office:value="0.9143372" calcext:value-type="float">
            <text:p>0.9143372</text:p>
          </table:table-cell>
          <table:table-cell office:value-type="float" office:value="0.894989" calcext:value-type="float">
            <text:p>0.894989</text:p>
          </table:table-cell>
          <table:table-cell office:value-type="float" office:value="1.012512" calcext:value-type="float">
            <text:p>1.012512</text:p>
          </table:table-cell>
          <table:table-cell office:value-type="float" office:value="0.9938049" calcext:value-type="float">
            <text:p>0.9938049</text:p>
          </table:table-cell>
          <table:table-cell office:value-type="float" office:value="1.110474" calcext:value-type="float">
            <text:p>1.110474</text:p>
          </table:table-cell>
          <table:table-cell office:value-type="float" office:value="1.094421" calcext:value-type="float">
            <text:p>1.0944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8" calcext:value-type="float">
            <text:p>12031998</text:p>
          </table:table-cell>
          <table:table-cell office:value-type="float" office:value="15.96052" calcext:value-type="float">
            <text:p>15.96052</text:p>
          </table:table-cell>
          <table:table-cell office:value-type="float" office:value="-13.3" calcext:value-type="float">
            <text:p>-13.3</text:p>
          </table:table-cell>
          <table:table-cell office:value-type="float" office:value="-17.7" calcext:value-type="float">
            <text:p>-17.7</text:p>
          </table:table-cell>
          <table:table-cell office:value-type="float" office:value="0.1787505" calcext:value-type="float">
            <text:p>0.1787505</text:p>
          </table:table-cell>
          <table:table-cell office:value-type="float" office:value="0.1050037" calcext:value-type="float">
            <text:p>0.1050037</text:p>
          </table:table-cell>
          <table:table-cell office:value-type="float" office:value="491.22" calcext:value-type="float">
            <text:p>491.22</text:p>
          </table:table-cell>
          <table:table-cell office:value-type="float" office:value="0" calcext:value-type="float">
            <text:p>0</text:p>
          </table:table-cell>
          <table:table-cell office:value-type="float" office:value="0.5844421" calcext:value-type="float">
            <text:p>0.5844421</text:p>
          </table:table-cell>
          <table:table-cell office:value-type="float" office:value="0.5735779" calcext:value-type="float">
            <text:p>0.5735779</text:p>
          </table:table-cell>
          <table:table-cell office:value-type="float" office:value="0.7367859" calcext:value-type="float">
            <text:p>0.7367859</text:p>
          </table:table-cell>
          <table:table-cell office:value-type="float" office:value="0.7309265" calcext:value-type="float">
            <text:p>0.7309265</text:p>
          </table:table-cell>
          <table:table-cell office:value-type="float" office:value="0.8163757" calcext:value-type="float">
            <text:p>0.8163757</text:p>
          </table:table-cell>
          <table:table-cell office:value-type="float" office:value="0.8127747" calcext:value-type="float">
            <text:p>0.8127747</text:p>
          </table:table-cell>
          <table:table-cell office:value-type="float" office:value="0.9150085" calcext:value-type="float">
            <text:p>0.9150085</text:p>
          </table:table-cell>
          <table:table-cell office:value-type="float" office:value="0.9123535" calcext:value-type="float">
            <text:p>0.9123535</text:p>
          </table:table-cell>
          <table:table-cell office:value-type="float" office:value="1.013367" calcext:value-type="float">
            <text:p>1.013367</text:p>
          </table:table-cell>
          <table:table-cell office:value-type="float" office:value="1.011414" calcext:value-type="float">
            <text:p>1.011414</text:p>
          </table:table-cell>
          <table:table-cell office:value-type="float" office:value="1.111359" calcext:value-type="float">
            <text:p>1.111359</text:p>
          </table:table-cell>
          <table:table-cell office:value-type="float" office:value="1.109741" calcext:value-type="float">
            <text:p>1.1097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8" calcext:value-type="float">
            <text:p>13031998</text:p>
          </table:table-cell>
          <table:table-cell office:value-type="float" office:value="15.07918" calcext:value-type="float">
            <text:p>15.07918</text:p>
          </table:table-cell>
          <table:table-cell office:value-type="float" office:value="0.2" calcext:value-type="float">
            <text:p>0.2</text:p>
          </table:table-cell>
          <table:table-cell office:value-type="float" office:value="-18.5" calcext:value-type="float">
            <text:p>-18.5</text:p>
          </table:table-cell>
          <table:table-cell office:value-type="float" office:value="0.4241539" calcext:value-type="float">
            <text:p>0.4241539</text:p>
          </table:table-cell>
          <table:table-cell office:value-type="float" office:value="0.1253572" calcext:value-type="float">
            <text:p>0.1253572</text:p>
          </table:table-cell>
          <table:table-cell office:value-type="float" office:value="302.544" calcext:value-type="float">
            <text:p>302.544</text:p>
          </table:table-cell>
          <table:table-cell office:value-type="float" office:value="0" calcext:value-type="float">
            <text:p>0</text:p>
          </table:table-cell>
          <table:table-cell office:value-type="float" office:value="0.5734558" calcext:value-type="float">
            <text:p>0.5734558</text:p>
          </table:table-cell>
          <table:table-cell office:value-type="float" office:value="0.5565491" calcext:value-type="float">
            <text:p>0.5565491</text:p>
          </table:table-cell>
          <table:table-cell office:value-type="float" office:value="0.7308044" calcext:value-type="float">
            <text:p>0.7308044</text:p>
          </table:table-cell>
          <table:table-cell office:value-type="float" office:value="0.7181091" calcext:value-type="float">
            <text:p>0.7181091</text:p>
          </table:table-cell>
          <table:table-cell office:value-type="float" office:value="0.8127136" calcext:value-type="float">
            <text:p>0.8127136</text:p>
          </table:table-cell>
          <table:table-cell office:value-type="float" office:value="0.8021545" calcext:value-type="float">
            <text:p>0.8021545</text:p>
          </table:table-cell>
          <table:table-cell office:value-type="float" office:value="0.9122925" calcext:value-type="float">
            <text:p>0.9122925</text:p>
          </table:table-cell>
          <table:table-cell office:value-type="float" office:value="0.902832" calcext:value-type="float">
            <text:p>0.902832</text:p>
          </table:table-cell>
          <table:table-cell office:value-type="float" office:value="1.011353" calcext:value-type="float">
            <text:p>1.011353</text:p>
          </table:table-cell>
          <table:table-cell office:value-type="float" office:value="1.002716" calcext:value-type="float">
            <text:p>1.002716</text:p>
          </table:table-cell>
          <table:table-cell office:value-type="float" office:value="1.10968" calcext:value-type="float">
            <text:p>1.10968</text:p>
          </table:table-cell>
          <table:table-cell office:value-type="float" office:value="1.101715" calcext:value-type="float">
            <text:p>1.1017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8" calcext:value-type="float">
            <text:p>14031998</text:p>
          </table:table-cell>
          <table:table-cell office:value-type="float" office:value="8.04816" calcext:value-type="float">
            <text:p>8.04816</text:p>
          </table:table-cell>
          <table:table-cell office:value-type="float" office:value="-0.6" calcext:value-type="float">
            <text:p>-0.6</text:p>
          </table:table-cell>
          <table:table-cell office:value-type="float" office:value="-4.6" calcext:value-type="float">
            <text:p>-4.6</text:p>
          </table:table-cell>
          <table:table-cell office:value-type="float" office:value="0.5204338" calcext:value-type="float">
            <text:p>0.5204338</text:p>
          </table:table-cell>
          <table:table-cell office:value-type="float" office:value="0.3741273" calcext:value-type="float">
            <text:p>0.3741273</text:p>
          </table:table-cell>
          <table:table-cell office:value-type="float" office:value="467.424" calcext:value-type="float">
            <text:p>467.424</text:p>
          </table:table-cell>
          <table:table-cell office:value-type="float" office:value="1.2" calcext:value-type="float">
            <text:p>1.2</text:p>
          </table:table-cell>
          <table:table-cell office:value-type="float" office:value="0.5563965" calcext:value-type="float">
            <text:p>0.5563965</text:p>
          </table:table-cell>
          <table:table-cell office:value-type="float" office:value="0.550354" calcext:value-type="float">
            <text:p>0.550354</text:p>
          </table:table-cell>
          <table:table-cell office:value-type="float" office:value="0.7179871" calcext:value-type="float">
            <text:p>0.7179871</text:p>
          </table:table-cell>
          <table:table-cell office:value-type="float" office:value="0.7113953" calcext:value-type="float">
            <text:p>0.7113953</text:p>
          </table:table-cell>
          <table:table-cell office:value-type="float" office:value="0.802063" calcext:value-type="float">
            <text:p>0.802063</text:p>
          </table:table-cell>
          <table:table-cell office:value-type="float" office:value="0.7952576" calcext:value-type="float">
            <text:p>0.7952576</text:p>
          </table:table-cell>
          <table:table-cell office:value-type="float" office:value="0.90271" calcext:value-type="float">
            <text:p>0.90271</text:p>
          </table:table-cell>
          <table:table-cell office:value-type="float" office:value="0.894928" calcext:value-type="float">
            <text:p>0.894928</text:p>
          </table:table-cell>
          <table:table-cell office:value-type="float" office:value="1.002594" calcext:value-type="float">
            <text:p>1.002594</text:p>
          </table:table-cell>
          <table:table-cell office:value-type="float" office:value="0.993988" calcext:value-type="float">
            <text:p>0.993988</text:p>
          </table:table-cell>
          <table:table-cell office:value-type="float" office:value="1.101593" calcext:value-type="float">
            <text:p>1.101593</text:p>
          </table:table-cell>
          <table:table-cell office:value-type="float" office:value="1.092438" calcext:value-type="float">
            <text:p>1.0924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8" calcext:value-type="float">
            <text:p>15031998</text:p>
          </table:table-cell>
          <table:table-cell office:value-type="float" office:value="17.30803" calcext:value-type="float">
            <text:p>17.30803</text:p>
          </table:table-cell>
          <table:table-cell office:value-type="float" office:value="-1.3" calcext:value-type="float">
            <text:p>-1.3</text:p>
          </table:table-cell>
          <table:table-cell office:value-type="float" office:value="-7.6" calcext:value-type="float">
            <text:p>-7.6</text:p>
          </table:table-cell>
          <table:table-cell office:value-type="float" office:value="0.4200771" calcext:value-type="float">
            <text:p>0.4200771</text:p>
          </table:table-cell>
          <table:table-cell office:value-type="float" office:value="0.204469" calcext:value-type="float">
            <text:p>0.204469</text:p>
          </table:table-cell>
          <table:table-cell office:value-type="float" office:value="549.972" calcext:value-type="float">
            <text:p>549.972</text:p>
          </table:table-cell>
          <table:table-cell office:value-type="float" office:value="0" calcext:value-type="float">
            <text:p>0</text:p>
          </table:table-cell>
          <table:table-cell office:value-type="float" office:value="0.5502625" calcext:value-type="float">
            <text:p>0.5502625</text:p>
          </table:table-cell>
          <table:table-cell office:value-type="float" office:value="0.5332947" calcext:value-type="float">
            <text:p>0.5332947</text:p>
          </table:table-cell>
          <table:table-cell office:value-type="float" office:value="0.7113037" calcext:value-type="float">
            <text:p>0.7113037</text:p>
          </table:table-cell>
          <table:table-cell office:value-type="float" office:value="0.6975098" calcext:value-type="float">
            <text:p>0.6975098</text:p>
          </table:table-cell>
          <table:table-cell office:value-type="float" office:value="0.795166" calcext:value-type="float">
            <text:p>0.795166</text:p>
          </table:table-cell>
          <table:table-cell office:value-type="float" office:value="0.7827454" calcext:value-type="float">
            <text:p>0.7827454</text:p>
          </table:table-cell>
          <table:table-cell office:value-type="float" office:value="0.8948364" calcext:value-type="float">
            <text:p>0.8948364</text:p>
          </table:table-cell>
          <table:table-cell office:value-type="float" office:value="0.8833618" calcext:value-type="float">
            <text:p>0.8833618</text:p>
          </table:table-cell>
          <table:table-cell office:value-type="float" office:value="0.9938965" calcext:value-type="float">
            <text:p>0.9938965</text:p>
          </table:table-cell>
          <table:table-cell office:value-type="float" office:value="0.9829407" calcext:value-type="float">
            <text:p>0.9829407</text:p>
          </table:table-cell>
          <table:table-cell office:value-type="float" office:value="1.092377" calcext:value-type="float">
            <text:p>1.092377</text:p>
          </table:table-cell>
          <table:table-cell office:value-type="float" office:value="1.081726" calcext:value-type="float">
            <text:p>1.0817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8" calcext:value-type="float">
            <text:p>16031998</text:p>
          </table:table-cell>
          <table:table-cell office:value-type="float" office:value="19.11088" calcext:value-type="float">
            <text:p>19.11088</text:p>
          </table:table-cell>
          <table:table-cell office:value-type="float" office:value="-1.3" calcext:value-type="float">
            <text:p>-1.3</text:p>
          </table:table-cell>
          <table:table-cell office:value-type="float" office:value="-11.9" calcext:value-type="float">
            <text:p>-11.9</text:p>
          </table:table-cell>
          <table:table-cell office:value-type="float" office:value="0.2709185" calcext:value-type="float">
            <text:p>0.2709185</text:p>
          </table:table-cell>
          <table:table-cell office:value-type="float" office:value="0.1886314" calcext:value-type="float">
            <text:p>0.1886314</text:p>
          </table:table-cell>
          <table:table-cell office:value-type="float" office:value="205.38" calcext:value-type="float">
            <text:p>205.38</text:p>
          </table:table-cell>
          <table:table-cell office:value-type="float" office:value="0" calcext:value-type="float">
            <text:p>0</text:p>
          </table:table-cell>
          <table:table-cell office:value-type="float" office:value="0.5331421" calcext:value-type="float">
            <text:p>0.5331421</text:p>
          </table:table-cell>
          <table:table-cell office:value-type="float" office:value="0.5106506" calcext:value-type="float">
            <text:p>0.5106506</text:p>
          </table:table-cell>
          <table:table-cell office:value-type="float" office:value="0.6973572" calcext:value-type="float">
            <text:p>0.6973572</text:p>
          </table:table-cell>
          <table:table-cell office:value-type="float" office:value="0.6775208" calcext:value-type="float">
            <text:p>0.6775208</text:p>
          </table:table-cell>
          <table:table-cell office:value-type="float" office:value="0.7825928" calcext:value-type="float">
            <text:p>0.7825928</text:p>
          </table:table-cell>
          <table:table-cell office:value-type="float" office:value="0.7643738" calcext:value-type="float">
            <text:p>0.7643738</text:p>
          </table:table-cell>
          <table:table-cell office:value-type="float" office:value="0.8832092" calcext:value-type="float">
            <text:p>0.8832092</text:p>
          </table:table-cell>
          <table:table-cell office:value-type="float" office:value="0.8661499" calcext:value-type="float">
            <text:p>0.8661499</text:p>
          </table:table-cell>
          <table:table-cell office:value-type="float" office:value="0.9828186" calcext:value-type="float">
            <text:p>0.9828186</text:p>
          </table:table-cell>
          <table:table-cell office:value-type="float" office:value="0.9668274" calcext:value-type="float">
            <text:p>0.9668274</text:p>
          </table:table-cell>
          <table:table-cell office:value-type="float" office:value="1.081604" calcext:value-type="float">
            <text:p>1.081604</text:p>
          </table:table-cell>
          <table:table-cell office:value-type="float" office:value="1.066437" calcext:value-type="float">
            <text:p>1.0664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8" calcext:value-type="float">
            <text:p>17031998</text:p>
          </table:table-cell>
          <table:table-cell office:value-type="float" office:value="18.84342" calcext:value-type="float">
            <text:p>18.84342</text:p>
          </table:table-cell>
          <table:table-cell office:value-type="float" office:value="0.4" calcext:value-type="float">
            <text:p>0.4</text:p>
          </table:table-cell>
          <table:table-cell office:value-type="float" office:value="-12.7" calcext:value-type="float">
            <text:p>-12.7</text:p>
          </table:table-cell>
          <table:table-cell office:value-type="float" office:value="0.3475854" calcext:value-type="float">
            <text:p>0.3475854</text:p>
          </table:table-cell>
          <table:table-cell office:value-type="float" office:value="0.2183869" calcext:value-type="float">
            <text:p>0.2183869</text:p>
          </table:table-cell>
          <table:table-cell office:value-type="float" office:value="150.732" calcext:value-type="float">
            <text:p>150.732</text:p>
          </table:table-cell>
          <table:table-cell office:value-type="float" office:value="0" calcext:value-type="float">
            <text:p>0</text:p>
          </table:table-cell>
          <table:table-cell office:value-type="float" office:value="0.510498" calcext:value-type="float">
            <text:p>0.510498</text:p>
          </table:table-cell>
          <table:table-cell office:value-type="float" office:value="0.481781" calcext:value-type="float">
            <text:p>0.481781</text:p>
          </table:table-cell>
          <table:table-cell office:value-type="float" office:value="0.6773071" calcext:value-type="float">
            <text:p>0.6773071</text:p>
          </table:table-cell>
          <table:table-cell office:value-type="float" office:value="0.6517944" calcext:value-type="float">
            <text:p>0.6517944</text:p>
          </table:table-cell>
          <table:table-cell office:value-type="float" office:value="0.7641296" calcext:value-type="float">
            <text:p>0.7641296</text:p>
          </table:table-cell>
          <table:table-cell office:value-type="float" office:value="0.7401733" calcext:value-type="float">
            <text:p>0.7401733</text:p>
          </table:table-cell>
          <table:table-cell office:value-type="float" office:value="0.8659668" calcext:value-type="float">
            <text:p>0.8659668</text:p>
          </table:table-cell>
          <table:table-cell office:value-type="float" office:value="0.8438416" calcext:value-type="float">
            <text:p>0.8438416</text:p>
          </table:table-cell>
          <table:table-cell office:value-type="float" office:value="0.9666748" calcext:value-type="float">
            <text:p>0.9666748</text:p>
          </table:table-cell>
          <table:table-cell office:value-type="float" office:value="0.9460449" calcext:value-type="float">
            <text:p>0.9460449</text:p>
          </table:table-cell>
          <table:table-cell office:value-type="float" office:value="1.066223" calcext:value-type="float">
            <text:p>1.066223</text:p>
          </table:table-cell>
          <table:table-cell office:value-type="float" office:value="1.046814" calcext:value-type="float">
            <text:p>1.0468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8" calcext:value-type="float">
            <text:p>18031998</text:p>
          </table:table-cell>
          <table:table-cell office:value-type="float" office:value="11.78924" calcext:value-type="float">
            <text:p>11.78924</text:p>
          </table:table-cell>
          <table:table-cell office:value-type="float" office:value="3.3" calcext:value-type="float">
            <text:p>3.3</text:p>
          </table:table-cell>
          <table:table-cell office:value-type="float" office:value="-5.6" calcext:value-type="float">
            <text:p>-5.6</text:p>
          </table:table-cell>
          <table:table-cell office:value-type="float" office:value="0.3813225" calcext:value-type="float">
            <text:p>0.3813225</text:p>
          </table:table-cell>
          <table:table-cell office:value-type="float" office:value="0.2954535" calcext:value-type="float">
            <text:p>0.2954535</text:p>
          </table:table-cell>
          <table:table-cell office:value-type="float" office:value="263.88" calcext:value-type="float">
            <text:p>263.88</text:p>
          </table:table-cell>
          <table:table-cell office:value-type="float" office:value="0" calcext:value-type="float">
            <text:p>0</text:p>
          </table:table-cell>
          <table:table-cell office:value-type="float" office:value="0.4815979" calcext:value-type="float">
            <text:p>0.4815979</text:p>
          </table:table-cell>
          <table:table-cell office:value-type="float" office:value="0.4527893" calcext:value-type="float">
            <text:p>0.4527893</text:p>
          </table:table-cell>
          <table:table-cell office:value-type="float" office:value="0.6514893" calcext:value-type="float">
            <text:p>0.6514893</text:p>
          </table:table-cell>
          <table:table-cell office:value-type="float" office:value="0.6245117" calcext:value-type="float">
            <text:p>0.6245117</text:p>
          </table:table-cell>
          <table:table-cell office:value-type="float" office:value="0.7399597" calcext:value-type="float">
            <text:p>0.7399597</text:p>
          </table:table-cell>
          <table:table-cell office:value-type="float" office:value="0.7138367" calcext:value-type="float">
            <text:p>0.7138367</text:p>
          </table:table-cell>
          <table:table-cell office:value-type="float" office:value="0.8435669" calcext:value-type="float">
            <text:p>0.8435669</text:p>
          </table:table-cell>
          <table:table-cell office:value-type="float" office:value="0.8186035" calcext:value-type="float">
            <text:p>0.8186035</text:p>
          </table:table-cell>
          <table:table-cell office:value-type="float" office:value="0.9458313" calcext:value-type="float">
            <text:p>0.9458313</text:p>
          </table:table-cell>
          <table:table-cell office:value-type="float" office:value="0.921936" calcext:value-type="float">
            <text:p>0.921936</text:p>
          </table:table-cell>
          <table:table-cell office:value-type="float" office:value="1.04657" calcext:value-type="float">
            <text:p>1.04657</text:p>
          </table:table-cell>
          <table:table-cell office:value-type="float" office:value="1.023804" calcext:value-type="float">
            <text:p>1.0238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8" calcext:value-type="float">
            <text:p>19031998</text:p>
          </table:table-cell>
          <table:table-cell office:value-type="float" office:value="5.567688" calcext:value-type="float">
            <text:p>5.567688</text:p>
          </table:table-cell>
          <table:table-cell office:value-type="float" office:value="0.7" calcext:value-type="float">
            <text:p>0.7</text:p>
          </table:table-cell>
          <table:table-cell office:value-type="float" office:value="-2.1" calcext:value-type="float">
            <text:p>-2.1</text:p>
          </table:table-cell>
          <table:table-cell office:value-type="float" office:value="0.5456746" calcext:value-type="float">
            <text:p>0.5456746</text:p>
          </table:table-cell>
          <table:table-cell office:value-type="float" office:value="0.4611696" calcext:value-type="float">
            <text:p>0.4611696</text:p>
          </table:table-cell>
          <table:table-cell office:value-type="float" office:value="540.144" calcext:value-type="float">
            <text:p>540.144</text:p>
          </table:table-cell>
          <table:table-cell office:value-type="float" office:value="12.9" calcext:value-type="float">
            <text:p>12.9</text:p>
          </table:table-cell>
          <table:table-cell office:value-type="float" office:value="0.5226746" calcext:value-type="float">
            <text:p>0.5226746</text:p>
          </table:table-cell>
          <table:table-cell office:value-type="float" office:value="0.4458923" calcext:value-type="float">
            <text:p>0.4458923</text:p>
          </table:table-cell>
          <table:table-cell office:value-type="float" office:value="0.6659851" calcext:value-type="float">
            <text:p>0.6659851</text:p>
          </table:table-cell>
          <table:table-cell office:value-type="float" office:value="0.6167908" calcext:value-type="float">
            <text:p>0.6167908</text:p>
          </table:table-cell>
          <table:table-cell office:value-type="float" office:value="0.7410889" calcext:value-type="float">
            <text:p>0.7410889</text:p>
          </table:table-cell>
          <table:table-cell office:value-type="float" office:value="0.7053833" calcext:value-type="float">
            <text:p>0.7053833</text:p>
          </table:table-cell>
          <table:table-cell office:value-type="float" office:value="0.8318176" calcext:value-type="float">
            <text:p>0.8318176</text:p>
          </table:table-cell>
          <table:table-cell office:value-type="float" office:value="0.809082" calcext:value-type="float">
            <text:p>0.809082</text:p>
          </table:table-cell>
          <table:table-cell office:value-type="float" office:value="0.9242859" calcext:value-type="float">
            <text:p>0.9242859</text:p>
          </table:table-cell>
          <table:table-cell office:value-type="float" office:value="0.9113159" calcext:value-type="float">
            <text:p>0.9113159</text:p>
          </table:table-cell>
          <table:table-cell office:value-type="float" office:value="1.023529" calcext:value-type="float">
            <text:p>1.023529</text:p>
          </table:table-cell>
          <table:table-cell office:value-type="float" office:value="1.011871" calcext:value-type="float">
            <text:p>1.0118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8" calcext:value-type="float">
            <text:p>20031998</text:p>
          </table:table-cell>
          <table:table-cell office:value-type="float" office:value="12.10863" calcext:value-type="float">
            <text:p>12.10863</text:p>
          </table:table-cell>
          <table:table-cell office:value-type="float" office:value="1" calcext:value-type="float">
            <text:p>1</text:p>
          </table:table-cell>
          <table:table-cell office:value-type="float" office:value="-2.7" calcext:value-type="float">
            <text:p>-2.7</text:p>
          </table:table-cell>
          <table:table-cell office:value-type="float" office:value="0.5445458" calcext:value-type="float">
            <text:p>0.5445458</text:p>
          </table:table-cell>
          <table:table-cell office:value-type="float" office:value="0.4374894" calcext:value-type="float">
            <text:p>0.4374894</text:p>
          </table:table-cell>
          <table:table-cell office:value-type="float" office:value="311.04" calcext:value-type="float">
            <text:p>311.04</text:p>
          </table:table-cell>
          <table:table-cell office:value-type="float" office:value="3.4" calcext:value-type="float">
            <text:p>3.4</text:p>
          </table:table-cell>
          <table:table-cell office:value-type="float" office:value="0.5437012" calcext:value-type="float">
            <text:p>0.5437012</text:p>
          </table:table-cell>
          <table:table-cell office:value-type="float" office:value="0.5229187" calcext:value-type="float">
            <text:p>0.5229187</text:p>
          </table:table-cell>
          <table:table-cell office:value-type="float" office:value="0.6876526" calcext:value-type="float">
            <text:p>0.6876526</text:p>
          </table:table-cell>
          <table:table-cell office:value-type="float" office:value="0.6663208" calcext:value-type="float">
            <text:p>0.6663208</text:p>
          </table:table-cell>
          <table:table-cell office:value-type="float" office:value="0.7629395" calcext:value-type="float">
            <text:p>0.7629395</text:p>
          </table:table-cell>
          <table:table-cell office:value-type="float" office:value="0.7414246" calcext:value-type="float">
            <text:p>0.7414246</text:p>
          </table:table-cell>
          <table:table-cell office:value-type="float" office:value="0.852417" calcext:value-type="float">
            <text:p>0.852417</text:p>
          </table:table-cell>
          <table:table-cell office:value-type="float" office:value="0.8321838" calcext:value-type="float">
            <text:p>0.8321838</text:p>
          </table:table-cell>
          <table:table-cell office:value-type="float" office:value="0.9421997" calcext:value-type="float">
            <text:p>0.9421997</text:p>
          </table:table-cell>
          <table:table-cell office:value-type="float" office:value="0.9245911" calcext:value-type="float">
            <text:p>0.9245911</text:p>
          </table:table-cell>
          <table:table-cell office:value-type="float" office:value="1.032379" calcext:value-type="float">
            <text:p>1.032379</text:p>
          </table:table-cell>
          <table:table-cell office:value-type="float" office:value="1.018311" calcext:value-type="float">
            <text:p>1.0183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8" calcext:value-type="float">
            <text:p>21031998</text:p>
          </table:table-cell>
          <table:table-cell office:value-type="float" office:value="7.454808" calcext:value-type="float">
            <text:p>7.454808</text:p>
          </table:table-cell>
          <table:table-cell office:value-type="float" office:value="-1.9" calcext:value-type="float">
            <text:p>-1.9</text:p>
          </table:table-cell>
          <table:table-cell office:value-type="float" office:value="-4.6" calcext:value-type="float">
            <text:p>-4.6</text:p>
          </table:table-cell>
          <table:table-cell office:value-type="float" office:value="0.5024983" calcext:value-type="float">
            <text:p>0.5024983</text:p>
          </table:table-cell>
          <table:table-cell office:value-type="float" office:value="0.3443255" calcext:value-type="float">
            <text:p>0.3443255</text:p>
          </table:table-cell>
          <table:table-cell office:value-type="float" office:value="596.0161" calcext:value-type="float">
            <text:p>596.0161</text:p>
          </table:table-cell>
          <table:table-cell office:value-type="float" office:value="2.4" calcext:value-type="float">
            <text:p>2.4</text:p>
          </table:table-cell>
          <table:table-cell office:value-type="float" office:value="0.5548401" calcext:value-type="float">
            <text:p>0.5548401</text:p>
          </table:table-cell>
          <table:table-cell office:value-type="float" office:value="0.5437012" calcext:value-type="float">
            <text:p>0.5437012</text:p>
          </table:table-cell>
          <table:table-cell office:value-type="float" office:value="0.6967468" calcext:value-type="float">
            <text:p>0.6967468</text:p>
          </table:table-cell>
          <table:table-cell office:value-type="float" office:value="0.6877136" calcext:value-type="float">
            <text:p>0.6877136</text:p>
          </table:table-cell>
          <table:table-cell office:value-type="float" office:value="0.7708435" calcext:value-type="float">
            <text:p>0.7708435</text:p>
          </table:table-cell>
          <table:table-cell office:value-type="float" office:value="0.7630005" calcext:value-type="float">
            <text:p>0.7630005</text:p>
          </table:table-cell>
          <table:table-cell office:value-type="float" office:value="0.8590698" calcext:value-type="float">
            <text:p>0.8590698</text:p>
          </table:table-cell>
          <table:table-cell office:value-type="float" office:value="0.852478" calcext:value-type="float">
            <text:p>0.852478</text:p>
          </table:table-cell>
          <table:table-cell office:value-type="float" office:value="0.9475708" calcext:value-type="float">
            <text:p>0.9475708</text:p>
          </table:table-cell>
          <table:table-cell office:value-type="float" office:value="0.9422607" calcext:value-type="float">
            <text:p>0.9422607</text:p>
          </table:table-cell>
          <table:table-cell office:value-type="float" office:value="1.036194" calcext:value-type="float">
            <text:p>1.036194</text:p>
          </table:table-cell>
          <table:table-cell office:value-type="float" office:value="1.03244" calcext:value-type="float">
            <text:p>1.032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8" calcext:value-type="float">
            <text:p>22031998</text:p>
          </table:table-cell>
          <table:table-cell office:value-type="float" office:value="6.179363" calcext:value-type="float">
            <text:p>6.179363</text:p>
          </table:table-cell>
          <table:table-cell office:value-type="float" office:value="-2" calcext:value-type="float">
            <text:p>-2</text:p>
          </table:table-cell>
          <table:table-cell office:value-type="float" office:value="-7.1" calcext:value-type="float">
            <text:p>-7.1</text:p>
          </table:table-cell>
          <table:table-cell office:value-type="float" office:value="0.4822406" calcext:value-type="float">
            <text:p>0.4822406</text:p>
          </table:table-cell>
          <table:table-cell office:value-type="float" office:value="0.3568007" calcext:value-type="float">
            <text:p>0.3568007</text:p>
          </table:table-cell>
          <table:table-cell office:value-type="float" office:value="340.92" calcext:value-type="float">
            <text:p>340.92</text:p>
          </table:table-cell>
          <table:table-cell office:value-type="float" office:value="10.6" calcext:value-type="float">
            <text:p>10.6</text:p>
          </table:table-cell>
          <table:table-cell office:value-type="float" office:value="0.6020203" calcext:value-type="float">
            <text:p>0.6020203</text:p>
          </table:table-cell>
          <table:table-cell office:value-type="float" office:value="0.5547791" calcext:value-type="float">
            <text:p>0.5547791</text:p>
          </table:table-cell>
          <table:table-cell office:value-type="float" office:value="0.7298279" calcext:value-type="float">
            <text:p>0.7298279</text:p>
          </table:table-cell>
          <table:table-cell office:value-type="float" office:value="0.6967468" calcext:value-type="float">
            <text:p>0.6967468</text:p>
          </table:table-cell>
          <table:table-cell office:value-type="float" office:value="0.7969055" calcext:value-type="float">
            <text:p>0.7969055</text:p>
          </table:table-cell>
          <table:table-cell office:value-type="float" office:value="0.7709351" calcext:value-type="float">
            <text:p>0.7709351</text:p>
          </table:table-cell>
          <table:table-cell office:value-type="float" office:value="0.8780212" calcext:value-type="float">
            <text:p>0.8780212</text:p>
          </table:table-cell>
          <table:table-cell office:value-type="float" office:value="0.8591309" calcext:value-type="float">
            <text:p>0.8591309</text:p>
          </table:table-cell>
          <table:table-cell office:value-type="float" office:value="0.9607544" calcext:value-type="float">
            <text:p>0.9607544</text:p>
          </table:table-cell>
          <table:table-cell office:value-type="float" office:value="0.9475708" calcext:value-type="float">
            <text:p>0.9475708</text:p>
          </table:table-cell>
          <table:table-cell office:value-type="float" office:value="1.044861" calcext:value-type="float">
            <text:p>1.044861</text:p>
          </table:table-cell>
          <table:table-cell office:value-type="float" office:value="1.036224" calcext:value-type="float">
            <text:p>1.0362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8" calcext:value-type="float">
            <text:p>23031998</text:p>
          </table:table-cell>
          <table:table-cell office:value-type="float" office:value="9.613621" calcext:value-type="float">
            <text:p>9.613621</text:p>
          </table:table-cell>
          <table:table-cell office:value-type="float" office:value="-1" calcext:value-type="float">
            <text:p>-1</text:p>
          </table:table-cell>
          <table:table-cell office:value-type="float" office:value="-7.8" calcext:value-type="float">
            <text:p>-7.8</text:p>
          </table:table-cell>
          <table:table-cell office:value-type="float" office:value="0.4987179" calcext:value-type="float">
            <text:p>0.4987179</text:p>
          </table:table-cell>
          <table:table-cell office:value-type="float" office:value="0.3383332" calcext:value-type="float">
            <text:p>0.3383332</text:p>
          </table:table-cell>
          <table:table-cell office:value-type="float" office:value="245.052" calcext:value-type="float">
            <text:p>245.052</text:p>
          </table:table-cell>
          <table:table-cell office:value-type="float" office:value="0.4" calcext:value-type="float">
            <text:p>0.4</text:p>
          </table:table-cell>
          <table:table-cell office:value-type="float" office:value="0.6137085" calcext:value-type="float">
            <text:p>0.6137085</text:p>
          </table:table-cell>
          <table:table-cell office:value-type="float" office:value="0.602356" calcext:value-type="float">
            <text:p>0.602356</text:p>
          </table:table-cell>
          <table:table-cell office:value-type="float" office:value="0.7450562" calcext:value-type="float">
            <text:p>0.7450562</text:p>
          </table:table-cell>
          <table:table-cell office:value-type="float" office:value="0.7301331" calcext:value-type="float">
            <text:p>0.7301331</text:p>
          </table:table-cell>
          <table:table-cell office:value-type="float" office:value="0.8135986" calcext:value-type="float">
            <text:p>0.8135986</text:p>
          </table:table-cell>
          <table:table-cell office:value-type="float" office:value="0.7972412" calcext:value-type="float">
            <text:p>0.7972412</text:p>
          </table:table-cell>
          <table:table-cell office:value-type="float" office:value="0.8952026" calcext:value-type="float">
            <text:p>0.8952026</text:p>
          </table:table-cell>
          <table:table-cell office:value-type="float" office:value="0.8783569" calcext:value-type="float">
            <text:p>0.8783569</text:p>
          </table:table-cell>
          <table:table-cell office:value-type="float" office:value="0.9770813" calcext:value-type="float">
            <text:p>0.9770813</text:p>
          </table:table-cell>
          <table:table-cell office:value-type="float" office:value="0.9610596" calcext:value-type="float">
            <text:p>0.9610596</text:p>
          </table:table-cell>
          <table:table-cell office:value-type="float" office:value="1.059479" calcext:value-type="float">
            <text:p>1.059479</text:p>
          </table:table-cell>
          <table:table-cell office:value-type="float" office:value="1.045074" calcext:value-type="float">
            <text:p>1.0450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8" calcext:value-type="float">
            <text:p>24031998</text:p>
          </table:table-cell>
          <table:table-cell office:value-type="float" office:value="20.9469" calcext:value-type="float">
            <text:p>20.9469</text:p>
          </table:table-cell>
          <table:table-cell office:value-type="float" office:value="0.5" calcext:value-type="float">
            <text:p>0.5</text:p>
          </table:table-cell>
          <table:table-cell office:value-type="float" office:value="-8.3" calcext:value-type="float">
            <text:p>-8.3</text:p>
          </table:table-cell>
          <table:table-cell office:value-type="float" office:value="0.4533291" calcext:value-type="float">
            <text:p>0.4533291</text:p>
          </table:table-cell>
          <table:table-cell office:value-type="float" office:value="0.2436623" calcext:value-type="float">
            <text:p>0.2436623</text:p>
          </table:table-cell>
          <table:table-cell office:value-type="float" office:value="248.184" calcext:value-type="float">
            <text:p>248.184</text:p>
          </table:table-cell>
          <table:table-cell office:value-type="float" office:value="0" calcext:value-type="float">
            <text:p>0</text:p>
          </table:table-cell>
          <table:table-cell office:value-type="float" office:value="0.6143188" calcext:value-type="float">
            <text:p>0.6143188</text:p>
          </table:table-cell>
          <table:table-cell office:value-type="float" office:value="0.6125793" calcext:value-type="float">
            <text:p>0.6125793</text:p>
          </table:table-cell>
          <table:table-cell office:value-type="float" office:value="0.7468567" calcext:value-type="float">
            <text:p>0.7468567</text:p>
          </table:table-cell>
          <table:table-cell office:value-type="float" office:value="0.7451172" calcext:value-type="float">
            <text:p>0.7451172</text:p>
          </table:table-cell>
          <table:table-cell office:value-type="float" office:value="0.8161926" calcext:value-type="float">
            <text:p>0.8161926</text:p>
          </table:table-cell>
          <table:table-cell office:value-type="float" office:value="0.8136597" calcext:value-type="float">
            <text:p>0.8136597</text:p>
          </table:table-cell>
          <table:table-cell office:value-type="float" office:value="0.8987122" calcext:value-type="float">
            <text:p>0.8987122</text:p>
          </table:table-cell>
          <table:table-cell office:value-type="float" office:value="0.8952942" calcext:value-type="float">
            <text:p>0.8952942</text:p>
          </table:table-cell>
          <table:table-cell office:value-type="float" office:value="0.9811096" calcext:value-type="float">
            <text:p>0.9811096</text:p>
          </table:table-cell>
          <table:table-cell office:value-type="float" office:value="0.9771729" calcext:value-type="float">
            <text:p>0.9771729</text:p>
          </table:table-cell>
          <table:table-cell office:value-type="float" office:value="1.063568" calcext:value-type="float">
            <text:p>1.063568</text:p>
          </table:table-cell>
          <table:table-cell office:value-type="float" office:value="1.05957" calcext:value-type="float">
            <text:p>1.059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8" calcext:value-type="float">
            <text:p>25031998</text:p>
          </table:table-cell>
          <table:table-cell office:value-type="float" office:value="19.32131" calcext:value-type="float">
            <text:p>19.32131</text:p>
          </table:table-cell>
          <table:table-cell office:value-type="float" office:value="4.5" calcext:value-type="float">
            <text:p>4.5</text:p>
          </table:table-cell>
          <table:table-cell office:value-type="float" office:value="-11.8" calcext:value-type="float">
            <text:p>-11.8</text:p>
          </table:table-cell>
          <table:table-cell office:value-type="float" office:value="0.5483372" calcext:value-type="float">
            <text:p>0.5483372</text:p>
          </table:table-cell>
          <table:table-cell office:value-type="float" office:value="0.2483582" calcext:value-type="float">
            <text:p>0.2483582</text:p>
          </table:table-cell>
          <table:table-cell office:value-type="float" office:value="263.556" calcext:value-type="float">
            <text:p>263.556</text:p>
          </table:table-cell>
          <table:table-cell office:value-type="float" office:value="0" calcext:value-type="float">
            <text:p>0</text:p>
          </table:table-cell>
          <table:table-cell office:value-type="float" office:value="0.6125183" calcext:value-type="float">
            <text:p>0.6125183</text:p>
          </table:table-cell>
          <table:table-cell office:value-type="float" office:value="0.6009216" calcext:value-type="float">
            <text:p>0.6009216</text:p>
          </table:table-cell>
          <table:table-cell office:value-type="float" office:value="0.7463989" calcext:value-type="float">
            <text:p>0.7463989</text:p>
          </table:table-cell>
          <table:table-cell office:value-type="float" office:value="0.7384338" calcext:value-type="float">
            <text:p>0.7384338</text:p>
          </table:table-cell>
          <table:table-cell office:value-type="float" office:value="0.8161621" calcext:value-type="float">
            <text:p>0.8161621</text:p>
          </table:table-cell>
          <table:table-cell office:value-type="float" office:value="0.809967" calcext:value-type="float">
            <text:p>0.809967</text:p>
          </table:table-cell>
          <table:table-cell office:value-type="float" office:value="0.8988037" calcext:value-type="float">
            <text:p>0.8988037</text:p>
          </table:table-cell>
          <table:table-cell office:value-type="float" office:value="0.8942566" calcext:value-type="float">
            <text:p>0.8942566</text:p>
          </table:table-cell>
          <table:table-cell office:value-type="float" office:value="0.9812622" calcext:value-type="float">
            <text:p>0.9812622</text:p>
          </table:table-cell>
          <table:table-cell office:value-type="float" office:value="0.9779358" calcext:value-type="float">
            <text:p>0.9779358</text:p>
          </table:table-cell>
          <table:table-cell office:value-type="float" office:value="1.063751" calcext:value-type="float">
            <text:p>1.063751</text:p>
          </table:table-cell>
          <table:table-cell office:value-type="float" office:value="1.061218" calcext:value-type="float">
            <text:p>1.0612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8" calcext:value-type="float">
            <text:p>26031998</text:p>
          </table:table-cell>
          <table:table-cell office:value-type="float" office:value="3.082608" calcext:value-type="float">
            <text:p>3.082608</text:p>
          </table:table-cell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0.8872858" calcext:value-type="float">
            <text:p>0.8872858</text:p>
          </table:table-cell>
          <table:table-cell office:value-type="float" office:value="0.5345185" calcext:value-type="float">
            <text:p>0.5345185</text:p>
          </table:table-cell>
          <table:table-cell office:value-type="float" office:value="261.432" calcext:value-type="float">
            <text:p>261.432</text:p>
          </table:table-cell>
          <table:table-cell office:value-type="float" office:value="11.2" calcext:value-type="float">
            <text:p>11.2</text:p>
          </table:table-cell>
          <table:table-cell office:value-type="float" office:value="0.6007996" calcext:value-type="float">
            <text:p>0.6007996</text:p>
          </table:table-cell>
          <table:table-cell office:value-type="float" office:value="0.5155945" calcext:value-type="float">
            <text:p>0.5155945</text:p>
          </table:table-cell>
          <table:table-cell office:value-type="float" office:value="0.7384033" calcext:value-type="float">
            <text:p>0.7384033</text:p>
          </table:table-cell>
          <table:table-cell office:value-type="float" office:value="0.6540222" calcext:value-type="float">
            <text:p>0.6540222</text:p>
          </table:table-cell>
          <table:table-cell office:value-type="float" office:value="0.8098755" calcext:value-type="float">
            <text:p>0.8098755</text:p>
          </table:table-cell>
          <table:table-cell office:value-type="float" office:value="0.7285767" calcext:value-type="float">
            <text:p>0.7285767</text:p>
          </table:table-cell>
          <table:table-cell office:value-type="float" office:value="0.894165" calcext:value-type="float">
            <text:p>0.894165</text:p>
          </table:table-cell>
          <table:table-cell office:value-type="float" office:value="0.8268127" calcext:value-type="float">
            <text:p>0.8268127</text:p>
          </table:table-cell>
          <table:table-cell office:value-type="float" office:value="0.9778442" calcext:value-type="float">
            <text:p>0.9778442</text:p>
          </table:table-cell>
          <table:table-cell office:value-type="float" office:value="0.9224243" calcext:value-type="float">
            <text:p>0.9224243</text:p>
          </table:table-cell>
          <table:table-cell office:value-type="float" office:value="1.061157" calcext:value-type="float">
            <text:p>1.061157</text:p>
          </table:table-cell>
          <table:table-cell office:value-type="float" office:value="1.016357" calcext:value-type="float">
            <text:p>1.0163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8" calcext:value-type="float">
            <text:p>27031998</text:p>
          </table:table-cell>
          <table:table-cell office:value-type="float" office:value="10.28556" calcext:value-type="float">
            <text:p>10.28556</text:p>
          </table:table-cell>
          <table:table-cell office:value-type="float" office:value="13.6" calcext:value-type="float">
            <text:p>13.6</text:p>
          </table:table-cell>
          <table:table-cell office:value-type="float" office:value="2.3" calcext:value-type="float">
            <text:p>2.3</text:p>
          </table:table-cell>
          <table:table-cell office:value-type="float" office:value="1.330555" calcext:value-type="float">
            <text:p>1.330555</text:p>
          </table:table-cell>
          <table:table-cell office:value-type="float" office:value="0.7095982" calcext:value-type="float">
            <text:p>0.7095982</text:p>
          </table:table-cell>
          <table:table-cell office:value-type="float" office:value="321.336" calcext:value-type="float">
            <text:p>321.336</text:p>
          </table:table-cell>
          <table:table-cell office:value-type="float" office:value="0" calcext:value-type="float">
            <text:p>0</text:p>
          </table:table-cell>
          <table:table-cell office:value-type="float" office:value="0.5605469" calcext:value-type="float">
            <text:p>0.5605469</text:p>
          </table:table-cell>
          <table:table-cell office:value-type="float" office:value="0.468689" calcext:value-type="float">
            <text:p>0.468689</text:p>
          </table:table-cell>
          <table:table-cell office:value-type="float" office:value="0.6865234" calcext:value-type="float">
            <text:p>0.6865234</text:p>
          </table:table-cell>
          <table:table-cell office:value-type="float" office:value="0.6091003" calcext:value-type="float">
            <text:p>0.6091003</text:p>
          </table:table-cell>
          <table:table-cell office:value-type="float" office:value="0.7530518" calcext:value-type="float">
            <text:p>0.7530518</text:p>
          </table:table-cell>
          <table:table-cell office:value-type="float" office:value="0.6840515" calcext:value-type="float">
            <text:p>0.6840515</text:p>
          </table:table-cell>
          <table:table-cell office:value-type="float" office:value="0.8382874" calcext:value-type="float">
            <text:p>0.8382874</text:p>
          </table:table-cell>
          <table:table-cell office:value-type="float" office:value="0.7805176" calcext:value-type="float">
            <text:p>0.7805176</text:p>
          </table:table-cell>
          <table:table-cell office:value-type="float" office:value="0.925415" calcext:value-type="float">
            <text:p>0.925415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1.016113" calcext:value-type="float">
            <text:p>1.016113</text:p>
          </table:table-cell>
          <table:table-cell office:value-type="float" office:value="0.9734802" calcext:value-type="float">
            <text:p>0.97348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8" calcext:value-type="float">
            <text:p>28031998</text:p>
          </table:table-cell>
          <table:table-cell office:value-type="float" office:value="16.21253" calcext:value-type="float">
            <text:p>16.21253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.1</text:p>
          </table:table-cell>
          <table:table-cell office:value-type="float" office:value="1.618302" calcext:value-type="float">
            <text:p>1.618302</text:p>
          </table:table-cell>
          <table:table-cell office:value-type="float" office:value="1.059963" calcext:value-type="float">
            <text:p>1.059963</text:p>
          </table:table-cell>
          <table:table-cell office:value-type="float" office:value="254.952" calcext:value-type="float">
            <text:p>254.952</text:p>
          </table:table-cell>
          <table:table-cell office:value-type="float" office:value="8" calcext:value-type="float">
            <text:p>8</text:p>
          </table:table-cell>
          <table:table-cell office:value-type="float" office:value="0.468811" calcext:value-type="float">
            <text:p>0.468811</text:p>
          </table:table-cell>
          <table:table-cell office:value-type="float" office:value="0.2815552" calcext:value-type="float">
            <text:p>0.2815552</text:p>
          </table:table-cell>
          <table:table-cell office:value-type="float" office:value="0.6087952" calcext:value-type="float">
            <text:p>0.6087952</text:p>
          </table:table-cell>
          <table:table-cell office:value-type="float" office:value="0.4451294" calcext:value-type="float">
            <text:p>0.4451294</text:p>
          </table:table-cell>
          <table:table-cell office:value-type="float" office:value="0.6836243" calcext:value-type="float">
            <text:p>0.6836243</text:p>
          </table:table-cell>
          <table:table-cell office:value-type="float" office:value="0.5373535" calcext:value-type="float">
            <text:p>0.5373535</text:p>
          </table:table-cell>
          <table:table-cell office:value-type="float" office:value="0.7800903" calcext:value-type="float">
            <text:p>0.7800903</text:p>
          </table:table-cell>
          <table:table-cell office:value-type="float" office:value="0.6539307" calcext:value-type="float">
            <text:p>0.6539307</text:p>
          </table:table-cell>
          <table:table-cell office:value-type="float" office:value="0.8765259" calcext:value-type="float">
            <text:p>0.8765259</text:p>
          </table:table-cell>
          <table:table-cell office:value-type="float" office:value="0.7680359" calcext:value-type="float">
            <text:p>0.7680359</text:p>
          </table:table-cell>
          <table:table-cell office:value-type="float" office:value="0.9729309" calcext:value-type="float">
            <text:p>0.9729309</text:p>
          </table:table-cell>
          <table:table-cell office:value-type="float" office:value="0.8772278" calcext:value-type="float">
            <text:p>0.87722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8" calcext:value-type="float">
            <text:p>29031998</text:p>
          </table:table-cell>
          <table:table-cell office:value-type="float" office:value="6.624072" calcext:value-type="float">
            <text:p>6.624072</text:p>
          </table:table-cell>
          <table:table-cell office:value-type="float" office:value="10.6" calcext:value-type="float">
            <text:p>10.6</text:p>
          </table:table-cell>
          <table:table-cell office:value-type="float" office:value="1.7" calcext:value-type="float">
            <text:p>1.7</text:p>
          </table:table-cell>
          <table:table-cell office:value-type="float" office:value="1.253756" calcext:value-type="float">
            <text:p>1.253756</text:p>
          </table:table-cell>
          <table:table-cell office:value-type="float" office:value="0.6800876" calcext:value-type="float">
            <text:p>0.6800876</text:p>
          </table:table-cell>
          <table:table-cell office:value-type="float" office:value="401.256" calcext:value-type="float">
            <text:p>401.256</text:p>
          </table:table-cell>
          <table:table-cell office:value-type="float" office:value="1" calcext:value-type="float">
            <text:p>1</text:p>
          </table:table-cell>
          <table:table-cell office:value-type="float" office:value="0.28302" calcext:value-type="float">
            <text:p>0.28302</text:p>
          </table:table-cell>
          <table:table-cell office:value-type="float" office:value="0.2095337" calcext:value-type="float">
            <text:p>0.2095337</text:p>
          </table:table-cell>
          <table:table-cell office:value-type="float" office:value="0.4441833" calcext:value-type="float">
            <text:p>0.4441833</text:p>
          </table:table-cell>
          <table:table-cell office:value-type="float" office:value="0.3822632" calcext:value-type="float">
            <text:p>0.3822632</text:p>
          </table:table-cell>
          <table:table-cell office:value-type="float" office:value="0.5361023" calcext:value-type="float">
            <text:p>0.5361023</text:p>
          </table:table-cell>
          <table:table-cell office:value-type="float" office:value="0.4720764" calcext:value-type="float">
            <text:p>0.4720764</text:p>
          </table:table-cell>
          <table:table-cell office:value-type="float" office:value="0.6522522" calcext:value-type="float">
            <text:p>0.6522522</text:p>
          </table:table-cell>
          <table:table-cell office:value-type="float" office:value="0.5860901" calcext:value-type="float">
            <text:p>0.5860901</text:p>
          </table:table-cell>
          <table:table-cell office:value-type="float" office:value="0.7661133" calcext:value-type="float">
            <text:p>0.7661133</text:p>
          </table:table-cell>
          <table:table-cell office:value-type="float" office:value="0.6959839" calcext:value-type="float">
            <text:p>0.6959839</text:p>
          </table:table-cell>
          <table:table-cell office:value-type="float" office:value="0.8753662" calcext:value-type="float">
            <text:p>0.8753662</text:p>
          </table:table-cell>
          <table:table-cell office:value-type="float" office:value="0.8034363" calcext:value-type="float">
            <text:p>0.80343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8" calcext:value-type="float">
            <text:p>30031998</text:p>
          </table:table-cell>
          <table:table-cell office:value-type="float" office:value="14.54839" calcext:value-type="float">
            <text:p>14.54839</text:p>
          </table:table-cell>
          <table:table-cell office:value-type="float" office:value="23.2" calcext:value-type="float">
            <text:p>23.2</text:p>
          </table:table-cell>
          <table:table-cell office:value-type="float" office:value="1.6" calcext:value-type="float">
            <text:p>1.6</text:p>
          </table:table-cell>
          <table:table-cell office:value-type="float" office:value="2.006981" calcext:value-type="float">
            <text:p>2.006981</text:p>
          </table:table-cell>
          <table:table-cell office:value-type="float" office:value="0.6752772" calcext:value-type="float">
            <text:p>0.6752772</text:p>
          </table:table-cell>
          <table:table-cell office:value-type="float" office:value="362.7" calcext:value-type="float">
            <text:p>362.7</text:p>
          </table:table-cell>
          <table:table-cell office:value-type="float" office:value="10.5" calcext:value-type="float">
            <text:p>10.5</text:p>
          </table:table-cell>
          <table:table-cell office:value-type="float" office:value="0.3670959" calcext:value-type="float">
            <text:p>0.3670959</text:p>
          </table:table-cell>
          <table:table-cell office:value-type="float" office:value="0.2303162" calcext:value-type="float">
            <text:p>0.2303162</text:p>
          </table:table-cell>
          <table:table-cell office:value-type="float" office:value="0.4595337" calcext:value-type="float">
            <text:p>0.4595337</text:p>
          </table:table-cell>
          <table:table-cell office:value-type="float" office:value="0.3894043" calcext:value-type="float">
            <text:p>0.3894043</text:p>
          </table:table-cell>
          <table:table-cell office:value-type="float" office:value="0.5150146" calcext:value-type="float">
            <text:p>0.5150146</text:p>
          </table:table-cell>
          <table:table-cell office:value-type="float" office:value="0.4709778" calcext:value-type="float">
            <text:p>0.4709778</text:p>
          </table:table-cell>
          <table:table-cell office:value-type="float" office:value="0.5963135" calcext:value-type="float">
            <text:p>0.5963135</text:p>
          </table:table-cell>
          <table:table-cell office:value-type="float" office:value="0.5750122" calcext:value-type="float">
            <text:p>0.5750122</text:p>
          </table:table-cell>
          <table:table-cell office:value-type="float" office:value="0.6959229" calcext:value-type="float">
            <text:p>0.6959229</text:p>
          </table:table-cell>
          <table:table-cell office:value-type="float" office:value="0.6756897" calcext:value-type="float">
            <text:p>0.6756897</text:p>
          </table:table-cell>
          <table:table-cell office:value-type="float" office:value="0.8032532" calcext:value-type="float">
            <text:p>0.8032532</text:p>
          </table:table-cell>
          <table:table-cell office:value-type="float" office:value="0.7690125" calcext:value-type="float">
            <text:p>0.7690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8" calcext:value-type="float">
            <text:p>31031998</text:p>
          </table:table-cell>
          <table:table-cell office:value-type="float" office:value="9.537552" calcext:value-type="float">
            <text:p>9.537552</text:p>
          </table:table-cell>
          <table:table-cell office:value-type="float" office:value="17.6" calcext:value-type="float">
            <text:p>17.6</text:p>
          </table:table-cell>
          <table:table-cell office:value-type="float" office:value="3.7" calcext:value-type="float">
            <text:p>3.7</text:p>
          </table:table-cell>
          <table:table-cell office:value-type="float" office:value="1.746758" calcext:value-type="float">
            <text:p>1.746758</text:p>
          </table:table-cell>
          <table:table-cell office:value-type="float" office:value="0.7829766" calcext:value-type="float">
            <text:p>0.7829766</text:p>
          </table:table-cell>
          <table:table-cell office:value-type="float" office:value="349.92" calcext:value-type="float">
            <text:p>349.92</text:p>
          </table:table-cell>
          <table:table-cell office:value-type="float" office:value="12.1" calcext:value-type="float">
            <text:p>12.1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0.312439" calcext:value-type="float">
            <text:p>0.312439</text:p>
          </table:table-cell>
          <table:table-cell office:value-type="float" office:value="0.4777832" calcext:value-type="float">
            <text:p>0.4777832</text:p>
          </table:table-cell>
          <table:table-cell office:value-type="float" office:value="0.4220581" calcext:value-type="float">
            <text:p>0.4220581</text:p>
          </table:table-cell>
          <table:table-cell office:value-type="float" office:value="0.5329895" calcext:value-type="float">
            <text:p>0.5329895</text:p>
          </table:table-cell>
          <table:table-cell office:value-type="float" office:value="0.4871216" calcext:value-type="float">
            <text:p>0.4871216</text:p>
          </table:table-cell>
          <table:table-cell office:value-type="float" office:value="0.6110229" calcext:value-type="float">
            <text:p>0.6110229</text:p>
          </table:table-cell>
          <table:table-cell office:value-type="float" office:value="0.5739136" calcext:value-type="float">
            <text:p>0.5739136</text:p>
          </table:table-cell>
          <table:table-cell office:value-type="float" office:value="0.6922607" calcext:value-type="float">
            <text:p>0.6922607</text:p>
          </table:table-cell>
          <table:table-cell office:value-type="float" office:value="0.6654053" calcext:value-type="float">
            <text:p>0.6654053</text:p>
          </table:table-cell>
          <table:table-cell office:value-type="float" office:value="0.7746582" calcext:value-type="float">
            <text:p>0.7746582</text:p>
          </table:table-cell>
          <table:table-cell office:value-type="float" office:value="0.7554321" calcext:value-type="float">
            <text:p>0.75543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8" calcext:value-type="float">
            <text:p>1041998</text:p>
          </table:table-cell>
          <table:table-cell office:value-type="float" office:value="2.938428" calcext:value-type="float">
            <text:p>2.938428</text:p>
          </table:table-cell>
          <table:table-cell office:value-type="float" office:value="4.8" calcext:value-type="float">
            <text:p>4.8</text:p>
          </table:table-cell>
          <table:table-cell office:value-type="float" office:value="2.6" calcext:value-type="float">
            <text:p>2.6</text:p>
          </table:table-cell>
          <table:table-cell office:value-type="float" office:value="0.8453257" calcext:value-type="float">
            <text:p>0.8453257</text:p>
          </table:table-cell>
          <table:table-cell office:value-type="float" office:value="0.7083191" calcext:value-type="float">
            <text:p>0.7083191</text:p>
          </table:table-cell>
          <table:table-cell office:value-type="float" office:value="453.42" calcext:value-type="float">
            <text:p>453.42</text:p>
          </table:table-cell>
          <table:table-cell office:value-type="float" office:value="17.5" calcext:value-type="float">
            <text:p>17.5</text:p>
          </table:table-cell>
          <table:table-cell office:value-type="float" office:value="0.4031372" calcext:value-type="float">
            <text:p>0.4031372</text:p>
          </table:table-cell>
          <table:table-cell office:value-type="float" office:value="0.3334045" calcext:value-type="float">
            <text:p>0.3334045</text:p>
          </table:table-cell>
          <table:table-cell office:value-type="float" office:value="0.5068054" calcext:value-type="float">
            <text:p>0.5068054</text:p>
          </table:table-cell>
          <table:table-cell office:value-type="float" office:value="0.4520569" calcext:value-type="float">
            <text:p>0.4520569</text:p>
          </table:table-cell>
          <table:table-cell office:value-type="float" office:value="0.5634766" calcext:value-type="float">
            <text:p>0.5634766</text:p>
          </table:table-cell>
          <table:table-cell office:value-type="float" office:value="0.5162964" calcext:value-type="float">
            <text:p>0.5162964</text:p>
          </table:table-cell>
          <table:table-cell office:value-type="float" office:value="0.6389465" calcext:value-type="float">
            <text:p>0.6389465</text:p>
          </table:table-cell>
          <table:table-cell office:value-type="float" office:value="0.6012268" calcext:value-type="float">
            <text:p>0.6012268</text:p>
          </table:table-cell>
          <table:table-cell office:value-type="float" office:value="0.7168274" calcext:value-type="float">
            <text:p>0.7168274</text:p>
          </table:table-cell>
          <table:table-cell office:value-type="float" office:value="0.687561" calcext:value-type="float">
            <text:p>0.687561</text:p>
          </table:table-cell>
          <table:table-cell office:value-type="float" office:value="0.7970581" calcext:value-type="float">
            <text:p>0.7970581</text:p>
          </table:table-cell>
          <table:table-cell office:value-type="float" office:value="0.7741394" calcext:value-type="float">
            <text:p>0.77413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8" calcext:value-type="float">
            <text:p>2041998</text:p>
          </table:table-cell>
          <table:table-cell office:value-type="float" office:value="2.467548" calcext:value-type="float">
            <text:p>2.467548</text:p>
          </table:table-cell>
          <table:table-cell office:value-type="float" office:value="4.9" calcext:value-type="float">
            <text:p>4.9</text:p>
          </table:table-cell>
          <table:table-cell office:value-type="float" office:value="2.8" calcext:value-type="float">
            <text:p>2.8</text:p>
          </table:table-cell>
          <table:table-cell office:value-type="float" office:value="0.8512095" calcext:value-type="float">
            <text:p>0.8512095</text:p>
          </table:table-cell>
          <table:table-cell office:value-type="float" office:value="0.7350642" calcext:value-type="float">
            <text:p>0.7350642</text:p>
          </table:table-cell>
          <table:table-cell office:value-type="float" office:value="238.788" calcext:value-type="float">
            <text:p>238.788</text:p>
          </table:table-cell>
          <table:table-cell office:value-type="float" office:value="11.4" calcext:value-type="float">
            <text:p>11.4</text:p>
          </table:table-cell>
          <table:table-cell office:value-type="float" office:value="0.3843689" calcext:value-type="float">
            <text:p>0.3843689</text:p>
          </table:table-cell>
          <table:table-cell office:value-type="float" office:value="0.3268127" calcext:value-type="float">
            <text:p>0.3268127</text:p>
          </table:table-cell>
          <table:table-cell office:value-type="float" office:value="0.4922485" calcext:value-type="float">
            <text:p>0.4922485</text:p>
          </table:table-cell>
          <table:table-cell office:value-type="float" office:value="0.4512024" calcext:value-type="float">
            <text:p>0.4512024</text:p>
          </table:table-cell>
          <table:table-cell office:value-type="float" office:value="0.5508118" calcext:value-type="float">
            <text:p>0.5508118</text:p>
          </table:table-cell>
          <table:table-cell office:value-type="float" office:value="0.5152893" calcext:value-type="float">
            <text:p>0.5152893</text:p>
          </table:table-cell>
          <table:table-cell office:value-type="float" office:value="0.6283569" calcext:value-type="float">
            <text:p>0.6283569</text:p>
          </table:table-cell>
          <table:table-cell office:value-type="float" office:value="0.5998535" calcext:value-type="float">
            <text:p>0.5998535</text:p>
          </table:table-cell>
          <table:table-cell office:value-type="float" office:value="0.7078247" calcext:value-type="float">
            <text:p>0.7078247</text:p>
          </table:table-cell>
          <table:table-cell office:value-type="float" office:value="0.6856079" calcext:value-type="float">
            <text:p>0.6856079</text:p>
          </table:table-cell>
          <table:table-cell office:value-type="float" office:value="0.7893677" calcext:value-type="float">
            <text:p>0.7893677</text:p>
          </table:table-cell>
          <table:table-cell office:value-type="float" office:value="0.7716064" calcext:value-type="float">
            <text:p>0.77160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8" calcext:value-type="float">
            <text:p>3041998</text:p>
          </table:table-cell>
          <table:table-cell office:value-type="float" office:value="9.130571" calcext:value-type="float">
            <text:p>9.130571</text:p>
          </table:table-cell>
          <table:table-cell office:value-type="float" office:value="7.5" calcext:value-type="float">
            <text:p>7.5</text:p>
          </table:table-cell>
          <table:table-cell office:value-type="float" office:value="2.8" calcext:value-type="float">
            <text:p>2.8</text:p>
          </table:table-cell>
          <table:table-cell office:value-type="float" office:value="0.8854065" calcext:value-type="float">
            <text:p>0.8854065</text:p>
          </table:table-cell>
          <table:table-cell office:value-type="float" office:value="0.6498811" calcext:value-type="float">
            <text:p>0.6498811</text:p>
          </table:table-cell>
          <table:table-cell office:value-type="float" office:value="329.436" calcext:value-type="float">
            <text:p>329.436</text:p>
          </table:table-cell>
          <table:table-cell office:value-type="float" office:value="0.4" calcext:value-type="float">
            <text:p>0.4</text:p>
          </table:table-cell>
          <table:table-cell office:value-type="float" office:value="0.375824" calcext:value-type="float">
            <text:p>0.375824</text:p>
          </table:table-cell>
          <table:table-cell office:value-type="float" office:value="0.3361511" calcext:value-type="float">
            <text:p>0.3361511</text:p>
          </table:table-cell>
          <table:table-cell office:value-type="float" office:value="0.4881592" calcext:value-type="float">
            <text:p>0.4881592</text:p>
          </table:table-cell>
          <table:table-cell office:value-type="float" office:value="0.4611206" calcext:value-type="float">
            <text:p>0.4611206</text:p>
          </table:table-cell>
          <table:table-cell office:value-type="float" office:value="0.5476685" calcext:value-type="float">
            <text:p>0.5476685</text:p>
          </table:table-cell>
          <table:table-cell office:value-type="float" office:value="0.5267029" calcext:value-type="float">
            <text:p>0.5267029</text:p>
          </table:table-cell>
          <table:table-cell office:value-type="float" office:value="0.6260071" calcext:value-type="float">
            <text:p>0.6260071</text:p>
          </table:table-cell>
          <table:table-cell office:value-type="float" office:value="0.60672" calcext:value-type="float">
            <text:p>0.60672</text:p>
          </table:table-cell>
          <table:table-cell office:value-type="float" office:value="0.7063293" calcext:value-type="float">
            <text:p>0.7063293</text:p>
          </table:table-cell>
          <table:table-cell office:value-type="float" office:value="0.6903687" calcext:value-type="float">
            <text:p>0.6903687</text:p>
          </table:table-cell>
          <table:table-cell office:value-type="float" office:value="0.7880249" calcext:value-type="float">
            <text:p>0.7880249</text:p>
          </table:table-cell>
          <table:table-cell office:value-type="float" office:value="0.7753296" calcext:value-type="float">
            <text:p>0.77532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8" calcext:value-type="float">
            <text:p>4041998</text:p>
          </table:table-cell>
          <table:table-cell office:value-type="float" office:value="6.92892" calcext:value-type="float">
            <text:p>6.92892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0.6360065" calcext:value-type="float">
            <text:p>0.6360065</text:p>
          </table:table-cell>
          <table:table-cell office:value-type="float" office:value="0.4904045" calcext:value-type="float">
            <text:p>0.4904045</text:p>
          </table:table-cell>
          <table:table-cell office:value-type="float" office:value="343.62" calcext:value-type="float">
            <text:p>343.62</text:p>
          </table:table-cell>
          <table:table-cell office:value-type="float" office:value="0" calcext:value-type="float">
            <text:p>0</text:p>
          </table:table-cell>
          <table:table-cell office:value-type="float" office:value="0.3464355" calcext:value-type="float">
            <text:p>0.3464355</text:p>
          </table:table-cell>
          <table:table-cell office:value-type="float" office:value="0.3300781" calcext:value-type="float">
            <text:p>0.3300781</text:p>
          </table:table-cell>
          <table:table-cell office:value-type="float" office:value="0.4714355" calcext:value-type="float">
            <text:p>0.4714355</text:p>
          </table:table-cell>
          <table:table-cell office:value-type="float" office:value="0.4603577" calcext:value-type="float">
            <text:p>0.4603577</text:p>
          </table:table-cell>
          <table:table-cell office:value-type="float" office:value="0.5372314" calcext:value-type="float">
            <text:p>0.5372314</text:p>
          </table:table-cell>
          <table:table-cell office:value-type="float" office:value="0.5283203" calcext:value-type="float">
            <text:p>0.5283203</text:p>
          </table:table-cell>
          <table:table-cell office:value-type="float" office:value="0.6204224" calcext:value-type="float">
            <text:p>0.6204224</text:p>
          </table:table-cell>
          <table:table-cell office:value-type="float" office:value="0.613678" calcext:value-type="float">
            <text:p>0.613678</text:p>
          </table:table-cell>
          <table:table-cell office:value-type="float" office:value="0.7035217" calcext:value-type="float">
            <text:p>0.7035217</text:p>
          </table:table-cell>
          <table:table-cell office:value-type="float" office:value="0.6986084" calcext:value-type="float">
            <text:p>0.6986084</text:p>
          </table:table-cell>
          <table:table-cell office:value-type="float" office:value="0.7865601" calcext:value-type="float">
            <text:p>0.7865601</text:p>
          </table:table-cell>
          <table:table-cell office:value-type="float" office:value="0.7823181" calcext:value-type="float">
            <text:p>0.78231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8" calcext:value-type="float">
            <text:p>5041998</text:p>
          </table:table-cell>
          <table:table-cell office:value-type="float" office:value="21.34958" calcext:value-type="float">
            <text:p>21.34958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5791785" calcext:value-type="float">
            <text:p>0.5791785</text:p>
          </table:table-cell>
          <table:table-cell office:value-type="float" office:value="0.4939059" calcext:value-type="float">
            <text:p>0.4939059</text:p>
          </table:table-cell>
          <table:table-cell office:value-type="float" office:value="461.484" calcext:value-type="float">
            <text:p>461.484</text:p>
          </table:table-cell>
          <table:table-cell office:value-type="float" office:value="0" calcext:value-type="float">
            <text:p>0</text:p>
          </table:table-cell>
          <table:table-cell office:value-type="float" office:value="0.3299866" calcext:value-type="float">
            <text:p>0.3299866</text:p>
          </table:table-cell>
          <table:table-cell office:value-type="float" office:value="0.2615051" calcext:value-type="float">
            <text:p>0.2615051</text:p>
          </table:table-cell>
          <table:table-cell office:value-type="float" office:value="0.4605103" calcext:value-type="float">
            <text:p>0.4605103</text:p>
          </table:table-cell>
          <table:table-cell office:value-type="float" office:value="0.4047852" calcext:value-type="float">
            <text:p>0.4047852</text:p>
          </table:table-cell>
          <table:table-cell office:value-type="float" office:value="0.5284424" calcext:value-type="float">
            <text:p>0.5284424</text:p>
          </table:table-cell>
          <table:table-cell office:value-type="float" office:value="0.479248" calcext:value-type="float">
            <text:p>0.479248</text:p>
          </table:table-cell>
          <table:table-cell office:value-type="float" office:value="0.613678" calcext:value-type="float">
            <text:p>0.613678</text:p>
          </table:table-cell>
          <table:table-cell office:value-type="float" office:value="0.5725098" calcext:value-type="float">
            <text:p>0.5725098</text:p>
          </table:table-cell>
          <table:table-cell office:value-type="float" office:value="0.6986084" calcext:value-type="float">
            <text:p>0.6986084</text:p>
          </table:table-cell>
          <table:table-cell office:value-type="float" office:value="0.6650696" calcext:value-type="float">
            <text:p>0.6650696</text:p>
          </table:table-cell>
          <table:table-cell office:value-type="float" office:value="0.7831116" calcext:value-type="float">
            <text:p>0.7831116</text:p>
          </table:table-cell>
          <table:table-cell office:value-type="float" office:value="0.7565918" calcext:value-type="float">
            <text:p>0.75659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8" calcext:value-type="float">
            <text:p>6041998</text:p>
          </table:table-cell>
          <table:table-cell office:value-type="float" office:value="22.71553" calcext:value-type="float">
            <text:p>22.71553</text:p>
          </table:table-cell>
          <table:table-cell office:value-type="float" office:value="12.2" calcext:value-type="float">
            <text:p>12.2</text:p>
          </table:table-cell>
          <table:table-cell office:value-type="float" office:value="0.5" calcext:value-type="float">
            <text:p>0.5</text:p>
          </table:table-cell>
          <table:table-cell office:value-type="float" office:value="0.5843223" calcext:value-type="float">
            <text:p>0.5843223</text:p>
          </table:table-cell>
          <table:table-cell office:value-type="float" office:value="0.4309562" calcext:value-type="float">
            <text:p>0.4309562</text:p>
          </table:table-cell>
          <table:table-cell office:value-type="float" office:value="444.276" calcext:value-type="float">
            <text:p>444.276</text:p>
          </table:table-cell>
          <table:table-cell office:value-type="float" office:value="0" calcext:value-type="float">
            <text:p>0</text:p>
          </table:table-cell>
          <table:table-cell office:value-type="float" office:value="0.2627869" calcext:value-type="float">
            <text:p>0.2627869</text:p>
          </table:table-cell>
          <table:table-cell office:value-type="float" office:value="0.1984863" calcext:value-type="float">
            <text:p>0.1984863</text:p>
          </table:table-cell>
          <table:table-cell office:value-type="float" office:value="0.4045715" calcext:value-type="float">
            <text:p>0.4045715</text:p>
          </table:table-cell>
          <table:table-cell office:value-type="float" office:value="0.3512573" calcext:value-type="float">
            <text:p>0.3512573</text:p>
          </table:table-cell>
          <table:table-cell office:value-type="float" office:value="0.4790649" calcext:value-type="float">
            <text:p>0.4790649</text:p>
          </table:table-cell>
          <table:table-cell office:value-type="float" office:value="0.4300842" calcext:value-type="float">
            <text:p>0.4300842</text:p>
          </table:table-cell>
          <table:table-cell office:value-type="float" office:value="0.5723267" calcext:value-type="float">
            <text:p>0.5723267</text:p>
          </table:table-cell>
          <table:table-cell office:value-type="float" office:value="0.5295715" calcext:value-type="float">
            <text:p>0.5295715</text:p>
          </table:table-cell>
          <table:table-cell office:value-type="float" office:value="0.6647949" calcext:value-type="float">
            <text:p>0.6647949</text:p>
          </table:table-cell>
          <table:table-cell office:value-type="float" office:value="0.6264648" calcext:value-type="float">
            <text:p>0.6264648</text:p>
          </table:table-cell>
          <table:table-cell office:value-type="float" office:value="0.7563477" calcext:value-type="float">
            <text:p>0.7563477</text:p>
          </table:table-cell>
          <table:table-cell office:value-type="float" office:value="0.7208557" calcext:value-type="float">
            <text:p>0.72085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8" calcext:value-type="float">
            <text:p>7041998</text:p>
          </table:table-cell>
          <table:table-cell office:value-type="float" office:value="22.61756" calcext:value-type="float">
            <text:p>22.61756</text:p>
          </table:table-cell>
          <table:table-cell office:value-type="float" office:value="13.3" calcext:value-type="float">
            <text:p>13.3</text:p>
          </table:table-cell>
          <table:table-cell office:value-type="float" office:value="0.3" calcext:value-type="float">
            <text:p>0.3</text:p>
          </table:table-cell>
          <table:table-cell office:value-type="float" office:value="0.6010349" calcext:value-type="float">
            <text:p>0.6010349</text:p>
          </table:table-cell>
          <table:table-cell office:value-type="float" office:value="0.422783" calcext:value-type="float">
            <text:p>0.422783</text:p>
          </table:table-cell>
          <table:table-cell office:value-type="float" office:value="288.144" calcext:value-type="float">
            <text:p>288.144</text:p>
          </table:table-cell>
          <table:table-cell office:value-type="float" office:value="0" calcext:value-type="float">
            <text:p>0</text:p>
          </table:table-cell>
          <table:table-cell office:value-type="float" office:value="0.4132996" calcext:value-type="float">
            <text:p>0.4132996</text:p>
          </table:table-cell>
          <table:table-cell office:value-type="float" office:value="0.263092" calcext:value-type="float">
            <text:p>0.263092</text:p>
          </table:table-cell>
          <table:table-cell office:value-type="float" office:value="0.4963074" calcext:value-type="float">
            <text:p>0.4963074</text:p>
          </table:table-cell>
          <table:table-cell office:value-type="float" office:value="0.3884583" calcext:value-type="float">
            <text:p>0.3884583</text:p>
          </table:table-cell>
          <table:table-cell office:value-type="float" office:value="0.540741" calcext:value-type="float">
            <text:p>0.540741</text:p>
          </table:table-cell>
          <table:table-cell office:value-type="float" office:value="0.4543152" calcext:value-type="float">
            <text:p>0.4543152</text:p>
          </table:table-cell>
          <table:table-cell office:value-type="float" office:value="0.603363" calcext:value-type="float">
            <text:p>0.603363</text:p>
          </table:table-cell>
          <table:table-cell office:value-type="float" office:value="0.5408936" calcext:value-type="float">
            <text:p>0.5408936</text:p>
          </table:table-cell>
          <table:table-cell office:value-type="float" office:value="0.6721191" calcext:value-type="float">
            <text:p>0.6721191</text:p>
          </table:table-cell>
          <table:table-cell office:value-type="float" office:value="0.6300659" calcext:value-type="float">
            <text:p>0.6300659</text:p>
          </table:table-cell>
          <table:table-cell office:value-type="float" office:value="0.7462158" calcext:value-type="float">
            <text:p>0.7462158</text:p>
          </table:table-cell>
          <table:table-cell office:value-type="float" office:value="0.7211609" calcext:value-type="float">
            <text:p>0.72116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8" calcext:value-type="float">
            <text:p>8041998</text:p>
          </table:table-cell>
          <table:table-cell office:value-type="float" office:value="19.65317" calcext:value-type="float">
            <text:p>19.65317</text:p>
          </table:table-cell>
          <table:table-cell office:value-type="float" office:value="13.6" calcext:value-type="float">
            <text:p>13.6</text:p>
          </table:table-cell>
          <table:table-cell office:value-type="float" office:value="0.5" calcext:value-type="float">
            <text:p>0.5</text:p>
          </table:table-cell>
          <table:table-cell office:value-type="float" office:value="0.648509" calcext:value-type="float">
            <text:p>0.648509</text:p>
          </table:table-cell>
          <table:table-cell office:value-type="float" office:value="0.4382324" calcext:value-type="float">
            <text:p>0.4382324</text:p>
          </table:table-cell>
          <table:table-cell office:value-type="float" office:value="277.848" calcext:value-type="float">
            <text:p>277.848</text:p>
          </table:table-cell>
          <table:table-cell office:value-type="float" office:value="0" calcext:value-type="float">
            <text:p>0</text:p>
          </table:table-cell>
          <table:table-cell office:value-type="float" office:value="0.4353638" calcext:value-type="float">
            <text:p>0.4353638</text:p>
          </table:table-cell>
          <table:table-cell office:value-type="float" office:value="0.3775024" calcext:value-type="float">
            <text:p>0.3775024</text:p>
          </table:table-cell>
          <table:table-cell office:value-type="float" office:value="0.5237427" calcext:value-type="float">
            <text:p>0.5237427</text:p>
          </table:table-cell>
          <table:table-cell office:value-type="float" office:value="0.4873352" calcext:value-type="float">
            <text:p>0.4873352</text:p>
          </table:table-cell>
          <table:table-cell office:value-type="float" office:value="0.5714417" calcext:value-type="float">
            <text:p>0.5714417</text:p>
          </table:table-cell>
          <table:table-cell office:value-type="float" office:value="0.5418396" calcext:value-type="float">
            <text:p>0.5418396</text:p>
          </table:table-cell>
          <table:table-cell office:value-type="float" office:value="0.6360779" calcext:value-type="float">
            <text:p>0.6360779</text:p>
          </table:table-cell>
          <table:table-cell office:value-type="float" office:value="0.6044617" calcext:value-type="float">
            <text:p>0.6044617</text:p>
          </table:table-cell>
          <table:table-cell office:value-type="float" office:value="0.7050476" calcext:value-type="float">
            <text:p>0.7050476</text:p>
          </table:table-cell>
          <table:table-cell office:value-type="float" office:value="0.6730347" calcext:value-type="float">
            <text:p>0.6730347</text:p>
          </table:table-cell>
          <table:table-cell office:value-type="float" office:value="0.7772827" calcext:value-type="float">
            <text:p>0.7772827</text:p>
          </table:table-cell>
          <table:table-cell office:value-type="float" office:value="0.7469788" calcext:value-type="float">
            <text:p>0.74697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8" calcext:value-type="float">
            <text:p>9041998</text:p>
          </table:table-cell>
          <table:table-cell office:value-type="float" office:value="21.48749" calcext:value-type="float">
            <text:p>21.48749</text:p>
          </table:table-cell>
          <table:table-cell office:value-type="float" office:value="11.3" calcext:value-type="float">
            <text:p>11.3</text:p>
          </table:table-cell>
          <table:table-cell office:value-type="float" office:value="1.6" calcext:value-type="float">
            <text:p>1.6</text:p>
          </table:table-cell>
          <table:table-cell office:value-type="float" office:value="0.465108" calcext:value-type="float">
            <text:p>0.465108</text:p>
          </table:table-cell>
          <table:table-cell office:value-type="float" office:value="0.3657872" calcext:value-type="float">
            <text:p>0.3657872</text:p>
          </table:table-cell>
          <table:table-cell office:value-type="float" office:value="395.892" calcext:value-type="float">
            <text:p>395.892</text:p>
          </table:table-cell>
          <table:table-cell office:value-type="float" office:value="0" calcext:value-type="float">
            <text:p>0</text:p>
          </table:table-cell>
          <table:table-cell office:value-type="float" office:value="0.3980408" calcext:value-type="float">
            <text:p>0.3980408</text:p>
          </table:table-cell>
          <table:table-cell office:value-type="float" office:value="0.3297424" calcext:value-type="float">
            <text:p>0.3297424</text:p>
          </table:table-cell>
          <table:table-cell office:value-type="float" office:value="0.5056152" calcext:value-type="float">
            <text:p>0.5056152</text:p>
          </table:table-cell>
          <table:table-cell office:value-type="float" office:value="0.4581909" calcext:value-type="float">
            <text:p>0.4581909</text:p>
          </table:table-cell>
          <table:table-cell office:value-type="float" office:value="0.5620422" calcext:value-type="float">
            <text:p>0.5620422</text:p>
          </table:table-cell>
          <table:table-cell office:value-type="float" office:value="0.5244751" calcext:value-type="float">
            <text:p>0.5244751</text:p>
          </table:table-cell>
          <table:table-cell office:value-type="float" office:value="0.634552" calcext:value-type="float">
            <text:p>0.634552</text:p>
          </table:table-cell>
          <table:table-cell office:value-type="float" office:value="0.6069946" calcext:value-type="float">
            <text:p>0.6069946</text:p>
          </table:table-cell>
          <table:table-cell office:value-type="float" office:value="0.7082825" calcext:value-type="float">
            <text:p>0.7082825</text:p>
          </table:table-cell>
          <table:table-cell office:value-type="float" office:value="0.688324" calcext:value-type="float">
            <text:p>0.688324</text:p>
          </table:table-cell>
          <table:table-cell office:value-type="float" office:value="0.7830505" calcext:value-type="float">
            <text:p>0.7830505</text:p>
          </table:table-cell>
          <table:table-cell office:value-type="float" office:value="0.7689514" calcext:value-type="float">
            <text:p>0.76895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8" calcext:value-type="float">
            <text:p>10041998</text:p>
          </table:table-cell>
          <table:table-cell office:value-type="float" office:value="23.94326" calcext:value-type="float">
            <text:p>23.94326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3838531" calcext:value-type="float">
            <text:p>0.3838531</text:p>
          </table:table-cell>
          <table:table-cell office:value-type="float" office:value="0.2976647" calcext:value-type="float">
            <text:p>0.2976647</text:p>
          </table:table-cell>
          <table:table-cell office:value-type="float" office:value="410.796" calcext:value-type="float">
            <text:p>410.796</text:p>
          </table:table-cell>
          <table:table-cell office:value-type="float" office:value="0" calcext:value-type="float">
            <text:p>0</text:p>
          </table:table-cell>
          <table:table-cell office:value-type="float" office:value="0.4491272" calcext:value-type="float">
            <text:p>0.4491272</text:p>
          </table:table-cell>
          <table:table-cell office:value-type="float" office:value="0.1004028" calcext:value-type="float">
            <text:p>0.1004028</text:p>
          </table:table-cell>
          <table:table-cell office:value-type="float" office:value="0.4892883" calcext:value-type="float">
            <text:p>0.4892883</text:p>
          </table:table-cell>
          <table:table-cell office:value-type="float" office:value="0.3201599" calcext:value-type="float">
            <text:p>0.3201599</text:p>
          </table:table-cell>
          <table:table-cell office:value-type="float" office:value="0.526947" calcext:value-type="float">
            <text:p>0.526947</text:p>
          </table:table-cell>
          <table:table-cell office:value-type="float" office:value="0.4295044" calcext:value-type="float">
            <text:p>0.4295044</text:p>
          </table:table-cell>
          <table:table-cell office:value-type="float" office:value="0.606781" calcext:value-type="float">
            <text:p>0.606781</text:p>
          </table:table-cell>
          <table:table-cell office:value-type="float" office:value="0.54776" calcext:value-type="float">
            <text:p>0.54776</text:p>
          </table:table-cell>
          <table:table-cell office:value-type="float" office:value="0.6881409" calcext:value-type="float">
            <text:p>0.6881409</text:p>
          </table:table-cell>
          <table:table-cell office:value-type="float" office:value="0.6505127" calcext:value-type="float">
            <text:p>0.6505127</text:p>
          </table:table-cell>
          <table:table-cell office:value-type="float" office:value="0.7688293" calcext:value-type="float">
            <text:p>0.7688293</text:p>
          </table:table-cell>
          <table:table-cell office:value-type="float" office:value="0.7432861" calcext:value-type="float">
            <text:p>0.74328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8" calcext:value-type="float">
            <text:p>11041998</text:p>
          </table:table-cell>
          <table:table-cell office:value-type="float" office:value="23.7744" calcext:value-type="float">
            <text:p>23.7744</text:p>
          </table:table-cell>
          <table:table-cell office:value-type="float" office:value="13" calcext:value-type="float">
            <text:p>13</text:p>
          </table:table-cell>
          <table:table-cell office:value-type="float" office:value="-1.5" calcext:value-type="float">
            <text:p>-1.5</text:p>
          </table:table-cell>
          <table:table-cell office:value-type="float" office:value="0.555096" calcext:value-type="float">
            <text:p>0.555096</text:p>
          </table:table-cell>
          <table:table-cell office:value-type="float" office:value="0.3462628" calcext:value-type="float">
            <text:p>0.3462628</text:p>
          </table:table-cell>
          <table:table-cell office:value-type="float" office:value="153.36" calcext:value-type="float">
            <text:p>153.36</text:p>
          </table:table-cell>
          <table:table-cell office:value-type="float" office:value="0" calcext:value-type="float">
            <text:p>0</text:p>
          </table:table-cell>
          <table:table-cell office:value-type="float" office:value="4.868469" calcext:value-type="float">
            <text:p>4.868469</text:p>
          </table:table-cell>
          <table:table-cell office:value-type="float" office:value="-0.3110046" calcext:value-type="float">
            <text:p>-0.3110046</text:p>
          </table:table-cell>
          <table:table-cell office:value-type="float" office:value="3.141815" calcext:value-type="float">
            <text:p>3.141815</text:p>
          </table:table-cell>
          <table:table-cell office:value-type="float" office:value="0.06976318" calcext:value-type="float">
            <text:p>0.06976318</text:p>
          </table:table-cell>
          <table:table-cell office:value-type="float" office:value="2.489014" calcext:value-type="float">
            <text:p>2.489014</text:p>
          </table:table-cell>
          <table:table-cell office:value-type="float" office:value="0.2444153" calcext:value-type="float">
            <text:p>0.2444153</text:p>
          </table:table-cell>
          <table:table-cell office:value-type="float" office:value="1.93045" calcext:value-type="float">
            <text:p>1.93045</text:p>
          </table:table-cell>
          <table:table-cell office:value-type="float" office:value="0.412323" calcext:value-type="float">
            <text:p>0.412323</text:p>
          </table:table-cell>
          <table:table-cell office:value-type="float" office:value="1.597046" calcext:value-type="float">
            <text:p>1.597046</text:p>
          </table:table-cell>
          <table:table-cell office:value-type="float" office:value="0.548584" calcext:value-type="float">
            <text:p>0.548584</text:p>
          </table:table-cell>
          <table:table-cell office:value-type="float" office:value="1.415924" calcext:value-type="float">
            <text:p>1.415924</text:p>
          </table:table-cell>
          <table:table-cell office:value-type="float" office:value="0.664856" calcext:value-type="float">
            <text:p>0.6648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8" calcext:value-type="float">
            <text:p>12041998</text:p>
          </table:table-cell>
          <table:table-cell office:value-type="float" office:value="24.12071" calcext:value-type="float">
            <text:p>24.12071</text:p>
          </table:table-cell>
          <table:table-cell office:value-type="float" office:value="16.7" calcext:value-type="float">
            <text:p>16.7</text:p>
          </table:table-cell>
          <table:table-cell office:value-type="float" office:value="-2.5" calcext:value-type="float">
            <text:p>-2.5</text:p>
          </table:table-cell>
          <table:table-cell office:value-type="float" office:value="0.6262733" calcext:value-type="float">
            <text:p>0.6262733</text:p>
          </table:table-cell>
          <table:table-cell office:value-type="float" office:value="0.4675049" calcext:value-type="float">
            <text:p>0.4675049</text:p>
          </table:table-cell>
          <table:table-cell office:value-type="float" office:value="126.612" calcext:value-type="float">
            <text:p>126.612</text:p>
          </table:table-cell>
          <table:table-cell office:value-type="float" office:value="0" calcext:value-type="float">
            <text:p>0</text:p>
          </table:table-cell>
          <table:table-cell office:value-type="float" office:value="15.68265" calcext:value-type="float">
            <text:p>15.68265</text:p>
          </table:table-cell>
          <table:table-cell office:value-type="float" office:value="-0.46521" calcext:value-type="float">
            <text:p>-0.46521</text:p>
          </table:table-cell>
          <table:table-cell office:value-type="float" office:value="10.23035" calcext:value-type="float">
            <text:p>10.23035</text:p>
          </table:table-cell>
          <table:table-cell office:value-type="float" office:value="0.2138062" calcext:value-type="float">
            <text:p>0.2138062</text:p>
          </table:table-cell>
          <table:table-cell office:value-type="float" office:value="8.015106" calcext:value-type="float">
            <text:p>8.015106</text:p>
          </table:table-cell>
          <table:table-cell office:value-type="float" office:value="0.5325928" calcext:value-type="float">
            <text:p>0.5325928</text:p>
          </table:table-cell>
          <table:table-cell office:value-type="float" office:value="6.047119" calcext:value-type="float">
            <text:p>6.047119</text:p>
          </table:table-cell>
          <table:table-cell office:value-type="float" office:value="0.7960205" calcext:value-type="float">
            <text:p>0.7960205</text:p>
          </table:table-cell>
          <table:table-cell office:value-type="float" office:value="4.695404" calcext:value-type="float">
            <text:p>4.695404</text:p>
          </table:table-cell>
          <table:table-cell office:value-type="float" office:value="0.9595032" calcext:value-type="float">
            <text:p>0.9595032</text:p>
          </table:table-cell>
          <table:table-cell office:value-type="float" office:value="3.781097" calcext:value-type="float">
            <text:p>3.781097</text:p>
          </table:table-cell>
          <table:table-cell office:value-type="float" office:value="1.063965" calcext:value-type="float">
            <text:p>1.0639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8" calcext:value-type="float">
            <text:p>13041998</text:p>
          </table:table-cell>
          <table:table-cell office:value-type="float" office:value="23.36764" calcext:value-type="float">
            <text:p>23.36764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0.6485533" calcext:value-type="float">
            <text:p>0.6485533</text:p>
          </table:table-cell>
          <table:table-cell office:value-type="float" office:value="0.544296" calcext:value-type="float">
            <text:p>0.544296</text:p>
          </table:table-cell>
          <table:table-cell office:value-type="float" office:value="267.228" calcext:value-type="float">
            <text:p>267.228</text:p>
          </table:table-cell>
          <table:table-cell office:value-type="float" office:value="0" calcext:value-type="float">
            <text:p>0</text:p>
          </table:table-cell>
          <table:table-cell office:value-type="float" office:value="26.40424" calcext:value-type="float">
            <text:p>26.40424</text:p>
          </table:table-cell>
          <table:table-cell office:value-type="float" office:value="-0.447052" calcext:value-type="float">
            <text:p>-0.447052</text:p>
          </table:table-cell>
          <table:table-cell office:value-type="float" office:value="17.15149" calcext:value-type="float">
            <text:p>17.15149</text:p>
          </table:table-cell>
          <table:table-cell office:value-type="float" office:value="1.058319" calcext:value-type="float">
            <text:p>1.058319</text:p>
          </table:table-cell>
          <table:table-cell office:value-type="float" office:value="13.17645" calcext:value-type="float">
            <text:p>13.17645</text:p>
          </table:table-cell>
          <table:table-cell office:value-type="float" office:value="1.747162" calcext:value-type="float">
            <text:p>1.747162</text:p>
          </table:table-cell>
          <table:table-cell office:value-type="float" office:value="10.2186" calcext:value-type="float">
            <text:p>10.2186</text:p>
          </table:table-cell>
          <table:table-cell office:value-type="float" office:value="2.284729" calcext:value-type="float">
            <text:p>2.284729</text:p>
          </table:table-cell>
          <table:table-cell office:value-type="float" office:value="8.135406" calcext:value-type="float">
            <text:p>8.135406</text:p>
          </table:table-cell>
          <table:table-cell office:value-type="float" office:value="2.540039" calcext:value-type="float">
            <text:p>2.540039</text:p>
          </table:table-cell>
          <table:table-cell office:value-type="float" office:value="6.648407" calcext:value-type="float">
            <text:p>6.648407</text:p>
          </table:table-cell>
          <table:table-cell office:value-type="float" office:value="2.608124" calcext:value-type="float">
            <text:p>2.6081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8" calcext:value-type="float">
            <text:p>14041998</text:p>
          </table:table-cell>
          <table:table-cell office:value-type="float" office:value="23.89009" calcext:value-type="float">
            <text:p>23.89009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office:value-type="float" office:value="0.6316181" calcext:value-type="float">
            <text:p>0.6316181</text:p>
          </table:table-cell>
          <table:table-cell office:value-type="float" office:value="0.5288442" calcext:value-type="float">
            <text:p>0.5288442</text:p>
          </table:table-cell>
          <table:table-cell office:value-type="float" office:value="547.524" calcext:value-type="float">
            <text:p>547.524</text:p>
          </table:table-cell>
          <table:table-cell office:value-type="float" office:value="0" calcext:value-type="float">
            <text:p>0</text:p>
          </table:table-cell>
          <table:table-cell office:value-type="float" office:value="28.38525" calcext:value-type="float">
            <text:p>28.38525</text:p>
          </table:table-cell>
          <table:table-cell office:value-type="float" office:value="1.836243" calcext:value-type="float">
            <text:p>1.836243</text:p>
          </table:table-cell>
          <table:table-cell office:value-type="float" office:value="19.05295" calcext:value-type="float">
            <text:p>19.05295</text:p>
          </table:table-cell>
          <table:table-cell office:value-type="float" office:value="3.641724" calcext:value-type="float">
            <text:p>3.641724</text:p>
          </table:table-cell>
          <table:table-cell office:value-type="float" office:value="15.25381" calcext:value-type="float">
            <text:p>15.25381</text:p>
          </table:table-cell>
          <table:table-cell office:value-type="float" office:value="4.390381" calcext:value-type="float">
            <text:p>4.390381</text:p>
          </table:table-cell>
          <table:table-cell office:value-type="float" office:value="12.31372" calcext:value-type="float">
            <text:p>12.31372</text:p>
          </table:table-cell>
          <table:table-cell office:value-type="float" office:value="4.921631" calcext:value-type="float">
            <text:p>4.921631</text:p>
          </table:table-cell>
          <table:table-cell office:value-type="float" office:value="10.14603" calcext:value-type="float">
            <text:p>10.14603</text:p>
          </table:table-cell>
          <table:table-cell office:value-type="float" office:value="5.066437" calcext:value-type="float">
            <text:p>5.066437</text:p>
          </table:table-cell>
          <table:table-cell office:value-type="float" office:value="8.552032" calcext:value-type="float">
            <text:p>8.552032</text:p>
          </table:table-cell>
          <table:table-cell office:value-type="float" office:value="4.955017" calcext:value-type="float">
            <text:p>4.9550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8" calcext:value-type="float">
            <text:p>15041998</text:p>
          </table:table-cell>
          <table:table-cell office:value-type="float" office:value="16.64531" calcext:value-type="float">
            <text:p>16.64531</text:p>
          </table:table-cell>
          <table:table-cell office:value-type="float" office:value="18.9" calcext:value-type="float">
            <text:p>18.9</text:p>
          </table:table-cell>
          <table:table-cell office:value-type="float" office:value="7" calcext:value-type="float">
            <text:p>7</text:p>
          </table:table-cell>
          <table:table-cell office:value-type="float" office:value="0.7639436" calcext:value-type="float">
            <text:p>0.7639436</text:p>
          </table:table-cell>
          <table:table-cell office:value-type="float" office:value="0.4734921" calcext:value-type="float">
            <text:p>0.4734921</text:p>
          </table:table-cell>
          <table:table-cell office:value-type="float" office:value="284.544" calcext:value-type="float">
            <text:p>284.544</text:p>
          </table:table-cell>
          <table:table-cell office:value-type="float" office:value="0" calcext:value-type="float">
            <text:p>0</text:p>
          </table:table-cell>
          <table:table-cell office:value-type="float" office:value="27.61572" calcext:value-type="float">
            <text:p>27.61572</text:p>
          </table:table-cell>
          <table:table-cell office:value-type="float" office:value="2.874268" calcext:value-type="float">
            <text:p>2.874268</text:p>
          </table:table-cell>
          <table:table-cell office:value-type="float" office:value="17.02502" calcext:value-type="float">
            <text:p>17.02502</text:p>
          </table:table-cell>
          <table:table-cell office:value-type="float" office:value="5.288635" calcext:value-type="float">
            <text:p>5.288635</text:p>
          </table:table-cell>
          <table:table-cell office:value-type="float" office:value="13.65915" calcext:value-type="float">
            <text:p>13.65915</text:p>
          </table:table-cell>
          <table:table-cell office:value-type="float" office:value="6.082611" calcext:value-type="float">
            <text:p>6.082611</text:p>
          </table:table-cell>
          <table:table-cell office:value-type="float" office:value="11.56558" calcext:value-type="float">
            <text:p>11.56558</text:p>
          </table:table-cell>
          <table:table-cell office:value-type="float" office:value="6.584076" calcext:value-type="float">
            <text:p>6.584076</text:p>
          </table:table-cell>
          <table:table-cell office:value-type="float" office:value="9.999329" calcext:value-type="float">
            <text:p>9.999329</text:p>
          </table:table-cell>
          <table:table-cell office:value-type="float" office:value="6.674561" calcext:value-type="float">
            <text:p>6.674561</text:p>
          </table:table-cell>
          <table:table-cell office:value-type="float" office:value="8.803436" calcext:value-type="float">
            <text:p>8.803436</text:p>
          </table:table-cell>
          <table:table-cell office:value-type="float" office:value="6.510254" calcext:value-type="float">
            <text:p>6.5102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8" calcext:value-type="float">
            <text:p>16041998</text:p>
          </table:table-cell>
          <table:table-cell office:value-type="float" office:value="9.314605" calcext:value-type="float">
            <text:p>9.314605</text:p>
          </table:table-cell>
          <table:table-cell office:value-type="float" office:value="18.5" calcext:value-type="float">
            <text:p>18.5</text:p>
          </table:table-cell>
          <table:table-cell office:value-type="float" office:value="7.4" calcext:value-type="float">
            <text:p>7.4</text:p>
          </table:table-cell>
          <table:table-cell office:value-type="float" office:value="1.454036" calcext:value-type="float">
            <text:p>1.454036</text:p>
          </table:table-cell>
          <table:table-cell office:value-type="float" office:value="0.8042027" calcext:value-type="float">
            <text:p>0.8042027</text:p>
          </table:table-cell>
          <table:table-cell office:value-type="float" office:value="329.76" calcext:value-type="float">
            <text:p>329.76</text:p>
          </table:table-cell>
          <table:table-cell office:value-type="float" office:value="10.8" calcext:value-type="float">
            <text:p>10.8</text:p>
          </table:table-cell>
          <table:table-cell office:value-type="float" office:value="25.17178" calcext:value-type="float">
            <text:p>25.17178</text:p>
          </table:table-cell>
          <table:table-cell office:value-type="float" office:value="6.089417" calcext:value-type="float">
            <text:p>6.089417</text:p>
          </table:table-cell>
          <table:table-cell office:value-type="float" office:value="16.31232" calcext:value-type="float">
            <text:p>16.31232</text:p>
          </table:table-cell>
          <table:table-cell office:value-type="float" office:value="7.508514" calcext:value-type="float">
            <text:p>7.508514</text:p>
          </table:table-cell>
          <table:table-cell office:value-type="float" office:value="13.82736" calcext:value-type="float">
            <text:p>13.82736</text:p>
          </table:table-cell>
          <table:table-cell office:value-type="float" office:value="7.874023" calcext:value-type="float">
            <text:p>7.874023</text:p>
          </table:table-cell>
          <table:table-cell office:value-type="float" office:value="11.75427" calcext:value-type="float">
            <text:p>11.75427</text:p>
          </table:table-cell>
          <table:table-cell office:value-type="float" office:value="7.997192" calcext:value-type="float">
            <text:p>7.997192</text:p>
          </table:table-cell>
          <table:table-cell office:value-type="float" office:value="10.36572" calcext:value-type="float">
            <text:p>10.36572</text:p>
          </table:table-cell>
          <table:table-cell office:value-type="float" office:value="7.871613" calcext:value-type="float">
            <text:p>7.871613</text:p>
          </table:table-cell>
          <table:table-cell office:value-type="float" office:value="9.333954" calcext:value-type="float">
            <text:p>9.333954</text:p>
          </table:table-cell>
          <table:table-cell office:value-type="float" office:value="7.570862" calcext:value-type="float">
            <text:p>7.5708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8" calcext:value-type="float">
            <text:p>17041998</text:p>
          </table:table-cell>
          <table:table-cell office:value-type="float" office:value="14.43668" calcext:value-type="float">
            <text:p>14.43668</text:p>
          </table:table-cell>
          <table:table-cell office:value-type="float" office:value="17.3" calcext:value-type="float">
            <text:p>17.3</text:p>
          </table:table-cell>
          <table:table-cell office:value-type="float" office:value="5.5" calcext:value-type="float">
            <text:p>5.5</text:p>
          </table:table-cell>
          <table:table-cell office:value-type="float" office:value="1.797668" calcext:value-type="float">
            <text:p>1.797668</text:p>
          </table:table-cell>
          <table:table-cell office:value-type="float" office:value="0.6099203" calcext:value-type="float">
            <text:p>0.6099203</text:p>
          </table:table-cell>
          <table:table-cell office:value-type="float" office:value="524.232" calcext:value-type="float">
            <text:p>524.232</text:p>
          </table:table-cell>
          <table:table-cell office:value-type="float" office:value="3.6" calcext:value-type="float">
            <text:p>3.6</text:p>
          </table:table-cell>
          <table:table-cell office:value-type="float" office:value="27.08807" calcext:value-type="float">
            <text:p>27.08807</text:p>
          </table:table-cell>
          <table:table-cell office:value-type="float" office:value="4.767853" calcext:value-type="float">
            <text:p>4.767853</text:p>
          </table:table-cell>
          <table:table-cell office:value-type="float" office:value="19.84268" calcext:value-type="float">
            <text:p>19.84268</text:p>
          </table:table-cell>
          <table:table-cell office:value-type="float" office:value="7.912262" calcext:value-type="float">
            <text:p>7.912262</text:p>
          </table:table-cell>
          <table:table-cell office:value-type="float" office:value="16.94949" calcext:value-type="float">
            <text:p>16.94949</text:p>
          </table:table-cell>
          <table:table-cell office:value-type="float" office:value="9.133179" calcext:value-type="float">
            <text:p>9.133179</text:p>
          </table:table-cell>
          <table:table-cell office:value-type="float" office:value="14.41321" calcext:value-type="float">
            <text:p>14.41321</text:p>
          </table:table-cell>
          <table:table-cell office:value-type="float" office:value="9.058258" calcext:value-type="float">
            <text:p>9.058258</text:p>
          </table:table-cell>
          <table:table-cell office:value-type="float" office:value="12.52289" calcext:value-type="float">
            <text:p>12.52289</text:p>
          </table:table-cell>
          <table:table-cell office:value-type="float" office:value="8.805145" calcext:value-type="float">
            <text:p>8.805145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8.431091" calcext:value-type="float">
            <text:p>8.4310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8" calcext:value-type="float">
            <text:p>18041998</text:p>
          </table:table-cell>
          <table:table-cell office:value-type="float" office:value="18.31108" calcext:value-type="float">
            <text:p>18.31108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0.7508174" calcext:value-type="float">
            <text:p>0.7508174</text:p>
          </table:table-cell>
          <table:table-cell office:value-type="float" office:value="0.5906456" calcext:value-type="float">
            <text:p>0.5906456</text:p>
          </table:table-cell>
          <table:table-cell office:value-type="float" office:value="600.804" calcext:value-type="float">
            <text:p>600.804</text:p>
          </table:table-cell>
          <table:table-cell office:value-type="float" office:value="0" calcext:value-type="float">
            <text:p>0</text:p>
          </table:table-cell>
          <table:table-cell office:value-type="float" office:value="26.93021" calcext:value-type="float">
            <text:p>26.93021</text:p>
          </table:table-cell>
          <table:table-cell office:value-type="float" office:value="3.566132" calcext:value-type="float">
            <text:p>3.566132</text:p>
          </table:table-cell>
          <table:table-cell office:value-type="float" office:value="17.95755" calcext:value-type="float">
            <text:p>17.95755</text:p>
          </table:table-cell>
          <table:table-cell office:value-type="float" office:value="5.97287" calcext:value-type="float">
            <text:p>5.97287</text:p>
          </table:table-cell>
          <table:table-cell office:value-type="float" office:value="15.21274" calcext:value-type="float">
            <text:p>15.21274</text:p>
          </table:table-cell>
          <table:table-cell office:value-type="float" office:value="6.960968" calcext:value-type="float">
            <text:p>6.960968</text:p>
          </table:table-cell>
          <table:table-cell office:value-type="float" office:value="12.97501" calcext:value-type="float">
            <text:p>12.97501</text:p>
          </table:table-cell>
          <table:table-cell office:value-type="float" office:value="7.756714" calcext:value-type="float">
            <text:p>7.756714</text:p>
          </table:table-cell>
          <table:table-cell office:value-type="float" office:value="11.45151" calcext:value-type="float">
            <text:p>11.45151</text:p>
          </table:table-cell>
          <table:table-cell office:value-type="float" office:value="8.048645" calcext:value-type="float">
            <text:p>8.048645</text:p>
          </table:table-cell>
          <table:table-cell office:value-type="float" office:value="10.33148" calcext:value-type="float">
            <text:p>10.33148</text:p>
          </table:table-cell>
          <table:table-cell office:value-type="float" office:value="8.078094" calcext:value-type="float">
            <text:p>8.0780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8" calcext:value-type="float">
            <text:p>19041998</text:p>
          </table:table-cell>
          <table:table-cell office:value-type="float" office:value="13.57949" calcext:value-type="float">
            <text:p>13.57949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0.8753592" calcext:value-type="float">
            <text:p>0.8753592</text:p>
          </table:table-cell>
          <table:table-cell office:value-type="float" office:value="0.6020157" calcext:value-type="float">
            <text:p>0.6020157</text:p>
          </table:table-cell>
          <table:table-cell office:value-type="float" office:value="142.452" calcext:value-type="float">
            <text:p>142.452</text:p>
          </table:table-cell>
          <table:table-cell office:value-type="float" office:value="0" calcext:value-type="float">
            <text:p>0</text:p>
          </table:table-cell>
          <table:table-cell office:value-type="float" office:value="21.27881" calcext:value-type="float">
            <text:p>21.27881</text:p>
          </table:table-cell>
          <table:table-cell office:value-type="float" office:value="2.416748" calcext:value-type="float">
            <text:p>2.416748</text:p>
          </table:table-cell>
          <table:table-cell office:value-type="float" office:value="14.96973" calcext:value-type="float">
            <text:p>14.96973</text:p>
          </table:table-cell>
          <table:table-cell office:value-type="float" office:value="5.447479" calcext:value-type="float">
            <text:p>5.447479</text:p>
          </table:table-cell>
          <table:table-cell office:value-type="float" office:value="12.76309" calcext:value-type="float">
            <text:p>12.76309</text:p>
          </table:table-cell>
          <table:table-cell office:value-type="float" office:value="6.585876" calcext:value-type="float">
            <text:p>6.585876</text:p>
          </table:table-cell>
          <table:table-cell office:value-type="float" office:value="11.32239" calcext:value-type="float">
            <text:p>11.32239</text:p>
          </table:table-cell>
          <table:table-cell office:value-type="float" office:value="7.464203" calcext:value-type="float">
            <text:p>7.464203</text:p>
          </table:table-cell>
          <table:table-cell office:value-type="float" office:value="10.30579" calcext:value-type="float">
            <text:p>10.30579</text:p>
          </table:table-cell>
          <table:table-cell office:value-type="float" office:value="7.894165" calcext:value-type="float">
            <text:p>7.894165</text:p>
          </table:table-cell>
          <table:table-cell office:value-type="float" office:value="9.83728" calcext:value-type="float">
            <text:p>9.83728</text:p>
          </table:table-cell>
          <table:table-cell office:value-type="float" office:value="8.022827" calcext:value-type="float">
            <text:p>8.0228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8" calcext:value-type="float">
            <text:p>20041998</text:p>
          </table:table-cell>
          <table:table-cell office:value-type="float" office:value="17.56281" calcext:value-type="float">
            <text:p>17.56281</text:p>
          </table:table-cell>
          <table:table-cell office:value-type="float" office:value="13.4" calcext:value-type="float">
            <text:p>13.4</text:p>
          </table:table-cell>
          <table:table-cell office:value-type="float" office:value="3.8" calcext:value-type="float">
            <text:p>3.8</text:p>
          </table:table-cell>
          <table:table-cell office:value-type="float" office:value="0.9203542" calcext:value-type="float">
            <text:p>0.9203542</text:p>
          </table:table-cell>
          <table:table-cell office:value-type="float" office:value="0.6707461" calcext:value-type="float">
            <text:p>0.6707461</text:p>
          </table:table-cell>
          <table:table-cell office:value-type="float" office:value="309.78" calcext:value-type="float">
            <text:p>309.78</text:p>
          </table:table-cell>
          <table:table-cell office:value-type="float" office:value="0.8" calcext:value-type="float">
            <text:p>0.8</text:p>
          </table:table-cell>
          <table:table-cell office:value-type="float" office:value="27.56982" calcext:value-type="float">
            <text:p>27.56982</text:p>
          </table:table-cell>
          <table:table-cell office:value-type="float" office:value="4.112518" calcext:value-type="float">
            <text:p>4.112518</text:p>
          </table:table-cell>
          <table:table-cell office:value-type="float" office:value="17.47766" calcext:value-type="float">
            <text:p>17.47766</text:p>
          </table:table-cell>
          <table:table-cell office:value-type="float" office:value="6.528381" calcext:value-type="float">
            <text:p>6.528381</text:p>
          </table:table-cell>
          <table:table-cell office:value-type="float" office:value="14.78162" calcext:value-type="float">
            <text:p>14.78162</text:p>
          </table:table-cell>
          <table:table-cell office:value-type="float" office:value="7.206573" calcext:value-type="float">
            <text:p>7.206573</text:p>
          </table:table-cell>
          <table:table-cell office:value-type="float" office:value="12.64423" calcext:value-type="float">
            <text:p>12.64423</text:p>
          </table:table-cell>
          <table:table-cell office:value-type="float" office:value="7.649384" calcext:value-type="float">
            <text:p>7.649384</text:p>
          </table:table-cell>
          <table:table-cell office:value-type="float" office:value="11.22647" calcext:value-type="float">
            <text:p>11.22647</text:p>
          </table:table-cell>
          <table:table-cell office:value-type="float" office:value="7.845306" calcext:value-type="float">
            <text:p>7.845306</text:p>
          </table:table-cell>
          <table:table-cell office:value-type="float" office:value="10.2012" calcext:value-type="float">
            <text:p>10.2012</text:p>
          </table:table-cell>
          <table:table-cell office:value-type="float" office:value="7.867401" calcext:value-type="float">
            <text:p>7.8674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8" calcext:value-type="float">
            <text:p>21041998</text:p>
          </table:table-cell>
          <table:table-cell office:value-type="float" office:value="25.00157" calcext:value-type="float">
            <text:p>25.00157</text:p>
          </table:table-cell>
          <table:table-cell office:value-type="float" office:value="17.1" calcext:value-type="float">
            <text:p>17.1</text:p>
          </table:table-cell>
          <table:table-cell office:value-type="float" office:value="0.7" calcext:value-type="float">
            <text:p>0.7</text:p>
          </table:table-cell>
          <table:table-cell office:value-type="float" office:value="0.746108" calcext:value-type="float">
            <text:p>0.746108</text:p>
          </table:table-cell>
          <table:table-cell office:value-type="float" office:value="0.5650771" calcext:value-type="float">
            <text:p>0.5650771</text:p>
          </table:table-cell>
          <table:table-cell office:value-type="float" office:value="300.564" calcext:value-type="float">
            <text:p>300.564</text:p>
          </table:table-cell>
          <table:table-cell office:value-type="float" office:value="0" calcext:value-type="float">
            <text:p>0</text:p>
          </table:table-cell>
          <table:table-cell office:value-type="float" office:value="36.82855" calcext:value-type="float">
            <text:p>36.82855</text:p>
          </table:table-cell>
          <table:table-cell office:value-type="float" office:value="1.085144" calcext:value-type="float">
            <text:p>1.085144</text:p>
          </table:table-cell>
          <table:table-cell office:value-type="float" office:value="22.5448" calcext:value-type="float">
            <text:p>22.5448</text:p>
          </table:table-cell>
          <table:table-cell office:value-type="float" office:value="4.878387" calcext:value-type="float">
            <text:p>4.878387</text:p>
          </table:table-cell>
          <table:table-cell office:value-type="float" office:value="18.70709" calcext:value-type="float">
            <text:p>18.70709</text:p>
          </table:table-cell>
          <table:table-cell office:value-type="float" office:value="6.155914" calcext:value-type="float">
            <text:p>6.155914</text:p>
          </table:table-cell>
          <table:table-cell office:value-type="float" office:value="15.69336" calcext:value-type="float">
            <text:p>15.69336</text:p>
          </table:table-cell>
          <table:table-cell office:value-type="float" office:value="7.136047" calcext:value-type="float">
            <text:p>7.136047</text:p>
          </table:table-cell>
          <table:table-cell office:value-type="float" office:value="13.55374" calcext:value-type="float">
            <text:p>13.55374</text:p>
          </table:table-cell>
          <table:table-cell office:value-type="float" office:value="7.680939" calcext:value-type="float">
            <text:p>7.680939</text:p>
          </table:table-cell>
          <table:table-cell office:value-type="float" office:value="11.99994" calcext:value-type="float">
            <text:p>11.99994</text:p>
          </table:table-cell>
          <table:table-cell office:value-type="float" office:value="7.90506" calcext:value-type="float">
            <text:p>7.905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8" calcext:value-type="float">
            <text:p>22041998</text:p>
          </table:table-cell>
          <table:table-cell office:value-type="float" office:value="22.7841" calcext:value-type="float">
            <text:p>22.7841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  <table:table-cell office:value-type="float" office:value="0.8134081" calcext:value-type="float">
            <text:p>0.8134081</text:p>
          </table:table-cell>
          <table:table-cell office:value-type="float" office:value="0.6402181" calcext:value-type="float">
            <text:p>0.6402181</text:p>
          </table:table-cell>
          <table:table-cell office:value-type="float" office:value="152.82" calcext:value-type="float">
            <text:p>152.82</text:p>
          </table:table-cell>
          <table:table-cell office:value-type="float" office:value="0" calcext:value-type="float">
            <text:p>0</text:p>
          </table:table-cell>
          <table:table-cell office:value-type="float" office:value="35.92679" calcext:value-type="float">
            <text:p>35.92679</text:p>
          </table:table-cell>
          <table:table-cell office:value-type="float" office:value="3.333984" calcext:value-type="float">
            <text:p>3.333984</text:p>
          </table:table-cell>
          <table:table-cell office:value-type="float" office:value="23.68283" calcext:value-type="float">
            <text:p>23.68283</text:p>
          </table:table-cell>
          <table:table-cell office:value-type="float" office:value="7.455414" calcext:value-type="float">
            <text:p>7.455414</text:p>
          </table:table-cell>
          <table:table-cell office:value-type="float" office:value="20.10806" calcext:value-type="float">
            <text:p>20.10806</text:p>
          </table:table-cell>
          <table:table-cell office:value-type="float" office:value="8.595947" calcext:value-type="float">
            <text:p>8.595947</text:p>
          </table:table-cell>
          <table:table-cell office:value-type="float" office:value="17.21652" calcext:value-type="float">
            <text:p>17.21652</text:p>
          </table:table-cell>
          <table:table-cell office:value-type="float" office:value="9.39621" calcext:value-type="float">
            <text:p>9.39621</text:p>
          </table:table-cell>
          <table:table-cell office:value-type="float" office:value="15.0943" calcext:value-type="float">
            <text:p>15.0943</text:p>
          </table:table-cell>
          <table:table-cell office:value-type="float" office:value="9.713562" calcext:value-type="float">
            <text:p>9.713562</text:p>
          </table:table-cell>
          <table:table-cell office:value-type="float" office:value="13.46957" calcext:value-type="float">
            <text:p>13.46957</text:p>
          </table:table-cell>
          <table:table-cell office:value-type="float" office:value="9.690765" calcext:value-type="float">
            <text:p>9.6907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8" calcext:value-type="float">
            <text:p>23041998</text:p>
          </table:table-cell>
          <table:table-cell office:value-type="float" office:value="22.74029" calcext:value-type="float">
            <text:p>22.74029</text:p>
          </table:table-cell>
          <table:table-cell office:value-type="float" office:value="20.5" calcext:value-type="float">
            <text:p>20.5</text:p>
          </table:table-cell>
          <table:table-cell office:value-type="float" office:value="4.8" calcext:value-type="float">
            <text:p>4.8</text:p>
          </table:table-cell>
          <table:table-cell office:value-type="float" office:value="0.891013" calcext:value-type="float">
            <text:p>0.891013</text:p>
          </table:table-cell>
          <table:table-cell office:value-type="float" office:value="0.6970751" calcext:value-type="float">
            <text:p>0.6970751</text:p>
          </table:table-cell>
          <table:table-cell office:value-type="float" office:value="141.048" calcext:value-type="float">
            <text:p>141.048</text:p>
          </table:table-cell>
          <table:table-cell office:value-type="float" office:value="0" calcext:value-type="float">
            <text:p>0</text:p>
          </table:table-cell>
          <table:table-cell office:value-type="float" office:value="39.7655" calcext:value-type="float">
            <text:p>39.7655</text:p>
          </table:table-cell>
          <table:table-cell office:value-type="float" office:value="6.073792" calcext:value-type="float">
            <text:p>6.073792</text:p>
          </table:table-cell>
          <table:table-cell office:value-type="float" office:value="25.12619" calcext:value-type="float">
            <text:p>25.12619</text:p>
          </table:table-cell>
          <table:table-cell office:value-type="float" office:value="9.669189" calcext:value-type="float">
            <text:p>9.669189</text:p>
          </table:table-cell>
          <table:table-cell office:value-type="float" office:value="21.69287" calcext:value-type="float">
            <text:p>21.69287</text:p>
          </table:table-cell>
          <table:table-cell office:value-type="float" office:value="10.64517" calcext:value-type="float">
            <text:p>10.64517</text:p>
          </table:table-cell>
          <table:table-cell office:value-type="float" office:value="18.75067" calcext:value-type="float">
            <text:p>18.75067</text:p>
          </table:table-cell>
          <table:table-cell office:value-type="float" office:value="11.24557" calcext:value-type="float">
            <text:p>11.24557</text:p>
          </table:table-cell>
          <table:table-cell office:value-type="float" office:value="16.55081" calcext:value-type="float">
            <text:p>16.55081</text:p>
          </table:table-cell>
          <table:table-cell office:value-type="float" office:value="11.38766" calcext:value-type="float">
            <text:p>11.38766</text:p>
          </table:table-cell>
          <table:table-cell office:value-type="float" office:value="14.83847" calcext:value-type="float">
            <text:p>14.83847</text:p>
          </table:table-cell>
          <table:table-cell office:value-type="float" office:value="11.2178" calcext:value-type="float">
            <text:p>11.21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8" calcext:value-type="float">
            <text:p>24041998</text:p>
          </table:table-cell>
          <table:table-cell office:value-type="float" office:value="20.2664" calcext:value-type="float">
            <text:p>20.2664</text:p>
          </table:table-cell>
          <table:table-cell office:value-type="float" office:value="19.2" calcext:value-type="float">
            <text:p>19.2</text:p>
          </table:table-cell>
          <table:table-cell office:value-type="float" office:value="4.8" calcext:value-type="float">
            <text:p>4.8</text:p>
          </table:table-cell>
          <table:table-cell office:value-type="float" office:value="1.246836" calcext:value-type="float">
            <text:p>1.246836</text:p>
          </table:table-cell>
          <table:table-cell office:value-type="float" office:value="0.6681269" calcext:value-type="float">
            <text:p>0.6681269</text:p>
          </table:table-cell>
          <table:table-cell office:value-type="float" office:value="381.132" calcext:value-type="float">
            <text:p>381.132</text:p>
          </table:table-cell>
          <table:table-cell office:value-type="float" office:value="10.8" calcext:value-type="float">
            <text:p>10.8</text:p>
          </table:table-cell>
          <table:table-cell office:value-type="float" office:value="37.10645" calcext:value-type="float">
            <text:p>37.10645</text:p>
          </table:table-cell>
          <table:table-cell office:value-type="float" office:value="6.689423" calcext:value-type="float">
            <text:p>6.689423</text:p>
          </table:table-cell>
          <table:table-cell office:value-type="float" office:value="25.64487" calcext:value-type="float">
            <text:p>25.64487</text:p>
          </table:table-cell>
          <table:table-cell office:value-type="float" office:value="10.18066" calcext:value-type="float">
            <text:p>10.18066</text:p>
          </table:table-cell>
          <table:table-cell office:value-type="float" office:value="22.16846" calcext:value-type="float">
            <text:p>22.16846</text:p>
          </table:table-cell>
          <table:table-cell office:value-type="float" office:value="11.83377" calcext:value-type="float">
            <text:p>11.83377</text:p>
          </table:table-cell>
          <table:table-cell office:value-type="float" office:value="19.01035" calcext:value-type="float">
            <text:p>19.01035</text:p>
          </table:table-cell>
          <table:table-cell office:value-type="float" office:value="12.44128" calcext:value-type="float">
            <text:p>12.44128</text:p>
          </table:table-cell>
          <table:table-cell office:value-type="float" office:value="16.72461" calcext:value-type="float">
            <text:p>16.72461</text:p>
          </table:table-cell>
          <table:table-cell office:value-type="float" office:value="12.56876" calcext:value-type="float">
            <text:p>12.56876</text:p>
          </table:table-cell>
          <table:table-cell office:value-type="float" office:value="15.05771" calcext:value-type="float">
            <text:p>15.05771</text:p>
          </table:table-cell>
          <table:table-cell office:value-type="float" office:value="12.37354" calcext:value-type="float">
            <text:p>12.373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8" calcext:value-type="float">
            <text:p>25041998</text:p>
          </table:table-cell>
          <table:table-cell office:value-type="float" office:value="22.58492" calcext:value-type="float">
            <text:p>22.58492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0.821006" calcext:value-type="float">
            <text:p>0.821006</text:p>
          </table:table-cell>
          <table:table-cell office:value-type="float" office:value="0.3923139" calcext:value-type="float">
            <text:p>0.3923139</text:p>
          </table:table-cell>
          <table:table-cell office:value-type="float" office:value="484.344" calcext:value-type="float">
            <text:p>484.344</text:p>
          </table:table-cell>
          <table:table-cell office:value-type="float" office:value="0" calcext:value-type="float">
            <text:p>0</text:p>
          </table:table-cell>
          <table:table-cell office:value-type="float" office:value="26.33554" calcext:value-type="float">
            <text:p>26.33554</text:p>
          </table:table-cell>
          <table:table-cell office:value-type="float" office:value="2.410034" calcext:value-type="float">
            <text:p>2.410034</text:p>
          </table:table-cell>
          <table:table-cell office:value-type="float" office:value="19.56857" calcext:value-type="float">
            <text:p>19.56857</text:p>
          </table:table-cell>
          <table:table-cell office:value-type="float" office:value="6.905884" calcext:value-type="float">
            <text:p>6.905884</text:p>
          </table:table-cell>
          <table:table-cell office:value-type="float" office:value="17.01321" calcext:value-type="float">
            <text:p>17.01321</text:p>
          </table:table-cell>
          <table:table-cell office:value-type="float" office:value="9.107117" calcext:value-type="float">
            <text:p>9.107117</text:p>
          </table:table-cell>
          <table:table-cell office:value-type="float" office:value="15.07205" calcext:value-type="float">
            <text:p>15.07205</text:p>
          </table:table-cell>
          <table:table-cell office:value-type="float" office:value="10.29935" calcext:value-type="float">
            <text:p>10.29935</text:p>
          </table:table-cell>
          <table:table-cell office:value-type="float" office:value="13.77493" calcext:value-type="float">
            <text:p>13.77493</text:p>
          </table:table-cell>
          <table:table-cell office:value-type="float" office:value="10.8183" calcext:value-type="float">
            <text:p>10.8183</text:p>
          </table:table-cell>
          <table:table-cell office:value-type="float" office:value="13.73837" calcext:value-type="float">
            <text:p>13.73837</text:p>
          </table:table-cell>
          <table:table-cell office:value-type="float" office:value="11.00372" calcext:value-type="float">
            <text:p>11.003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8" calcext:value-type="float">
            <text:p>26041998</text:p>
          </table:table-cell>
          <table:table-cell office:value-type="float" office:value="26.84548" calcext:value-type="float">
            <text:p>26.84548</text:p>
          </table:table-cell>
          <table:table-cell office:value-type="float" office:value="8.8" calcext:value-type="float">
            <text:p>8.8</text:p>
          </table:table-cell>
          <table:table-cell office:value-type="float" office:value="-1.7" calcext:value-type="float">
            <text:p>-1.7</text:p>
          </table:table-cell>
          <table:table-cell office:value-type="float" office:value="0.4537034" calcext:value-type="float">
            <text:p>0.4537034</text:p>
          </table:table-cell>
          <table:table-cell office:value-type="float" office:value="0.3143176" calcext:value-type="float">
            <text:p>0.3143176</text:p>
          </table:table-cell>
          <table:table-cell office:value-type="float" office:value="372.6" calcext:value-type="float">
            <text:p>372.6</text:p>
          </table:table-cell>
          <table:table-cell office:value-type="float" office:value="0" calcext:value-type="float">
            <text:p>0</text:p>
          </table:table-cell>
          <table:table-cell office:value-type="float" office:value="25.71371" calcext:value-type="float">
            <text:p>25.71371</text:p>
          </table:table-cell>
          <table:table-cell office:value-type="float" office:value="0.2771606" calcext:value-type="float">
            <text:p>0.2771606</text:p>
          </table:table-cell>
          <table:table-cell office:value-type="float" office:value="18.49527" calcext:value-type="float">
            <text:p>18.49527</text:p>
          </table:table-cell>
          <table:table-cell office:value-type="float" office:value="4.286652" calcext:value-type="float">
            <text:p>4.286652</text:p>
          </table:table-cell>
          <table:table-cell office:value-type="float" office:value="16.00565" calcext:value-type="float">
            <text:p>16.00565</text:p>
          </table:table-cell>
          <table:table-cell office:value-type="float" office:value="6.193878" calcext:value-type="float">
            <text:p>6.193878</text:p>
          </table:table-cell>
          <table:table-cell office:value-type="float" office:value="14.07501" calcext:value-type="float">
            <text:p>14.07501</text:p>
          </table:table-cell>
          <table:table-cell office:value-type="float" office:value="7.714111" calcext:value-type="float">
            <text:p>7.714111</text:p>
          </table:table-cell>
          <table:table-cell office:value-type="float" office:value="12.76889" calcext:value-type="float">
            <text:p>12.76889</text:p>
          </table:table-cell>
          <table:table-cell office:value-type="float" office:value="8.720245" calcext:value-type="float">
            <text:p>8.720245</text:p>
          </table:table-cell>
          <table:table-cell office:value-type="float" office:value="11.8671" calcext:value-type="float">
            <text:p>11.8671</text:p>
          </table:table-cell>
          <table:table-cell office:value-type="float" office:value="9.310852" calcext:value-type="float">
            <text:p>9.310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8" calcext:value-type="float">
            <text:p>27041998</text:p>
          </table:table-cell>
          <table:table-cell office:value-type="float" office:value="16.26591" calcext:value-type="float">
            <text:p>16.26591</text:p>
          </table:table-cell>
          <table:table-cell office:value-type="float" office:value="7.9" calcext:value-type="float">
            <text:p>7.9</text:p>
          </table:table-cell>
          <table:table-cell office:value-type="float" office:value="0.3" calcext:value-type="float">
            <text:p>0.3</text:p>
          </table:table-cell>
          <table:table-cell office:value-type="float" office:value="0.5935313" calcext:value-type="float">
            <text:p>0.5935313</text:p>
          </table:table-cell>
          <table:table-cell office:value-type="float" office:value="0.415741" calcext:value-type="float">
            <text:p>0.415741</text:p>
          </table:table-cell>
          <table:table-cell office:value-type="float" office:value="427.644" calcext:value-type="float">
            <text:p>427.644</text:p>
          </table:table-cell>
          <table:table-cell office:value-type="float" office:value="0" calcext:value-type="float">
            <text:p>0</text:p>
          </table:table-cell>
          <table:table-cell office:value-type="float" office:value="22.61008" calcext:value-type="float">
            <text:p>22.61008</text:p>
          </table:table-cell>
          <table:table-cell office:value-type="float" office:value="0.5722046" calcext:value-type="float">
            <text:p>0.5722046</text:p>
          </table:table-cell>
          <table:table-cell office:value-type="float" office:value="15.754" calcext:value-type="float">
            <text:p>15.754</text:p>
          </table:table-cell>
          <table:table-cell office:value-type="float" office:value="4.590851" calcext:value-type="float">
            <text:p>4.590851</text:p>
          </table:table-cell>
          <table:table-cell office:value-type="float" office:value="13.6546" calcext:value-type="float">
            <text:p>13.6546</text:p>
          </table:table-cell>
          <table:table-cell office:value-type="float" office:value="6.088776" calcext:value-type="float">
            <text:p>6.088776</text:p>
          </table:table-cell>
          <table:table-cell office:value-type="float" office:value="12.28281" calcext:value-type="float">
            <text:p>12.28281</text:p>
          </table:table-cell>
          <table:table-cell office:value-type="float" office:value="7.312653" calcext:value-type="float">
            <text:p>7.312653</text:p>
          </table:table-cell>
          <table:table-cell office:value-type="float" office:value="11.34634" calcext:value-type="float">
            <text:p>11.34634</text:p>
          </table:table-cell>
          <table:table-cell office:value-type="float" office:value="8.12915" calcext:value-type="float">
            <text:p>8.12915</text:p>
          </table:table-cell>
          <table:table-cell office:value-type="float" office:value="10.84683" calcext:value-type="float">
            <text:p>10.84683</text:p>
          </table:table-cell>
          <table:table-cell office:value-type="float" office:value="8.650543" calcext:value-type="float">
            <text:p>8.6505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8" calcext:value-type="float">
            <text:p>28041998</text:p>
          </table:table-cell>
          <table:table-cell office:value-type="float" office:value="26.68707" calcext:value-type="float">
            <text:p>26.68707</text:p>
          </table:table-cell>
          <table:table-cell office:value-type="float" office:value="16" calcext:value-type="float">
            <text:p>16</text:p>
          </table:table-cell>
          <table:table-cell office:value-type="float" office:value="3.7" calcext:value-type="float">
            <text:p>3.7</text:p>
          </table:table-cell>
          <table:table-cell office:value-type="float" office:value="0.7647142" calcext:value-type="float">
            <text:p>0.7647142</text:p>
          </table:table-cell>
          <table:table-cell office:value-type="float" office:value="0.5648257" calcext:value-type="float">
            <text:p>0.5648257</text:p>
          </table:table-cell>
          <table:table-cell office:value-type="float" office:value="339.696" calcext:value-type="float">
            <text:p>339.696</text:p>
          </table:table-cell>
          <table:table-cell office:value-type="float" office:value="0" calcext:value-type="float">
            <text:p>0</text:p>
          </table:table-cell>
          <table:table-cell office:value-type="float" office:value="38.12701" calcext:value-type="float">
            <text:p>38.12701</text:p>
          </table:table-cell>
          <table:table-cell office:value-type="float" office:value="3.101135" calcext:value-type="float">
            <text:p>3.101135</text:p>
          </table:table-cell>
          <table:table-cell office:value-type="float" office:value="24.59921" calcext:value-type="float">
            <text:p>24.59921</text:p>
          </table:table-cell>
          <table:table-cell office:value-type="float" office:value="6.227814" calcext:value-type="float">
            <text:p>6.227814</text:p>
          </table:table-cell>
          <table:table-cell office:value-type="float" office:value="20.64093" calcext:value-type="float">
            <text:p>20.64093</text:p>
          </table:table-cell>
          <table:table-cell office:value-type="float" office:value="7.314972" calcext:value-type="float">
            <text:p>7.314972</text:p>
          </table:table-cell>
          <table:table-cell office:value-type="float" office:value="17.45718" calcext:value-type="float">
            <text:p>17.45718</text:p>
          </table:table-cell>
          <table:table-cell office:value-type="float" office:value="8.132324" calcext:value-type="float">
            <text:p>8.132324</text:p>
          </table:table-cell>
          <table:table-cell office:value-type="float" office:value="15.23099" calcext:value-type="float">
            <text:p>15.23099</text:p>
          </table:table-cell>
          <table:table-cell office:value-type="float" office:value="8.651428" calcext:value-type="float">
            <text:p>8.651428</text:p>
          </table:table-cell>
          <table:table-cell office:value-type="float" office:value="13.62854" calcext:value-type="float">
            <text:p>13.62854</text:p>
          </table:table-cell>
          <table:table-cell office:value-type="float" office:value="8.934296" calcext:value-type="float">
            <text:p>8.9342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8" calcext:value-type="float">
            <text:p>29041998</text:p>
          </table:table-cell>
          <table:table-cell office:value-type="float" office:value="27.29426" calcext:value-type="float">
            <text:p>27.294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7902899" calcext:value-type="float">
            <text:p>0.7902899</text:p>
          </table:table-cell>
          <table:table-cell office:value-type="float" office:value="0.5184245" calcext:value-type="float">
            <text:p>0.5184245</text:p>
          </table:table-cell>
          <table:table-cell office:value-type="float" office:value="399.888" calcext:value-type="float">
            <text:p>399.888</text:p>
          </table:table-cell>
          <table:table-cell office:value-type="float" office:value="0" calcext:value-type="float">
            <text:p>0</text:p>
          </table:table-cell>
          <table:table-cell office:value-type="float" office:value="42.62204" calcext:value-type="float">
            <text:p>42.62204</text:p>
          </table:table-cell>
          <table:table-cell office:value-type="float" office:value="4.01059" calcext:value-type="float">
            <text:p>4.01059</text:p>
          </table:table-cell>
          <table:table-cell office:value-type="float" office:value="27.82388" calcext:value-type="float">
            <text:p>27.82388</text:p>
          </table:table-cell>
          <table:table-cell office:value-type="float" office:value="8.511505" calcext:value-type="float">
            <text:p>8.511505</text:p>
          </table:table-cell>
          <table:table-cell office:value-type="float" office:value="23.87183" calcext:value-type="float">
            <text:p>23.87183</text:p>
          </table:table-cell>
          <table:table-cell office:value-type="float" office:value="9.930725" calcext:value-type="float">
            <text:p>9.930725</text:p>
          </table:table-cell>
          <table:table-cell office:value-type="float" office:value="20.26984" calcext:value-type="float">
            <text:p>20.26984</text:p>
          </table:table-cell>
          <table:table-cell office:value-type="float" office:value="10.80075" calcext:value-type="float">
            <text:p>10.80075</text:p>
          </table:table-cell>
          <table:table-cell office:value-type="float" office:value="17.69162" calcext:value-type="float">
            <text:p>17.69162</text:p>
          </table:table-cell>
          <table:table-cell office:value-type="float" office:value="11.17606" calcext:value-type="float">
            <text:p>11.17606</text:p>
          </table:table-cell>
          <table:table-cell office:value-type="float" office:value="15.79343" calcext:value-type="float">
            <text:p>15.79343</text:p>
          </table:table-cell>
          <table:table-cell office:value-type="float" office:value="11.20078" calcext:value-type="float">
            <text:p>11.200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8" calcext:value-type="float">
            <text:p>30041998</text:p>
          </table:table-cell>
          <table:table-cell office:value-type="float" office:value="26.24135" calcext:value-type="float">
            <text:p>26.24135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float" office:value="1.049618" calcext:value-type="float">
            <text:p>1.049618</text:p>
          </table:table-cell>
          <table:table-cell office:value-type="float" office:value="0.5546702" calcext:value-type="float">
            <text:p>0.5546702</text:p>
          </table:table-cell>
          <table:table-cell office:value-type="float" office:value="286.38" calcext:value-type="float">
            <text:p>286.38</text:p>
          </table:table-cell>
          <table:table-cell office:value-type="float" office:value="0" calcext:value-type="float">
            <text:p>0</text:p>
          </table:table-cell>
          <table:table-cell office:value-type="float" office:value="43.99832" calcext:value-type="float">
            <text:p>43.99832</text:p>
          </table:table-cell>
          <table:table-cell office:value-type="float" office:value="6.031464" calcext:value-type="float">
            <text:p>6.031464</text:p>
          </table:table-cell>
          <table:table-cell office:value-type="float" office:value="29.72247" calcext:value-type="float">
            <text:p>29.72247</text:p>
          </table:table-cell>
          <table:table-cell office:value-type="float" office:value="10.84839" calcext:value-type="float">
            <text:p>10.84839</text:p>
          </table:table-cell>
          <table:table-cell office:value-type="float" office:value="25.6069" calcext:value-type="float">
            <text:p>25.6069</text:p>
          </table:table-cell>
          <table:table-cell office:value-type="float" office:value="12.23343" calcext:value-type="float">
            <text:p>12.23343</text:p>
          </table:table-cell>
          <table:table-cell office:value-type="float" office:value="22.09109" calcext:value-type="float">
            <text:p>22.09109</text:p>
          </table:table-cell>
          <table:table-cell office:value-type="float" office:value="13.04312" calcext:value-type="float">
            <text:p>13.04312</text:p>
          </table:table-cell>
          <table:table-cell office:value-type="float" office:value="19.4798" calcext:value-type="float">
            <text:p>19.4798</text:p>
          </table:table-cell>
          <table:table-cell office:value-type="float" office:value="13.29498" calcext:value-type="float">
            <text:p>13.29498</text:p>
          </table:table-cell>
          <table:table-cell office:value-type="float" office:value="17.50018" calcext:value-type="float">
            <text:p>17.50018</text:p>
          </table:table-cell>
          <table:table-cell office:value-type="float" office:value="13.16003" calcext:value-type="float">
            <text:p>13.160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8" calcext:value-type="float">
            <text:p>1051998</text:p>
          </table:table-cell>
          <table:table-cell office:value-type="float" office:value="23.2541" calcext:value-type="float">
            <text:p>23.2541</text:p>
          </table:table-cell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.2</text:p>
          </table:table-cell>
          <table:table-cell office:value-type="float" office:value="1.579666" calcext:value-type="float">
            <text:p>1.579666</text:p>
          </table:table-cell>
          <table:table-cell office:value-type="float" office:value="0.8539746" calcext:value-type="float">
            <text:p>0.8539746</text:p>
          </table:table-cell>
          <table:table-cell office:value-type="float" office:value="157.248" calcext:value-type="float">
            <text:p>157.248</text:p>
          </table:table-cell>
          <table:table-cell office:value-type="float" office:value="0" calcext:value-type="float">
            <text:p>0</text:p>
          </table:table-cell>
          <table:table-cell office:value-type="float" office:value="44.73459" calcext:value-type="float">
            <text:p>44.73459</text:p>
          </table:table-cell>
          <table:table-cell office:value-type="float" office:value="8.661438" calcext:value-type="float">
            <text:p>8.661438</text:p>
          </table:table-cell>
          <table:table-cell office:value-type="float" office:value="31.08499" calcext:value-type="float">
            <text:p>31.08499</text:p>
          </table:table-cell>
          <table:table-cell office:value-type="float" office:value="12.91364" calcext:value-type="float">
            <text:p>12.91364</text:p>
          </table:table-cell>
          <table:table-cell office:value-type="float" office:value="26.64621" calcext:value-type="float">
            <text:p>26.64621</text:p>
          </table:table-cell>
          <table:table-cell office:value-type="float" office:value="14.23541" calcext:value-type="float">
            <text:p>14.23541</text:p>
          </table:table-cell>
          <table:table-cell office:value-type="float" office:value="22.98611" calcext:value-type="float">
            <text:p>22.98611</text:p>
          </table:table-cell>
          <table:table-cell office:value-type="float" office:value="14.90918" calcext:value-type="float">
            <text:p>14.90918</text:p>
          </table:table-cell>
          <table:table-cell office:value-type="float" office:value="20.4147" calcext:value-type="float">
            <text:p>20.4147</text:p>
          </table:table-cell>
          <table:table-cell office:value-type="float" office:value="15.04233" calcext:value-type="float">
            <text:p>15.04233</text:p>
          </table:table-cell>
          <table:table-cell office:value-type="float" office:value="18.5213" calcext:value-type="float">
            <text:p>18.5213</text:p>
          </table:table-cell>
          <table:table-cell office:value-type="float" office:value="14.80246" calcext:value-type="float">
            <text:p>14.802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8" calcext:value-type="float">
            <text:p>2051998</text:p>
          </table:table-cell>
          <table:table-cell office:value-type="float" office:value="8.219879" calcext:value-type="float">
            <text:p>8.219879</text:p>
          </table:table-cell>
          <table:table-cell office:value-type="float" office:value="16.6" calcext:value-type="float">
            <text:p>16.6</text:p>
          </table:table-cell>
          <table:table-cell office:value-type="float" office:value="11.8" calcext:value-type="float">
            <text:p>11.8</text:p>
          </table:table-cell>
          <table:table-cell office:value-type="float" office:value="1.64544" calcext:value-type="float">
            <text:p>1.64544</text:p>
          </table:table-cell>
          <table:table-cell office:value-type="float" office:value="1.311607" calcext:value-type="float">
            <text:p>1.311607</text:p>
          </table:table-cell>
          <table:table-cell office:value-type="float" office:value="209.088" calcext:value-type="float">
            <text:p>209.088</text:p>
          </table:table-cell>
          <table:table-cell office:value-type="float" office:value="9.827272" calcext:value-type="float">
            <text:p>9.827272</text:p>
          </table:table-cell>
          <table:table-cell office:value-type="float" office:value="26.78445" calcext:value-type="float">
            <text:p>26.78445</text:p>
          </table:table-cell>
          <table:table-cell office:value-type="float" office:value="12.6875" calcext:value-type="float">
            <text:p>12.6875</text:p>
          </table:table-cell>
          <table:table-cell office:value-type="float" office:value="21.26242" calcext:value-type="float">
            <text:p>21.26242</text:p>
          </table:table-cell>
          <table:table-cell office:value-type="float" office:value="14.31674" calcext:value-type="float">
            <text:p>14.31674</text:p>
          </table:table-cell>
          <table:table-cell office:value-type="float" office:value="19.35477" calcext:value-type="float">
            <text:p>19.35477</text:p>
          </table:table-cell>
          <table:table-cell office:value-type="float" office:value="15.12057" calcext:value-type="float">
            <text:p>15.12057</text:p>
          </table:table-cell>
          <table:table-cell office:value-type="float" office:value="19.42542" calcext:value-type="float">
            <text:p>19.42542</text:p>
          </table:table-cell>
          <table:table-cell office:value-type="float" office:value="15.6842" calcext:value-type="float">
            <text:p>15.6842</text:p>
          </table:table-cell>
          <table:table-cell office:value-type="float" office:value="18.9357" calcext:value-type="float">
            <text:p>18.9357</text:p>
          </table:table-cell>
          <table:table-cell office:value-type="float" office:value="15.83557" calcext:value-type="float">
            <text:p>15.83557</text:p>
          </table:table-cell>
          <table:table-cell office:value-type="float" office:value="18.0433" calcext:value-type="float">
            <text:p>18.0433</text:p>
          </table:table-cell>
          <table:table-cell office:value-type="float" office:value="15.65836" calcext:value-type="float">
            <text:p>15.658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8" calcext:value-type="float">
            <text:p>3051998</text:p>
          </table:table-cell>
          <table:table-cell office:value-type="float" office:value="9.30132" calcext:value-type="float">
            <text:p>9.30132</text:p>
          </table:table-cell>
          <table:table-cell office:value-type="float" office:value="16.6" calcext:value-type="float">
            <text:p>16.6</text:p>
          </table:table-cell>
          <table:table-cell office:value-type="float" office:value="11.2" calcext:value-type="float">
            <text:p>11.2</text:p>
          </table:table-cell>
          <table:table-cell office:value-type="float" office:value="1.652751" calcext:value-type="float">
            <text:p>1.652751</text:p>
          </table:table-cell>
          <table:table-cell office:value-type="float" office:value="1.30474" calcext:value-type="float">
            <text:p>1.30474</text:p>
          </table:table-cell>
          <table:table-cell office:value-type="float" office:value="174.996" calcext:value-type="float">
            <text:p>174.996</text:p>
          </table:table-cell>
          <table:table-cell office:value-type="float" office:value="1.272727" calcext:value-type="float">
            <text:p>1.272727</text:p>
          </table:table-cell>
          <table:table-cell office:value-type="float" office:value="24.31723" calcext:value-type="float">
            <text:p>24.31723</text:p>
          </table:table-cell>
          <table:table-cell office:value-type="float" office:value="10.75497" calcext:value-type="float">
            <text:p>10.75497</text:p>
          </table:table-cell>
          <table:table-cell office:value-type="float" office:value="19.30621" calcext:value-type="float">
            <text:p>19.30621</text:p>
          </table:table-cell>
          <table:table-cell office:value-type="float" office:value="12.5694" calcext:value-type="float">
            <text:p>12.5694</text:p>
          </table:table-cell>
          <table:table-cell office:value-type="float" office:value="17.84729" calcext:value-type="float">
            <text:p>17.84729</text:p>
          </table:table-cell>
          <table:table-cell office:value-type="float" office:value="13.40921" calcext:value-type="float">
            <text:p>13.40921</text:p>
          </table:table-cell>
          <table:table-cell office:value-type="float" office:value="16.68701" calcext:value-type="float">
            <text:p>16.68701</text:p>
          </table:table-cell>
          <table:table-cell office:value-type="float" office:value="13.96329" calcext:value-type="float">
            <text:p>13.96329</text:p>
          </table:table-cell>
          <table:table-cell office:value-type="float" office:value="15.83966" calcext:value-type="float">
            <text:p>15.83966</text:p>
          </table:table-cell>
          <table:table-cell office:value-type="float" office:value="14.16824" calcext:value-type="float">
            <text:p>14.16824</text:p>
          </table:table-cell>
          <table:table-cell office:value-type="float" office:value="15.61356" calcext:value-type="float">
            <text:p>15.61356</text:p>
          </table:table-cell>
          <table:table-cell office:value-type="float" office:value="14.12836" calcext:value-type="float">
            <text:p>14.128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8" calcext:value-type="float">
            <text:p>4051998</text:p>
          </table:table-cell>
          <table:table-cell office:value-type="float" office:value="7.213823" calcext:value-type="float">
            <text:p>7.213823</text:p>
          </table:table-cell>
          <table:table-cell office:value-type="float" office:value="17.1" calcext:value-type="float">
            <text:p>17.1</text:p>
          </table:table-cell>
          <table:table-cell office:value-type="float" office:value="12.8" calcext:value-type="float">
            <text:p>12.8</text:p>
          </table:table-cell>
          <table:table-cell office:value-type="float" office:value="1.860542" calcext:value-type="float">
            <text:p>1.860542</text:p>
          </table:table-cell>
          <table:table-cell office:value-type="float" office:value="1.449872" calcext:value-type="float">
            <text:p>1.449872</text:p>
          </table:table-cell>
          <table:table-cell office:value-type="float" office:value="272.268" calcext:value-type="float">
            <text:p>272.268</text:p>
          </table:table-cell>
          <table:table-cell office:value-type="float" office:value="2.2" calcext:value-type="float">
            <text:p>2.2</text:p>
          </table:table-cell>
          <table:table-cell office:value-type="float" office:value="24.2847" calcext:value-type="float">
            <text:p>24.2847</text:p>
          </table:table-cell>
          <table:table-cell office:value-type="float" office:value="11.8013" calcext:value-type="float">
            <text:p>11.8013</text:p>
          </table:table-cell>
          <table:table-cell office:value-type="float" office:value="19.4787" calcext:value-type="float">
            <text:p>19.4787</text:p>
          </table:table-cell>
          <table:table-cell office:value-type="float" office:value="12.90863" calcext:value-type="float">
            <text:p>12.90863</text:p>
          </table:table-cell>
          <table:table-cell office:value-type="float" office:value="17.82278" calcext:value-type="float">
            <text:p>17.82278</text:p>
          </table:table-cell>
          <table:table-cell office:value-type="float" office:value="13.44745" calcext:value-type="float">
            <text:p>13.44745</text:p>
          </table:table-cell>
          <table:table-cell office:value-type="float" office:value="16.54279" calcext:value-type="float">
            <text:p>16.54279</text:p>
          </table:table-cell>
          <table:table-cell office:value-type="float" office:value="13.82111" calcext:value-type="float">
            <text:p>13.82111</text:p>
          </table:table-cell>
          <table:table-cell office:value-type="float" office:value="15.63733" calcext:value-type="float">
            <text:p>15.63733</text:p>
          </table:table-cell>
          <table:table-cell office:value-type="float" office:value="13.91821" calcext:value-type="float">
            <text:p>13.91821</text:p>
          </table:table-cell>
          <table:table-cell office:value-type="float" office:value="14.95654" calcext:value-type="float">
            <text:p>14.95654</text:p>
          </table:table-cell>
          <table:table-cell office:value-type="float" office:value="13.83054" calcext:value-type="float">
            <text:p>13.830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8" calcext:value-type="float">
            <text:p>5051998</text:p>
          </table:table-cell>
          <table:table-cell office:value-type="float" office:value="11.81459" calcext:value-type="float">
            <text:p>11.81459</text:p>
          </table:table-cell>
          <table:table-cell office:value-type="float" office:value="22" calcext:value-type="float">
            <text:p>22</text:p>
          </table:table-cell>
          <table:table-cell office:value-type="float" office:value="12.1" calcext:value-type="float">
            <text:p>12.1</text:p>
          </table:table-cell>
          <table:table-cell office:value-type="float" office:value="1.937408" calcext:value-type="float">
            <text:p>1.937408</text:p>
          </table:table-cell>
          <table:table-cell office:value-type="float" office:value="1.384691" calcext:value-type="float">
            <text:p>1.384691</text:p>
          </table:table-cell>
          <table:table-cell office:value-type="float" office:value="254.016" calcext:value-type="float">
            <text:p>254.016</text:p>
          </table:table-cell>
          <table:table-cell office:value-type="float" office:value="1" calcext:value-type="float">
            <text:p>1</text:p>
          </table:table-cell>
          <table:table-cell office:value-type="float" office:value="31.17365" calcext:value-type="float">
            <text:p>31.17365</text:p>
          </table:table-cell>
          <table:table-cell office:value-type="float" office:value="11.20325" calcext:value-type="float">
            <text:p>11.20325</text:p>
          </table:table-cell>
          <table:table-cell office:value-type="float" office:value="23.35721" calcext:value-type="float">
            <text:p>23.35721</text:p>
          </table:table-cell>
          <table:table-cell office:value-type="float" office:value="12.51437" calcext:value-type="float">
            <text:p>12.51437</text:p>
          </table:table-cell>
          <table:table-cell office:value-type="float" office:value="20.51938" calcext:value-type="float">
            <text:p>20.51938</text:p>
          </table:table-cell>
          <table:table-cell office:value-type="float" office:value="13.13898" calcext:value-type="float">
            <text:p>13.13898</text:p>
          </table:table-cell>
          <table:table-cell office:value-type="float" office:value="18.39322" calcext:value-type="float">
            <text:p>18.39322</text:p>
          </table:table-cell>
          <table:table-cell office:value-type="float" office:value="13.56412" calcext:value-type="float">
            <text:p>13.56412</text:p>
          </table:table-cell>
          <table:table-cell office:value-type="float" office:value="16.89252" calcext:value-type="float">
            <text:p>16.89252</text:p>
          </table:table-cell>
          <table:table-cell office:value-type="float" office:value="13.69958" calcext:value-type="float">
            <text:p>13.69958</text:p>
          </table:table-cell>
          <table:table-cell office:value-type="float" office:value="15.81165" calcext:value-type="float">
            <text:p>15.81165</text:p>
          </table:table-cell>
          <table:table-cell office:value-type="float" office:value="13.64471" calcext:value-type="float">
            <text:p>13.644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8" calcext:value-type="float">
            <text:p>6051998</text:p>
          </table:table-cell>
          <table:table-cell office:value-type="float" office:value="14.55307" calcext:value-type="float">
            <text:p>14.55307</text:p>
          </table:table-cell>
          <table:table-cell office:value-type="float" office:value="21.7" calcext:value-type="float">
            <text:p>21.7</text:p>
          </table:table-cell>
          <table:table-cell office:value-type="float" office:value="14.4" calcext:value-type="float">
            <text:p>14.4</text:p>
          </table:table-cell>
          <table:table-cell office:value-type="float" office:value="1.98547" calcext:value-type="float">
            <text:p>1.98547</text:p>
          </table:table-cell>
          <table:table-cell office:value-type="float" office:value="1.60926" calcext:value-type="float">
            <text:p>1.60926</text:p>
          </table:table-cell>
          <table:table-cell office:value-type="float" office:value="176.94" calcext:value-type="float">
            <text:p>176.94</text:p>
          </table:table-cell>
          <table:table-cell office:value-type="float" office:value="0.6" calcext:value-type="float">
            <text:p>0.6</text:p>
          </table:table-cell>
          <table:table-cell office:value-type="float" office:value="30.57428" calcext:value-type="float">
            <text:p>30.57428</text:p>
          </table:table-cell>
          <table:table-cell office:value-type="float" office:value="13.32513" calcext:value-type="float">
            <text:p>13.32513</text:p>
          </table:table-cell>
          <table:table-cell office:value-type="float" office:value="23.48944" calcext:value-type="float">
            <text:p>23.48944</text:p>
          </table:table-cell>
          <table:table-cell office:value-type="float" office:value="14.26202" calcext:value-type="float">
            <text:p>14.26202</text:p>
          </table:table-cell>
          <table:table-cell office:value-type="float" office:value="21.16592" calcext:value-type="float">
            <text:p>21.16592</text:p>
          </table:table-cell>
          <table:table-cell office:value-type="float" office:value="14.66907" calcext:value-type="float">
            <text:p>14.66907</text:p>
          </table:table-cell>
          <table:table-cell office:value-type="float" office:value="19.25049" calcext:value-type="float">
            <text:p>19.25049</text:p>
          </table:table-cell>
          <table:table-cell office:value-type="float" office:value="14.80832" calcext:value-type="float">
            <text:p>14.80832</text:p>
          </table:table-cell>
          <table:table-cell office:value-type="float" office:value="17.7572" calcext:value-type="float">
            <text:p>17.7572</text:p>
          </table:table-cell>
          <table:table-cell office:value-type="float" office:value="14.67905" calcext:value-type="float">
            <text:p>14.67905</text:p>
          </table:table-cell>
          <table:table-cell office:value-type="float" office:value="16.59302" calcext:value-type="float">
            <text:p>16.59302</text:p>
          </table:table-cell>
          <table:table-cell office:value-type="float" office:value="14.42703" calcext:value-type="float">
            <text:p>14.4270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8" calcext:value-type="float">
            <text:p>7051998</text:p>
          </table:table-cell>
          <table:table-cell office:value-type="float" office:value="17.30531" calcext:value-type="float">
            <text:p>17.30531</text:p>
          </table:table-cell>
          <table:table-cell office:value-type="float" office:value="23.4" calcext:value-type="float">
            <text:p>23.4</text:p>
          </table:table-cell>
          <table:table-cell office:value-type="float" office:value="13.4" calcext:value-type="float">
            <text:p>13.4</text:p>
          </table:table-cell>
          <table:table-cell office:value-type="float" office:value="2.065834" calcext:value-type="float">
            <text:p>2.065834</text:p>
          </table:table-cell>
          <table:table-cell office:value-type="float" office:value="1.507909" calcext:value-type="float">
            <text:p>1.507909</text:p>
          </table:table-cell>
          <table:table-cell office:value-type="float" office:value="167.148" calcext:value-type="float">
            <text:p>167.148</text:p>
          </table:table-cell>
          <table:table-cell office:value-type="float" office:value="0" calcext:value-type="float">
            <text:p>0</text:p>
          </table:table-cell>
          <table:table-cell office:value-type="float" office:value="33.31821" calcext:value-type="float">
            <text:p>33.31821</text:p>
          </table:table-cell>
          <table:table-cell office:value-type="float" office:value="12.81351" calcext:value-type="float">
            <text:p>12.81351</text:p>
          </table:table-cell>
          <table:table-cell office:value-type="float" office:value="25.20007" calcext:value-type="float">
            <text:p>25.20007</text:p>
          </table:table-cell>
          <table:table-cell office:value-type="float" office:value="14.45325" calcext:value-type="float">
            <text:p>14.45325</text:p>
          </table:table-cell>
          <table:table-cell office:value-type="float" office:value="22.23215" calcext:value-type="float">
            <text:p>22.23215</text:p>
          </table:table-cell>
          <table:table-cell office:value-type="float" office:value="15.11523" calcext:value-type="float">
            <text:p>15.11523</text:p>
          </table:table-cell>
          <table:table-cell office:value-type="float" office:value="20.1246" calcext:value-type="float">
            <text:p>20.1246</text:p>
          </table:table-cell>
          <table:table-cell office:value-type="float" office:value="15.37201" calcext:value-type="float">
            <text:p>15.37201</text:p>
          </table:table-cell>
          <table:table-cell office:value-type="float" office:value="18.55344" calcext:value-type="float">
            <text:p>18.55344</text:p>
          </table:table-cell>
          <table:table-cell office:value-type="float" office:value="15.33307" calcext:value-type="float">
            <text:p>15.33307</text:p>
          </table:table-cell>
          <table:table-cell office:value-type="float" office:value="17.31741" calcext:value-type="float">
            <text:p>17.31741</text:p>
          </table:table-cell>
          <table:table-cell office:value-type="float" office:value="15.09366" calcext:value-type="float">
            <text:p>15.093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8" calcext:value-type="float">
            <text:p>8051998</text:p>
          </table:table-cell>
          <table:table-cell office:value-type="float" office:value="21.78983" calcext:value-type="float">
            <text:p>21.78983</text:p>
          </table:table-cell>
          <table:table-cell office:value-type="float" office:value="22.6" calcext:value-type="float">
            <text:p>22.6</text:p>
          </table:table-cell>
          <table:table-cell office:value-type="float" office:value="13.3" calcext:value-type="float">
            <text:p>13.3</text:p>
          </table:table-cell>
          <table:table-cell office:value-type="float" office:value="1.83378" calcext:value-type="float">
            <text:p>1.83378</text:p>
          </table:table-cell>
          <table:table-cell office:value-type="float" office:value="1.104261" calcext:value-type="float">
            <text:p>1.104261</text:p>
          </table:table-cell>
          <table:table-cell office:value-type="float" office:value="314.208" calcext:value-type="float">
            <text:p>314.208</text:p>
          </table:table-cell>
          <table:table-cell office:value-type="float" office:value="0" calcext:value-type="float">
            <text:p>0</text:p>
          </table:table-cell>
          <table:table-cell office:value-type="float" office:value="45.72739" calcext:value-type="float">
            <text:p>45.72739</text:p>
          </table:table-cell>
          <table:table-cell office:value-type="float" office:value="13.16479" calcext:value-type="float">
            <text:p>13.16479</text:p>
          </table:table-cell>
          <table:table-cell office:value-type="float" office:value="31.05524" calcext:value-type="float">
            <text:p>31.05524</text:p>
          </table:table-cell>
          <table:table-cell office:value-type="float" office:value="15.23102" calcext:value-type="float">
            <text:p>15.23102</text:p>
          </table:table-cell>
          <table:table-cell office:value-type="float" office:value="26.80215" calcext:value-type="float">
            <text:p>26.80215</text:p>
          </table:table-cell>
          <table:table-cell office:value-type="float" office:value="15.91116" calcext:value-type="float">
            <text:p>15.91116</text:p>
          </table:table-cell>
          <table:table-cell office:value-type="float" office:value="23.54251" calcext:value-type="float">
            <text:p>23.54251</text:p>
          </table:table-cell>
          <table:table-cell office:value-type="float" office:value="16.16907" calcext:value-type="float">
            <text:p>16.16907</text:p>
          </table:table-cell>
          <table:table-cell office:value-type="float" office:value="21.20822" calcext:value-type="float">
            <text:p>21.20822</text:p>
          </table:table-cell>
          <table:table-cell office:value-type="float" office:value="16.08844" calcext:value-type="float">
            <text:p>16.08844</text:p>
          </table:table-cell>
          <table:table-cell office:value-type="float" office:value="19.45755" calcext:value-type="float">
            <text:p>19.45755</text:p>
          </table:table-cell>
          <table:table-cell office:value-type="float" office:value="15.80585" calcext:value-type="float">
            <text:p>15.805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8" calcext:value-type="float">
            <text:p>9051998</text:p>
          </table:table-cell>
          <table:table-cell office:value-type="float" office:value="8.971343" calcext:value-type="float">
            <text:p>8.971343</text:p>
          </table:table-cell>
          <table:table-cell office:value-type="float" office:value="17.5" calcext:value-type="float">
            <text:p>17.5</text:p>
          </table:table-cell>
          <table:table-cell office:value-type="float" office:value="12.8" calcext:value-type="float">
            <text:p>12.8</text:p>
          </table:table-cell>
          <table:table-cell office:value-type="float" office:value="1.656186" calcext:value-type="float">
            <text:p>1.656186</text:p>
          </table:table-cell>
          <table:table-cell office:value-type="float" office:value="1.100474" calcext:value-type="float">
            <text:p>1.100474</text:p>
          </table:table-cell>
          <table:table-cell office:value-type="float" office:value="369.288" calcext:value-type="float">
            <text:p>369.288</text:p>
          </table:table-cell>
          <table:table-cell office:value-type="float" office:value="0.2" calcext:value-type="float">
            <text:p>0.2</text:p>
          </table:table-cell>
          <table:table-cell office:value-type="float" office:value="27.48236" calcext:value-type="float">
            <text:p>27.48236</text:p>
          </table:table-cell>
          <table:table-cell office:value-type="float" office:value="13.48138" calcext:value-type="float">
            <text:p>13.48138</text:p>
          </table:table-cell>
          <table:table-cell office:value-type="float" office:value="22.54791" calcext:value-type="float">
            <text:p>22.54791</text:p>
          </table:table-cell>
          <table:table-cell office:value-type="float" office:value="16.27307" calcext:value-type="float">
            <text:p>16.27307</text:p>
          </table:table-cell>
          <table:table-cell office:value-type="float" office:value="21.00217" calcext:value-type="float">
            <text:p>21.00217</text:p>
          </table:table-cell>
          <table:table-cell office:value-type="float" office:value="17.22052" calcext:value-type="float">
            <text:p>17.22052</text:p>
          </table:table-cell>
          <table:table-cell office:value-type="float" office:value="20.29688" calcext:value-type="float">
            <text:p>20.29688</text:p>
          </table:table-cell>
          <table:table-cell office:value-type="float" office:value="17.65292" calcext:value-type="float">
            <text:p>17.65292</text:p>
          </table:table-cell>
          <table:table-cell office:value-type="float" office:value="19.91031" calcext:value-type="float">
            <text:p>19.91031</text:p>
          </table:table-cell>
          <table:table-cell office:value-type="float" office:value="17.53265" calcext:value-type="float">
            <text:p>17.53265</text:p>
          </table:table-cell>
          <table:table-cell office:value-type="float" office:value="19.07553" calcext:value-type="float">
            <text:p>19.07553</text:p>
          </table:table-cell>
          <table:table-cell office:value-type="float" office:value="17.18704" calcext:value-type="float">
            <text:p>17.187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8" calcext:value-type="float">
            <text:p>10051998</text:p>
          </table:table-cell>
          <table:table-cell office:value-type="float" office:value="12.19935" calcext:value-type="float">
            <text:p>12.19935</text:p>
          </table:table-cell>
          <table:table-cell office:value-type="float" office:value="19.1" calcext:value-type="float">
            <text:p>19.1</text:p>
          </table:table-cell>
          <table:table-cell office:value-type="float" office:value="12" calcext:value-type="float">
            <text:p>12</text:p>
          </table:table-cell>
          <table:table-cell office:value-type="float" office:value="1.619958" calcext:value-type="float">
            <text:p>1.619958</text:p>
          </table:table-cell>
          <table:table-cell office:value-type="float" office:value="1.239867" calcext:value-type="float">
            <text:p>1.239867</text:p>
          </table:table-cell>
          <table:table-cell office:value-type="float" office:value="435.168" calcext:value-type="float">
            <text:p>435.168</text:p>
          </table:table-cell>
          <table:table-cell office:value-type="float" office:value="1" calcext:value-type="float">
            <text:p>1</text:p>
          </table:table-cell>
          <table:table-cell office:value-type="float" office:value="33.56113" calcext:value-type="float">
            <text:p>33.56113</text:p>
          </table:table-cell>
          <table:table-cell office:value-type="float" office:value="11.72964" calcext:value-type="float">
            <text:p>11.72964</text:p>
          </table:table-cell>
          <table:table-cell office:value-type="float" office:value="24.34216" calcext:value-type="float">
            <text:p>24.34216</text:p>
          </table:table-cell>
          <table:table-cell office:value-type="float" office:value="14.31708" calcext:value-type="float">
            <text:p>14.31708</text:p>
          </table:table-cell>
          <table:table-cell office:value-type="float" office:value="22.02332" calcext:value-type="float">
            <text:p>22.02332</text:p>
          </table:table-cell>
          <table:table-cell office:value-type="float" office:value="15.22421" calcext:value-type="float">
            <text:p>15.22421</text:p>
          </table:table-cell>
          <table:table-cell office:value-type="float" office:value="20.08588" calcext:value-type="float">
            <text:p>20.08588</text:p>
          </table:table-cell>
          <table:table-cell office:value-type="float" office:value="15.70624" calcext:value-type="float">
            <text:p>15.70624</text:p>
          </table:table-cell>
          <table:table-cell office:value-type="float" office:value="18.72647" calcext:value-type="float">
            <text:p>18.72647</text:p>
          </table:table-cell>
          <table:table-cell office:value-type="float" office:value="15.89594" calcext:value-type="float">
            <text:p>15.89594</text:p>
          </table:table-cell>
          <table:table-cell office:value-type="float" office:value="17.69336" calcext:value-type="float">
            <text:p>17.69336</text:p>
          </table:table-cell>
          <table:table-cell office:value-type="float" office:value="15.84323" calcext:value-type="float">
            <text:p>15.843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8" calcext:value-type="float">
            <text:p>11051998</text:p>
          </table:table-cell>
          <table:table-cell office:value-type="float" office:value="18.5958" calcext:value-type="float">
            <text:p>18.5958</text:p>
          </table:table-cell>
          <table:table-cell office:value-type="float" office:value="21.6" calcext:value-type="float">
            <text:p>21.6</text:p>
          </table:table-cell>
          <table:table-cell office:value-type="float" office:value="12.6" calcext:value-type="float">
            <text:p>12.6</text:p>
          </table:table-cell>
          <table:table-cell office:value-type="float" office:value="1.554446" calcext:value-type="float">
            <text:p>1.554446</text:p>
          </table:table-cell>
          <table:table-cell office:value-type="float" office:value="0.9099241" calcext:value-type="float">
            <text:p>0.9099241</text:p>
          </table:table-cell>
          <table:table-cell office:value-type="float" office:value="546.048" calcext:value-type="float">
            <text:p>546.048</text:p>
          </table:table-cell>
          <table:table-cell office:value-type="float" office:value="0" calcext:value-type="float">
            <text:p>0</text:p>
          </table:table-cell>
          <table:table-cell office:value-type="float" office:value="37.03616" calcext:value-type="float">
            <text:p>37.03616</text:p>
          </table:table-cell>
          <table:table-cell office:value-type="float" office:value="11.03543" calcext:value-type="float">
            <text:p>11.03543</text:p>
          </table:table-cell>
          <table:table-cell office:value-type="float" office:value="26.68674" calcext:value-type="float">
            <text:p>26.68674</text:p>
          </table:table-cell>
          <table:table-cell office:value-type="float" office:value="13.95059" calcext:value-type="float">
            <text:p>13.95059</text:p>
          </table:table-cell>
          <table:table-cell office:value-type="float" office:value="23.69623" calcext:value-type="float">
            <text:p>23.69623</text:p>
          </table:table-cell>
          <table:table-cell office:value-type="float" office:value="15.05637" calcext:value-type="float">
            <text:p>15.05637</text:p>
          </table:table-cell>
          <table:table-cell office:value-type="float" office:value="21.27856" calcext:value-type="float">
            <text:p>21.27856</text:p>
          </table:table-cell>
          <table:table-cell office:value-type="float" office:value="15.6478" calcext:value-type="float">
            <text:p>15.6478</text:p>
          </table:table-cell>
          <table:table-cell office:value-type="float" office:value="19.60977" calcext:value-type="float">
            <text:p>19.60977</text:p>
          </table:table-cell>
          <table:table-cell office:value-type="float" office:value="15.83331" calcext:value-type="float">
            <text:p>15.83331</text:p>
          </table:table-cell>
          <table:table-cell office:value-type="float" office:value="18.35159" calcext:value-type="float">
            <text:p>18.35159</text:p>
          </table:table-cell>
          <table:table-cell office:value-type="float" office:value="15.78833" calcext:value-type="float">
            <text:p>15.788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8" calcext:value-type="float">
            <text:p>12051998</text:p>
          </table:table-cell>
          <table:table-cell office:value-type="float" office:value="24.13415" calcext:value-type="float">
            <text:p>24.13415</text:p>
          </table:table-cell>
          <table:table-cell office:value-type="float" office:value="22" calcext:value-type="float">
            <text:p>22</text:p>
          </table:table-cell>
          <table:table-cell office:value-type="float" office:value="13.1" calcext:value-type="float">
            <text:p>13.1</text:p>
          </table:table-cell>
          <table:table-cell office:value-type="float" office:value="1.097215" calcext:value-type="float">
            <text:p>1.097215</text:p>
          </table:table-cell>
          <table:table-cell office:value-type="float" office:value="0.9396763" calcext:value-type="float">
            <text:p>0.9396763</text:p>
          </table:table-cell>
          <table:table-cell office:value-type="float" office:value="369.9" calcext:value-type="float">
            <text:p>369.9</text:p>
          </table:table-cell>
          <table:table-cell office:value-type="float" office:value="0" calcext:value-type="float">
            <text:p>0</text:p>
          </table:table-cell>
          <table:table-cell office:value-type="float" office:value="46.53497" calcext:value-type="float">
            <text:p>46.53497</text:p>
          </table:table-cell>
          <table:table-cell office:value-type="float" office:value="13.18427" calcext:value-type="float">
            <text:p>13.18427</text:p>
          </table:table-cell>
          <table:table-cell office:value-type="float" office:value="32.00864" calcext:value-type="float">
            <text:p>32.00864</text:p>
          </table:table-cell>
          <table:table-cell office:value-type="float" office:value="15.59659" calcext:value-type="float">
            <text:p>15.59659</text:p>
          </table:table-cell>
          <table:table-cell office:value-type="float" office:value="27.99405" calcext:value-type="float">
            <text:p>27.99405</text:p>
          </table:table-cell>
          <table:table-cell office:value-type="float" office:value="16.41006" calcext:value-type="float">
            <text:p>16.41006</text:p>
          </table:table-cell>
          <table:table-cell office:value-type="float" office:value="24.69785" calcext:value-type="float">
            <text:p>24.69785</text:p>
          </table:table-cell>
          <table:table-cell office:value-type="float" office:value="16.80676" calcext:value-type="float">
            <text:p>16.80676</text:p>
          </table:table-cell>
          <table:table-cell office:value-type="float" office:value="22.34409" calcext:value-type="float">
            <text:p>22.34409</text:p>
          </table:table-cell>
          <table:table-cell office:value-type="float" office:value="16.82068" calcext:value-type="float">
            <text:p>16.82068</text:p>
          </table:table-cell>
          <table:table-cell office:value-type="float" office:value="20.54102" calcext:value-type="float">
            <text:p>20.54102</text:p>
          </table:table-cell>
          <table:table-cell office:value-type="float" office:value="16.61258" calcext:value-type="float">
            <text:p>16.612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8" calcext:value-type="float">
            <text:p>13051998</text:p>
          </table:table-cell>
          <table:table-cell office:value-type="float" office:value="28.3197" calcext:value-type="float">
            <text:p>28.3197</text:p>
          </table:table-cell>
          <table:table-cell office:value-type="float" office:value="23.7" calcext:value-type="float">
            <text:p>23.7</text:p>
          </table:table-cell>
          <table:table-cell office:value-type="float" office:value="7.6" calcext:value-type="float">
            <text:p>7.6</text:p>
          </table:table-cell>
          <table:table-cell office:value-type="float" office:value="1.005249" calcext:value-type="float">
            <text:p>1.005249</text:p>
          </table:table-cell>
          <table:table-cell office:value-type="float" office:value="0.6898351" calcext:value-type="float">
            <text:p>0.6898351</text:p>
          </table:table-cell>
          <table:table-cell office:value-type="float" office:value="193.14" calcext:value-type="float">
            <text:p>193.14</text:p>
          </table:table-cell>
          <table:table-cell office:value-type="float" office:value="0" calcext:value-type="float">
            <text:p>0</text:p>
          </table:table-cell>
          <table:table-cell office:value-type="float" office:value="47.26749" calcext:value-type="float">
            <text:p>47.26749</text:p>
          </table:table-cell>
          <table:table-cell office:value-type="float" office:value="10.19156" calcext:value-type="float">
            <text:p>10.19156</text:p>
          </table:table-cell>
          <table:table-cell office:value-type="float" office:value="33.29221" calcext:value-type="float">
            <text:p>33.29221</text:p>
          </table:table-cell>
          <table:table-cell office:value-type="float" office:value="15.1423" calcext:value-type="float">
            <text:p>15.1423</text:p>
          </table:table-cell>
          <table:table-cell office:value-type="float" office:value="29.15848" calcext:value-type="float">
            <text:p>29.15848</text:p>
          </table:table-cell>
          <table:table-cell office:value-type="float" office:value="16.7247" calcext:value-type="float">
            <text:p>16.7247</text:p>
          </table:table-cell>
          <table:table-cell office:value-type="float" office:value="25.89572" calcext:value-type="float">
            <text:p>25.89572</text:p>
          </table:table-cell>
          <table:table-cell office:value-type="float" office:value="17.56747" calcext:value-type="float">
            <text:p>17.56747</text:p>
          </table:table-cell>
          <table:table-cell office:value-type="float" office:value="23.45776" calcext:value-type="float">
            <text:p>23.45776</text:p>
          </table:table-cell>
          <table:table-cell office:value-type="float" office:value="17.84546" calcext:value-type="float">
            <text:p>17.84546</text:p>
          </table:table-cell>
          <table:table-cell office:value-type="float" office:value="21.59579" calcext:value-type="float">
            <text:p>21.59579</text:p>
          </table:table-cell>
          <table:table-cell office:value-type="float" office:value="17.73553" calcext:value-type="float">
            <text:p>17.735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8" calcext:value-type="float">
            <text:p>14051998</text:p>
          </table:table-cell>
          <table:table-cell office:value-type="float" office:value="26.72147" calcext:value-type="float">
            <text:p>26.72147</text:p>
          </table:table-cell>
          <table:table-cell office:value-type="float" office:value="27.3" calcext:value-type="float">
            <text:p>27.3</text:p>
          </table:table-cell>
          <table:table-cell office:value-type="float" office:value="7.6" calcext:value-type="float">
            <text:p>7.6</text:p>
          </table:table-cell>
          <table:table-cell office:value-type="float" office:value="1.577657" calcext:value-type="float">
            <text:p>1.577657</text:p>
          </table:table-cell>
          <table:table-cell office:value-type="float" office:value="0.9338717" calcext:value-type="float">
            <text:p>0.9338717</text:p>
          </table:table-cell>
          <table:table-cell office:value-type="float" office:value="155.448" calcext:value-type="float">
            <text:p>155.448</text:p>
          </table:table-cell>
          <table:table-cell office:value-type="float" office:value="0" calcext:value-type="float">
            <text:p>0</text:p>
          </table:table-cell>
          <table:table-cell office:value-type="float" office:value="49.18832" calcext:value-type="float">
            <text:p>49.18832</text:p>
          </table:table-cell>
          <table:table-cell office:value-type="float" office:value="10.48065" calcext:value-type="float">
            <text:p>10.48065</text:p>
          </table:table-cell>
          <table:table-cell office:value-type="float" office:value="34.65262" calcext:value-type="float">
            <text:p>34.65262</text:p>
          </table:table-cell>
          <table:table-cell office:value-type="float" office:value="15.36569" calcext:value-type="float">
            <text:p>15.36569</text:p>
          </table:table-cell>
          <table:table-cell office:value-type="float" office:value="30.5054" calcext:value-type="float">
            <text:p>30.5054</text:p>
          </table:table-cell>
          <table:table-cell office:value-type="float" office:value="17.03836" calcext:value-type="float">
            <text:p>17.03836</text:p>
          </table:table-cell>
          <table:table-cell office:value-type="float" office:value="27.07272" calcext:value-type="float">
            <text:p>27.07272</text:p>
          </table:table-cell>
          <table:table-cell office:value-type="float" office:value="18.03375" calcext:value-type="float">
            <text:p>18.03375</text:p>
          </table:table-cell>
          <table:table-cell office:value-type="float" office:value="24.53833" calcext:value-type="float">
            <text:p>24.53833</text:p>
          </table:table-cell>
          <table:table-cell office:value-type="float" office:value="18.41418" calcext:value-type="float">
            <text:p>18.41418</text:p>
          </table:table-cell>
          <table:table-cell office:value-type="float" office:value="22.59991" calcext:value-type="float">
            <text:p>22.59991</text:p>
          </table:table-cell>
          <table:table-cell office:value-type="float" office:value="18.36832" calcext:value-type="float">
            <text:p>18.368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8" calcext:value-type="float">
            <text:p>15051998</text:p>
          </table:table-cell>
          <table:table-cell office:value-type="float" office:value="27.63616" calcext:value-type="float">
            <text:p>27.63616</text:p>
          </table:table-cell>
          <table:table-cell office:value-type="float" office:value="29.7" calcext:value-type="float">
            <text:p>29.7</text:p>
          </table:table-cell>
          <table:table-cell office:value-type="float" office:value="11.8" calcext:value-type="float">
            <text:p>11.8</text:p>
          </table:table-cell>
          <table:table-cell office:value-type="float" office:value="1.8091" calcext:value-type="float">
            <text:p>1.8091</text:p>
          </table:table-cell>
          <table:table-cell office:value-type="float" office:value="1.339104" calcext:value-type="float">
            <text:p>1.339104</text:p>
          </table:table-cell>
          <table:table-cell office:value-type="float" office:value="161.892" calcext:value-type="float">
            <text:p>161.892</text:p>
          </table:table-cell>
          <table:table-cell office:value-type="float" office:value="0" calcext:value-type="float">
            <text:p>0</text:p>
          </table:table-cell>
          <table:table-cell office:value-type="float" office:value="50.49988" calcext:value-type="float">
            <text:p>50.49988</text:p>
          </table:table-cell>
          <table:table-cell office:value-type="float" office:value="14.48123" calcext:value-type="float">
            <text:p>14.48123</text:p>
          </table:table-cell>
          <table:table-cell office:value-type="float" office:value="36.66238" calcext:value-type="float">
            <text:p>36.66238</text:p>
          </table:table-cell>
          <table:table-cell office:value-type="float" office:value="18.5448" calcext:value-type="float">
            <text:p>18.5448</text:p>
          </table:table-cell>
          <table:table-cell office:value-type="float" office:value="32.59827" calcext:value-type="float">
            <text:p>32.59827</text:p>
          </table:table-cell>
          <table:table-cell office:value-type="float" office:value="19.85043" calcext:value-type="float">
            <text:p>19.85043</text:p>
          </table:table-cell>
          <table:table-cell office:value-type="float" office:value="29.11749" calcext:value-type="float">
            <text:p>29.11749</text:p>
          </table:table-cell>
          <table:table-cell office:value-type="float" office:value="20.43338" calcext:value-type="float">
            <text:p>20.43338</text:p>
          </table:table-cell>
          <table:table-cell office:value-type="float" office:value="26.47394" calcext:value-type="float">
            <text:p>26.47394</text:p>
          </table:table-cell>
          <table:table-cell office:value-type="float" office:value="20.46643" calcext:value-type="float">
            <text:p>20.46643</text:p>
          </table:table-cell>
          <table:table-cell office:value-type="float" office:value="24.37067" calcext:value-type="float">
            <text:p>24.37067</text:p>
          </table:table-cell>
          <table:table-cell office:value-type="float" office:value="20.13306" calcext:value-type="float">
            <text:p>20.133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8" calcext:value-type="float">
            <text:p>16051998</text:p>
          </table:table-cell>
          <table:table-cell office:value-type="float" office:value="25.95125" calcext:value-type="float">
            <text:p>25.95125</text:p>
          </table:table-cell>
          <table:table-cell office:value-type="float" office:value="30.8" calcext:value-type="float">
            <text:p>30.8</text:p>
          </table:table-cell>
          <table:table-cell office:value-type="float" office:value="12.4" calcext:value-type="float">
            <text:p>12.4</text:p>
          </table:table-cell>
          <table:table-cell office:value-type="float" office:value="2.228794" calcext:value-type="float">
            <text:p>2.228794</text:p>
          </table:table-cell>
          <table:table-cell office:value-type="float" office:value="1.412297" calcext:value-type="float">
            <text:p>1.412297</text:p>
          </table:table-cell>
          <table:table-cell office:value-type="float" office:value="220.068" calcext:value-type="float">
            <text:p>220.068</text:p>
          </table:table-cell>
          <table:table-cell office:value-type="float" office:value="0.2" calcext:value-type="float">
            <text:p>0.2</text:p>
          </table:table-cell>
          <table:table-cell office:value-type="float" office:value="51.21405" calcext:value-type="float">
            <text:p>51.21405</text:p>
          </table:table-cell>
          <table:table-cell office:value-type="float" office:value="15.49387" calcext:value-type="float">
            <text:p>15.49387</text:p>
          </table:table-cell>
          <table:table-cell office:value-type="float" office:value="37.09488" calcext:value-type="float">
            <text:p>37.09488</text:p>
          </table:table-cell>
          <table:table-cell office:value-type="float" office:value="19.80002" calcext:value-type="float">
            <text:p>19.80002</text:p>
          </table:table-cell>
          <table:table-cell office:value-type="float" office:value="32.69623" calcext:value-type="float">
            <text:p>32.69623</text:p>
          </table:table-cell>
          <table:table-cell office:value-type="float" office:value="21.15643" calcext:value-type="float">
            <text:p>21.15643</text:p>
          </table:table-cell>
          <table:table-cell office:value-type="float" office:value="29.42722" calcext:value-type="float">
            <text:p>29.42722</text:p>
          </table:table-cell>
          <table:table-cell office:value-type="float" office:value="21.78519" calcext:value-type="float">
            <text:p>21.78519</text:p>
          </table:table-cell>
          <table:table-cell office:value-type="float" office:value="26.94257" calcext:value-type="float">
            <text:p>26.94257</text:p>
          </table:table-cell>
          <table:table-cell office:value-type="float" office:value="21.83185" calcext:value-type="float">
            <text:p>21.83185</text:p>
          </table:table-cell>
          <table:table-cell office:value-type="float" office:value="24.96884" calcext:value-type="float">
            <text:p>24.96884</text:p>
          </table:table-cell>
          <table:table-cell office:value-type="float" office:value="21.47827" calcext:value-type="float">
            <text:p>21.478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8" calcext:value-type="float">
            <text:p>17051998</text:p>
          </table:table-cell>
          <table:table-cell office:value-type="float" office:value="26.87457" calcext:value-type="float">
            <text:p>26.87457</text:p>
          </table:table-cell>
          <table:table-cell office:value-type="float" office:value="28.1" calcext:value-type="float">
            <text:p>28.1</text:p>
          </table:table-cell>
          <table:table-cell office:value-type="float" office:value="16.3" calcext:value-type="float">
            <text:p>16.3</text:p>
          </table:table-cell>
          <table:table-cell office:value-type="float" office:value="2.119667" calcext:value-type="float">
            <text:p>2.119667</text:p>
          </table:table-cell>
          <table:table-cell office:value-type="float" office:value="1.173854" calcext:value-type="float">
            <text:p>1.173854</text:p>
          </table:table-cell>
          <table:table-cell office:value-type="float" office:value="432.288" calcext:value-type="float">
            <text:p>432.288</text:p>
          </table:table-cell>
          <table:table-cell office:value-type="float" office:value="0" calcext:value-type="float">
            <text:p>0</text:p>
          </table:table-cell>
          <table:table-cell office:value-type="float" office:value="51.01825" calcext:value-type="float">
            <text:p>51.01825</text:p>
          </table:table-cell>
          <table:table-cell office:value-type="float" office:value="17.86417" calcext:value-type="float">
            <text:p>17.86417</text:p>
          </table:table-cell>
          <table:table-cell office:value-type="float" office:value="38.46793" calcext:value-type="float">
            <text:p>38.46793</text:p>
          </table:table-cell>
          <table:table-cell office:value-type="float" office:value="21.43588" calcext:value-type="float">
            <text:p>21.43588</text:p>
          </table:table-cell>
          <table:table-cell office:value-type="float" office:value="34.46976" calcext:value-type="float">
            <text:p>34.46976</text:p>
          </table:table-cell>
          <table:table-cell office:value-type="float" office:value="22.61581" calcext:value-type="float">
            <text:p>22.61581</text:p>
          </table:table-cell>
          <table:table-cell office:value-type="float" office:value="31.03729" calcext:value-type="float">
            <text:p>31.03729</text:p>
          </table:table-cell>
          <table:table-cell office:value-type="float" office:value="23.02963" calcext:value-type="float">
            <text:p>23.02963</text:p>
          </table:table-cell>
          <table:table-cell office:value-type="float" office:value="28.38712" calcext:value-type="float">
            <text:p>28.38712</text:p>
          </table:table-cell>
          <table:table-cell office:value-type="float" office:value="22.9136" calcext:value-type="float">
            <text:p>22.9136</text:p>
          </table:table-cell>
          <table:table-cell office:value-type="float" office:value="26.26614" calcext:value-type="float">
            <text:p>26.26614</text:p>
          </table:table-cell>
          <table:table-cell office:value-type="float" office:value="22.46359" calcext:value-type="float">
            <text:p>22.463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8" calcext:value-type="float">
            <text:p>18051998</text:p>
          </table:table-cell>
          <table:table-cell office:value-type="float" office:value="28.44065" calcext:value-type="float">
            <text:p>28.44065</text:p>
          </table:table-cell>
          <table:table-cell office:value-type="float" office:value="26.4" calcext:value-type="float">
            <text:p>26.4</text:p>
          </table:table-cell>
          <table:table-cell office:value-type="float" office:value="12.7" calcext:value-type="float">
            <text:p>12.7</text:p>
          </table:table-cell>
          <table:table-cell office:value-type="float" office:value="1.218222" calcext:value-type="float">
            <text:p>1.218222</text:p>
          </table:table-cell>
          <table:table-cell office:value-type="float" office:value="1.050933" calcext:value-type="float">
            <text:p>1.050933</text:p>
          </table:table-cell>
          <table:table-cell office:value-type="float" office:value="341.424" calcext:value-type="float">
            <text:p>341.424</text:p>
          </table:table-cell>
          <table:table-cell office:value-type="float" office:value="0" calcext:value-type="float">
            <text:p>0</text:p>
          </table:table-cell>
          <table:table-cell office:value-type="float" office:value="52.54898" calcext:value-type="float">
            <text:p>52.54898</text:p>
          </table:table-cell>
          <table:table-cell office:value-type="float" office:value="14.61432" calcext:value-type="float">
            <text:p>14.61432</text:p>
          </table:table-cell>
          <table:table-cell office:value-type="float" office:value="38.4986" calcext:value-type="float">
            <text:p>38.4986</text:p>
          </table:table-cell>
          <table:table-cell office:value-type="float" office:value="19.96524" calcext:value-type="float">
            <text:p>19.96524</text:p>
          </table:table-cell>
          <table:table-cell office:value-type="float" office:value="34.34195" calcext:value-type="float">
            <text:p>34.34195</text:p>
          </table:table-cell>
          <table:table-cell office:value-type="float" office:value="21.72614" calcext:value-type="float">
            <text:p>21.72614</text:p>
          </table:table-cell>
          <table:table-cell office:value-type="float" office:value="30.89612" calcext:value-type="float">
            <text:p>30.89612</text:p>
          </table:table-cell>
          <table:table-cell office:value-type="float" office:value="22.61829" calcext:value-type="float">
            <text:p>22.61829</text:p>
          </table:table-cell>
          <table:table-cell office:value-type="float" office:value="28.34424" calcext:value-type="float">
            <text:p>28.34424</text:p>
          </table:table-cell>
          <table:table-cell office:value-type="float" office:value="22.8407" calcext:value-type="float">
            <text:p>22.8407</text:p>
          </table:table-cell>
          <table:table-cell office:value-type="float" office:value="26.34552" calcext:value-type="float">
            <text:p>26.34552</text:p>
          </table:table-cell>
          <table:table-cell office:value-type="float" office:value="22.63644" calcext:value-type="float">
            <text:p>22.636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8" calcext:value-type="float">
            <text:p>19051998</text:p>
          </table:table-cell>
          <table:table-cell office:value-type="float" office:value="24.22512" calcext:value-type="float">
            <text:p>24.22512</text:p>
          </table:table-cell>
          <table:table-cell office:value-type="float" office:value="24.5" calcext:value-type="float">
            <text:p>24.5</text:p>
          </table:table-cell>
          <table:table-cell office:value-type="float" office:value="11.3" calcext:value-type="float">
            <text:p>11.3</text:p>
          </table:table-cell>
          <table:table-cell office:value-type="float" office:value="1.406805" calcext:value-type="float">
            <text:p>1.406805</text:p>
          </table:table-cell>
          <table:table-cell office:value-type="float" office:value="1.123097" calcext:value-type="float">
            <text:p>1.123097</text:p>
          </table:table-cell>
          <table:table-cell office:value-type="float" office:value="165.672" calcext:value-type="float">
            <text:p>165.672</text:p>
          </table:table-cell>
          <table:table-cell office:value-type="float" office:value="0" calcext:value-type="float">
            <text:p>0</text:p>
          </table:table-cell>
          <table:table-cell office:value-type="float" office:value="47.3649" calcext:value-type="float">
            <text:p>47.3649</text:p>
          </table:table-cell>
          <table:table-cell office:value-type="float" office:value="13.9451" calcext:value-type="float">
            <text:p>13.9451</text:p>
          </table:table-cell>
          <table:table-cell office:value-type="float" office:value="35.12479" calcext:value-type="float">
            <text:p>35.12479</text:p>
          </table:table-cell>
          <table:table-cell office:value-type="float" office:value="19.23227" calcext:value-type="float">
            <text:p>19.23227</text:p>
          </table:table-cell>
          <table:table-cell office:value-type="float" office:value="31.44516" calcext:value-type="float">
            <text:p>31.44516</text:p>
          </table:table-cell>
          <table:table-cell office:value-type="float" office:value="21.01483" calcext:value-type="float">
            <text:p>21.01483</text:p>
          </table:table-cell>
          <table:table-cell office:value-type="float" office:value="28.7363" calcext:value-type="float">
            <text:p>28.7363</text:p>
          </table:table-cell>
          <table:table-cell office:value-type="float" office:value="22.01431" calcext:value-type="float">
            <text:p>22.01431</text:p>
          </table:table-cell>
          <table:table-cell office:value-type="float" office:value="26.69589" calcext:value-type="float">
            <text:p>26.69589</text:p>
          </table:table-cell>
          <table:table-cell office:value-type="float" office:value="22.38904" calcext:value-type="float">
            <text:p>22.38904</text:p>
          </table:table-cell>
          <table:table-cell office:value-type="float" office:value="25.47885" calcext:value-type="float">
            <text:p>25.47885</text:p>
          </table:table-cell>
          <table:table-cell office:value-type="float" office:value="22.33838" calcext:value-type="float">
            <text:p>22.338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8" calcext:value-type="float">
            <text:p>20051998</text:p>
          </table:table-cell>
          <table:table-cell office:value-type="float" office:value="24.32704" calcext:value-type="float">
            <text:p>24.32704</text:p>
          </table:table-cell>
          <table:table-cell office:value-type="float" office:value="29.4" calcext:value-type="float">
            <text:p>29.4</text:p>
          </table:table-cell>
          <table:table-cell office:value-type="float" office:value="13.5" calcext:value-type="float">
            <text:p>13.5</text:p>
          </table:table-cell>
          <table:table-cell office:value-type="float" office:value="2.152723" calcext:value-type="float">
            <text:p>2.152723</text:p>
          </table:table-cell>
          <table:table-cell office:value-type="float" office:value="1.223068" calcext:value-type="float">
            <text:p>1.223068</text:p>
          </table:table-cell>
          <table:table-cell office:value-type="float" office:value="368.208" calcext:value-type="float">
            <text:p>368.208</text:p>
          </table:table-cell>
          <table:table-cell office:value-type="float" office:value="0" calcext:value-type="float">
            <text:p>0</text:p>
          </table:table-cell>
          <table:table-cell office:value-type="float" office:value="52.07205" calcext:value-type="float">
            <text:p>52.07205</text:p>
          </table:table-cell>
          <table:table-cell office:value-type="float" office:value="15.54736" calcext:value-type="float">
            <text:p>15.54736</text:p>
          </table:table-cell>
          <table:table-cell office:value-type="float" office:value="37.68192" calcext:value-type="float">
            <text:p>37.68192</text:p>
          </table:table-cell>
          <table:table-cell office:value-type="float" office:value="19.37753" calcext:value-type="float">
            <text:p>19.37753</text:p>
          </table:table-cell>
          <table:table-cell office:value-type="float" office:value="33.66034" calcext:value-type="float">
            <text:p>33.66034</text:p>
          </table:table-cell>
          <table:table-cell office:value-type="float" office:value="20.75528" calcext:value-type="float">
            <text:p>20.75528</text:p>
          </table:table-cell>
          <table:table-cell office:value-type="float" office:value="30.30664" calcext:value-type="float">
            <text:p>30.30664</text:p>
          </table:table-cell>
          <table:table-cell office:value-type="float" office:value="21.66306" calcext:value-type="float">
            <text:p>21.66306</text:p>
          </table:table-cell>
          <table:table-cell office:value-type="float" office:value="27.85391" calcext:value-type="float">
            <text:p>27.85391</text:p>
          </table:table-cell>
          <table:table-cell office:value-type="float" office:value="22.00897" calcext:value-type="float">
            <text:p>22.00897</text:p>
          </table:table-cell>
          <table:table-cell office:value-type="float" office:value="25.9725" calcext:value-type="float">
            <text:p>25.9725</text:p>
          </table:table-cell>
          <table:table-cell office:value-type="float" office:value="21.98907" calcext:value-type="float">
            <text:p>21.989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8" calcext:value-type="float">
            <text:p>21051998</text:p>
          </table:table-cell>
          <table:table-cell office:value-type="float" office:value="15.25586" calcext:value-type="float">
            <text:p>15.25586</text:p>
          </table:table-cell>
          <table:table-cell office:value-type="float" office:value="18.5" calcext:value-type="float">
            <text:p>18.5</text:p>
          </table:table-cell>
          <table:table-cell office:value-type="float" office:value="7.6" calcext:value-type="float">
            <text:p>7.6</text:p>
          </table:table-cell>
          <table:table-cell office:value-type="float" office:value="1.688042" calcext:value-type="float">
            <text:p>1.688042</text:p>
          </table:table-cell>
          <table:table-cell office:value-type="float" office:value="0.7579708" calcext:value-type="float">
            <text:p>0.7579708</text:p>
          </table:table-cell>
          <table:table-cell office:value-type="float" office:value="589.644" calcext:value-type="float">
            <text:p>589.644</text:p>
          </table:table-cell>
          <table:table-cell office:value-type="float" office:value="0" calcext:value-type="float">
            <text:p>0</text:p>
          </table:table-cell>
          <table:table-cell office:value-type="float" office:value="38.22574" calcext:value-type="float">
            <text:p>38.22574</text:p>
          </table:table-cell>
          <table:table-cell office:value-type="float" office:value="9.91687" calcext:value-type="float">
            <text:p>9.91687</text:p>
          </table:table-cell>
          <table:table-cell office:value-type="float" office:value="29.69916" calcext:value-type="float">
            <text:p>29.69916</text:p>
          </table:table-cell>
          <table:table-cell office:value-type="float" office:value="15.99911" calcext:value-type="float">
            <text:p>15.99911</text:p>
          </table:table-cell>
          <table:table-cell office:value-type="float" office:value="26.87363" calcext:value-type="float">
            <text:p>26.87363</text:p>
          </table:table-cell>
          <table:table-cell office:value-type="float" office:value="18.24124" calcext:value-type="float">
            <text:p>18.24124</text:p>
          </table:table-cell>
          <table:table-cell office:value-type="float" office:value="26.37381" calcext:value-type="float">
            <text:p>26.37381</text:p>
          </table:table-cell>
          <table:table-cell office:value-type="float" office:value="20.05649" calcext:value-type="float">
            <text:p>20.05649</text:p>
          </table:table-cell>
          <table:table-cell office:value-type="float" office:value="26.15988" calcext:value-type="float">
            <text:p>26.15988</text:p>
          </table:table-cell>
          <table:table-cell office:value-type="float" office:value="21.13168" calcext:value-type="float">
            <text:p>21.13168</text:p>
          </table:table-cell>
          <table:table-cell office:value-type="float" office:value="25.40656" calcext:value-type="float">
            <text:p>25.40656</text:p>
          </table:table-cell>
          <table:table-cell office:value-type="float" office:value="21.6015" calcext:value-type="float">
            <text:p>21.60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8" calcext:value-type="float">
            <text:p>22051998</text:p>
          </table:table-cell>
          <table:table-cell office:value-type="float" office:value="24.67472" calcext:value-type="float">
            <text:p>24.67472</text:p>
          </table:table-cell>
          <table:table-cell office:value-type="float" office:value="18.3" calcext:value-type="float">
            <text:p>18.3</text:p>
          </table:table-cell>
          <table:table-cell office:value-type="float" office:value="6.6" calcext:value-type="float">
            <text:p>6.6</text:p>
          </table:table-cell>
          <table:table-cell office:value-type="float" office:value="0.9744411" calcext:value-type="float">
            <text:p>0.9744411</text:p>
          </table:table-cell>
          <table:table-cell office:value-type="float" office:value="0.7929379" calcext:value-type="float">
            <text:p>0.7929379</text:p>
          </table:table-cell>
          <table:table-cell office:value-type="float" office:value="455.4" calcext:value-type="float">
            <text:p>455.4</text:p>
          </table:table-cell>
          <table:table-cell office:value-type="float" office:value="0" calcext:value-type="float">
            <text:p>0</text:p>
          </table:table-cell>
          <table:table-cell office:value-type="float" office:value="40.41025" calcext:value-type="float">
            <text:p>40.41025</text:p>
          </table:table-cell>
          <table:table-cell office:value-type="float" office:value="9.009216" calcext:value-type="float">
            <text:p>9.009216</text:p>
          </table:table-cell>
          <table:table-cell office:value-type="float" office:value="30.3009" calcext:value-type="float">
            <text:p>30.3009</text:p>
          </table:table-cell>
          <table:table-cell office:value-type="float" office:value="14.04883" calcext:value-type="float">
            <text:p>14.04883</text:p>
          </table:table-cell>
          <table:table-cell office:value-type="float" office:value="27.60229" calcext:value-type="float">
            <text:p>27.60229</text:p>
          </table:table-cell>
          <table:table-cell office:value-type="float" office:value="15.87842" calcext:value-type="float">
            <text:p>15.87842</text:p>
          </table:table-cell>
          <table:table-cell office:value-type="float" office:value="25.31885" calcext:value-type="float">
            <text:p>25.31885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23.67395" calcext:value-type="float">
            <text:p>23.67395</text:p>
          </table:table-cell>
          <table:table-cell office:value-type="float" office:value="18.40506" calcext:value-type="float">
            <text:p>18.40506</text:p>
          </table:table-cell>
          <table:table-cell office:value-type="float" office:value="22.46735" calcext:value-type="float">
            <text:p>22.46735</text:p>
          </table:table-cell>
          <table:table-cell office:value-type="float" office:value="19.01859" calcext:value-type="float">
            <text:p>19.018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8" calcext:value-type="float">
            <text:p>23051998</text:p>
          </table:table-cell>
          <table:table-cell office:value-type="float" office:value="29.45924" calcext:value-type="float">
            <text:p>29.45924</text:p>
          </table:table-cell>
          <table:table-cell office:value-type="float" office:value="22.7" calcext:value-type="float">
            <text:p>22.7</text:p>
          </table:table-cell>
          <table:table-cell office:value-type="float" office:value="5" calcext:value-type="float">
            <text:p>5</text:p>
          </table:table-cell>
          <table:table-cell office:value-type="float" office:value="0.8539377" calcext:value-type="float">
            <text:p>0.8539377</text:p>
          </table:table-cell>
          <table:table-cell office:value-type="float" office:value="0.7171815" calcext:value-type="float">
            <text:p>0.7171815</text:p>
          </table:table-cell>
          <table:table-cell office:value-type="float" office:value="406.44" calcext:value-type="float">
            <text:p>406.44</text:p>
          </table:table-cell>
          <table:table-cell office:value-type="float" office:value="0" calcext:value-type="float">
            <text:p>0</text:p>
          </table:table-cell>
          <table:table-cell office:value-type="float" office:value="48.99231" calcext:value-type="float">
            <text:p>48.99231</text:p>
          </table:table-cell>
          <table:table-cell office:value-type="float" office:value="7.692963" calcext:value-type="float">
            <text:p>7.692963</text:p>
          </table:table-cell>
          <table:table-cell office:value-type="float" office:value="34.8978" calcext:value-type="float">
            <text:p>34.8978</text:p>
          </table:table-cell>
          <table:table-cell office:value-type="float" office:value="13.73285" calcext:value-type="float">
            <text:p>13.73285</text:p>
          </table:table-cell>
          <table:table-cell office:value-type="float" office:value="30.68082" calcext:value-type="float">
            <text:p>30.68082</text:p>
          </table:table-cell>
          <table:table-cell office:value-type="float" office:value="15.94174" calcext:value-type="float">
            <text:p>15.94174</text:p>
          </table:table-cell>
          <table:table-cell office:value-type="float" office:value="27.5007" calcext:value-type="float">
            <text:p>27.5007</text:p>
          </table:table-cell>
          <table:table-cell office:value-type="float" office:value="17.61386" calcext:value-type="float">
            <text:p>17.61386</text:p>
          </table:table-cell>
          <table:table-cell office:value-type="float" office:value="25.23141" calcext:value-type="float">
            <text:p>25.23141</text:p>
          </table:table-cell>
          <table:table-cell office:value-type="float" office:value="18.56473" calcext:value-type="float">
            <text:p>18.56473</text:p>
          </table:table-cell>
          <table:table-cell office:value-type="float" office:value="23.57379" calcext:value-type="float">
            <text:p>23.57379</text:p>
          </table:table-cell>
          <table:table-cell office:value-type="float" office:value="19.04208" calcext:value-type="float">
            <text:p>19.042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8" calcext:value-type="float">
            <text:p>24051998</text:p>
          </table:table-cell>
          <table:table-cell office:value-type="float" office:value="29.32581" calcext:value-type="float">
            <text:p>29.32581</text:p>
          </table:table-cell>
          <table:table-cell office:value-type="float" office:value="25.2" calcext:value-type="float">
            <text:p>25.2</text:p>
          </table:table-cell>
          <table:table-cell office:value-type="float" office:value="8.3" calcext:value-type="float">
            <text:p>8.3</text:p>
          </table:table-cell>
          <table:table-cell office:value-type="float" office:value="1.016488" calcext:value-type="float">
            <text:p>1.016488</text:p>
          </table:table-cell>
          <table:table-cell office:value-type="float" office:value="0.6669061" calcext:value-type="float">
            <text:p>0.6669061</text:p>
          </table:table-cell>
          <table:table-cell office:value-type="float" office:value="262.656" calcext:value-type="float">
            <text:p>262.656</text:p>
          </table:table-cell>
          <table:table-cell office:value-type="float" office:value="0" calcext:value-type="float">
            <text:p>0</text:p>
          </table:table-cell>
          <table:table-cell office:value-type="float" office:value="48.85181" calcext:value-type="float">
            <text:p>48.85181</text:p>
          </table:table-cell>
          <table:table-cell office:value-type="float" office:value="10.8114" calcext:value-type="float">
            <text:p>10.8114</text:p>
          </table:table-cell>
          <table:table-cell office:value-type="float" office:value="35.80237" calcext:value-type="float">
            <text:p>35.80237</text:p>
          </table:table-cell>
          <table:table-cell office:value-type="float" office:value="16.22107" calcext:value-type="float">
            <text:p>16.22107</text:p>
          </table:table-cell>
          <table:table-cell office:value-type="float" office:value="31.95123" calcext:value-type="float">
            <text:p>31.95123</text:p>
          </table:table-cell>
          <table:table-cell office:value-type="float" office:value="18.14615" calcext:value-type="float">
            <text:p>18.14615</text:p>
          </table:table-cell>
          <table:table-cell office:value-type="float" office:value="28.7128" calcext:value-type="float">
            <text:p>28.7128</text:p>
          </table:table-cell>
          <table:table-cell office:value-type="float" office:value="19.48874" calcext:value-type="float">
            <text:p>19.48874</text:p>
          </table:table-cell>
          <table:table-cell office:value-type="float" office:value="26.37646" calcext:value-type="float">
            <text:p>26.37646</text:p>
          </table:table-cell>
          <table:table-cell office:value-type="float" office:value="20.12219" calcext:value-type="float">
            <text:p>20.12219</text:p>
          </table:table-cell>
          <table:table-cell office:value-type="float" office:value="24.6084" calcext:value-type="float">
            <text:p>24.6084</text:p>
          </table:table-cell>
          <table:table-cell office:value-type="float" office:value="20.31116" calcext:value-type="float">
            <text:p>20.311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8" calcext:value-type="float">
            <text:p>25051998</text:p>
          </table:table-cell>
          <table:table-cell office:value-type="float" office:value="26.32777" calcext:value-type="float">
            <text:p>26.32777</text:p>
          </table:table-cell>
          <table:table-cell office:value-type="float" office:value="26.6" calcext:value-type="float">
            <text:p>26.6</text:p>
          </table:table-cell>
          <table:table-cell office:value-type="float" office:value="11.1" calcext:value-type="float">
            <text:p>11.1</text:p>
          </table:table-cell>
          <table:table-cell office:value-type="float" office:value="1.317533" calcext:value-type="float">
            <text:p>1.317533</text:p>
          </table:table-cell>
          <table:table-cell office:value-type="float" office:value="0.8561341" calcext:value-type="float">
            <text:p>0.8561341</text:p>
          </table:table-cell>
          <table:table-cell office:value-type="float" office:value="243.792" calcext:value-type="float">
            <text:p>243.792</text:p>
          </table:table-cell>
          <table:table-cell office:value-type="float" office:value="0" calcext:value-type="float">
            <text:p>0</text:p>
          </table:table-cell>
          <table:table-cell office:value-type="float" office:value="50.51633" calcext:value-type="float">
            <text:p>50.51633</text:p>
          </table:table-cell>
          <table:table-cell office:value-type="float" office:value="12.97583" calcext:value-type="float">
            <text:p>12.97583</text:p>
          </table:table-cell>
          <table:table-cell office:value-type="float" office:value="36.35135" calcext:value-type="float">
            <text:p>36.35135</text:p>
          </table:table-cell>
          <table:table-cell office:value-type="float" office:value="17.9332" calcext:value-type="float">
            <text:p>17.9332</text:p>
          </table:table-cell>
          <table:table-cell office:value-type="float" office:value="32.41812" calcext:value-type="float">
            <text:p>32.41812</text:p>
          </table:table-cell>
          <table:table-cell office:value-type="float" office:value="19.65909" calcext:value-type="float">
            <text:p>19.65909</text:p>
          </table:table-cell>
          <table:table-cell office:value-type="float" office:value="29.19824" calcext:value-type="float">
            <text:p>29.19824</text:p>
          </table:table-cell>
          <table:table-cell office:value-type="float" office:value="20.73615" calcext:value-type="float">
            <text:p>20.73615</text:p>
          </table:table-cell>
          <table:table-cell office:value-type="float" office:value="26.8985" calcext:value-type="float">
            <text:p>26.8985</text:p>
          </table:table-cell>
          <table:table-cell office:value-type="float" office:value="21.22198" calcext:value-type="float">
            <text:p>21.22198</text:p>
          </table:table-cell>
          <table:table-cell office:value-type="float" office:value="25.15176" calcext:value-type="float">
            <text:p>25.15176</text:p>
          </table:table-cell>
          <table:table-cell office:value-type="float" office:value="21.29578" calcext:value-type="float">
            <text:p>21.295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8" calcext:value-type="float">
            <text:p>26051998</text:p>
          </table:table-cell>
          <table:table-cell office:value-type="float" office:value="25.30998" calcext:value-type="float">
            <text:p>25.30998</text:p>
          </table:table-cell>
          <table:table-cell office:value-type="float" office:value="19.1" calcext:value-type="float">
            <text:p>19.1</text:p>
          </table:table-cell>
          <table:table-cell office:value-type="float" office:value="5.8" calcext:value-type="float">
            <text:p>5.8</text:p>
          </table:table-cell>
          <table:table-cell office:value-type="float" office:value="1.213042" calcext:value-type="float">
            <text:p>1.213042</text:p>
          </table:table-cell>
          <table:table-cell office:value-type="float" office:value="0.5586568" calcext:value-type="float">
            <text:p>0.5586568</text:p>
          </table:table-cell>
          <table:table-cell office:value-type="float" office:value="344.34" calcext:value-type="float">
            <text:p>344.34</text:p>
          </table:table-cell>
          <table:table-cell office:value-type="float" office:value="0" calcext:value-type="float">
            <text:p>0</text:p>
          </table:table-cell>
          <table:table-cell office:value-type="float" office:value="44.66479" calcext:value-type="float">
            <text:p>44.66479</text:p>
          </table:table-cell>
          <table:table-cell office:value-type="float" office:value="10.03174" calcext:value-type="float">
            <text:p>10.03174</text:p>
          </table:table-cell>
          <table:table-cell office:value-type="float" office:value="33.24542" calcext:value-type="float">
            <text:p>33.24542</text:p>
          </table:table-cell>
          <table:table-cell office:value-type="float" office:value="18.02328" calcext:value-type="float">
            <text:p>18.02328</text:p>
          </table:table-cell>
          <table:table-cell office:value-type="float" office:value="30.00409" calcext:value-type="float">
            <text:p>30.00409</text:p>
          </table:table-cell>
          <table:table-cell office:value-type="float" office:value="20.79544" calcext:value-type="float">
            <text:p>20.79544</text:p>
          </table:table-cell>
          <table:table-cell office:value-type="float" office:value="27.47891" calcext:value-type="float">
            <text:p>27.47891</text:p>
          </table:table-cell>
          <table:table-cell office:value-type="float" office:value="21.75366" calcext:value-type="float">
            <text:p>21.75366</text:p>
          </table:table-cell>
          <table:table-cell office:value-type="float" office:value="25.6662" calcext:value-type="float">
            <text:p>25.6662</text:p>
          </table:table-cell>
          <table:table-cell office:value-type="float" office:value="21.97476" calcext:value-type="float">
            <text:p>21.97476</text:p>
          </table:table-cell>
          <table:table-cell office:value-type="float" office:value="24.42798" calcext:value-type="float">
            <text:p>24.42798</text:p>
          </table:table-cell>
          <table:table-cell office:value-type="float" office:value="21.90649" calcext:value-type="float">
            <text:p>21.906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8" calcext:value-type="float">
            <text:p>27051998</text:p>
          </table:table-cell>
          <table:table-cell office:value-type="float" office:value="29.23699" calcext:value-type="float">
            <text:p>29.23699</text:p>
          </table:table-cell>
          <table:table-cell office:value-type="float" office:value="23.6" calcext:value-type="float">
            <text:p>23.6</text:p>
          </table:table-cell>
          <table:table-cell office:value-type="float" office:value="3" calcext:value-type="float">
            <text:p>3</text:p>
          </table:table-cell>
          <table:table-cell office:value-type="float" office:value="1.369711" calcext:value-type="float">
            <text:p>1.369711</text:p>
          </table:table-cell>
          <table:table-cell office:value-type="float" office:value="0.6409692" calcext:value-type="float">
            <text:p>0.6409692</text:p>
          </table:table-cell>
          <table:table-cell office:value-type="float" office:value="262.872" calcext:value-type="float">
            <text:p>262.872</text:p>
          </table:table-cell>
          <table:table-cell office:value-type="float" office:value="0" calcext:value-type="float">
            <text:p>0</text:p>
          </table:table-cell>
          <table:table-cell office:value-type="float" office:value="46.64105" calcext:value-type="float">
            <text:p>46.64105</text:p>
          </table:table-cell>
          <table:table-cell office:value-type="float" office:value="6.306305" calcext:value-type="float">
            <text:p>6.306305</text:p>
          </table:table-cell>
          <table:table-cell office:value-type="float" office:value="34.34067" calcext:value-type="float">
            <text:p>34.34067</text:p>
          </table:table-cell>
          <table:table-cell office:value-type="float" office:value="13.63046" calcext:value-type="float">
            <text:p>13.63046</text:p>
          </table:table-cell>
          <table:table-cell office:value-type="float" office:value="30.69196" calcext:value-type="float">
            <text:p>30.69196</text:p>
          </table:table-cell>
          <table:table-cell office:value-type="float" office:value="16.28119" calcext:value-type="float">
            <text:p>16.28119</text:p>
          </table:table-cell>
          <table:table-cell office:value-type="float" office:value="27.75845" calcext:value-type="float">
            <text:p>27.75845</text:p>
          </table:table-cell>
          <table:table-cell office:value-type="float" office:value="18.26468" calcext:value-type="float">
            <text:p>18.26468</text:p>
          </table:table-cell>
          <table:table-cell office:value-type="float" office:value="25.68713" calcext:value-type="float">
            <text:p>25.68713</text:p>
          </table:table-cell>
          <table:table-cell office:value-type="float" office:value="19.40707" calcext:value-type="float">
            <text:p>19.40707</text:p>
          </table:table-cell>
          <table:table-cell office:value-type="float" office:value="24.16522" calcext:value-type="float">
            <text:p>24.16522</text:p>
          </table:table-cell>
          <table:table-cell office:value-type="float" office:value="19.97943" calcext:value-type="float">
            <text:p>19.979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8" calcext:value-type="float">
            <text:p>28051998</text:p>
          </table:table-cell>
          <table:table-cell office:value-type="float" office:value="24.21212" calcext:value-type="float">
            <text:p>24.21212</text:p>
          </table:table-cell>
          <table:table-cell office:value-type="float" office:value="28.6" calcext:value-type="float">
            <text:p>28.6</text:p>
          </table:table-cell>
          <table:table-cell office:value-type="float" office:value="13.3" calcext:value-type="float">
            <text:p>13.3</text:p>
          </table:table-cell>
          <table:table-cell office:value-type="float" office:value="1.635096" calcext:value-type="float">
            <text:p>1.635096</text:p>
          </table:table-cell>
          <table:table-cell office:value-type="float" office:value="1.290761" calcext:value-type="float">
            <text:p>1.290761</text:p>
          </table:table-cell>
          <table:table-cell office:value-type="float" office:value="552.024" calcext:value-type="float">
            <text:p>552.024</text:p>
          </table:table-cell>
          <table:table-cell office:value-type="float" office:value="0" calcext:value-type="float">
            <text:p>0</text:p>
          </table:table-cell>
          <table:table-cell office:value-type="float" office:value="52.8703" calcext:value-type="float">
            <text:p>52.8703</text:p>
          </table:table-cell>
          <table:table-cell office:value-type="float" office:value="15.09872" calcext:value-type="float">
            <text:p>15.09872</text:p>
          </table:table-cell>
          <table:table-cell office:value-type="float" office:value="37.69659" calcext:value-type="float">
            <text:p>37.69659</text:p>
          </table:table-cell>
          <table:table-cell office:value-type="float" office:value="19.12076" calcext:value-type="float">
            <text:p>19.12076</text:p>
          </table:table-cell>
          <table:table-cell office:value-type="float" office:value="33.57239" calcext:value-type="float">
            <text:p>33.57239</text:p>
          </table:table-cell>
          <table:table-cell office:value-type="float" office:value="20.42929" calcext:value-type="float">
            <text:p>20.42929</text:p>
          </table:table-cell>
          <table:table-cell office:value-type="float" office:value="30.14737" calcext:value-type="float">
            <text:p>30.14737</text:p>
          </table:table-cell>
          <table:table-cell office:value-type="float" office:value="21.29614" calcext:value-type="float">
            <text:p>21.29614</text:p>
          </table:table-cell>
          <table:table-cell office:value-type="float" office:value="27.70587" calcext:value-type="float">
            <text:p>27.70587</text:p>
          </table:table-cell>
          <table:table-cell office:value-type="float" office:value="21.63953" calcext:value-type="float">
            <text:p>21.63953</text:p>
          </table:table-cell>
          <table:table-cell office:value-type="float" office:value="25.879" calcext:value-type="float">
            <text:p>25.879</text:p>
          </table:table-cell>
          <table:table-cell office:value-type="float" office:value="21.62839" calcext:value-type="float">
            <text:p>21.628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8" calcext:value-type="float">
            <text:p>29051998</text:p>
          </table:table-cell>
          <table:table-cell office:value-type="float" office:value="10.93212" calcext:value-type="float">
            <text:p>10.93212</text:p>
          </table:table-cell>
          <table:table-cell office:value-type="float" office:value="22.7" calcext:value-type="float">
            <text:p>22.7</text:p>
          </table:table-cell>
          <table:table-cell office:value-type="float" office:value="14" calcext:value-type="float">
            <text:p>14</text:p>
          </table:table-cell>
          <table:table-cell office:value-type="float" office:value="2.297247" calcext:value-type="float">
            <text:p>2.297247</text:p>
          </table:table-cell>
          <table:table-cell office:value-type="float" office:value="1.568013" calcext:value-type="float">
            <text:p>1.568013</text:p>
          </table:table-cell>
          <table:table-cell office:value-type="float" office:value="331.56" calcext:value-type="float">
            <text:p>331.56</text:p>
          </table:table-cell>
          <table:table-cell office:value-type="float" office:value="2.7" calcext:value-type="float">
            <text:p>2.7</text:p>
          </table:table-cell>
          <table:table-cell office:value-type="float" office:value="31.10703" calcext:value-type="float">
            <text:p>31.10703</text:p>
          </table:table-cell>
          <table:table-cell office:value-type="float" office:value="15.11963" calcext:value-type="float">
            <text:p>15.11963</text:p>
          </table:table-cell>
          <table:table-cell office:value-type="float" office:value="26.63858" calcext:value-type="float">
            <text:p>26.63858</text:p>
          </table:table-cell>
          <table:table-cell office:value-type="float" office:value="19.11288" calcext:value-type="float">
            <text:p>19.11288</text:p>
          </table:table-cell>
          <table:table-cell office:value-type="float" office:value="26.1073" calcext:value-type="float">
            <text:p>26.1073</text:p>
          </table:table-cell>
          <table:table-cell office:value-type="float" office:value="20.85052" calcext:value-type="float">
            <text:p>20.85052</text:p>
          </table:table-cell>
          <table:table-cell office:value-type="float" office:value="26.47821" calcext:value-type="float">
            <text:p>26.47821</text:p>
          </table:table-cell>
          <table:table-cell office:value-type="float" office:value="22.09946" calcext:value-type="float">
            <text:p>22.09946</text:p>
          </table:table-cell>
          <table:table-cell office:value-type="float" office:value="26.1752" calcext:value-type="float">
            <text:p>26.1752</text:p>
          </table:table-cell>
          <table:table-cell office:value-type="float" office:value="22.66794" calcext:value-type="float">
            <text:p>22.66794</text:p>
          </table:table-cell>
          <table:table-cell office:value-type="float" office:value="25.39133" calcext:value-type="float">
            <text:p>25.39133</text:p>
          </table:table-cell>
          <table:table-cell office:value-type="float" office:value="22.73306" calcext:value-type="float">
            <text:p>22.73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8" calcext:value-type="float">
            <text:p>30051998</text:p>
          </table:table-cell>
          <table:table-cell office:value-type="float" office:value="27.82568" calcext:value-type="float">
            <text:p>27.82568</text:p>
          </table:table-cell>
          <table:table-cell office:value-type="float" office:value="18.7" calcext:value-type="float">
            <text:p>18.7</text:p>
          </table:table-cell>
          <table:table-cell office:value-type="float" office:value="11.7" calcext:value-type="float">
            <text:p>11.7</text:p>
          </table:table-cell>
          <table:table-cell office:value-type="float" office:value="1.568013" calcext:value-type="float">
            <text:p>1.568013</text:p>
          </table:table-cell>
          <table:table-cell office:value-type="float" office:value="0.8686597" calcext:value-type="float">
            <text:p>0.8686597</text:p>
          </table:table-cell>
          <table:table-cell office:value-type="float" office:value="345.384" calcext:value-type="float">
            <text:p>345.384</text:p>
          </table:table-cell>
          <table:table-cell office:value-type="float" office:value="0" calcext:value-type="float">
            <text:p>0</text:p>
          </table:table-cell>
          <table:table-cell office:value-type="float" office:value="46.27542" calcext:value-type="float">
            <text:p>46.27542</text:p>
          </table:table-cell>
          <table:table-cell office:value-type="float" office:value="12.48416" calcext:value-type="float">
            <text:p>12.48416</text:p>
          </table:table-cell>
          <table:table-cell office:value-type="float" office:value="32.98642" calcext:value-type="float">
            <text:p>32.98642</text:p>
          </table:table-cell>
          <table:table-cell office:value-type="float" office:value="16.51721" calcext:value-type="float">
            <text:p>16.51721</text:p>
          </table:table-cell>
          <table:table-cell office:value-type="float" office:value="29.34494" calcext:value-type="float">
            <text:p>29.34494</text:p>
          </table:table-cell>
          <table:table-cell office:value-type="float" office:value="18.24188" calcext:value-type="float">
            <text:p>18.24188</text:p>
          </table:table-cell>
          <table:table-cell office:value-type="float" office:value="26.57367" calcext:value-type="float">
            <text:p>26.57367</text:p>
          </table:table-cell>
          <table:table-cell office:value-type="float" office:value="19.45984" calcext:value-type="float">
            <text:p>19.45984</text:p>
          </table:table-cell>
          <table:table-cell office:value-type="float" office:value="24.83411" calcext:value-type="float">
            <text:p>24.83411</text:p>
          </table:table-cell>
          <table:table-cell office:value-type="float" office:value="20.15854" calcext:value-type="float">
            <text:p>20.15854</text:p>
          </table:table-cell>
          <table:table-cell office:value-type="float" office:value="23.56857" calcext:value-type="float">
            <text:p>23.56857</text:p>
          </table:table-cell>
          <table:table-cell office:value-type="float" office:value="20.47955" calcext:value-type="float">
            <text:p>20.479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8" calcext:value-type="float">
            <text:p>31051998</text:p>
          </table:table-cell>
          <table:table-cell office:value-type="float" office:value="11.98445" calcext:value-type="float">
            <text:p>11.98445</text:p>
          </table:table-cell>
          <table:table-cell office:value-type="float" office:value="25" calcext:value-type="float">
            <text:p>25</text:p>
          </table:table-cell>
          <table:table-cell office:value-type="float" office:value="10.6" calcext:value-type="float">
            <text:p>10.6</text:p>
          </table:table-cell>
          <table:table-cell office:value-type="float" office:value="2.341541" calcext:value-type="float">
            <text:p>2.341541</text:p>
          </table:table-cell>
          <table:table-cell office:value-type="float" office:value="0.9583307" calcext:value-type="float">
            <text:p>0.9583307</text:p>
          </table:table-cell>
          <table:table-cell office:value-type="float" office:value="572.112" calcext:value-type="float">
            <text:p>572.112</text:p>
          </table:table-cell>
          <table:table-cell office:value-type="float" office:value="14.4" calcext:value-type="float">
            <text:p>14.4</text:p>
          </table:table-cell>
          <table:table-cell office:value-type="float" office:value="31.3186" calcext:value-type="float">
            <text:p>31.3186</text:p>
          </table:table-cell>
          <table:table-cell office:value-type="float" office:value="12.66595" calcext:value-type="float">
            <text:p>12.66595</text:p>
          </table:table-cell>
          <table:table-cell office:value-type="float" office:value="26.1886" calcext:value-type="float">
            <text:p>26.1886</text:p>
          </table:table-cell>
          <table:table-cell office:value-type="float" office:value="15.74997" calcext:value-type="float">
            <text:p>15.74997</text:p>
          </table:table-cell>
          <table:table-cell office:value-type="float" office:value="24.26617" calcext:value-type="float">
            <text:p>24.26617</text:p>
          </table:table-cell>
          <table:table-cell office:value-type="float" office:value="17.05496" calcext:value-type="float">
            <text:p>17.05496</text:p>
          </table:table-cell>
          <table:table-cell office:value-type="float" office:value="22.7851" calcext:value-type="float">
            <text:p>22.7851</text:p>
          </table:table-cell>
          <table:table-cell office:value-type="float" office:value="18.29422" calcext:value-type="float">
            <text:p>18.29422</text:p>
          </table:table-cell>
          <table:table-cell office:value-type="float" office:value="23.0155" calcext:value-type="float">
            <text:p>23.0155</text:p>
          </table:table-cell>
          <table:table-cell office:value-type="float" office:value="19.11383" calcext:value-type="float">
            <text:p>19.11383</text:p>
          </table:table-cell>
          <table:table-cell office:value-type="float" office:value="22.8822" calcext:value-type="float">
            <text:p>22.8822</text:p>
          </table:table-cell>
          <table:table-cell office:value-type="float" office:value="19.60889" calcext:value-type="float">
            <text:p>19.608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8" calcext:value-type="float">
            <text:p>1061998</text:p>
          </table:table-cell>
          <table:table-cell office:value-type="float" office:value="28.23272" calcext:value-type="float">
            <text:p>28.23272</text:p>
          </table:table-cell>
          <table:table-cell office:value-type="float" office:value="16.4" calcext:value-type="float">
            <text:p>16.4</text:p>
          </table:table-cell>
          <table:table-cell office:value-type="float" office:value="7.3" calcext:value-type="float">
            <text:p>7.3</text:p>
          </table:table-cell>
          <table:table-cell office:value-type="float" office:value="1.147275" calcext:value-type="float">
            <text:p>1.147275</text:p>
          </table:table-cell>
          <table:table-cell office:value-type="float" office:value="0.6856203" calcext:value-type="float">
            <text:p>0.6856203</text:p>
          </table:table-cell>
          <table:table-cell office:value-type="float" office:value="484.416" calcext:value-type="float">
            <text:p>484.416</text:p>
          </table:table-cell>
          <table:table-cell office:value-type="float" office:value="0" calcext:value-type="float">
            <text:p>0</text:p>
          </table:table-cell>
          <table:table-cell office:value-type="float" office:value="29.03201" calcext:value-type="float">
            <text:p>29.03201</text:p>
          </table:table-cell>
          <table:table-cell office:value-type="float" office:value="9.480316" calcext:value-type="float">
            <text:p>9.480316</text:p>
          </table:table-cell>
          <table:table-cell office:value-type="float" office:value="24.27264" calcext:value-type="float">
            <text:p>24.27264</text:p>
          </table:table-cell>
          <table:table-cell office:value-type="float" office:value="13.65271" calcext:value-type="float">
            <text:p>13.65271</text:p>
          </table:table-cell>
          <table:table-cell office:value-type="float" office:value="22.65274" calcext:value-type="float">
            <text:p>22.65274</text:p>
          </table:table-cell>
          <table:table-cell office:value-type="float" office:value="15.55945" calcext:value-type="float">
            <text:p>15.55945</text:p>
          </table:table-cell>
          <table:table-cell office:value-type="float" office:value="21.44553" calcext:value-type="float">
            <text:p>21.44553</text:p>
          </table:table-cell>
          <table:table-cell office:value-type="float" office:value="17.04568" calcext:value-type="float">
            <text:p>17.04568</text:p>
          </table:table-cell>
          <table:table-cell office:value-type="float" office:value="20.67328" calcext:value-type="float">
            <text:p>20.67328</text:p>
          </table:table-cell>
          <table:table-cell office:value-type="float" office:value="17.99796" calcext:value-type="float">
            <text:p>17.99796</text:p>
          </table:table-cell>
          <table:table-cell office:value-type="float" office:value="20.76154" calcext:value-type="float">
            <text:p>20.76154</text:p>
          </table:table-cell>
          <table:table-cell office:value-type="float" office:value="18.54105" calcext:value-type="float">
            <text:p>18.541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8" calcext:value-type="float">
            <text:p>2061998</text:p>
          </table:table-cell>
          <table:table-cell office:value-type="float" office:value="15.93058" calcext:value-type="float">
            <text:p>15.93058</text:p>
          </table:table-cell>
          <table:table-cell office:value-type="float" office:value="20.1" calcext:value-type="float">
            <text:p>20.1</text:p>
          </table:table-cell>
          <table:table-cell office:value-type="float" office:value="9" calcext:value-type="float">
            <text:p>9</text:p>
          </table:table-cell>
          <table:table-cell office:value-type="float" office:value="1.804922" calcext:value-type="float">
            <text:p>1.804922</text:p>
          </table:table-cell>
          <table:table-cell office:value-type="float" office:value="0.911159" calcext:value-type="float">
            <text:p>0.911159</text:p>
          </table:table-cell>
          <table:table-cell office:value-type="float" office:value="566.064" calcext:value-type="float">
            <text:p>566.064</text:p>
          </table:table-cell>
          <table:table-cell office:value-type="float" office:value="4.017391" calcext:value-type="float">
            <text:p>4.017391</text:p>
          </table:table-cell>
          <table:table-cell office:value-type="float" office:value="42.81424" calcext:value-type="float">
            <text:p>42.81424</text:p>
          </table:table-cell>
          <table:table-cell office:value-type="float" office:value="10.5397" calcext:value-type="float">
            <text:p>10.5397</text:p>
          </table:table-cell>
          <table:table-cell office:value-type="float" office:value="28.92126" calcext:value-type="float">
            <text:p>28.92126</text:p>
          </table:table-cell>
          <table:table-cell office:value-type="float" office:value="14.52191" calcext:value-type="float">
            <text:p>14.52191</text:p>
          </table:table-cell>
          <table:table-cell office:value-type="float" office:value="24.63513" calcext:value-type="float">
            <text:p>24.63513</text:p>
          </table:table-cell>
          <table:table-cell office:value-type="float" office:value="15.7713" calcext:value-type="float">
            <text:p>15.7713</text:p>
          </table:table-cell>
          <table:table-cell office:value-type="float" office:value="22.13324" calcext:value-type="float">
            <text:p>22.13324</text:p>
          </table:table-cell>
          <table:table-cell office:value-type="float" office:value="16.81592" calcext:value-type="float">
            <text:p>16.81592</text:p>
          </table:table-cell>
          <table:table-cell office:value-type="float" office:value="21.1459" calcext:value-type="float">
            <text:p>21.1459</text:p>
          </table:table-cell>
          <table:table-cell office:value-type="float" office:value="17.50974" calcext:value-type="float">
            <text:p>17.50974</text:p>
          </table:table-cell>
          <table:table-cell office:value-type="float" office:value="20.4201" calcext:value-type="float">
            <text:p>20.4201</text:p>
          </table:table-cell>
          <table:table-cell office:value-type="float" office:value="17.94785" calcext:value-type="float">
            <text:p>17.947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8" calcext:value-type="float">
            <text:p>3061998</text:p>
          </table:table-cell>
          <table:table-cell office:value-type="float" office:value="23.10812" calcext:value-type="float">
            <text:p>23.10812</text:p>
          </table:table-cell>
          <table:table-cell office:value-type="float" office:value="12.6" calcext:value-type="float">
            <text:p>12.6</text:p>
          </table:table-cell>
          <table:table-cell office:value-type="float" office:value="6.8" calcext:value-type="float">
            <text:p>6.8</text:p>
          </table:table-cell>
          <table:table-cell office:value-type="float" office:value="1.023896" calcext:value-type="float">
            <text:p>1.023896</text:p>
          </table:table-cell>
          <table:table-cell office:value-type="float" office:value="0.7738697" calcext:value-type="float">
            <text:p>0.7738697</text:p>
          </table:table-cell>
          <table:table-cell office:value-type="float" office:value="647.208" calcext:value-type="float">
            <text:p>647.208</text:p>
          </table:table-cell>
          <table:table-cell office:value-type="float" office:value="2.4" calcext:value-type="float">
            <text:p>2.4</text:p>
          </table:table-cell>
          <table:table-cell office:value-type="float" office:value="26.70547" calcext:value-type="float">
            <text:p>26.70547</text:p>
          </table:table-cell>
          <table:table-cell office:value-type="float" office:value="8.223755" calcext:value-type="float">
            <text:p>8.223755</text:p>
          </table:table-cell>
          <table:table-cell office:value-type="float" office:value="22.51678" calcext:value-type="float">
            <text:p>22.51678</text:p>
          </table:table-cell>
          <table:table-cell office:value-type="float" office:value="12.37564" calcext:value-type="float">
            <text:p>12.37564</text:p>
          </table:table-cell>
          <table:table-cell office:value-type="float" office:value="21.07663" calcext:value-type="float">
            <text:p>21.07663</text:p>
          </table:table-cell>
          <table:table-cell office:value-type="float" office:value="14.30972" calcext:value-type="float">
            <text:p>14.30972</text:p>
          </table:table-cell>
          <table:table-cell office:value-type="float" office:value="19.9679" calcext:value-type="float">
            <text:p>19.9679</text:p>
          </table:table-cell>
          <table:table-cell office:value-type="float" office:value="15.87503" calcext:value-type="float">
            <text:p>15.87503</text:p>
          </table:table-cell>
          <table:table-cell office:value-type="float" office:value="19.71387" calcext:value-type="float">
            <text:p>19.71387</text:p>
          </table:table-cell>
          <table:table-cell office:value-type="float" office:value="16.89255" calcext:value-type="float">
            <text:p>16.89255</text:p>
          </table:table-cell>
          <table:table-cell office:value-type="float" office:value="19.82706" calcext:value-type="float">
            <text:p>19.82706</text:p>
          </table:table-cell>
          <table:table-cell office:value-type="float" office:value="17.48337" calcext:value-type="float">
            <text:p>17.483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8" calcext:value-type="float">
            <text:p>4061998</text:p>
          </table:table-cell>
          <table:table-cell office:value-type="float" office:value="24.27731" calcext:value-type="float">
            <text:p>24.27731</text:p>
          </table:table-cell>
          <table:table-cell office:value-type="float" office:value="16.2" calcext:value-type="float">
            <text:p>16.2</text:p>
          </table:table-cell>
          <table:table-cell office:value-type="float" office:value="5.8" calcext:value-type="float">
            <text:p>5.8</text:p>
          </table:table-cell>
          <table:table-cell office:value-type="float" office:value="0.9614753" calcext:value-type="float">
            <text:p>0.9614753</text:p>
          </table:table-cell>
          <table:table-cell office:value-type="float" office:value="0.7191168" calcext:value-type="float">
            <text:p>0.7191168</text:p>
          </table:table-cell>
          <table:table-cell office:value-type="float" office:value="583.3441" calcext:value-type="float">
            <text:p>583.3441</text:p>
          </table:table-cell>
          <table:table-cell office:value-type="float" office:value="0" calcext:value-type="float">
            <text:p>0</text:p>
          </table:table-cell>
          <table:table-cell office:value-type="float" office:value="29.17789" calcext:value-type="float">
            <text:p>29.17789</text:p>
          </table:table-cell>
          <table:table-cell office:value-type="float" office:value="6.545593" calcext:value-type="float">
            <text:p>6.545593</text:p>
          </table:table-cell>
          <table:table-cell office:value-type="float" office:value="23.05267" calcext:value-type="float">
            <text:p>23.05267</text:p>
          </table:table-cell>
          <table:table-cell office:value-type="float" office:value="10.49478" calcext:value-type="float">
            <text:p>10.49478</text:p>
          </table:table-cell>
          <table:table-cell office:value-type="float" office:value="21.07709" calcext:value-type="float">
            <text:p>21.07709</text:p>
          </table:table-cell>
          <table:table-cell office:value-type="float" office:value="12.30579" calcext:value-type="float">
            <text:p>12.30579</text:p>
          </table:table-cell>
          <table:table-cell office:value-type="float" office:value="19.65073" calcext:value-type="float">
            <text:p>19.65073</text:p>
          </table:table-cell>
          <table:table-cell office:value-type="float" office:value="13.92972" calcext:value-type="float">
            <text:p>13.92972</text:p>
          </table:table-cell>
          <table:table-cell office:value-type="float" office:value="18.85233" calcext:value-type="float">
            <text:p>18.85233</text:p>
          </table:table-cell>
          <table:table-cell office:value-type="float" office:value="15.03558" calcext:value-type="float">
            <text:p>15.03558</text:p>
          </table:table-cell>
          <table:table-cell office:value-type="float" office:value="18.28131" calcext:value-type="float">
            <text:p>18.28131</text:p>
          </table:table-cell>
          <table:table-cell office:value-type="float" office:value="15.79416" calcext:value-type="float">
            <text:p>15.794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8" calcext:value-type="float">
            <text:p>5061998</text:p>
          </table:table-cell>
          <table:table-cell office:value-type="float" office:value="30.39273" calcext:value-type="float">
            <text:p>30.39273</text:p>
          </table:table-cell>
          <table:table-cell office:value-type="float" office:value="16.7" calcext:value-type="float">
            <text:p>16.7</text:p>
          </table:table-cell>
          <table:table-cell office:value-type="float" office:value="6.3" calcext:value-type="float">
            <text:p>6.3</text:p>
          </table:table-cell>
          <table:table-cell office:value-type="float" office:value="0.8960831" calcext:value-type="float">
            <text:p>0.8960831</text:p>
          </table:table-cell>
          <table:table-cell office:value-type="float" office:value="0.7590526" calcext:value-type="float">
            <text:p>0.7590526</text:p>
          </table:table-cell>
          <table:table-cell office:value-type="float" office:value="688.0681" calcext:value-type="float">
            <text:p>688.0681</text:p>
          </table:table-cell>
          <table:table-cell office:value-type="float" office:value="0" calcext:value-type="float">
            <text:p>0</text:p>
          </table:table-cell>
          <table:table-cell office:value-type="float" office:value="46.24188" calcext:value-type="float">
            <text:p>46.24188</text:p>
          </table:table-cell>
          <table:table-cell office:value-type="float" office:value="7.391449" calcext:value-type="float">
            <text:p>7.391449</text:p>
          </table:table-cell>
          <table:table-cell office:value-type="float" office:value="32.20554" calcext:value-type="float">
            <text:p>32.20554</text:p>
          </table:table-cell>
          <table:table-cell office:value-type="float" office:value="12.01669" calcext:value-type="float">
            <text:p>12.01669</text:p>
          </table:table-cell>
          <table:table-cell office:value-type="float" office:value="28.16571" calcext:value-type="float">
            <text:p>28.16571</text:p>
          </table:table-cell>
          <table:table-cell office:value-type="float" office:value="13.5498" calcext:value-type="float">
            <text:p>13.5498</text:p>
          </table:table-cell>
          <table:table-cell office:value-type="float" office:value="24.88266" calcext:value-type="float">
            <text:p>24.88266</text:p>
          </table:table-cell>
          <table:table-cell office:value-type="float" office:value="14.86093" calcext:value-type="float">
            <text:p>14.86093</text:p>
          </table:table-cell>
          <table:table-cell office:value-type="float" office:value="22.61966" calcext:value-type="float">
            <text:p>22.61966</text:p>
          </table:table-cell>
          <table:table-cell office:value-type="float" office:value="15.68442" calcext:value-type="float">
            <text:p>15.68442</text:p>
          </table:table-cell>
          <table:table-cell office:value-type="float" office:value="21.0491" calcext:value-type="float">
            <text:p>21.0491</text:p>
          </table:table-cell>
          <table:table-cell office:value-type="float" office:value="16.18311" calcext:value-type="float">
            <text:p>16.183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8" calcext:value-type="float">
            <text:p>6061998</text:p>
          </table:table-cell>
          <table:table-cell office:value-type="float" office:value="16.88123" calcext:value-type="float">
            <text:p>16.88123</text:p>
          </table:table-cell>
          <table:table-cell office:value-type="float" office:value="15.1" calcext:value-type="float">
            <text:p>15.1</text:p>
          </table:table-cell>
          <table:table-cell office:value-type="float" office:value="9.5" calcext:value-type="float">
            <text:p>9.5</text:p>
          </table:table-cell>
          <table:table-cell office:value-type="float" office:value="1.183146" calcext:value-type="float">
            <text:p>1.183146</text:p>
          </table:table-cell>
          <table:table-cell office:value-type="float" office:value="0.887283" calcext:value-type="float">
            <text:p>0.887283</text:p>
          </table:table-cell>
          <table:table-cell office:value-type="float" office:value="509.148" calcext:value-type="float">
            <text:p>509.148</text:p>
          </table:table-cell>
          <table:table-cell office:value-type="float" office:value="0" calcext:value-type="float">
            <text:p>0</text:p>
          </table:table-cell>
          <table:table-cell office:value-type="float" office:value="37.43155" calcext:value-type="float">
            <text:p>37.43155</text:p>
          </table:table-cell>
          <table:table-cell office:value-type="float" office:value="10.76349" calcext:value-type="float">
            <text:p>10.76349</text:p>
          </table:table-cell>
          <table:table-cell office:value-type="float" office:value="27.3743" calcext:value-type="float">
            <text:p>27.3743</text:p>
          </table:table-cell>
          <table:table-cell office:value-type="float" office:value="15.15582" calcext:value-type="float">
            <text:p>15.15582</text:p>
          </table:table-cell>
          <table:table-cell office:value-type="float" office:value="24.39844" calcext:value-type="float">
            <text:p>24.39844</text:p>
          </table:table-cell>
          <table:table-cell office:value-type="float" office:value="16.54572" calcext:value-type="float">
            <text:p>16.54572</text:p>
          </table:table-cell>
          <table:table-cell office:value-type="float" office:value="22.38846" calcext:value-type="float">
            <text:p>22.38846</text:p>
          </table:table-cell>
          <table:table-cell office:value-type="float" office:value="17.52179" calcext:value-type="float">
            <text:p>17.52179</text:p>
          </table:table-cell>
          <table:table-cell office:value-type="float" office:value="21.11658" calcext:value-type="float">
            <text:p>21.11658</text:p>
          </table:table-cell>
          <table:table-cell office:value-type="float" office:value="17.97824" calcext:value-type="float">
            <text:p>17.97824</text:p>
          </table:table-cell>
          <table:table-cell office:value-type="float" office:value="20.39499" calcext:value-type="float">
            <text:p>20.39499</text:p>
          </table:table-cell>
          <table:table-cell office:value-type="float" office:value="18.13974" calcext:value-type="float">
            <text:p>18.1397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8" calcext:value-type="float">
            <text:p>7061998</text:p>
          </table:table-cell>
          <table:table-cell office:value-type="float" office:value="12.08851" calcext:value-type="float">
            <text:p>12.08851</text:p>
          </table:table-cell>
          <table:table-cell office:value-type="float" office:value="13.9" calcext:value-type="float">
            <text:p>13.9</text:p>
          </table:table-cell>
          <table:table-cell office:value-type="float" office:value="9.3" calcext:value-type="float">
            <text:p>9.3</text:p>
          </table:table-cell>
          <table:table-cell office:value-type="float" office:value="1.322254" calcext:value-type="float">
            <text:p>1.322254</text:p>
          </table:table-cell>
          <table:table-cell office:value-type="float" office:value="1.074888" calcext:value-type="float">
            <text:p>1.074888</text:p>
          </table:table-cell>
          <table:table-cell office:value-type="float" office:value="344.304" calcext:value-type="float">
            <text:p>344.304</text:p>
          </table:table-cell>
          <table:table-cell office:value-type="float" office:value="0.6" calcext:value-type="float">
            <text:p>0.6</text:p>
          </table:table-cell>
          <table:table-cell office:value-type="float" office:value="30.09448" calcext:value-type="float">
            <text:p>30.09448</text:p>
          </table:table-cell>
          <table:table-cell office:value-type="float" office:value="10.58478" calcext:value-type="float">
            <text:p>10.58478</text:p>
          </table:table-cell>
          <table:table-cell office:value-type="float" office:value="22.97467" calcext:value-type="float">
            <text:p>22.97467</text:p>
          </table:table-cell>
          <table:table-cell office:value-type="float" office:value="14.64017" calcext:value-type="float">
            <text:p>14.64017</text:p>
          </table:table-cell>
          <table:table-cell office:value-type="float" office:value="21.31415" calcext:value-type="float">
            <text:p>21.31415</text:p>
          </table:table-cell>
          <table:table-cell office:value-type="float" office:value="15.93628" calcext:value-type="float">
            <text:p>15.93628</text:p>
          </table:table-cell>
          <table:table-cell office:value-type="float" office:value="20.10297" calcext:value-type="float">
            <text:p>20.10297</text:p>
          </table:table-cell>
          <table:table-cell office:value-type="float" office:value="16.89709" calcext:value-type="float">
            <text:p>16.89709</text:p>
          </table:table-cell>
          <table:table-cell office:value-type="float" office:value="19.5809" calcext:value-type="float">
            <text:p>19.5809</text:p>
          </table:table-cell>
          <table:table-cell office:value-type="float" office:value="17.46417" calcext:value-type="float">
            <text:p>17.46417</text:p>
          </table:table-cell>
          <table:table-cell office:value-type="float" office:value="19.57904" calcext:value-type="float">
            <text:p>19.57904</text:p>
          </table:table-cell>
          <table:table-cell office:value-type="float" office:value="17.69507" calcext:value-type="float">
            <text:p>17.695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8" calcext:value-type="float">
            <text:p>8061998</text:p>
          </table:table-cell>
          <table:table-cell office:value-type="float" office:value="20.42467" calcext:value-type="float">
            <text:p>20.42467</text:p>
          </table:table-cell>
          <table:table-cell office:value-type="float" office:value="22.3" calcext:value-type="float">
            <text:p>22.3</text:p>
          </table:table-cell>
          <table:table-cell office:value-type="float" office:value="9.9" calcext:value-type="float">
            <text:p>9.9</text:p>
          </table:table-cell>
          <table:table-cell office:value-type="float" office:value="1.609994" calcext:value-type="float">
            <text:p>1.609994</text:p>
          </table:table-cell>
          <table:table-cell office:value-type="float" office:value="1.196532" calcext:value-type="float">
            <text:p>1.196532</text:p>
          </table:table-cell>
          <table:table-cell office:value-type="float" office:value="285.984" calcext:value-type="float">
            <text:p>285.984</text:p>
          </table:table-cell>
          <table:table-cell office:value-type="float" office:value="0.2" calcext:value-type="float">
            <text:p>0.2</text:p>
          </table:table-cell>
          <table:table-cell office:value-type="float" office:value="44.01938" calcext:value-type="float">
            <text:p>44.01938</text:p>
          </table:table-cell>
          <table:table-cell office:value-type="float" office:value="10.08829" calcext:value-type="float">
            <text:p>10.08829</text:p>
          </table:table-cell>
          <table:table-cell office:value-type="float" office:value="30.14227" calcext:value-type="float">
            <text:p>30.14227</text:p>
          </table:table-cell>
          <table:table-cell office:value-type="float" office:value="13.47412" calcext:value-type="float">
            <text:p>13.47412</text:p>
          </table:table-cell>
          <table:table-cell office:value-type="float" office:value="25.58682" calcext:value-type="float">
            <text:p>25.58682</text:p>
          </table:table-cell>
          <table:table-cell office:value-type="float" office:value="14.65115" calcext:value-type="float">
            <text:p>14.65115</text:p>
          </table:table-cell>
          <table:table-cell office:value-type="float" office:value="22.56589" calcext:value-type="float">
            <text:p>22.56589</text:p>
          </table:table-cell>
          <table:table-cell office:value-type="float" office:value="15.62964" calcext:value-type="float">
            <text:p>15.62964</text:p>
          </table:table-cell>
          <table:table-cell office:value-type="float" office:value="20.92871" calcext:value-type="float">
            <text:p>20.92871</text:p>
          </table:table-cell>
          <table:table-cell office:value-type="float" office:value="16.2439" calcext:value-type="float">
            <text:p>16.2439</text:p>
          </table:table-cell>
          <table:table-cell office:value-type="float" office:value="19.86844" calcext:value-type="float">
            <text:p>19.86844</text:p>
          </table:table-cell>
          <table:table-cell office:value-type="float" office:value="16.62436" calcext:value-type="float">
            <text:p>16.62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8" calcext:value-type="float">
            <text:p>9061998</text:p>
          </table:table-cell>
          <table:table-cell office:value-type="float" office:value="29.59336" calcext:value-type="float">
            <text:p>29.59336</text:p>
          </table:table-cell>
          <table:table-cell office:value-type="float" office:value="25.4" calcext:value-type="float">
            <text:p>25.4</text:p>
          </table:table-cell>
          <table:table-cell office:value-type="float" office:value="6.7" calcext:value-type="float">
            <text:p>6.7</text:p>
          </table:table-cell>
          <table:table-cell office:value-type="float" office:value="1.622966" calcext:value-type="float">
            <text:p>1.622966</text:p>
          </table:table-cell>
          <table:table-cell office:value-type="float" office:value="0.9635752" calcext:value-type="float">
            <text:p>0.9635752</text:p>
          </table:table-cell>
          <table:table-cell office:value-type="float" office:value="194.148" calcext:value-type="float">
            <text:p>194.148</text:p>
          </table:table-cell>
          <table:table-cell office:value-type="float" office:value="0" calcext:value-type="float">
            <text:p>0</text:p>
          </table:table-cell>
          <table:table-cell office:value-type="float" office:value="49.77795" calcext:value-type="float">
            <text:p>49.77795</text:p>
          </table:table-cell>
          <table:table-cell office:value-type="float" office:value="8.619385" calcext:value-type="float">
            <text:p>8.619385</text:p>
          </table:table-cell>
          <table:table-cell office:value-type="float" office:value="34.35001" calcext:value-type="float">
            <text:p>34.35001</text:p>
          </table:table-cell>
          <table:table-cell office:value-type="float" office:value="13.61719" calcext:value-type="float">
            <text:p>13.61719</text:p>
          </table:table-cell>
          <table:table-cell office:value-type="float" office:value="30.24872" calcext:value-type="float">
            <text:p>30.24872</text:p>
          </table:table-cell>
          <table:table-cell office:value-type="float" office:value="15.15472" calcext:value-type="float">
            <text:p>15.15472</text:p>
          </table:table-cell>
          <table:table-cell office:value-type="float" office:value="26.87164" calcext:value-type="float">
            <text:p>26.87164</text:p>
          </table:table-cell>
          <table:table-cell office:value-type="float" office:value="16.40408" calcext:value-type="float">
            <text:p>16.40408</text:p>
          </table:table-cell>
          <table:table-cell office:value-type="float" office:value="24.46356" calcext:value-type="float">
            <text:p>24.46356</text:p>
          </table:table-cell>
          <table:table-cell office:value-type="float" office:value="17.10483" calcext:value-type="float">
            <text:p>17.10483</text:p>
          </table:table-cell>
          <table:table-cell office:value-type="float" office:value="22.6962" calcext:value-type="float">
            <text:p>22.6962</text:p>
          </table:table-cell>
          <table:table-cell office:value-type="float" office:value="17.44531" calcext:value-type="float">
            <text:p>17.445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8" calcext:value-type="float">
            <text:p>10061998</text:p>
          </table:table-cell>
          <table:table-cell office:value-type="float" office:value="28.87851" calcext:value-type="float">
            <text:p>28.87851</text:p>
          </table:table-cell>
          <table:table-cell office:value-type="float" office:value="26.7" calcext:value-type="float">
            <text:p>26.7</text:p>
          </table:table-cell>
          <table:table-cell office:value-type="float" office:value="10.6" calcext:value-type="float">
            <text:p>10.6</text:p>
          </table:table-cell>
          <table:table-cell office:value-type="float" office:value="1.777723" calcext:value-type="float">
            <text:p>1.777723</text:p>
          </table:table-cell>
          <table:table-cell office:value-type="float" office:value="1.094497" calcext:value-type="float">
            <text:p>1.094497</text:p>
          </table:table-cell>
          <table:table-cell office:value-type="float" office:value="188.46" calcext:value-type="float">
            <text:p>188.46</text:p>
          </table:table-cell>
          <table:table-cell office:value-type="float" office:value="5" calcext:value-type="float">
            <text:p>5</text:p>
          </table:table-cell>
          <table:table-cell office:value-type="float" office:value="51.23889" calcext:value-type="float">
            <text:p>51.23889</text:p>
          </table:table-cell>
          <table:table-cell office:value-type="float" office:value="12.95065" calcext:value-type="float">
            <text:p>12.95065</text:p>
          </table:table-cell>
          <table:table-cell office:value-type="float" office:value="37.13644" calcext:value-type="float">
            <text:p>37.13644</text:p>
          </table:table-cell>
          <table:table-cell office:value-type="float" office:value="17.55582" calcext:value-type="float">
            <text:p>17.55582</text:p>
          </table:table-cell>
          <table:table-cell office:value-type="float" office:value="32.62286" calcext:value-type="float">
            <text:p>32.62286</text:p>
          </table:table-cell>
          <table:table-cell office:value-type="float" office:value="19.03323" calcext:value-type="float">
            <text:p>19.03323</text:p>
          </table:table-cell>
          <table:table-cell office:value-type="float" office:value="29.09393" calcext:value-type="float">
            <text:p>29.09393</text:p>
          </table:table-cell>
          <table:table-cell office:value-type="float" office:value="19.96082" calcext:value-type="float">
            <text:p>19.96082</text:p>
          </table:table-cell>
          <table:table-cell office:value-type="float" office:value="26.62384" calcext:value-type="float">
            <text:p>26.62384</text:p>
          </table:table-cell>
          <table:table-cell office:value-type="float" office:value="20.27386" calcext:value-type="float">
            <text:p>20.27386</text:p>
          </table:table-cell>
          <table:table-cell office:value-type="float" office:value="24.70428" calcext:value-type="float">
            <text:p>24.70428</text:p>
          </table:table-cell>
          <table:table-cell office:value-type="float" office:value="20.20807" calcext:value-type="float">
            <text:p>20.2080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8" calcext:value-type="float">
            <text:p>11061998</text:p>
          </table:table-cell>
          <table:table-cell office:value-type="float" office:value="25.79783" calcext:value-type="float">
            <text:p>25.79783</text:p>
          </table:table-cell>
          <table:table-cell office:value-type="float" office:value="25.7" calcext:value-type="float">
            <text:p>25.7</text:p>
          </table:table-cell>
          <table:table-cell office:value-type="float" office:value="12.2" calcext:value-type="float">
            <text:p>12.2</text:p>
          </table:table-cell>
          <table:table-cell office:value-type="float" office:value="1.822025" calcext:value-type="float">
            <text:p>1.822025</text:p>
          </table:table-cell>
          <table:table-cell office:value-type="float" office:value="1.192497" calcext:value-type="float">
            <text:p>1.192497</text:p>
          </table:table-cell>
          <table:table-cell office:value-type="float" office:value="325.152" calcext:value-type="float">
            <text:p>325.152</text:p>
          </table:table-cell>
          <table:table-cell office:value-type="float" office:value="0" calcext:value-type="float">
            <text:p>0</text:p>
          </table:table-cell>
          <table:table-cell office:value-type="float" office:value="39.14993" calcext:value-type="float">
            <text:p>39.14993</text:p>
          </table:table-cell>
          <table:table-cell office:value-type="float" office:value="14.11221" calcext:value-type="float">
            <text:p>14.11221</text:p>
          </table:table-cell>
          <table:table-cell office:value-type="float" office:value="30.8645" calcext:value-type="float">
            <text:p>30.8645</text:p>
          </table:table-cell>
          <table:table-cell office:value-type="float" office:value="17.81155" calcext:value-type="float">
            <text:p>17.81155</text:p>
          </table:table-cell>
          <table:table-cell office:value-type="float" office:value="28.26486" calcext:value-type="float">
            <text:p>28.26486</text:p>
          </table:table-cell>
          <table:table-cell office:value-type="float" office:value="19.46194" calcext:value-type="float">
            <text:p>19.46194</text:p>
          </table:table-cell>
          <table:table-cell office:value-type="float" office:value="26.08386" calcext:value-type="float">
            <text:p>26.08386</text:p>
          </table:table-cell>
          <table:table-cell office:value-type="float" office:value="20.5834" calcext:value-type="float">
            <text:p>20.5834</text:p>
          </table:table-cell>
          <table:table-cell office:value-type="float" office:value="24.54285" calcext:value-type="float">
            <text:p>24.54285</text:p>
          </table:table-cell>
          <table:table-cell office:value-type="float" office:value="21.05322" calcext:value-type="float">
            <text:p>21.05322</text:p>
          </table:table-cell>
          <table:table-cell office:value-type="float" office:value="23.82846" calcext:value-type="float">
            <text:p>23.82846</text:p>
          </table:table-cell>
          <table:table-cell office:value-type="float" office:value="21.08725" calcext:value-type="float">
            <text:p>21.087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8" calcext:value-type="float">
            <text:p>12061998</text:p>
          </table:table-cell>
          <table:table-cell office:value-type="float" office:value="4.29246" calcext:value-type="float">
            <text:p>4.29246</text:p>
          </table:table-cell>
          <table:table-cell office:value-type="float" office:value="20.6" calcext:value-type="float">
            <text:p>20.6</text:p>
          </table:table-cell>
          <table:table-cell office:value-type="float" office:value="16.9" calcext:value-type="float">
            <text:p>16.9</text:p>
          </table:table-cell>
          <table:table-cell office:value-type="float" office:value="2.289777" calcext:value-type="float">
            <text:p>2.289777</text:p>
          </table:table-cell>
          <table:table-cell office:value-type="float" office:value="1.59434" calcext:value-type="float">
            <text:p>1.59434</text:p>
          </table:table-cell>
          <table:table-cell office:value-type="float" office:value="460.584" calcext:value-type="float">
            <text:p>460.584</text:p>
          </table:table-cell>
          <table:table-cell office:value-type="float" office:value="7.8" calcext:value-type="float">
            <text:p>7.8</text:p>
          </table:table-cell>
          <table:table-cell office:value-type="float" office:value="22.95041" calcext:value-type="float">
            <text:p>22.95041</text:p>
          </table:table-cell>
          <table:table-cell office:value-type="float" office:value="17.39346" calcext:value-type="float">
            <text:p>17.39346</text:p>
          </table:table-cell>
          <table:table-cell office:value-type="float" office:value="21.78241" calcext:value-type="float">
            <text:p>21.78241</text:p>
          </table:table-cell>
          <table:table-cell office:value-type="float" office:value="19.34766" calcext:value-type="float">
            <text:p>19.34766</text:p>
          </table:table-cell>
          <table:table-cell office:value-type="float" office:value="22.74133" calcext:value-type="float">
            <text:p>22.74133</text:p>
          </table:table-cell>
          <table:table-cell office:value-type="float" office:value="19.97141" calcext:value-type="float">
            <text:p>19.97141</text:p>
          </table:table-cell>
          <table:table-cell office:value-type="float" office:value="23.32153" calcext:value-type="float">
            <text:p>23.32153</text:p>
          </table:table-cell>
          <table:table-cell office:value-type="float" office:value="20.39835" calcext:value-type="float">
            <text:p>20.39835</text:p>
          </table:table-cell>
          <table:table-cell office:value-type="float" office:value="23.32614" calcext:value-type="float">
            <text:p>23.32614</text:p>
          </table:table-cell>
          <table:table-cell office:value-type="float" office:value="20.54654" calcext:value-type="float">
            <text:p>20.54654</text:p>
          </table:table-cell>
          <table:table-cell office:value-type="float" office:value="22.91476" calcext:value-type="float">
            <text:p>22.91476</text:p>
          </table:table-cell>
          <table:table-cell office:value-type="float" office:value="20.49609" calcext:value-type="float">
            <text:p>20.496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8" calcext:value-type="float">
            <text:p>13061998</text:p>
          </table:table-cell>
          <table:table-cell office:value-type="float" office:value="8.055648" calcext:value-type="float">
            <text:p>8.055648</text:p>
          </table:table-cell>
          <table:table-cell office:value-type="float" office:value="21.1" calcext:value-type="float">
            <text:p>21.1</text:p>
          </table:table-cell>
          <table:table-cell office:value-type="float" office:value="15.7" calcext:value-type="float">
            <text:p>15.7</text:p>
          </table:table-cell>
          <table:table-cell office:value-type="float" office:value="2.369735" calcext:value-type="float">
            <text:p>2.369735</text:p>
          </table:table-cell>
          <table:table-cell office:value-type="float" office:value="1.750092" calcext:value-type="float">
            <text:p>1.750092</text:p>
          </table:table-cell>
          <table:table-cell office:value-type="float" office:value="277.272" calcext:value-type="float">
            <text:p>277.272</text:p>
          </table:table-cell>
          <table:table-cell office:value-type="float" office:value="21.8" calcext:value-type="float">
            <text:p>21.8</text:p>
          </table:table-cell>
          <table:table-cell office:value-type="float" office:value="28.62012" calcext:value-type="float">
            <text:p>28.62012</text:p>
          </table:table-cell>
          <table:table-cell office:value-type="float" office:value="16.10031" calcext:value-type="float">
            <text:p>16.10031</text:p>
          </table:table-cell>
          <table:table-cell office:value-type="float" office:value="24.40701" calcext:value-type="float">
            <text:p>24.40701</text:p>
          </table:table-cell>
          <table:table-cell office:value-type="float" office:value="18.40979" calcext:value-type="float">
            <text:p>18.40979</text:p>
          </table:table-cell>
          <table:table-cell office:value-type="float" office:value="22.95969" calcext:value-type="float">
            <text:p>22.95969</text:p>
          </table:table-cell>
          <table:table-cell office:value-type="float" office:value="19.00476" calcext:value-type="float">
            <text:p>19.00476</text:p>
          </table:table-cell>
          <table:table-cell office:value-type="float" office:value="21.89053" calcext:value-type="float">
            <text:p>21.89053</text:p>
          </table:table-cell>
          <table:table-cell office:value-type="float" office:value="19.37326" calcext:value-type="float">
            <text:p>19.37326</text:p>
          </table:table-cell>
          <table:table-cell office:value-type="float" office:value="21.17612" calcext:value-type="float">
            <text:p>21.17612</text:p>
          </table:table-cell>
          <table:table-cell office:value-type="float" office:value="19.52524" calcext:value-type="float">
            <text:p>19.52524</text:p>
          </table:table-cell>
          <table:table-cell office:value-type="float" office:value="20.62189" calcext:value-type="float">
            <text:p>20.62189</text:p>
          </table:table-cell>
          <table:table-cell office:value-type="float" office:value="19.55612" calcext:value-type="float">
            <text:p>19.556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8" calcext:value-type="float">
            <text:p>14061998</text:p>
          </table:table-cell>
          <table:table-cell office:value-type="float" office:value="5.637384" calcext:value-type="float">
            <text:p>5.637384</text:p>
          </table:table-cell>
          <table:table-cell office:value-type="float" office:value="19.5" calcext:value-type="float">
            <text:p>19.5</text:p>
          </table:table-cell>
          <table:table-cell office:value-type="float" office:value="15.4" calcext:value-type="float">
            <text:p>15.4</text:p>
          </table:table-cell>
          <table:table-cell office:value-type="float" office:value="2.158196" calcext:value-type="float">
            <text:p>2.158196</text:p>
          </table:table-cell>
          <table:table-cell office:value-type="float" office:value="1.71665" calcext:value-type="float">
            <text:p>1.71665</text:p>
          </table:table-cell>
          <table:table-cell office:value-type="float" office:value="200.916" calcext:value-type="float">
            <text:p>200.916</text:p>
          </table:table-cell>
          <table:table-cell office:value-type="float" office:value="19.45263" calcext:value-type="float">
            <text:p>19.45263</text:p>
          </table:table-cell>
          <table:table-cell office:value-type="float" office:value="24.69653" calcext:value-type="float">
            <text:p>24.69653</text:p>
          </table:table-cell>
          <table:table-cell office:value-type="float" office:value="15.59061" calcext:value-type="float">
            <text:p>15.59061</text:p>
          </table:table-cell>
          <table:table-cell office:value-type="float" office:value="21.95334" calcext:value-type="float">
            <text:p>21.95334</text:p>
          </table:table-cell>
          <table:table-cell office:value-type="float" office:value="17.3349" calcext:value-type="float">
            <text:p>17.3349</text:p>
          </table:table-cell>
          <table:table-cell office:value-type="float" office:value="21.06436" calcext:value-type="float">
            <text:p>21.06436</text:p>
          </table:table-cell>
          <table:table-cell office:value-type="float" office:value="18.17822" calcext:value-type="float">
            <text:p>18.17822</text:p>
          </table:table-cell>
          <table:table-cell office:value-type="float" office:value="20.52841" calcext:value-type="float">
            <text:p>20.52841</text:p>
          </table:table-cell>
          <table:table-cell office:value-type="float" office:value="18.81052" calcext:value-type="float">
            <text:p>18.81052</text:p>
          </table:table-cell>
          <table:table-cell office:value-type="float" office:value="20.4541" calcext:value-type="float">
            <text:p>20.4541</text:p>
          </table:table-cell>
          <table:table-cell office:value-type="float" office:value="19.1156" calcext:value-type="float">
            <text:p>19.1156</text:p>
          </table:table-cell>
          <table:table-cell office:value-type="float" office:value="20.36978" calcext:value-type="float">
            <text:p>20.36978</text:p>
          </table:table-cell>
          <table:table-cell office:value-type="float" office:value="19.22171" calcext:value-type="float">
            <text:p>19.221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8" calcext:value-type="float">
            <text:p>15061998</text:p>
          </table:table-cell>
          <table:table-cell office:value-type="float" office:value="16.74565" calcext:value-type="float">
            <text:p>16.74565</text:p>
          </table:table-cell>
          <table:table-cell office:value-type="float" office:value="24.6" calcext:value-type="float">
            <text:p>24.6</text:p>
          </table:table-cell>
          <table:table-cell office:value-type="float" office:value="16.7" calcext:value-type="float">
            <text:p>16.7</text:p>
          </table:table-cell>
          <table:table-cell office:value-type="float" office:value="2.379565" calcext:value-type="float">
            <text:p>2.379565</text:p>
          </table:table-cell>
          <table:table-cell office:value-type="float" office:value="1.865798" calcext:value-type="float">
            <text:p>1.865798</text:p>
          </table:table-cell>
          <table:table-cell office:value-type="float" office:value="332.676" calcext:value-type="float">
            <text:p>332.676</text:p>
          </table:table-cell>
          <table:table-cell office:value-type="float" office:value="5.547368" calcext:value-type="float">
            <text:p>5.547368</text:p>
          </table:table-cell>
          <table:table-cell office:value-type="float" office:value="33.75278" calcext:value-type="float">
            <text:p>33.75278</text:p>
          </table:table-cell>
          <table:table-cell office:value-type="float" office:value="16.24838" calcext:value-type="float">
            <text:p>16.24838</text:p>
          </table:table-cell>
          <table:table-cell office:value-type="float" office:value="27.77896" calcext:value-type="float">
            <text:p>27.77896</text:p>
          </table:table-cell>
          <table:table-cell office:value-type="float" office:value="17.4689" calcext:value-type="float">
            <text:p>17.4689</text:p>
          </table:table-cell>
          <table:table-cell office:value-type="float" office:value="25.24142" calcext:value-type="float">
            <text:p>25.24142</text:p>
          </table:table-cell>
          <table:table-cell office:value-type="float" office:value="18.04852" calcext:value-type="float">
            <text:p>18.04852</text:p>
          </table:table-cell>
          <table:table-cell office:value-type="float" office:value="23.31805" calcext:value-type="float">
            <text:p>23.31805</text:p>
          </table:table-cell>
          <table:table-cell office:value-type="float" office:value="18.4465" calcext:value-type="float">
            <text:p>18.4465</text:p>
          </table:table-cell>
          <table:table-cell office:value-type="float" office:value="22.01132" calcext:value-type="float">
            <text:p>22.01132</text:p>
          </table:table-cell>
          <table:table-cell office:value-type="float" office:value="18.64059" calcext:value-type="float">
            <text:p>18.64059</text:p>
          </table:table-cell>
          <table:table-cell office:value-type="float" office:value="21.06717" calcext:value-type="float">
            <text:p>21.06717</text:p>
          </table:table-cell>
          <table:table-cell office:value-type="float" office:value="18.71439" calcext:value-type="float">
            <text:p>18.714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8" calcext:value-type="float">
            <text:p>16061998</text:p>
          </table:table-cell>
          <table:table-cell office:value-type="float" office:value="10.14444" calcext:value-type="float">
            <text:p>10.14444</text:p>
          </table:table-cell>
          <table:table-cell office:value-type="float" office:value="21.6" calcext:value-type="float">
            <text:p>21.6</text:p>
          </table:table-cell>
          <table:table-cell office:value-type="float" office:value="17.5" calcext:value-type="float">
            <text:p>17.5</text:p>
          </table:table-cell>
          <table:table-cell office:value-type="float" office:value="2.477201" calcext:value-type="float">
            <text:p>2.477201</text:p>
          </table:table-cell>
          <table:table-cell office:value-type="float" office:value="1.963223" calcext:value-type="float">
            <text:p>1.963223</text:p>
          </table:table-cell>
          <table:table-cell office:value-type="float" office:value="213.912" calcext:value-type="float">
            <text:p>213.912</text:p>
          </table:table-cell>
          <table:table-cell office:value-type="float" office:value="1.8" calcext:value-type="float">
            <text:p>1.8</text:p>
          </table:table-cell>
          <table:table-cell office:value-type="float" office:value="29.48642" calcext:value-type="float">
            <text:p>29.48642</text:p>
          </table:table-cell>
          <table:table-cell office:value-type="float" office:value="17.22815" calcext:value-type="float">
            <text:p>17.22815</text:p>
          </table:table-cell>
          <table:table-cell office:value-type="float" office:value="25.72995" calcext:value-type="float">
            <text:p>25.72995</text:p>
          </table:table-cell>
          <table:table-cell office:value-type="float" office:value="18.81192" calcext:value-type="float">
            <text:p>18.81192</text:p>
          </table:table-cell>
          <table:table-cell office:value-type="float" office:value="24.14969" calcext:value-type="float">
            <text:p>24.14969</text:p>
          </table:table-cell>
          <table:table-cell office:value-type="float" office:value="19.52747" calcext:value-type="float">
            <text:p>19.52747</text:p>
          </table:table-cell>
          <table:table-cell office:value-type="float" office:value="22.77808" calcext:value-type="float">
            <text:p>22.77808</text:p>
          </table:table-cell>
          <table:table-cell office:value-type="float" office:value="19.89734" calcext:value-type="float">
            <text:p>19.89734</text:p>
          </table:table-cell>
          <table:table-cell office:value-type="float" office:value="21.77499" calcext:value-type="float">
            <text:p>21.77499</text:p>
          </table:table-cell>
          <table:table-cell office:value-type="float" office:value="19.96915" calcext:value-type="float">
            <text:p>19.96915</text:p>
          </table:table-cell>
          <table:table-cell office:value-type="float" office:value="21.01831" calcext:value-type="float">
            <text:p>21.01831</text:p>
          </table:table-cell>
          <table:table-cell office:value-type="float" office:value="19.85599" calcext:value-type="float">
            <text:p>19.855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8" calcext:value-type="float">
            <text:p>17061998</text:p>
          </table:table-cell>
          <table:table-cell office:value-type="float" office:value="11.17166" calcext:value-type="float">
            <text:p>11.17166</text:p>
          </table:table-cell>
          <table:table-cell office:value-type="float" office:value="24.3" calcext:value-type="float">
            <text:p>24.3</text:p>
          </table:table-cell>
          <table:table-cell office:value-type="float" office:value="18.1" calcext:value-type="float">
            <text:p>18.1</text:p>
          </table:table-cell>
          <table:table-cell office:value-type="float" office:value="2.555445" calcext:value-type="float">
            <text:p>2.555445</text:p>
          </table:table-cell>
          <table:table-cell office:value-type="float" office:value="2.039243" calcext:value-type="float">
            <text:p>2.039243</text:p>
          </table:table-cell>
          <table:table-cell office:value-type="float" office:value="159.408" calcext:value-type="float">
            <text:p>159.408</text:p>
          </table:table-cell>
          <table:table-cell office:value-type="float" office:value="1.8" calcext:value-type="float">
            <text:p>1.8</text:p>
          </table:table-cell>
          <table:table-cell office:value-type="float" office:value="33.6424" calcext:value-type="float">
            <text:p>33.6424</text:p>
          </table:table-cell>
          <table:table-cell office:value-type="float" office:value="17.70609" calcext:value-type="float">
            <text:p>17.70609</text:p>
          </table:table-cell>
          <table:table-cell office:value-type="float" office:value="26.9668" calcext:value-type="float">
            <text:p>26.9668</text:p>
          </table:table-cell>
          <table:table-cell office:value-type="float" office:value="18.96835" calcext:value-type="float">
            <text:p>18.96835</text:p>
          </table:table-cell>
          <table:table-cell office:value-type="float" office:value="24.70099" calcext:value-type="float">
            <text:p>24.70099</text:p>
          </table:table-cell>
          <table:table-cell office:value-type="float" office:value="19.55521" calcext:value-type="float">
            <text:p>19.55521</text:p>
          </table:table-cell>
          <table:table-cell office:value-type="float" office:value="22.94949" calcext:value-type="float">
            <text:p>22.94949</text:p>
          </table:table-cell>
          <table:table-cell office:value-type="float" office:value="19.88831" calcext:value-type="float">
            <text:p>19.88831</text:p>
          </table:table-cell>
          <table:table-cell office:value-type="float" office:value="21.9812" calcext:value-type="float">
            <text:p>21.9812</text:p>
          </table:table-cell>
          <table:table-cell office:value-type="float" office:value="19.94724" calcext:value-type="float">
            <text:p>19.94724</text:p>
          </table:table-cell>
          <table:table-cell office:value-type="float" office:value="21.24487" calcext:value-type="float">
            <text:p>21.24487</text:p>
          </table:table-cell>
          <table:table-cell office:value-type="float" office:value="19.85675" calcext:value-type="float">
            <text:p>19.856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8" calcext:value-type="float">
            <text:p>18061998</text:p>
          </table:table-cell>
          <table:table-cell office:value-type="float" office:value="17.18413" calcext:value-type="float">
            <text:p>17.18413</text:p>
          </table:table-cell>
          <table:table-cell office:value-type="float" office:value="24.1" calcext:value-type="float">
            <text:p>24.1</text:p>
          </table:table-cell>
          <table:table-cell office:value-type="float" office:value="18.6" calcext:value-type="float">
            <text:p>18.6</text:p>
          </table:table-cell>
          <table:table-cell office:value-type="float" office:value="2.590051" calcext:value-type="float">
            <text:p>2.590051</text:p>
          </table:table-cell>
          <table:table-cell office:value-type="float" office:value="2.104585" calcext:value-type="float">
            <text:p>2.104585</text:p>
          </table:table-cell>
          <table:table-cell office:value-type="float" office:value="344.088" calcext:value-type="float">
            <text:p>344.088</text:p>
          </table:table-cell>
          <table:table-cell office:value-type="float" office:value="13" calcext:value-type="float">
            <text:p>13</text:p>
          </table:table-cell>
          <table:table-cell office:value-type="float" office:value="35.73523" calcext:value-type="float">
            <text:p>35.73523</text:p>
          </table:table-cell>
          <table:table-cell office:value-type="float" office:value="18.28552" calcext:value-type="float">
            <text:p>18.28552</text:p>
          </table:table-cell>
          <table:table-cell office:value-type="float" office:value="29.86328" calcext:value-type="float">
            <text:p>29.86328</text:p>
          </table:table-cell>
          <table:table-cell office:value-type="float" office:value="19.20093" calcext:value-type="float">
            <text:p>19.20093</text:p>
          </table:table-cell>
          <table:table-cell office:value-type="float" office:value="27.00882" calcext:value-type="float">
            <text:p>27.00882</text:p>
          </table:table-cell>
          <table:table-cell office:value-type="float" office:value="19.6926" calcext:value-type="float">
            <text:p>19.6926</text:p>
          </table:table-cell>
          <table:table-cell office:value-type="float" office:value="24.66846" calcext:value-type="float">
            <text:p>24.66846</text:p>
          </table:table-cell>
          <table:table-cell office:value-type="float" office:value="20.02771" calcext:value-type="float">
            <text:p>20.02771</text:p>
          </table:table-cell>
          <table:table-cell office:value-type="float" office:value="23.18103" calcext:value-type="float">
            <text:p>23.18103</text:p>
          </table:table-cell>
          <table:table-cell office:value-type="float" office:value="20.09384" calcext:value-type="float">
            <text:p>20.09384</text:p>
          </table:table-cell>
          <table:table-cell office:value-type="float" office:value="22.1561" calcext:value-type="float">
            <text:p>22.1561</text:p>
          </table:table-cell>
          <table:table-cell office:value-type="float" office:value="20.01447" calcext:value-type="float">
            <text:p>20.014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8" calcext:value-type="float">
            <text:p>19061998</text:p>
          </table:table-cell>
          <table:table-cell office:value-type="float" office:value="23.61881" calcext:value-type="float">
            <text:p>23.61881</text:p>
          </table:table-cell>
          <table:table-cell office:value-type="float" office:value="28.2" calcext:value-type="float">
            <text:p>28.2</text:p>
          </table:table-cell>
          <table:table-cell office:value-type="float" office:value="16.7" calcext:value-type="float">
            <text:p>16.7</text:p>
          </table:table-cell>
          <table:table-cell office:value-type="float" office:value="2.626778" calcext:value-type="float">
            <text:p>2.626778</text:p>
          </table:table-cell>
          <table:table-cell office:value-type="float" office:value="1.865798" calcext:value-type="float">
            <text:p>1.865798</text:p>
          </table:table-cell>
          <table:table-cell office:value-type="float" office:value="118.656" calcext:value-type="float">
            <text:p>118.656</text:p>
          </table:table-cell>
          <table:table-cell office:value-type="float" office:value="0" calcext:value-type="float">
            <text:p>0</text:p>
          </table:table-cell>
          <table:table-cell office:value-type="float" office:value="37.71283" calcext:value-type="float">
            <text:p>37.71283</text:p>
          </table:table-cell>
          <table:table-cell office:value-type="float" office:value="16.94928" calcext:value-type="float">
            <text:p>16.94928</text:p>
          </table:table-cell>
          <table:table-cell office:value-type="float" office:value="29.66791" calcext:value-type="float">
            <text:p>29.66791</text:p>
          </table:table-cell>
          <table:table-cell office:value-type="float" office:value="19.06467" calcext:value-type="float">
            <text:p>19.06467</text:p>
          </table:table-cell>
          <table:table-cell office:value-type="float" office:value="27.72183" calcext:value-type="float">
            <text:p>27.72183</text:p>
          </table:table-cell>
          <table:table-cell office:value-type="float" office:value="19.87744" calcext:value-type="float">
            <text:p>19.87744</text:p>
          </table:table-cell>
          <table:table-cell office:value-type="float" office:value="25.905" calcext:value-type="float">
            <text:p>25.905</text:p>
          </table:table-cell>
          <table:table-cell office:value-type="float" office:value="20.4566" calcext:value-type="float">
            <text:p>20.4566</text:p>
          </table:table-cell>
          <table:table-cell office:value-type="float" office:value="24.45694" calcext:value-type="float">
            <text:p>24.45694</text:p>
          </table:table-cell>
          <table:table-cell office:value-type="float" office:value="20.66324" calcext:value-type="float">
            <text:p>20.66324</text:p>
          </table:table-cell>
          <table:table-cell office:value-type="float" office:value="23.29398" calcext:value-type="float">
            <text:p>23.29398</text:p>
          </table:table-cell>
          <table:table-cell office:value-type="float" office:value="20.61639" calcext:value-type="float">
            <text:p>20.6163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8" calcext:value-type="float">
            <text:p>20061998</text:p>
          </table:table-cell>
          <table:table-cell office:value-type="float" office:value="27.9258" calcext:value-type="float">
            <text:p>27.9258</text:p>
          </table:table-cell>
          <table:table-cell office:value-type="float" office:value="31.3" calcext:value-type="float">
            <text:p>31.3</text:p>
          </table:table-cell>
          <table:table-cell office:value-type="float" office:value="17.3" calcext:value-type="float">
            <text:p>17.3</text:p>
          </table:table-cell>
          <table:table-cell office:value-type="float" office:value="2.720654" calcext:value-type="float">
            <text:p>2.720654</text:p>
          </table:table-cell>
          <table:table-cell office:value-type="float" office:value="1.938449" calcext:value-type="float">
            <text:p>1.938449</text:p>
          </table:table-cell>
          <table:table-cell office:value-type="float" office:value="121.608" calcext:value-type="float">
            <text:p>121.608</text:p>
          </table:table-cell>
          <table:table-cell office:value-type="float" office:value="0" calcext:value-type="float">
            <text:p>0</text:p>
          </table:table-cell>
          <table:table-cell office:value-type="float" office:value="53.2623" calcext:value-type="float">
            <text:p>53.2623</text:p>
          </table:table-cell>
          <table:table-cell office:value-type="float" office:value="18.39746" calcext:value-type="float">
            <text:p>18.39746</text:p>
          </table:table-cell>
          <table:table-cell office:value-type="float" office:value="39.06754" calcext:value-type="float">
            <text:p>39.06754</text:p>
          </table:table-cell>
          <table:table-cell office:value-type="float" office:value="21.2818" calcext:value-type="float">
            <text:p>21.2818</text:p>
          </table:table-cell>
          <table:table-cell office:value-type="float" office:value="35.02878" calcext:value-type="float">
            <text:p>35.02878</text:p>
          </table:table-cell>
          <table:table-cell office:value-type="float" office:value="21.96146" calcext:value-type="float">
            <text:p>21.96146</text:p>
          </table:table-cell>
          <table:table-cell office:value-type="float" office:value="31.53195" calcext:value-type="float">
            <text:p>31.53195</text:p>
          </table:table-cell>
          <table:table-cell office:value-type="float" office:value="22.34119" calcext:value-type="float">
            <text:p>22.34119</text:p>
          </table:table-cell>
          <table:table-cell office:value-type="float" office:value="28.92636" calcext:value-type="float">
            <text:p>28.92636</text:p>
          </table:table-cell>
          <table:table-cell office:value-type="float" office:value="22.32291" calcext:value-type="float">
            <text:p>22.32291</text:p>
          </table:table-cell>
          <table:table-cell office:value-type="float" office:value="26.90994" calcext:value-type="float">
            <text:p>26.90994</text:p>
          </table:table-cell>
          <table:table-cell office:value-type="float" office:value="22.05838" calcext:value-type="float">
            <text:p>22.058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8" calcext:value-type="float">
            <text:p>21061998</text:p>
          </table:table-cell>
          <table:table-cell office:value-type="float" office:value="25.12551" calcext:value-type="float">
            <text:p>25.12551</text:p>
          </table:table-cell>
          <table:table-cell office:value-type="float" office:value="31.1" calcext:value-type="float">
            <text:p>31.1</text:p>
          </table:table-cell>
          <table:table-cell office:value-type="float" office:value="18.2" calcext:value-type="float">
            <text:p>18.2</text:p>
          </table:table-cell>
          <table:table-cell office:value-type="float" office:value="3.022714" calcext:value-type="float">
            <text:p>3.022714</text:p>
          </table:table-cell>
          <table:table-cell office:value-type="float" office:value="2.052166" calcext:value-type="float">
            <text:p>2.052166</text:p>
          </table:table-cell>
          <table:table-cell office:value-type="float" office:value="165.528" calcext:value-type="float">
            <text:p>165.528</text:p>
          </table:table-cell>
          <table:table-cell office:value-type="float" office:value="0" calcext:value-type="float">
            <text:p>0</text:p>
          </table:table-cell>
          <table:table-cell office:value-type="float" office:value="53.42908" calcext:value-type="float">
            <text:p>53.42908</text:p>
          </table:table-cell>
          <table:table-cell office:value-type="float" office:value="20.3988" calcext:value-type="float">
            <text:p>20.3988</text:p>
          </table:table-cell>
          <table:table-cell office:value-type="float" office:value="39.18188" calcext:value-type="float">
            <text:p>39.18188</text:p>
          </table:table-cell>
          <table:table-cell office:value-type="float" office:value="23.97308" calcext:value-type="float">
            <text:p>23.97308</text:p>
          </table:table-cell>
          <table:table-cell office:value-type="float" office:value="35.84491" calcext:value-type="float">
            <text:p>35.84491</text:p>
          </table:table-cell>
          <table:table-cell office:value-type="float" office:value="24.98468" calcext:value-type="float">
            <text:p>24.98468</text:p>
          </table:table-cell>
          <table:table-cell office:value-type="float" office:value="32.79303" calcext:value-type="float">
            <text:p>32.79303</text:p>
          </table:table-cell>
          <table:table-cell office:value-type="float" office:value="25.39081" calcext:value-type="float">
            <text:p>25.39081</text:p>
          </table:table-cell>
          <table:table-cell office:value-type="float" office:value="30.37067" calcext:value-type="float">
            <text:p>30.37067</text:p>
          </table:table-cell>
          <table:table-cell office:value-type="float" office:value="25.25467" calcext:value-type="float">
            <text:p>25.25467</text:p>
          </table:table-cell>
          <table:table-cell office:value-type="float" office:value="28.4191" calcext:value-type="float">
            <text:p>28.4191</text:p>
          </table:table-cell>
          <table:table-cell office:value-type="float" office:value="24.78531" calcext:value-type="float">
            <text:p>24.785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8" calcext:value-type="float">
            <text:p>22061998</text:p>
          </table:table-cell>
          <table:table-cell office:value-type="float" office:value="22.44781" calcext:value-type="float">
            <text:p>22.44781</text:p>
          </table:table-cell>
          <table:table-cell office:value-type="float" office:value="29.9" calcext:value-type="float">
            <text:p>29.9</text:p>
          </table:table-cell>
          <table:table-cell office:value-type="float" office:value="19.8" calcext:value-type="float">
            <text:p>19.8</text:p>
          </table:table-cell>
          <table:table-cell office:value-type="float" office:value="3.13287" calcext:value-type="float">
            <text:p>3.13287</text:p>
          </table:table-cell>
          <table:table-cell office:value-type="float" office:value="2.235922" calcext:value-type="float">
            <text:p>2.235922</text:p>
          </table:table-cell>
          <table:table-cell office:value-type="float" office:value="322.632" calcext:value-type="float">
            <text:p>322.632</text:p>
          </table:table-cell>
          <table:table-cell office:value-type="float" office:value="0" calcext:value-type="float">
            <text:p>0</text:p>
          </table:table-cell>
          <table:table-cell office:value-type="float" office:value="51.26218" calcext:value-type="float">
            <text:p>51.26218</text:p>
          </table:table-cell>
          <table:table-cell office:value-type="float" office:value="21.85406" calcext:value-type="float">
            <text:p>21.85406</text:p>
          </table:table-cell>
          <table:table-cell office:value-type="float" office:value="40.15082" calcext:value-type="float">
            <text:p>40.15082</text:p>
          </table:table-cell>
          <table:table-cell office:value-type="float" office:value="25.24176" calcext:value-type="float">
            <text:p>25.24176</text:p>
          </table:table-cell>
          <table:table-cell office:value-type="float" office:value="36.69742" calcext:value-type="float">
            <text:p>36.69742</text:p>
          </table:table-cell>
          <table:table-cell office:value-type="float" office:value="26.10721" calcext:value-type="float">
            <text:p>26.10721</text:p>
          </table:table-cell>
          <table:table-cell office:value-type="float" office:value="33.60443" calcext:value-type="float">
            <text:p>33.60443</text:p>
          </table:table-cell>
          <table:table-cell office:value-type="float" office:value="26.52347" calcext:value-type="float">
            <text:p>26.52347</text:p>
          </table:table-cell>
          <table:table-cell office:value-type="float" office:value="31.22839" calcext:value-type="float">
            <text:p>31.22839</text:p>
          </table:table-cell>
          <table:table-cell office:value-type="float" office:value="26.42529" calcext:value-type="float">
            <text:p>26.42529</text:p>
          </table:table-cell>
          <table:table-cell office:value-type="float" office:value="29.32913" calcext:value-type="float">
            <text:p>29.32913</text:p>
          </table:table-cell>
          <table:table-cell office:value-type="float" office:value="25.99313" calcext:value-type="float">
            <text:p>25.993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8" calcext:value-type="float">
            <text:p>23061998</text:p>
          </table:table-cell>
          <table:table-cell office:value-type="float" office:value="21.6819" calcext:value-type="float">
            <text:p>21.6819</text:p>
          </table:table-cell>
          <table:table-cell office:value-type="float" office:value="28.4" calcext:value-type="float">
            <text:p>28.4</text:p>
          </table:table-cell>
          <table:table-cell office:value-type="float" office:value="18.8" calcext:value-type="float">
            <text:p>18.8</text:p>
          </table:table-cell>
          <table:table-cell office:value-type="float" office:value="2.72133" calcext:value-type="float">
            <text:p>2.72133</text:p>
          </table:table-cell>
          <table:table-cell office:value-type="float" office:value="2.124158" calcext:value-type="float">
            <text:p>2.124158</text:p>
          </table:table-cell>
          <table:table-cell office:value-type="float" office:value="211.356" calcext:value-type="float">
            <text:p>211.356</text:p>
          </table:table-cell>
          <table:table-cell office:value-type="float" office:value="0" calcext:value-type="float">
            <text:p>0</text:p>
          </table:table-cell>
          <table:table-cell office:value-type="float" office:value="48.92969" calcext:value-type="float">
            <text:p>48.92969</text:p>
          </table:table-cell>
          <table:table-cell office:value-type="float" office:value="21.31995" calcext:value-type="float">
            <text:p>21.31995</text:p>
          </table:table-cell>
          <table:table-cell office:value-type="float" office:value="38.24158" calcext:value-type="float">
            <text:p>38.24158</text:p>
          </table:table-cell>
          <table:table-cell office:value-type="float" office:value="25.20395" calcext:value-type="float">
            <text:p>25.20395</text:p>
          </table:table-cell>
          <table:table-cell office:value-type="float" office:value="35.40073" calcext:value-type="float">
            <text:p>35.40073</text:p>
          </table:table-cell>
          <table:table-cell office:value-type="float" office:value="26.38544" calcext:value-type="float">
            <text:p>26.38544</text:p>
          </table:table-cell>
          <table:table-cell office:value-type="float" office:value="32.91684" calcext:value-type="float">
            <text:p>32.91684</text:p>
          </table:table-cell>
          <table:table-cell office:value-type="float" office:value="26.94016" calcext:value-type="float">
            <text:p>26.94016</text:p>
          </table:table-cell>
          <table:table-cell office:value-type="float" office:value="30.93372" calcext:value-type="float">
            <text:p>30.93372</text:p>
          </table:table-cell>
          <table:table-cell office:value-type="float" office:value="26.96533" calcext:value-type="float">
            <text:p>26.96533</text:p>
          </table:table-cell>
          <table:table-cell office:value-type="float" office:value="29.30063" calcext:value-type="float">
            <text:p>29.30063</text:p>
          </table:table-cell>
          <table:table-cell office:value-type="float" office:value="26.63104" calcext:value-type="float">
            <text:p>26.631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8" calcext:value-type="float">
            <text:p>24061998</text:p>
          </table:table-cell>
          <table:table-cell office:value-type="float" office:value="25.86286" calcext:value-type="float">
            <text:p>25.86286</text:p>
          </table:table-cell>
          <table:table-cell office:value-type="float" office:value="29.3" calcext:value-type="float">
            <text:p>29.3</text:p>
          </table:table-cell>
          <table:table-cell office:value-type="float" office:value="19.2" calcext:value-type="float">
            <text:p>19.2</text:p>
          </table:table-cell>
          <table:table-cell office:value-type="float" office:value="2.784907" calcext:value-type="float">
            <text:p>2.784907</text:p>
          </table:table-cell>
          <table:table-cell office:value-type="float" office:value="2.178884" calcext:value-type="float">
            <text:p>2.178884</text:p>
          </table:table-cell>
          <table:table-cell office:value-type="float" office:value="123.084" calcext:value-type="float">
            <text:p>123.084</text:p>
          </table:table-cell>
          <table:table-cell office:value-type="float" office:value="0" calcext:value-type="float">
            <text:p>0</text:p>
          </table:table-cell>
          <table:table-cell office:value-type="float" office:value="51.32993" calcext:value-type="float">
            <text:p>51.32993</text:p>
          </table:table-cell>
          <table:table-cell office:value-type="float" office:value="21.33374" calcext:value-type="float">
            <text:p>21.33374</text:p>
          </table:table-cell>
          <table:table-cell office:value-type="float" office:value="40.24188" calcext:value-type="float">
            <text:p>40.24188</text:p>
          </table:table-cell>
          <table:table-cell office:value-type="float" office:value="25.10431" calcext:value-type="float">
            <text:p>25.10431</text:p>
          </table:table-cell>
          <table:table-cell office:value-type="float" office:value="36.79367" calcext:value-type="float">
            <text:p>36.79367</text:p>
          </table:table-cell>
          <table:table-cell office:value-type="float" office:value="26.20956" calcext:value-type="float">
            <text:p>26.20956</text:p>
          </table:table-cell>
          <table:table-cell office:value-type="float" office:value="33.91635" calcext:value-type="float">
            <text:p>33.91635</text:p>
          </table:table-cell>
          <table:table-cell office:value-type="float" office:value="26.82703" calcext:value-type="float">
            <text:p>26.82703</text:p>
          </table:table-cell>
          <table:table-cell office:value-type="float" office:value="31.71686" calcext:value-type="float">
            <text:p>31.71686</text:p>
          </table:table-cell>
          <table:table-cell office:value-type="float" office:value="26.93478" calcext:value-type="float">
            <text:p>26.93478</text:p>
          </table:table-cell>
          <table:table-cell office:value-type="float" office:value="29.97272" calcext:value-type="float">
            <text:p>29.97272</text:p>
          </table:table-cell>
          <table:table-cell office:value-type="float" office:value="26.69415" calcext:value-type="float">
            <text:p>26.694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8" calcext:value-type="float">
            <text:p>25061998</text:p>
          </table:table-cell>
          <table:table-cell office:value-type="float" office:value="10.5394" calcext:value-type="float">
            <text:p>10.5394</text:p>
          </table:table-cell>
          <table:table-cell office:value-type="float" office:value="23.7" calcext:value-type="float">
            <text:p>23.7</text:p>
          </table:table-cell>
          <table:table-cell office:value-type="float" office:value="20.2" calcext:value-type="float">
            <text:p>20.2</text:p>
          </table:table-cell>
          <table:table-cell office:value-type="float" office:value="2.833429" calcext:value-type="float">
            <text:p>2.833429</text:p>
          </table:table-cell>
          <table:table-cell office:value-type="float" office:value="2.326402" calcext:value-type="float">
            <text:p>2.326402</text:p>
          </table:table-cell>
          <table:table-cell office:value-type="float" office:value="207.576" calcext:value-type="float">
            <text:p>207.576</text:p>
          </table:table-cell>
          <table:table-cell office:value-type="float" office:value="4.2" calcext:value-type="float">
            <text:p>4.2</text:p>
          </table:table-cell>
          <table:table-cell office:value-type="float" office:value="39.91919" calcext:value-type="float">
            <text:p>39.91919</text:p>
          </table:table-cell>
          <table:table-cell office:value-type="float" office:value="21.02344" calcext:value-type="float">
            <text:p>21.02344</text:p>
          </table:table-cell>
          <table:table-cell office:value-type="float" office:value="32.23141" calcext:value-type="float">
            <text:p>32.23141</text:p>
          </table:table-cell>
          <table:table-cell office:value-type="float" office:value="23.61539" calcext:value-type="float">
            <text:p>23.61539</text:p>
          </table:table-cell>
          <table:table-cell office:value-type="float" office:value="30.07428" calcext:value-type="float">
            <text:p>30.07428</text:p>
          </table:table-cell>
          <table:table-cell office:value-type="float" office:value="24.89981" calcext:value-type="float">
            <text:p>24.89981</text:p>
          </table:table-cell>
          <table:table-cell office:value-type="float" office:value="30.36017" calcext:value-type="float">
            <text:p>30.36017</text:p>
          </table:table-cell>
          <table:table-cell office:value-type="float" office:value="25.82169" calcext:value-type="float">
            <text:p>25.82169</text:p>
          </table:table-cell>
          <table:table-cell office:value-type="float" office:value="30.1925" calcext:value-type="float">
            <text:p>30.1925</text:p>
          </table:table-cell>
          <table:table-cell office:value-type="float" office:value="26.23691" calcext:value-type="float">
            <text:p>26.23691</text:p>
          </table:table-cell>
          <table:table-cell office:value-type="float" office:value="29.45703" calcext:value-type="float">
            <text:p>29.45703</text:p>
          </table:table-cell>
          <table:table-cell office:value-type="float" office:value="26.26926" calcext:value-type="float">
            <text:p>26.269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8" calcext:value-type="float">
            <text:p>26061998</text:p>
          </table:table-cell>
          <table:table-cell office:value-type="float" office:value="9.930312" calcext:value-type="float">
            <text:p>9.930312</text:p>
          </table:table-cell>
          <table:table-cell office:value-type="float" office:value="24.6" calcext:value-type="float">
            <text:p>24.6</text:p>
          </table:table-cell>
          <table:table-cell office:value-type="float" office:value="20.2" calcext:value-type="float">
            <text:p>20.2</text:p>
          </table:table-cell>
          <table:table-cell office:value-type="float" office:value="2.820911" calcext:value-type="float">
            <text:p>2.820911</text:p>
          </table:table-cell>
          <table:table-cell office:value-type="float" office:value="2.326402" calcext:value-type="float">
            <text:p>2.326402</text:p>
          </table:table-cell>
          <table:table-cell office:value-type="float" office:value="189.252" calcext:value-type="float">
            <text:p>189.252</text:p>
          </table:table-cell>
          <table:table-cell office:value-type="float" office:value="21.44286" calcext:value-type="float">
            <text:p>21.44286</text:p>
          </table:table-cell>
          <table:table-cell office:value-type="float" office:value="33.46179" calcext:value-type="float">
            <text:p>33.46179</text:p>
          </table:table-cell>
          <table:table-cell office:value-type="float" office:value="20.5289" calcext:value-type="float">
            <text:p>20.5289</text:p>
          </table:table-cell>
          <table:table-cell office:value-type="float" office:value="28.7522" calcext:value-type="float">
            <text:p>28.7522</text:p>
          </table:table-cell>
          <table:table-cell office:value-type="float" office:value="22.41815" calcext:value-type="float">
            <text:p>22.41815</text:p>
          </table:table-cell>
          <table:table-cell office:value-type="float" office:value="27.27792" calcext:value-type="float">
            <text:p>27.27792</text:p>
          </table:table-cell>
          <table:table-cell office:value-type="float" office:value="23.37018" calcext:value-type="float">
            <text:p>23.37018</text:p>
          </table:table-cell>
          <table:table-cell office:value-type="float" office:value="26.42627" calcext:value-type="float">
            <text:p>26.42627</text:p>
          </table:table-cell>
          <table:table-cell office:value-type="float" office:value="24.17273" calcext:value-type="float">
            <text:p>24.17273</text:p>
          </table:table-cell>
          <table:table-cell office:value-type="float" office:value="26.16223" calcext:value-type="float">
            <text:p>26.16223</text:p>
          </table:table-cell>
          <table:table-cell office:value-type="float" office:value="24.50867" calcext:value-type="float">
            <text:p>24.50867</text:p>
          </table:table-cell>
          <table:table-cell office:value-type="float" office:value="26.21689" calcext:value-type="float">
            <text:p>26.21689</text:p>
          </table:table-cell>
          <table:table-cell office:value-type="float" office:value="24.60239" calcext:value-type="float">
            <text:p>24.602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8" calcext:value-type="float">
            <text:p>27061998</text:p>
          </table:table-cell>
          <table:table-cell office:value-type="float" office:value="24.25432" calcext:value-type="float">
            <text:p>24.25432</text:p>
          </table:table-cell>
          <table:table-cell office:value-type="float" office:value="26.5" calcext:value-type="float">
            <text:p>26.5</text:p>
          </table:table-cell>
          <table:table-cell office:value-type="float" office:value="18.2" calcext:value-type="float">
            <text:p>18.2</text:p>
          </table:table-cell>
          <table:table-cell office:value-type="float" office:value="2.445977" calcext:value-type="float">
            <text:p>2.445977</text:p>
          </table:table-cell>
          <table:table-cell office:value-type="float" office:value="2.052166" calcext:value-type="float">
            <text:p>2.052166</text:p>
          </table:table-cell>
          <table:table-cell office:value-type="float" office:value="261.324" calcext:value-type="float">
            <text:p>261.324</text:p>
          </table:table-cell>
          <table:table-cell office:value-type="float" office:value="8.357142" calcext:value-type="float">
            <text:p>8.357142</text:p>
          </table:table-cell>
          <table:table-cell office:value-type="float" office:value="37.9917" calcext:value-type="float">
            <text:p>37.9917</text:p>
          </table:table-cell>
          <table:table-cell office:value-type="float" office:value="19.41687" calcext:value-type="float">
            <text:p>19.41687</text:p>
          </table:table-cell>
          <table:table-cell office:value-type="float" office:value="31.53821" calcext:value-type="float">
            <text:p>31.53821</text:p>
          </table:table-cell>
          <table:table-cell office:value-type="float" office:value="21.59445" calcext:value-type="float">
            <text:p>21.59445</text:p>
          </table:table-cell>
          <table:table-cell office:value-type="float" office:value="29.56439" calcext:value-type="float">
            <text:p>29.56439</text:p>
          </table:table-cell>
          <table:table-cell office:value-type="float" office:value="22.36981" calcext:value-type="float">
            <text:p>22.36981</text:p>
          </table:table-cell>
          <table:table-cell office:value-type="float" office:value="27.75531" calcext:value-type="float">
            <text:p>27.75531</text:p>
          </table:table-cell>
          <table:table-cell office:value-type="float" office:value="22.93701" calcext:value-type="float">
            <text:p>22.93701</text:p>
          </table:table-cell>
          <table:table-cell office:value-type="float" office:value="26.54114" calcext:value-type="float">
            <text:p>26.54114</text:p>
          </table:table-cell>
          <table:table-cell office:value-type="float" office:value="23.28131" calcext:value-type="float">
            <text:p>23.28131</text:p>
          </table:table-cell>
          <table:table-cell office:value-type="float" office:value="25.64377" calcext:value-type="float">
            <text:p>25.64377</text:p>
          </table:table-cell>
          <table:table-cell office:value-type="float" office:value="23.44794" calcext:value-type="float">
            <text:p>23.447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8" calcext:value-type="float">
            <text:p>28061998</text:p>
          </table:table-cell>
          <table:table-cell office:value-type="float" office:value="19.19365" calcext:value-type="float">
            <text:p>19.19365</text:p>
          </table:table-cell>
          <table:table-cell office:value-type="float" office:value="24.3" calcext:value-type="float">
            <text:p>24.3</text:p>
          </table:table-cell>
          <table:table-cell office:value-type="float" office:value="15.6" calcext:value-type="float">
            <text:p>15.6</text:p>
          </table:table-cell>
          <table:table-cell office:value-type="float" office:value="2.158262" calcext:value-type="float">
            <text:p>2.158262</text:p>
          </table:table-cell>
          <table:table-cell office:value-type="float" office:value="1.732862" calcext:value-type="float">
            <text:p>1.732862</text:p>
          </table:table-cell>
          <table:table-cell office:value-type="float" office:value="268.38" calcext:value-type="float">
            <text:p>268.38</text:p>
          </table:table-cell>
          <table:table-cell office:value-type="float" office:value="0.4" calcext:value-type="float">
            <text:p>0.4</text:p>
          </table:table-cell>
          <table:table-cell office:value-type="float" office:value="33.57077" calcext:value-type="float">
            <text:p>33.57077</text:p>
          </table:table-cell>
          <table:table-cell office:value-type="float" office:value="17.50388" calcext:value-type="float">
            <text:p>17.50388</text:p>
          </table:table-cell>
          <table:table-cell office:value-type="float" office:value="28.92178" calcext:value-type="float">
            <text:p>28.92178</text:p>
          </table:table-cell>
          <table:table-cell office:value-type="float" office:value="20.35318" calcext:value-type="float">
            <text:p>20.35318</text:p>
          </table:table-cell>
          <table:table-cell office:value-type="float" office:value="27.33939" calcext:value-type="float">
            <text:p>27.33939</text:p>
          </table:table-cell>
          <table:table-cell office:value-type="float" office:value="21.5777" calcext:value-type="float">
            <text:p>21.5777</text:p>
          </table:table-cell>
          <table:table-cell office:value-type="float" office:value="25.97968" calcext:value-type="float">
            <text:p>25.97968</text:p>
          </table:table-cell>
          <table:table-cell office:value-type="float" office:value="22.5094" calcext:value-type="float">
            <text:p>22.5094</text:p>
          </table:table-cell>
          <table:table-cell office:value-type="float" office:value="25.12546" calcext:value-type="float">
            <text:p>25.12546</text:p>
          </table:table-cell>
          <table:table-cell office:value-type="float" office:value="23.00943" calcext:value-type="float">
            <text:p>23.00943</text:p>
          </table:table-cell>
          <table:table-cell office:value-type="float" office:value="25.07892" calcext:value-type="float">
            <text:p>25.07892</text:p>
          </table:table-cell>
          <table:table-cell office:value-type="float" office:value="23.15359" calcext:value-type="float">
            <text:p>23.153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8" calcext:value-type="float">
            <text:p>29061998</text:p>
          </table:table-cell>
          <table:table-cell office:value-type="float" office:value="16.06666" calcext:value-type="float">
            <text:p>16.06666</text:p>
          </table:table-cell>
          <table:table-cell office:value-type="float" office:value="28.1" calcext:value-type="float">
            <text:p>28.1</text:p>
          </table:table-cell>
          <table:table-cell office:value-type="float" office:value="16.3" calcext:value-type="float">
            <text:p>16.3</text:p>
          </table:table-cell>
          <table:table-cell office:value-type="float" office:value="2.972306" calcext:value-type="float">
            <text:p>2.972306</text:p>
          </table:table-cell>
          <table:table-cell office:value-type="float" office:value="1.714185" calcext:value-type="float">
            <text:p>1.714185</text:p>
          </table:table-cell>
          <table:table-cell office:value-type="float" office:value="252.252" calcext:value-type="float">
            <text:p>252.252</text:p>
          </table:table-cell>
          <table:table-cell office:value-type="float" office:value="0.5" calcext:value-type="float">
            <text:p>0.5</text:p>
          </table:table-cell>
          <table:table-cell office:value-type="float" office:value="47.22687" calcext:value-type="float">
            <text:p>47.22687</text:p>
          </table:table-cell>
          <table:table-cell office:value-type="float" office:value="16.70703" calcext:value-type="float">
            <text:p>16.70703</text:p>
          </table:table-cell>
          <table:table-cell office:value-type="float" office:value="34.1712" calcext:value-type="float">
            <text:p>34.1712</text:p>
          </table:table-cell>
          <table:table-cell office:value-type="float" office:value="19.92224" calcext:value-type="float">
            <text:p>19.92224</text:p>
          </table:table-cell>
          <table:table-cell office:value-type="float" office:value="30.39413" calcext:value-type="float">
            <text:p>30.39413</text:p>
          </table:table-cell>
          <table:table-cell office:value-type="float" office:value="20.97168" calcext:value-type="float">
            <text:p>20.97168</text:p>
          </table:table-cell>
          <table:table-cell office:value-type="float" office:value="27.8663" calcext:value-type="float">
            <text:p>27.8663</text:p>
          </table:table-cell>
          <table:table-cell office:value-type="float" office:value="21.8186" calcext:value-type="float">
            <text:p>21.8186</text:p>
          </table:table-cell>
          <table:table-cell office:value-type="float" office:value="26.33585" calcext:value-type="float">
            <text:p>26.33585</text:p>
          </table:table-cell>
          <table:table-cell office:value-type="float" office:value="22.29459" calcext:value-type="float">
            <text:p>22.29459</text:p>
          </table:table-cell>
          <table:table-cell office:value-type="float" office:value="25.284" calcext:value-type="float">
            <text:p>25.284</text:p>
          </table:table-cell>
          <table:table-cell office:value-type="float" office:value="22.52649" calcext:value-type="float">
            <text:p>22.526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8" calcext:value-type="float">
            <text:p>30061998</text:p>
          </table:table-cell>
          <table:table-cell office:value-type="float" office:value="10.60544" calcext:value-type="float">
            <text:p>10.60544</text:p>
          </table:table-cell>
          <table:table-cell office:value-type="float" office:value="22.5" calcext:value-type="float">
            <text:p>22.5</text:p>
          </table:table-cell>
          <table:table-cell office:value-type="float" office:value="16.1" calcext:value-type="float">
            <text:p>16.1</text:p>
          </table:table-cell>
          <table:table-cell office:value-type="float" office:value="2.303705" calcext:value-type="float">
            <text:p>2.303705</text:p>
          </table:table-cell>
          <table:table-cell office:value-type="float" office:value="1.795581" calcext:value-type="float">
            <text:p>1.795581</text:p>
          </table:table-cell>
          <table:table-cell office:value-type="float" office:value="226.8" calcext:value-type="float">
            <text:p>226.8</text:p>
          </table:table-cell>
          <table:table-cell office:value-type="float" office:value="1.231915" calcext:value-type="float">
            <text:p>1.231915</text:p>
          </table:table-cell>
          <table:table-cell office:value-type="float" office:value="36.15778" calcext:value-type="float">
            <text:p>36.15778</text:p>
          </table:table-cell>
          <table:table-cell office:value-type="float" office:value="17.17017" calcext:value-type="float">
            <text:p>17.17017</text:p>
          </table:table-cell>
          <table:table-cell office:value-type="float" office:value="29.39172" calcext:value-type="float">
            <text:p>29.39172</text:p>
          </table:table-cell>
          <table:table-cell office:value-type="float" office:value="21.18661" calcext:value-type="float">
            <text:p>21.18661</text:p>
          </table:table-cell>
          <table:table-cell office:value-type="float" office:value="27.6716" calcext:value-type="float">
            <text:p>27.6716</text:p>
          </table:table-cell>
          <table:table-cell office:value-type="float" office:value="22.84409" calcext:value-type="float">
            <text:p>22.84409</text:p>
          </table:table-cell>
          <table:table-cell office:value-type="float" office:value="26.43515" calcext:value-type="float">
            <text:p>26.43515</text:p>
          </table:table-cell>
          <table:table-cell office:value-type="float" office:value="23.58591" calcext:value-type="float">
            <text:p>23.58591</text:p>
          </table:table-cell>
          <table:table-cell office:value-type="float" office:value="25.52417" calcext:value-type="float">
            <text:p>25.52417</text:p>
          </table:table-cell>
          <table:table-cell office:value-type="float" office:value="23.76828" calcext:value-type="float">
            <text:p>23.76828</text:p>
          </table:table-cell>
          <table:table-cell office:value-type="float" office:value="25.04596" calcext:value-type="float">
            <text:p>25.04596</text:p>
          </table:table-cell>
          <table:table-cell office:value-type="float" office:value="23.69205" calcext:value-type="float">
            <text:p>23.692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8" calcext:value-type="float">
            <text:p>1071998</text:p>
          </table:table-cell>
          <table:table-cell office:value-type="float" office:value="6.99516" calcext:value-type="float">
            <text:p>6.99516</text:p>
          </table:table-cell>
          <table:table-cell office:value-type="float" office:value="19.6" calcext:value-type="float">
            <text:p>19.6</text:p>
          </table:table-cell>
          <table:table-cell office:value-type="float" office:value="14.9" calcext:value-type="float">
            <text:p>14.9</text:p>
          </table:table-cell>
          <table:table-cell office:value-type="float" office:value="1.839669" calcext:value-type="float">
            <text:p>1.839669</text:p>
          </table:table-cell>
          <table:table-cell office:value-type="float" office:value="1.662181" calcext:value-type="float">
            <text:p>1.662181</text:p>
          </table:table-cell>
          <table:table-cell office:value-type="float" office:value="237.528" calcext:value-type="float">
            <text:p>237.528</text:p>
          </table:table-cell>
          <table:table-cell office:value-type="float" office:value="7.868085" calcext:value-type="float">
            <text:p>7.868085</text:p>
          </table:table-cell>
          <table:table-cell office:value-type="float" office:value="24.17651" calcext:value-type="float">
            <text:p>24.17651</text:p>
          </table:table-cell>
          <table:table-cell office:value-type="float" office:value="15.49265" calcext:value-type="float">
            <text:p>15.49265</text:p>
          </table:table-cell>
          <table:table-cell office:value-type="float" office:value="22.68146" calcext:value-type="float">
            <text:p>22.68146</text:p>
          </table:table-cell>
          <table:table-cell office:value-type="float" office:value="18.05124" calcext:value-type="float">
            <text:p>18.05124</text:p>
          </table:table-cell>
          <table:table-cell office:value-type="float" office:value="22.67175" calcext:value-type="float">
            <text:p>22.67175</text:p>
          </table:table-cell>
          <table:table-cell office:value-type="float" office:value="19.34711" calcext:value-type="float">
            <text:p>19.34711</text:p>
          </table:table-cell>
          <table:table-cell office:value-type="float" office:value="23.7887" calcext:value-type="float">
            <text:p>23.7887</text:p>
          </table:table-cell>
          <table:table-cell office:value-type="float" office:value="20.48233" calcext:value-type="float">
            <text:p>20.48233</text:p>
          </table:table-cell>
          <table:table-cell office:value-type="float" office:value="24.23975" calcext:value-type="float">
            <text:p>24.23975</text:p>
          </table:table-cell>
          <table:table-cell office:value-type="float" office:value="21.17886" calcext:value-type="float">
            <text:p>21.17886</text:p>
          </table:table-cell>
          <table:table-cell office:value-type="float" office:value="24.24146" calcext:value-type="float">
            <text:p>24.24146</text:p>
          </table:table-cell>
          <table:table-cell office:value-type="float" office:value="21.54102" calcext:value-type="float">
            <text:p>21.541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8" calcext:value-type="float">
            <text:p>2071998</text:p>
          </table:table-cell>
          <table:table-cell office:value-type="float" office:value="29.68342" calcext:value-type="float">
            <text:p>29.68342</text:p>
          </table:table-cell>
          <table:table-cell office:value-type="float" office:value="26" calcext:value-type="float">
            <text:p>26</text:p>
          </table:table-cell>
          <table:table-cell office:value-type="float" office:value="12.8" calcext:value-type="float">
            <text:p>12.8</text:p>
          </table:table-cell>
          <table:table-cell office:value-type="float" office:value="2.009492" calcext:value-type="float">
            <text:p>2.009492</text:p>
          </table:table-cell>
          <table:table-cell office:value-type="float" office:value="1.449872" calcext:value-type="float">
            <text:p>1.449872</text:p>
          </table:table-cell>
          <table:table-cell office:value-type="float" office:value="191.34" calcext:value-type="float">
            <text:p>191.34</text:p>
          </table:table-cell>
          <table:table-cell office:value-type="float" office:value="0" calcext:value-type="float">
            <text:p>0</text:p>
          </table:table-cell>
          <table:table-cell office:value-type="float" office:value="46.21332" calcext:value-type="float">
            <text:p>46.21332</text:p>
          </table:table-cell>
          <table:table-cell office:value-type="float" office:value="13.49414" calcext:value-type="float">
            <text:p>13.49414</text:p>
          </table:table-cell>
          <table:table-cell office:value-type="float" office:value="33.72513" calcext:value-type="float">
            <text:p>33.72513</text:p>
          </table:table-cell>
          <table:table-cell office:value-type="float" office:value="16.51205" calcext:value-type="float">
            <text:p>16.51205</text:p>
          </table:table-cell>
          <table:table-cell office:value-type="float" office:value="30.35062" calcext:value-type="float">
            <text:p>30.35062</text:p>
          </table:table-cell>
          <table:table-cell office:value-type="float" office:value="17.81247" calcext:value-type="float">
            <text:p>17.81247</text:p>
          </table:table-cell>
          <table:table-cell office:value-type="float" office:value="27.6626" calcext:value-type="float">
            <text:p>27.6626</text:p>
          </table:table-cell>
          <table:table-cell office:value-type="float" office:value="18.96133" calcext:value-type="float">
            <text:p>18.96133</text:p>
          </table:table-cell>
          <table:table-cell office:value-type="float" office:value="25.82349" calcext:value-type="float">
            <text:p>25.82349</text:p>
          </table:table-cell>
          <table:table-cell office:value-type="float" office:value="19.75113" calcext:value-type="float">
            <text:p>19.75113</text:p>
          </table:table-cell>
          <table:table-cell office:value-type="float" office:value="24.53821" calcext:value-type="float">
            <text:p>24.53821</text:p>
          </table:table-cell>
          <table:table-cell office:value-type="float" office:value="20.2735" calcext:value-type="float">
            <text:p>20.27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8" calcext:value-type="float">
            <text:p>3071998</text:p>
          </table:table-cell>
          <table:table-cell office:value-type="float" office:value="27.19624" calcext:value-type="float">
            <text:p>27.19624</text:p>
          </table:table-cell>
          <table:table-cell office:value-type="float" office:value="27.7" calcext:value-type="float">
            <text:p>27.7</text:p>
          </table:table-cell>
          <table:table-cell office:value-type="float" office:value="15" calcext:value-type="float">
            <text:p>15</text:p>
          </table:table-cell>
          <table:table-cell office:value-type="float" office:value="2.290133" calcext:value-type="float">
            <text:p>2.290133</text:p>
          </table:table-cell>
          <table:table-cell office:value-type="float" office:value="1.61456" calcext:value-type="float">
            <text:p>1.61456</text:p>
          </table:table-cell>
          <table:table-cell office:value-type="float" office:value="200.736" calcext:value-type="float">
            <text:p>200.736</text:p>
          </table:table-cell>
          <table:table-cell office:value-type="float" office:value="0" calcext:value-type="float">
            <text:p>0</text:p>
          </table:table-cell>
          <table:table-cell office:value-type="float" office:value="52.84079" calcext:value-type="float">
            <text:p>52.84079</text:p>
          </table:table-cell>
          <table:table-cell office:value-type="float" office:value="16.81851" calcext:value-type="float">
            <text:p>16.81851</text:p>
          </table:table-cell>
          <table:table-cell office:value-type="float" office:value="38.23682" calcext:value-type="float">
            <text:p>38.23682</text:p>
          </table:table-cell>
          <table:table-cell office:value-type="float" office:value="20.41422" calcext:value-type="float">
            <text:p>20.41422</text:p>
          </table:table-cell>
          <table:table-cell office:value-type="float" office:value="34.11227" calcext:value-type="float">
            <text:p>34.11227</text:p>
          </table:table-cell>
          <table:table-cell office:value-type="float" office:value="21.54434" calcext:value-type="float">
            <text:p>21.54434</text:p>
          </table:table-cell>
          <table:table-cell office:value-type="float" office:value="31.0459" calcext:value-type="float">
            <text:p>31.0459</text:p>
          </table:table-cell>
          <table:table-cell office:value-type="float" office:value="22.33328" calcext:value-type="float">
            <text:p>22.33328</text:p>
          </table:table-cell>
          <table:table-cell office:value-type="float" office:value="28.797" calcext:value-type="float">
            <text:p>28.797</text:p>
          </table:table-cell>
          <table:table-cell office:value-type="float" office:value="22.65405" calcext:value-type="float">
            <text:p>22.65405</text:p>
          </table:table-cell>
          <table:table-cell office:value-type="float" office:value="27.08618" calcext:value-type="float">
            <text:p>27.08618</text:p>
          </table:table-cell>
          <table:table-cell office:value-type="float" office:value="22.67554" calcext:value-type="float">
            <text:p>22.675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8" calcext:value-type="float">
            <text:p>4071998</text:p>
          </table:table-cell>
          <table:table-cell office:value-type="float" office:value="7.891848" calcext:value-type="float">
            <text:p>7.891848</text:p>
          </table:table-cell>
          <table:table-cell office:value-type="float" office:value="19.1" calcext:value-type="float">
            <text:p>19.1</text:p>
          </table:table-cell>
          <table:table-cell office:value-type="float" office:value="14.9" calcext:value-type="float">
            <text:p>14.9</text:p>
          </table:table-cell>
          <table:table-cell office:value-type="float" office:value="2.131238" calcext:value-type="float">
            <text:p>2.131238</text:p>
          </table:table-cell>
          <table:table-cell office:value-type="float" office:value="1.555409" calcext:value-type="float">
            <text:p>1.555409</text:p>
          </table:table-cell>
          <table:table-cell office:value-type="float" office:value="189.432" calcext:value-type="float">
            <text:p>189.432</text:p>
          </table:table-cell>
          <table:table-cell office:value-type="float" office:value="5.4" calcext:value-type="float">
            <text:p>5.4</text:p>
          </table:table-cell>
          <table:table-cell office:value-type="float" office:value="28.50247" calcext:value-type="float">
            <text:p>28.50247</text:p>
          </table:table-cell>
          <table:table-cell office:value-type="float" office:value="15.43497" calcext:value-type="float">
            <text:p>15.43497</text:p>
          </table:table-cell>
          <table:table-cell office:value-type="float" office:value="25.56564" calcext:value-type="float">
            <text:p>25.56564</text:p>
          </table:table-cell>
          <table:table-cell office:value-type="float" office:value="18.87296" calcext:value-type="float">
            <text:p>18.87296</text:p>
          </table:table-cell>
          <table:table-cell office:value-type="float" office:value="26.74039" calcext:value-type="float">
            <text:p>26.74039</text:p>
          </table:table-cell>
          <table:table-cell office:value-type="float" office:value="20.58322" calcext:value-type="float">
            <text:p>20.58322</text:p>
          </table:table-cell>
          <table:table-cell office:value-type="float" office:value="27.42798" calcext:value-type="float">
            <text:p>27.42798</text:p>
          </table:table-cell>
          <table:table-cell office:value-type="float" office:value="21.91946" calcext:value-type="float">
            <text:p>21.91946</text:p>
          </table:table-cell>
          <table:table-cell office:value-type="float" office:value="27.30688" calcext:value-type="float">
            <text:p>27.30688</text:p>
          </table:table-cell>
          <table:table-cell office:value-type="float" office:value="22.67932" calcext:value-type="float">
            <text:p>22.67932</text:p>
          </table:table-cell>
          <table:table-cell office:value-type="float" office:value="26.63763" calcext:value-type="float">
            <text:p>26.63763</text:p>
          </table:table-cell>
          <table:table-cell office:value-type="float" office:value="23.00995" calcext:value-type="float">
            <text:p>23.009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8" calcext:value-type="float">
            <text:p>5071998</text:p>
          </table:table-cell>
          <table:table-cell office:value-type="float" office:value="29.04996" calcext:value-type="float">
            <text:p>29.04996</text:p>
          </table:table-cell>
          <table:table-cell office:value-type="float" office:value="23.9" calcext:value-type="float">
            <text:p>23.9</text:p>
          </table:table-cell>
          <table:table-cell office:value-type="float" office:value="12.5" calcext:value-type="float">
            <text:p>12.5</text:p>
          </table:table-cell>
          <table:table-cell office:value-type="float" office:value="1.676411" calcext:value-type="float">
            <text:p>1.676411</text:p>
          </table:table-cell>
          <table:table-cell office:value-type="float" office:value="1.402492" calcext:value-type="float">
            <text:p>1.402492</text:p>
          </table:table-cell>
          <table:table-cell office:value-type="float" office:value="211.824" calcext:value-type="float">
            <text:p>211.824</text:p>
          </table:table-cell>
          <table:table-cell office:value-type="float" office:value="0" calcext:value-type="float">
            <text:p>0</text:p>
          </table:table-cell>
          <table:table-cell office:value-type="float" office:value="47.18585" calcext:value-type="float">
            <text:p>47.18585</text:p>
          </table:table-cell>
          <table:table-cell office:value-type="float" office:value="13.53296" calcext:value-type="float">
            <text:p>13.53296</text:p>
          </table:table-cell>
          <table:table-cell office:value-type="float" office:value="33.90805" calcext:value-type="float">
            <text:p>33.90805</text:p>
          </table:table-cell>
          <table:table-cell office:value-type="float" office:value="16.97198" calcext:value-type="float">
            <text:p>16.97198</text:p>
          </table:table-cell>
          <table:table-cell office:value-type="float" office:value="30.38748" calcext:value-type="float">
            <text:p>30.38748</text:p>
          </table:table-cell>
          <table:table-cell office:value-type="float" office:value="18.46289" calcext:value-type="float">
            <text:p>18.46289</text:p>
          </table:table-cell>
          <table:table-cell office:value-type="float" office:value="27.77161" calcext:value-type="float">
            <text:p>27.77161</text:p>
          </table:table-cell>
          <table:table-cell office:value-type="float" office:value="19.80402" calcext:value-type="float">
            <text:p>19.80402</text:p>
          </table:table-cell>
          <table:table-cell office:value-type="float" office:value="26.02368" calcext:value-type="float">
            <text:p>26.02368</text:p>
          </table:table-cell>
          <table:table-cell office:value-type="float" office:value="20.68179" calcext:value-type="float">
            <text:p>20.68179</text:p>
          </table:table-cell>
          <table:table-cell office:value-type="float" office:value="24.81805" calcext:value-type="float">
            <text:p>24.81805</text:p>
          </table:table-cell>
          <table:table-cell office:value-type="float" office:value="21.21985" calcext:value-type="float">
            <text:p>21.219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8" calcext:value-type="float">
            <text:p>6071998</text:p>
          </table:table-cell>
          <table:table-cell office:value-type="float" office:value="14.66026" calcext:value-type="float">
            <text:p>14.66026</text:p>
          </table:table-cell>
          <table:table-cell office:value-type="float" office:value="23.1" calcext:value-type="float">
            <text:p>23.1</text:p>
          </table:table-cell>
          <table:table-cell office:value-type="float" office:value="10.7" calcext:value-type="float">
            <text:p>10.7</text:p>
          </table:table-cell>
          <table:table-cell office:value-type="float" office:value="2.014684" calcext:value-type="float">
            <text:p>2.014684</text:p>
          </table:table-cell>
          <table:table-cell office:value-type="float" office:value="1.262128" calcext:value-type="float">
            <text:p>1.262128</text:p>
          </table:table-cell>
          <table:table-cell office:value-type="float" office:value="115.704" calcext:value-type="float">
            <text:p>115.704</text:p>
          </table:table-cell>
          <table:table-cell office:value-type="float" office:value="0" calcext:value-type="float">
            <text:p>0</text:p>
          </table:table-cell>
          <table:table-cell office:value-type="float" office:value="40.85889" calcext:value-type="float">
            <text:p>40.85889</text:p>
          </table:table-cell>
          <table:table-cell office:value-type="float" office:value="12.96326" calcext:value-type="float">
            <text:p>12.96326</text:p>
          </table:table-cell>
          <table:table-cell office:value-type="float" office:value="30.48932" calcext:value-type="float">
            <text:p>30.48932</text:p>
          </table:table-cell>
          <table:table-cell office:value-type="float" office:value="18.24335" calcext:value-type="float">
            <text:p>18.24335</text:p>
          </table:table-cell>
          <table:table-cell office:value-type="float" office:value="27.81659" calcext:value-type="float">
            <text:p>27.81659</text:p>
          </table:table-cell>
          <table:table-cell office:value-type="float" office:value="19.89755" calcext:value-type="float">
            <text:p>19.89755</text:p>
          </table:table-cell>
          <table:table-cell office:value-type="float" office:value="26.11969" calcext:value-type="float">
            <text:p>26.11969</text:p>
          </table:table-cell>
          <table:table-cell office:value-type="float" office:value="21.20898" calcext:value-type="float">
            <text:p>21.20898</text:p>
          </table:table-cell>
          <table:table-cell office:value-type="float" office:value="24.98926" calcext:value-type="float">
            <text:p>24.98926</text:p>
          </table:table-cell>
          <table:table-cell office:value-type="float" office:value="21.9126" calcext:value-type="float">
            <text:p>21.9126</text:p>
          </table:table-cell>
          <table:table-cell office:value-type="float" office:value="24.40701" calcext:value-type="float">
            <text:p>24.40701</text:p>
          </table:table-cell>
          <table:table-cell office:value-type="float" office:value="22.21851" calcext:value-type="float">
            <text:p>22.218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8" calcext:value-type="float">
            <text:p>7071998</text:p>
          </table:table-cell>
          <table:table-cell office:value-type="float" office:value="27.74398" calcext:value-type="float">
            <text:p>27.74398</text:p>
          </table:table-cell>
          <table:table-cell office:value-type="float" office:value="25.6" calcext:value-type="float">
            <text:p>25.6</text:p>
          </table:table-cell>
          <table:table-cell office:value-type="float" office:value="10.9" calcext:value-type="float">
            <text:p>10.9</text:p>
          </table:table-cell>
          <table:table-cell office:value-type="float" office:value="2.392878" calcext:value-type="float">
            <text:p>2.392878</text:p>
          </table:table-cell>
          <table:table-cell office:value-type="float" office:value="1.27902" calcext:value-type="float">
            <text:p>1.27902</text:p>
          </table:table-cell>
          <table:table-cell office:value-type="float" office:value="153.54" calcext:value-type="float">
            <text:p>153.54</text:p>
          </table:table-cell>
          <table:table-cell office:value-type="float" office:value="0" calcext:value-type="float">
            <text:p>0</text:p>
          </table:table-cell>
          <table:table-cell office:value-type="float" office:value="50.66565" calcext:value-type="float">
            <text:p>50.66565</text:p>
          </table:table-cell>
          <table:table-cell office:value-type="float" office:value="12.82709" calcext:value-type="float">
            <text:p>12.82709</text:p>
          </table:table-cell>
          <table:table-cell office:value-type="float" office:value="36.40964" calcext:value-type="float">
            <text:p>36.40964</text:p>
          </table:table-cell>
          <table:table-cell office:value-type="float" office:value="17.73706" calcext:value-type="float">
            <text:p>17.73706</text:p>
          </table:table-cell>
          <table:table-cell office:value-type="float" office:value="32.67682" calcext:value-type="float">
            <text:p>32.67682</text:p>
          </table:table-cell>
          <table:table-cell office:value-type="float" office:value="19.37271" calcext:value-type="float">
            <text:p>19.37271</text:p>
          </table:table-cell>
          <table:table-cell office:value-type="float" office:value="29.88019" calcext:value-type="float">
            <text:p>29.88019</text:p>
          </table:table-cell>
          <table:table-cell office:value-type="float" office:value="20.67984" calcext:value-type="float">
            <text:p>20.67984</text:p>
          </table:table-cell>
          <table:table-cell office:value-type="float" office:value="27.80392" calcext:value-type="float">
            <text:p>27.80392</text:p>
          </table:table-cell>
          <table:table-cell office:value-type="float" office:value="21.42477" calcext:value-type="float">
            <text:p>21.42477</text:p>
          </table:table-cell>
          <table:table-cell office:value-type="float" office:value="26.26645" calcext:value-type="float">
            <text:p>26.26645</text:p>
          </table:table-cell>
          <table:table-cell office:value-type="float" office:value="21.80627" calcext:value-type="float">
            <text:p>21.806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8" calcext:value-type="float">
            <text:p>8071998</text:p>
          </table:table-cell>
          <table:table-cell office:value-type="float" office:value="8.034588" calcext:value-type="float">
            <text:p>8.034588</text:p>
          </table:table-cell>
          <table:table-cell office:value-type="float" office:value="22.9" calcext:value-type="float">
            <text:p>22.9</text:p>
          </table:table-cell>
          <table:table-cell office:value-type="float" office:value="16.9" calcext:value-type="float">
            <text:p>16.9</text:p>
          </table:table-cell>
          <table:table-cell office:value-type="float" office:value="2.460376" calcext:value-type="float">
            <text:p>2.460376</text:p>
          </table:table-cell>
          <table:table-cell office:value-type="float" office:value="1.889738" calcext:value-type="float">
            <text:p>1.889738</text:p>
          </table:table-cell>
          <table:table-cell office:value-type="float" office:value="176.076" calcext:value-type="float">
            <text:p>176.076</text:p>
          </table:table-cell>
          <table:table-cell office:value-type="float" office:value="0" calcext:value-type="float">
            <text:p>0</text:p>
          </table:table-cell>
          <table:table-cell office:value-type="float" office:value="33.21661" calcext:value-type="float">
            <text:p>33.21661</text:p>
          </table:table-cell>
          <table:table-cell office:value-type="float" office:value="18.68106" calcext:value-type="float">
            <text:p>18.68106</text:p>
          </table:table-cell>
          <table:table-cell office:value-type="float" office:value="28.54337" calcext:value-type="float">
            <text:p>28.54337</text:p>
          </table:table-cell>
          <table:table-cell office:value-type="float" office:value="22.23578" calcext:value-type="float">
            <text:p>22.23578</text:p>
          </table:table-cell>
          <table:table-cell office:value-type="float" office:value="27.18887" calcext:value-type="float">
            <text:p>27.18887</text:p>
          </table:table-cell>
          <table:table-cell office:value-type="float" office:value="23.24768" calcext:value-type="float">
            <text:p>23.24768</text:p>
          </table:table-cell>
          <table:table-cell office:value-type="float" office:value="26.40604" calcext:value-type="float">
            <text:p>26.40604</text:p>
          </table:table-cell>
          <table:table-cell office:value-type="float" office:value="23.81577" calcext:value-type="float">
            <text:p>23.81577</text:p>
          </table:table-cell>
          <table:table-cell office:value-type="float" office:value="26.36841" calcext:value-type="float">
            <text:p>26.36841</text:p>
          </table:table-cell>
          <table:table-cell office:value-type="float" office:value="23.93567" calcext:value-type="float">
            <text:p>23.93567</text:p>
          </table:table-cell>
          <table:table-cell office:value-type="float" office:value="25.83414" calcext:value-type="float">
            <text:p>25.83414</text:p>
          </table:table-cell>
          <table:table-cell office:value-type="float" office:value="23.82327" calcext:value-type="float">
            <text:p>23.823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8" calcext:value-type="float">
            <text:p>9071998</text:p>
          </table:table-cell>
          <table:table-cell office:value-type="float" office:value="22.75135" calcext:value-type="float">
            <text:p>22.75135</text:p>
          </table:table-cell>
          <table:table-cell office:value-type="float" office:value="27.2" calcext:value-type="float">
            <text:p>27.2</text:p>
          </table:table-cell>
          <table:table-cell office:value-type="float" office:value="14.2" calcext:value-type="float">
            <text:p>14.2</text:p>
          </table:table-cell>
          <table:table-cell office:value-type="float" office:value="2.464221" calcext:value-type="float">
            <text:p>2.464221</text:p>
          </table:table-cell>
          <table:table-cell office:value-type="float" office:value="1.588518" calcext:value-type="float">
            <text:p>1.588518</text:p>
          </table:table-cell>
          <table:table-cell office:value-type="float" office:value="191.268" calcext:value-type="float">
            <text:p>191.268</text:p>
          </table:table-cell>
          <table:table-cell office:value-type="float" office:value="15.62308" calcext:value-type="float">
            <text:p>15.62308</text:p>
          </table:table-cell>
          <table:table-cell office:value-type="float" office:value="50.05768" calcext:value-type="float">
            <text:p>50.05768</text:p>
          </table:table-cell>
          <table:table-cell office:value-type="float" office:value="15.96655" calcext:value-type="float">
            <text:p>15.96655</text:p>
          </table:table-cell>
          <table:table-cell office:value-type="float" office:value="37.30304" calcext:value-type="float">
            <text:p>37.30304</text:p>
          </table:table-cell>
          <table:table-cell office:value-type="float" office:value="19.694" calcext:value-type="float">
            <text:p>19.694</text:p>
          </table:table-cell>
          <table:table-cell office:value-type="float" office:value="33.41647" calcext:value-type="float">
            <text:p>33.41647</text:p>
          </table:table-cell>
          <table:table-cell office:value-type="float" office:value="20.97906" calcext:value-type="float">
            <text:p>20.97906</text:p>
          </table:table-cell>
          <table:table-cell office:value-type="float" office:value="30.26254" calcext:value-type="float">
            <text:p>30.26254</text:p>
          </table:table-cell>
          <table:table-cell office:value-type="float" office:value="21.9415" calcext:value-type="float">
            <text:p>21.9415</text:p>
          </table:table-cell>
          <table:table-cell office:value-type="float" office:value="28.0293" calcext:value-type="float">
            <text:p>28.0293</text:p>
          </table:table-cell>
          <table:table-cell office:value-type="float" office:value="22.47131" calcext:value-type="float">
            <text:p>22.47131</text:p>
          </table:table-cell>
          <table:table-cell office:value-type="float" office:value="26.49106" calcext:value-type="float">
            <text:p>26.49106</text:p>
          </table:table-cell>
          <table:table-cell office:value-type="float" office:value="22.69843" calcext:value-type="float">
            <text:p>22.698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8" calcext:value-type="float">
            <text:p>10071998</text:p>
          </table:table-cell>
          <table:table-cell office:value-type="float" office:value="23.40991" calcext:value-type="float">
            <text:p>23.40991</text:p>
          </table:table-cell>
          <table:table-cell office:value-type="float" office:value="20.9" calcext:value-type="float">
            <text:p>20.9</text:p>
          </table:table-cell>
          <table:table-cell office:value-type="float" office:value="14.2" calcext:value-type="float">
            <text:p>14.2</text:p>
          </table:table-cell>
          <table:table-cell office:value-type="float" office:value="1.73888" calcext:value-type="float">
            <text:p>1.73888</text:p>
          </table:table-cell>
          <table:table-cell office:value-type="float" office:value="1.497774" calcext:value-type="float">
            <text:p>1.497774</text:p>
          </table:table-cell>
          <table:table-cell office:value-type="float" office:value="368.676" calcext:value-type="float">
            <text:p>368.676</text:p>
          </table:table-cell>
          <table:table-cell office:value-type="float" office:value="0.5769231" calcext:value-type="float">
            <text:p>0.5769231</text:p>
          </table:table-cell>
          <table:table-cell office:value-type="float" office:value="33.63132" calcext:value-type="float">
            <text:p>33.63132</text:p>
          </table:table-cell>
          <table:table-cell office:value-type="float" office:value="14.86844" calcext:value-type="float">
            <text:p>14.86844</text:p>
          </table:table-cell>
          <table:table-cell office:value-type="float" office:value="28.29739" calcext:value-type="float">
            <text:p>28.29739</text:p>
          </table:table-cell>
          <table:table-cell office:value-type="float" office:value="19.01819" calcext:value-type="float">
            <text:p>19.01819</text:p>
          </table:table-cell>
          <table:table-cell office:value-type="float" office:value="26.48358" calcext:value-type="float">
            <text:p>26.48358</text:p>
          </table:table-cell>
          <table:table-cell office:value-type="float" office:value="20.48535" calcext:value-type="float">
            <text:p>20.48535</text:p>
          </table:table-cell>
          <table:table-cell office:value-type="float" office:value="25.48267" calcext:value-type="float">
            <text:p>25.48267</text:p>
          </table:table-cell>
          <table:table-cell office:value-type="float" office:value="21.74814" calcext:value-type="float">
            <text:p>21.74814</text:p>
          </table:table-cell>
          <table:table-cell office:value-type="float" office:value="25.3656" calcext:value-type="float">
            <text:p>25.3656</text:p>
          </table:table-cell>
          <table:table-cell office:value-type="float" office:value="22.50232" calcext:value-type="float">
            <text:p>22.50232</text:p>
          </table:table-cell>
          <table:table-cell office:value-type="float" office:value="25.44818" calcext:value-type="float">
            <text:p>25.44818</text:p>
          </table:table-cell>
          <table:table-cell office:value-type="float" office:value="22.866" calcext:value-type="float">
            <text:p>22.86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8" calcext:value-type="float">
            <text:p>11071998</text:p>
          </table:table-cell>
          <table:table-cell office:value-type="float" office:value="17.42477" calcext:value-type="float">
            <text:p>17.42477</text:p>
          </table:table-cell>
          <table:table-cell office:value-type="float" office:value="22.3" calcext:value-type="float">
            <text:p>22.3</text:p>
          </table:table-cell>
          <table:table-cell office:value-type="float" office:value="13.6" calcext:value-type="float">
            <text:p>13.6</text:p>
          </table:table-cell>
          <table:table-cell office:value-type="float" office:value="2.132667" calcext:value-type="float">
            <text:p>2.132667</text:p>
          </table:table-cell>
          <table:table-cell office:value-type="float" office:value="1.470071" calcext:value-type="float">
            <text:p>1.470071</text:p>
          </table:table-cell>
          <table:table-cell office:value-type="float" office:value="271.44" calcext:value-type="float">
            <text:p>271.44</text:p>
          </table:table-cell>
          <table:table-cell office:value-type="float" office:value="0" calcext:value-type="float">
            <text:p>0</text:p>
          </table:table-cell>
          <table:table-cell office:value-type="float" office:value="44.93375" calcext:value-type="float">
            <text:p>44.93375</text:p>
          </table:table-cell>
          <table:table-cell office:value-type="float" office:value="13.95609" calcext:value-type="float">
            <text:p>13.95609</text:p>
          </table:table-cell>
          <table:table-cell office:value-type="float" office:value="30.63196" calcext:value-type="float">
            <text:p>30.63196</text:p>
          </table:table-cell>
          <table:table-cell office:value-type="float" office:value="17.70923" calcext:value-type="float">
            <text:p>17.70923</text:p>
          </table:table-cell>
          <table:table-cell office:value-type="float" office:value="27.96048" calcext:value-type="float">
            <text:p>27.96048</text:p>
          </table:table-cell>
          <table:table-cell office:value-type="float" office:value="19.02365" calcext:value-type="float">
            <text:p>19.02365</text:p>
          </table:table-cell>
          <table:table-cell office:value-type="float" office:value="26.17157" calcext:value-type="float">
            <text:p>26.17157</text:p>
          </table:table-cell>
          <table:table-cell office:value-type="float" office:value="20.22964" calcext:value-type="float">
            <text:p>20.22964</text:p>
          </table:table-cell>
          <table:table-cell office:value-type="float" office:value="24.97736" calcext:value-type="float">
            <text:p>24.97736</text:p>
          </table:table-cell>
          <table:table-cell office:value-type="float" office:value="21.03174" calcext:value-type="float">
            <text:p>21.03174</text:p>
          </table:table-cell>
          <table:table-cell office:value-type="float" office:value="24.16354" calcext:value-type="float">
            <text:p>24.16354</text:p>
          </table:table-cell>
          <table:table-cell office:value-type="float" office:value="21.50873" calcext:value-type="float">
            <text:p>21.508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8" calcext:value-type="float">
            <text:p>12071998</text:p>
          </table:table-cell>
          <table:table-cell office:value-type="float" office:value="27.84114" calcext:value-type="float">
            <text:p>27.84114</text:p>
          </table:table-cell>
          <table:table-cell office:value-type="float" office:value="27.9" calcext:value-type="float">
            <text:p>27.9</text:p>
          </table:table-cell>
          <table:table-cell office:value-type="float" office:value="13.1" calcext:value-type="float">
            <text:p>13.1</text:p>
          </table:table-cell>
          <table:table-cell office:value-type="float" office:value="2.173115" calcext:value-type="float">
            <text:p>2.173115</text:p>
          </table:table-cell>
          <table:table-cell office:value-type="float" office:value="1.478637" calcext:value-type="float">
            <text:p>1.478637</text:p>
          </table:table-cell>
          <table:table-cell office:value-type="float" office:value="145.404" calcext:value-type="float">
            <text:p>145.404</text:p>
          </table:table-cell>
          <table:table-cell office:value-type="float" office:value="0" calcext:value-type="float">
            <text:p>0</text:p>
          </table:table-cell>
          <table:table-cell office:value-type="float" office:value="50.87576" calcext:value-type="float">
            <text:p>50.87576</text:p>
          </table:table-cell>
          <table:table-cell office:value-type="float" office:value="14.80692" calcext:value-type="float">
            <text:p>14.80692</text:p>
          </table:table-cell>
          <table:table-cell office:value-type="float" office:value="37.59064" calcext:value-type="float">
            <text:p>37.59064</text:p>
          </table:table-cell>
          <table:table-cell office:value-type="float" office:value="18.94028" calcext:value-type="float">
            <text:p>18.94028</text:p>
          </table:table-cell>
          <table:table-cell office:value-type="float" office:value="33.68784" calcext:value-type="float">
            <text:p>33.68784</text:p>
          </table:table-cell>
          <table:table-cell office:value-type="float" office:value="20.19382" calcext:value-type="float">
            <text:p>20.19382</text:p>
          </table:table-cell>
          <table:table-cell office:value-type="float" office:value="30.55209" calcext:value-type="float">
            <text:p>30.55209</text:p>
          </table:table-cell>
          <table:table-cell office:value-type="float" office:value="21.24216" calcext:value-type="float">
            <text:p>21.24216</text:p>
          </table:table-cell>
          <table:table-cell office:value-type="float" office:value="28.37817" calcext:value-type="float">
            <text:p>28.37817</text:p>
          </table:table-cell>
          <table:table-cell office:value-type="float" office:value="21.83069" calcext:value-type="float">
            <text:p>21.83069</text:p>
          </table:table-cell>
          <table:table-cell office:value-type="float" office:value="26.77078" calcext:value-type="float">
            <text:p>26.77078</text:p>
          </table:table-cell>
          <table:table-cell office:value-type="float" office:value="22.10263" calcext:value-type="float">
            <text:p>22.102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8" calcext:value-type="float">
            <text:p>13071998</text:p>
          </table:table-cell>
          <table:table-cell office:value-type="float" office:value="18.42721" calcext:value-type="float">
            <text:p>18.42721</text:p>
          </table:table-cell>
          <table:table-cell office:value-type="float" office:value="27.5" calcext:value-type="float">
            <text:p>27.5</text:p>
          </table:table-cell>
          <table:table-cell office:value-type="float" office:value="17.2" calcext:value-type="float">
            <text:p>17.2</text:p>
          </table:table-cell>
          <table:table-cell office:value-type="float" office:value="2.852822" calcext:value-type="float">
            <text:p>2.852822</text:p>
          </table:table-cell>
          <table:table-cell office:value-type="float" office:value="1.813255" calcext:value-type="float">
            <text:p>1.813255</text:p>
          </table:table-cell>
          <table:table-cell office:value-type="float" office:value="291.996" calcext:value-type="float">
            <text:p>291.996</text:p>
          </table:table-cell>
          <table:table-cell office:value-type="float" office:value="2.6" calcext:value-type="float">
            <text:p>2.6</text:p>
          </table:table-cell>
          <table:table-cell office:value-type="float" office:value="37.38599" calcext:value-type="float">
            <text:p>37.38599</text:p>
          </table:table-cell>
          <table:table-cell office:value-type="float" office:value="18.11942" calcext:value-type="float">
            <text:p>18.11942</text:p>
          </table:table-cell>
          <table:table-cell office:value-type="float" office:value="31.23123" calcext:value-type="float">
            <text:p>31.23123</text:p>
          </table:table-cell>
          <table:table-cell office:value-type="float" office:value="22.16415" calcext:value-type="float">
            <text:p>22.16415</text:p>
          </table:table-cell>
          <table:table-cell office:value-type="float" office:value="29.43222" calcext:value-type="float">
            <text:p>29.43222</text:p>
          </table:table-cell>
          <table:table-cell office:value-type="float" office:value="23.05658" calcext:value-type="float">
            <text:p>23.05658</text:p>
          </table:table-cell>
          <table:table-cell office:value-type="float" office:value="27.81702" calcext:value-type="float">
            <text:p>27.81702</text:p>
          </table:table-cell>
          <table:table-cell office:value-type="float" office:value="23.57132" calcext:value-type="float">
            <text:p>23.57132</text:p>
          </table:table-cell>
          <table:table-cell office:value-type="float" office:value="27.04636" calcext:value-type="float">
            <text:p>27.04636</text:p>
          </table:table-cell>
          <table:table-cell office:value-type="float" office:value="23.82553" calcext:value-type="float">
            <text:p>23.82553</text:p>
          </table:table-cell>
          <table:table-cell office:value-type="float" office:value="26.40497" calcext:value-type="float">
            <text:p>26.40497</text:p>
          </table:table-cell>
          <table:table-cell office:value-type="float" office:value="23.84888" calcext:value-type="float">
            <text:p>23.848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8" calcext:value-type="float">
            <text:p>14071998</text:p>
          </table:table-cell>
          <table:table-cell office:value-type="float" office:value="24.49449" calcext:value-type="float">
            <text:p>24.4944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.832997" calcext:value-type="float">
            <text:p>2.832997</text:p>
          </table:table-cell>
          <table:table-cell office:value-type="float" office:value="1.939228" calcext:value-type="float">
            <text:p>1.939228</text:p>
          </table:table-cell>
          <table:table-cell office:value-type="float" office:value="319.932" calcext:value-type="float">
            <text:p>319.932</text:p>
          </table:table-cell>
          <table:table-cell office:value-type="float" office:value="0" calcext:value-type="float">
            <text:p>0</text:p>
          </table:table-cell>
          <table:table-cell office:value-type="float" office:value="55.75348" calcext:value-type="float">
            <text:p>55.75348</text:p>
          </table:table-cell>
          <table:table-cell office:value-type="float" office:value="19.31186" calcext:value-type="float">
            <text:p>19.31186</text:p>
          </table:table-cell>
          <table:table-cell office:value-type="float" office:value="40.70099" calcext:value-type="float">
            <text:p>40.70099</text:p>
          </table:table-cell>
          <table:table-cell office:value-type="float" office:value="22.28412" calcext:value-type="float">
            <text:p>22.28412</text:p>
          </table:table-cell>
          <table:table-cell office:value-type="float" office:value="36.56253" calcext:value-type="float">
            <text:p>36.56253</text:p>
          </table:table-cell>
          <table:table-cell office:value-type="float" office:value="23.24057" calcext:value-type="float">
            <text:p>23.24057</text:p>
          </table:table-cell>
          <table:table-cell office:value-type="float" office:value="33.08807" calcext:value-type="float">
            <text:p>33.08807</text:p>
          </table:table-cell>
          <table:table-cell office:value-type="float" office:value="23.87772" calcext:value-type="float">
            <text:p>23.87772</text:p>
          </table:table-cell>
          <table:table-cell office:value-type="float" office:value="30.58395" calcext:value-type="float">
            <text:p>30.58395</text:p>
          </table:table-cell>
          <table:table-cell office:value-type="float" office:value="24.09958" calcext:value-type="float">
            <text:p>24.09958</text:p>
          </table:table-cell>
          <table:table-cell office:value-type="float" office:value="28.7218" calcext:value-type="float">
            <text:p>28.7218</text:p>
          </table:table-cell>
          <table:table-cell office:value-type="float" office:value="24.06485" calcext:value-type="float">
            <text:p>24.064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8" calcext:value-type="float">
            <text:p>15071998</text:p>
          </table:table-cell>
          <table:table-cell office:value-type="float" office:value="26.67967" calcext:value-type="float">
            <text:p>26.67967</text:p>
          </table:table-cell>
          <table:table-cell office:value-type="float" office:value="30.6" calcext:value-type="float">
            <text:p>30.6</text:p>
          </table:table-cell>
          <table:table-cell office:value-type="float" office:value="19" calcext:value-type="float">
            <text:p>19</text:p>
          </table:table-cell>
          <table:table-cell office:value-type="float" office:value="3.272367" calcext:value-type="float">
            <text:p>3.272367</text:p>
          </table:table-cell>
          <table:table-cell office:value-type="float" office:value="2.157259" calcext:value-type="float">
            <text:p>2.157259</text:p>
          </table:table-cell>
          <table:table-cell office:value-type="float" office:value="219.024" calcext:value-type="float">
            <text:p>219.024</text:p>
          </table:table-cell>
          <table:table-cell office:value-type="float" office:value="0" calcext:value-type="float">
            <text:p>0</text:p>
          </table:table-cell>
          <table:table-cell office:value-type="float" office:value="55.63809" calcext:value-type="float">
            <text:p>55.63809</text:p>
          </table:table-cell>
          <table:table-cell office:value-type="float" office:value="21.32584" calcext:value-type="float">
            <text:p>21.32584</text:p>
          </table:table-cell>
          <table:table-cell office:value-type="float" office:value="42.43051" calcext:value-type="float">
            <text:p>42.43051</text:p>
          </table:table-cell>
          <table:table-cell office:value-type="float" office:value="24.79587" calcext:value-type="float">
            <text:p>24.79587</text:p>
          </table:table-cell>
          <table:table-cell office:value-type="float" office:value="38.38599" calcext:value-type="float">
            <text:p>38.38599</text:p>
          </table:table-cell>
          <table:table-cell office:value-type="float" office:value="25.94556" calcext:value-type="float">
            <text:p>25.94556</text:p>
          </table:table-cell>
          <table:table-cell office:value-type="float" office:value="34.98535" calcext:value-type="float">
            <text:p>34.98535</text:p>
          </table:table-cell>
          <table:table-cell office:value-type="float" office:value="26.53473" calcext:value-type="float">
            <text:p>26.53473</text:p>
          </table:table-cell>
          <table:table-cell office:value-type="float" office:value="32.44717" calcext:value-type="float">
            <text:p>32.44717</text:p>
          </table:table-cell>
          <table:table-cell office:value-type="float" office:value="26.60828" calcext:value-type="float">
            <text:p>26.60828</text:p>
          </table:table-cell>
          <table:table-cell office:value-type="float" office:value="30.49045" calcext:value-type="float">
            <text:p>30.49045</text:p>
          </table:table-cell>
          <table:table-cell office:value-type="float" office:value="26.36011" calcext:value-type="float">
            <text:p>26.360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8" calcext:value-type="float">
            <text:p>16071998</text:p>
          </table:table-cell>
          <table:table-cell office:value-type="float" office:value="17.26093" calcext:value-type="float">
            <text:p>17.26093</text:p>
          </table:table-cell>
          <table:table-cell office:value-type="float" office:value="30.4" calcext:value-type="float">
            <text:p>30.4</text:p>
          </table:table-cell>
          <table:table-cell office:value-type="float" office:value="19.8" calcext:value-type="float">
            <text:p>19.8</text:p>
          </table:table-cell>
          <table:table-cell office:value-type="float" office:value="3.248532" calcext:value-type="float">
            <text:p>3.248532</text:p>
          </table:table-cell>
          <table:table-cell office:value-type="float" office:value="2.269078" calcext:value-type="float">
            <text:p>2.269078</text:p>
          </table:table-cell>
          <table:table-cell office:value-type="float" office:value="155.016" calcext:value-type="float">
            <text:p>155.016</text:p>
          </table:table-cell>
          <table:table-cell office:value-type="float" office:value="17.2" calcext:value-type="float">
            <text:p>17.2</text:p>
          </table:table-cell>
          <table:table-cell office:value-type="float" office:value="50.6868" calcext:value-type="float">
            <text:p>50.6868</text:p>
          </table:table-cell>
          <table:table-cell office:value-type="float" office:value="21.02286" calcext:value-type="float">
            <text:p>21.02286</text:p>
          </table:table-cell>
          <table:table-cell office:value-type="float" office:value="38.38928" calcext:value-type="float">
            <text:p>38.38928</text:p>
          </table:table-cell>
          <table:table-cell office:value-type="float" office:value="23.8324" calcext:value-type="float">
            <text:p>23.8324</text:p>
          </table:table-cell>
          <table:table-cell office:value-type="float" office:value="34.27036" calcext:value-type="float">
            <text:p>34.27036</text:p>
          </table:table-cell>
          <table:table-cell office:value-type="float" office:value="25.26071" calcext:value-type="float">
            <text:p>25.26071</text:p>
          </table:table-cell>
          <table:table-cell office:value-type="float" office:value="31.98111" calcext:value-type="float">
            <text:p>31.98111</text:p>
          </table:table-cell>
          <table:table-cell office:value-type="float" office:value="26.49323" calcext:value-type="float">
            <text:p>26.49323</text:p>
          </table:table-cell>
          <table:table-cell office:value-type="float" office:value="30.80606" calcext:value-type="float">
            <text:p>30.80606</text:p>
          </table:table-cell>
          <table:table-cell office:value-type="float" office:value="27.16812" calcext:value-type="float">
            <text:p>27.16812</text:p>
          </table:table-cell>
          <table:table-cell office:value-type="float" office:value="29.9783" calcext:value-type="float">
            <text:p>29.9783</text:p>
          </table:table-cell>
          <table:table-cell office:value-type="float" office:value="27.35217" calcext:value-type="float">
            <text:p>27.352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8" calcext:value-type="float">
            <text:p>17071998</text:p>
          </table:table-cell>
          <table:table-cell office:value-type="float" office:value="14.95786" calcext:value-type="float">
            <text:p>14.95786</text:p>
          </table:table-cell>
          <table:table-cell office:value-type="float" office:value="25.5" calcext:value-type="float">
            <text:p>25.5</text:p>
          </table:table-cell>
          <table:table-cell office:value-type="float" office:value="16.7" calcext:value-type="float">
            <text:p>16.7</text:p>
          </table:table-cell>
          <table:table-cell office:value-type="float" office:value="2.748294" calcext:value-type="float">
            <text:p>2.748294</text:p>
          </table:table-cell>
          <table:table-cell office:value-type="float" office:value="1.865798" calcext:value-type="float">
            <text:p>1.865798</text:p>
          </table:table-cell>
          <table:table-cell office:value-type="float" office:value="170.244" calcext:value-type="float">
            <text:p>170.244</text:p>
          </table:table-cell>
          <table:table-cell office:value-type="float" office:value="10" calcext:value-type="float">
            <text:p>10</text:p>
          </table:table-cell>
          <table:table-cell office:value-type="float" office:value="40.32275" calcext:value-type="float">
            <text:p>40.32275</text:p>
          </table:table-cell>
          <table:table-cell office:value-type="float" office:value="18.29706" calcext:value-type="float">
            <text:p>18.29706</text:p>
          </table:table-cell>
          <table:table-cell office:value-type="float" office:value="33.01901" calcext:value-type="float">
            <text:p>33.01901</text:p>
          </table:table-cell>
          <table:table-cell office:value-type="float" office:value="21.87109" calcext:value-type="float">
            <text:p>21.87109</text:p>
          </table:table-cell>
          <table:table-cell office:value-type="float" office:value="30.27161" calcext:value-type="float">
            <text:p>30.27161</text:p>
          </table:table-cell>
          <table:table-cell office:value-type="float" office:value="23.40619" calcext:value-type="float">
            <text:p>23.40619</text:p>
          </table:table-cell>
          <table:table-cell office:value-type="float" office:value="28.61694" calcext:value-type="float">
            <text:p>28.61694</text:p>
          </table:table-cell>
          <table:table-cell office:value-type="float" office:value="24.37851" calcext:value-type="float">
            <text:p>24.37851</text:p>
          </table:table-cell>
          <table:table-cell office:value-type="float" office:value="27.52234" calcext:value-type="float">
            <text:p>27.52234</text:p>
          </table:table-cell>
          <table:table-cell office:value-type="float" office:value="24.93118" calcext:value-type="float">
            <text:p>24.93118</text:p>
          </table:table-cell>
          <table:table-cell office:value-type="float" office:value="27.27899" calcext:value-type="float">
            <text:p>27.27899</text:p>
          </table:table-cell>
          <table:table-cell office:value-type="float" office:value="25.18805" calcext:value-type="float">
            <text:p>25.188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8" calcext:value-type="float">
            <text:p>18071998</text:p>
          </table:table-cell>
          <table:table-cell office:value-type="float" office:value="28.50427" calcext:value-type="float">
            <text:p>28.50427</text:p>
          </table:table-cell>
          <table:table-cell office:value-type="float" office:value="26.2" calcext:value-type="float">
            <text:p>26.2</text:p>
          </table:table-cell>
          <table:table-cell office:value-type="float" office:value="13.3" calcext:value-type="float">
            <text:p>13.3</text:p>
          </table:table-cell>
          <table:table-cell office:value-type="float" office:value="2.08116" calcext:value-type="float">
            <text:p>2.08116</text:p>
          </table:table-cell>
          <table:table-cell office:value-type="float" office:value="1.498093" calcext:value-type="float">
            <text:p>1.498093</text:p>
          </table:table-cell>
          <table:table-cell office:value-type="float" office:value="175.788" calcext:value-type="float">
            <text:p>175.788</text:p>
          </table:table-cell>
          <table:table-cell office:value-type="float" office:value="0" calcext:value-type="float">
            <text:p>0</text:p>
          </table:table-cell>
          <table:table-cell office:value-type="float" office:value="45.61914" calcext:value-type="float">
            <text:p>45.61914</text:p>
          </table:table-cell>
          <table:table-cell office:value-type="float" office:value="14.96451" calcext:value-type="float">
            <text:p>14.96451</text:p>
          </table:table-cell>
          <table:table-cell office:value-type="float" office:value="34.35965" calcext:value-type="float">
            <text:p>34.35965</text:p>
          </table:table-cell>
          <table:table-cell office:value-type="float" office:value="18.75674" calcext:value-type="float">
            <text:p>18.75674</text:p>
          </table:table-cell>
          <table:table-cell office:value-type="float" office:value="31.4213" calcext:value-type="float">
            <text:p>31.4213</text:p>
          </table:table-cell>
          <table:table-cell office:value-type="float" office:value="20.60608" calcext:value-type="float">
            <text:p>20.60608</text:p>
          </table:table-cell>
          <table:table-cell office:value-type="float" office:value="29.19327" calcext:value-type="float">
            <text:p>29.19327</text:p>
          </table:table-cell>
          <table:table-cell office:value-type="float" office:value="22.17035" calcext:value-type="float">
            <text:p>22.17035</text:p>
          </table:table-cell>
          <table:table-cell office:value-type="float" office:value="27.6944" calcext:value-type="float">
            <text:p>27.6944</text:p>
          </table:table-cell>
          <table:table-cell office:value-type="float" office:value="23.13208" calcext:value-type="float">
            <text:p>23.13208</text:p>
          </table:table-cell>
          <table:table-cell office:value-type="float" office:value="26.64713" calcext:value-type="float">
            <text:p>26.64713</text:p>
          </table:table-cell>
          <table:table-cell office:value-type="float" office:value="23.67416" calcext:value-type="float">
            <text:p>23.674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8" calcext:value-type="float">
            <text:p>19071998</text:p>
          </table:table-cell>
          <table:table-cell office:value-type="float" office:value="21.47567" calcext:value-type="float">
            <text:p>21.47567</text:p>
          </table:table-cell>
          <table:table-cell office:value-type="float" office:value="26.5" calcext:value-type="float">
            <text:p>26.5</text:p>
          </table:table-cell>
          <table:table-cell office:value-type="float" office:value="13.4" calcext:value-type="float">
            <text:p>13.4</text:p>
          </table:table-cell>
          <table:table-cell office:value-type="float" office:value="2.268333" calcext:value-type="float">
            <text:p>2.268333</text:p>
          </table:table-cell>
          <table:table-cell office:value-type="float" office:value="1.507909" calcext:value-type="float">
            <text:p>1.507909</text:p>
          </table:table-cell>
          <table:table-cell office:value-type="float" office:value="183.168" calcext:value-type="float">
            <text:p>183.168</text:p>
          </table:table-cell>
          <table:table-cell office:value-type="float" office:value="0" calcext:value-type="float">
            <text:p>0</text:p>
          </table:table-cell>
          <table:table-cell office:value-type="float" office:value="51.74896" calcext:value-type="float">
            <text:p>51.74896</text:p>
          </table:table-cell>
          <table:table-cell office:value-type="float" office:value="15.82892" calcext:value-type="float">
            <text:p>15.82892</text:p>
          </table:table-cell>
          <table:table-cell office:value-type="float" office:value="37.56345" calcext:value-type="float">
            <text:p>37.56345</text:p>
          </table:table-cell>
          <table:table-cell office:value-type="float" office:value="20.64224" calcext:value-type="float">
            <text:p>20.64224</text:p>
          </table:table-cell>
          <table:table-cell office:value-type="float" office:value="33.61435" calcext:value-type="float">
            <text:p>33.61435</text:p>
          </table:table-cell>
          <table:table-cell office:value-type="float" office:value="22.34671" calcext:value-type="float">
            <text:p>22.34671</text:p>
          </table:table-cell>
          <table:table-cell office:value-type="float" office:value="30.82037" calcext:value-type="float">
            <text:p>30.82037</text:p>
          </table:table-cell>
          <table:table-cell office:value-type="float" office:value="23.51385" calcext:value-type="float">
            <text:p>23.51385</text:p>
          </table:table-cell>
          <table:table-cell office:value-type="float" office:value="28.93958" calcext:value-type="float">
            <text:p>28.93958</text:p>
          </table:table-cell>
          <table:table-cell office:value-type="float" office:value="24.13168" calcext:value-type="float">
            <text:p>24.13168</text:p>
          </table:table-cell>
          <table:table-cell office:value-type="float" office:value="27.67349" calcext:value-type="float">
            <text:p>27.67349</text:p>
          </table:table-cell>
          <table:table-cell office:value-type="float" office:value="24.39307" calcext:value-type="float">
            <text:p>24.393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8" calcext:value-type="float">
            <text:p>20071998</text:p>
          </table:table-cell>
          <table:table-cell office:value-type="float" office:value="26.63195" calcext:value-type="float">
            <text:p>26.63195</text:p>
          </table:table-cell>
          <table:table-cell office:value-type="float" office:value="28" calcext:value-type="float">
            <text:p>28</text:p>
          </table:table-cell>
          <table:table-cell office:value-type="float" office:value="16.2" calcext:value-type="float">
            <text:p>16.2</text:p>
          </table:table-cell>
          <table:table-cell office:value-type="float" office:value="2.586068" calcext:value-type="float">
            <text:p>2.586068</text:p>
          </table:table-cell>
          <table:table-cell office:value-type="float" office:value="1.807119" calcext:value-type="float">
            <text:p>1.807119</text:p>
          </table:table-cell>
          <table:table-cell office:value-type="float" office:value="220.752" calcext:value-type="float">
            <text:p>220.752</text:p>
          </table:table-cell>
          <table:table-cell office:value-type="float" office:value="0" calcext:value-type="float">
            <text:p>0</text:p>
          </table:table-cell>
          <table:table-cell office:value-type="float" office:value="54.98074" calcext:value-type="float">
            <text:p>54.98074</text:p>
          </table:table-cell>
          <table:table-cell office:value-type="float" office:value="19.77393" calcext:value-type="float">
            <text:p>19.77393</text:p>
          </table:table-cell>
          <table:table-cell office:value-type="float" office:value="40.39423" calcext:value-type="float">
            <text:p>40.39423</text:p>
          </table:table-cell>
          <table:table-cell office:value-type="float" office:value="23.23788" calcext:value-type="float">
            <text:p>23.23788</text:p>
          </table:table-cell>
          <table:table-cell office:value-type="float" office:value="36.75314" calcext:value-type="float">
            <text:p>36.75314</text:p>
          </table:table-cell>
          <table:table-cell office:value-type="float" office:value="24.37982" calcext:value-type="float">
            <text:p>24.37982</text:p>
          </table:table-cell>
          <table:table-cell office:value-type="float" office:value="33.61359" calcext:value-type="float">
            <text:p>33.61359</text:p>
          </table:table-cell>
          <table:table-cell office:value-type="float" office:value="25.09933" calcext:value-type="float">
            <text:p>25.09933</text:p>
          </table:table-cell>
          <table:table-cell office:value-type="float" office:value="31.31827" calcext:value-type="float">
            <text:p>31.31827</text:p>
          </table:table-cell>
          <table:table-cell office:value-type="float" office:value="25.4133" calcext:value-type="float">
            <text:p>25.4133</text:p>
          </table:table-cell>
          <table:table-cell office:value-type="float" office:value="29.58978" calcext:value-type="float">
            <text:p>29.58978</text:p>
          </table:table-cell>
          <table:table-cell office:value-type="float" office:value="25.44012" calcext:value-type="float">
            <text:p>25.440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8" calcext:value-type="float">
            <text:p>21071998</text:p>
          </table:table-cell>
          <table:table-cell office:value-type="float" office:value="25.15774" calcext:value-type="float">
            <text:p>25.15774</text:p>
          </table:table-cell>
          <table:table-cell office:value-type="float" office:value="30.5" calcext:value-type="float">
            <text:p>30.5</text:p>
          </table:table-cell>
          <table:table-cell office:value-type="float" office:value="14.7" calcext:value-type="float">
            <text:p>14.7</text:p>
          </table:table-cell>
          <table:table-cell office:value-type="float" office:value="3.110764" calcext:value-type="float">
            <text:p>3.110764</text:p>
          </table:table-cell>
          <table:table-cell office:value-type="float" office:value="1.640831" calcext:value-type="float">
            <text:p>1.640831</text:p>
          </table:table-cell>
          <table:table-cell office:value-type="float" office:value="278.964" calcext:value-type="float">
            <text:p>278.964</text:p>
          </table:table-cell>
          <table:table-cell office:value-type="float" office:value="0" calcext:value-type="float">
            <text:p>0</text:p>
          </table:table-cell>
          <table:table-cell office:value-type="float" office:value="54.94839" calcext:value-type="float">
            <text:p>54.94839</text:p>
          </table:table-cell>
          <table:table-cell office:value-type="float" office:value="17.41763" calcext:value-type="float">
            <text:p>17.41763</text:p>
          </table:table-cell>
          <table:table-cell office:value-type="float" office:value="41.13602" calcext:value-type="float">
            <text:p>41.13602</text:p>
          </table:table-cell>
          <table:table-cell office:value-type="float" office:value="22.4097" calcext:value-type="float">
            <text:p>22.4097</text:p>
          </table:table-cell>
          <table:table-cell office:value-type="float" office:value="37.2688" calcext:value-type="float">
            <text:p>37.2688</text:p>
          </table:table-cell>
          <table:table-cell office:value-type="float" office:value="24.18384" calcext:value-type="float">
            <text:p>24.18384</text:p>
          </table:table-cell>
          <table:table-cell office:value-type="float" office:value="34.20349" calcext:value-type="float">
            <text:p>34.20349</text:p>
          </table:table-cell>
          <table:table-cell office:value-type="float" office:value="25.38239" calcext:value-type="float">
            <text:p>25.38239</text:p>
          </table:table-cell>
          <table:table-cell office:value-type="float" office:value="31.94235" calcext:value-type="float">
            <text:p>31.94235</text:p>
          </table:table-cell>
          <table:table-cell office:value-type="float" office:value="25.9537" calcext:value-type="float">
            <text:p>25.9537</text:p>
          </table:table-cell>
          <table:table-cell office:value-type="float" office:value="30.23627" calcext:value-type="float">
            <text:p>30.23627</text:p>
          </table:table-cell>
          <table:table-cell office:value-type="float" office:value="26.12112" calcext:value-type="float">
            <text:p>26.121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8" calcext:value-type="float">
            <text:p>22071998</text:p>
          </table:table-cell>
          <table:table-cell office:value-type="float" office:value="25.4228" calcext:value-type="float">
            <text:p>25.4228</text:p>
          </table:table-cell>
          <table:table-cell office:value-type="float" office:value="27.3" calcext:value-type="float">
            <text:p>27.3</text:p>
          </table:table-cell>
          <table:table-cell office:value-type="float" office:value="18.2" calcext:value-type="float">
            <text:p>18.2</text:p>
          </table:table-cell>
          <table:table-cell office:value-type="float" office:value="2.723188" calcext:value-type="float">
            <text:p>2.723188</text:p>
          </table:table-cell>
          <table:table-cell office:value-type="float" office:value="1.784506" calcext:value-type="float">
            <text:p>1.784506</text:p>
          </table:table-cell>
          <table:table-cell office:value-type="float" office:value="263.844" calcext:value-type="float">
            <text:p>263.844</text:p>
          </table:table-cell>
          <table:table-cell office:value-type="float" office:value="0" calcext:value-type="float">
            <text:p>0</text:p>
          </table:table-cell>
          <table:table-cell office:value-type="float" office:value="50.71463" calcext:value-type="float">
            <text:p>50.71463</text:p>
          </table:table-cell>
          <table:table-cell office:value-type="float" office:value="21.28452" calcext:value-type="float">
            <text:p>21.28452</text:p>
          </table:table-cell>
          <table:table-cell office:value-type="float" office:value="41.15305" calcext:value-type="float">
            <text:p>41.15305</text:p>
          </table:table-cell>
          <table:table-cell office:value-type="float" office:value="26.82529" calcext:value-type="float">
            <text:p>26.82529</text:p>
          </table:table-cell>
          <table:table-cell office:value-type="float" office:value="37.82428" calcext:value-type="float">
            <text:p>37.82428</text:p>
          </table:table-cell>
          <table:table-cell office:value-type="float" office:value="27.9043" calcext:value-type="float">
            <text:p>27.9043</text:p>
          </table:table-cell>
          <table:table-cell office:value-type="float" office:value="34.96033" calcext:value-type="float">
            <text:p>34.96033</text:p>
          </table:table-cell>
          <table:table-cell office:value-type="float" office:value="28.35162" calcext:value-type="float">
            <text:p>28.35162</text:p>
          </table:table-cell>
          <table:table-cell office:value-type="float" office:value="32.78799" calcext:value-type="float">
            <text:p>32.78799</text:p>
          </table:table-cell>
          <table:table-cell office:value-type="float" office:value="28.35947" calcext:value-type="float">
            <text:p>28.35947</text:p>
          </table:table-cell>
          <table:table-cell office:value-type="float" office:value="31.10443" calcext:value-type="float">
            <text:p>31.10443</text:p>
          </table:table-cell>
          <table:table-cell office:value-type="float" office:value="28.08701" calcext:value-type="float">
            <text:p>28.087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8" calcext:value-type="float">
            <text:p>23071998</text:p>
          </table:table-cell>
          <table:table-cell office:value-type="float" office:value="14.19372" calcext:value-type="float">
            <text:p>14.19372</text:p>
          </table:table-cell>
          <table:table-cell office:value-type="float" office:value="24.8" calcext:value-type="float">
            <text:p>24.8</text:p>
          </table:table-cell>
          <table:table-cell office:value-type="float" office:value="15.2" calcext:value-type="float">
            <text:p>15.2</text:p>
          </table:table-cell>
          <table:table-cell office:value-type="float" office:value="2.332947" calcext:value-type="float">
            <text:p>2.332947</text:p>
          </table:table-cell>
          <table:table-cell office:value-type="float" office:value="1.580668" calcext:value-type="float">
            <text:p>1.580668</text:p>
          </table:table-cell>
          <table:table-cell office:value-type="float" office:value="165.384" calcext:value-type="float">
            <text:p>165.384</text:p>
          </table:table-cell>
          <table:table-cell office:value-type="float" office:value="5.2" calcext:value-type="float">
            <text:p>5.2</text:p>
          </table:table-cell>
          <table:table-cell office:value-type="float" office:value="48.69519" calcext:value-type="float">
            <text:p>48.69519</text:p>
          </table:table-cell>
          <table:table-cell office:value-type="float" office:value="16.58023" calcext:value-type="float">
            <text:p>16.58023</text:p>
          </table:table-cell>
          <table:table-cell office:value-type="float" office:value="35.50247" calcext:value-type="float">
            <text:p>35.50247</text:p>
          </table:table-cell>
          <table:table-cell office:value-type="float" office:value="20.81357" calcext:value-type="float">
            <text:p>20.81357</text:p>
          </table:table-cell>
          <table:table-cell office:value-type="float" office:value="32.23517" calcext:value-type="float">
            <text:p>32.23517</text:p>
          </table:table-cell>
          <table:table-cell office:value-type="float" office:value="22.97733" calcext:value-type="float">
            <text:p>22.97733</text:p>
          </table:table-cell>
          <table:table-cell office:value-type="float" office:value="30.09503" calcext:value-type="float">
            <text:p>30.09503</text:p>
          </table:table-cell>
          <table:table-cell office:value-type="float" office:value="24.82953" calcext:value-type="float">
            <text:p>24.82953</text:p>
          </table:table-cell>
          <table:table-cell office:value-type="float" office:value="30.48471" calcext:value-type="float">
            <text:p>30.48471</text:p>
          </table:table-cell>
          <table:table-cell office:value-type="float" office:value="25.98392" calcext:value-type="float">
            <text:p>25.98392</text:p>
          </table:table-cell>
          <table:table-cell office:value-type="float" office:value="30.18741" calcext:value-type="float">
            <text:p>30.18741</text:p>
          </table:table-cell>
          <table:table-cell office:value-type="float" office:value="26.55557" calcext:value-type="float">
            <text:p>26.555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8" calcext:value-type="float">
            <text:p>24071998</text:p>
          </table:table-cell>
          <table:table-cell office:value-type="float" office:value="27.60807" calcext:value-type="float">
            <text:p>27.60807</text:p>
          </table:table-cell>
          <table:table-cell office:value-type="float" office:value="20.5" calcext:value-type="float">
            <text:p>20.5</text:p>
          </table:table-cell>
          <table:table-cell office:value-type="float" office:value="10.2" calcext:value-type="float">
            <text:p>10.2</text:p>
          </table:table-cell>
          <table:table-cell office:value-type="float" office:value="1.504196" calcext:value-type="float">
            <text:p>1.504196</text:p>
          </table:table-cell>
          <table:table-cell office:value-type="float" office:value="1.220766" calcext:value-type="float">
            <text:p>1.220766</text:p>
          </table:table-cell>
          <table:table-cell office:value-type="float" office:value="263.88" calcext:value-type="float">
            <text:p>263.88</text:p>
          </table:table-cell>
          <table:table-cell office:value-type="float" office:value="0" calcext:value-type="float">
            <text:p>0</text:p>
          </table:table-cell>
          <table:table-cell office:value-type="float" office:value="43.12469" calcext:value-type="float">
            <text:p>43.12469</text:p>
          </table:table-cell>
          <table:table-cell office:value-type="float" office:value="13.47784" calcext:value-type="float">
            <text:p>13.47784</text:p>
          </table:table-cell>
          <table:table-cell office:value-type="float" office:value="32.75546" calcext:value-type="float">
            <text:p>32.75546</text:p>
          </table:table-cell>
          <table:table-cell office:value-type="float" office:value="17.85187" calcext:value-type="float">
            <text:p>17.85187</text:p>
          </table:table-cell>
          <table:table-cell office:value-type="float" office:value="30.1106" calcext:value-type="float">
            <text:p>30.1106</text:p>
          </table:table-cell>
          <table:table-cell office:value-type="float" office:value="20.0647" calcext:value-type="float">
            <text:p>20.0647</text:p>
          </table:table-cell>
          <table:table-cell office:value-type="float" office:value="28.242" calcext:value-type="float">
            <text:p>28.242</text:p>
          </table:table-cell>
          <table:table-cell office:value-type="float" office:value="21.90649" calcext:value-type="float">
            <text:p>21.90649</text:p>
          </table:table-cell>
          <table:table-cell office:value-type="float" office:value="27.07861" calcext:value-type="float">
            <text:p>27.07861</text:p>
          </table:table-cell>
          <table:table-cell office:value-type="float" office:value="23.12875" calcext:value-type="float">
            <text:p>23.12875</text:p>
          </table:table-cell>
          <table:table-cell office:value-type="float" office:value="26.47171" calcext:value-type="float">
            <text:p>26.47171</text:p>
          </table:table-cell>
          <table:table-cell office:value-type="float" office:value="23.90338" calcext:value-type="float">
            <text:p>23.903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8" calcext:value-type="float">
            <text:p>25071998</text:p>
          </table:table-cell>
          <table:table-cell office:value-type="float" office:value="25.96615" calcext:value-type="float">
            <text:p>25.96615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office:value-type="float" office:value="1.737319" calcext:value-type="float">
            <text:p>1.737319</text:p>
          </table:table-cell>
          <table:table-cell office:value-type="float" office:value="1.089044" calcext:value-type="float">
            <text:p>1.089044</text:p>
          </table:table-cell>
          <table:table-cell office:value-type="float" office:value="172.728" calcext:value-type="float">
            <text:p>172.728</text:p>
          </table:table-cell>
          <table:table-cell office:value-type="float" office:value="0" calcext:value-type="float">
            <text:p>0</text:p>
          </table:table-cell>
          <table:table-cell office:value-type="float" office:value="47.79294" calcext:value-type="float">
            <text:p>47.79294</text:p>
          </table:table-cell>
          <table:table-cell office:value-type="float" office:value="11.43103" calcext:value-type="float">
            <text:p>11.43103</text:p>
          </table:table-cell>
          <table:table-cell office:value-type="float" office:value="36.19839" calcext:value-type="float">
            <text:p>36.19839</text:p>
          </table:table-cell>
          <table:table-cell office:value-type="float" office:value="17.25479" calcext:value-type="float">
            <text:p>17.25479</text:p>
          </table:table-cell>
          <table:table-cell office:value-type="float" office:value="32.26498" calcext:value-type="float">
            <text:p>32.26498</text:p>
          </table:table-cell>
          <table:table-cell office:value-type="float" office:value="19.43686" calcext:value-type="float">
            <text:p>19.43686</text:p>
          </table:table-cell>
          <table:table-cell office:value-type="float" office:value="29.67407" calcext:value-type="float">
            <text:p>29.67407</text:p>
          </table:table-cell>
          <table:table-cell office:value-type="float" office:value="21.245" calcext:value-type="float">
            <text:p>21.245</text:p>
          </table:table-cell>
          <table:table-cell office:value-type="float" office:value="28.0506" calcext:value-type="float">
            <text:p>28.0506</text:p>
          </table:table-cell>
          <table:table-cell office:value-type="float" office:value="22.40988" calcext:value-type="float">
            <text:p>22.40988</text:p>
          </table:table-cell>
          <table:table-cell office:value-type="float" office:value="26.93954" calcext:value-type="float">
            <text:p>26.93954</text:p>
          </table:table-cell>
          <table:table-cell office:value-type="float" office:value="23.13568" calcext:value-type="float">
            <text:p>23.135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8" calcext:value-type="float">
            <text:p>26071998</text:p>
          </table:table-cell>
          <table:table-cell office:value-type="float" office:value="24.00714" calcext:value-type="float">
            <text:p>24.00714</text:p>
          </table:table-cell>
          <table:table-cell office:value-type="float" office:value="24.8" calcext:value-type="float">
            <text:p>24.8</text:p>
          </table:table-cell>
          <table:table-cell office:value-type="float" office:value="12.8" calcext:value-type="float">
            <text:p>12.8</text:p>
          </table:table-cell>
          <table:table-cell office:value-type="float" office:value="1.890734" calcext:value-type="float">
            <text:p>1.890734</text:p>
          </table:table-cell>
          <table:table-cell office:value-type="float" office:value="1.449872" calcext:value-type="float">
            <text:p>1.449872</text:p>
          </table:table-cell>
          <table:table-cell office:value-type="float" office:value="122.22" calcext:value-type="float">
            <text:p>122.22</text:p>
          </table:table-cell>
          <table:table-cell office:value-type="float" office:value="0" calcext:value-type="float">
            <text:p>0</text:p>
          </table:table-cell>
          <table:table-cell office:value-type="float" office:value="46.40921" calcext:value-type="float">
            <text:p>46.40921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35.39743" calcext:value-type="float">
            <text:p>35.39743</text:p>
          </table:table-cell>
          <table:table-cell office:value-type="float" office:value="20.02478" calcext:value-type="float">
            <text:p>20.02478</text:p>
          </table:table-cell>
          <table:table-cell office:value-type="float" office:value="32.47742" calcext:value-type="float">
            <text:p>32.47742</text:p>
          </table:table-cell>
          <table:table-cell office:value-type="float" office:value="21.64386" calcext:value-type="float">
            <text:p>21.64386</text:p>
          </table:table-cell>
          <table:table-cell office:value-type="float" office:value="30.24155" calcext:value-type="float">
            <text:p>30.24155</text:p>
          </table:table-cell>
          <table:table-cell office:value-type="float" office:value="22.87943" calcext:value-type="float">
            <text:p>22.87943</text:p>
          </table:table-cell>
          <table:table-cell office:value-type="float" office:value="28.60172" calcext:value-type="float">
            <text:p>28.60172</text:p>
          </table:table-cell>
          <table:table-cell office:value-type="float" office:value="23.63733" calcext:value-type="float">
            <text:p>23.63733</text:p>
          </table:table-cell>
          <table:table-cell office:value-type="float" office:value="27.40775" calcext:value-type="float">
            <text:p>27.40775</text:p>
          </table:table-cell>
          <table:table-cell office:value-type="float" office:value="24.04706" calcext:value-type="float">
            <text:p>24.047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8" calcext:value-type="float">
            <text:p>27071998</text:p>
          </table:table-cell>
          <table:table-cell office:value-type="float" office:value="11.13541" calcext:value-type="float">
            <text:p>11.13541</text:p>
          </table:table-cell>
          <table:table-cell office:value-type="float" office:value="24.5" calcext:value-type="float">
            <text:p>24.5</text:p>
          </table:table-cell>
          <table:table-cell office:value-type="float" office:value="14.1" calcext:value-type="float">
            <text:p>14.1</text:p>
          </table:table-cell>
          <table:table-cell office:value-type="float" office:value="2.156414" calcext:value-type="float">
            <text:p>2.156414</text:p>
          </table:table-cell>
          <table:table-cell office:value-type="float" office:value="1.578237" calcext:value-type="float">
            <text:p>1.578237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2.6" calcext:value-type="float">
            <text:p>2.6</text:p>
          </table:table-cell>
          <table:table-cell office:value-type="float" office:value="40.80142" calcext:value-type="float">
            <text:p>40.80142</text:p>
          </table:table-cell>
          <table:table-cell office:value-type="float" office:value="16.35669" calcext:value-type="float">
            <text:p>16.35669</text:p>
          </table:table-cell>
          <table:table-cell office:value-type="float" office:value="32.24475" calcext:value-type="float">
            <text:p>32.24475</text:p>
          </table:table-cell>
          <table:table-cell office:value-type="float" office:value="20.86121" calcext:value-type="float">
            <text:p>20.86121</text:p>
          </table:table-cell>
          <table:table-cell office:value-type="float" office:value="29.59518" calcext:value-type="float">
            <text:p>29.59518</text:p>
          </table:table-cell>
          <table:table-cell office:value-type="float" office:value="22.53418" calcext:value-type="float">
            <text:p>22.53418</text:p>
          </table:table-cell>
          <table:table-cell office:value-type="float" office:value="27.81677" calcext:value-type="float">
            <text:p>27.81677</text:p>
          </table:table-cell>
          <table:table-cell office:value-type="float" office:value="23.72705" calcext:value-type="float">
            <text:p>23.72705</text:p>
          </table:table-cell>
          <table:table-cell office:value-type="float" office:value="26.9548" calcext:value-type="float">
            <text:p>26.9548</text:p>
          </table:table-cell>
          <table:table-cell office:value-type="float" office:value="24.36545" calcext:value-type="float">
            <text:p>24.36545</text:p>
          </table:table-cell>
          <table:table-cell office:value-type="float" office:value="26.81055" calcext:value-type="float">
            <text:p>26.81055</text:p>
          </table:table-cell>
          <table:table-cell office:value-type="float" office:value="24.66147" calcext:value-type="float">
            <text:p>24.6614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8" calcext:value-type="float">
            <text:p>28071998</text:p>
          </table:table-cell>
          <table:table-cell office:value-type="float" office:value="23.21179" calcext:value-type="float">
            <text:p>23.21179</text:p>
          </table:table-cell>
          <table:table-cell office:value-type="float" office:value="26.4" calcext:value-type="float">
            <text:p>26.4</text:p>
          </table:table-cell>
          <table:table-cell office:value-type="float" office:value="16" calcext:value-type="float">
            <text:p>16</text:p>
          </table:table-cell>
          <table:table-cell office:value-type="float" office:value="2.20288" calcext:value-type="float">
            <text:p>2.20288</text:p>
          </table:table-cell>
          <table:table-cell office:value-type="float" office:value="1.715911" calcext:value-type="float">
            <text:p>1.715911</text:p>
          </table:table-cell>
          <table:table-cell office:value-type="float" office:value="256.68" calcext:value-type="float">
            <text:p>256.68</text:p>
          </table:table-cell>
          <table:table-cell office:value-type="float" office:value="11.6" calcext:value-type="float">
            <text:p>11.6</text:p>
          </table:table-cell>
          <table:table-cell office:value-type="float" office:value="46.45221" calcext:value-type="float">
            <text:p>46.45221</text:p>
          </table:table-cell>
          <table:table-cell office:value-type="float" office:value="16.66534" calcext:value-type="float">
            <text:p>16.66534</text:p>
          </table:table-cell>
          <table:table-cell office:value-type="float" office:value="34.17291" calcext:value-type="float">
            <text:p>34.17291</text:p>
          </table:table-cell>
          <table:table-cell office:value-type="float" office:value="19.63049" calcext:value-type="float">
            <text:p>19.63049</text:p>
          </table:table-cell>
          <table:table-cell office:value-type="float" office:value="31.29974" calcext:value-type="float">
            <text:p>31.29974</text:p>
          </table:table-cell>
          <table:table-cell office:value-type="float" office:value="21.08228" calcext:value-type="float">
            <text:p>21.08228</text:p>
          </table:table-cell>
          <table:table-cell office:value-type="float" office:value="28.93954" calcext:value-type="float">
            <text:p>28.93954</text:p>
          </table:table-cell>
          <table:table-cell office:value-type="float" office:value="22.21118" calcext:value-type="float">
            <text:p>22.21118</text:p>
          </table:table-cell>
          <table:table-cell office:value-type="float" office:value="27.33685" calcext:value-type="float">
            <text:p>27.33685</text:p>
          </table:table-cell>
          <table:table-cell office:value-type="float" office:value="22.94269" calcext:value-type="float">
            <text:p>22.94269</text:p>
          </table:table-cell>
          <table:table-cell office:value-type="float" office:value="26.2597" calcext:value-type="float">
            <text:p>26.2597</text:p>
          </table:table-cell>
          <table:table-cell office:value-type="float" office:value="23.38644" calcext:value-type="float">
            <text:p>23.386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8" calcext:value-type="float">
            <text:p>29071998</text:p>
          </table:table-cell>
          <table:table-cell office:value-type="float" office:value="20.37737" calcext:value-type="float">
            <text:p>20.37737</text:p>
          </table:table-cell>
          <table:table-cell office:value-type="float" office:value="23.8" calcext:value-type="float">
            <text:p>23.8</text:p>
          </table:table-cell>
          <table:table-cell office:value-type="float" office:value="14.9" calcext:value-type="float">
            <text:p>14.9</text:p>
          </table:table-cell>
          <table:table-cell office:value-type="float" office:value="1.996048" calcext:value-type="float">
            <text:p>1.996048</text:p>
          </table:table-cell>
          <table:table-cell office:value-type="float" office:value="1.659776" calcext:value-type="float">
            <text:p>1.659776</text:p>
          </table:table-cell>
          <table:table-cell office:value-type="float" office:value="243.828" calcext:value-type="float">
            <text:p>243.828</text:p>
          </table:table-cell>
          <table:table-cell office:value-type="float" office:value="0" calcext:value-type="float">
            <text:p>0</text:p>
          </table:table-cell>
          <table:table-cell office:value-type="float" office:value="32.97043" calcext:value-type="float">
            <text:p>32.97043</text:p>
          </table:table-cell>
          <table:table-cell office:value-type="float" office:value="16.67105" calcext:value-type="float">
            <text:p>16.67105</text:p>
          </table:table-cell>
          <table:table-cell office:value-type="float" office:value="28.59485" calcext:value-type="float">
            <text:p>28.59485</text:p>
          </table:table-cell>
          <table:table-cell office:value-type="float" office:value="19.58771" calcext:value-type="float">
            <text:p>19.58771</text:p>
          </table:table-cell>
          <table:table-cell office:value-type="float" office:value="27.21591" calcext:value-type="float">
            <text:p>27.21591</text:p>
          </table:table-cell>
          <table:table-cell office:value-type="float" office:value="21.02048" calcext:value-type="float">
            <text:p>21.02048</text:p>
          </table:table-cell>
          <table:table-cell office:value-type="float" office:value="26.16602" calcext:value-type="float">
            <text:p>26.16602</text:p>
          </table:table-cell>
          <table:table-cell office:value-type="float" office:value="22.20288" calcext:value-type="float">
            <text:p>22.20288</text:p>
          </table:table-cell>
          <table:table-cell office:value-type="float" office:value="25.45029" calcext:value-type="float">
            <text:p>25.45029</text:p>
          </table:table-cell>
          <table:table-cell office:value-type="float" office:value="22.9668" calcext:value-type="float">
            <text:p>22.9668</text:p>
          </table:table-cell>
          <table:table-cell office:value-type="float" office:value="25.46713" calcext:value-type="float">
            <text:p>25.46713</text:p>
          </table:table-cell>
          <table:table-cell office:value-type="float" office:value="23.39572" calcext:value-type="float">
            <text:p>23.395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8" calcext:value-type="float">
            <text:p>30071998</text:p>
          </table:table-cell>
          <table:table-cell office:value-type="float" office:value="13.10641" calcext:value-type="float">
            <text:p>13.10641</text:p>
          </table:table-cell>
          <table:table-cell office:value-type="float" office:value="20.9" calcext:value-type="float">
            <text:p>20.9</text:p>
          </table:table-cell>
          <table:table-cell office:value-type="float" office:value="11.4" calcext:value-type="float">
            <text:p>11.4</text:p>
          </table:table-cell>
          <table:table-cell office:value-type="float" office:value="2.126096" calcext:value-type="float">
            <text:p>2.126096</text:p>
          </table:table-cell>
          <table:table-cell office:value-type="float" office:value="1.322139" calcext:value-type="float">
            <text:p>1.322139</text:p>
          </table:table-cell>
          <table:table-cell office:value-type="float" office:value="136.008" calcext:value-type="float">
            <text:p>136.008</text:p>
          </table:table-cell>
          <table:table-cell office:value-type="float" office:value="5.7" calcext:value-type="float">
            <text:p>5.7</text:p>
          </table:table-cell>
          <table:table-cell office:value-type="float" office:value="35.52301" calcext:value-type="float">
            <text:p>35.52301</text:p>
          </table:table-cell>
          <table:table-cell office:value-type="float" office:value="12.96329" calcext:value-type="float">
            <text:p>12.96329</text:p>
          </table:table-cell>
          <table:table-cell office:value-type="float" office:value="28.31833" calcext:value-type="float">
            <text:p>28.31833</text:p>
          </table:table-cell>
          <table:table-cell office:value-type="float" office:value="17.17099" calcext:value-type="float">
            <text:p>17.17099</text:p>
          </table:table-cell>
          <table:table-cell office:value-type="float" office:value="26.44287" calcext:value-type="float">
            <text:p>26.44287</text:p>
          </table:table-cell>
          <table:table-cell office:value-type="float" office:value="19.31006" calcext:value-type="float">
            <text:p>19.31006</text:p>
          </table:table-cell>
          <table:table-cell office:value-type="float" office:value="25.09399" calcext:value-type="float">
            <text:p>25.09399</text:p>
          </table:table-cell>
          <table:table-cell office:value-type="float" office:value="21.11942" calcext:value-type="float">
            <text:p>21.11942</text:p>
          </table:table-cell>
          <table:table-cell office:value-type="float" office:value="24.31934" calcext:value-type="float">
            <text:p>24.31934</text:p>
          </table:table-cell>
          <table:table-cell office:value-type="float" office:value="22.2532" calcext:value-type="float">
            <text:p>22.2532</text:p>
          </table:table-cell>
          <table:table-cell office:value-type="float" office:value="24.42151" calcext:value-type="float">
            <text:p>24.42151</text:p>
          </table:table-cell>
          <table:table-cell office:value-type="float" office:value="22.72205" calcext:value-type="float">
            <text:p>22.722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8" calcext:value-type="float">
            <text:p>31071998</text:p>
          </table:table-cell>
          <table:table-cell office:value-type="float" office:value="27.38008" calcext:value-type="float">
            <text:p>27.38008</text:p>
          </table:table-cell>
          <table:table-cell office:value-type="float" office:value="22.2" calcext:value-type="float">
            <text:p>22.2</text:p>
          </table:table-cell>
          <table:table-cell office:value-type="float" office:value="10.5" calcext:value-type="float">
            <text:p>10.5</text:p>
          </table:table-cell>
          <table:table-cell office:value-type="float" office:value="1.623507" calcext:value-type="float">
            <text:p>1.623507</text:p>
          </table:table-cell>
          <table:table-cell office:value-type="float" office:value="1.245435" calcext:value-type="float">
            <text:p>1.245435</text:p>
          </table:table-cell>
          <table:table-cell office:value-type="float" office:value="174.312" calcext:value-type="float">
            <text:p>174.312</text:p>
          </table:table-cell>
          <table:table-cell office:value-type="float" office:value="0" calcext:value-type="float">
            <text:p>0</text:p>
          </table:table-cell>
          <table:table-cell office:value-type="float" office:value="42.13806" calcext:value-type="float">
            <text:p>42.13806</text:p>
          </table:table-cell>
          <table:table-cell office:value-type="float" office:value="11.4512" calcext:value-type="float">
            <text:p>11.4512</text:p>
          </table:table-cell>
          <table:table-cell office:value-type="float" office:value="31.19064" calcext:value-type="float">
            <text:p>31.19064</text:p>
          </table:table-cell>
          <table:table-cell office:value-type="float" office:value="15.14902" calcext:value-type="float">
            <text:p>15.14902</text:p>
          </table:table-cell>
          <table:table-cell office:value-type="float" office:value="28.37979" calcext:value-type="float">
            <text:p>28.37979</text:p>
          </table:table-cell>
          <table:table-cell office:value-type="float" office:value="17.05539" calcext:value-type="float">
            <text:p>17.05539</text:p>
          </table:table-cell>
          <table:table-cell office:value-type="float" office:value="26.31854" calcext:value-type="float">
            <text:p>26.31854</text:p>
          </table:table-cell>
          <table:table-cell office:value-type="float" office:value="18.76724" calcext:value-type="float">
            <text:p>18.76724</text:p>
          </table:table-cell>
          <table:table-cell office:value-type="float" office:value="24.98813" calcext:value-type="float">
            <text:p>24.98813</text:p>
          </table:table-cell>
          <table:table-cell office:value-type="float" office:value="19.96701" calcext:value-type="float">
            <text:p>19.96701</text:p>
          </table:table-cell>
          <table:table-cell office:value-type="float" office:value="24.12091" calcext:value-type="float">
            <text:p>24.12091</text:p>
          </table:table-cell>
          <table:table-cell office:value-type="float" office:value="20.79849" calcext:value-type="float">
            <text:p>20.798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8" calcext:value-type="float">
            <text:p>1081998</text:p>
          </table:table-cell>
          <table:table-cell office:value-type="float" office:value="26.43584" calcext:value-type="float">
            <text:p>26.43584</text:p>
          </table:table-cell>
          <table:table-cell office:value-type="float" office:value="25.5" calcext:value-type="float">
            <text:p>25.5</text:p>
          </table:table-cell>
          <table:table-cell office:value-type="float" office:value="9.2" calcext:value-type="float">
            <text:p>9.2</text:p>
          </table:table-cell>
          <table:table-cell office:value-type="float" office:value="1.851925" calcext:value-type="float">
            <text:p>1.851925</text:p>
          </table:table-cell>
          <table:table-cell office:value-type="float" office:value="1.141657" calcext:value-type="float">
            <text:p>1.141657</text:p>
          </table:table-cell>
          <table:table-cell office:value-type="float" office:value="144.144" calcext:value-type="float">
            <text:p>144.144</text:p>
          </table:table-cell>
          <table:table-cell office:value-type="float" office:value="0" calcext:value-type="float">
            <text:p>0</text:p>
          </table:table-cell>
          <table:table-cell office:value-type="float" office:value="47.98483" calcext:value-type="float">
            <text:p>47.98483</text:p>
          </table:table-cell>
          <table:table-cell office:value-type="float" office:value="11.18817" calcext:value-type="float">
            <text:p>11.18817</text:p>
          </table:table-cell>
          <table:table-cell office:value-type="float" office:value="35.69159" calcext:value-type="float">
            <text:p>35.69159</text:p>
          </table:table-cell>
          <table:table-cell office:value-type="float" office:value="16.48108" calcext:value-type="float">
            <text:p>16.48108</text:p>
          </table:table-cell>
          <table:table-cell office:value-type="float" office:value="32.12631" calcext:value-type="float">
            <text:p>32.12631</text:p>
          </table:table-cell>
          <table:table-cell office:value-type="float" office:value="18.44409" calcext:value-type="float">
            <text:p>18.44409</text:p>
          </table:table-cell>
          <table:table-cell office:value-type="float" office:value="29.22629" calcext:value-type="float">
            <text:p>29.22629</text:p>
          </table:table-cell>
          <table:table-cell office:value-type="float" office:value="19.96112" calcext:value-type="float">
            <text:p>19.96112</text:p>
          </table:table-cell>
          <table:table-cell office:value-type="float" office:value="27.27991" calcext:value-type="float">
            <text:p>27.27991</text:p>
          </table:table-cell>
          <table:table-cell office:value-type="float" office:value="20.92816" calcext:value-type="float">
            <text:p>20.92816</text:p>
          </table:table-cell>
          <table:table-cell office:value-type="float" office:value="25.92773" calcext:value-type="float">
            <text:p>25.92773</text:p>
          </table:table-cell>
          <table:table-cell office:value-type="float" office:value="21.51245" calcext:value-type="float">
            <text:p>21.512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8" calcext:value-type="float">
            <text:p>2081998</text:p>
          </table:table-cell>
          <table:table-cell office:value-type="float" office:value="25.07026" calcext:value-type="float">
            <text:p>25.07026</text:p>
          </table:table-cell>
          <table:table-cell office:value-type="float" office:value="26.9" calcext:value-type="float">
            <text:p>26.9</text:p>
          </table:table-cell>
          <table:table-cell office:value-type="float" office:value="11.9" calcext:value-type="float">
            <text:p>11.9</text:p>
          </table:table-cell>
          <table:table-cell office:value-type="float" office:value="1.949037" calcext:value-type="float">
            <text:p>1.949037</text:p>
          </table:table-cell>
          <table:table-cell office:value-type="float" office:value="1.366554" calcext:value-type="float">
            <text:p>1.366554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0" calcext:value-type="float">
            <text:p>0</text:p>
          </table:table-cell>
          <table:table-cell office:value-type="float" office:value="50.93182" calcext:value-type="float">
            <text:p>50.93182</text:p>
          </table:table-cell>
          <table:table-cell office:value-type="float" office:value="14.09973" calcext:value-type="float">
            <text:p>14.09973</text:p>
          </table:table-cell>
          <table:table-cell office:value-type="float" office:value="36.73083" calcext:value-type="float">
            <text:p>36.73083</text:p>
          </table:table-cell>
          <table:table-cell office:value-type="float" office:value="19.25031" calcext:value-type="float">
            <text:p>19.25031</text:p>
          </table:table-cell>
          <table:table-cell office:value-type="float" office:value="33.40952" calcext:value-type="float">
            <text:p>33.40952</text:p>
          </table:table-cell>
          <table:table-cell office:value-type="float" office:value="21.03784" calcext:value-type="float">
            <text:p>21.03784</text:p>
          </table:table-cell>
          <table:table-cell office:value-type="float" office:value="30.64017" calcext:value-type="float">
            <text:p>30.64017</text:p>
          </table:table-cell>
          <table:table-cell office:value-type="float" office:value="22.2471" calcext:value-type="float">
            <text:p>22.2471</text:p>
          </table:table-cell>
          <table:table-cell office:value-type="float" office:value="28.67535" calcext:value-type="float">
            <text:p>28.67535</text:p>
          </table:table-cell>
          <table:table-cell office:value-type="float" office:value="22.93201" calcext:value-type="float">
            <text:p>22.93201</text:p>
          </table:table-cell>
          <table:table-cell office:value-type="float" office:value="27.22784" calcext:value-type="float">
            <text:p>27.22784</text:p>
          </table:table-cell>
          <table:table-cell office:value-type="float" office:value="23.23395" calcext:value-type="float">
            <text:p>23.233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8" calcext:value-type="float">
            <text:p>3081998</text:p>
          </table:table-cell>
          <table:table-cell office:value-type="float" office:value="21.93678" calcext:value-type="float">
            <text:p>21.93678</text:p>
          </table:table-cell>
          <table:table-cell office:value-type="float" office:value="27.6" calcext:value-type="float">
            <text:p>27.6</text:p>
          </table:table-cell>
          <table:table-cell office:value-type="float" office:value="15.7" calcext:value-type="float">
            <text:p>15.7</text:p>
          </table:table-cell>
          <table:table-cell office:value-type="float" office:value="2.433078" calcext:value-type="float">
            <text:p>2.433078</text:p>
          </table:table-cell>
          <table:table-cell office:value-type="float" office:value="1.750092" calcext:value-type="float">
            <text:p>1.750092</text:p>
          </table:table-cell>
          <table:table-cell office:value-type="float" office:value="93.78001" calcext:value-type="float">
            <text:p>93.78001</text:p>
          </table:table-cell>
          <table:table-cell office:value-type="float" office:value="0" calcext:value-type="float">
            <text:p>0</text:p>
          </table:table-cell>
          <table:table-cell office:value-type="float" office:value="51.61563" calcext:value-type="float">
            <text:p>51.61563</text:p>
          </table:table-cell>
          <table:table-cell office:value-type="float" office:value="17.89459" calcext:value-type="float">
            <text:p>17.89459</text:p>
          </table:table-cell>
          <table:table-cell office:value-type="float" office:value="38.5275" calcext:value-type="float">
            <text:p>38.5275</text:p>
          </table:table-cell>
          <table:table-cell office:value-type="float" office:value="21.72836" calcext:value-type="float">
            <text:p>21.72836</text:p>
          </table:table-cell>
          <table:table-cell office:value-type="float" office:value="34.60712" calcext:value-type="float">
            <text:p>34.60712</text:p>
          </table:table-cell>
          <table:table-cell office:value-type="float" office:value="23.11887" calcext:value-type="float">
            <text:p>23.11887</text:p>
          </table:table-cell>
          <table:table-cell office:value-type="float" office:value="31.63187" calcext:value-type="float">
            <text:p>31.63187</text:p>
          </table:table-cell>
          <table:table-cell office:value-type="float" office:value="24.01559" calcext:value-type="float">
            <text:p>24.01559</text:p>
          </table:table-cell>
          <table:table-cell office:value-type="float" office:value="29.57181" calcext:value-type="float">
            <text:p>29.57181</text:p>
          </table:table-cell>
          <table:table-cell office:value-type="float" office:value="24.44034" calcext:value-type="float">
            <text:p>24.44034</text:p>
          </table:table-cell>
          <table:table-cell office:value-type="float" office:value="28.07935" calcext:value-type="float">
            <text:p>28.07935</text:p>
          </table:table-cell>
          <table:table-cell office:value-type="float" office:value="24.52988" calcext:value-type="float">
            <text:p>24.529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8" calcext:value-type="float">
            <text:p>4081998</text:p>
          </table:table-cell>
          <table:table-cell office:value-type="float" office:value="18.71849" calcext:value-type="float">
            <text:p>18.71849</text:p>
          </table:table-cell>
          <table:table-cell office:value-type="float" office:value="28.5" calcext:value-type="float">
            <text:p>28.5</text:p>
          </table:table-cell>
          <table:table-cell office:value-type="float" office:value="16.8" calcext:value-type="float">
            <text:p>16.8</text:p>
          </table:table-cell>
          <table:table-cell office:value-type="float" office:value="2.529924" calcext:value-type="float">
            <text:p>2.529924</text:p>
          </table:table-cell>
          <table:table-cell office:value-type="float" office:value="1.877732" calcext:value-type="float">
            <text:p>1.877732</text:p>
          </table:table-cell>
          <table:table-cell office:value-type="float" office:value="91.548" calcext:value-type="float">
            <text:p>91.548</text:p>
          </table:table-cell>
          <table:table-cell office:value-type="float" office:value="0.8" calcext:value-type="float">
            <text:p>0.8</text:p>
          </table:table-cell>
          <table:table-cell office:value-type="float" office:value="50.84244" calcext:value-type="float">
            <text:p>50.84244</text:p>
          </table:table-cell>
          <table:table-cell office:value-type="float" office:value="18.68631" calcext:value-type="float">
            <text:p>18.68631</text:p>
          </table:table-cell>
          <table:table-cell office:value-type="float" office:value="36.72684" calcext:value-type="float">
            <text:p>36.72684</text:p>
          </table:table-cell>
          <table:table-cell office:value-type="float" office:value="22.54187" calcext:value-type="float">
            <text:p>22.54187</text:p>
          </table:table-cell>
          <table:table-cell office:value-type="float" office:value="33.21652" calcext:value-type="float">
            <text:p>33.21652</text:p>
          </table:table-cell>
          <table:table-cell office:value-type="float" office:value="23.60123" calcext:value-type="float">
            <text:p>23.60123</text:p>
          </table:table-cell>
          <table:table-cell office:value-type="float" office:value="30.67059" calcext:value-type="float">
            <text:p>30.67059</text:p>
          </table:table-cell>
          <table:table-cell office:value-type="float" office:value="24.39783" calcext:value-type="float">
            <text:p>24.39783</text:p>
          </table:table-cell>
          <table:table-cell office:value-type="float" office:value="28.93381" calcext:value-type="float">
            <text:p>28.93381</text:p>
          </table:table-cell>
          <table:table-cell office:value-type="float" office:value="24.79056" calcext:value-type="float">
            <text:p>24.79056</text:p>
          </table:table-cell>
          <table:table-cell office:value-type="float" office:value="27.66953" calcext:value-type="float">
            <text:p>27.66953</text:p>
          </table:table-cell>
          <table:table-cell office:value-type="float" office:value="24.91632" calcext:value-type="float">
            <text:p>24.916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8" calcext:value-type="float">
            <text:p>5081998</text:p>
          </table:table-cell>
          <table:table-cell office:value-type="float" office:value="20.94048" calcext:value-type="float">
            <text:p>20.94048</text:p>
          </table:table-cell>
          <table:table-cell office:value-type="float" office:value="29.1" calcext:value-type="float">
            <text:p>29.1</text:p>
          </table:table-cell>
          <table:table-cell office:value-type="float" office:value="14.3" calcext:value-type="float">
            <text:p>14.3</text:p>
          </table:table-cell>
          <table:table-cell office:value-type="float" office:value="2.707686" calcext:value-type="float">
            <text:p>2.707686</text:p>
          </table:table-cell>
          <table:table-cell office:value-type="float" office:value="1.598859" calcext:value-type="float">
            <text:p>1.598859</text:p>
          </table:table-cell>
          <table:table-cell office:value-type="float" office:value="90.25201" calcext:value-type="float">
            <text:p>90.25201</text:p>
          </table:table-cell>
          <table:table-cell office:value-type="float" office:value="0" calcext:value-type="float">
            <text:p>0</text:p>
          </table:table-cell>
          <table:table-cell office:value-type="float" office:value="54.8627" calcext:value-type="float">
            <text:p>54.8627</text:p>
          </table:table-cell>
          <table:table-cell office:value-type="float" office:value="16.32687" calcext:value-type="float">
            <text:p>16.32687</text:p>
          </table:table-cell>
          <table:table-cell office:value-type="float" office:value="39.83685" calcext:value-type="float">
            <text:p>39.83685</text:p>
          </table:table-cell>
          <table:table-cell office:value-type="float" office:value="21.13995" calcext:value-type="float">
            <text:p>21.13995</text:p>
          </table:table-cell>
          <table:table-cell office:value-type="float" office:value="34.98804" calcext:value-type="float">
            <text:p>34.98804</text:p>
          </table:table-cell>
          <table:table-cell office:value-type="float" office:value="22.85864" calcext:value-type="float">
            <text:p>22.85864</text:p>
          </table:table-cell>
          <table:table-cell office:value-type="float" office:value="31.87885" calcext:value-type="float">
            <text:p>31.87885</text:p>
          </table:table-cell>
          <table:table-cell office:value-type="float" office:value="24.02856" calcext:value-type="float">
            <text:p>24.02856</text:p>
          </table:table-cell>
          <table:table-cell office:value-type="float" office:value="29.93106" calcext:value-type="float">
            <text:p>29.93106</text:p>
          </table:table-cell>
          <table:table-cell office:value-type="float" office:value="24.67578" calcext:value-type="float">
            <text:p>24.67578</text:p>
          </table:table-cell>
          <table:table-cell office:value-type="float" office:value="28.56497" calcext:value-type="float">
            <text:p>28.56497</text:p>
          </table:table-cell>
          <table:table-cell office:value-type="float" office:value="24.93744" calcext:value-type="float">
            <text:p>24.937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8" calcext:value-type="float">
            <text:p>6081998</text:p>
          </table:table-cell>
          <table:table-cell office:value-type="float" office:value="4.942908" calcext:value-type="float">
            <text:p>4.942908</text:p>
          </table:table-cell>
          <table:table-cell office:value-type="float" office:value="22.7" calcext:value-type="float">
            <text:p>22.7</text:p>
          </table:table-cell>
          <table:table-cell office:value-type="float" office:value="17.2" calcext:value-type="float">
            <text:p>17.2</text:p>
          </table:table-cell>
          <table:table-cell office:value-type="float" office:value="2.56517" calcext:value-type="float">
            <text:p>2.56517</text:p>
          </table:table-cell>
          <table:table-cell office:value-type="float" office:value="1.92617" calcext:value-type="float">
            <text:p>1.92617</text:p>
          </table:table-cell>
          <table:table-cell office:value-type="float" office:value="93.456" calcext:value-type="float">
            <text:p>93.456</text:p>
          </table:table-cell>
          <table:table-cell office:value-type="float" office:value="0.3" calcext:value-type="float">
            <text:p>0.3</text:p>
          </table:table-cell>
          <table:table-cell office:value-type="float" office:value="29.42484" calcext:value-type="float">
            <text:p>29.42484</text:p>
          </table:table-cell>
          <table:table-cell office:value-type="float" office:value="19.34137" calcext:value-type="float">
            <text:p>19.34137</text:p>
          </table:table-cell>
          <table:table-cell office:value-type="float" office:value="27.23193" calcext:value-type="float">
            <text:p>27.23193</text:p>
          </table:table-cell>
          <table:table-cell office:value-type="float" office:value="22.45117" calcext:value-type="float">
            <text:p>22.45117</text:p>
          </table:table-cell>
          <table:table-cell office:value-type="float" office:value="26.75583" calcext:value-type="float">
            <text:p>26.75583</text:p>
          </table:table-cell>
          <table:table-cell office:value-type="float" office:value="23.61652" calcext:value-type="float">
            <text:p>23.61652</text:p>
          </table:table-cell>
          <table:table-cell office:value-type="float" office:value="27.92517" calcext:value-type="float">
            <text:p>27.92517</text:p>
          </table:table-cell>
          <table:table-cell office:value-type="float" office:value="24.54163" calcext:value-type="float">
            <text:p>24.54163</text:p>
          </table:table-cell>
          <table:table-cell office:value-type="float" office:value="28.23788" calcext:value-type="float">
            <text:p>28.23788</text:p>
          </table:table-cell>
          <table:table-cell office:value-type="float" office:value="25.05896" calcext:value-type="float">
            <text:p>25.05896</text:p>
          </table:table-cell>
          <table:table-cell office:value-type="float" office:value="27.95496" calcext:value-type="float">
            <text:p>27.95496</text:p>
          </table:table-cell>
          <table:table-cell office:value-type="float" office:value="25.25684" calcext:value-type="float">
            <text:p>25.256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8" calcext:value-type="float">
            <text:p>7081998</text:p>
          </table:table-cell>
          <table:table-cell office:value-type="float" office:value="5.347332" calcext:value-type="float">
            <text:p>5.347332</text:p>
          </table:table-cell>
          <table:table-cell office:value-type="float" office:value="22.6" calcext:value-type="float">
            <text:p>22.6</text:p>
          </table:table-cell>
          <table:table-cell office:value-type="float" office:value="18.8" calcext:value-type="float">
            <text:p>18.8</text:p>
          </table:table-cell>
          <table:table-cell office:value-type="float" office:value="2.602293" calcext:value-type="float">
            <text:p>2.602293</text:p>
          </table:table-cell>
          <table:table-cell office:value-type="float" office:value="2.131238" calcext:value-type="float">
            <text:p>2.131238</text:p>
          </table:table-cell>
          <table:table-cell office:value-type="float" office:value="109.08" calcext:value-type="float">
            <text:p>109.08</text:p>
          </table:table-cell>
          <table:table-cell office:value-type="float" office:value="2.1" calcext:value-type="float">
            <text:p>2.1</text:p>
          </table:table-cell>
          <table:table-cell office:value-type="float" office:value="27.46088" calcext:value-type="float">
            <text:p>27.46088</text:p>
          </table:table-cell>
          <table:table-cell office:value-type="float" office:value="19.07858" calcext:value-type="float">
            <text:p>19.07858</text:p>
          </table:table-cell>
          <table:table-cell office:value-type="float" office:value="25.29294" calcext:value-type="float">
            <text:p>25.29294</text:p>
          </table:table-cell>
          <table:table-cell office:value-type="float" office:value="21.29199" calcext:value-type="float">
            <text:p>21.29199</text:p>
          </table:table-cell>
          <table:table-cell office:value-type="float" office:value="24.71014" calcext:value-type="float">
            <text:p>24.71014</text:p>
          </table:table-cell>
          <table:table-cell office:value-type="float" office:value="22.32126" calcext:value-type="float">
            <text:p>22.32126</text:p>
          </table:table-cell>
          <table:table-cell office:value-type="float" office:value="24.4628" calcext:value-type="float">
            <text:p>24.4628</text:p>
          </table:table-cell>
          <table:table-cell office:value-type="float" office:value="23.03711" calcext:value-type="float">
            <text:p>23.03711</text:p>
          </table:table-cell>
          <table:table-cell office:value-type="float" office:value="24.99692" calcext:value-type="float">
            <text:p>24.99692</text:p>
          </table:table-cell>
          <table:table-cell office:value-type="float" office:value="23.48636" calcext:value-type="float">
            <text:p>23.48636</text:p>
          </table:table-cell>
          <table:table-cell office:value-type="float" office:value="25.21359" calcext:value-type="float">
            <text:p>25.21359</text:p>
          </table:table-cell>
          <table:table-cell office:value-type="float" office:value="23.7699" calcext:value-type="float">
            <text:p>23.76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8" calcext:value-type="float">
            <text:p>8081998</text:p>
          </table:table-cell>
          <table:table-cell office:value-type="float" office:value="9.503568" calcext:value-type="float">
            <text:p>9.503568</text:p>
          </table:table-cell>
          <table:table-cell office:value-type="float" office:value="27.9" calcext:value-type="float">
            <text:p>27.9</text:p>
          </table:table-cell>
          <table:table-cell office:value-type="float" office:value="19.6" calcext:value-type="float">
            <text:p>19.6</text:p>
          </table:table-cell>
          <table:table-cell office:value-type="float" office:value="3.018917" calcext:value-type="float">
            <text:p>3.018917</text:p>
          </table:table-cell>
          <table:table-cell office:value-type="float" office:value="2.240895" calcext:value-type="float">
            <text:p>2.240895</text:p>
          </table:table-cell>
          <table:table-cell office:value-type="float" office:value="104.616" calcext:value-type="float">
            <text:p>104.616</text:p>
          </table:table-cell>
          <table:table-cell office:value-type="float" office:value="0" calcext:value-type="float">
            <text:p>0</text:p>
          </table:table-cell>
          <table:table-cell office:value-type="float" office:value="33.26657" calcext:value-type="float">
            <text:p>33.26657</text:p>
          </table:table-cell>
          <table:table-cell office:value-type="float" office:value="19.74341" calcext:value-type="float">
            <text:p>19.74341</text:p>
          </table:table-cell>
          <table:table-cell office:value-type="float" office:value="28.25284" calcext:value-type="float">
            <text:p>28.25284</text:p>
          </table:table-cell>
          <table:table-cell office:value-type="float" office:value="21.08698" calcext:value-type="float">
            <text:p>21.08698</text:p>
          </table:table-cell>
          <table:table-cell office:value-type="float" office:value="26.68185" calcext:value-type="float">
            <text:p>26.68185</text:p>
          </table:table-cell>
          <table:table-cell office:value-type="float" office:value="21.76288" calcext:value-type="float">
            <text:p>21.76288</text:p>
          </table:table-cell>
          <table:table-cell office:value-type="float" office:value="25.65591" calcext:value-type="float">
            <text:p>25.65591</text:p>
          </table:table-cell>
          <table:table-cell office:value-type="float" office:value="22.34811" calcext:value-type="float">
            <text:p>22.34811</text:p>
          </table:table-cell>
          <table:table-cell office:value-type="float" office:value="24.94058" calcext:value-type="float">
            <text:p>24.94058</text:p>
          </table:table-cell>
          <table:table-cell office:value-type="float" office:value="22.71658" calcext:value-type="float">
            <text:p>22.71658</text:p>
          </table:table-cell>
          <table:table-cell office:value-type="float" office:value="24.43204" calcext:value-type="float">
            <text:p>24.43204</text:p>
          </table:table-cell>
          <table:table-cell office:value-type="float" office:value="22.95905" calcext:value-type="float">
            <text:p>22.959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8" calcext:value-type="float">
            <text:p>9081998</text:p>
          </table:table-cell>
          <table:table-cell office:value-type="float" office:value="22.78678" calcext:value-type="float">
            <text:p>22.78678</text:p>
          </table:table-cell>
          <table:table-cell office:value-type="float" office:value="29.8" calcext:value-type="float">
            <text:p>29.8</text:p>
          </table:table-cell>
          <table:table-cell office:value-type="float" office:value="18.1" calcext:value-type="float">
            <text:p>18.1</text:p>
          </table:table-cell>
          <table:table-cell office:value-type="float" office:value="3.188869" calcext:value-type="float">
            <text:p>3.188869</text:p>
          </table:table-cell>
          <table:table-cell office:value-type="float" office:value="2.039243" calcext:value-type="float">
            <text:p>2.039243</text:p>
          </table:table-cell>
          <table:table-cell office:value-type="float" office:value="214.56" calcext:value-type="float">
            <text:p>214.56</text:p>
          </table:table-cell>
          <table:table-cell office:value-type="float" office:value="1.488235" calcext:value-type="float">
            <text:p>1.488235</text:p>
          </table:table-cell>
          <table:table-cell office:value-type="float" office:value="52.29129" calcext:value-type="float">
            <text:p>52.29129</text:p>
          </table:table-cell>
          <table:table-cell office:value-type="float" office:value="18.354" calcext:value-type="float">
            <text:p>18.354</text:p>
          </table:table-cell>
          <table:table-cell office:value-type="float" office:value="38.81934" calcext:value-type="float">
            <text:p>38.81934</text:p>
          </table:table-cell>
          <table:table-cell office:value-type="float" office:value="20.86938" calcext:value-type="float">
            <text:p>20.86938</text:p>
          </table:table-cell>
          <table:table-cell office:value-type="float" office:value="34.94107" calcext:value-type="float">
            <text:p>34.94107</text:p>
          </table:table-cell>
          <table:table-cell office:value-type="float" office:value="21.85513" calcext:value-type="float">
            <text:p>21.85513</text:p>
          </table:table-cell>
          <table:table-cell office:value-type="float" office:value="31.74957" calcext:value-type="float">
            <text:p>31.74957</text:p>
          </table:table-cell>
          <table:table-cell office:value-type="float" office:value="22.56863" calcext:value-type="float">
            <text:p>22.56863</text:p>
          </table:table-cell>
          <table:table-cell office:value-type="float" office:value="29.48639" calcext:value-type="float">
            <text:p>29.48639</text:p>
          </table:table-cell>
          <table:table-cell office:value-type="float" office:value="22.97852" calcext:value-type="float">
            <text:p>22.97852</text:p>
          </table:table-cell>
          <table:table-cell office:value-type="float" office:value="27.88303" calcext:value-type="float">
            <text:p>27.88303</text:p>
          </table:table-cell>
          <table:table-cell office:value-type="float" office:value="23.18625" calcext:value-type="float">
            <text:p>23.186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8" calcext:value-type="float">
            <text:p>10081998</text:p>
          </table:table-cell>
          <table:table-cell office:value-type="float" office:value="6.824844" calcext:value-type="float">
            <text:p>6.824844</text:p>
          </table:table-cell>
          <table:table-cell office:value-type="float" office:value="24.9" calcext:value-type="float">
            <text:p>24.9</text:p>
          </table:table-cell>
          <table:table-cell office:value-type="float" office:value="20.1" calcext:value-type="float">
            <text:p>20.1</text:p>
          </table:table-cell>
          <table:table-cell office:value-type="float" office:value="3.079908" calcext:value-type="float">
            <text:p>3.079908</text:p>
          </table:table-cell>
          <table:table-cell office:value-type="float" office:value="2.311951" calcext:value-type="float">
            <text:p>2.311951</text:p>
          </table:table-cell>
          <table:table-cell office:value-type="float" office:value="128.52" calcext:value-type="float">
            <text:p>128.52</text:p>
          </table:table-cell>
          <table:table-cell office:value-type="float" office:value="0.7764707" calcext:value-type="float">
            <text:p>0.7764707</text:p>
          </table:table-cell>
          <table:table-cell office:value-type="float" office:value="31.79697" calcext:value-type="float">
            <text:p>31.79697</text:p>
          </table:table-cell>
          <table:table-cell office:value-type="float" office:value="20.65463" calcext:value-type="float">
            <text:p>20.65463</text:p>
          </table:table-cell>
          <table:table-cell office:value-type="float" office:value="28.56073" calcext:value-type="float">
            <text:p>28.56073</text:p>
          </table:table-cell>
          <table:table-cell office:value-type="float" office:value="23.1109" calcext:value-type="float">
            <text:p>23.1109</text:p>
          </table:table-cell>
          <table:table-cell office:value-type="float" office:value="27.89044" calcext:value-type="float">
            <text:p>27.89044</text:p>
          </table:table-cell>
          <table:table-cell office:value-type="float" office:value="24.1488" calcext:value-type="float">
            <text:p>24.1488</text:p>
          </table:table-cell>
          <table:table-cell office:value-type="float" office:value="28.42068" calcext:value-type="float">
            <text:p>28.42068</text:p>
          </table:table-cell>
          <table:table-cell office:value-type="float" office:value="24.84683" calcext:value-type="float">
            <text:p>24.84683</text:p>
          </table:table-cell>
          <table:table-cell office:value-type="float" office:value="28.21918" calcext:value-type="float">
            <text:p>28.21918</text:p>
          </table:table-cell>
          <table:table-cell office:value-type="float" office:value="25.18896" calcext:value-type="float">
            <text:p>25.18896</text:p>
          </table:table-cell>
          <table:table-cell office:value-type="float" office:value="27.55902" calcext:value-type="float">
            <text:p>27.55902</text:p>
          </table:table-cell>
          <table:table-cell office:value-type="float" office:value="25.26462" calcext:value-type="float">
            <text:p>25.264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8" calcext:value-type="float">
            <text:p>11081998</text:p>
          </table:table-cell>
          <table:table-cell office:value-type="float" office:value="19.15909" calcext:value-type="float">
            <text:p>19.15909</text:p>
          </table:table-cell>
          <table:table-cell office:value-type="float" office:value="24.8" calcext:value-type="float">
            <text:p>24.8</text:p>
          </table:table-cell>
          <table:table-cell office:value-type="float" office:value="17" calcext:value-type="float">
            <text:p>17</text:p>
          </table:table-cell>
          <table:table-cell office:value-type="float" office:value="2.57466" calcext:value-type="float">
            <text:p>2.57466</text:p>
          </table:table-cell>
          <table:table-cell office:value-type="float" office:value="1.83743" calcext:value-type="float">
            <text:p>1.83743</text:p>
          </table:table-cell>
          <table:table-cell office:value-type="float" office:value="232.92" calcext:value-type="float">
            <text:p>232.92</text:p>
          </table:table-cell>
          <table:table-cell office:value-type="float" office:value="0.6" calcext:value-type="float">
            <text:p>0.6</text:p>
          </table:table-cell>
          <table:table-cell office:value-type="float" office:value="43.99017" calcext:value-type="float">
            <text:p>43.99017</text:p>
          </table:table-cell>
          <table:table-cell office:value-type="float" office:value="18.91519" calcext:value-type="float">
            <text:p>18.91519</text:p>
          </table:table-cell>
          <table:table-cell office:value-type="float" office:value="33.45334" calcext:value-type="float">
            <text:p>33.45334</text:p>
          </table:table-cell>
          <table:table-cell office:value-type="float" office:value="21.23508" calcext:value-type="float">
            <text:p>21.23508</text:p>
          </table:table-cell>
          <table:table-cell office:value-type="float" office:value="30.43173" calcext:value-type="float">
            <text:p>30.43173</text:p>
          </table:table-cell>
          <table:table-cell office:value-type="float" office:value="22.35223" calcext:value-type="float">
            <text:p>22.35223</text:p>
          </table:table-cell>
          <table:table-cell office:value-type="float" office:value="28.41995" calcext:value-type="float">
            <text:p>28.41995</text:p>
          </table:table-cell>
          <table:table-cell office:value-type="float" office:value="23.17947" calcext:value-type="float">
            <text:p>23.17947</text:p>
          </table:table-cell>
          <table:table-cell office:value-type="float" office:value="27.15076" calcext:value-type="float">
            <text:p>27.15076</text:p>
          </table:table-cell>
          <table:table-cell office:value-type="float" office:value="23.65927" calcext:value-type="float">
            <text:p>23.65927</text:p>
          </table:table-cell>
          <table:table-cell office:value-type="float" office:value="26.25647" calcext:value-type="float">
            <text:p>26.25647</text:p>
          </table:table-cell>
          <table:table-cell office:value-type="float" office:value="23.9216" calcext:value-type="float">
            <text:p>23.92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8" calcext:value-type="float">
            <text:p>12081998</text:p>
          </table:table-cell>
          <table:table-cell office:value-type="float" office:value="22.4573" calcext:value-type="float">
            <text:p>22.4573</text:p>
          </table:table-cell>
          <table:table-cell office:value-type="float" office:value="23.3" calcext:value-type="float">
            <text:p>23.3</text:p>
          </table:table-cell>
          <table:table-cell office:value-type="float" office:value="10.5" calcext:value-type="float">
            <text:p>10.5</text:p>
          </table:table-cell>
          <table:table-cell office:value-type="float" office:value="1.601535" calcext:value-type="float">
            <text:p>1.601535</text:p>
          </table:table-cell>
          <table:table-cell office:value-type="float" office:value="1.245435" calcext:value-type="float">
            <text:p>1.245435</text:p>
          </table:table-cell>
          <table:table-cell office:value-type="float" office:value="159.624" calcext:value-type="float">
            <text:p>159.624</text:p>
          </table:table-cell>
          <table:table-cell office:value-type="float" office:value="0" calcext:value-type="float">
            <text:p>0</text:p>
          </table:table-cell>
          <table:table-cell office:value-type="float" office:value="45.40759" calcext:value-type="float">
            <text:p>45.40759</text:p>
          </table:table-cell>
          <table:table-cell office:value-type="float" office:value="13.89676" calcext:value-type="float">
            <text:p>13.89676</text:p>
          </table:table-cell>
          <table:table-cell office:value-type="float" office:value="34.69467" calcext:value-type="float">
            <text:p>34.69467</text:p>
          </table:table-cell>
          <table:table-cell office:value-type="float" office:value="19.97778" calcext:value-type="float">
            <text:p>19.97778</text:p>
          </table:table-cell>
          <table:table-cell office:value-type="float" office:value="31.61465" calcext:value-type="float">
            <text:p>31.61465</text:p>
          </table:table-cell>
          <table:table-cell office:value-type="float" office:value="21.6926" calcext:value-type="float">
            <text:p>21.6926</text:p>
          </table:table-cell>
          <table:table-cell office:value-type="float" office:value="29.36673" calcext:value-type="float">
            <text:p>29.36673</text:p>
          </table:table-cell>
          <table:table-cell office:value-type="float" office:value="22.8447" calcext:value-type="float">
            <text:p>22.8447</text:p>
          </table:table-cell>
          <table:table-cell office:value-type="float" office:value="27.85556" calcext:value-type="float">
            <text:p>27.85556</text:p>
          </table:table-cell>
          <table:table-cell office:value-type="float" office:value="23.52203" calcext:value-type="float">
            <text:p>23.52203</text:p>
          </table:table-cell>
          <table:table-cell office:value-type="float" office:value="26.76703" calcext:value-type="float">
            <text:p>26.76703</text:p>
          </table:table-cell>
          <table:table-cell office:value-type="float" office:value="23.87274" calcext:value-type="float">
            <text:p>23.872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8" calcext:value-type="float">
            <text:p>13081998</text:p>
          </table:table-cell>
          <table:table-cell office:value-type="float" office:value="23.05667" calcext:value-type="float">
            <text:p>23.05667</text:p>
          </table:table-cell>
          <table:table-cell office:value-type="float" office:value="24.3" calcext:value-type="float">
            <text:p>24.3</text:p>
          </table:table-cell>
          <table:table-cell office:value-type="float" office:value="7" calcext:value-type="float">
            <text:p>7</text:p>
          </table:table-cell>
          <table:table-cell office:value-type="float" office:value="1.760913" calcext:value-type="float">
            <text:p>1.760913</text:p>
          </table:table-cell>
          <table:table-cell office:value-type="float" office:value="0.9835414" calcext:value-type="float">
            <text:p>0.9835414</text:p>
          </table:table-cell>
          <table:table-cell office:value-type="float" office:value="105.408" calcext:value-type="float">
            <text:p>105.408</text:p>
          </table:table-cell>
          <table:table-cell office:value-type="float" office:value="0" calcext:value-type="float">
            <text:p>0</text:p>
          </table:table-cell>
          <table:table-cell office:value-type="float" office:value="45.58447" calcext:value-type="float">
            <text:p>45.58447</text:p>
          </table:table-cell>
          <table:table-cell office:value-type="float" office:value="9.788452" calcext:value-type="float">
            <text:p>9.788452</text:p>
          </table:table-cell>
          <table:table-cell office:value-type="float" office:value="34.01224" calcext:value-type="float">
            <text:p>34.01224</text:p>
          </table:table-cell>
          <table:table-cell office:value-type="float" office:value="16.65207" calcext:value-type="float">
            <text:p>16.65207</text:p>
          </table:table-cell>
          <table:table-cell office:value-type="float" office:value="31.21426" calcext:value-type="float">
            <text:p>31.21426</text:p>
          </table:table-cell>
          <table:table-cell office:value-type="float" office:value="19.0112" calcext:value-type="float">
            <text:p>19.0112</text:p>
          </table:table-cell>
          <table:table-cell office:value-type="float" office:value="28.94858" calcext:value-type="float">
            <text:p>28.94858</text:p>
          </table:table-cell>
          <table:table-cell office:value-type="float" office:value="20.89081" calcext:value-type="float">
            <text:p>20.89081</text:p>
          </table:table-cell>
          <table:table-cell office:value-type="float" office:value="27.40277" calcext:value-type="float">
            <text:p>27.40277</text:p>
          </table:table-cell>
          <table:table-cell office:value-type="float" office:value="22.11249" calcext:value-type="float">
            <text:p>22.11249</text:p>
          </table:table-cell>
          <table:table-cell office:value-type="float" office:value="26.33716" calcext:value-type="float">
            <text:p>26.33716</text:p>
          </table:table-cell>
          <table:table-cell office:value-type="float" office:value="22.85822" calcext:value-type="float">
            <text:p>22.858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8" calcext:value-type="float">
            <text:p>14081998</text:p>
          </table:table-cell>
          <table:table-cell office:value-type="float" office:value="24.57781" calcext:value-type="float">
            <text:p>24.57781</text:p>
          </table:table-cell>
          <table:table-cell office:value-type="float" office:value="26.9" calcext:value-type="float">
            <text:p>26.9</text:p>
          </table:table-cell>
          <table:table-cell office:value-type="float" office:value="9.5" calcext:value-type="float">
            <text:p>9.5</text:p>
          </table:table-cell>
          <table:table-cell office:value-type="float" office:value="2.299255" calcext:value-type="float">
            <text:p>2.299255</text:p>
          </table:table-cell>
          <table:table-cell office:value-type="float" office:value="1.164893" calcext:value-type="float">
            <text:p>1.164893</text:p>
          </table:table-cell>
          <table:table-cell office:value-type="float" office:value="147.492" calcext:value-type="float">
            <text:p>147.492</text:p>
          </table:table-cell>
          <table:table-cell office:value-type="float" office:value="0" calcext:value-type="float">
            <text:p>0</text:p>
          </table:table-cell>
          <table:table-cell office:value-type="float" office:value="48.6232" calcext:value-type="float">
            <text:p>48.6232</text:p>
          </table:table-cell>
          <table:table-cell office:value-type="float" office:value="11.87128" calcext:value-type="float">
            <text:p>11.87128</text:p>
          </table:table-cell>
          <table:table-cell office:value-type="float" office:value="36.63934" calcext:value-type="float">
            <text:p>36.63934</text:p>
          </table:table-cell>
          <table:table-cell office:value-type="float" office:value="17.82779" calcext:value-type="float">
            <text:p>17.82779</text:p>
          </table:table-cell>
          <table:table-cell office:value-type="float" office:value="33.19223" calcext:value-type="float">
            <text:p>33.19223</text:p>
          </table:table-cell>
          <table:table-cell office:value-type="float" office:value="19.90701" calcext:value-type="float">
            <text:p>19.90701</text:p>
          </table:table-cell>
          <table:table-cell office:value-type="float" office:value="30.44534" calcext:value-type="float">
            <text:p>30.44534</text:p>
          </table:table-cell>
          <table:table-cell office:value-type="float" office:value="21.51987" calcext:value-type="float">
            <text:p>21.51987</text:p>
          </table:table-cell>
          <table:table-cell office:value-type="float" office:value="28.56543" calcext:value-type="float">
            <text:p>28.56543</text:p>
          </table:table-cell>
          <table:table-cell office:value-type="float" office:value="22.547" calcext:value-type="float">
            <text:p>22.547</text:p>
          </table:table-cell>
          <table:table-cell office:value-type="float" office:value="27.2348" calcext:value-type="float">
            <text:p>27.2348</text:p>
          </table:table-cell>
          <table:table-cell office:value-type="float" office:value="23.13669" calcext:value-type="float">
            <text:p>23.136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8" calcext:value-type="float">
            <text:p>15081998</text:p>
          </table:table-cell>
          <table:table-cell office:value-type="float" office:value="20.76199" calcext:value-type="float">
            <text:p>20.76199</text:p>
          </table:table-cell>
          <table:table-cell office:value-type="float" office:value="28.7" calcext:value-type="float">
            <text:p>28.7</text:p>
          </table:table-cell>
          <table:table-cell office:value-type="float" office:value="16.6" calcext:value-type="float">
            <text:p>16.6</text:p>
          </table:table-cell>
          <table:table-cell office:value-type="float" office:value="2.467313" calcext:value-type="float">
            <text:p>2.467313</text:p>
          </table:table-cell>
          <table:table-cell office:value-type="float" office:value="1.853926" calcext:value-type="float">
            <text:p>1.853926</text:p>
          </table:table-cell>
          <table:table-cell office:value-type="float" office:value="211.392" calcext:value-type="float">
            <text:p>211.392</text:p>
          </table:table-cell>
          <table:table-cell office:value-type="float" office:value="3.2" calcext:value-type="float">
            <text:p>3.2</text:p>
          </table:table-cell>
          <table:table-cell office:value-type="float" office:value="51.84094" calcext:value-type="float">
            <text:p>51.84094</text:p>
          </table:table-cell>
          <table:table-cell office:value-type="float" office:value="18.29065" calcext:value-type="float">
            <text:p>18.29065</text:p>
          </table:table-cell>
          <table:table-cell office:value-type="float" office:value="38.99356" calcext:value-type="float">
            <text:p>38.99356</text:p>
          </table:table-cell>
          <table:table-cell office:value-type="float" office:value="22.4382" calcext:value-type="float">
            <text:p>22.4382</text:p>
          </table:table-cell>
          <table:table-cell office:value-type="float" office:value="35.32556" calcext:value-type="float">
            <text:p>35.32556</text:p>
          </table:table-cell>
          <table:table-cell office:value-type="float" office:value="23.90891" calcext:value-type="float">
            <text:p>23.90891</text:p>
          </table:table-cell>
          <table:table-cell office:value-type="float" office:value="32.19962" calcext:value-type="float">
            <text:p>32.19962</text:p>
          </table:table-cell>
          <table:table-cell office:value-type="float" office:value="24.646" calcext:value-type="float">
            <text:p>24.646</text:p>
          </table:table-cell>
          <table:table-cell office:value-type="float" office:value="29.95303" calcext:value-type="float">
            <text:p>29.95303</text:p>
          </table:table-cell>
          <table:table-cell office:value-type="float" office:value="24.95505" calcext:value-type="float">
            <text:p>24.95505</text:p>
          </table:table-cell>
          <table:table-cell office:value-type="float" office:value="28.37817" calcext:value-type="float">
            <text:p>28.37817</text:p>
          </table:table-cell>
          <table:table-cell office:value-type="float" office:value="25.01047" calcext:value-type="float">
            <text:p>25.010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8" calcext:value-type="float">
            <text:p>16081998</text:p>
          </table:table-cell>
          <table:table-cell office:value-type="float" office:value="24.8954" calcext:value-type="float">
            <text:p>24.8954</text:p>
          </table:table-cell>
          <table:table-cell office:value-type="float" office:value="24.6" calcext:value-type="float">
            <text:p>24.6</text:p>
          </table:table-cell>
          <table:table-cell office:value-type="float" office:value="13.4" calcext:value-type="float">
            <text:p>13.4</text:p>
          </table:table-cell>
          <table:table-cell office:value-type="float" office:value="2.098279" calcext:value-type="float">
            <text:p>2.098279</text:p>
          </table:table-cell>
          <table:table-cell office:value-type="float" office:value="1.507909" calcext:value-type="float">
            <text:p>1.507909</text:p>
          </table:table-cell>
          <table:table-cell office:value-type="float" office:value="116.172" calcext:value-type="float">
            <text:p>116.172</text:p>
          </table:table-cell>
          <table:table-cell office:value-type="float" office:value="0" calcext:value-type="float">
            <text:p>0</text:p>
          </table:table-cell>
          <table:table-cell office:value-type="float" office:value="44.9863" calcext:value-type="float">
            <text:p>44.9863</text:p>
          </table:table-cell>
          <table:table-cell office:value-type="float" office:value="15.89954" calcext:value-type="float">
            <text:p>15.89954</text:p>
          </table:table-cell>
          <table:table-cell office:value-type="float" office:value="33.86032" calcext:value-type="float">
            <text:p>33.86032</text:p>
          </table:table-cell>
          <table:table-cell office:value-type="float" office:value="19.82568" calcext:value-type="float">
            <text:p>19.82568</text:p>
          </table:table-cell>
          <table:table-cell office:value-type="float" office:value="30.86774" calcext:value-type="float">
            <text:p>30.86774</text:p>
          </table:table-cell>
          <table:table-cell office:value-type="float" office:value="21.68414" calcext:value-type="float">
            <text:p>21.68414</text:p>
          </table:table-cell>
          <table:table-cell office:value-type="float" office:value="28.84915" calcext:value-type="float">
            <text:p>28.84915</text:p>
          </table:table-cell>
          <table:table-cell office:value-type="float" office:value="23.06241" calcext:value-type="float">
            <text:p>23.06241</text:p>
          </table:table-cell>
          <table:table-cell office:value-type="float" office:value="27.53162" calcext:value-type="float">
            <text:p>27.53162</text:p>
          </table:table-cell>
          <table:table-cell office:value-type="float" office:value="23.89532" calcext:value-type="float">
            <text:p>23.89532</text:p>
          </table:table-cell>
          <table:table-cell office:value-type="float" office:value="27.04581" calcext:value-type="float">
            <text:p>27.04581</text:p>
          </table:table-cell>
          <table:table-cell office:value-type="float" office:value="24.32843" calcext:value-type="float">
            <text:p>24.3284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8" calcext:value-type="float">
            <text:p>17081998</text:p>
          </table:table-cell>
          <table:table-cell office:value-type="float" office:value="19.82484" calcext:value-type="float">
            <text:p>19.82484</text:p>
          </table:table-cell>
          <table:table-cell office:value-type="float" office:value="29.4" calcext:value-type="float">
            <text:p>29.4</text:p>
          </table:table-cell>
          <table:table-cell office:value-type="float" office:value="12.6" calcext:value-type="float">
            <text:p>12.6</text:p>
          </table:table-cell>
          <table:table-cell office:value-type="float" office:value="3.062102" calcext:value-type="float">
            <text:p>3.062102</text:p>
          </table:table-cell>
          <table:table-cell office:value-type="float" office:value="1.430976" calcext:value-type="float">
            <text:p>1.430976</text:p>
          </table:table-cell>
          <table:table-cell office:value-type="float" office:value="178.416" calcext:value-type="float">
            <text:p>178.416</text:p>
          </table:table-cell>
          <table:table-cell office:value-type="float" office:value="0" calcext:value-type="float">
            <text:p>0</text:p>
          </table:table-cell>
          <table:table-cell office:value-type="float" office:value="49.54633" calcext:value-type="float">
            <text:p>49.54633</text:p>
          </table:table-cell>
          <table:table-cell office:value-type="float" office:value="14.98346" calcext:value-type="float">
            <text:p>14.98346</text:p>
          </table:table-cell>
          <table:table-cell office:value-type="float" office:value="37.13388" calcext:value-type="float">
            <text:p>37.13388</text:p>
          </table:table-cell>
          <table:table-cell office:value-type="float" office:value="19.70468" calcext:value-type="float">
            <text:p>19.70468</text:p>
          </table:table-cell>
          <table:table-cell office:value-type="float" office:value="33.52301" calcext:value-type="float">
            <text:p>33.52301</text:p>
          </table:table-cell>
          <table:table-cell office:value-type="float" office:value="21.27734" calcext:value-type="float">
            <text:p>21.27734</text:p>
          </table:table-cell>
          <table:table-cell office:value-type="float" office:value="30.78592" calcext:value-type="float">
            <text:p>30.78592</text:p>
          </table:table-cell>
          <table:table-cell office:value-type="float" office:value="22.51553" calcext:value-type="float">
            <text:p>22.51553</text:p>
          </table:table-cell>
          <table:table-cell office:value-type="float" office:value="28.92068" calcext:value-type="float">
            <text:p>28.92068</text:p>
          </table:table-cell>
          <table:table-cell office:value-type="float" office:value="23.29578" calcext:value-type="float">
            <text:p>23.29578</text:p>
          </table:table-cell>
          <table:table-cell office:value-type="float" office:value="27.61853" calcext:value-type="float">
            <text:p>27.61853</text:p>
          </table:table-cell>
          <table:table-cell office:value-type="float" office:value="23.74622" calcext:value-type="float">
            <text:p>23.746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8" calcext:value-type="float">
            <text:p>18081998</text:p>
          </table:table-cell>
          <table:table-cell office:value-type="float" office:value="10.05231" calcext:value-type="float">
            <text:p>10.05231</text:p>
          </table:table-cell>
          <table:table-cell office:value-type="float" office:value="20.8" calcext:value-type="float">
            <text:p>20.8</text:p>
          </table:table-cell>
          <table:table-cell office:value-type="float" office:value="9.7" calcext:value-type="float">
            <text:p>9.7</text:p>
          </table:table-cell>
          <table:table-cell office:value-type="float" office:value="2.203438" calcext:value-type="float">
            <text:p>2.203438</text:p>
          </table:table-cell>
          <table:table-cell office:value-type="float" office:value="1.067716" calcext:value-type="float">
            <text:p>1.067716</text:p>
          </table:table-cell>
          <table:table-cell office:value-type="float" office:value="291.348" calcext:value-type="float">
            <text:p>291.348</text:p>
          </table:table-cell>
          <table:table-cell office:value-type="float" office:value="0" calcext:value-type="float">
            <text:p>0</text:p>
          </table:table-cell>
          <table:table-cell office:value-type="float" office:value="29.17822" calcext:value-type="float">
            <text:p>29.17822</text:p>
          </table:table-cell>
          <table:table-cell office:value-type="float" office:value="12.26187" calcext:value-type="float">
            <text:p>12.26187</text:p>
          </table:table-cell>
          <table:table-cell office:value-type="float" office:value="26.57721" calcext:value-type="float">
            <text:p>26.57721</text:p>
          </table:table-cell>
          <table:table-cell office:value-type="float" office:value="18.29584" calcext:value-type="float">
            <text:p>18.29584</text:p>
          </table:table-cell>
          <table:table-cell office:value-type="float" office:value="27.47729" calcext:value-type="float">
            <text:p>27.47729</text:p>
          </table:table-cell>
          <table:table-cell office:value-type="float" office:value="20.54807" calcext:value-type="float">
            <text:p>20.54807</text:p>
          </table:table-cell>
          <table:table-cell office:value-type="float" office:value="27.99664" calcext:value-type="float">
            <text:p>27.99664</text:p>
          </table:table-cell>
          <table:table-cell office:value-type="float" office:value="22.34244" calcext:value-type="float">
            <text:p>22.34244</text:p>
          </table:table-cell>
          <table:table-cell office:value-type="float" office:value="27.88101" calcext:value-type="float">
            <text:p>27.88101</text:p>
          </table:table-cell>
          <table:table-cell office:value-type="float" office:value="23.45142" calcext:value-type="float">
            <text:p>23.45142</text:p>
          </table:table-cell>
          <table:table-cell office:value-type="float" office:value="27.36398" calcext:value-type="float">
            <text:p>27.36398</text:p>
          </table:table-cell>
          <table:table-cell office:value-type="float" office:value="24.05563" calcext:value-type="float">
            <text:p>24.055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8" calcext:value-type="float">
            <text:p>19081998</text:p>
          </table:table-cell>
          <table:table-cell office:value-type="float" office:value="24.64259" calcext:value-type="float">
            <text:p>24.64259</text:p>
          </table:table-cell>
          <table:table-cell office:value-type="float" office:value="21.3" calcext:value-type="float">
            <text:p>21.3</text:p>
          </table:table-cell>
          <table:table-cell office:value-type="float" office:value="5" calcext:value-type="float">
            <text:p>5</text:p>
          </table:table-cell>
          <table:table-cell office:value-type="float" office:value="1.28439" calcext:value-type="float">
            <text:p>1.28439</text:p>
          </table:table-cell>
          <table:table-cell office:value-type="float" office:value="0.8571299" calcext:value-type="float">
            <text:p>0.8571299</text:p>
          </table:table-cell>
          <table:table-cell office:value-type="float" office:value="156.528" calcext:value-type="float">
            <text:p>156.528</text:p>
          </table:table-cell>
          <table:table-cell office:value-type="float" office:value="0" calcext:value-type="float">
            <text:p>0</text:p>
          </table:table-cell>
          <table:table-cell office:value-type="float" office:value="43.69705" calcext:value-type="float">
            <text:p>43.69705</text:p>
          </table:table-cell>
          <table:table-cell office:value-type="float" office:value="7.682526" calcext:value-type="float">
            <text:p>7.682526</text:p>
          </table:table-cell>
          <table:table-cell office:value-type="float" office:value="32.65594" calcext:value-type="float">
            <text:p>32.65594</text:p>
          </table:table-cell>
          <table:table-cell office:value-type="float" office:value="14.50162" calcext:value-type="float">
            <text:p>14.50162</text:p>
          </table:table-cell>
          <table:table-cell office:value-type="float" office:value="29.61963" calcext:value-type="float">
            <text:p>29.61963</text:p>
          </table:table-cell>
          <table:table-cell office:value-type="float" office:value="16.931" calcext:value-type="float">
            <text:p>16.931</text:p>
          </table:table-cell>
          <table:table-cell office:value-type="float" office:value="27.45111" calcext:value-type="float">
            <text:p>27.45111</text:p>
          </table:table-cell>
          <table:table-cell office:value-type="float" office:value="18.97223" calcext:value-type="float">
            <text:p>18.97223</text:p>
          </table:table-cell>
          <table:table-cell office:value-type="float" office:value="26.03973" calcext:value-type="float">
            <text:p>26.03973</text:p>
          </table:table-cell>
          <table:table-cell office:value-type="float" office:value="20.43423" calcext:value-type="float">
            <text:p>20.43423</text:p>
          </table:table-cell>
          <table:table-cell office:value-type="float" office:value="25.13071" calcext:value-type="float">
            <text:p>25.13071</text:p>
          </table:table-cell>
          <table:table-cell office:value-type="float" office:value="21.44363" calcext:value-type="float">
            <text:p>21.4436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8" calcext:value-type="float">
            <text:p>20081998</text:p>
          </table:table-cell>
          <table:table-cell office:value-type="float" office:value="14.54858" calcext:value-type="float">
            <text:p>14.54858</text:p>
          </table:table-cell>
          <table:table-cell office:value-type="float" office:value="22.6" calcext:value-type="float">
            <text:p>22.6</text:p>
          </table:table-cell>
          <table:table-cell office:value-type="float" office:value="5.4" calcext:value-type="float">
            <text:p>5.4</text:p>
          </table:table-cell>
          <table:table-cell office:value-type="float" office:value="2.005867" calcext:value-type="float">
            <text:p>2.005867</text:p>
          </table:table-cell>
          <table:table-cell office:value-type="float" office:value="0.881179" calcext:value-type="float">
            <text:p>0.881179</text:p>
          </table:table-cell>
          <table:table-cell office:value-type="float" office:value="159.66" calcext:value-type="float">
            <text:p>159.66</text:p>
          </table:table-cell>
          <table:table-cell office:value-type="float" office:value="5" calcext:value-type="float">
            <text:p>5</text:p>
          </table:table-cell>
          <table:table-cell office:value-type="float" office:value="39.88217" calcext:value-type="float">
            <text:p>39.88217</text:p>
          </table:table-cell>
          <table:table-cell office:value-type="float" office:value="8.076416" calcext:value-type="float">
            <text:p>8.076416</text:p>
          </table:table-cell>
          <table:table-cell office:value-type="float" office:value="29.65897" calcext:value-type="float">
            <text:p>29.65897</text:p>
          </table:table-cell>
          <table:table-cell office:value-type="float" office:value="14.9805" calcext:value-type="float">
            <text:p>14.9805</text:p>
          </table:table-cell>
          <table:table-cell office:value-type="float" office:value="27.46536" calcext:value-type="float">
            <text:p>27.46536</text:p>
          </table:table-cell>
          <table:table-cell office:value-type="float" office:value="17.41962" calcext:value-type="float">
            <text:p>17.41962</text:p>
          </table:table-cell>
          <table:table-cell office:value-type="float" office:value="25.63965" calcext:value-type="float">
            <text:p>25.63965</text:p>
          </table:table-cell>
          <table:table-cell office:value-type="float" office:value="19.36292" calcext:value-type="float">
            <text:p>19.36292</text:p>
          </table:table-cell>
          <table:table-cell office:value-type="float" office:value="24.54843" calcext:value-type="float">
            <text:p>24.54843</text:p>
          </table:table-cell>
          <table:table-cell office:value-type="float" office:value="20.68143" calcext:value-type="float">
            <text:p>20.68143</text:p>
          </table:table-cell>
          <table:table-cell office:value-type="float" office:value="24.3522" calcext:value-type="float">
            <text:p>24.3522</text:p>
          </table:table-cell>
          <table:table-cell office:value-type="float" office:value="21.53455" calcext:value-type="float">
            <text:p>21.534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8" calcext:value-type="float">
            <text:p>21081998</text:p>
          </table:table-cell>
          <table:table-cell office:value-type="float" office:value="17.29523" calcext:value-type="float">
            <text:p>17.29523</text:p>
          </table:table-cell>
          <table:table-cell office:value-type="float" office:value="25.3" calcext:value-type="float">
            <text:p>25.3</text:p>
          </table:table-cell>
          <table:table-cell office:value-type="float" office:value="15.2" calcext:value-type="float">
            <text:p>15.2</text:p>
          </table:table-cell>
          <table:table-cell office:value-type="float" office:value="2.12692" calcext:value-type="float">
            <text:p>2.12692</text:p>
          </table:table-cell>
          <table:table-cell office:value-type="float" office:value="1.694676" calcext:value-type="float">
            <text:p>1.694676</text:p>
          </table:table-cell>
          <table:table-cell office:value-type="float" office:value="115.92" calcext:value-type="float">
            <text:p>115.92</text:p>
          </table:table-cell>
          <table:table-cell office:value-type="float" office:value="0" calcext:value-type="float">
            <text:p>0</text:p>
          </table:table-cell>
          <table:table-cell office:value-type="float" office:value="32.58023" calcext:value-type="float">
            <text:p>32.58023</text:p>
          </table:table-cell>
          <table:table-cell office:value-type="float" office:value="15.75513" calcext:value-type="float">
            <text:p>15.75513</text:p>
          </table:table-cell>
          <table:table-cell office:value-type="float" office:value="27.466" calcext:value-type="float">
            <text:p>27.466</text:p>
          </table:table-cell>
          <table:table-cell office:value-type="float" office:value="18.00769" calcext:value-type="float">
            <text:p>18.00769</text:p>
          </table:table-cell>
          <table:table-cell office:value-type="float" office:value="25.73047" calcext:value-type="float">
            <text:p>25.73047</text:p>
          </table:table-cell>
          <table:table-cell office:value-type="float" office:value="19.18399" calcext:value-type="float">
            <text:p>19.18399</text:p>
          </table:table-cell>
          <table:table-cell office:value-type="float" office:value="24.75101" calcext:value-type="float">
            <text:p>24.75101</text:p>
          </table:table-cell>
          <table:table-cell office:value-type="float" office:value="20.25354" calcext:value-type="float">
            <text:p>20.25354</text:p>
          </table:table-cell>
          <table:table-cell office:value-type="float" office:value="24.05978" calcext:value-type="float">
            <text:p>24.05978</text:p>
          </table:table-cell>
          <table:table-cell office:value-type="float" office:value="20.9917" calcext:value-type="float">
            <text:p>20.9917</text:p>
          </table:table-cell>
          <table:table-cell office:value-type="float" office:value="23.57056" calcext:value-type="float">
            <text:p>23.57056</text:p>
          </table:table-cell>
          <table:table-cell office:value-type="float" office:value="21.51093" calcext:value-type="float">
            <text:p>21.5109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8" calcext:value-type="float">
            <text:p>22081998</text:p>
          </table:table-cell>
          <table:table-cell office:value-type="float" office:value="17.03894" calcext:value-type="float">
            <text:p>17.03894</text:p>
          </table:table-cell>
          <table:table-cell office:value-type="float" office:value="24.5" calcext:value-type="float">
            <text:p>24.5</text:p>
          </table:table-cell>
          <table:table-cell office:value-type="float" office:value="13.8" calcext:value-type="float">
            <text:p>13.8</text:p>
          </table:table-cell>
          <table:table-cell office:value-type="float" office:value="2.015919" calcext:value-type="float">
            <text:p>2.015919</text:p>
          </table:table-cell>
          <table:table-cell office:value-type="float" office:value="1.482818" calcext:value-type="float">
            <text:p>1.482818</text:p>
          </table:table-cell>
          <table:table-cell office:value-type="float" office:value="113.364" calcext:value-type="float">
            <text:p>113.364</text:p>
          </table:table-cell>
          <table:table-cell office:value-type="float" office:value="1.6" calcext:value-type="float">
            <text:p>1.6</text:p>
          </table:table-cell>
          <table:table-cell office:value-type="float" office:value="36.16739" calcext:value-type="float">
            <text:p>36.16739</text:p>
          </table:table-cell>
          <table:table-cell office:value-type="float" office:value="15.62808" calcext:value-type="float">
            <text:p>15.62808</text:p>
          </table:table-cell>
          <table:table-cell office:value-type="float" office:value="29.06711" calcext:value-type="float">
            <text:p>29.06711</text:p>
          </table:table-cell>
          <table:table-cell office:value-type="float" office:value="19.04767" calcext:value-type="float">
            <text:p>19.04767</text:p>
          </table:table-cell>
          <table:table-cell office:value-type="float" office:value="26.94797" calcext:value-type="float">
            <text:p>26.94797</text:p>
          </table:table-cell>
          <table:table-cell office:value-type="float" office:value="20.10037" calcext:value-type="float">
            <text:p>20.10037</text:p>
          </table:table-cell>
          <table:table-cell office:value-type="float" office:value="25.41904" calcext:value-type="float">
            <text:p>25.41904</text:p>
          </table:table-cell>
          <table:table-cell office:value-type="float" office:value="20.95224" calcext:value-type="float">
            <text:p>20.95224</text:p>
          </table:table-cell>
          <table:table-cell office:value-type="float" office:value="24.44214" calcext:value-type="float">
            <text:p>24.44214</text:p>
          </table:table-cell>
          <table:table-cell office:value-type="float" office:value="21.51404" calcext:value-type="float">
            <text:p>21.51404</text:p>
          </table:table-cell>
          <table:table-cell office:value-type="float" office:value="23.80093" calcext:value-type="float">
            <text:p>23.80093</text:p>
          </table:table-cell>
          <table:table-cell office:value-type="float" office:value="21.87689" calcext:value-type="float">
            <text:p>21.876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8" calcext:value-type="float">
            <text:p>23081998</text:p>
          </table:table-cell>
          <table:table-cell office:value-type="float" office:value="6.593112" calcext:value-type="float">
            <text:p>6.593112</text:p>
          </table:table-cell>
          <table:table-cell office:value-type="float" office:value="21" calcext:value-type="float">
            <text:p>21</text:p>
          </table:table-cell>
          <table:table-cell office:value-type="float" office:value="12.1" calcext:value-type="float">
            <text:p>12.1</text:p>
          </table:table-cell>
          <table:table-cell office:value-type="float" office:value="2.199196" calcext:value-type="float">
            <text:p>2.199196</text:p>
          </table:table-cell>
          <table:table-cell office:value-type="float" office:value="1.384691" calcext:value-type="float">
            <text:p>1.384691</text:p>
          </table:table-cell>
          <table:table-cell office:value-type="float" office:value="132.012" calcext:value-type="float">
            <text:p>132.012</text:p>
          </table:table-cell>
          <table:table-cell office:value-type="float" office:value="19.81053" calcext:value-type="float">
            <text:p>19.81053</text:p>
          </table:table-cell>
          <table:table-cell office:value-type="float" office:value="29.6781" calcext:value-type="float">
            <text:p>29.6781</text:p>
          </table:table-cell>
          <table:table-cell office:value-type="float" office:value="13.66257" calcext:value-type="float">
            <text:p>13.66257</text:p>
          </table:table-cell>
          <table:table-cell office:value-type="float" office:value="24.91492" calcext:value-type="float">
            <text:p>24.91492</text:p>
          </table:table-cell>
          <table:table-cell office:value-type="float" office:value="17.78085" calcext:value-type="float">
            <text:p>17.78085</text:p>
          </table:table-cell>
          <table:table-cell office:value-type="float" office:value="23.92181" calcext:value-type="float">
            <text:p>23.92181</text:p>
          </table:table-cell>
          <table:table-cell office:value-type="float" office:value="19.2298" calcext:value-type="float">
            <text:p>19.2298</text:p>
          </table:table-cell>
          <table:table-cell office:value-type="float" office:value="23.17294" calcext:value-type="float">
            <text:p>23.17294</text:p>
          </table:table-cell>
          <table:table-cell office:value-type="float" office:value="20.36575" calcext:value-type="float">
            <text:p>20.36575</text:p>
          </table:table-cell>
          <table:table-cell office:value-type="float" office:value="23.2301" calcext:value-type="float">
            <text:p>23.2301</text:p>
          </table:table-cell>
          <table:table-cell office:value-type="float" office:value="21.09912" calcext:value-type="float">
            <text:p>21.09912</text:p>
          </table:table-cell>
          <table:table-cell office:value-type="float" office:value="23.36691" calcext:value-type="float">
            <text:p>23.36691</text:p>
          </table:table-cell>
          <table:table-cell office:value-type="float" office:value="21.57074" calcext:value-type="float">
            <text:p>21.5707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8" calcext:value-type="float">
            <text:p>24081998</text:p>
          </table:table-cell>
          <table:table-cell office:value-type="float" office:value="12.37057" calcext:value-type="float">
            <text:p>12.37057</text:p>
          </table:table-cell>
          <table:table-cell office:value-type="float" office:value="25.3" calcext:value-type="float">
            <text:p>25.3</text:p>
          </table:table-cell>
          <table:table-cell office:value-type="float" office:value="15.7" calcext:value-type="float">
            <text:p>15.7</text:p>
          </table:table-cell>
          <table:table-cell office:value-type="float" office:value="2.566646" calcext:value-type="float">
            <text:p>2.566646</text:p>
          </table:table-cell>
          <table:table-cell office:value-type="float" office:value="1.750092" calcext:value-type="float">
            <text:p>1.750092</text:p>
          </table:table-cell>
          <table:table-cell office:value-type="float" office:value="195.732" calcext:value-type="float">
            <text:p>195.732</text:p>
          </table:table-cell>
          <table:table-cell office:value-type="float" office:value="0.5894737" calcext:value-type="float">
            <text:p>0.5894737</text:p>
          </table:table-cell>
          <table:table-cell office:value-type="float" office:value="34.91156" calcext:value-type="float">
            <text:p>34.91156</text:p>
          </table:table-cell>
          <table:table-cell office:value-type="float" office:value="16.34427" calcext:value-type="float">
            <text:p>16.34427</text:p>
          </table:table-cell>
          <table:table-cell office:value-type="float" office:value="28.45279" calcext:value-type="float">
            <text:p>28.45279</text:p>
          </table:table-cell>
          <table:table-cell office:value-type="float" office:value="19.04184" calcext:value-type="float">
            <text:p>19.04184</text:p>
          </table:table-cell>
          <table:table-cell office:value-type="float" office:value="26.19772" calcext:value-type="float">
            <text:p>26.19772</text:p>
          </table:table-cell>
          <table:table-cell office:value-type="float" office:value="19.73221" calcext:value-type="float">
            <text:p>19.73221</text:p>
          </table:table-cell>
          <table:table-cell office:value-type="float" office:value="24.36905" calcext:value-type="float">
            <text:p>24.36905</text:p>
          </table:table-cell>
          <table:table-cell office:value-type="float" office:value="20.29797" calcext:value-type="float">
            <text:p>20.29797</text:p>
          </table:table-cell>
          <table:table-cell office:value-type="float" office:value="23.37943" calcext:value-type="float">
            <text:p>23.37943</text:p>
          </table:table-cell>
          <table:table-cell office:value-type="float" office:value="20.75156" calcext:value-type="float">
            <text:p>20.75156</text:p>
          </table:table-cell>
          <table:table-cell office:value-type="float" office:value="22.84879" calcext:value-type="float">
            <text:p>22.84879</text:p>
          </table:table-cell>
          <table:table-cell office:value-type="float" office:value="21.10641" calcext:value-type="float">
            <text:p>21.106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8" calcext:value-type="float">
            <text:p>25081998</text:p>
          </table:table-cell>
          <table:table-cell office:value-type="float" office:value="6.299676" calcext:value-type="float">
            <text:p>6.299676</text:p>
          </table:table-cell>
          <table:table-cell office:value-type="float" office:value="23.1" calcext:value-type="float">
            <text:p>23.1</text:p>
          </table:table-cell>
          <table:table-cell office:value-type="float" office:value="14.8" calcext:value-type="float">
            <text:p>14.8</text:p>
          </table:table-cell>
          <table:table-cell office:value-type="float" office:value="2.632811" calcext:value-type="float">
            <text:p>2.632811</text:p>
          </table:table-cell>
          <table:table-cell office:value-type="float" office:value="1.651475" calcext:value-type="float">
            <text:p>1.651475</text:p>
          </table:table-cell>
          <table:table-cell office:value-type="float" office:value="114.66" calcext:value-type="float">
            <text:p>114.66</text:p>
          </table:table-cell>
          <table:table-cell office:value-type="float" office:value="10.6" calcext:value-type="float">
            <text:p>10.6</text:p>
          </table:table-cell>
          <table:table-cell office:value-type="float" office:value="27.81766" calcext:value-type="float">
            <text:p>27.81766</text:p>
          </table:table-cell>
          <table:table-cell office:value-type="float" office:value="15.2923" calcext:value-type="float">
            <text:p>15.2923</text:p>
          </table:table-cell>
          <table:table-cell office:value-type="float" office:value="25.01352" calcext:value-type="float">
            <text:p>25.01352</text:p>
          </table:table-cell>
          <table:table-cell office:value-type="float" office:value="17.85559" calcext:value-type="float">
            <text:p>17.85559</text:p>
          </table:table-cell>
          <table:table-cell office:value-type="float" office:value="23.97733" calcext:value-type="float">
            <text:p>23.97733</text:p>
          </table:table-cell>
          <table:table-cell office:value-type="float" office:value="18.94434" calcext:value-type="float">
            <text:p>18.94434</text:p>
          </table:table-cell>
          <table:table-cell office:value-type="float" office:value="23.08005" calcext:value-type="float">
            <text:p>23.08005</text:p>
          </table:table-cell>
          <table:table-cell office:value-type="float" office:value="19.89407" calcext:value-type="float">
            <text:p>19.89407</text:p>
          </table:table-cell>
          <table:table-cell office:value-type="float" office:value="22.53741" calcext:value-type="float">
            <text:p>22.53741</text:p>
          </table:table-cell>
          <table:table-cell office:value-type="float" office:value="20.54575" calcext:value-type="float">
            <text:p>20.54575</text:p>
          </table:table-cell>
          <table:table-cell office:value-type="float" office:value="22.24954" calcext:value-type="float">
            <text:p>22.24954</text:p>
          </table:table-cell>
          <table:table-cell office:value-type="float" office:value="20.96652" calcext:value-type="float">
            <text:p>20.966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8" calcext:value-type="float">
            <text:p>26081998</text:p>
          </table:table-cell>
          <table:table-cell office:value-type="float" office:value="15.29242" calcext:value-type="float">
            <text:p>15.29242</text:p>
          </table:table-cell>
          <table:table-cell office:value-type="float" office:value="25.3" calcext:value-type="float">
            <text:p>25.3</text:p>
          </table:table-cell>
          <table:table-cell office:value-type="float" office:value="15.5" calcext:value-type="float">
            <text:p>15.5</text:p>
          </table:table-cell>
          <table:table-cell office:value-type="float" office:value="2.553514" calcext:value-type="float">
            <text:p>2.553514</text:p>
          </table:table-cell>
          <table:table-cell office:value-type="float" office:value="1.618177" calcext:value-type="float">
            <text:p>1.618177</text:p>
          </table:table-cell>
          <table:table-cell office:value-type="float" office:value="149.472" calcext:value-type="float">
            <text:p>149.472</text:p>
          </table:table-cell>
          <table:table-cell office:value-type="float" office:value="0.2" calcext:value-type="float">
            <text:p>0.2</text:p>
          </table:table-cell>
          <table:table-cell office:value-type="float" office:value="32.6973" calcext:value-type="float">
            <text:p>32.6973</text:p>
          </table:table-cell>
          <table:table-cell office:value-type="float" office:value="15.85156" calcext:value-type="float">
            <text:p>15.85156</text:p>
          </table:table-cell>
          <table:table-cell office:value-type="float" office:value="27.90958" calcext:value-type="float">
            <text:p>27.90958</text:p>
          </table:table-cell>
          <table:table-cell office:value-type="float" office:value="18.42883" calcext:value-type="float">
            <text:p>18.42883</text:p>
          </table:table-cell>
          <table:table-cell office:value-type="float" office:value="26.04926" calcext:value-type="float">
            <text:p>26.04926</text:p>
          </table:table-cell>
          <table:table-cell office:value-type="float" office:value="19.35303" calcext:value-type="float">
            <text:p>19.35303</text:p>
          </table:table-cell>
          <table:table-cell office:value-type="float" office:value="24.5979" calcext:value-type="float">
            <text:p>24.5979</text:p>
          </table:table-cell>
          <table:table-cell office:value-type="float" office:value="20.12375" calcext:value-type="float">
            <text:p>20.12375</text:p>
          </table:table-cell>
          <table:table-cell office:value-type="float" office:value="23.63785" calcext:value-type="float">
            <text:p>23.63785</text:p>
          </table:table-cell>
          <table:table-cell office:value-type="float" office:value="20.65762" calcext:value-type="float">
            <text:p>20.65762</text:p>
          </table:table-cell>
          <table:table-cell office:value-type="float" office:value="22.9985" calcext:value-type="float">
            <text:p>22.9985</text:p>
          </table:table-cell>
          <table:table-cell office:value-type="float" office:value="20.99377" calcext:value-type="float">
            <text:p>20.9937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8" calcext:value-type="float">
            <text:p>27081998</text:p>
          </table:table-cell>
          <table:table-cell office:value-type="float" office:value="22.13791" calcext:value-type="float">
            <text:p>22.13791</text:p>
          </table:table-cell>
          <table:table-cell office:value-type="float" office:value="27.6" calcext:value-type="float">
            <text:p>27.6</text:p>
          </table:table-cell>
          <table:table-cell office:value-type="float" office:value="13.2" calcext:value-type="float">
            <text:p>13.2</text:p>
          </table:table-cell>
          <table:table-cell office:value-type="float" office:value="2.41262" calcext:value-type="float">
            <text:p>2.41262</text:p>
          </table:table-cell>
          <table:table-cell office:value-type="float" office:value="1.48834" calcext:value-type="float">
            <text:p>1.48834</text:p>
          </table:table-cell>
          <table:table-cell office:value-type="float" office:value="155.664" calcext:value-type="float">
            <text:p>155.664</text:p>
          </table:table-cell>
          <table:table-cell office:value-type="float" office:value="0" calcext:value-type="float">
            <text:p>0</text:p>
          </table:table-cell>
          <table:table-cell office:value-type="float" office:value="47.39563" calcext:value-type="float">
            <text:p>47.39563</text:p>
          </table:table-cell>
          <table:table-cell office:value-type="float" office:value="13.66763" calcext:value-type="float">
            <text:p>13.66763</text:p>
          </table:table-cell>
          <table:table-cell office:value-type="float" office:value="34.56265" calcext:value-type="float">
            <text:p>34.56265</text:p>
          </table:table-cell>
          <table:table-cell office:value-type="float" office:value="17.16644" calcext:value-type="float">
            <text:p>17.16644</text:p>
          </table:table-cell>
          <table:table-cell office:value-type="float" office:value="30.94824" calcext:value-type="float">
            <text:p>30.94824</text:p>
          </table:table-cell>
          <table:table-cell office:value-type="float" office:value="18.5069" calcext:value-type="float">
            <text:p>18.5069</text:p>
          </table:table-cell>
          <table:table-cell office:value-type="float" office:value="28.12204" calcext:value-type="float">
            <text:p>28.12204</text:p>
          </table:table-cell>
          <table:table-cell office:value-type="float" office:value="19.65536" calcext:value-type="float">
            <text:p>19.65536</text:p>
          </table:table-cell>
          <table:table-cell office:value-type="float" office:value="26.21057" calcext:value-type="float">
            <text:p>26.21057</text:p>
          </table:table-cell>
          <table:table-cell office:value-type="float" office:value="20.42566" calcext:value-type="float">
            <text:p>20.42566</text:p>
          </table:table-cell>
          <table:table-cell office:value-type="float" office:value="24.91562" calcext:value-type="float">
            <text:p>24.91562</text:p>
          </table:table-cell>
          <table:table-cell office:value-type="float" office:value="20.90335" calcext:value-type="float">
            <text:p>20.903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8" calcext:value-type="float">
            <text:p>28081998</text:p>
          </table:table-cell>
          <table:table-cell office:value-type="float" office:value="16.77492" calcext:value-type="float">
            <text:p>16.77492</text:p>
          </table:table-cell>
          <table:table-cell office:value-type="float" office:value="27.6" calcext:value-type="float">
            <text:p>27.6</text:p>
          </table:table-cell>
          <table:table-cell office:value-type="float" office:value="12.8" calcext:value-type="float">
            <text:p>12.8</text:p>
          </table:table-cell>
          <table:table-cell office:value-type="float" office:value="2.643284" calcext:value-type="float">
            <text:p>2.643284</text:p>
          </table:table-cell>
          <table:table-cell office:value-type="float" office:value="1.449872" calcext:value-type="float">
            <text:p>1.449872</text:p>
          </table:table-cell>
          <table:table-cell office:value-type="float" office:value="105.048" calcext:value-type="float">
            <text:p>105.048</text:p>
          </table:table-cell>
          <table:table-cell office:value-type="float" office:value="0" calcext:value-type="float">
            <text:p>0</text:p>
          </table:table-cell>
          <table:table-cell office:value-type="float" office:value="48.54492" calcext:value-type="float">
            <text:p>48.54492</text:p>
          </table:table-cell>
          <table:table-cell office:value-type="float" office:value="14.42221" calcext:value-type="float">
            <text:p>14.42221</text:p>
          </table:table-cell>
          <table:table-cell office:value-type="float" office:value="34.41885" calcext:value-type="float">
            <text:p>34.41885</text:p>
          </table:table-cell>
          <table:table-cell office:value-type="float" office:value="18.82315" calcext:value-type="float">
            <text:p>18.82315</text:p>
          </table:table-cell>
          <table:table-cell office:value-type="float" office:value="30.52203" calcext:value-type="float">
            <text:p>30.52203</text:p>
          </table:table-cell>
          <table:table-cell office:value-type="float" office:value="20.2251" calcext:value-type="float">
            <text:p>20.2251</text:p>
          </table:table-cell>
          <table:table-cell office:value-type="float" office:value="28.00089" calcext:value-type="float">
            <text:p>28.00089</text:p>
          </table:table-cell>
          <table:table-cell office:value-type="float" office:value="21.40128" calcext:value-type="float">
            <text:p>21.40128</text:p>
          </table:table-cell>
          <table:table-cell office:value-type="float" office:value="26.47098" calcext:value-type="float">
            <text:p>26.47098</text:p>
          </table:table-cell>
          <table:table-cell office:value-type="float" office:value="22.06622" calcext:value-type="float">
            <text:p>22.06622</text:p>
          </table:table-cell>
          <table:table-cell office:value-type="float" office:value="25.39786" calcext:value-type="float">
            <text:p>25.39786</text:p>
          </table:table-cell>
          <table:table-cell office:value-type="float" office:value="22.38025" calcext:value-type="float">
            <text:p>22.380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8" calcext:value-type="float">
            <text:p>29081998</text:p>
          </table:table-cell>
          <table:table-cell office:value-type="float" office:value="9.175751" calcext:value-type="float">
            <text:p>9.175751</text:p>
          </table:table-cell>
          <table:table-cell office:value-type="float" office:value="24.9" calcext:value-type="float">
            <text:p>24.9</text:p>
          </table:table-cell>
          <table:table-cell office:value-type="float" office:value="14.6" calcext:value-type="float">
            <text:p>14.6</text:p>
          </table:table-cell>
          <table:table-cell office:value-type="float" office:value="2.428769" calcext:value-type="float">
            <text:p>2.428769</text:p>
          </table:table-cell>
          <table:table-cell office:value-type="float" office:value="1.558545" calcext:value-type="float">
            <text:p>1.558545</text:p>
          </table:table-cell>
          <table:table-cell office:value-type="float" office:value="140.076" calcext:value-type="float">
            <text:p>140.076</text:p>
          </table:table-cell>
          <table:table-cell office:value-type="float" office:value="3" calcext:value-type="float">
            <text:p>3</text:p>
          </table:table-cell>
          <table:table-cell office:value-type="float" office:value="34.92035" calcext:value-type="float">
            <text:p>34.92035</text:p>
          </table:table-cell>
          <table:table-cell office:value-type="float" office:value="15.25287" calcext:value-type="float">
            <text:p>15.25287</text:p>
          </table:table-cell>
          <table:table-cell office:value-type="float" office:value="28.4379" calcext:value-type="float">
            <text:p>28.4379</text:p>
          </table:table-cell>
          <table:table-cell office:value-type="float" office:value="19.01129" calcext:value-type="float">
            <text:p>19.01129</text:p>
          </table:table-cell>
          <table:table-cell office:value-type="float" office:value="26.40237" calcext:value-type="float">
            <text:p>26.40237</text:p>
          </table:table-cell>
          <table:table-cell office:value-type="float" office:value="20.7583" calcext:value-type="float">
            <text:p>20.7583</text:p>
          </table:table-cell>
          <table:table-cell office:value-type="float" office:value="25.10297" calcext:value-type="float">
            <text:p>25.10297</text:p>
          </table:table-cell>
          <table:table-cell office:value-type="float" office:value="22.12811" calcext:value-type="float">
            <text:p>22.12811</text:p>
          </table:table-cell>
          <table:table-cell office:value-type="float" office:value="25.17581" calcext:value-type="float">
            <text:p>25.17581</text:p>
          </table:table-cell>
          <table:table-cell office:value-type="float" office:value="22.90637" calcext:value-type="float">
            <text:p>22.90637</text:p>
          </table:table-cell>
          <table:table-cell office:value-type="float" office:value="24.9408" calcext:value-type="float">
            <text:p>24.9408</text:p>
          </table:table-cell>
          <table:table-cell office:value-type="float" office:value="23.142" calcext:value-type="float">
            <text:p>23.1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8" calcext:value-type="float">
            <text:p>30081998</text:p>
          </table:table-cell>
          <table:table-cell office:value-type="float" office:value="18.75771" calcext:value-type="float">
            <text:p>18.75771</text:p>
          </table:table-cell>
          <table:table-cell office:value-type="float" office:value="21.9" calcext:value-type="float">
            <text:p>21.9</text:p>
          </table:table-cell>
          <table:table-cell office:value-type="float" office:value="12.2" calcext:value-type="float">
            <text:p>12.2</text:p>
          </table:table-cell>
          <table:table-cell office:value-type="float" office:value="1.77489" calcext:value-type="float">
            <text:p>1.77489</text:p>
          </table:table-cell>
          <table:table-cell office:value-type="float" office:value="1.282891" calcext:value-type="float">
            <text:p>1.282891</text:p>
          </table:table-cell>
          <table:table-cell office:value-type="float" office:value="170.316" calcext:value-type="float">
            <text:p>170.316</text:p>
          </table:table-cell>
          <table:table-cell office:value-type="float" office:value="0.4" calcext:value-type="float">
            <text:p>0.4</text:p>
          </table:table-cell>
          <table:table-cell office:value-type="float" office:value="38.81744" calcext:value-type="float">
            <text:p>38.81744</text:p>
          </table:table-cell>
          <table:table-cell office:value-type="float" office:value="12.76495" calcext:value-type="float">
            <text:p>12.76495</text:p>
          </table:table-cell>
          <table:table-cell office:value-type="float" office:value="28.83795" calcext:value-type="float">
            <text:p>28.83795</text:p>
          </table:table-cell>
          <table:table-cell office:value-type="float" office:value="16.54761" calcext:value-type="float">
            <text:p>16.54761</text:p>
          </table:table-cell>
          <table:table-cell office:value-type="float" office:value="26.48508" calcext:value-type="float">
            <text:p>26.48508</text:p>
          </table:table-cell>
          <table:table-cell office:value-type="float" office:value="18.13876" calcext:value-type="float">
            <text:p>18.13876</text:p>
          </table:table-cell>
          <table:table-cell office:value-type="float" office:value="24.82901" calcext:value-type="float">
            <text:p>24.82901</text:p>
          </table:table-cell>
          <table:table-cell office:value-type="float" office:value="19.57437" calcext:value-type="float">
            <text:p>19.57437</text:p>
          </table:table-cell>
          <table:table-cell office:value-type="float" office:value="23.8688" calcext:value-type="float">
            <text:p>23.8688</text:p>
          </table:table-cell>
          <table:table-cell office:value-type="float" office:value="20.5722" calcext:value-type="float">
            <text:p>20.5722</text:p>
          </table:table-cell>
          <table:table-cell office:value-type="float" office:value="23.31784" calcext:value-type="float">
            <text:p>23.31784</text:p>
          </table:table-cell>
          <table:table-cell office:value-type="float" office:value="21.22348" calcext:value-type="float">
            <text:p>21.223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8" calcext:value-type="float">
            <text:p>31081998</text:p>
          </table:table-cell>
          <table:table-cell office:value-type="float" office:value="21.58582" calcext:value-type="float">
            <text:p>21.58582</text:p>
          </table:table-cell>
          <table:table-cell office:value-type="float" office:value="21.3" calcext:value-type="float">
            <text:p>21.3</text:p>
          </table:table-cell>
          <table:table-cell office:value-type="float" office:value="9.6" calcext:value-type="float">
            <text:p>9.6</text:p>
          </table:table-cell>
          <table:table-cell office:value-type="float" office:value="1.771042" calcext:value-type="float">
            <text:p>1.771042</text:p>
          </table:table-cell>
          <table:table-cell office:value-type="float" office:value="1.099576" calcext:value-type="float">
            <text:p>1.099576</text:p>
          </table:table-cell>
          <table:table-cell office:value-type="float" office:value="205.02" calcext:value-type="float">
            <text:p>205.02</text:p>
          </table:table-cell>
          <table:table-cell office:value-type="float" office:value="0" calcext:value-type="float">
            <text:p>0</text:p>
          </table:table-cell>
          <table:table-cell office:value-type="float" office:value="44.24295" calcext:value-type="float">
            <text:p>44.24295</text:p>
          </table:table-cell>
          <table:table-cell office:value-type="float" office:value="11.06668" calcext:value-type="float">
            <text:p>11.06668</text:p>
          </table:table-cell>
          <table:table-cell office:value-type="float" office:value="32.96924" calcext:value-type="float">
            <text:p>32.96924</text:p>
          </table:table-cell>
          <table:table-cell office:value-type="float" office:value="15.99353" calcext:value-type="float">
            <text:p>15.99353</text:p>
          </table:table-cell>
          <table:table-cell office:value-type="float" office:value="29.61874" calcext:value-type="float">
            <text:p>29.61874</text:p>
          </table:table-cell>
          <table:table-cell office:value-type="float" office:value="17.64136" calcext:value-type="float">
            <text:p>17.64136</text:p>
          </table:table-cell>
          <table:table-cell office:value-type="float" office:value="27.12234" calcext:value-type="float">
            <text:p>27.12234</text:p>
          </table:table-cell>
          <table:table-cell office:value-type="float" office:value="19.12952" calcext:value-type="float">
            <text:p>19.12952</text:p>
          </table:table-cell>
          <table:table-cell office:value-type="float" office:value="25.50089" calcext:value-type="float">
            <text:p>25.50089</text:p>
          </table:table-cell>
          <table:table-cell office:value-type="float" office:value="20.14059" calcext:value-type="float">
            <text:p>20.14059</text:p>
          </table:table-cell>
          <table:table-cell office:value-type="float" office:value="24.41534" calcext:value-type="float">
            <text:p>24.41534</text:p>
          </table:table-cell>
          <table:table-cell office:value-type="float" office:value="20.79825" calcext:value-type="float">
            <text:p>20.798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8" calcext:value-type="float">
            <text:p>1091998</text:p>
          </table:table-cell>
          <table:table-cell office:value-type="float" office:value="19.46304" calcext:value-type="float">
            <text:p>19.46304</text:p>
          </table:table-cell>
          <table:table-cell office:value-type="float" office:value="23.7" calcext:value-type="float">
            <text:p>23.7</text:p>
          </table:table-cell>
          <table:table-cell office:value-type="float" office:value="8.2" calcext:value-type="float">
            <text:p>8.2</text:p>
          </table:table-cell>
          <table:table-cell office:value-type="float" office:value="1.645638" calcext:value-type="float">
            <text:p>1.645638</text:p>
          </table:table-cell>
          <table:table-cell office:value-type="float" office:value="1.039651" calcext:value-type="float">
            <text:p>1.039651</text:p>
          </table:table-cell>
          <table:table-cell office:value-type="float" office:value="107.172" calcext:value-type="float">
            <text:p>107.172</text:p>
          </table:table-cell>
          <table:table-cell office:value-type="float" office:value="0" calcext:value-type="float">
            <text:p>0</text:p>
          </table:table-cell>
          <table:table-cell office:value-type="float" office:value="43.54715" calcext:value-type="float">
            <text:p>43.54715</text:p>
          </table:table-cell>
          <table:table-cell office:value-type="float" office:value="10.51584" calcext:value-type="float">
            <text:p>10.51584</text:p>
          </table:table-cell>
          <table:table-cell office:value-type="float" office:value="31.41974" calcext:value-type="float">
            <text:p>31.41974</text:p>
          </table:table-cell>
          <table:table-cell office:value-type="float" office:value="16.00821" calcext:value-type="float">
            <text:p>16.00821</text:p>
          </table:table-cell>
          <table:table-cell office:value-type="float" office:value="28.97226" calcext:value-type="float">
            <text:p>28.97226</text:p>
          </table:table-cell>
          <table:table-cell office:value-type="float" office:value="17.85754" calcext:value-type="float">
            <text:p>17.85754</text:p>
          </table:table-cell>
          <table:table-cell office:value-type="float" office:value="26.86691" calcext:value-type="float">
            <text:p>26.86691</text:p>
          </table:table-cell>
          <table:table-cell office:value-type="float" office:value="19.448" calcext:value-type="float">
            <text:p>19.448</text:p>
          </table:table-cell>
          <table:table-cell office:value-type="float" office:value="25.40952" calcext:value-type="float">
            <text:p>25.40952</text:p>
          </table:table-cell>
          <table:table-cell office:value-type="float" office:value="20.49567" calcext:value-type="float">
            <text:p>20.49567</text:p>
          </table:table-cell>
          <table:table-cell office:value-type="float" office:value="24.42249" calcext:value-type="float">
            <text:p>24.42249</text:p>
          </table:table-cell>
          <table:table-cell office:value-type="float" office:value="21.15005" calcext:value-type="float">
            <text:p>21.150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8" calcext:value-type="float">
            <text:p>2091998</text:p>
          </table:table-cell>
          <table:table-cell office:value-type="float" office:value="8.474399" calcext:value-type="float">
            <text:p>8.474399</text:p>
          </table:table-cell>
          <table:table-cell office:value-type="float" office:value="19.9" calcext:value-type="float">
            <text:p>19.9</text:p>
          </table:table-cell>
          <table:table-cell office:value-type="float" office:value="12.2" calcext:value-type="float">
            <text:p>12.2</text:p>
          </table:table-cell>
          <table:table-cell office:value-type="float" office:value="2.026393" calcext:value-type="float">
            <text:p>2.026393</text:p>
          </table:table-cell>
          <table:table-cell office:value-type="float" office:value="1.350183" calcext:value-type="float">
            <text:p>1.350183</text:p>
          </table:table-cell>
          <table:table-cell office:value-type="float" office:value="139.536" calcext:value-type="float">
            <text:p>139.536</text:p>
          </table:table-cell>
          <table:table-cell office:value-type="float" office:value="5.2" calcext:value-type="float">
            <text:p>5.2</text:p>
          </table:table-cell>
          <table:table-cell office:value-type="float" office:value="27.39819" calcext:value-type="float">
            <text:p>27.39819</text:p>
          </table:table-cell>
          <table:table-cell office:value-type="float" office:value="13.20981" calcext:value-type="float">
            <text:p>13.20981</text:p>
          </table:table-cell>
          <table:table-cell office:value-type="float" office:value="24.07721" calcext:value-type="float">
            <text:p>24.07721</text:p>
          </table:table-cell>
          <table:table-cell office:value-type="float" office:value="16.39664" calcext:value-type="float">
            <text:p>16.39664</text:p>
          </table:table-cell>
          <table:table-cell office:value-type="float" office:value="23.00378" calcext:value-type="float">
            <text:p>23.00378</text:p>
          </table:table-cell>
          <table:table-cell office:value-type="float" office:value="18.09436" calcext:value-type="float">
            <text:p>18.09436</text:p>
          </table:table-cell>
          <table:table-cell office:value-type="float" office:value="23.20782" calcext:value-type="float">
            <text:p>23.20782</text:p>
          </table:table-cell>
          <table:table-cell office:value-type="float" office:value="19.67691" calcext:value-type="float">
            <text:p>19.67691</text:p>
          </table:table-cell>
          <table:table-cell office:value-type="float" office:value="23.77179" calcext:value-type="float">
            <text:p>23.77179</text:p>
          </table:table-cell>
          <table:table-cell office:value-type="float" office:value="20.73529" calcext:value-type="float">
            <text:p>20.73529</text:p>
          </table:table-cell>
          <table:table-cell office:value-type="float" office:value="23.82617" calcext:value-type="float">
            <text:p>23.82617</text:p>
          </table:table-cell>
          <table:table-cell office:value-type="float" office:value="21.36902" calcext:value-type="float">
            <text:p>21.369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8" calcext:value-type="float">
            <text:p>3091998</text:p>
          </table:table-cell>
          <table:table-cell office:value-type="float" office:value="11.64477" calcext:value-type="float">
            <text:p>11.64477</text:p>
          </table:table-cell>
          <table:table-cell office:value-type="float" office:value="20.2" calcext:value-type="float">
            <text:p>20.2</text:p>
          </table:table-cell>
          <table:table-cell office:value-type="float" office:value="10.7" calcext:value-type="float">
            <text:p>10.7</text:p>
          </table:table-cell>
          <table:table-cell office:value-type="float" office:value="1.994163" calcext:value-type="float">
            <text:p>1.994163</text:p>
          </table:table-cell>
          <table:table-cell office:value-type="float" office:value="1.262128" calcext:value-type="float">
            <text:p>1.262128</text:p>
          </table:table-cell>
          <table:table-cell office:value-type="float" office:value="162.864" calcext:value-type="float">
            <text:p>162.864</text:p>
          </table:table-cell>
          <table:table-cell office:value-type="float" office:value="1.6" calcext:value-type="float">
            <text:p>1.6</text:p>
          </table:table-cell>
          <table:table-cell office:value-type="float" office:value="27.68948" calcext:value-type="float">
            <text:p>27.68948</text:p>
          </table:table-cell>
          <table:table-cell office:value-type="float" office:value="11.37738" calcext:value-type="float">
            <text:p>11.37738</text:p>
          </table:table-cell>
          <table:table-cell office:value-type="float" office:value="23.98584" calcext:value-type="float">
            <text:p>23.98584</text:p>
          </table:table-cell>
          <table:table-cell office:value-type="float" office:value="14.53937" calcext:value-type="float">
            <text:p>14.53937</text:p>
          </table:table-cell>
          <table:table-cell office:value-type="float" office:value="22.52933" calcext:value-type="float">
            <text:p>22.52933</text:p>
          </table:table-cell>
          <table:table-cell office:value-type="float" office:value="16.01779" calcext:value-type="float">
            <text:p>16.01779</text:p>
          </table:table-cell>
          <table:table-cell office:value-type="float" office:value="21.72275" calcext:value-type="float">
            <text:p>21.72275</text:p>
          </table:table-cell>
          <table:table-cell office:value-type="float" office:value="17.51151" calcext:value-type="float">
            <text:p>17.51151</text:p>
          </table:table-cell>
          <table:table-cell office:value-type="float" office:value="21.28171" calcext:value-type="float">
            <text:p>21.28171</text:p>
          </table:table-cell>
          <table:table-cell office:value-type="float" office:value="18.6275" calcext:value-type="float">
            <text:p>18.6275</text:p>
          </table:table-cell>
          <table:table-cell office:value-type="float" office:value="21.31009" calcext:value-type="float">
            <text:p>21.31009</text:p>
          </table:table-cell>
          <table:table-cell office:value-type="float" office:value="19.44858" calcext:value-type="float">
            <text:p>19.448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8" calcext:value-type="float">
            <text:p>4091998</text:p>
          </table:table-cell>
          <table:table-cell office:value-type="float" office:value="18.41432" calcext:value-type="float">
            <text:p>18.41432</text:p>
          </table:table-cell>
          <table:table-cell office:value-type="float" office:value="20.6" calcext:value-type="float">
            <text:p>20.6</text:p>
          </table:table-cell>
          <table:table-cell office:value-type="float" office:value="8.5" calcext:value-type="float">
            <text:p>8.5</text:p>
          </table:table-cell>
          <table:table-cell office:value-type="float" office:value="1.764981" calcext:value-type="float">
            <text:p>1.764981</text:p>
          </table:table-cell>
          <table:table-cell office:value-type="float" office:value="1.053866" calcext:value-type="float">
            <text:p>1.053866</text:p>
          </table:table-cell>
          <table:table-cell office:value-type="float" office:value="168.804" calcext:value-type="float">
            <text:p>168.804</text:p>
          </table:table-cell>
          <table:table-cell office:value-type="float" office:value="0.2" calcext:value-type="float">
            <text:p>0.2</text:p>
          </table:table-cell>
          <table:table-cell office:value-type="float" office:value="30.04694" calcext:value-type="float">
            <text:p>30.04694</text:p>
          </table:table-cell>
          <table:table-cell office:value-type="float" office:value="9.275787" calcext:value-type="float">
            <text:p>9.275787</text:p>
          </table:table-cell>
          <table:table-cell office:value-type="float" office:value="24.41678" calcext:value-type="float">
            <text:p>24.41678</text:p>
          </table:table-cell>
          <table:table-cell office:value-type="float" office:value="12.9184" calcext:value-type="float">
            <text:p>12.9184</text:p>
          </table:table-cell>
          <table:table-cell office:value-type="float" office:value="22.78494" calcext:value-type="float">
            <text:p>22.78494</text:p>
          </table:table-cell>
          <table:table-cell office:value-type="float" office:value="14.82355" calcext:value-type="float">
            <text:p>14.82355</text:p>
          </table:table-cell>
          <table:table-cell office:value-type="float" office:value="21.68057" calcext:value-type="float">
            <text:p>21.68057</text:p>
          </table:table-cell>
          <table:table-cell office:value-type="float" office:value="16.54352" calcext:value-type="float">
            <text:p>16.54352</text:p>
          </table:table-cell>
          <table:table-cell office:value-type="float" office:value="21.13895" calcext:value-type="float">
            <text:p>21.13895</text:p>
          </table:table-cell>
          <table:table-cell office:value-type="float" office:value="17.77036" calcext:value-type="float">
            <text:p>17.77036</text:p>
          </table:table-cell>
          <table:table-cell office:value-type="float" office:value="20.81781" calcext:value-type="float">
            <text:p>20.81781</text:p>
          </table:table-cell>
          <table:table-cell office:value-type="float" office:value="18.64676" calcext:value-type="float">
            <text:p>18.646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8" calcext:value-type="float">
            <text:p>5091998</text:p>
          </table:table-cell>
          <table:table-cell office:value-type="float" office:value="20.60322" calcext:value-type="float">
            <text:p>20.60322</text:p>
          </table:table-cell>
          <table:table-cell office:value-type="float" office:value="24.2" calcext:value-type="float">
            <text:p>24.2</text:p>
          </table:table-cell>
          <table:table-cell office:value-type="float" office:value="10.1" calcext:value-type="float">
            <text:p>10.1</text:p>
          </table:table-cell>
          <table:table-cell office:value-type="float" office:value="1.901562" calcext:value-type="float">
            <text:p>1.901562</text:p>
          </table:table-cell>
          <table:table-cell office:value-type="float" office:value="1.142746" calcext:value-type="float">
            <text:p>1.142746</text:p>
          </table:table-cell>
          <table:table-cell office:value-type="float" office:value="240.624" calcext:value-type="float">
            <text:p>240.624</text:p>
          </table:table-cell>
          <table:table-cell office:value-type="float" office:value="0" calcext:value-type="float">
            <text:p>0</text:p>
          </table:table-cell>
          <table:table-cell office:value-type="float" office:value="43.94592" calcext:value-type="float">
            <text:p>43.94592</text:p>
          </table:table-cell>
          <table:table-cell office:value-type="float" office:value="10.78372" calcext:value-type="float">
            <text:p>10.78372</text:p>
          </table:table-cell>
          <table:table-cell office:value-type="float" office:value="31.43304" calcext:value-type="float">
            <text:p>31.43304</text:p>
          </table:table-cell>
          <table:table-cell office:value-type="float" office:value="14.48749" calcext:value-type="float">
            <text:p>14.48749</text:p>
          </table:table-cell>
          <table:table-cell office:value-type="float" office:value="28.26926" calcext:value-type="float">
            <text:p>28.26926</text:p>
          </table:table-cell>
          <table:table-cell office:value-type="float" office:value="15.94592" calcext:value-type="float">
            <text:p>15.94592</text:p>
          </table:table-cell>
          <table:table-cell office:value-type="float" office:value="25.76331" calcext:value-type="float">
            <text:p>25.76331</text:p>
          </table:table-cell>
          <table:table-cell office:value-type="float" office:value="17.23529" calcext:value-type="float">
            <text:p>17.23529</text:p>
          </table:table-cell>
          <table:table-cell office:value-type="float" office:value="24.09409" calcext:value-type="float">
            <text:p>24.09409</text:p>
          </table:table-cell>
          <table:table-cell office:value-type="float" office:value="18.16281" calcext:value-type="float">
            <text:p>18.16281</text:p>
          </table:table-cell>
          <table:table-cell office:value-type="float" office:value="22.98871" calcext:value-type="float">
            <text:p>22.98871</text:p>
          </table:table-cell>
          <table:table-cell office:value-type="float" office:value="18.82352" calcext:value-type="float">
            <text:p>18.8235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8" calcext:value-type="float">
            <text:p>6091998</text:p>
          </table:table-cell>
          <table:table-cell office:value-type="float" office:value="14.67227" calcext:value-type="float">
            <text:p>14.67227</text:p>
          </table:table-cell>
          <table:table-cell office:value-type="float" office:value="26.6" calcext:value-type="float">
            <text:p>26.6</text:p>
          </table:table-cell>
          <table:table-cell office:value-type="float" office:value="16.7" calcext:value-type="float">
            <text:p>16.7</text:p>
          </table:table-cell>
          <table:table-cell office:value-type="float" office:value="2.422233" calcext:value-type="float">
            <text:p>2.422233</text:p>
          </table:table-cell>
          <table:table-cell office:value-type="float" office:value="1.568696" calcext:value-type="float">
            <text:p>1.568696</text:p>
          </table:table-cell>
          <table:table-cell office:value-type="float" office:value="199.44" calcext:value-type="float">
            <text:p>199.44</text:p>
          </table:table-cell>
          <table:table-cell office:value-type="float" office:value="0" calcext:value-type="float">
            <text:p>0</text:p>
          </table:table-cell>
          <table:table-cell office:value-type="float" office:value="41.86688" calcext:value-type="float">
            <text:p>41.86688</text:p>
          </table:table-cell>
          <table:table-cell office:value-type="float" office:value="17.39078" calcext:value-type="float">
            <text:p>17.39078</text:p>
          </table:table-cell>
          <table:table-cell office:value-type="float" office:value="32.15622" calcext:value-type="float">
            <text:p>32.15622</text:p>
          </table:table-cell>
          <table:table-cell office:value-type="float" office:value="19.57568" calcext:value-type="float">
            <text:p>19.57568</text:p>
          </table:table-cell>
          <table:table-cell office:value-type="float" office:value="29.54422" calcext:value-type="float">
            <text:p>29.54422</text:p>
          </table:table-cell>
          <table:table-cell office:value-type="float" office:value="20.396" calcext:value-type="float">
            <text:p>20.396</text:p>
          </table:table-cell>
          <table:table-cell office:value-type="float" office:value="27.24261" calcext:value-type="float">
            <text:p>27.24261</text:p>
          </table:table-cell>
          <table:table-cell office:value-type="float" office:value="20.99048" calcext:value-type="float">
            <text:p>20.99048</text:p>
          </table:table-cell>
          <table:table-cell office:value-type="float" office:value="25.595" calcext:value-type="float">
            <text:p>25.595</text:p>
          </table:table-cell>
          <table:table-cell office:value-type="float" office:value="21.28928" calcext:value-type="float">
            <text:p>21.28928</text:p>
          </table:table-cell>
          <table:table-cell office:value-type="float" office:value="24.44266" calcext:value-type="float">
            <text:p>24.44266</text:p>
          </table:table-cell>
          <table:table-cell office:value-type="float" office:value="21.3923" calcext:value-type="float">
            <text:p>21.39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8" calcext:value-type="float">
            <text:p>7091998</text:p>
          </table:table-cell>
          <table:table-cell office:value-type="float" office:value="13.93923" calcext:value-type="float">
            <text:p>13.93923</text:p>
          </table:table-cell>
          <table:table-cell office:value-type="float" office:value="20.3" calcext:value-type="float">
            <text:p>20.3</text:p>
          </table:table-cell>
          <table:table-cell office:value-type="float" office:value="10.1" calcext:value-type="float">
            <text:p>10.1</text:p>
          </table:table-cell>
          <table:table-cell office:value-type="float" office:value="1.72932" calcext:value-type="float">
            <text:p>1.72932</text:p>
          </table:table-cell>
          <table:table-cell office:value-type="float" office:value="1.212639" calcext:value-type="float">
            <text:p>1.212639</text:p>
          </table:table-cell>
          <table:table-cell office:value-type="float" office:value="141.588" calcext:value-type="float">
            <text:p>141.588</text:p>
          </table:table-cell>
          <table:table-cell office:value-type="float" office:value="2" calcext:value-type="float">
            <text:p>2</text:p>
          </table:table-cell>
          <table:table-cell office:value-type="float" office:value="37.02701" calcext:value-type="float">
            <text:p>37.02701</text:p>
          </table:table-cell>
          <table:table-cell office:value-type="float" office:value="11.35861" calcext:value-type="float">
            <text:p>11.35861</text:p>
          </table:table-cell>
          <table:table-cell office:value-type="float" office:value="28.49426" calcext:value-type="float">
            <text:p>28.49426</text:p>
          </table:table-cell>
          <table:table-cell office:value-type="float" office:value="16.16455" calcext:value-type="float">
            <text:p>16.16455</text:p>
          </table:table-cell>
          <table:table-cell office:value-type="float" office:value="26.44" calcext:value-type="float">
            <text:p>26.44</text:p>
          </table:table-cell>
          <table:table-cell office:value-type="float" office:value="18.37717" calcext:value-type="float">
            <text:p>18.37717</text:p>
          </table:table-cell>
          <table:table-cell office:value-type="float" office:value="24.90146" calcext:value-type="float">
            <text:p>24.90146</text:p>
          </table:table-cell>
          <table:table-cell office:value-type="float" office:value="20.22556" calcext:value-type="float">
            <text:p>20.22556</text:p>
          </table:table-cell>
          <table:table-cell office:value-type="float" office:value="24.272" calcext:value-type="float">
            <text:p>24.272</text:p>
          </table:table-cell>
          <table:table-cell office:value-type="float" office:value="21.38538" calcext:value-type="float">
            <text:p>21.38538</text:p>
          </table:table-cell>
          <table:table-cell office:value-type="float" office:value="24.00836" calcext:value-type="float">
            <text:p>24.00836</text:p>
          </table:table-cell>
          <table:table-cell office:value-type="float" office:value="21.88367" calcext:value-type="float">
            <text:p>21.883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8" calcext:value-type="float">
            <text:p>8091998</text:p>
          </table:table-cell>
          <table:table-cell office:value-type="float" office:value="11.61902" calcext:value-type="float">
            <text:p>11.61902</text:p>
          </table:table-cell>
          <table:table-cell office:value-type="float" office:value="17.9" calcext:value-type="float">
            <text:p>17.9</text:p>
          </table:table-cell>
          <table:table-cell office:value-type="float" office:value="8.5" calcext:value-type="float">
            <text:p>8.5</text:p>
          </table:table-cell>
          <table:table-cell office:value-type="float" office:value="1.495601" calcext:value-type="float">
            <text:p>1.495601</text:p>
          </table:table-cell>
          <table:table-cell office:value-type="float" office:value="0.9321132" calcext:value-type="float">
            <text:p>0.9321132</text:p>
          </table:table-cell>
          <table:table-cell office:value-type="float" office:value="221.4" calcext:value-type="float">
            <text:p>221.4</text:p>
          </table:table-cell>
          <table:table-cell office:value-type="float" office:value="3.8" calcext:value-type="float">
            <text:p>3.8</text:p>
          </table:table-cell>
          <table:table-cell office:value-type="float" office:value="28.86047" calcext:value-type="float">
            <text:p>28.86047</text:p>
          </table:table-cell>
          <table:table-cell office:value-type="float" office:value="9.907684" calcext:value-type="float">
            <text:p>9.907684</text:p>
          </table:table-cell>
          <table:table-cell office:value-type="float" office:value="23.20486" calcext:value-type="float">
            <text:p>23.20486</text:p>
          </table:table-cell>
          <table:table-cell office:value-type="float" office:value="14.27261" calcext:value-type="float">
            <text:p>14.27261</text:p>
          </table:table-cell>
          <table:table-cell office:value-type="float" office:value="21.62402" calcext:value-type="float">
            <text:p>21.62402</text:p>
          </table:table-cell>
          <table:table-cell office:value-type="float" office:value="16.00095" calcext:value-type="float">
            <text:p>16.00095</text:p>
          </table:table-cell>
          <table:table-cell office:value-type="float" office:value="20.91092" calcext:value-type="float">
            <text:p>20.91092</text:p>
          </table:table-cell>
          <table:table-cell office:value-type="float" office:value="17.60394" calcext:value-type="float">
            <text:p>17.60394</text:p>
          </table:table-cell>
          <table:table-cell office:value-type="float" office:value="21.27927" calcext:value-type="float">
            <text:p>21.27927</text:p>
          </table:table-cell>
          <table:table-cell office:value-type="float" office:value="18.77493" calcext:value-type="float">
            <text:p>18.77493</text:p>
          </table:table-cell>
          <table:table-cell office:value-type="float" office:value="21.92416" calcext:value-type="float">
            <text:p>21.92416</text:p>
          </table:table-cell>
          <table:table-cell office:value-type="float" office:value="19.60855" calcext:value-type="float">
            <text:p>19.608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8" calcext:value-type="float">
            <text:p>9091998</text:p>
          </table:table-cell>
          <table:table-cell office:value-type="float" office:value="11.82229" calcext:value-type="float">
            <text:p>11.822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459607" calcext:value-type="float">
            <text:p>1.459607</text:p>
          </table:table-cell>
          <table:table-cell office:value-type="float" office:value="1.186515" calcext:value-type="float">
            <text:p>1.186515</text:p>
          </table:table-cell>
          <table:table-cell office:value-type="float" office:value="309.744" calcext:value-type="float">
            <text:p>309.744</text:p>
          </table:table-cell>
          <table:table-cell office:value-type="float" office:value="0" calcext:value-type="float">
            <text:p>0</text:p>
          </table:table-cell>
          <table:table-cell office:value-type="float" office:value="26.87292" calcext:value-type="float">
            <text:p>26.87292</text:p>
          </table:table-cell>
          <table:table-cell office:value-type="float" office:value="10.88675" calcext:value-type="float">
            <text:p>10.88675</text:p>
          </table:table-cell>
          <table:table-cell office:value-type="float" office:value="21.9509" calcext:value-type="float">
            <text:p>21.9509</text:p>
          </table:table-cell>
          <table:table-cell office:value-type="float" office:value="13.53183" calcext:value-type="float">
            <text:p>13.53183</text:p>
          </table:table-cell>
          <table:table-cell office:value-type="float" office:value="20.28992" calcext:value-type="float">
            <text:p>20.28992</text:p>
          </table:table-cell>
          <table:table-cell office:value-type="float" office:value="14.8313" calcext:value-type="float">
            <text:p>14.8313</text:p>
          </table:table-cell>
          <table:table-cell office:value-type="float" office:value="19.74323" calcext:value-type="float">
            <text:p>19.74323</text:p>
          </table:table-cell>
          <table:table-cell office:value-type="float" office:value="16.17358" calcext:value-type="float">
            <text:p>16.17358</text:p>
          </table:table-cell>
          <table:table-cell office:value-type="float" office:value="19.53732" calcext:value-type="float">
            <text:p>19.53732</text:p>
          </table:table-cell>
          <table:table-cell office:value-type="float" office:value="17.24286" calcext:value-type="float">
            <text:p>17.24286</text:p>
          </table:table-cell>
          <table:table-cell office:value-type="float" office:value="19.56134" calcext:value-type="float">
            <text:p>19.56134</text:p>
          </table:table-cell>
          <table:table-cell office:value-type="float" office:value="18.07367" calcext:value-type="float">
            <text:p>18.0736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8" calcext:value-type="float">
            <text:p>10091998</text:p>
          </table:table-cell>
          <table:table-cell office:value-type="float" office:value="19.21411" calcext:value-type="float">
            <text:p>19.21411</text:p>
          </table:table-cell>
          <table:table-cell office:value-type="float" office:value="19.4" calcext:value-type="float">
            <text:p>19.4</text:p>
          </table:table-cell>
          <table:table-cell office:value-type="float" office:value="7.4" calcext:value-type="float">
            <text:p>7.4</text:p>
          </table:table-cell>
          <table:table-cell office:value-type="float" office:value="1.404284" calcext:value-type="float">
            <text:p>1.404284</text:p>
          </table:table-cell>
          <table:table-cell office:value-type="float" office:value="1.01074" calcext:value-type="float">
            <text:p>1.01074</text:p>
          </table:table-cell>
          <table:table-cell office:value-type="float" office:value="266.94" calcext:value-type="float">
            <text:p>266.94</text:p>
          </table:table-cell>
          <table:table-cell office:value-type="float" office:value="0" calcext:value-type="float">
            <text:p>0</text:p>
          </table:table-cell>
          <table:table-cell office:value-type="float" office:value="38.14047" calcext:value-type="float">
            <text:p>38.14047</text:p>
          </table:table-cell>
          <table:table-cell office:value-type="float" office:value="8.720459" calcext:value-type="float">
            <text:p>8.720459</text:p>
          </table:table-cell>
          <table:table-cell office:value-type="float" office:value="27.13623" calcext:value-type="float">
            <text:p>27.13623</text:p>
          </table:table-cell>
          <table:table-cell office:value-type="float" office:value="12.41153" calcext:value-type="float">
            <text:p>12.41153</text:p>
          </table:table-cell>
          <table:table-cell office:value-type="float" office:value="24.60373" calcext:value-type="float">
            <text:p>24.60373</text:p>
          </table:table-cell>
          <table:table-cell office:value-type="float" office:value="14.02075" calcext:value-type="float">
            <text:p>14.02075</text:p>
          </table:table-cell>
          <table:table-cell office:value-type="float" office:value="22.65344" calcext:value-type="float">
            <text:p>22.65344</text:p>
          </table:table-cell>
          <table:table-cell office:value-type="float" office:value="15.48422" calcext:value-type="float">
            <text:p>15.48422</text:p>
          </table:table-cell>
          <table:table-cell office:value-type="float" office:value="21.42184" calcext:value-type="float">
            <text:p>21.42184</text:p>
          </table:table-cell>
          <table:table-cell office:value-type="float" office:value="16.5712" calcext:value-type="float">
            <text:p>16.5712</text:p>
          </table:table-cell>
          <table:table-cell office:value-type="float" office:value="20.67783" calcext:value-type="float">
            <text:p>20.67783</text:p>
          </table:table-cell>
          <table:table-cell office:value-type="float" office:value="17.39087" calcext:value-type="float">
            <text:p>17.3908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8" calcext:value-type="float">
            <text:p>11091998</text:p>
          </table:table-cell>
          <table:table-cell office:value-type="float" office:value="15.03414" calcext:value-type="float">
            <text:p>15.03414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.3</text:p>
          </table:table-cell>
          <table:table-cell office:value-type="float" office:value="2.016359" calcext:value-type="float">
            <text:p>2.016359</text:p>
          </table:table-cell>
          <table:table-cell office:value-type="float" office:value="0.9375149" calcext:value-type="float">
            <text:p>0.9375149</text:p>
          </table:table-cell>
          <table:table-cell office:value-type="float" office:value="149.616" calcext:value-type="float">
            <text:p>149.616</text:p>
          </table:table-cell>
          <table:table-cell office:value-type="float" office:value="0" calcext:value-type="float">
            <text:p>0</text:p>
          </table:table-cell>
          <table:table-cell office:value-type="float" office:value="40.02621" calcext:value-type="float">
            <text:p>40.02621</text:p>
          </table:table-cell>
          <table:table-cell office:value-type="float" office:value="8.310303" calcext:value-type="float">
            <text:p>8.310303</text:p>
          </table:table-cell>
          <table:table-cell office:value-type="float" office:value="29.13126" calcext:value-type="float">
            <text:p>29.13126</text:p>
          </table:table-cell>
          <table:table-cell office:value-type="float" office:value="13.28308" calcext:value-type="float">
            <text:p>13.28308</text:p>
          </table:table-cell>
          <table:table-cell office:value-type="float" office:value="26.0918" calcext:value-type="float">
            <text:p>26.0918</text:p>
          </table:table-cell>
          <table:table-cell office:value-type="float" office:value="14.87994" calcext:value-type="float">
            <text:p>14.87994</text:p>
          </table:table-cell>
          <table:table-cell office:value-type="float" office:value="23.80829" calcext:value-type="float">
            <text:p>23.80829</text:p>
          </table:table-cell>
          <table:table-cell office:value-type="float" office:value="16.32986" calcext:value-type="float">
            <text:p>16.32986</text:p>
          </table:table-cell>
          <table:table-cell office:value-type="float" office:value="22.37982" calcext:value-type="float">
            <text:p>22.37982</text:p>
          </table:table-cell>
          <table:table-cell office:value-type="float" office:value="17.34802" calcext:value-type="float">
            <text:p>17.34802</text:p>
          </table:table-cell>
          <table:table-cell office:value-type="float" office:value="21.49475" calcext:value-type="float">
            <text:p>21.49475</text:p>
          </table:table-cell>
          <table:table-cell office:value-type="float" office:value="18.04684" calcext:value-type="float">
            <text:p>18.046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8" calcext:value-type="float">
            <text:p>12091998</text:p>
          </table:table-cell>
          <table:table-cell office:value-type="float" office:value="15.79291" calcext:value-type="float">
            <text:p>15.79291</text:p>
          </table:table-cell>
          <table:table-cell office:value-type="float" office:value="20.6" calcext:value-type="float">
            <text:p>20.6</text:p>
          </table:table-cell>
          <table:table-cell office:value-type="float" office:value="8.5" calcext:value-type="float">
            <text:p>8.5</text:p>
          </table:table-cell>
          <table:table-cell office:value-type="float" office:value="2.181074" calcext:value-type="float">
            <text:p>2.181074</text:p>
          </table:table-cell>
          <table:table-cell office:value-type="float" office:value="1.089044" calcext:value-type="float">
            <text:p>1.089044</text:p>
          </table:table-cell>
          <table:table-cell office:value-type="float" office:value="227.304" calcext:value-type="float">
            <text:p>227.304</text:p>
          </table:table-cell>
          <table:table-cell office:value-type="float" office:value="0" calcext:value-type="float">
            <text:p>0</text:p>
          </table:table-cell>
          <table:table-cell office:value-type="float" office:value="42.38763" calcext:value-type="float">
            <text:p>42.38763</text:p>
          </table:table-cell>
          <table:table-cell office:value-type="float" office:value="11.22482" calcext:value-type="float">
            <text:p>11.22482</text:p>
          </table:table-cell>
          <table:table-cell office:value-type="float" office:value="31.27563" calcext:value-type="float">
            <text:p>31.27563</text:p>
          </table:table-cell>
          <table:table-cell office:value-type="float" office:value="17.35803" calcext:value-type="float">
            <text:p>17.35803</text:p>
          </table:table-cell>
          <table:table-cell office:value-type="float" office:value="28.19128" calcext:value-type="float">
            <text:p>28.19128</text:p>
          </table:table-cell>
          <table:table-cell office:value-type="float" office:value="19.65747" calcext:value-type="float">
            <text:p>19.65747</text:p>
          </table:table-cell>
          <table:table-cell office:value-type="float" office:value="25.81799" calcext:value-type="float">
            <text:p>25.81799</text:p>
          </table:table-cell>
          <table:table-cell office:value-type="float" office:value="20.22858" calcext:value-type="float">
            <text:p>20.22858</text:p>
          </table:table-cell>
          <table:table-cell office:value-type="float" office:value="24.2204" calcext:value-type="float">
            <text:p>24.2204</text:p>
          </table:table-cell>
          <table:table-cell office:value-type="float" office:value="20.41727" calcext:value-type="float">
            <text:p>20.41727</text:p>
          </table:table-cell>
          <table:table-cell office:value-type="float" office:value="23.10803" calcext:value-type="float">
            <text:p>23.10803</text:p>
          </table:table-cell>
          <table:table-cell office:value-type="float" office:value="20.45834" calcext:value-type="float">
            <text:p>20.458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8" calcext:value-type="float">
            <text:p>13091998</text:p>
          </table:table-cell>
          <table:table-cell office:value-type="float" office:value="15.92275" calcext:value-type="float">
            <text:p>15.92275</text:p>
          </table:table-cell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.8</text:p>
          </table:table-cell>
          <table:table-cell office:value-type="float" office:value="1.560404" calcext:value-type="float">
            <text:p>1.560404</text:p>
          </table:table-cell>
          <table:table-cell office:value-type="float" office:value="0.9701875" calcext:value-type="float">
            <text:p>0.9701875</text:p>
          </table:table-cell>
          <table:table-cell office:value-type="float" office:value="96.94801" calcext:value-type="float">
            <text:p>96.94801</text:p>
          </table:table-cell>
          <table:table-cell office:value-type="float" office:value="0" calcext:value-type="float">
            <text:p>0</text:p>
          </table:table-cell>
          <table:table-cell office:value-type="float" office:value="39.08975" calcext:value-type="float">
            <text:p>39.08975</text:p>
          </table:table-cell>
          <table:table-cell office:value-type="float" office:value="8.861694" calcext:value-type="float">
            <text:p>8.861694</text:p>
          </table:table-cell>
          <table:table-cell office:value-type="float" office:value="28.16959" calcext:value-type="float">
            <text:p>28.16959</text:p>
          </table:table-cell>
          <table:table-cell office:value-type="float" office:value="14.36877" calcext:value-type="float">
            <text:p>14.36877</text:p>
          </table:table-cell>
          <table:table-cell office:value-type="float" office:value="25.72238" calcext:value-type="float">
            <text:p>25.72238</text:p>
          </table:table-cell>
          <table:table-cell office:value-type="float" office:value="16.3826" calcext:value-type="float">
            <text:p>16.3826</text:p>
          </table:table-cell>
          <table:table-cell office:value-type="float" office:value="23.82877" calcext:value-type="float">
            <text:p>23.82877</text:p>
          </table:table-cell>
          <table:table-cell office:value-type="float" office:value="17.97333" calcext:value-type="float">
            <text:p>17.97333</text:p>
          </table:table-cell>
          <table:table-cell office:value-type="float" office:value="22.75806" calcext:value-type="float">
            <text:p>22.75806</text:p>
          </table:table-cell>
          <table:table-cell office:value-type="float" office:value="19.02045" calcext:value-type="float">
            <text:p>19.02045</text:p>
          </table:table-cell>
          <table:table-cell office:value-type="float" office:value="22.22281" calcext:value-type="float">
            <text:p>22.22281</text:p>
          </table:table-cell>
          <table:table-cell office:value-type="float" office:value="19.66507" calcext:value-type="float">
            <text:p>19.665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8" calcext:value-type="float">
            <text:p>14091998</text:p>
          </table:table-cell>
          <table:table-cell office:value-type="float" office:value="6.272964" calcext:value-type="float">
            <text:p>6.272964</text:p>
          </table:table-cell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.3</text:p>
          </table:table-cell>
          <table:table-cell office:value-type="float" office:value="1.720515" calcext:value-type="float">
            <text:p>1.720515</text:p>
          </table:table-cell>
          <table:table-cell office:value-type="float" office:value="0.8751099" calcext:value-type="float">
            <text:p>0.8751099</text:p>
          </table:table-cell>
          <table:table-cell office:value-type="float" office:value="93.34801" calcext:value-type="float">
            <text:p>93.34801</text:p>
          </table:table-cell>
          <table:table-cell office:value-type="float" office:value="4.044118" calcext:value-type="float">
            <text:p>4.044118</text:p>
          </table:table-cell>
          <table:table-cell office:value-type="float" office:value="22.57513" calcext:value-type="float">
            <text:p>22.57513</text:p>
          </table:table-cell>
          <table:table-cell office:value-type="float" office:value="7.108795" calcext:value-type="float">
            <text:p>7.108795</text:p>
          </table:table-cell>
          <table:table-cell office:value-type="float" office:value="19.54623" calcext:value-type="float">
            <text:p>19.54623</text:p>
          </table:table-cell>
          <table:table-cell office:value-type="float" office:value="12.77545" calcext:value-type="float">
            <text:p>12.77545</text:p>
          </table:table-cell>
          <table:table-cell office:value-type="float" office:value="19.03531" calcext:value-type="float">
            <text:p>19.03531</text:p>
          </table:table-cell>
          <table:table-cell office:value-type="float" office:value="14.87234" calcext:value-type="float">
            <text:p>14.87234</text:p>
          </table:table-cell>
          <table:table-cell office:value-type="float" office:value="20.0954" calcext:value-type="float">
            <text:p>20.0954</text:p>
          </table:table-cell>
          <table:table-cell office:value-type="float" office:value="16.66812" calcext:value-type="float">
            <text:p>16.66812</text:p>
          </table:table-cell>
          <table:table-cell office:value-type="float" office:value="20.97552" calcext:value-type="float">
            <text:p>20.97552</text:p>
          </table:table-cell>
          <table:table-cell office:value-type="float" office:value="17.92139" calcext:value-type="float">
            <text:p>17.92139</text:p>
          </table:table-cell>
          <table:table-cell office:value-type="float" office:value="21.32199" calcext:value-type="float">
            <text:p>21.32199</text:p>
          </table:table-cell>
          <table:table-cell office:value-type="float" office:value="18.67645" calcext:value-type="float">
            <text:p>18.676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8" calcext:value-type="float">
            <text:p>15091998</text:p>
          </table:table-cell>
          <table:table-cell office:value-type="float" office:value="3.363336" calcext:value-type="float">
            <text:p>3.363336</text:p>
          </table:table-cell>
          <table:table-cell office:value-type="float" office:value="20.5" calcext:value-type="float">
            <text:p>20.5</text:p>
          </table:table-cell>
          <table:table-cell office:value-type="float" office:value="13.4" calcext:value-type="float">
            <text:p>13.4</text:p>
          </table:table-cell>
          <table:table-cell office:value-type="float" office:value="2.370235" calcext:value-type="float">
            <text:p>2.370235</text:p>
          </table:table-cell>
          <table:table-cell office:value-type="float" office:value="1.507909" calcext:value-type="float">
            <text:p>1.507909</text:p>
          </table:table-cell>
          <table:table-cell office:value-type="float" office:value="142.164" calcext:value-type="float">
            <text:p>142.164</text:p>
          </table:table-cell>
          <table:table-cell office:value-type="float" office:value="2.955882" calcext:value-type="float">
            <text:p>2.955882</text:p>
          </table:table-cell>
          <table:table-cell office:value-type="float" office:value="22.32925" calcext:value-type="float">
            <text:p>22.32925</text:p>
          </table:table-cell>
          <table:table-cell office:value-type="float" office:value="12.63107" calcext:value-type="float">
            <text:p>12.63107</text:p>
          </table:table-cell>
          <table:table-cell office:value-type="float" office:value="20.27359" calcext:value-type="float">
            <text:p>20.27359</text:p>
          </table:table-cell>
          <table:table-cell office:value-type="float" office:value="14.40244" calcext:value-type="float">
            <text:p>14.40244</text:p>
          </table:table-cell>
          <table:table-cell office:value-type="float" office:value="19.68396" calcext:value-type="float">
            <text:p>19.68396</text:p>
          </table:table-cell>
          <table:table-cell office:value-type="float" office:value="15.34634" calcext:value-type="float">
            <text:p>15.34634</text:p>
          </table:table-cell>
          <table:table-cell office:value-type="float" office:value="19.25641" calcext:value-type="float">
            <text:p>19.25641</text:p>
          </table:table-cell>
          <table:table-cell office:value-type="float" office:value="16.30579" calcext:value-type="float">
            <text:p>16.30579</text:p>
          </table:table-cell>
          <table:table-cell office:value-type="float" office:value="19.01749" calcext:value-type="float">
            <text:p>19.01749</text:p>
          </table:table-cell>
          <table:table-cell office:value-type="float" office:value="17.07956" calcext:value-type="float">
            <text:p>17.07956</text:p>
          </table:table-cell>
          <table:table-cell office:value-type="float" office:value="18.95248" calcext:value-type="float">
            <text:p>18.95248</text:p>
          </table:table-cell>
          <table:table-cell office:value-type="float" office:value="17.69083" calcext:value-type="float">
            <text:p>17.6908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8" calcext:value-type="float">
            <text:p>16091998</text:p>
          </table:table-cell>
          <table:table-cell office:value-type="float" office:value="19.78316" calcext:value-type="float">
            <text:p>19.78316</text:p>
          </table:table-cell>
          <table:table-cell office:value-type="float" office:value="19.9" calcext:value-type="float">
            <text:p>19.9</text:p>
          </table:table-cell>
          <table:table-cell office:value-type="float" office:value="6.4" calcext:value-type="float">
            <text:p>6.4</text:p>
          </table:table-cell>
          <table:table-cell office:value-type="float" office:value="1.672951" calcext:value-type="float">
            <text:p>1.672951</text:p>
          </table:table-cell>
          <table:table-cell office:value-type="float" office:value="0.9439696" calcext:value-type="float">
            <text:p>0.9439696</text:p>
          </table:table-cell>
          <table:table-cell office:value-type="float" office:value="138.06" calcext:value-type="float">
            <text:p>138.06</text:p>
          </table:table-cell>
          <table:table-cell office:value-type="float" office:value="0" calcext:value-type="float">
            <text:p>0</text:p>
          </table:table-cell>
          <table:table-cell office:value-type="float" office:value="27.53036" calcext:value-type="float">
            <text:p>27.53036</text:p>
          </table:table-cell>
          <table:table-cell office:value-type="float" office:value="8.383972" calcext:value-type="float">
            <text:p>8.383972</text:p>
          </table:table-cell>
          <table:table-cell office:value-type="float" office:value="22.75317" calcext:value-type="float">
            <text:p>22.75317</text:p>
          </table:table-cell>
          <table:table-cell office:value-type="float" office:value="13.26083" calcext:value-type="float">
            <text:p>13.26083</text:p>
          </table:table-cell>
          <table:table-cell office:value-type="float" office:value="21.46906" calcext:value-type="float">
            <text:p>21.46906</text:p>
          </table:table-cell>
          <table:table-cell office:value-type="float" office:value="15.00592" calcext:value-type="float">
            <text:p>15.00592</text:p>
          </table:table-cell>
          <table:table-cell office:value-type="float" office:value="20.57529" calcext:value-type="float">
            <text:p>20.57529</text:p>
          </table:table-cell>
          <table:table-cell office:value-type="float" office:value="16.30957" calcext:value-type="float">
            <text:p>16.30957</text:p>
          </table:table-cell>
          <table:table-cell office:value-type="float" office:value="19.96552" calcext:value-type="float">
            <text:p>19.96552</text:p>
          </table:table-cell>
          <table:table-cell office:value-type="float" office:value="17.17899" calcext:value-type="float">
            <text:p>17.17899</text:p>
          </table:table-cell>
          <table:table-cell office:value-type="float" office:value="19.58652" calcext:value-type="float">
            <text:p>19.58652</text:p>
          </table:table-cell>
          <table:table-cell office:value-type="float" office:value="17.76849" calcext:value-type="float">
            <text:p>17.768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8" calcext:value-type="float">
            <text:p>17091998</text:p>
          </table:table-cell>
          <table:table-cell office:value-type="float" office:value="18.18903" calcext:value-type="float">
            <text:p>18.18903</text:p>
          </table:table-cell>
          <table:table-cell office:value-type="float" office:value="21.8" calcext:value-type="float">
            <text:p>21.8</text:p>
          </table:table-cell>
          <table:table-cell office:value-type="float" office:value="4.7" calcext:value-type="float">
            <text:p>4.7</text:p>
          </table:table-cell>
          <table:table-cell office:value-type="float" office:value="2.232383" calcext:value-type="float">
            <text:p>2.232383</text:p>
          </table:table-cell>
          <table:table-cell office:value-type="float" office:value="0.4075795" calcext:value-type="float">
            <text:p>0.4075795</text:p>
          </table:table-cell>
          <table:table-cell office:value-type="float" office:value="178.632" calcext:value-type="float">
            <text:p>178.632</text:p>
          </table:table-cell>
          <table:table-cell office:value-type="float" office:value="0" calcext:value-type="float">
            <text:p>0</text:p>
          </table:table-cell>
          <table:table-cell office:value-type="float" office:value="41.55774" calcext:value-type="float">
            <text:p>41.55774</text:p>
          </table:table-cell>
          <table:table-cell office:value-type="float" office:value="6.02298" calcext:value-type="float">
            <text:p>6.02298</text:p>
          </table:table-cell>
          <table:table-cell office:value-type="float" office:value="28.84924" calcext:value-type="float">
            <text:p>28.84924</text:p>
          </table:table-cell>
          <table:table-cell office:value-type="float" office:value="11.13492" calcext:value-type="float">
            <text:p>11.13492</text:p>
          </table:table-cell>
          <table:table-cell office:value-type="float" office:value="25.23917" calcext:value-type="float">
            <text:p>25.23917</text:p>
          </table:table-cell>
          <table:table-cell office:value-type="float" office:value="13.05292" calcext:value-type="float">
            <text:p>13.05292</text:p>
          </table:table-cell>
          <table:table-cell office:value-type="float" office:value="23.09625" calcext:value-type="float">
            <text:p>23.09625</text:p>
          </table:table-cell>
          <table:table-cell office:value-type="float" office:value="14.77884" calcext:value-type="float">
            <text:p>14.77884</text:p>
          </table:table-cell>
          <table:table-cell office:value-type="float" office:value="21.63425" calcext:value-type="float">
            <text:p>21.63425</text:p>
          </table:table-cell>
          <table:table-cell office:value-type="float" office:value="16.00732" calcext:value-type="float">
            <text:p>16.00732</text:p>
          </table:table-cell>
          <table:table-cell office:value-type="float" office:value="20.70917" calcext:value-type="float">
            <text:p>20.70917</text:p>
          </table:table-cell>
          <table:table-cell office:value-type="float" office:value="16.88394" calcext:value-type="float">
            <text:p>16.8839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8" calcext:value-type="float">
            <text:p>18091998</text:p>
          </table:table-cell>
          <table:table-cell office:value-type="float" office:value="18.26809" calcext:value-type="float">
            <text:p>18.26809</text:p>
          </table:table-cell>
          <table:table-cell office:value-type="float" office:value="22.9" calcext:value-type="float">
            <text:p>22.9</text:p>
          </table:table-cell>
          <table:table-cell office:value-type="float" office:value="7.2" calcext:value-type="float">
            <text:p>7.2</text:p>
          </table:table-cell>
          <table:table-cell office:value-type="float" office:value="2.198752" calcext:value-type="float">
            <text:p>2.198752</text:p>
          </table:table-cell>
          <table:table-cell office:value-type="float" office:value="0.3318272" calcext:value-type="float">
            <text:p>0.3318272</text:p>
          </table:table-cell>
          <table:table-cell office:value-type="float" office:value="171.792" calcext:value-type="float">
            <text:p>171.792</text:p>
          </table:table-cell>
          <table:table-cell office:value-type="float" office:value="0" calcext:value-type="float">
            <text:p>0</text:p>
          </table:table-cell>
          <table:table-cell office:value-type="float" office:value="39.11151" calcext:value-type="float">
            <text:p>39.11151</text:p>
          </table:table-cell>
          <table:table-cell office:value-type="float" office:value="6.496552" calcext:value-type="float">
            <text:p>6.496552</text:p>
          </table:table-cell>
          <table:table-cell office:value-type="float" office:value="28.82703" calcext:value-type="float">
            <text:p>28.82703</text:p>
          </table:table-cell>
          <table:table-cell office:value-type="float" office:value="12.40564" calcext:value-type="float">
            <text:p>12.40564</text:p>
          </table:table-cell>
          <table:table-cell office:value-type="float" office:value="25.96164" calcext:value-type="float">
            <text:p>25.96164</text:p>
          </table:table-cell>
          <table:table-cell office:value-type="float" office:value="14.31931" calcext:value-type="float">
            <text:p>14.31931</text:p>
          </table:table-cell>
          <table:table-cell office:value-type="float" office:value="23.71191" calcext:value-type="float">
            <text:p>23.71191</text:p>
          </table:table-cell>
          <table:table-cell office:value-type="float" office:value="15.97501" calcext:value-type="float">
            <text:p>15.97501</text:p>
          </table:table-cell>
          <table:table-cell office:value-type="float" office:value="22.24316" calcext:value-type="float">
            <text:p>22.24316</text:p>
          </table:table-cell>
          <table:table-cell office:value-type="float" office:value="17.07751" calcext:value-type="float">
            <text:p>17.07751</text:p>
          </table:table-cell>
          <table:table-cell office:value-type="float" office:value="21.31006" calcext:value-type="float">
            <text:p>21.31006</text:p>
          </table:table-cell>
          <table:table-cell office:value-type="float" office:value="17.79584" calcext:value-type="float">
            <text:p>17.7958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8" calcext:value-type="float">
            <text:p>19091998</text:p>
          </table:table-cell>
          <table:table-cell office:value-type="float" office:value="17.16088" calcext:value-type="float">
            <text:p>17.16088</text:p>
          </table:table-cell>
          <table:table-cell office:value-type="float" office:value="27.1" calcext:value-type="float">
            <text:p>27.1</text:p>
          </table:table-cell>
          <table:table-cell office:value-type="float" office:value="10.7" calcext:value-type="float">
            <text:p>10.7</text:p>
          </table:table-cell>
          <table:table-cell office:value-type="float" office:value="2.801613" calcext:value-type="float">
            <text:p>2.801613</text:p>
          </table:table-cell>
          <table:table-cell office:value-type="float" office:value="1.023895" calcext:value-type="float">
            <text:p>1.023895</text:p>
          </table:table-cell>
          <table:table-cell office:value-type="float" office:value="161.496" calcext:value-type="float">
            <text:p>161.496</text:p>
          </table:table-cell>
          <table:table-cell office:value-type="float" office:value="0" calcext:value-type="float">
            <text:p>0</text:p>
          </table:table-cell>
          <table:table-cell office:value-type="float" office:value="43.61218" calcext:value-type="float">
            <text:p>43.61218</text:p>
          </table:table-cell>
          <table:table-cell office:value-type="float" office:value="11.51636" calcext:value-type="float">
            <text:p>11.51636</text:p>
          </table:table-cell>
          <table:table-cell office:value-type="float" office:value="32.02774" calcext:value-type="float">
            <text:p>32.02774</text:p>
          </table:table-cell>
          <table:table-cell office:value-type="float" office:value="15.62674" calcext:value-type="float">
            <text:p>15.62674</text:p>
          </table:table-cell>
          <table:table-cell office:value-type="float" office:value="28.6348" calcext:value-type="float">
            <text:p>28.6348</text:p>
          </table:table-cell>
          <table:table-cell office:value-type="float" office:value="17.16391" calcext:value-type="float">
            <text:p>17.16391</text:p>
          </table:table-cell>
          <table:table-cell office:value-type="float" office:value="25.98764" calcext:value-type="float">
            <text:p>25.98764</text:p>
          </table:table-cell>
          <table:table-cell office:value-type="float" office:value="18.26471" calcext:value-type="float">
            <text:p>18.26471</text:p>
          </table:table-cell>
          <table:table-cell office:value-type="float" office:value="24.16934" calcext:value-type="float">
            <text:p>24.16934</text:p>
          </table:table-cell>
          <table:table-cell office:value-type="float" office:value="18.92944" calcext:value-type="float">
            <text:p>18.92944</text:p>
          </table:table-cell>
          <table:table-cell office:value-type="float" office:value="22.93347" calcext:value-type="float">
            <text:p>22.93347</text:p>
          </table:table-cell>
          <table:table-cell office:value-type="float" office:value="19.29776" calcext:value-type="float">
            <text:p>19.297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8" calcext:value-type="float">
            <text:p>20091998</text:p>
          </table:table-cell>
          <table:table-cell office:value-type="float" office:value="6.518196" calcext:value-type="float">
            <text:p>6.518196</text:p>
          </table:table-cell>
          <table:table-cell office:value-type="float" office:value="18.7" calcext:value-type="float">
            <text:p>18.7</text:p>
          </table:table-cell>
          <table:table-cell office:value-type="float" office:value="13.2" calcext:value-type="float">
            <text:p>13.2</text:p>
          </table:table-cell>
          <table:table-cell office:value-type="float" office:value="1.88186" calcext:value-type="float">
            <text:p>1.88186</text:p>
          </table:table-cell>
          <table:table-cell office:value-type="float" office:value="1.48834" calcext:value-type="float">
            <text:p>1.48834</text:p>
          </table:table-cell>
          <table:table-cell office:value-type="float" office:value="149.616" calcext:value-type="float">
            <text:p>149.616</text:p>
          </table:table-cell>
          <table:table-cell office:value-type="float" office:value="0" calcext:value-type="float">
            <text:p>0</text:p>
          </table:table-cell>
          <table:table-cell office:value-type="float" office:value="28.69919" calcext:value-type="float">
            <text:p>28.69919</text:p>
          </table:table-cell>
          <table:table-cell office:value-type="float" office:value="13.81885" calcext:value-type="float">
            <text:p>13.81885</text:p>
          </table:table-cell>
          <table:table-cell office:value-type="float" office:value="23.931" calcext:value-type="float">
            <text:p>23.931</text:p>
          </table:table-cell>
          <table:table-cell office:value-type="float" office:value="17.24841" calcext:value-type="float">
            <text:p>17.24841</text:p>
          </table:table-cell>
          <table:table-cell office:value-type="float" office:value="22.71024" calcext:value-type="float">
            <text:p>22.71024</text:p>
          </table:table-cell>
          <table:table-cell office:value-type="float" office:value="18.55988" calcext:value-type="float">
            <text:p>18.55988</text:p>
          </table:table-cell>
          <table:table-cell office:value-type="float" office:value="22.65054" calcext:value-type="float">
            <text:p>22.65054</text:p>
          </table:table-cell>
          <table:table-cell office:value-type="float" office:value="19.62332" calcext:value-type="float">
            <text:p>19.62332</text:p>
          </table:table-cell>
          <table:table-cell office:value-type="float" office:value="22.79102" calcext:value-type="float">
            <text:p>22.79102</text:p>
          </table:table-cell>
          <table:table-cell office:value-type="float" office:value="20.25699" calcext:value-type="float">
            <text:p>20.25699</text:p>
          </table:table-cell>
          <table:table-cell office:value-type="float" office:value="22.5112" calcext:value-type="float">
            <text:p>22.5112</text:p>
          </table:table-cell>
          <table:table-cell office:value-type="float" office:value="20.5242" calcext:value-type="float">
            <text:p>20.524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8" calcext:value-type="float">
            <text:p>21091998</text:p>
          </table:table-cell>
          <table:table-cell office:value-type="float" office:value="13.88632" calcext:value-type="float">
            <text:p>13.88632</text:p>
          </table:table-cell>
          <table:table-cell office:value-type="float" office:value="28" calcext:value-type="float">
            <text:p>28</text:p>
          </table:table-cell>
          <table:table-cell office:value-type="float" office:value="12.2" calcext:value-type="float">
            <text:p>12.2</text:p>
          </table:table-cell>
          <table:table-cell office:value-type="float" office:value="2.744425" calcext:value-type="float">
            <text:p>2.744425</text:p>
          </table:table-cell>
          <table:table-cell office:value-type="float" office:value="1.299443" calcext:value-type="float">
            <text:p>1.299443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0" calcext:value-type="float">
            <text:p>0</text:p>
          </table:table-cell>
          <table:table-cell office:value-type="float" office:value="45.22018" calcext:value-type="float">
            <text:p>45.22018</text:p>
          </table:table-cell>
          <table:table-cell office:value-type="float" office:value="12.60565" calcext:value-type="float">
            <text:p>12.60565</text:p>
          </table:table-cell>
          <table:table-cell office:value-type="float" office:value="32.12625" calcext:value-type="float">
            <text:p>32.12625</text:p>
          </table:table-cell>
          <table:table-cell office:value-type="float" office:value="15.8407" calcext:value-type="float">
            <text:p>15.8407</text:p>
          </table:table-cell>
          <table:table-cell office:value-type="float" office:value="28.73062" calcext:value-type="float">
            <text:p>28.73062</text:p>
          </table:table-cell>
          <table:table-cell office:value-type="float" office:value="16.98337" calcext:value-type="float">
            <text:p>16.98337</text:p>
          </table:table-cell>
          <table:table-cell office:value-type="float" office:value="26.02985" calcext:value-type="float">
            <text:p>26.02985</text:p>
          </table:table-cell>
          <table:table-cell office:value-type="float" office:value="18.00131" calcext:value-type="float">
            <text:p>18.00131</text:p>
          </table:table-cell>
          <table:table-cell office:value-type="float" office:value="24.23709" calcext:value-type="float">
            <text:p>24.23709</text:p>
          </table:table-cell>
          <table:table-cell office:value-type="float" office:value="18.72287" calcext:value-type="float">
            <text:p>18.72287</text:p>
          </table:table-cell>
          <table:table-cell office:value-type="float" office:value="23.03894" calcext:value-type="float">
            <text:p>23.03894</text:p>
          </table:table-cell>
          <table:table-cell office:value-type="float" office:value="19.20737" calcext:value-type="float">
            <text:p>19.207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8" calcext:value-type="float">
            <text:p>22091998</text:p>
          </table:table-cell>
          <table:table-cell office:value-type="float" office:value="6.010055" calcext:value-type="float">
            <text:p>6.010055</text:p>
          </table:table-cell>
          <table:table-cell office:value-type="float" office:value="14.1" calcext:value-type="float">
            <text:p>14.1</text:p>
          </table:table-cell>
          <table:table-cell office:value-type="float" office:value="5.4" calcext:value-type="float">
            <text:p>5.4</text:p>
          </table:table-cell>
          <table:table-cell office:value-type="float" office:value="1.350531" calcext:value-type="float">
            <text:p>1.350531</text:p>
          </table:table-cell>
          <table:table-cell office:value-type="float" office:value="0.3313965" calcext:value-type="float">
            <text:p>0.3313965</text:p>
          </table:table-cell>
          <table:table-cell office:value-type="float" office:value="167.544" calcext:value-type="float">
            <text:p>167.544</text:p>
          </table:table-cell>
          <table:table-cell office:value-type="float" office:value="2" calcext:value-type="float">
            <text:p>2</text:p>
          </table:table-cell>
          <table:table-cell office:value-type="float" office:value="19.36725" calcext:value-type="float">
            <text:p>19.36725</text:p>
          </table:table-cell>
          <table:table-cell office:value-type="float" office:value="5.165833" calcext:value-type="float">
            <text:p>5.165833</text:p>
          </table:table-cell>
          <table:table-cell office:value-type="float" office:value="19.48566" calcext:value-type="float">
            <text:p>19.48566</text:p>
          </table:table-cell>
          <table:table-cell office:value-type="float" office:value="10.32037" calcext:value-type="float">
            <text:p>10.32037</text:p>
          </table:table-cell>
          <table:table-cell office:value-type="float" office:value="21.16025" calcext:value-type="float">
            <text:p>21.16025</text:p>
          </table:table-cell>
          <table:table-cell office:value-type="float" office:value="12.69394" calcext:value-type="float">
            <text:p>12.69394</text:p>
          </table:table-cell>
          <table:table-cell office:value-type="float" office:value="22.26703" calcext:value-type="float">
            <text:p>22.26703</text:p>
          </table:table-cell>
          <table:table-cell office:value-type="float" office:value="14.87396" calcext:value-type="float">
            <text:p>14.87396</text:p>
          </table:table-cell>
          <table:table-cell office:value-type="float" office:value="22.64978" calcext:value-type="float">
            <text:p>22.64978</text:p>
          </table:table-cell>
          <table:table-cell office:value-type="float" office:value="16.55731" calcext:value-type="float">
            <text:p>16.55731</text:p>
          </table:table-cell>
          <table:table-cell office:value-type="float" office:value="22.52475" calcext:value-type="float">
            <text:p>22.52475</text:p>
          </table:table-cell>
          <table:table-cell office:value-type="float" office:value="17.79425" calcext:value-type="float">
            <text:p>17.794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8" calcext:value-type="float">
            <text:p>23091998</text:p>
          </table:table-cell>
          <table:table-cell office:value-type="float" office:value="17.54619" calcext:value-type="float">
            <text:p>17.54619</text:p>
          </table:table-cell>
          <table:table-cell office:value-type="float" office:value="14.2" calcext:value-type="float">
            <text:p>14.2</text:p>
          </table:table-cell>
          <table:table-cell office:value-type="float" office:value="0.9" calcext:value-type="float">
            <text:p>0.9</text:p>
          </table:table-cell>
          <table:table-cell office:value-type="float" office:value="0.84765" calcext:value-type="float">
            <text:p>0.84765</text:p>
          </table:table-cell>
          <table:table-cell office:value-type="float" office:value="0.3435332" calcext:value-type="float">
            <text:p>0.3435332</text:p>
          </table:table-cell>
          <table:table-cell office:value-type="float" office:value="201.492" calcext:value-type="float">
            <text:p>201.492</text:p>
          </table:table-cell>
          <table:table-cell office:value-type="float" office:value="0" calcext:value-type="float">
            <text:p>0</text:p>
          </table:table-cell>
          <table:table-cell office:value-type="float" office:value="27.09409" calcext:value-type="float">
            <text:p>27.09409</text:p>
          </table:table-cell>
          <table:table-cell office:value-type="float" office:value="0.08847046" calcext:value-type="float">
            <text:p>0.08847046</text:p>
          </table:table-cell>
          <table:table-cell office:value-type="float" office:value="20.80667" calcext:value-type="float">
            <text:p>20.80667</text:p>
          </table:table-cell>
          <table:table-cell office:value-type="float" office:value="6.21521" calcext:value-type="float">
            <text:p>6.21521</text:p>
          </table:table-cell>
          <table:table-cell office:value-type="float" office:value="19.06122" calcext:value-type="float">
            <text:p>19.06122</text:p>
          </table:table-cell>
          <table:table-cell office:value-type="float" office:value="9.145874" calcext:value-type="float">
            <text:p>9.145874</text:p>
          </table:table-cell>
          <table:table-cell office:value-type="float" office:value="18.00061" calcext:value-type="float">
            <text:p>18.00061</text:p>
          </table:table-cell>
          <table:table-cell office:value-type="float" office:value="11.70135" calcext:value-type="float">
            <text:p>11.70135</text:p>
          </table:table-cell>
          <table:table-cell office:value-type="float" office:value="17.53391" calcext:value-type="float">
            <text:p>17.53391</text:p>
          </table:table-cell>
          <table:table-cell office:value-type="float" office:value="13.64304" calcext:value-type="float">
            <text:p>13.64304</text:p>
          </table:table-cell>
          <table:table-cell office:value-type="float" office:value="17.72119" calcext:value-type="float">
            <text:p>17.72119</text:p>
          </table:table-cell>
          <table:table-cell office:value-type="float" office:value="15.11447" calcext:value-type="float">
            <text:p>15.1144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8" calcext:value-type="float">
            <text:p>24091998</text:p>
          </table:table-cell>
          <table:table-cell office:value-type="float" office:value="6.88176" calcext:value-type="float">
            <text:p>6.88176</text:p>
          </table:table-cell>
          <table:table-cell office:value-type="float" office:value="15.4" calcext:value-type="float">
            <text:p>15.4</text:p>
          </table:table-cell>
          <table:table-cell office:value-type="float" office:value="-0.2" calcext:value-type="float">
            <text:p>-0.2</text:p>
          </table:table-cell>
          <table:table-cell office:value-type="float" office:value="1.347922" calcext:value-type="float">
            <text:p>1.347922</text:p>
          </table:table-cell>
          <table:table-cell office:value-type="float" office:value="0.3383282" calcext:value-type="float">
            <text:p>0.3383282</text:p>
          </table:table-cell>
          <table:table-cell office:value-type="float" office:value="163.224" calcext:value-type="float">
            <text:p>163.224</text:p>
          </table:table-cell>
          <table:table-cell office:value-type="float" office:value="0.1" calcext:value-type="float">
            <text:p>0.1</text:p>
          </table:table-cell>
          <table:table-cell office:value-type="float" office:value="26.29013" calcext:value-type="float">
            <text:p>26.29013</text:p>
          </table:table-cell>
          <table:table-cell office:value-type="float" office:value="0.5281677" calcext:value-type="float">
            <text:p>0.5281677</text:p>
          </table:table-cell>
          <table:table-cell office:value-type="float" office:value="18.34189" calcext:value-type="float">
            <text:p>18.34189</text:p>
          </table:table-cell>
          <table:table-cell office:value-type="float" office:value="7.122498" calcext:value-type="float">
            <text:p>7.122498</text:p>
          </table:table-cell>
          <table:table-cell office:value-type="float" office:value="16.48615" calcext:value-type="float">
            <text:p>16.48615</text:p>
          </table:table-cell>
          <table:table-cell office:value-type="float" office:value="9.360382" calcext:value-type="float">
            <text:p>9.360382</text:p>
          </table:table-cell>
          <table:table-cell office:value-type="float" office:value="15.72937" calcext:value-type="float">
            <text:p>15.72937</text:p>
          </table:table-cell>
          <table:table-cell office:value-type="float" office:value="11.41705" calcext:value-type="float">
            <text:p>11.41705</text:p>
          </table:table-cell>
          <table:table-cell office:value-type="float" office:value="15.74799" calcext:value-type="float">
            <text:p>15.74799</text:p>
          </table:table-cell>
          <table:table-cell office:value-type="float" office:value="13.03314" calcext:value-type="float">
            <text:p>13.03314</text:p>
          </table:table-cell>
          <table:table-cell office:value-type="float" office:value="16.65311" calcext:value-type="float">
            <text:p>16.65311</text:p>
          </table:table-cell>
          <table:table-cell office:value-type="float" office:value="14.29129" calcext:value-type="float">
            <text:p>14.2912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8" calcext:value-type="float">
            <text:p>25091998</text:p>
          </table:table-cell>
          <table:table-cell office:value-type="float" office:value="9.538452" calcext:value-type="float">
            <text:p>9.538452</text:p>
          </table:table-cell>
          <table:table-cell office:value-type="float" office:value="21.2" calcext:value-type="float">
            <text:p>21.2</text:p>
          </table:table-cell>
          <table:table-cell office:value-type="float" office:value="10.1" calcext:value-type="float">
            <text:p>10.1</text:p>
          </table:table-cell>
          <table:table-cell office:value-type="float" office:value="1.719738" calcext:value-type="float">
            <text:p>1.719738</text:p>
          </table:table-cell>
          <table:table-cell office:value-type="float" office:value="1.13106" calcext:value-type="float">
            <text:p>1.13106</text:p>
          </table:table-cell>
          <table:table-cell office:value-type="float" office:value="142.992" calcext:value-type="float">
            <text:p>142.992</text:p>
          </table:table-cell>
          <table:table-cell office:value-type="float" office:value="0.1" calcext:value-type="float">
            <text:p>0.1</text:p>
          </table:table-cell>
          <table:table-cell office:value-type="float" office:value="34.47205" calcext:value-type="float">
            <text:p>34.47205</text:p>
          </table:table-cell>
          <table:table-cell office:value-type="float" office:value="9.055084" calcext:value-type="float">
            <text:p>9.055084</text:p>
          </table:table-cell>
          <table:table-cell office:value-type="float" office:value="22.76074" calcext:value-type="float">
            <text:p>22.76074</text:p>
          </table:table-cell>
          <table:table-cell office:value-type="float" office:value="11.79446" calcext:value-type="float">
            <text:p>11.79446</text:p>
          </table:table-cell>
          <table:table-cell office:value-type="float" office:value="20.81329" calcext:value-type="float">
            <text:p>20.81329</text:p>
          </table:table-cell>
          <table:table-cell office:value-type="float" office:value="12.72672" calcext:value-type="float">
            <text:p>12.72672</text:p>
          </table:table-cell>
          <table:table-cell office:value-type="float" office:value="19.32227" calcext:value-type="float">
            <text:p>19.32227</text:p>
          </table:table-cell>
          <table:table-cell office:value-type="float" office:value="13.66129" calcext:value-type="float">
            <text:p>13.66129</text:p>
          </table:table-cell>
          <table:table-cell office:value-type="float" office:value="18.41074" calcext:value-type="float">
            <text:p>18.41074</text:p>
          </table:table-cell>
          <table:table-cell office:value-type="float" office:value="14.43069" calcext:value-type="float">
            <text:p>14.43069</text:p>
          </table:table-cell>
          <table:table-cell office:value-type="float" office:value="17.88397" calcext:value-type="float">
            <text:p>17.88397</text:p>
          </table:table-cell>
          <table:table-cell office:value-type="float" office:value="15.07428" calcext:value-type="float">
            <text:p>15.074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8" calcext:value-type="float">
            <text:p>26091998</text:p>
          </table:table-cell>
          <table:table-cell office:value-type="float" office:value="7.744463" calcext:value-type="float">
            <text:p>7.744463</text:p>
          </table:table-cell>
          <table:table-cell office:value-type="float" office:value="22.9" calcext:value-type="float">
            <text:p>22.9</text:p>
          </table:table-cell>
          <table:table-cell office:value-type="float" office:value="9.4" calcext:value-type="float">
            <text:p>9.4</text:p>
          </table:table-cell>
          <table:table-cell office:value-type="float" office:value="2.300194" calcext:value-type="float">
            <text:p>2.300194</text:p>
          </table:table-cell>
          <table:table-cell office:value-type="float" office:value="1.157101" calcext:value-type="float">
            <text:p>1.157101</text:p>
          </table:table-cell>
          <table:table-cell office:value-type="float" office:value="185.796" calcext:value-type="float">
            <text:p>185.796</text:p>
          </table:table-cell>
          <table:table-cell office:value-type="float" office:value="36.02979" calcext:value-type="float">
            <text:p>36.02979</text:p>
          </table:table-cell>
          <table:table-cell office:value-type="float" office:value="33.90799" calcext:value-type="float">
            <text:p>33.90799</text:p>
          </table:table-cell>
          <table:table-cell office:value-type="float" office:value="9.882599" calcext:value-type="float">
            <text:p>9.882599</text:p>
          </table:table-cell>
          <table:table-cell office:value-type="float" office:value="25.06949" calcext:value-type="float">
            <text:p>25.06949</text:p>
          </table:table-cell>
          <table:table-cell office:value-type="float" office:value="13.25122" calcext:value-type="float">
            <text:p>13.25122</text:p>
          </table:table-cell>
          <table:table-cell office:value-type="float" office:value="22.38101" calcext:value-type="float">
            <text:p>22.38101</text:p>
          </table:table-cell>
          <table:table-cell office:value-type="float" office:value="14.38428" calcext:value-type="float">
            <text:p>14.38428</text:p>
          </table:table-cell>
          <table:table-cell office:value-type="float" office:value="20.65967" calcext:value-type="float">
            <text:p>20.65967</text:p>
          </table:table-cell>
          <table:table-cell office:value-type="float" office:value="15.32272" calcext:value-type="float">
            <text:p>15.32272</text:p>
          </table:table-cell>
          <table:table-cell office:value-type="float" office:value="19.64136" calcext:value-type="float">
            <text:p>19.64136</text:p>
          </table:table-cell>
          <table:table-cell office:value-type="float" office:value="15.9693" calcext:value-type="float">
            <text:p>15.9693</text:p>
          </table:table-cell>
          <table:table-cell office:value-type="float" office:value="19.02612" calcext:value-type="float">
            <text:p>19.02612</text:p>
          </table:table-cell>
          <table:table-cell office:value-type="float" office:value="16.41217" calcext:value-type="float">
            <text:p>16.412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8" calcext:value-type="float">
            <text:p>27091998</text:p>
          </table:table-cell>
          <table:table-cell office:value-type="float" office:value="11.54624" calcext:value-type="float">
            <text:p>11.54624</text:p>
          </table:table-cell>
          <table:table-cell office:value-type="float" office:value="27.6" calcext:value-type="float">
            <text:p>27.6</text:p>
          </table:table-cell>
          <table:table-cell office:value-type="float" office:value="15.1" calcext:value-type="float">
            <text:p>15.1</text:p>
          </table:table-cell>
          <table:table-cell office:value-type="float" office:value="3.015781" calcext:value-type="float">
            <text:p>3.015781</text:p>
          </table:table-cell>
          <table:table-cell office:value-type="float" office:value="1.498887" calcext:value-type="float">
            <text:p>1.498887</text:p>
          </table:table-cell>
          <table:table-cell office:value-type="float" office:value="250.596" calcext:value-type="float">
            <text:p>250.596</text:p>
          </table:table-cell>
          <table:table-cell office:value-type="float" office:value="9.770214" calcext:value-type="float">
            <text:p>9.770214</text:p>
          </table:table-cell>
          <table:table-cell office:value-type="float" office:value="33.84149" calcext:value-type="float">
            <text:p>33.84149</text:p>
          </table:table-cell>
          <table:table-cell office:value-type="float" office:value="14.55276" calcext:value-type="float">
            <text:p>14.55276</text:p>
          </table:table-cell>
          <table:table-cell office:value-type="float" office:value="27.80493" calcext:value-type="float">
            <text:p>27.80493</text:p>
          </table:table-cell>
          <table:table-cell office:value-type="float" office:value="17.08823" calcext:value-type="float">
            <text:p>17.08823</text:p>
          </table:table-cell>
          <table:table-cell office:value-type="float" office:value="24.8313" calcext:value-type="float">
            <text:p>24.8313</text:p>
          </table:table-cell>
          <table:table-cell office:value-type="float" office:value="17.61731" calcext:value-type="float">
            <text:p>17.61731</text:p>
          </table:table-cell>
          <table:table-cell office:value-type="float" office:value="22.4776" calcext:value-type="float">
            <text:p>22.4776</text:p>
          </table:table-cell>
          <table:table-cell office:value-type="float" office:value="17.93036" calcext:value-type="float">
            <text:p>17.93036</text:p>
          </table:table-cell>
          <table:table-cell office:value-type="float" office:value="21.17871" calcext:value-type="float">
            <text:p>21.17871</text:p>
          </table:table-cell>
          <table:table-cell office:value-type="float" office:value="18.11499" calcext:value-type="float">
            <text:p>18.11499</text:p>
          </table:table-cell>
          <table:table-cell office:value-type="float" office:value="20.40027" calcext:value-type="float">
            <text:p>20.40027</text:p>
          </table:table-cell>
          <table:table-cell office:value-type="float" office:value="18.19382" calcext:value-type="float">
            <text:p>18.193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8" calcext:value-type="float">
            <text:p>28091998</text:p>
          </table:table-cell>
          <table:table-cell office:value-type="float" office:value="16.37834" calcext:value-type="float">
            <text:p>16.37834</text:p>
          </table:table-cell>
          <table:table-cell office:value-type="float" office:value="16.8" calcext:value-type="float">
            <text:p>16.8</text:p>
          </table:table-cell>
          <table:table-cell office:value-type="float" office:value="4.5" calcext:value-type="float">
            <text:p>4.5</text:p>
          </table:table-cell>
          <table:table-cell office:value-type="float" office:value="1.4846" calcext:value-type="float">
            <text:p>1.4846</text:p>
          </table:table-cell>
          <table:table-cell office:value-type="float" office:value="0.7980797" calcext:value-type="float">
            <text:p>0.7980797</text:p>
          </table:table-cell>
          <table:table-cell office:value-type="float" office:value="293.58" calcext:value-type="float">
            <text:p>293.58</text:p>
          </table:table-cell>
          <table:table-cell office:value-type="float" office:value="0" calcext:value-type="float">
            <text:p>0</text:p>
          </table:table-cell>
          <table:table-cell office:value-type="float" office:value="27.13763" calcext:value-type="float">
            <text:p>27.13763</text:p>
          </table:table-cell>
          <table:table-cell office:value-type="float" office:value="6.057098" calcext:value-type="float">
            <text:p>6.057098</text:p>
          </table:table-cell>
          <table:table-cell office:value-type="float" office:value="22.85956" calcext:value-type="float">
            <text:p>22.85956</text:p>
          </table:table-cell>
          <table:table-cell office:value-type="float" office:value="11.52081" calcext:value-type="float">
            <text:p>11.52081</text:p>
          </table:table-cell>
          <table:table-cell office:value-type="float" office:value="21.39026" calcext:value-type="float">
            <text:p>21.39026</text:p>
          </table:table-cell>
          <table:table-cell office:value-type="float" office:value="13.90945" calcext:value-type="float">
            <text:p>13.90945</text:p>
          </table:table-cell>
          <table:table-cell office:value-type="float" office:value="20.29034" calcext:value-type="float">
            <text:p>20.29034</text:p>
          </table:table-cell>
          <table:table-cell office:value-type="float" office:value="16.03152" calcext:value-type="float">
            <text:p>16.03152</text:p>
          </table:table-cell>
          <table:table-cell office:value-type="float" office:value="19.75284" calcext:value-type="float">
            <text:p>19.75284</text:p>
          </table:table-cell>
          <table:table-cell office:value-type="float" office:value="17.40375" calcext:value-type="float">
            <text:p>17.40375</text:p>
          </table:table-cell>
          <table:table-cell office:value-type="float" office:value="19.84491" calcext:value-type="float">
            <text:p>19.84491</text:p>
          </table:table-cell>
          <table:table-cell office:value-type="float" office:value="18.18076" calcext:value-type="float">
            <text:p>18.1807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8" calcext:value-type="float">
            <text:p>29091998</text:p>
          </table:table-cell>
          <table:table-cell office:value-type="float" office:value="13.26035" calcext:value-type="float">
            <text:p>13.26035</text:p>
          </table:table-cell>
          <table:table-cell office:value-type="float" office:value="19.2" calcext:value-type="float">
            <text:p>19.2</text:p>
          </table:table-cell>
          <table:table-cell office:value-type="float" office:value="2.1" calcext:value-type="float">
            <text:p>2.1</text:p>
          </table:table-cell>
          <table:table-cell office:value-type="float" office:value="1.459404" calcext:value-type="float">
            <text:p>1.459404</text:p>
          </table:table-cell>
          <table:table-cell office:value-type="float" office:value="0.6996363" calcext:value-type="float">
            <text:p>0.6996363</text:p>
          </table:table-cell>
          <table:table-cell office:value-type="float" office:value="182.124" calcext:value-type="float">
            <text:p>182.124</text:p>
          </table:table-cell>
          <table:table-cell office:value-type="float" office:value="2.733334" calcext:value-type="float">
            <text:p>2.733334</text:p>
          </table:table-cell>
          <table:table-cell office:value-type="float" office:value="29.21762" calcext:value-type="float">
            <text:p>29.21762</text:p>
          </table:table-cell>
          <table:table-cell office:value-type="float" office:value="3.506775" calcext:value-type="float">
            <text:p>3.506775</text:p>
          </table:table-cell>
          <table:table-cell office:value-type="float" office:value="21.29517" calcext:value-type="float">
            <text:p>21.29517</text:p>
          </table:table-cell>
          <table:table-cell office:value-type="float" office:value="8.580994" calcext:value-type="float">
            <text:p>8.580994</text:p>
          </table:table-cell>
          <table:table-cell office:value-type="float" office:value="19.39047" calcext:value-type="float">
            <text:p>19.39047</text:p>
          </table:table-cell>
          <table:table-cell office:value-type="float" office:value="10.81241" calcext:value-type="float">
            <text:p>10.81241</text:p>
          </table:table-cell>
          <table:table-cell office:value-type="float" office:value="18.2226" calcext:value-type="float">
            <text:p>18.2226</text:p>
          </table:table-cell>
          <table:table-cell office:value-type="float" office:value="12.87842" calcext:value-type="float">
            <text:p>12.87842</text:p>
          </table:table-cell>
          <table:table-cell office:value-type="float" office:value="17.75211" calcext:value-type="float">
            <text:p>17.75211</text:p>
          </table:table-cell>
          <table:table-cell office:value-type="float" office:value="14.42432" calcext:value-type="float">
            <text:p>14.42432</text:p>
          </table:table-cell>
          <table:table-cell office:value-type="float" office:value="18.11334" calcext:value-type="float">
            <text:p>18.11334</text:p>
          </table:table-cell>
          <table:table-cell office:value-type="float" office:value="15.53729" calcext:value-type="float">
            <text:p>15.5372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8" calcext:value-type="float">
            <text:p>30091998</text:p>
          </table:table-cell>
          <table:table-cell office:value-type="float" office:value="10.78229" calcext:value-type="float">
            <text:p>10.78229</text:p>
          </table:table-cell>
          <table:table-cell office:value-type="float" office:value="19.1" calcext:value-type="float">
            <text:p>19.1</text:p>
          </table:table-cell>
          <table:table-cell office:value-type="float" office:value="12.7" calcext:value-type="float">
            <text:p>12.7</text:p>
          </table:table-cell>
          <table:table-cell office:value-type="float" office:value="1.564156" calcext:value-type="float">
            <text:p>1.564156</text:p>
          </table:table-cell>
          <table:table-cell office:value-type="float" office:value="1.180817" calcext:value-type="float">
            <text:p>1.180817</text:p>
          </table:table-cell>
          <table:table-cell office:value-type="float" office:value="106.128" calcext:value-type="float">
            <text:p>106.128</text:p>
          </table:table-cell>
          <table:table-cell office:value-type="float" office:value="1.169048" calcext:value-type="float">
            <text:p>1.169048</text:p>
          </table:table-cell>
          <table:table-cell office:value-type="float" office:value="25.32217" calcext:value-type="float">
            <text:p>25.32217</text:p>
          </table:table-cell>
          <table:table-cell office:value-type="float" office:value="11.534" calcext:value-type="float">
            <text:p>11.534</text:p>
          </table:table-cell>
          <table:table-cell office:value-type="float" office:value="20.65857" calcext:value-type="float">
            <text:p>20.65857</text:p>
          </table:table-cell>
          <table:table-cell office:value-type="float" office:value="13.48151" calcext:value-type="float">
            <text:p>13.48151</text:p>
          </table:table-cell>
          <table:table-cell office:value-type="float" office:value="19.38184" calcext:value-type="float">
            <text:p>19.38184</text:p>
          </table:table-cell>
          <table:table-cell office:value-type="float" office:value="14.35416" calcext:value-type="float">
            <text:p>14.35416</text:p>
          </table:table-cell>
          <table:table-cell office:value-type="float" office:value="18.51776" calcext:value-type="float">
            <text:p>18.51776</text:p>
          </table:table-cell>
          <table:table-cell office:value-type="float" office:value="15.20718" calcext:value-type="float">
            <text:p>15.20718</text:p>
          </table:table-cell>
          <table:table-cell office:value-type="float" office:value="17.99661" calcext:value-type="float">
            <text:p>17.99661</text:p>
          </table:table-cell>
          <table:table-cell office:value-type="float" office:value="15.85135" calcext:value-type="float">
            <text:p>15.85135</text:p>
          </table:table-cell>
          <table:table-cell office:value-type="float" office:value="17.72638" calcext:value-type="float">
            <text:p>17.72638</text:p>
          </table:table-cell>
          <table:table-cell office:value-type="float" office:value="16.33914" calcext:value-type="float">
            <text:p>16.339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8" calcext:value-type="float">
            <text:p>1101998</text:p>
          </table:table-cell>
          <table:table-cell office:value-type="float" office:value="10.0238" calcext:value-type="float">
            <text:p>10.0238</text:p>
          </table:table-cell>
          <table:table-cell office:value-type="float" office:value="13.5" calcext:value-type="float">
            <text:p>13.5</text:p>
          </table:table-cell>
          <table:table-cell office:value-type="float" office:value="2.7" calcext:value-type="float">
            <text:p>2.7</text:p>
          </table:table-cell>
          <table:table-cell office:value-type="float" office:value="1.517783" calcext:value-type="float">
            <text:p>1.517783</text:p>
          </table:table-cell>
          <table:table-cell office:value-type="float" office:value="0.3271857" calcext:value-type="float">
            <text:p>0.3271857</text:p>
          </table:table-cell>
          <table:table-cell office:value-type="float" office:value="344.88" calcext:value-type="float">
            <text:p>344.88</text:p>
          </table:table-cell>
          <table:table-cell office:value-type="float" office:value="8.497618" calcext:value-type="float">
            <text:p>8.497618</text:p>
          </table:table-cell>
          <table:table-cell office:value-type="float" office:value="21.10385" calcext:value-type="float">
            <text:p>21.10385</text:p>
          </table:table-cell>
          <table:table-cell office:value-type="float" office:value="3.750671" calcext:value-type="float">
            <text:p>3.750671</text:p>
          </table:table-cell>
          <table:table-cell office:value-type="float" office:value="18.00598" calcext:value-type="float">
            <text:p>18.00598</text:p>
          </table:table-cell>
          <table:table-cell office:value-type="float" office:value="8.067963" calcext:value-type="float">
            <text:p>8.067963</text:p>
          </table:table-cell>
          <table:table-cell office:value-type="float" office:value="16.82977" calcext:value-type="float">
            <text:p>16.82977</text:p>
          </table:table-cell>
          <table:table-cell office:value-type="float" office:value="10.28003" calcext:value-type="float">
            <text:p>10.28003</text:p>
          </table:table-cell>
          <table:table-cell office:value-type="float" office:value="16.22198" calcext:value-type="float">
            <text:p>16.22198</text:p>
          </table:table-cell>
          <table:table-cell office:value-type="float" office:value="12.35349" calcext:value-type="float">
            <text:p>12.35349</text:p>
          </table:table-cell>
          <table:table-cell office:value-type="float" office:value="16.78424" calcext:value-type="float">
            <text:p>16.78424</text:p>
          </table:table-cell>
          <table:table-cell office:value-type="float" office:value="13.90146" calcext:value-type="float">
            <text:p>13.90146</text:p>
          </table:table-cell>
          <table:table-cell office:value-type="float" office:value="17.17633" calcext:value-type="float">
            <text:p>17.17633</text:p>
          </table:table-cell>
          <table:table-cell office:value-type="float" office:value="15.01016" calcext:value-type="float">
            <text:p>15.010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8" calcext:value-type="float">
            <text:p>2101998</text:p>
          </table:table-cell>
          <table:table-cell office:value-type="float" office:value="9.464318" calcext:value-type="float">
            <text:p>9.464318</text:p>
          </table:table-cell>
          <table:table-cell office:value-type="float" office:value="11.7" calcext:value-type="float">
            <text:p>11.7</text:p>
          </table:table-cell>
          <table:table-cell office:value-type="float" office:value="0.7" calcext:value-type="float">
            <text:p>0.7</text:p>
          </table:table-cell>
          <table:table-cell office:value-type="float" office:value="0.870383" calcext:value-type="float">
            <text:p>0.870383</text:p>
          </table:table-cell>
          <table:table-cell office:value-type="float" office:value="0.4623352" calcext:value-type="float">
            <text:p>0.4623352</text:p>
          </table:table-cell>
          <table:table-cell office:value-type="float" office:value="270.144" calcext:value-type="float">
            <text:p>270.144</text:p>
          </table:table-cell>
          <table:table-cell office:value-type="float" office:value="0" calcext:value-type="float">
            <text:p>0</text:p>
          </table:table-cell>
          <table:table-cell office:value-type="float" office:value="19.13336" calcext:value-type="float">
            <text:p>19.13336</text:p>
          </table:table-cell>
          <table:table-cell office:value-type="float" office:value="1.701752" calcext:value-type="float">
            <text:p>1.701752</text:p>
          </table:table-cell>
          <table:table-cell office:value-type="float" office:value="14.50137" calcext:value-type="float">
            <text:p>14.50137</text:p>
          </table:table-cell>
          <table:table-cell office:value-type="float" office:value="5.771149" calcext:value-type="float">
            <text:p>5.771149</text:p>
          </table:table-cell>
          <table:table-cell office:value-type="float" office:value="13.76797" calcext:value-type="float">
            <text:p>13.76797</text:p>
          </table:table-cell>
          <table:table-cell office:value-type="float" office:value="7.818054" calcext:value-type="float">
            <text:p>7.818054</text:p>
          </table:table-cell>
          <table:table-cell office:value-type="float" office:value="13.60782" calcext:value-type="float">
            <text:p>13.60782</text:p>
          </table:table-cell>
          <table:table-cell office:value-type="float" office:value="9.82663" calcext:value-type="float">
            <text:p>9.82663</text:p>
          </table:table-cell>
          <table:table-cell office:value-type="float" office:value="13.81839" calcext:value-type="float">
            <text:p>13.81839</text:p>
          </table:table-cell>
          <table:table-cell office:value-type="float" office:value="11.48004" calcext:value-type="float">
            <text:p>11.48004</text:p>
          </table:table-cell>
          <table:table-cell office:value-type="float" office:value="14.94519" calcext:value-type="float">
            <text:p>14.94519</text:p>
          </table:table-cell>
          <table:table-cell office:value-type="float" office:value="12.75314" calcext:value-type="float">
            <text:p>12.753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8" calcext:value-type="float">
            <text:p>3101998</text:p>
          </table:table-cell>
          <table:table-cell office:value-type="float" office:value="14.09996" calcext:value-type="float">
            <text:p>14.09996</text:p>
          </table:table-cell>
          <table:table-cell office:value-type="float" office:value="12.9" calcext:value-type="float">
            <text:p>12.9</text:p>
          </table:table-cell>
          <table:table-cell office:value-type="float" office:value="1.1" calcext:value-type="float">
            <text:p>1.1</text:p>
          </table:table-cell>
          <table:table-cell office:value-type="float" office:value="0.9338028" calcext:value-type="float">
            <text:p>0.9338028</text:p>
          </table:table-cell>
          <table:table-cell office:value-type="float" office:value="0.550667" calcext:value-type="float">
            <text:p>0.550667</text:p>
          </table:table-cell>
          <table:table-cell office:value-type="float" office:value="205.02" calcext:value-type="float">
            <text:p>205.02</text:p>
          </table:table-cell>
          <table:table-cell office:value-type="float" office:value="0" calcext:value-type="float">
            <text:p>0</text:p>
          </table:table-cell>
          <table:table-cell office:value-type="float" office:value="22.93921" calcext:value-type="float">
            <text:p>22.93921</text:p>
          </table:table-cell>
          <table:table-cell office:value-type="float" office:value="1.244629" calcext:value-type="float">
            <text:p>1.244629</text:p>
          </table:table-cell>
          <table:table-cell office:value-type="float" office:value="17.43304" calcext:value-type="float">
            <text:p>17.43304</text:p>
          </table:table-cell>
          <table:table-cell office:value-type="float" office:value="5.734375" calcext:value-type="float">
            <text:p>5.734375</text:p>
          </table:table-cell>
          <table:table-cell office:value-type="float" office:value="15.42416" calcext:value-type="float">
            <text:p>15.42416</text:p>
          </table:table-cell>
          <table:table-cell office:value-type="float" office:value="7.60675" calcext:value-type="float">
            <text:p>7.60675</text:p>
          </table:table-cell>
          <table:table-cell office:value-type="float" office:value="14.4682" calcext:value-type="float">
            <text:p>14.4682</text:p>
          </table:table-cell>
          <table:table-cell office:value-type="float" office:value="9.343719" calcext:value-type="float">
            <text:p>9.343719</text:p>
          </table:table-cell>
          <table:table-cell office:value-type="float" office:value="14.0545" calcext:value-type="float">
            <text:p>14.0545</text:p>
          </table:table-cell>
          <table:table-cell office:value-type="float" office:value="10.75513" calcext:value-type="float">
            <text:p>10.75513</text:p>
          </table:table-cell>
          <table:table-cell office:value-type="float" office:value="13.99255" calcext:value-type="float">
            <text:p>13.99255</text:p>
          </table:table-cell>
          <table:table-cell office:value-type="float" office:value="11.89417" calcext:value-type="float">
            <text:p>11.894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8" calcext:value-type="float">
            <text:p>4101998</text:p>
          </table:table-cell>
          <table:table-cell office:value-type="float" office:value="15.84369" calcext:value-type="float">
            <text:p>15.84369</text:p>
          </table:table-cell>
          <table:table-cell office:value-type="float" office:value="13.3" calcext:value-type="float">
            <text:p>13.3</text:p>
          </table:table-cell>
          <table:table-cell office:value-type="float" office:value="-1" calcext:value-type="float">
            <text:p>-1</text:p>
          </table:table-cell>
          <table:table-cell office:value-type="float" office:value="0.9272484" calcext:value-type="float">
            <text:p>0.9272484</text:p>
          </table:table-cell>
          <table:table-cell office:value-type="float" office:value="0.5131464" calcext:value-type="float">
            <text:p>0.5131464</text:p>
          </table:table-cell>
          <table:table-cell office:value-type="float" office:value="155.844" calcext:value-type="float">
            <text:p>155.844</text:p>
          </table:table-cell>
          <table:table-cell office:value-type="float" office:value="0" calcext:value-type="float">
            <text:p>0</text:p>
          </table:table-cell>
          <table:table-cell office:value-type="float" office:value="29.26596" calcext:value-type="float">
            <text:p>29.26596</text:p>
          </table:table-cell>
          <table:table-cell office:value-type="float" office:value="-0.8327332" calcext:value-type="float">
            <text:p>-0.8327332</text:p>
          </table:table-cell>
          <table:table-cell office:value-type="float" office:value="19.5383" calcext:value-type="float">
            <text:p>19.5383</text:p>
          </table:table-cell>
          <table:table-cell office:value-type="float" office:value="4.241211" calcext:value-type="float">
            <text:p>4.241211</text:p>
          </table:table-cell>
          <table:table-cell office:value-type="float" office:value="17.02213" calcext:value-type="float">
            <text:p>17.02213</text:p>
          </table:table-cell>
          <table:table-cell office:value-type="float" office:value="6.31311" calcext:value-type="float">
            <text:p>6.31311</text:p>
          </table:table-cell>
          <table:table-cell office:value-type="float" office:value="15.34311" calcext:value-type="float">
            <text:p>15.34311</text:p>
          </table:table-cell>
          <table:table-cell office:value-type="float" office:value="8.237396" calcext:value-type="float">
            <text:p>8.237396</text:p>
          </table:table-cell>
          <table:table-cell office:value-type="float" office:value="14.46851" calcext:value-type="float">
            <text:p>14.46851</text:p>
          </table:table-cell>
          <table:table-cell office:value-type="float" office:value="9.805725" calcext:value-type="float">
            <text:p>9.805725</text:p>
          </table:table-cell>
          <table:table-cell office:value-type="float" office:value="14.10632" calcext:value-type="float">
            <text:p>14.10632</text:p>
          </table:table-cell>
          <table:table-cell office:value-type="float" office:value="11.05164" calcext:value-type="float">
            <text:p>11.0516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8" calcext:value-type="float">
            <text:p>5101998</text:p>
          </table:table-cell>
          <table:table-cell office:value-type="float" office:value="15.52674" calcext:value-type="float">
            <text:p>15.52674</text:p>
          </table:table-cell>
          <table:table-cell office:value-type="float" office:value="13.7" calcext:value-type="float">
            <text:p>13.7</text:p>
          </table:table-cell>
          <table:table-cell office:value-type="float" office:value="1.7" calcext:value-type="float">
            <text:p>1.7</text:p>
          </table:table-cell>
          <table:table-cell office:value-type="float" office:value="0.9340692" calcext:value-type="float">
            <text:p>0.9340692</text:p>
          </table:table-cell>
          <table:table-cell office:value-type="float" office:value="0.6027083" calcext:value-type="float">
            <text:p>0.6027083</text:p>
          </table:table-cell>
          <table:table-cell office:value-type="float" office:value="431.532" calcext:value-type="float">
            <text:p>431.532</text:p>
          </table:table-cell>
          <table:table-cell office:value-type="float" office:value="0" calcext:value-type="float">
            <text:p>0</text:p>
          </table:table-cell>
          <table:table-cell office:value-type="float" office:value="32.74298" calcext:value-type="float">
            <text:p>32.74298</text:p>
          </table:table-cell>
          <table:table-cell office:value-type="float" office:value="1.97168" calcext:value-type="float">
            <text:p>1.97168</text:p>
          </table:table-cell>
          <table:table-cell office:value-type="float" office:value="21.37875" calcext:value-type="float">
            <text:p>21.37875</text:p>
          </table:table-cell>
          <table:table-cell office:value-type="float" office:value="6.586945" calcext:value-type="float">
            <text:p>6.586945</text:p>
          </table:table-cell>
          <table:table-cell office:value-type="float" office:value="18.60861" calcext:value-type="float">
            <text:p>18.60861</text:p>
          </table:table-cell>
          <table:table-cell office:value-type="float" office:value="8.292206" calcext:value-type="float">
            <text:p>8.292206</text:p>
          </table:table-cell>
          <table:table-cell office:value-type="float" office:value="16.60837" calcext:value-type="float">
            <text:p>16.60837</text:p>
          </table:table-cell>
          <table:table-cell office:value-type="float" office:value="9.789368" calcext:value-type="float">
            <text:p>9.789368</text:p>
          </table:table-cell>
          <table:table-cell office:value-type="float" office:value="15.5025" calcext:value-type="float">
            <text:p>15.5025</text:p>
          </table:table-cell>
          <table:table-cell office:value-type="float" office:value="10.96259" calcext:value-type="float">
            <text:p>10.96259</text:p>
          </table:table-cell>
          <table:table-cell office:value-type="float" office:value="14.9299" calcext:value-type="float">
            <text:p>14.9299</text:p>
          </table:table-cell>
          <table:table-cell office:value-type="float" office:value="11.86914" calcext:value-type="float">
            <text:p>11.869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8" calcext:value-type="float">
            <text:p>6101998</text:p>
          </table:table-cell>
          <table:table-cell office:value-type="float" office:value="15.75646" calcext:value-type="float">
            <text:p>15.75646</text:p>
          </table:table-cell>
          <table:table-cell office:value-type="float" office:value="13.4" calcext:value-type="float">
            <text:p>13.4</text:p>
          </table:table-cell>
          <table:table-cell office:value-type="float" office:value="-0.5" calcext:value-type="float">
            <text:p>-0.5</text:p>
          </table:table-cell>
          <table:table-cell office:value-type="float" office:value="0.6955397" calcext:value-type="float">
            <text:p>0.6955397</text:p>
          </table:table-cell>
          <table:table-cell office:value-type="float" office:value="0.5502133" calcext:value-type="float">
            <text:p>0.5502133</text:p>
          </table:table-cell>
          <table:table-cell office:value-type="float" office:value="453.78" calcext:value-type="float">
            <text:p>453.78</text:p>
          </table:table-cell>
          <table:table-cell office:value-type="float" office:value="0" calcext:value-type="float">
            <text:p>0</text:p>
          </table:table-cell>
          <table:table-cell office:value-type="float" office:value="30.7196" calcext:value-type="float">
            <text:p>30.7196</text:p>
          </table:table-cell>
          <table:table-cell office:value-type="float" office:value="0.593811" calcext:value-type="float">
            <text:p>0.593811</text:p>
          </table:table-cell>
          <table:table-cell office:value-type="float" office:value="21.0321" calcext:value-type="float">
            <text:p>21.0321</text:p>
          </table:table-cell>
          <table:table-cell office:value-type="float" office:value="6.437439" calcext:value-type="float">
            <text:p>6.437439</text:p>
          </table:table-cell>
          <table:table-cell office:value-type="float" office:value="18.34271" calcext:value-type="float">
            <text:p>18.34271</text:p>
          </table:table-cell>
          <table:table-cell office:value-type="float" office:value="8.361969" calcext:value-type="float">
            <text:p>8.361969</text:p>
          </table:table-cell>
          <table:table-cell office:value-type="float" office:value="16.50839" calcext:value-type="float">
            <text:p>16.50839</text:p>
          </table:table-cell>
          <table:table-cell office:value-type="float" office:value="10.13461" calcext:value-type="float">
            <text:p>10.13461</text:p>
          </table:table-cell>
          <table:table-cell office:value-type="float" office:value="15.50272" calcext:value-type="float">
            <text:p>15.50272</text:p>
          </table:table-cell>
          <table:table-cell office:value-type="float" office:value="11.39404" calcext:value-type="float">
            <text:p>11.39404</text:p>
          </table:table-cell>
          <table:table-cell office:value-type="float" office:value="14.98901" calcext:value-type="float">
            <text:p>14.98901</text:p>
          </table:table-cell>
          <table:table-cell office:value-type="float" office:value="12.31009" calcext:value-type="float">
            <text:p>12.3100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8" calcext:value-type="float">
            <text:p>7101998</text:p>
          </table:table-cell>
          <table:table-cell office:value-type="float" office:value="2.74788" calcext:value-type="float">
            <text:p>2.74788</text:p>
          </table:table-cell>
          <table:table-cell office:value-type="float" office:value="15.3" calcext:value-type="float">
            <text:p>15.3</text:p>
          </table:table-cell>
          <table:table-cell office:value-type="float" office:value="4.7" calcext:value-type="float">
            <text:p>4.7</text:p>
          </table:table-cell>
          <table:table-cell office:value-type="float" office:value="1.662181" calcext:value-type="float">
            <text:p>1.662181</text:p>
          </table:table-cell>
          <table:table-cell office:value-type="float" office:value="0.6922235" calcext:value-type="float">
            <text:p>0.6922235</text:p>
          </table:table-cell>
          <table:table-cell office:value-type="float" office:value="404.172" calcext:value-type="float">
            <text:p>404.172</text:p>
          </table:table-cell>
          <table:table-cell office:value-type="float" office:value="26.85946" calcext:value-type="float">
            <text:p>26.85946</text:p>
          </table:table-cell>
          <table:table-cell office:value-type="float" office:value="17.01285" calcext:value-type="float">
            <text:p>17.01285</text:p>
          </table:table-cell>
          <table:table-cell office:value-type="float" office:value="4.548431" calcext:value-type="float">
            <text:p>4.548431</text:p>
          </table:table-cell>
          <table:table-cell office:value-type="float" office:value="14.50784" calcext:value-type="float">
            <text:p>14.50784</text:p>
          </table:table-cell>
          <table:table-cell office:value-type="float" office:value="8.422485" calcext:value-type="float">
            <text:p>8.422485</text:p>
          </table:table-cell>
          <table:table-cell office:value-type="float" office:value="14.03568" calcext:value-type="float">
            <text:p>14.03568</text:p>
          </table:table-cell>
          <table:table-cell office:value-type="float" office:value="9.75473" calcext:value-type="float">
            <text:p>9.75473</text:p>
          </table:table-cell>
          <table:table-cell office:value-type="float" office:value="13.76901" calcext:value-type="float">
            <text:p>13.76901</text:p>
          </table:table-cell>
          <table:table-cell office:value-type="float" office:value="10.99747" calcext:value-type="float">
            <text:p>10.99747</text:p>
          </table:table-cell>
          <table:table-cell office:value-type="float" office:value="13.93805" calcext:value-type="float">
            <text:p>13.93805</text:p>
          </table:table-cell>
          <table:table-cell office:value-type="float" office:value="11.94952" calcext:value-type="float">
            <text:p>11.94952</text:p>
          </table:table-cell>
          <table:table-cell office:value-type="float" office:value="14.40219" calcext:value-type="float">
            <text:p>14.40219</text:p>
          </table:table-cell>
          <table:table-cell office:value-type="float" office:value="12.67038" calcext:value-type="float">
            <text:p>12.6703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8" calcext:value-type="float">
            <text:p>8101998</text:p>
          </table:table-cell>
          <table:table-cell office:value-type="float" office:value="7.22664" calcext:value-type="float">
            <text:p>7.22664</text:p>
          </table:table-cell>
          <table:table-cell office:value-type="float" office:value="14.6" calcext:value-type="float">
            <text:p>14.6</text:p>
          </table:table-cell>
          <table:table-cell office:value-type="float" office:value="8" calcext:value-type="float">
            <text:p>8</text:p>
          </table:table-cell>
          <table:table-cell office:value-type="float" office:value="1.518859" calcext:value-type="float">
            <text:p>1.518859</text:p>
          </table:table-cell>
          <table:table-cell office:value-type="float" office:value="0.9279929" calcext:value-type="float">
            <text:p>0.9279929</text:p>
          </table:table-cell>
          <table:table-cell office:value-type="float" office:value="418.896" calcext:value-type="float">
            <text:p>418.896</text:p>
          </table:table-cell>
          <table:table-cell office:value-type="float" office:value="2.940541" calcext:value-type="float">
            <text:p>2.940541</text:p>
          </table:table-cell>
          <table:table-cell office:value-type="float" office:value="21.17874" calcext:value-type="float">
            <text:p>21.17874</text:p>
          </table:table-cell>
          <table:table-cell office:value-type="float" office:value="7.148529" calcext:value-type="float">
            <text:p>7.148529</text:p>
          </table:table-cell>
          <table:table-cell office:value-type="float" office:value="17.72241" calcext:value-type="float">
            <text:p>17.72241</text:p>
          </table:table-cell>
          <table:table-cell office:value-type="float" office:value="9.964294" calcext:value-type="float">
            <text:p>9.964294</text:p>
          </table:table-cell>
          <table:table-cell office:value-type="float" office:value="16.31155" calcext:value-type="float">
            <text:p>16.31155</text:p>
          </table:table-cell>
          <table:table-cell office:value-type="float" office:value="11.41608" calcext:value-type="float">
            <text:p>11.41608</text:p>
          </table:table-cell>
          <table:table-cell office:value-type="float" office:value="15.40729" calcext:value-type="float">
            <text:p>15.40729</text:p>
          </table:table-cell>
          <table:table-cell office:value-type="float" office:value="12.71106" calcext:value-type="float">
            <text:p>12.71106</text:p>
          </table:table-cell>
          <table:table-cell office:value-type="float" office:value="14.89236" calcext:value-type="float">
            <text:p>14.89236</text:p>
          </table:table-cell>
          <table:table-cell office:value-type="float" office:value="13.08908" calcext:value-type="float">
            <text:p>13.08908</text:p>
          </table:table-cell>
          <table:table-cell office:value-type="float" office:value="14.63434" calcext:value-type="float">
            <text:p>14.63434</text:p>
          </table:table-cell>
          <table:table-cell office:value-type="float" office:value="13.40192" calcext:value-type="float">
            <text:p>13.4019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8" calcext:value-type="float">
            <text:p>9101998</text:p>
          </table:table-cell>
          <table:table-cell office:value-type="float" office:value="14.63786" calcext:value-type="float">
            <text:p>14.63786</text:p>
          </table:table-cell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305897" calcext:value-type="float">
            <text:p>1.305897</text:p>
          </table:table-cell>
          <table:table-cell office:value-type="float" office:value="0.8354469" calcext:value-type="float">
            <text:p>0.8354469</text:p>
          </table:table-cell>
          <table:table-cell office:value-type="float" office:value="463.608" calcext:value-type="float">
            <text:p>463.608</text:p>
          </table:table-cell>
          <table:table-cell office:value-type="float" office:value="0" calcext:value-type="float">
            <text:p>0</text:p>
          </table:table-cell>
          <table:table-cell office:value-type="float" office:value="25.43768" calcext:value-type="float">
            <text:p>25.43768</text:p>
          </table:table-cell>
          <table:table-cell office:value-type="float" office:value="4.830536" calcext:value-type="float">
            <text:p>4.830536</text:p>
          </table:table-cell>
          <table:table-cell office:value-type="float" office:value="19.57181" calcext:value-type="float">
            <text:p>19.57181</text:p>
          </table:table-cell>
          <table:table-cell office:value-type="float" office:value="7.746796" calcext:value-type="float">
            <text:p>7.746796</text:p>
          </table:table-cell>
          <table:table-cell office:value-type="float" office:value="17.48822" calcext:value-type="float">
            <text:p>17.48822</text:p>
          </table:table-cell>
          <table:table-cell office:value-type="float" office:value="9.168121" calcext:value-type="float">
            <text:p>9.168121</text:p>
          </table:table-cell>
          <table:table-cell office:value-type="float" office:value="15.97052" calcext:value-type="float">
            <text:p>15.97052</text:p>
          </table:table-cell>
          <table:table-cell office:value-type="float" office:value="10.58563" calcext:value-type="float">
            <text:p>10.58563</text:p>
          </table:table-cell>
          <table:table-cell office:value-type="float" office:value="15.14435" calcext:value-type="float">
            <text:p>15.14435</text:p>
          </table:table-cell>
          <table:table-cell office:value-type="float" office:value="11.64062" calcext:value-type="float">
            <text:p>11.64062</text:p>
          </table:table-cell>
          <table:table-cell office:value-type="float" office:value="14.73901" calcext:value-type="float">
            <text:p>14.73901</text:p>
          </table:table-cell>
          <table:table-cell office:value-type="float" office:value="12.4346" calcext:value-type="float">
            <text:p>12.434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8" calcext:value-type="float">
            <text:p>10101998</text:p>
          </table:table-cell>
          <table:table-cell office:value-type="float" office:value="8.492906" calcext:value-type="float">
            <text:p>8.492906</text:p>
          </table:table-cell>
          <table:table-cell office:value-type="float" office:value="18.3" calcext:value-type="float">
            <text:p>18.3</text:p>
          </table:table-cell>
          <table:table-cell office:value-type="float" office:value="12.1" calcext:value-type="float">
            <text:p>12.1</text:p>
          </table:table-cell>
          <table:table-cell office:value-type="float" office:value="1.533033" calcext:value-type="float">
            <text:p>1.533033</text:p>
          </table:table-cell>
          <table:table-cell office:value-type="float" office:value="1.176242" calcext:value-type="float">
            <text:p>1.176242</text:p>
          </table:table-cell>
          <table:table-cell office:value-type="float" office:value="363.348" calcext:value-type="float">
            <text:p>363.348</text:p>
          </table:table-cell>
          <table:table-cell office:value-type="float" office:value="0" calcext:value-type="float">
            <text:p>0</text:p>
          </table:table-cell>
          <table:table-cell office:value-type="float" office:value="23.44461" calcext:value-type="float">
            <text:p>23.44461</text:p>
          </table:table-cell>
          <table:table-cell office:value-type="float" office:value="9.730957" calcext:value-type="float">
            <text:p>9.730957</text:p>
          </table:table-cell>
          <table:table-cell office:value-type="float" office:value="18.76352" calcext:value-type="float">
            <text:p>18.76352</text:p>
          </table:table-cell>
          <table:table-cell office:value-type="float" office:value="11.38507" calcext:value-type="float">
            <text:p>11.38507</text:p>
          </table:table-cell>
          <table:table-cell office:value-type="float" office:value="17.25854" calcext:value-type="float">
            <text:p>17.25854</text:p>
          </table:table-cell>
          <table:table-cell office:value-type="float" office:value="12.05511" calcext:value-type="float">
            <text:p>12.05511</text:p>
          </table:table-cell>
          <table:table-cell office:value-type="float" office:value="16.17642" calcext:value-type="float">
            <text:p>16.17642</text:p>
          </table:table-cell>
          <table:table-cell office:value-type="float" office:value="12.71713" calcext:value-type="float">
            <text:p>12.71713</text:p>
          </table:table-cell>
          <table:table-cell office:value-type="float" office:value="15.52109" calcext:value-type="float">
            <text:p>15.52109</text:p>
          </table:table-cell>
          <table:table-cell office:value-type="float" office:value="13.22314" calcext:value-type="float">
            <text:p>13.22314</text:p>
          </table:table-cell>
          <table:table-cell office:value-type="float" office:value="15.17517" calcext:value-type="float">
            <text:p>15.17517</text:p>
          </table:table-cell>
          <table:table-cell office:value-type="float" office:value="13.60168" calcext:value-type="float">
            <text:p>13.6016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8" calcext:value-type="float">
            <text:p>11101998</text:p>
          </table:table-cell>
          <table:table-cell office:value-type="float" office:value="14.54832" calcext:value-type="float">
            <text:p>14.54832</text:p>
          </table:table-cell>
          <table:table-cell office:value-type="float" office:value="18.3" calcext:value-type="float">
            <text:p>18.3</text:p>
          </table:table-cell>
          <table:table-cell office:value-type="float" office:value="9.9" calcext:value-type="float">
            <text:p>9.9</text:p>
          </table:table-cell>
          <table:table-cell office:value-type="float" office:value="1.40765" calcext:value-type="float">
            <text:p>1.40765</text:p>
          </table:table-cell>
          <table:table-cell office:value-type="float" office:value="1.095436" calcext:value-type="float">
            <text:p>1.095436</text:p>
          </table:table-cell>
          <table:table-cell office:value-type="float" office:value="592.524" calcext:value-type="float">
            <text:p>592.524</text:p>
          </table:table-cell>
          <table:table-cell office:value-type="float" office:value="0" calcext:value-type="float">
            <text:p>0</text:p>
          </table:table-cell>
          <table:table-cell office:value-type="float" office:value="35.62381" calcext:value-type="float">
            <text:p>35.62381</text:p>
          </table:table-cell>
          <table:table-cell office:value-type="float" office:value="9.439423" calcext:value-type="float">
            <text:p>9.439423</text:p>
          </table:table-cell>
          <table:table-cell office:value-type="float" office:value="24.67224" calcext:value-type="float">
            <text:p>24.67224</text:p>
          </table:table-cell>
          <table:table-cell office:value-type="float" office:value="11.96567" calcext:value-type="float">
            <text:p>11.96567</text:p>
          </table:table-cell>
          <table:table-cell office:value-type="float" office:value="21.64813" calcext:value-type="float">
            <text:p>21.64813</text:p>
          </table:table-cell>
          <table:table-cell office:value-type="float" office:value="12.91403" calcext:value-type="float">
            <text:p>12.91403</text:p>
          </table:table-cell>
          <table:table-cell office:value-type="float" office:value="19.41571" calcext:value-type="float">
            <text:p>19.41571</text:p>
          </table:table-cell>
          <table:table-cell office:value-type="float" office:value="13.63556" calcext:value-type="float">
            <text:p>13.63556</text:p>
          </table:table-cell>
          <table:table-cell office:value-type="float" office:value="17.99112" calcext:value-type="float">
            <text:p>17.99112</text:p>
          </table:table-cell>
          <table:table-cell office:value-type="float" office:value="14.0799" calcext:value-type="float">
            <text:p>14.0799</text:p>
          </table:table-cell>
          <table:table-cell office:value-type="float" office:value="17.07843" calcext:value-type="float">
            <text:p>17.07843</text:p>
          </table:table-cell>
          <table:table-cell office:value-type="float" office:value="14.37094" calcext:value-type="float">
            <text:p>14.370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8" calcext:value-type="float">
            <text:p>12101998</text:p>
          </table:table-cell>
          <table:table-cell office:value-type="float" office:value="5.54184" calcext:value-type="float">
            <text:p>5.54184</text:p>
          </table:table-cell>
          <table:table-cell office:value-type="float" office:value="13.2" calcext:value-type="float">
            <text:p>13.2</text:p>
          </table:table-cell>
          <table:table-cell office:value-type="float" office:value="7.2" calcext:value-type="float">
            <text:p>7.2</text:p>
          </table:table-cell>
          <table:table-cell office:value-type="float" office:value="1.223752" calcext:value-type="float">
            <text:p>1.223752</text:p>
          </table:table-cell>
          <table:table-cell office:value-type="float" office:value="0.9924682" calcext:value-type="float">
            <text:p>0.9924682</text:p>
          </table:table-cell>
          <table:table-cell office:value-type="float" office:value="261.756" calcext:value-type="float">
            <text:p>261.756</text:p>
          </table:table-cell>
          <table:table-cell office:value-type="float" office:value="0" calcext:value-type="float">
            <text:p>0</text:p>
          </table:table-cell>
          <table:table-cell office:value-type="float" office:value="20.26163" calcext:value-type="float">
            <text:p>20.26163</text:p>
          </table:table-cell>
          <table:table-cell office:value-type="float" office:value="7.509155" calcext:value-type="float">
            <text:p>7.509155</text:p>
          </table:table-cell>
          <table:table-cell office:value-type="float" office:value="17.29922" calcext:value-type="float">
            <text:p>17.29922</text:p>
          </table:table-cell>
          <table:table-cell office:value-type="float" office:value="11.32193" calcext:value-type="float">
            <text:p>11.32193</text:p>
          </table:table-cell>
          <table:table-cell office:value-type="float" office:value="16.41507" calcext:value-type="float">
            <text:p>16.41507</text:p>
          </table:table-cell>
          <table:table-cell office:value-type="float" office:value="12.7692" calcext:value-type="float">
            <text:p>12.7692</text:p>
          </table:table-cell>
          <table:table-cell office:value-type="float" office:value="16.05948" calcext:value-type="float">
            <text:p>16.05948</text:p>
          </table:table-cell>
          <table:table-cell office:value-type="float" office:value="13.87946" calcext:value-type="float">
            <text:p>13.87946</text:p>
          </table:table-cell>
          <table:table-cell office:value-type="float" office:value="16.50897" calcext:value-type="float">
            <text:p>16.50897</text:p>
          </table:table-cell>
          <table:table-cell office:value-type="float" office:value="14.49643" calcext:value-type="float">
            <text:p>14.49643</text:p>
          </table:table-cell>
          <table:table-cell office:value-type="float" office:value="16.56723" calcext:value-type="float">
            <text:p>16.56723</text:p>
          </table:table-cell>
          <table:table-cell office:value-type="float" office:value="14.88629" calcext:value-type="float">
            <text:p>14.8862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8" calcext:value-type="float">
            <text:p>13101998</text:p>
          </table:table-cell>
          <table:table-cell office:value-type="float" office:value="9.69768" calcext:value-type="float">
            <text:p>9.69768</text:p>
          </table:table-cell>
          <table:table-cell office:value-type="float" office:value="19.2" calcext:value-type="float">
            <text:p>19.2</text:p>
          </table:table-cell>
          <table:table-cell office:value-type="float" office:value="5.2" calcext:value-type="float">
            <text:p>5.2</text:p>
          </table:table-cell>
          <table:table-cell office:value-type="float" office:value="1.578067" calcext:value-type="float">
            <text:p>1.578067</text:p>
          </table:table-cell>
          <table:table-cell office:value-type="float" office:value="0.8690805" calcext:value-type="float">
            <text:p>0.8690805</text:p>
          </table:table-cell>
          <table:table-cell office:value-type="float" office:value="402.264" calcext:value-type="float">
            <text:p>402.264</text:p>
          </table:table-cell>
          <table:table-cell office:value-type="float" office:value="3.793549" calcext:value-type="float">
            <text:p>3.793549</text:p>
          </table:table-cell>
          <table:table-cell office:value-type="float" office:value="26.70087" calcext:value-type="float">
            <text:p>26.70087</text:p>
          </table:table-cell>
          <table:table-cell office:value-type="float" office:value="5.127472" calcext:value-type="float">
            <text:p>5.127472</text:p>
          </table:table-cell>
          <table:table-cell office:value-type="float" office:value="19.45731" calcext:value-type="float">
            <text:p>19.45731</text:p>
          </table:table-cell>
          <table:table-cell office:value-type="float" office:value="8.843628" calcext:value-type="float">
            <text:p>8.843628</text:p>
          </table:table-cell>
          <table:table-cell office:value-type="float" office:value="17.20526" calcext:value-type="float">
            <text:p>17.20526</text:p>
          </table:table-cell>
          <table:table-cell office:value-type="float" office:value="10.31168" calcext:value-type="float">
            <text:p>10.31168</text:p>
          </table:table-cell>
          <table:table-cell office:value-type="float" office:value="15.92328" calcext:value-type="float">
            <text:p>15.92328</text:p>
          </table:table-cell>
          <table:table-cell office:value-type="float" office:value="11.63098" calcext:value-type="float">
            <text:p>11.63098</text:p>
          </table:table-cell>
          <table:table-cell office:value-type="float" office:value="15.32324" calcext:value-type="float">
            <text:p>15.32324</text:p>
          </table:table-cell>
          <table:table-cell office:value-type="float" office:value="12.59265" calcext:value-type="float">
            <text:p>12.59265</text:p>
          </table:table-cell>
          <table:table-cell office:value-type="float" office:value="15.06818" calcext:value-type="float">
            <text:p>15.06818</text:p>
          </table:table-cell>
          <table:table-cell office:value-type="float" office:value="13.31293" calcext:value-type="float">
            <text:p>13.3129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8" calcext:value-type="float">
            <text:p>14101998</text:p>
          </table:table-cell>
          <table:table-cell office:value-type="float" office:value="1.95084" calcext:value-type="float">
            <text:p>1.95084</text:p>
          </table:table-cell>
          <table:table-cell office:value-type="float" office:value="12.7" calcext:value-type="float">
            <text:p>12.7</text:p>
          </table:table-cell>
          <table:table-cell office:value-type="float" office:value="8.1" calcext:value-type="float">
            <text:p>8.1</text:p>
          </table:table-cell>
          <table:table-cell office:value-type="float" office:value="1.37413" calcext:value-type="float">
            <text:p>1.37413</text:p>
          </table:table-cell>
          <table:table-cell office:value-type="float" office:value="1.040181" calcext:value-type="float">
            <text:p>1.040181</text:p>
          </table:table-cell>
          <table:table-cell office:value-type="float" office:value="286.02" calcext:value-type="float">
            <text:p>286.02</text:p>
          </table:table-cell>
          <table:table-cell office:value-type="float" office:value="13.00645" calcext:value-type="float">
            <text:p>13.00645</text:p>
          </table:table-cell>
          <table:table-cell office:value-type="float" office:value="15.20117" calcext:value-type="float">
            <text:p>15.20117</text:p>
          </table:table-cell>
          <table:table-cell office:value-type="float" office:value="7.612305" calcext:value-type="float">
            <text:p>7.612305</text:p>
          </table:table-cell>
          <table:table-cell office:value-type="float" office:value="13.87656" calcext:value-type="float">
            <text:p>13.87656</text:p>
          </table:table-cell>
          <table:table-cell office:value-type="float" office:value="9.567596" calcext:value-type="float">
            <text:p>9.567596</text:p>
          </table:table-cell>
          <table:table-cell office:value-type="float" office:value="14.02539" calcext:value-type="float">
            <text:p>14.02539</text:p>
          </table:table-cell>
          <table:table-cell office:value-type="float" office:value="10.54611" calcext:value-type="float">
            <text:p>10.54611</text:p>
          </table:table-cell>
          <table:table-cell office:value-type="float" office:value="14.4978" calcext:value-type="float">
            <text:p>14.4978</text:p>
          </table:table-cell>
          <table:table-cell office:value-type="float" office:value="11.61389" calcext:value-type="float">
            <text:p>11.61389</text:p>
          </table:table-cell>
          <table:table-cell office:value-type="float" office:value="14.7742" calcext:value-type="float">
            <text:p>14.7742</text:p>
          </table:table-cell>
          <table:table-cell office:value-type="float" office:value="12.49521" calcext:value-type="float">
            <text:p>12.49521</text:p>
          </table:table-cell>
          <table:table-cell office:value-type="float" office:value="14.91437" calcext:value-type="float">
            <text:p>14.91437</text:p>
          </table:table-cell>
          <table:table-cell office:value-type="float" office:value="13.19296" calcext:value-type="float">
            <text:p>13.192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8" calcext:value-type="float">
            <text:p>15101998</text:p>
          </table:table-cell>
          <table:table-cell office:value-type="float" office:value="2.38248" calcext:value-type="float">
            <text:p>2.38248</text:p>
          </table:table-cell>
          <table:table-cell office:value-type="float" office:value="9.7" calcext:value-type="float">
            <text:p>9.7</text:p>
          </table:table-cell>
          <table:table-cell office:value-type="float" office:value="7.1" calcext:value-type="float">
            <text:p>7.1</text:p>
          </table:table-cell>
          <table:table-cell office:value-type="float" office:value="1.159159" calcext:value-type="float">
            <text:p>1.159159</text:p>
          </table:table-cell>
          <table:table-cell office:value-type="float" office:value="0.9902796" calcext:value-type="float">
            <text:p>0.9902796</text:p>
          </table:table-cell>
          <table:table-cell office:value-type="float" office:value="429.84" calcext:value-type="float">
            <text:p>429.84</text:p>
          </table:table-cell>
          <table:table-cell office:value-type="float" office:value="0" calcext:value-type="float">
            <text:p>0</text:p>
          </table:table-cell>
          <table:table-cell office:value-type="float" office:value="12.2424" calcext:value-type="float">
            <text:p>12.2424</text:p>
          </table:table-cell>
          <table:table-cell office:value-type="float" office:value="6.214081" calcext:value-type="float">
            <text:p>6.214081</text:p>
          </table:table-cell>
          <table:table-cell office:value-type="float" office:value="11.60663" calcext:value-type="float">
            <text:p>11.60663</text:p>
          </table:table-cell>
          <table:table-cell office:value-type="float" office:value="8.298889" calcext:value-type="float">
            <text:p>8.298889</text:p>
          </table:table-cell>
          <table:table-cell office:value-type="float" office:value="11.50705" calcext:value-type="float">
            <text:p>11.50705</text:p>
          </table:table-cell>
          <table:table-cell office:value-type="float" office:value="9.39328" calcext:value-type="float">
            <text:p>9.39328</text:p>
          </table:table-cell>
          <table:table-cell office:value-type="float" office:value="11.64316" calcext:value-type="float">
            <text:p>11.64316</text:p>
          </table:table-cell>
          <table:table-cell office:value-type="float" office:value="10.4856" calcext:value-type="float">
            <text:p>10.4856</text:p>
          </table:table-cell>
          <table:table-cell office:value-type="float" office:value="12.45734" calcext:value-type="float">
            <text:p>12.45734</text:p>
          </table:table-cell>
          <table:table-cell office:value-type="float" office:value="11.33453" calcext:value-type="float">
            <text:p>11.33453</text:p>
          </table:table-cell>
          <table:table-cell office:value-type="float" office:value="13.16052" calcext:value-type="float">
            <text:p>13.16052</text:p>
          </table:table-cell>
          <table:table-cell office:value-type="float" office:value="12.02731" calcext:value-type="float">
            <text:p>12.0273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8" calcext:value-type="float">
            <text:p>16101998</text:p>
          </table:table-cell>
          <table:table-cell office:value-type="float" office:value="11.70972" calcext:value-type="float">
            <text:p>11.70972</text:p>
          </table:table-cell>
          <table:table-cell office:value-type="float" office:value="13.5" calcext:value-type="float">
            <text:p>13.5</text:p>
          </table:table-cell>
          <table:table-cell office:value-type="float" office:value="5.6" calcext:value-type="float">
            <text:p>5.6</text:p>
          </table:table-cell>
          <table:table-cell office:value-type="float" office:value="1.221686" calcext:value-type="float">
            <text:p>1.221686</text:p>
          </table:table-cell>
          <table:table-cell office:value-type="float" office:value="0.8934303" calcext:value-type="float">
            <text:p>0.8934303</text:p>
          </table:table-cell>
          <table:table-cell office:value-type="float" office:value="269.496" calcext:value-type="float">
            <text:p>269.496</text:p>
          </table:table-cell>
          <table:table-cell office:value-type="float" office:value="0" calcext:value-type="float">
            <text:p>0</text:p>
          </table:table-cell>
          <table:table-cell office:value-type="float" office:value="23.69342" calcext:value-type="float">
            <text:p>23.69342</text:p>
          </table:table-cell>
          <table:table-cell office:value-type="float" office:value="4.608795" calcext:value-type="float">
            <text:p>4.608795</text:p>
          </table:table-cell>
          <table:table-cell office:value-type="float" office:value="17.92966" calcext:value-type="float">
            <text:p>17.92966</text:p>
          </table:table-cell>
          <table:table-cell office:value-type="float" office:value="7.0271" calcext:value-type="float">
            <text:p>7.0271</text:p>
          </table:table-cell>
          <table:table-cell office:value-type="float" office:value="15.48532" calcext:value-type="float">
            <text:p>15.48532</text:p>
          </table:table-cell>
          <table:table-cell office:value-type="float" office:value="8.26474" calcext:value-type="float">
            <text:p>8.26474</text:p>
          </table:table-cell>
          <table:table-cell office:value-type="float" office:value="14.07608" calcext:value-type="float">
            <text:p>14.07608</text:p>
          </table:table-cell>
          <table:table-cell office:value-type="float" office:value="9.425507" calcext:value-type="float">
            <text:p>9.425507</text:p>
          </table:table-cell>
          <table:table-cell office:value-type="float" office:value="13.44791" calcext:value-type="float">
            <text:p>13.44791</text:p>
          </table:table-cell>
          <table:table-cell office:value-type="float" office:value="10.35364" calcext:value-type="float">
            <text:p>10.35364</text:p>
          </table:table-cell>
          <table:table-cell office:value-type="float" office:value="13.1933" calcext:value-type="float">
            <text:p>13.1933</text:p>
          </table:table-cell>
          <table:table-cell office:value-type="float" office:value="11.12933" calcext:value-type="float">
            <text:p>11.129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8" calcext:value-type="float">
            <text:p>17101998</text:p>
          </table:table-cell>
          <table:table-cell office:value-type="float" office:value="6.48396" calcext:value-type="float">
            <text:p>6.48396</text:p>
          </table:table-cell>
          <table:table-cell office:value-type="float" office:value="14.8" calcext:value-type="float">
            <text:p>14.8</text:p>
          </table:table-cell>
          <table:table-cell office:value-type="float" office:value="4.7" calcext:value-type="float">
            <text:p>4.7</text:p>
          </table:table-cell>
          <table:table-cell office:value-type="float" office:value="1.374922" calcext:value-type="float">
            <text:p>1.374922</text:p>
          </table:table-cell>
          <table:table-cell office:value-type="float" office:value="0.8394806" calcext:value-type="float">
            <text:p>0.8394806</text:p>
          </table:table-cell>
          <table:table-cell office:value-type="float" office:value="208.908" calcext:value-type="float">
            <text:p>208.908</text:p>
          </table:table-cell>
          <table:table-cell office:value-type="float" office:value="0" calcext:value-type="float">
            <text:p>0</text:p>
          </table:table-cell>
          <table:table-cell office:value-type="float" office:value="19.88794" calcext:value-type="float">
            <text:p>19.88794</text:p>
          </table:table-cell>
          <table:table-cell office:value-type="float" office:value="4.000702" calcext:value-type="float">
            <text:p>4.000702</text:p>
          </table:table-cell>
          <table:table-cell office:value-type="float" office:value="15.07132" calcext:value-type="float">
            <text:p>15.07132</text:p>
          </table:table-cell>
          <table:table-cell office:value-type="float" office:value="7.019714" calcext:value-type="float">
            <text:p>7.019714</text:p>
          </table:table-cell>
          <table:table-cell office:value-type="float" office:value="13.6232" calcext:value-type="float">
            <text:p>13.6232</text:p>
          </table:table-cell>
          <table:table-cell office:value-type="float" office:value="8.252686" calcext:value-type="float">
            <text:p>8.252686</text:p>
          </table:table-cell>
          <table:table-cell office:value-type="float" office:value="13.01331" calcext:value-type="float">
            <text:p>13.01331</text:p>
          </table:table-cell>
          <table:table-cell office:value-type="float" office:value="9.503448" calcext:value-type="float">
            <text:p>9.503448</text:p>
          </table:table-cell>
          <table:table-cell office:value-type="float" office:value="12.77774" calcext:value-type="float">
            <text:p>12.77774</text:p>
          </table:table-cell>
          <table:table-cell office:value-type="float" office:value="10.48767" calcext:value-type="float">
            <text:p>10.48767</text:p>
          </table:table-cell>
          <table:table-cell office:value-type="float" office:value="12.75064" calcext:value-type="float">
            <text:p>12.75064</text:p>
          </table:table-cell>
          <table:table-cell office:value-type="float" office:value="11.2597" calcext:value-type="float">
            <text:p>11.259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8" calcext:value-type="float">
            <text:p>18101998</text:p>
          </table:table-cell>
          <table:table-cell office:value-type="float" office:value="5.61312" calcext:value-type="float">
            <text:p>5.61312</text:p>
          </table:table-cell>
          <table:table-cell office:value-type="float" office:value="21.1" calcext:value-type="float">
            <text:p>21.1</text:p>
          </table:table-cell>
          <table:table-cell office:value-type="float" office:value="11.2" calcext:value-type="float">
            <text:p>11.2</text:p>
          </table:table-cell>
          <table:table-cell office:value-type="float" office:value="1.826713" calcext:value-type="float">
            <text:p>1.826713</text:p>
          </table:table-cell>
          <table:table-cell office:value-type="float" office:value="1.244126" calcext:value-type="float">
            <text:p>1.244126</text:p>
          </table:table-cell>
          <table:table-cell office:value-type="float" office:value="660.78" calcext:value-type="float">
            <text:p>660.78</text:p>
          </table:table-cell>
          <table:table-cell office:value-type="float" office:value="0.2" calcext:value-type="float">
            <text:p>0.2</text:p>
          </table:table-cell>
          <table:table-cell office:value-type="float" office:value="23.0466" calcext:value-type="float">
            <text:p>23.0466</text:p>
          </table:table-cell>
          <table:table-cell office:value-type="float" office:value="9.364685" calcext:value-type="float">
            <text:p>9.364685</text:p>
          </table:table-cell>
          <table:table-cell office:value-type="float" office:value="17.85809" calcext:value-type="float">
            <text:p>17.85809</text:p>
          </table:table-cell>
          <table:table-cell office:value-type="float" office:value="10.67926" calcext:value-type="float">
            <text:p>10.67926</text:p>
          </table:table-cell>
          <table:table-cell office:value-type="float" office:value="16.36392" calcext:value-type="float">
            <text:p>16.36392</text:p>
          </table:table-cell>
          <table:table-cell office:value-type="float" office:value="11.2189" calcext:value-type="float">
            <text:p>11.2189</text:p>
          </table:table-cell>
          <table:table-cell office:value-type="float" office:value="15.37756" calcext:value-type="float">
            <text:p>15.37756</text:p>
          </table:table-cell>
          <table:table-cell office:value-type="float" office:value="11.67056" calcext:value-type="float">
            <text:p>11.67056</text:p>
          </table:table-cell>
          <table:table-cell office:value-type="float" office:value="14.8092" calcext:value-type="float">
            <text:p>14.8092</text:p>
          </table:table-cell>
          <table:table-cell office:value-type="float" office:value="12.0405" calcext:value-type="float">
            <text:p>12.0405</text:p>
          </table:table-cell>
          <table:table-cell office:value-type="float" office:value="14.49762" calcext:value-type="float">
            <text:p>14.49762</text:p>
          </table:table-cell>
          <table:table-cell office:value-type="float" office:value="12.35776" calcext:value-type="float">
            <text:p>12.357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8" calcext:value-type="float">
            <text:p>19101998</text:p>
          </table:table-cell>
          <table:table-cell office:value-type="float" office:value="13.15152" calcext:value-type="float">
            <text:p>13.15152</text:p>
          </table:table-cell>
          <table:table-cell office:value-type="float" office:value="15.1" calcext:value-type="float">
            <text:p>15.1</text:p>
          </table:table-cell>
          <table:table-cell office:value-type="float" office:value="9" calcext:value-type="float">
            <text:p>9</text:p>
          </table:table-cell>
          <table:table-cell office:value-type="float" office:value="1.09166" calcext:value-type="float">
            <text:p>1.09166</text:p>
          </table:table-cell>
          <table:table-cell office:value-type="float" office:value="0.8849534" calcext:value-type="float">
            <text:p>0.8849534</text:p>
          </table:table-cell>
          <table:table-cell office:value-type="float" office:value="807.588" calcext:value-type="float">
            <text:p>807.588</text:p>
          </table:table-cell>
          <table:table-cell office:value-type="float" office:value="0.4" calcext:value-type="float">
            <text:p>0.4</text:p>
          </table:table-cell>
          <table:table-cell office:value-type="float" office:value="26.99365" calcext:value-type="float">
            <text:p>26.99365</text:p>
          </table:table-cell>
          <table:table-cell office:value-type="float" office:value="8.658875" calcext:value-type="float">
            <text:p>8.658875</text:p>
          </table:table-cell>
          <table:table-cell office:value-type="float" office:value="19.90491" calcext:value-type="float">
            <text:p>19.90491</text:p>
          </table:table-cell>
          <table:table-cell office:value-type="float" office:value="11.0849" calcext:value-type="float">
            <text:p>11.0849</text:p>
          </table:table-cell>
          <table:table-cell office:value-type="float" office:value="17.99826" calcext:value-type="float">
            <text:p>17.99826</text:p>
          </table:table-cell>
          <table:table-cell office:value-type="float" office:value="12.06543" calcext:value-type="float">
            <text:p>12.06543</text:p>
          </table:table-cell>
          <table:table-cell office:value-type="float" office:value="16.60995" calcext:value-type="float">
            <text:p>16.60995</text:p>
          </table:table-cell>
          <table:table-cell office:value-type="float" office:value="12.81714" calcext:value-type="float">
            <text:p>12.81714</text:p>
          </table:table-cell>
          <table:table-cell office:value-type="float" office:value="15.7312" calcext:value-type="float">
            <text:p>15.7312</text:p>
          </table:table-cell>
          <table:table-cell office:value-type="float" office:value="13.26776" calcext:value-type="float">
            <text:p>13.26776</text:p>
          </table:table-cell>
          <table:table-cell office:value-type="float" office:value="15.19031" calcext:value-type="float">
            <text:p>15.19031</text:p>
          </table:table-cell>
          <table:table-cell office:value-type="float" office:value="13.55032" calcext:value-type="float">
            <text:p>13.5503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8" calcext:value-type="float">
            <text:p>20101998</text:p>
          </table:table-cell>
          <table:table-cell office:value-type="float" office:value="9.168479" calcext:value-type="float">
            <text:p>9.168479</text:p>
          </table:table-cell>
          <table:table-cell office:value-type="float" office:value="10.9" calcext:value-type="float">
            <text:p>10.9</text:p>
          </table:table-cell>
          <table:table-cell office:value-type="float" office:value="4.5" calcext:value-type="float">
            <text:p>4.5</text:p>
          </table:table-cell>
          <table:table-cell office:value-type="float" office:value="1.09265" calcext:value-type="float">
            <text:p>1.09265</text:p>
          </table:table-cell>
          <table:table-cell office:value-type="float" office:value="0.6293275" calcext:value-type="float">
            <text:p>0.6293275</text:p>
          </table:table-cell>
          <table:table-cell office:value-type="float" office:value="733.428" calcext:value-type="float">
            <text:p>733.428</text:p>
          </table:table-cell>
          <table:table-cell office:value-type="float" office:value="0" calcext:value-type="float">
            <text:p>0</text:p>
          </table:table-cell>
          <table:table-cell office:value-type="float" office:value="24.52692" calcext:value-type="float">
            <text:p>24.52692</text:p>
          </table:table-cell>
          <table:table-cell office:value-type="float" office:value="4.370148" calcext:value-type="float">
            <text:p>4.370148</text:p>
          </table:table-cell>
          <table:table-cell office:value-type="float" office:value="17.8584" calcext:value-type="float">
            <text:p>17.8584</text:p>
          </table:table-cell>
          <table:table-cell office:value-type="float" office:value="8.950897" calcext:value-type="float">
            <text:p>8.950897</text:p>
          </table:table-cell>
          <table:table-cell office:value-type="float" office:value="16.29086" calcext:value-type="float">
            <text:p>16.29086</text:p>
          </table:table-cell>
          <table:table-cell office:value-type="float" office:value="10.67096" calcext:value-type="float">
            <text:p>10.67096</text:p>
          </table:table-cell>
          <table:table-cell office:value-type="float" office:value="15.20718" calcext:value-type="float">
            <text:p>15.20718</text:p>
          </table:table-cell>
          <table:table-cell office:value-type="float" office:value="12.07358" calcext:value-type="float">
            <text:p>12.07358</text:p>
          </table:table-cell>
          <table:table-cell office:value-type="float" office:value="14.64401" calcext:value-type="float">
            <text:p>14.64401</text:p>
          </table:table-cell>
          <table:table-cell office:value-type="float" office:value="12.77307" calcext:value-type="float">
            <text:p>12.77307</text:p>
          </table:table-cell>
          <table:table-cell office:value-type="float" office:value="14.75281" calcext:value-type="float">
            <text:p>14.75281</text:p>
          </table:table-cell>
          <table:table-cell office:value-type="float" office:value="13.25403" calcext:value-type="float">
            <text:p>13.2540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8" calcext:value-type="float">
            <text:p>21101998</text:p>
          </table:table-cell>
          <table:table-cell office:value-type="float" office:value="11.83608" calcext:value-type="float">
            <text:p>11.83608</text:p>
          </table:table-cell>
          <table:table-cell office:value-type="float" office:value="7.9" calcext:value-type="float">
            <text:p>7.9</text:p>
          </table:table-cell>
          <table:table-cell office:value-type="float" office:value="1.6" calcext:value-type="float">
            <text:p>1.6</text:p>
          </table:table-cell>
          <table:table-cell office:value-type="float" office:value="0.7251559" calcext:value-type="float">
            <text:p>0.7251559</text:p>
          </table:table-cell>
          <table:table-cell office:value-type="float" office:value="0.6312162" calcext:value-type="float">
            <text:p>0.6312162</text:p>
          </table:table-cell>
          <table:table-cell office:value-type="float" office:value="588.06" calcext:value-type="float">
            <text:p>588.06</text:p>
          </table:table-cell>
          <table:table-cell office:value-type="float" office:value="0" calcext:value-type="float">
            <text:p>0</text:p>
          </table:table-cell>
          <table:table-cell office:value-type="float" office:value="25.80743" calcext:value-type="float">
            <text:p>25.80743</text:p>
          </table:table-cell>
          <table:table-cell office:value-type="float" office:value="1.540588" calcext:value-type="float">
            <text:p>1.540588</text:p>
          </table:table-cell>
          <table:table-cell office:value-type="float" office:value="17.5282" calcext:value-type="float">
            <text:p>17.5282</text:p>
          </table:table-cell>
          <table:table-cell office:value-type="float" office:value="6.178223" calcext:value-type="float">
            <text:p>6.178223</text:p>
          </table:table-cell>
          <table:table-cell office:value-type="float" office:value="15.41049" calcext:value-type="float">
            <text:p>15.41049</text:p>
          </table:table-cell>
          <table:table-cell office:value-type="float" office:value="7.970581" calcext:value-type="float">
            <text:p>7.970581</text:p>
          </table:table-cell>
          <table:table-cell office:value-type="float" office:value="13.98593" calcext:value-type="float">
            <text:p>13.98593</text:p>
          </table:table-cell>
          <table:table-cell office:value-type="float" office:value="9.572418" calcext:value-type="float">
            <text:p>9.572418</text:p>
          </table:table-cell>
          <table:table-cell office:value-type="float" office:value="13.43256" calcext:value-type="float">
            <text:p>13.43256</text:p>
          </table:table-cell>
          <table:table-cell office:value-type="float" office:value="10.75085" calcext:value-type="float">
            <text:p>10.75085</text:p>
          </table:table-cell>
          <table:table-cell office:value-type="float" office:value="13.62051" calcext:value-type="float">
            <text:p>13.62051</text:p>
          </table:table-cell>
          <table:table-cell office:value-type="float" office:value="11.64059" calcext:value-type="float">
            <text:p>11.640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8" calcext:value-type="float">
            <text:p>22101998</text:p>
          </table:table-cell>
          <table:table-cell office:value-type="float" office:value="10.28916" calcext:value-type="float">
            <text:p>10.28916</text:p>
          </table:table-cell>
          <table:table-cell office:value-type="float" office:value="9.7" calcext:value-type="float">
            <text:p>9.7</text:p>
          </table:table-cell>
          <table:table-cell office:value-type="float" office:value="4.2" calcext:value-type="float">
            <text:p>4.2</text:p>
          </table:table-cell>
          <table:table-cell office:value-type="float" office:value="0.7773049" calcext:value-type="float">
            <text:p>0.7773049</text:p>
          </table:table-cell>
          <table:table-cell office:value-type="float" office:value="0.6223865" calcext:value-type="float">
            <text:p>0.6223865</text:p>
          </table:table-cell>
          <table:table-cell office:value-type="float" office:value="627.192" calcext:value-type="float">
            <text:p>627.192</text:p>
          </table:table-cell>
          <table:table-cell office:value-type="float" office:value="0" calcext:value-type="float">
            <text:p>0</text:p>
          </table:table-cell>
          <table:table-cell office:value-type="float" office:value="22.18503" calcext:value-type="float">
            <text:p>22.18503</text:p>
          </table:table-cell>
          <table:table-cell office:value-type="float" office:value="3.617462" calcext:value-type="float">
            <text:p>3.617462</text:p>
          </table:table-cell>
          <table:table-cell office:value-type="float" office:value="16.31012" calcext:value-type="float">
            <text:p>16.31012</text:p>
          </table:table-cell>
          <table:table-cell office:value-type="float" office:value="6.938812" calcext:value-type="float">
            <text:p>6.938812</text:p>
          </table:table-cell>
          <table:table-cell office:value-type="float" office:value="14.7059" calcext:value-type="float">
            <text:p>14.7059</text:p>
          </table:table-cell>
          <table:table-cell office:value-type="float" office:value="8.233582" calcext:value-type="float">
            <text:p>8.233582</text:p>
          </table:table-cell>
          <table:table-cell office:value-type="float" office:value="13.57339" calcext:value-type="float">
            <text:p>13.57339</text:p>
          </table:table-cell>
          <table:table-cell office:value-type="float" office:value="9.457184" calcext:value-type="float">
            <text:p>9.457184</text:p>
          </table:table-cell>
          <table:table-cell office:value-type="float" office:value="13.04602" calcext:value-type="float">
            <text:p>13.04602</text:p>
          </table:table-cell>
          <table:table-cell office:value-type="float" office:value="10.41339" calcext:value-type="float">
            <text:p>10.41339</text:p>
          </table:table-cell>
          <table:table-cell office:value-type="float" office:value="12.85501" calcext:value-type="float">
            <text:p>12.85501</text:p>
          </table:table-cell>
          <table:table-cell office:value-type="float" office:value="11.18173" calcext:value-type="float">
            <text:p>11.1817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8" calcext:value-type="float">
            <text:p>23101998</text:p>
          </table:table-cell>
          <table:table-cell office:value-type="float" office:value="12.23136" calcext:value-type="float">
            <text:p>12.23136</text:p>
          </table:table-cell>
          <table:table-cell office:value-type="float" office:value="17.4" calcext:value-type="float">
            <text:p>17.4</text:p>
          </table:table-cell>
          <table:table-cell office:value-type="float" office:value="0.5" calcext:value-type="float">
            <text:p>0.5</text:p>
          </table:table-cell>
          <table:table-cell office:value-type="float" office:value="1.134017" calcext:value-type="float">
            <text:p>1.134017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552.78" calcext:value-type="float">
            <text:p>552.78</text:p>
          </table:table-cell>
          <table:table-cell office:value-type="float" office:value="0" calcext:value-type="float">
            <text:p>0</text:p>
          </table:table-cell>
          <table:table-cell office:value-type="float" office:value="29.55991" calcext:value-type="float">
            <text:p>29.55991</text:p>
          </table:table-cell>
          <table:table-cell office:value-type="float" office:value="0.6238098" calcext:value-type="float">
            <text:p>0.6238098</text:p>
          </table:table-cell>
          <table:table-cell office:value-type="float" office:value="19.44608" calcext:value-type="float">
            <text:p>19.44608</text:p>
          </table:table-cell>
          <table:table-cell office:value-type="float" office:value="5.212067" calcext:value-type="float">
            <text:p>5.212067</text:p>
          </table:table-cell>
          <table:table-cell office:value-type="float" office:value="16.85776" calcext:value-type="float">
            <text:p>16.85776</text:p>
          </table:table-cell>
          <table:table-cell office:value-type="float" office:value="6.938538" calcext:value-type="float">
            <text:p>6.938538</text:p>
          </table:table-cell>
          <table:table-cell office:value-type="float" office:value="15.0607" calcext:value-type="float">
            <text:p>15.0607</text:p>
          </table:table-cell>
          <table:table-cell office:value-type="float" office:value="8.468262" calcext:value-type="float">
            <text:p>8.468262</text:p>
          </table:table-cell>
          <table:table-cell office:value-type="float" office:value="14.03375" calcext:value-type="float">
            <text:p>14.03375</text:p>
          </table:table-cell>
          <table:table-cell office:value-type="float" office:value="9.62677" calcext:value-type="float">
            <text:p>9.62677</text:p>
          </table:table-cell>
          <table:table-cell office:value-type="float" office:value="13.53061" calcext:value-type="float">
            <text:p>13.53061</text:p>
          </table:table-cell>
          <table:table-cell office:value-type="float" office:value="10.53247" calcext:value-type="float">
            <text:p>10.532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8" calcext:value-type="float">
            <text:p>24101998</text:p>
          </table:table-cell>
          <table:table-cell office:value-type="float" office:value="11.89764" calcext:value-type="float">
            <text:p>11.89764</text:p>
          </table:table-cell>
          <table:table-cell office:value-type="float" office:value="20.9" calcext:value-type="float">
            <text:p>20.9</text:p>
          </table:table-cell>
          <table:table-cell office:value-type="float" office:value="7.7" calcext:value-type="float">
            <text:p>7.7</text:p>
          </table:table-cell>
          <table:table-cell office:value-type="float" office:value="1.331334" calcext:value-type="float">
            <text:p>1.331334</text:p>
          </table:table-cell>
          <table:table-cell office:value-type="float" office:value="1.000293" calcext:value-type="float">
            <text:p>1.000293</text:p>
          </table:table-cell>
          <table:table-cell office:value-type="float" office:value="618.084" calcext:value-type="float">
            <text:p>618.084</text:p>
          </table:table-cell>
          <table:table-cell office:value-type="float" office:value="0" calcext:value-type="float">
            <text:p>0</text:p>
          </table:table-cell>
          <table:table-cell office:value-type="float" office:value="33.04916" calcext:value-type="float">
            <text:p>33.04916</text:p>
          </table:table-cell>
          <table:table-cell office:value-type="float" office:value="6.710022" calcext:value-type="float">
            <text:p>6.710022</text:p>
          </table:table-cell>
          <table:table-cell office:value-type="float" office:value="22.50241" calcext:value-type="float">
            <text:p>22.50241</text:p>
          </table:table-cell>
          <table:table-cell office:value-type="float" office:value="9.374603" calcext:value-type="float">
            <text:p>9.374603</text:p>
          </table:table-cell>
          <table:table-cell office:value-type="float" office:value="19.50269" calcext:value-type="float">
            <text:p>19.50269</text:p>
          </table:table-cell>
          <table:table-cell office:value-type="float" office:value="10.40891" calcext:value-type="float">
            <text:p>10.40891</text:p>
          </table:table-cell>
          <table:table-cell office:value-type="float" office:value="17.38068" calcext:value-type="float">
            <text:p>17.38068</text:p>
          </table:table-cell>
          <table:table-cell office:value-type="float" office:value="11.29193" calcext:value-type="float">
            <text:p>11.29193</text:p>
          </table:table-cell>
          <table:table-cell office:value-type="float" office:value="16.0752" calcext:value-type="float">
            <text:p>16.0752</text:p>
          </table:table-cell>
          <table:table-cell office:value-type="float" office:value="11.89243" calcext:value-type="float">
            <text:p>11.89243</text:p>
          </table:table-cell>
          <table:table-cell office:value-type="float" office:value="15.29019" calcext:value-type="float">
            <text:p>15.29019</text:p>
          </table:table-cell>
          <table:table-cell office:value-type="float" office:value="12.31754" calcext:value-type="float">
            <text:p>12.317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8" calcext:value-type="float">
            <text:p>25101998</text:p>
          </table:table-cell>
          <table:table-cell office:value-type="float" office:value="11.88144" calcext:value-type="float">
            <text:p>11.88144</text:p>
          </table:table-cell>
          <table:table-cell office:value-type="float" office:value="13.4" calcext:value-type="float">
            <text:p>13.4</text:p>
          </table:table-cell>
          <table:table-cell office:value-type="float" office:value="0.5" calcext:value-type="float">
            <text:p>0.5</text:p>
          </table:table-cell>
          <table:table-cell office:value-type="float" office:value="1.113938" calcext:value-type="float">
            <text:p>1.113938</text:p>
          </table:table-cell>
          <table:table-cell office:value-type="float" office:value="0.4445643" calcext:value-type="float">
            <text:p>0.4445643</text:p>
          </table:table-cell>
          <table:table-cell office:value-type="float" office:value="423.792" calcext:value-type="float">
            <text:p>423.792</text:p>
          </table:table-cell>
          <table:table-cell office:value-type="float" office:value="0" calcext:value-type="float">
            <text:p>0</text:p>
          </table:table-cell>
          <table:table-cell office:value-type="float" office:value="26.75015" calcext:value-type="float">
            <text:p>26.75015</text:p>
          </table:table-cell>
          <table:table-cell office:value-type="float" office:value="1.825562" calcext:value-type="float">
            <text:p>1.825562</text:p>
          </table:table-cell>
          <table:table-cell office:value-type="float" office:value="19.58023" calcext:value-type="float">
            <text:p>19.58023</text:p>
          </table:table-cell>
          <table:table-cell office:value-type="float" office:value="7.830475" calcext:value-type="float">
            <text:p>7.830475</text:p>
          </table:table-cell>
          <table:table-cell office:value-type="float" office:value="17.65601" calcext:value-type="float">
            <text:p>17.65601</text:p>
          </table:table-cell>
          <table:table-cell office:value-type="float" office:value="10.08975" calcext:value-type="float">
            <text:p>10.08975</text:p>
          </table:table-cell>
          <table:table-cell office:value-type="float" office:value="16.33423" calcext:value-type="float">
            <text:p>16.33423</text:p>
          </table:table-cell>
          <table:table-cell office:value-type="float" office:value="11.99979" calcext:value-type="float">
            <text:p>11.99979</text:p>
          </table:table-cell>
          <table:table-cell office:value-type="float" office:value="15.53528" calcext:value-type="float">
            <text:p>15.53528</text:p>
          </table:table-cell>
          <table:table-cell office:value-type="float" office:value="13.23367" calcext:value-type="float">
            <text:p>13.23367</text:p>
          </table:table-cell>
          <table:table-cell office:value-type="float" office:value="15.15524" calcext:value-type="float">
            <text:p>15.15524</text:p>
          </table:table-cell>
          <table:table-cell office:value-type="float" office:value="13.83112" calcext:value-type="float">
            <text:p>13.831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8" calcext:value-type="float">
            <text:p>26101998</text:p>
          </table:table-cell>
          <table:table-cell office:value-type="float" office:value="11.69316" calcext:value-type="float">
            <text:p>11.69316</text:p>
          </table:table-cell>
          <table:table-cell office:value-type="float" office:value="10.4" calcext:value-type="float">
            <text:p>10.4</text:p>
          </table:table-cell>
          <table:table-cell office:value-type="float" office:value="-0.3" calcext:value-type="float">
            <text:p>-0.3</text:p>
          </table:table-cell>
          <table:table-cell office:value-type="float" office:value="0.5531052" calcext:value-type="float">
            <text:p>0.5531052</text:p>
          </table:table-cell>
          <table:table-cell office:value-type="float" office:value="0.5078221" calcext:value-type="float">
            <text:p>0.5078221</text:p>
          </table:table-cell>
          <table:table-cell office:value-type="float" office:value="437.292" calcext:value-type="float">
            <text:p>437.292</text:p>
          </table:table-cell>
          <table:table-cell office:value-type="float" office:value="0" calcext:value-type="float">
            <text:p>0</text:p>
          </table:table-cell>
          <table:table-cell office:value-type="float" office:value="24.14792" calcext:value-type="float">
            <text:p>24.14792</text:p>
          </table:table-cell>
          <table:table-cell office:value-type="float" office:value="0.1341553" calcext:value-type="float">
            <text:p>0.1341553</text:p>
          </table:table-cell>
          <table:table-cell office:value-type="float" office:value="17.07562" calcext:value-type="float">
            <text:p>17.07562</text:p>
          </table:table-cell>
          <table:table-cell office:value-type="float" office:value="5.140045" calcext:value-type="float">
            <text:p>5.140045</text:p>
          </table:table-cell>
          <table:table-cell office:value-type="float" office:value="15.03506" calcext:value-type="float">
            <text:p>15.03506</text:p>
          </table:table-cell>
          <table:table-cell office:value-type="float" office:value="7.082001" calcext:value-type="float">
            <text:p>7.082001</text:p>
          </table:table-cell>
          <table:table-cell office:value-type="float" office:value="13.75842" calcext:value-type="float">
            <text:p>13.75842</text:p>
          </table:table-cell>
          <table:table-cell office:value-type="float" office:value="8.885925" calcext:value-type="float">
            <text:p>8.885925</text:p>
          </table:table-cell>
          <table:table-cell office:value-type="float" office:value="13.2009" calcext:value-type="float">
            <text:p>13.2009</text:p>
          </table:table-cell>
          <table:table-cell office:value-type="float" office:value="10.22772" calcext:value-type="float">
            <text:p>10.22772</text:p>
          </table:table-cell>
          <table:table-cell office:value-type="float" office:value="13.86282" calcext:value-type="float">
            <text:p>13.86282</text:p>
          </table:table-cell>
          <table:table-cell office:value-type="float" office:value="11.24564" calcext:value-type="float">
            <text:p>11.245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8" calcext:value-type="float">
            <text:p>27101998</text:p>
          </table:table-cell>
          <table:table-cell office:value-type="float" office:value="10.23768" calcext:value-type="float">
            <text:p>10.23768</text:p>
          </table:table-cell>
          <table:table-cell office:value-type="float" office:value="18.3" calcext:value-type="float">
            <text:p>18.3</text:p>
          </table:table-cell>
          <table:table-cell office:value-type="float" office:value="4.5" calcext:value-type="float">
            <text:p>4.5</text:p>
          </table:table-cell>
          <table:table-cell office:value-type="float" office:value="1.259053" calcext:value-type="float">
            <text:p>1.259053</text:p>
          </table:table-cell>
          <table:table-cell office:value-type="float" office:value="0.5164853" calcext:value-type="float">
            <text:p>0.5164853</text:p>
          </table:table-cell>
          <table:table-cell office:value-type="float" office:value="474.084" calcext:value-type="float">
            <text:p>474.084</text:p>
          </table:table-cell>
          <table:table-cell office:value-type="float" office:value="0" calcext:value-type="float">
            <text:p>0</text:p>
          </table:table-cell>
          <table:table-cell office:value-type="float" office:value="27.54553" calcext:value-type="float">
            <text:p>27.54553</text:p>
          </table:table-cell>
          <table:table-cell office:value-type="float" office:value="2.565491" calcext:value-type="float">
            <text:p>2.565491</text:p>
          </table:table-cell>
          <table:table-cell office:value-type="float" office:value="18.811" calcext:value-type="float">
            <text:p>18.811</text:p>
          </table:table-cell>
          <table:table-cell office:value-type="float" office:value="6.201965" calcext:value-type="float">
            <text:p>6.201965</text:p>
          </table:table-cell>
          <table:table-cell office:value-type="float" office:value="16.36746" calcext:value-type="float">
            <text:p>16.36746</text:p>
          </table:table-cell>
          <table:table-cell office:value-type="float" office:value="7.604431" calcext:value-type="float">
            <text:p>7.604431</text:p>
          </table:table-cell>
          <table:table-cell office:value-type="float" office:value="14.72229" calcext:value-type="float">
            <text:p>14.72229</text:p>
          </table:table-cell>
          <table:table-cell office:value-type="float" office:value="8.935272" calcext:value-type="float">
            <text:p>8.935272</text:p>
          </table:table-cell>
          <table:table-cell office:value-type="float" office:value="13.83517" calcext:value-type="float">
            <text:p>13.83517</text:p>
          </table:table-cell>
          <table:table-cell office:value-type="float" office:value="9.971985" calcext:value-type="float">
            <text:p>9.971985</text:p>
          </table:table-cell>
          <table:table-cell office:value-type="float" office:value="13.42639" calcext:value-type="float">
            <text:p>13.42639</text:p>
          </table:table-cell>
          <table:table-cell office:value-type="float" office:value="10.79959" calcext:value-type="float">
            <text:p>10.7995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8" calcext:value-type="float">
            <text:p>28101998</text:p>
          </table:table-cell>
          <table:table-cell office:value-type="float" office:value="5.00832" calcext:value-type="float">
            <text:p>5.00832</text:p>
          </table:table-cell>
          <table:table-cell office:value-type="float" office:value="15.4" calcext:value-type="float">
            <text:p>15.4</text:p>
          </table:table-cell>
          <table:table-cell office:value-type="float" office:value="7.4" calcext:value-type="float">
            <text:p>7.4</text:p>
          </table:table-cell>
          <table:table-cell office:value-type="float" office:value="1.421609" calcext:value-type="float">
            <text:p>1.421609</text:p>
          </table:table-cell>
          <table:table-cell office:value-type="float" office:value="0.7589349" calcext:value-type="float">
            <text:p>0.7589349</text:p>
          </table:table-cell>
          <table:table-cell office:value-type="float" office:value="816.48" calcext:value-type="float">
            <text:p>816.48</text:p>
          </table:table-cell>
          <table:table-cell office:value-type="float" office:value="15.6" calcext:value-type="float">
            <text:p>15.6</text:p>
          </table:table-cell>
          <table:table-cell office:value-type="float" office:value="21.11002" calcext:value-type="float">
            <text:p>21.11002</text:p>
          </table:table-cell>
          <table:table-cell office:value-type="float" office:value="5.694397" calcext:value-type="float">
            <text:p>5.694397</text:p>
          </table:table-cell>
          <table:table-cell office:value-type="float" office:value="16.78021" calcext:value-type="float">
            <text:p>16.78021</text:p>
          </table:table-cell>
          <table:table-cell office:value-type="float" office:value="8.661987" calcext:value-type="float">
            <text:p>8.661987</text:p>
          </table:table-cell>
          <table:table-cell office:value-type="float" office:value="15.31882" calcext:value-type="float">
            <text:p>15.31882</text:p>
          </table:table-cell>
          <table:table-cell office:value-type="float" office:value="10.18332" calcext:value-type="float">
            <text:p>10.18332</text:p>
          </table:table-cell>
          <table:table-cell office:value-type="float" office:value="14.25354" calcext:value-type="float">
            <text:p>14.25354</text:p>
          </table:table-cell>
          <table:table-cell office:value-type="float" office:value="11.51459" calcext:value-type="float">
            <text:p>11.51459</text:p>
          </table:table-cell>
          <table:table-cell office:value-type="float" office:value="13.74246" calcext:value-type="float">
            <text:p>13.74246</text:p>
          </table:table-cell>
          <table:table-cell office:value-type="float" office:value="12.37485" calcext:value-type="float">
            <text:p>12.37485</text:p>
          </table:table-cell>
          <table:table-cell office:value-type="float" office:value="13.49448" calcext:value-type="float">
            <text:p>13.49448</text:p>
          </table:table-cell>
          <table:table-cell office:value-type="float" office:value="12.71005" calcext:value-type="float">
            <text:p>12.710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8" calcext:value-type="float">
            <text:p>29101998</text:p>
          </table:table-cell>
          <table:table-cell office:value-type="float" office:value="8.538481" calcext:value-type="float">
            <text:p>8.538481</text:p>
          </table:table-cell>
          <table:table-cell office:value-type="float" office:value="10.4" calcext:value-type="float">
            <text:p>10.4</text:p>
          </table:table-cell>
          <table:table-cell office:value-type="float" office:value="4.9" calcext:value-type="float">
            <text:p>4.9</text:p>
          </table:table-cell>
          <table:table-cell office:value-type="float" office:value="0.8594369" calcext:value-type="float">
            <text:p>0.8594369</text:p>
          </table:table-cell>
          <table:table-cell office:value-type="float" office:value="0.7143729" calcext:value-type="float">
            <text:p>0.7143729</text:p>
          </table:table-cell>
          <table:table-cell office:value-type="float" office:value="663.5161" calcext:value-type="float">
            <text:p>663.5161</text:p>
          </table:table-cell>
          <table:table-cell office:value-type="float" office:value="0" calcext:value-type="float">
            <text:p>0</text:p>
          </table:table-cell>
          <table:table-cell office:value-type="float" office:value="16.21051" calcext:value-type="float">
            <text:p>16.21051</text:p>
          </table:table-cell>
          <table:table-cell office:value-type="float" office:value="3.53894" calcext:value-type="float">
            <text:p>3.53894</text:p>
          </table:table-cell>
          <table:table-cell office:value-type="float" office:value="13.72293" calcext:value-type="float">
            <text:p>13.72293</text:p>
          </table:table-cell>
          <table:table-cell office:value-type="float" office:value="6.358521" calcext:value-type="float">
            <text:p>6.358521</text:p>
          </table:table-cell>
          <table:table-cell office:value-type="float" office:value="12.75479" calcext:value-type="float">
            <text:p>12.75479</text:p>
          </table:table-cell>
          <table:table-cell office:value-type="float" office:value="7.817749" calcext:value-type="float">
            <text:p>7.817749</text:p>
          </table:table-cell>
          <table:table-cell office:value-type="float" office:value="12.15948" calcext:value-type="float">
            <text:p>12.15948</text:p>
          </table:table-cell>
          <table:table-cell office:value-type="float" office:value="9.197937" calcext:value-type="float">
            <text:p>9.197937</text:p>
          </table:table-cell>
          <table:table-cell office:value-type="float" office:value="12.3071" calcext:value-type="float">
            <text:p>12.3071</text:p>
          </table:table-cell>
          <table:table-cell office:value-type="float" office:value="10.24692" calcext:value-type="float">
            <text:p>10.24692</text:p>
          </table:table-cell>
          <table:table-cell office:value-type="float" office:value="12.83838" calcext:value-type="float">
            <text:p>12.83838</text:p>
          </table:table-cell>
          <table:table-cell office:value-type="float" office:value="11.04575" calcext:value-type="float">
            <text:p>11.0457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8" calcext:value-type="float">
            <text:p>30101998</text:p>
          </table:table-cell>
          <table:table-cell office:value-type="float" office:value="11.59566" calcext:value-type="float">
            <text:p>11.59566</text:p>
          </table:table-cell>
          <table:table-cell office:value-type="float" office:value="9.8" calcext:value-type="float">
            <text:p>9.8</text:p>
          </table:table-cell>
          <table:table-cell office:value-type="float" office:value="2.2" calcext:value-type="float">
            <text:p>2.2</text:p>
          </table:table-cell>
          <table:table-cell office:value-type="float" office:value="0.7091907" calcext:value-type="float">
            <text:p>0.7091907</text:p>
          </table:table-cell>
          <table:table-cell office:value-type="float" office:value="0.6151003" calcext:value-type="float">
            <text:p>0.6151003</text:p>
          </table:table-cell>
          <table:table-cell office:value-type="float" office:value="737.892" calcext:value-type="float">
            <text:p>737.892</text:p>
          </table:table-cell>
          <table:table-cell office:value-type="float" office:value="0" calcext:value-type="float">
            <text:p>0</text:p>
          </table:table-cell>
          <table:table-cell office:value-type="float" office:value="17.90942" calcext:value-type="float">
            <text:p>17.90942</text:p>
          </table:table-cell>
          <table:table-cell office:value-type="float" office:value="1.117462" calcext:value-type="float">
            <text:p>1.117462</text:p>
          </table:table-cell>
          <table:table-cell office:value-type="float" office:value="13.71219" calcext:value-type="float">
            <text:p>13.71219</text:p>
          </table:table-cell>
          <table:table-cell office:value-type="float" office:value="4.365936" calcext:value-type="float">
            <text:p>4.365936</text:p>
          </table:table-cell>
          <table:table-cell office:value-type="float" office:value="12.29901" calcext:value-type="float">
            <text:p>12.29901</text:p>
          </table:table-cell>
          <table:table-cell office:value-type="float" office:value="6.045197" calcext:value-type="float">
            <text:p>6.045197</text:p>
          </table:table-cell>
          <table:table-cell office:value-type="float" office:value="11.50433" calcext:value-type="float">
            <text:p>11.50433</text:p>
          </table:table-cell>
          <table:table-cell office:value-type="float" office:value="7.5961" calcext:value-type="float">
            <text:p>7.5961</text:p>
          </table:table-cell>
          <table:table-cell office:value-type="float" office:value="11.20911" calcext:value-type="float">
            <text:p>11.20911</text:p>
          </table:table-cell>
          <table:table-cell office:value-type="float" office:value="8.799194" calcext:value-type="float">
            <text:p>8.799194</text:p>
          </table:table-cell>
          <table:table-cell office:value-type="float" office:value="11.34283" calcext:value-type="float">
            <text:p>11.34283</text:p>
          </table:table-cell>
          <table:table-cell office:value-type="float" office:value="9.748962" calcext:value-type="float">
            <text:p>9.74896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8" calcext:value-type="float">
            <text:p>31101998</text:p>
          </table:table-cell>
          <table:table-cell office:value-type="float" office:value="10.06308" calcext:value-type="float">
            <text:p>10.06308</text:p>
          </table:table-cell>
          <table:table-cell office:value-type="float" office:value="11.6" calcext:value-type="float">
            <text:p>11.6</text:p>
          </table:table-cell>
          <table:table-cell office:value-type="float" office:value="2.2" calcext:value-type="float">
            <text:p>2.2</text:p>
          </table:table-cell>
          <table:table-cell office:value-type="float" office:value="0.8924142" calcext:value-type="float">
            <text:p>0.8924142</text:p>
          </table:table-cell>
          <table:table-cell office:value-type="float" office:value="0.6564876" calcext:value-type="float">
            <text:p>0.6564876</text:p>
          </table:table-cell>
          <table:table-cell office:value-type="float" office:value="415.584" calcext:value-type="float">
            <text:p>415.584</text:p>
          </table:table-cell>
          <table:table-cell office:value-type="float" office:value="0" calcext:value-type="float">
            <text:p>0</text:p>
          </table:table-cell>
          <table:table-cell office:value-type="float" office:value="18.34912" calcext:value-type="float">
            <text:p>18.34912</text:p>
          </table:table-cell>
          <table:table-cell office:value-type="float" office:value="0.9690552" calcext:value-type="float">
            <text:p>0.9690552</text:p>
          </table:table-cell>
          <table:table-cell office:value-type="float" office:value="12.9953" calcext:value-type="float">
            <text:p>12.9953</text:p>
          </table:table-cell>
          <table:table-cell office:value-type="float" office:value="4.122894" calcext:value-type="float">
            <text:p>4.122894</text:p>
          </table:table-cell>
          <table:table-cell office:value-type="float" office:value="11.81461" calcext:value-type="float">
            <text:p>11.81461</text:p>
          </table:table-cell>
          <table:table-cell office:value-type="float" office:value="5.646606" calcext:value-type="float">
            <text:p>5.646606</text:p>
          </table:table-cell>
          <table:table-cell office:value-type="float" office:value="11.06064" calcext:value-type="float">
            <text:p>11.06064</text:p>
          </table:table-cell>
          <table:table-cell office:value-type="float" office:value="7.09079" calcext:value-type="float">
            <text:p>7.09079</text:p>
          </table:table-cell>
          <table:table-cell office:value-type="float" office:value="10.76733" calcext:value-type="float">
            <text:p>10.76733</text:p>
          </table:table-cell>
          <table:table-cell office:value-type="float" office:value="8.229187" calcext:value-type="float">
            <text:p>8.229187</text:p>
          </table:table-cell>
          <table:table-cell office:value-type="float" office:value="10.75812" calcext:value-type="float">
            <text:p>10.75812</text:p>
          </table:table-cell>
          <table:table-cell office:value-type="float" office:value="9.151123" calcext:value-type="float">
            <text:p>9.15112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8" calcext:value-type="float">
            <text:p>1111998</text:p>
          </table:table-cell>
          <table:table-cell office:value-type="float" office:value="6.505559" calcext:value-type="float">
            <text:p>6.505559</text:p>
          </table:table-cell>
          <table:table-cell office:value-type="float" office:value="10.4" calcext:value-type="float">
            <text:p>10.4</text:p>
          </table:table-cell>
          <table:table-cell office:value-type="float" office:value="5.4" calcext:value-type="float">
            <text:p>5.4</text:p>
          </table:table-cell>
          <table:table-cell office:value-type="float" office:value="0.8819865" calcext:value-type="float">
            <text:p>0.8819865</text:p>
          </table:table-cell>
          <table:table-cell office:value-type="float" office:value="0.7388979" calcext:value-type="float">
            <text:p>0.7388979</text:p>
          </table:table-cell>
          <table:table-cell office:value-type="float" office:value="561.708" calcext:value-type="float">
            <text:p>561.708</text:p>
          </table:table-cell>
          <table:table-cell office:value-type="float" office:value="0" calcext:value-type="float">
            <text:p>0</text:p>
          </table:table-cell>
          <table:table-cell office:value-type="float" office:value="16.63315" calcext:value-type="float">
            <text:p>16.63315</text:p>
          </table:table-cell>
          <table:table-cell office:value-type="float" office:value="3.452759" calcext:value-type="float">
            <text:p>3.452759</text:p>
          </table:table-cell>
          <table:table-cell office:value-type="float" office:value="12.69919" calcext:value-type="float">
            <text:p>12.69919</text:p>
          </table:table-cell>
          <table:table-cell office:value-type="float" office:value="6.113892" calcext:value-type="float">
            <text:p>6.113892</text:p>
          </table:table-cell>
          <table:table-cell office:value-type="float" office:value="11.36151" calcext:value-type="float">
            <text:p>11.36151</text:p>
          </table:table-cell>
          <table:table-cell office:value-type="float" office:value="7.215302" calcext:value-type="float">
            <text:p>7.215302</text:p>
          </table:table-cell>
          <table:table-cell office:value-type="float" office:value="10.7861" calcext:value-type="float">
            <text:p>10.7861</text:p>
          </table:table-cell>
          <table:table-cell office:value-type="float" office:value="8.205109" calcext:value-type="float">
            <text:p>8.205109</text:p>
          </table:table-cell>
          <table:table-cell office:value-type="float" office:value="10.64258" calcext:value-type="float">
            <text:p>10.64258</text:p>
          </table:table-cell>
          <table:table-cell office:value-type="float" office:value="8.973541" calcext:value-type="float">
            <text:p>8.973541</text:p>
          </table:table-cell>
          <table:table-cell office:value-type="float" office:value="10.6843" calcext:value-type="float">
            <text:p>10.6843</text:p>
          </table:table-cell>
          <table:table-cell office:value-type="float" office:value="9.605469" calcext:value-type="float">
            <text:p>9.60546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8" calcext:value-type="float">
            <text:p>2111998</text:p>
          </table:table-cell>
          <table:table-cell office:value-type="float" office:value="3.59784" calcext:value-type="float">
            <text:p>3.59784</text:p>
          </table:table-cell>
          <table:table-cell office:value-type="float" office:value="6.1" calcext:value-type="float">
            <text:p>6.1</text:p>
          </table:table-cell>
          <table:table-cell office:value-type="float" office:value="3.6" calcext:value-type="float">
            <text:p>3.6</text:p>
          </table:table-cell>
          <table:table-cell office:value-type="float" office:value="0.720663" calcext:value-type="float">
            <text:p>0.720663</text:p>
          </table:table-cell>
          <table:table-cell office:value-type="float" office:value="0.5797162" calcext:value-type="float">
            <text:p>0.5797162</text:p>
          </table:table-cell>
          <table:table-cell office:value-type="float" office:value="813.2761" calcext:value-type="float">
            <text:p>813.2761</text:p>
          </table:table-cell>
          <table:table-cell office:value-type="float" office:value="0" calcext:value-type="float">
            <text:p>0</text:p>
          </table:table-cell>
          <table:table-cell office:value-type="float" office:value="10.66931" calcext:value-type="float">
            <text:p>10.66931</text:p>
          </table:table-cell>
          <table:table-cell office:value-type="float" office:value="1.832062" calcext:value-type="float">
            <text:p>1.832062</text:p>
          </table:table-cell>
          <table:table-cell office:value-type="float" office:value="9.127136" calcext:value-type="float">
            <text:p>9.127136</text:p>
          </table:table-cell>
          <table:table-cell office:value-type="float" office:value="4.902832" calcext:value-type="float">
            <text:p>4.902832</text:p>
          </table:table-cell>
          <table:table-cell office:value-type="float" office:value="8.837646" calcext:value-type="float">
            <text:p>8.837646</text:p>
          </table:table-cell>
          <table:table-cell office:value-type="float" office:value="6.113068" calcext:value-type="float">
            <text:p>6.113068</text:p>
          </table:table-cell>
          <table:table-cell office:value-type="float" office:value="9.11145" calcext:value-type="float">
            <text:p>9.11145</text:p>
          </table:table-cell>
          <table:table-cell office:value-type="float" office:value="7.314758" calcext:value-type="float">
            <text:p>7.314758</text:p>
          </table:table-cell>
          <table:table-cell office:value-type="float" office:value="9.8172" calcext:value-type="float">
            <text:p>9.8172</text:p>
          </table:table-cell>
          <table:table-cell office:value-type="float" office:value="8.28714" calcext:value-type="float">
            <text:p>8.28714</text:p>
          </table:table-cell>
          <table:table-cell office:value-type="float" office:value="10.32608" calcext:value-type="float">
            <text:p>10.32608</text:p>
          </table:table-cell>
          <table:table-cell office:value-type="float" office:value="9.060333" calcext:value-type="float">
            <text:p>9.0603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8" calcext:value-type="float">
            <text:p>3111998</text:p>
          </table:table-cell>
          <table:table-cell office:value-type="float" office:value="8.57016" calcext:value-type="float">
            <text:p>8.5701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0.6224731" calcext:value-type="float">
            <text:p>0.6224731</text:p>
          </table:table-cell>
          <table:table-cell office:value-type="float" office:value="0.4934333" calcext:value-type="float">
            <text:p>0.4934333</text:p>
          </table:table-cell>
          <table:table-cell office:value-type="float" office:value="771.3" calcext:value-type="float">
            <text:p>771.3</text:p>
          </table:table-cell>
          <table:table-cell office:value-type="float" office:value="0" calcext:value-type="float">
            <text:p>0</text:p>
          </table:table-cell>
          <table:table-cell office:value-type="float" office:value="14.9917" calcext:value-type="float">
            <text:p>14.9917</text:p>
          </table:table-cell>
          <table:table-cell office:value-type="float" office:value="-0.518219" calcext:value-type="float">
            <text:p>-0.518219</text:p>
          </table:table-cell>
          <table:table-cell office:value-type="float" office:value="10.42545" calcext:value-type="float">
            <text:p>10.42545</text:p>
          </table:table-cell>
          <table:table-cell office:value-type="float" office:value="3.426483" calcext:value-type="float">
            <text:p>3.426483</text:p>
          </table:table-cell>
          <table:table-cell office:value-type="float" office:value="9.593567" calcext:value-type="float">
            <text:p>9.593567</text:p>
          </table:table-cell>
          <table:table-cell office:value-type="float" office:value="4.788239" calcext:value-type="float">
            <text:p>4.788239</text:p>
          </table:table-cell>
          <table:table-cell office:value-type="float" office:value="9.137146" calcext:value-type="float">
            <text:p>9.137146</text:p>
          </table:table-cell>
          <table:table-cell office:value-type="float" office:value="6.035706" calcext:value-type="float">
            <text:p>6.035706</text:p>
          </table:table-cell>
          <table:table-cell office:value-type="float" office:value="9.036469" calcext:value-type="float">
            <text:p>9.036469</text:p>
          </table:table-cell>
          <table:table-cell office:value-type="float" office:value="7.091217" calcext:value-type="float">
            <text:p>7.091217</text:p>
          </table:table-cell>
          <table:table-cell office:value-type="float" office:value="9.170563" calcext:value-type="float">
            <text:p>9.170563</text:p>
          </table:table-cell>
          <table:table-cell office:value-type="float" office:value="7.974823" calcext:value-type="float">
            <text:p>7.9748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8" calcext:value-type="float">
            <text:p>4111998</text:p>
          </table:table-cell>
          <table:table-cell office:value-type="float" office:value="4.97664" calcext:value-type="float">
            <text:p>4.97664</text:p>
          </table:table-cell>
          <table:table-cell office:value-type="float" office:value="3.6" calcext:value-type="float">
            <text:p>3.6</text:p>
          </table:table-cell>
          <table:table-cell office:value-type="float" office:value="-0.5" calcext:value-type="float">
            <text:p>-0.5</text:p>
          </table:table-cell>
          <table:table-cell office:value-type="float" office:value="0.6546121" calcext:value-type="float">
            <text:p>0.6546121</text:p>
          </table:table-cell>
          <table:table-cell office:value-type="float" office:value="0.4872163" calcext:value-type="float">
            <text:p>0.4872163</text:p>
          </table:table-cell>
          <table:table-cell office:value-type="float" office:value="630.252" calcext:value-type="float">
            <text:p>630.252</text:p>
          </table:table-cell>
          <table:table-cell office:value-type="float" office:value="0" calcext:value-type="float">
            <text:p>0</text:p>
          </table:table-cell>
          <table:table-cell office:value-type="float" office:value="10.4852" calcext:value-type="float">
            <text:p>10.4852</text:p>
          </table:table-cell>
          <table:table-cell office:value-type="float" office:value="-1.8974" calcext:value-type="float">
            <text:p>-1.8974</text:p>
          </table:table-cell>
          <table:table-cell office:value-type="float" office:value="7.822327" calcext:value-type="float">
            <text:p>7.822327</text:p>
          </table:table-cell>
          <table:table-cell office:value-type="float" office:value="2.000214" calcext:value-type="float">
            <text:p>2.000214</text:p>
          </table:table-cell>
          <table:table-cell office:value-type="float" office:value="7.118103" calcext:value-type="float">
            <text:p>7.118103</text:p>
          </table:table-cell>
          <table:table-cell office:value-type="float" office:value="3.520569" calcext:value-type="float">
            <text:p>3.520569</text:p>
          </table:table-cell>
          <table:table-cell office:value-type="float" office:value="7.065979" calcext:value-type="float">
            <text:p>7.065979</text:p>
          </table:table-cell>
          <table:table-cell office:value-type="float" office:value="4.945526" calcext:value-type="float">
            <text:p>4.945526</text:p>
          </table:table-cell>
          <table:table-cell office:value-type="float" office:value="7.767731" calcext:value-type="float">
            <text:p>7.767731</text:p>
          </table:table-cell>
          <table:table-cell office:value-type="float" office:value="6.093994" calcext:value-type="float">
            <text:p>6.093994</text:p>
          </table:table-cell>
          <table:table-cell office:value-type="float" office:value="8.576019" calcext:value-type="float">
            <text:p>8.576019</text:p>
          </table:table-cell>
          <table:table-cell office:value-type="float" office:value="7.067291" calcext:value-type="float">
            <text:p>7.0672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8" calcext:value-type="float">
            <text:p>5111998</text:p>
          </table:table-cell>
          <table:table-cell office:value-type="float" office:value="4.8762" calcext:value-type="float">
            <text:p>4.8762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6035453" calcext:value-type="float">
            <text:p>0.6035453</text:p>
          </table:table-cell>
          <table:table-cell office:value-type="float" office:value="0.5107876" calcext:value-type="float">
            <text:p>0.5107876</text:p>
          </table:table-cell>
          <table:table-cell office:value-type="float" office:value="475.236" calcext:value-type="float">
            <text:p>475.236</text:p>
          </table:table-cell>
          <table:table-cell office:value-type="float" office:value="0" calcext:value-type="float">
            <text:p>0</text:p>
          </table:table-cell>
          <table:table-cell office:value-type="float" office:value="9.262726" calcext:value-type="float">
            <text:p>9.262726</text:p>
          </table:table-cell>
          <table:table-cell office:value-type="float" office:value="-1.027557" calcext:value-type="float">
            <text:p>-1.027557</text:p>
          </table:table-cell>
          <table:table-cell office:value-type="float" office:value="7.05011" calcext:value-type="float">
            <text:p>7.05011</text:p>
          </table:table-cell>
          <table:table-cell office:value-type="float" office:value="2.17041" calcext:value-type="float">
            <text:p>2.17041</text:p>
          </table:table-cell>
          <table:table-cell office:value-type="float" office:value="6.604797" calcext:value-type="float">
            <text:p>6.604797</text:p>
          </table:table-cell>
          <table:table-cell office:value-type="float" office:value="3.355225" calcext:value-type="float">
            <text:p>3.355225</text:p>
          </table:table-cell>
          <table:table-cell office:value-type="float" office:value="6.59259" calcext:value-type="float">
            <text:p>6.59259</text:p>
          </table:table-cell>
          <table:table-cell office:value-type="float" office:value="4.566498" calcext:value-type="float">
            <text:p>4.566498</text:p>
          </table:table-cell>
          <table:table-cell office:value-type="float" office:value="6.830505" calcext:value-type="float">
            <text:p>6.830505</text:p>
          </table:table-cell>
          <table:table-cell office:value-type="float" office:value="5.601501" calcext:value-type="float">
            <text:p>5.601501</text:p>
          </table:table-cell>
          <table:table-cell office:value-type="float" office:value="7.434204" calcext:value-type="float">
            <text:p>7.434204</text:p>
          </table:table-cell>
          <table:table-cell office:value-type="float" office:value="6.501404" calcext:value-type="float">
            <text:p>6.5014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8" calcext:value-type="float">
            <text:p>6111998</text:p>
          </table:table-cell>
          <table:table-cell office:value-type="float" office:value="3.096" calcext:value-type="float">
            <text:p>3.096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0.7192422" calcext:value-type="float">
            <text:p>0.7192422</text:p>
          </table:table-cell>
          <table:table-cell office:value-type="float" office:value="0.5202356" calcext:value-type="float">
            <text:p>0.5202356</text:p>
          </table:table-cell>
          <table:table-cell office:value-type="float" office:value="355.356" calcext:value-type="float">
            <text:p>355.356</text:p>
          </table:table-cell>
          <table:table-cell office:value-type="float" office:value="0.4" calcext:value-type="float">
            <text:p>0.4</text:p>
          </table:table-cell>
          <table:table-cell office:value-type="float" office:value="7.484467" calcext:value-type="float">
            <text:p>7.484467</text:p>
          </table:table-cell>
          <table:table-cell office:value-type="float" office:value="-1.120941" calcext:value-type="float">
            <text:p>-1.120941</text:p>
          </table:table-cell>
          <table:table-cell office:value-type="float" office:value="6.019928" calcext:value-type="float">
            <text:p>6.019928</text:p>
          </table:table-cell>
          <table:table-cell office:value-type="float" office:value="1.71933" calcext:value-type="float">
            <text:p>1.71933</text:p>
          </table:table-cell>
          <table:table-cell office:value-type="float" office:value="5.696533" calcext:value-type="float">
            <text:p>5.696533</text:p>
          </table:table-cell>
          <table:table-cell office:value-type="float" office:value="2.85553" calcext:value-type="float">
            <text:p>2.85553</text:p>
          </table:table-cell>
          <table:table-cell office:value-type="float" office:value="5.773926" calcext:value-type="float">
            <text:p>5.773926</text:p>
          </table:table-cell>
          <table:table-cell office:value-type="float" office:value="4.023041" calcext:value-type="float">
            <text:p>4.023041</text:p>
          </table:table-cell>
          <table:table-cell office:value-type="float" office:value="6.097961" calcext:value-type="float">
            <text:p>6.097961</text:p>
          </table:table-cell>
          <table:table-cell office:value-type="float" office:value="5.026886" calcext:value-type="float">
            <text:p>5.026886</text:p>
          </table:table-cell>
          <table:table-cell office:value-type="float" office:value="6.796509" calcext:value-type="float">
            <text:p>6.796509</text:p>
          </table:table-cell>
          <table:table-cell office:value-type="float" office:value="5.908478" calcext:value-type="float">
            <text:p>5.90847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8" calcext:value-type="float">
            <text:p>7111998</text:p>
          </table:table-cell>
          <table:table-cell office:value-type="float" office:value="4.718881" calcext:value-type="float">
            <text:p>4.718881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0.8058968" calcext:value-type="float">
            <text:p>0.8058968</text:p>
          </table:table-cell>
          <table:table-cell office:value-type="float" office:value="0.6104723" calcext:value-type="float">
            <text:p>0.6104723</text:p>
          </table:table-cell>
          <table:table-cell office:value-type="float" office:value="334.656" calcext:value-type="float">
            <text:p>334.656</text:p>
          </table:table-cell>
          <table:table-cell office:value-type="float" office:value="0" calcext:value-type="float">
            <text:p>0</text:p>
          </table:table-cell>
          <table:table-cell office:value-type="float" office:value="11.58032" calcext:value-type="float">
            <text:p>11.58032</text:p>
          </table:table-cell>
          <table:table-cell office:value-type="float" office:value="-0.9567871" calcext:value-type="float">
            <text:p>-0.9567871</text:p>
          </table:table-cell>
          <table:table-cell office:value-type="float" office:value="7.842438" calcext:value-type="float">
            <text:p>7.842438</text:p>
          </table:table-cell>
          <table:table-cell office:value-type="float" office:value="1.660614" calcext:value-type="float">
            <text:p>1.660614</text:p>
          </table:table-cell>
          <table:table-cell office:value-type="float" office:value="6.930603" calcext:value-type="float">
            <text:p>6.930603</text:p>
          </table:table-cell>
          <table:table-cell office:value-type="float" office:value="2.688538" calcext:value-type="float">
            <text:p>2.688538</text:p>
          </table:table-cell>
          <table:table-cell office:value-type="float" office:value="6.465424" calcext:value-type="float">
            <text:p>6.465424</text:p>
          </table:table-cell>
          <table:table-cell office:value-type="float" office:value="3.764557" calcext:value-type="float">
            <text:p>3.764557</text:p>
          </table:table-cell>
          <table:table-cell office:value-type="float" office:value="6.442352" calcext:value-type="float">
            <text:p>6.442352</text:p>
          </table:table-cell>
          <table:table-cell office:value-type="float" office:value="4.708008" calcext:value-type="float">
            <text:p>4.708008</text:p>
          </table:table-cell>
          <table:table-cell office:value-type="float" office:value="6.656708" calcext:value-type="float">
            <text:p>6.656708</text:p>
          </table:table-cell>
          <table:table-cell office:value-type="float" office:value="5.541107" calcext:value-type="float">
            <text:p>5.5411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8" calcext:value-type="float">
            <text:p>8111998</text:p>
          </table:table-cell>
          <table:table-cell office:value-type="float" office:value="4.77504" calcext:value-type="float">
            <text:p>4.77504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6445583" calcext:value-type="float">
            <text:p>0.6445583</text:p>
          </table:table-cell>
          <table:table-cell office:value-type="float" office:value="0.5689607" calcext:value-type="float">
            <text:p>0.5689607</text:p>
          </table:table-cell>
          <table:table-cell office:value-type="float" office:value="322.956" calcext:value-type="float">
            <text:p>322.956</text:p>
          </table:table-cell>
          <table:table-cell office:value-type="float" office:value="0" calcext:value-type="float">
            <text:p>0</text:p>
          </table:table-cell>
          <table:table-cell office:value-type="float" office:value="9.526337" calcext:value-type="float">
            <text:p>9.526337</text:p>
          </table:table-cell>
          <table:table-cell office:value-type="float" office:value="-1.7565" calcext:value-type="float">
            <text:p>-1.7565</text:p>
          </table:table-cell>
          <table:table-cell office:value-type="float" office:value="6.839294" calcext:value-type="float">
            <text:p>6.839294</text:p>
          </table:table-cell>
          <table:table-cell office:value-type="float" office:value="1.247559" calcext:value-type="float">
            <text:p>1.247559</text:p>
          </table:table-cell>
          <table:table-cell office:value-type="float" office:value="6.00238" calcext:value-type="float">
            <text:p>6.00238</text:p>
          </table:table-cell>
          <table:table-cell office:value-type="float" office:value="2.416382" calcext:value-type="float">
            <text:p>2.416382</text:p>
          </table:table-cell>
          <table:table-cell office:value-type="float" office:value="5.783356" calcext:value-type="float">
            <text:p>5.783356</text:p>
          </table:table-cell>
          <table:table-cell office:value-type="float" office:value="3.591736" calcext:value-type="float">
            <text:p>3.591736</text:p>
          </table:table-cell>
          <table:table-cell office:value-type="float" office:value="5.900269" calcext:value-type="float">
            <text:p>5.900269</text:p>
          </table:table-cell>
          <table:table-cell office:value-type="float" office:value="4.56485" calcext:value-type="float">
            <text:p>4.56485</text:p>
          </table:table-cell>
          <table:table-cell office:value-type="float" office:value="6.295227" calcext:value-type="float">
            <text:p>6.295227</text:p>
          </table:table-cell>
          <table:table-cell office:value-type="float" office:value="5.399109" calcext:value-type="float">
            <text:p>5.3991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8" calcext:value-type="float">
            <text:p>9111998</text:p>
          </table:table-cell>
          <table:table-cell office:value-type="float" office:value="5.46408" calcext:value-type="float">
            <text:p>5.46408</text:p>
          </table:table-cell>
          <table:table-cell office:value-type="float" office:value="5.2" calcext:value-type="float">
            <text:p>5.2</text:p>
          </table:table-cell>
          <table:table-cell office:value-type="float" office:value="-1.6" calcext:value-type="float">
            <text:p>-1.6</text:p>
          </table:table-cell>
          <table:table-cell office:value-type="float" office:value="0.6952891" calcext:value-type="float">
            <text:p>0.6952891</text:p>
          </table:table-cell>
          <table:table-cell office:value-type="float" office:value="0.5189645" calcext:value-type="float">
            <text:p>0.5189645</text:p>
          </table:table-cell>
          <table:table-cell office:value-type="float" office:value="176.652" calcext:value-type="float">
            <text:p>176.652</text:p>
          </table:table-cell>
          <table:table-cell office:value-type="float" office:value="0" calcext:value-type="float">
            <text:p>0</text:p>
          </table:table-cell>
          <table:table-cell office:value-type="float" office:value="11.51538" calcext:value-type="float">
            <text:p>11.51538</text:p>
          </table:table-cell>
          <table:table-cell office:value-type="float" office:value="-3.338257" calcext:value-type="float">
            <text:p>-3.338257</text:p>
          </table:table-cell>
          <table:table-cell office:value-type="float" office:value="7.211548" calcext:value-type="float">
            <text:p>7.211548</text:p>
          </table:table-cell>
          <table:table-cell office:value-type="float" office:value="0.302887" calcext:value-type="float">
            <text:p>0.302887</text:p>
          </table:table-cell>
          <table:table-cell office:value-type="float" office:value="6.170288" calcext:value-type="float">
            <text:p>6.170288</text:p>
          </table:table-cell>
          <table:table-cell office:value-type="float" office:value="1.692474" calcext:value-type="float">
            <text:p>1.692474</text:p>
          </table:table-cell>
          <table:table-cell office:value-type="float" office:value="5.870911" calcext:value-type="float">
            <text:p>5.870911</text:p>
          </table:table-cell>
          <table:table-cell office:value-type="float" office:value="2.937134" calcext:value-type="float">
            <text:p>2.937134</text:p>
          </table:table-cell>
          <table:table-cell office:value-type="float" office:value="5.872498" calcext:value-type="float">
            <text:p>5.872498</text:p>
          </table:table-cell>
          <table:table-cell office:value-type="float" office:value="3.984192" calcext:value-type="float">
            <text:p>3.984192</text:p>
          </table:table-cell>
          <table:table-cell office:value-type="float" office:value="6.082458" calcext:value-type="float">
            <text:p>6.082458</text:p>
          </table:table-cell>
          <table:table-cell office:value-type="float" office:value="4.876251" calcext:value-type="float">
            <text:p>4.8762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8" calcext:value-type="float">
            <text:p>10111998</text:p>
          </table:table-cell>
          <table:table-cell office:value-type="float" office:value="3.45168" calcext:value-type="float">
            <text:p>3.45168</text:p>
          </table:table-cell>
          <table:table-cell office:value-type="float" office:value="7.5" calcext:value-type="float">
            <text:p>7.5</text:p>
          </table:table-cell>
          <table:table-cell office:value-type="float" office:value="2.8" calcext:value-type="float">
            <text:p>2.8</text:p>
          </table:table-cell>
          <table:table-cell office:value-type="float" office:value="0.9768442" calcext:value-type="float">
            <text:p>0.9768442</text:p>
          </table:table-cell>
          <table:table-cell office:value-type="float" office:value="0.6877773" calcext:value-type="float">
            <text:p>0.6877773</text:p>
          </table:table-cell>
          <table:table-cell office:value-type="float" office:value="678.924" calcext:value-type="float">
            <text:p>678.924</text:p>
          </table:table-cell>
          <table:table-cell office:value-type="float" office:value="18.81905" calcext:value-type="float">
            <text:p>18.81905</text:p>
          </table:table-cell>
          <table:table-cell office:value-type="float" office:value="11.03482" calcext:value-type="float">
            <text:p>11.03482</text:p>
          </table:table-cell>
          <table:table-cell office:value-type="float" office:value="0.3882141" calcext:value-type="float">
            <text:p>0.3882141</text:p>
          </table:table-cell>
          <table:table-cell office:value-type="float" office:value="7.559937" calcext:value-type="float">
            <text:p>7.559937</text:p>
          </table:table-cell>
          <table:table-cell office:value-type="float" office:value="2.312256" calcext:value-type="float">
            <text:p>2.312256</text:p>
          </table:table-cell>
          <table:table-cell office:value-type="float" office:value="6.56427" calcext:value-type="float">
            <text:p>6.56427</text:p>
          </table:table-cell>
          <table:table-cell office:value-type="float" office:value="3.10614" calcext:value-type="float">
            <text:p>3.10614</text:p>
          </table:table-cell>
          <table:table-cell office:value-type="float" office:value="6.139679" calcext:value-type="float">
            <text:p>6.139679</text:p>
          </table:table-cell>
          <table:table-cell office:value-type="float" office:value="3.940308" calcext:value-type="float">
            <text:p>3.940308</text:p>
          </table:table-cell>
          <table:table-cell office:value-type="float" office:value="6.157562" calcext:value-type="float">
            <text:p>6.157562</text:p>
          </table:table-cell>
          <table:table-cell office:value-type="float" office:value="4.6763" calcext:value-type="float">
            <text:p>4.6763</text:p>
          </table:table-cell>
          <table:table-cell office:value-type="float" office:value="6.336121" calcext:value-type="float">
            <text:p>6.336121</text:p>
          </table:table-cell>
          <table:table-cell office:value-type="float" office:value="5.334106" calcext:value-type="float">
            <text:p>5.3341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8" calcext:value-type="float">
            <text:p>11111998</text:p>
          </table:table-cell>
          <table:table-cell office:value-type="float" office:value="3.87432" calcext:value-type="float">
            <text:p>3.87432</text:p>
          </table:table-cell>
          <table:table-cell office:value-type="float" office:value="10.5" calcext:value-type="float">
            <text:p>10.5</text:p>
          </table:table-cell>
          <table:table-cell office:value-type="float" office:value="5.7" calcext:value-type="float">
            <text:p>5.7</text:p>
          </table:table-cell>
          <table:table-cell office:value-type="float" office:value="1.24111" calcext:value-type="float">
            <text:p>1.24111</text:p>
          </table:table-cell>
          <table:table-cell office:value-type="float" office:value="0.6716214" calcext:value-type="float">
            <text:p>0.6716214</text:p>
          </table:table-cell>
          <table:table-cell office:value-type="float" office:value="909.4321" calcext:value-type="float">
            <text:p>909.4321</text:p>
          </table:table-cell>
          <table:table-cell office:value-type="float" office:value="2.380953" calcext:value-type="float">
            <text:p>2.380953</text:p>
          </table:table-cell>
          <table:table-cell office:value-type="float" office:value="13.05853" calcext:value-type="float">
            <text:p>13.05853</text:p>
          </table:table-cell>
          <table:table-cell office:value-type="float" office:value="2.583893" calcext:value-type="float">
            <text:p>2.583893</text:p>
          </table:table-cell>
          <table:table-cell office:value-type="float" office:value="9.434204" calcext:value-type="float">
            <text:p>9.434204</text:p>
          </table:table-cell>
          <table:table-cell office:value-type="float" office:value="4.184692" calcext:value-type="float">
            <text:p>4.184692</text:p>
          </table:table-cell>
          <table:table-cell office:value-type="float" office:value="8.157227" calcext:value-type="float">
            <text:p>8.157227</text:p>
          </table:table-cell>
          <table:table-cell office:value-type="float" office:value="4.817902" calcext:value-type="float">
            <text:p>4.817902</text:p>
          </table:table-cell>
          <table:table-cell office:value-type="float" office:value="7.408997" calcext:value-type="float">
            <text:p>7.408997</text:p>
          </table:table-cell>
          <table:table-cell office:value-type="float" office:value="5.219208" calcext:value-type="float">
            <text:p>5.219208</text:p>
          </table:table-cell>
          <table:table-cell office:value-type="float" office:value="7.210297" calcext:value-type="float">
            <text:p>7.210297</text:p>
          </table:table-cell>
          <table:table-cell office:value-type="float" office:value="5.671967" calcext:value-type="float">
            <text:p>5.671967</text:p>
          </table:table-cell>
          <table:table-cell office:value-type="float" office:value="7.220703" calcext:value-type="float">
            <text:p>7.220703</text:p>
          </table:table-cell>
          <table:table-cell office:value-type="float" office:value="6.10199" calcext:value-type="float">
            <text:p>6.101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8" calcext:value-type="float">
            <text:p>12111998</text:p>
          </table:table-cell>
          <table:table-cell office:value-type="float" office:value="5.49756" calcext:value-type="float">
            <text:p>5.49756</text:p>
          </table:table-cell>
          <table:table-cell office:value-type="float" office:value="8.1" calcext:value-type="float">
            <text:p>8.1</text:p>
          </table:table-cell>
          <table:table-cell office:value-type="float" office:value="-0.4" calcext:value-type="float">
            <text:p>-0.4</text:p>
          </table:table-cell>
          <table:table-cell office:value-type="float" office:value="0.7276599" calcext:value-type="float">
            <text:p>0.7276599</text:p>
          </table:table-cell>
          <table:table-cell office:value-type="float" office:value="0.4741765" calcext:value-type="float">
            <text:p>0.4741765</text:p>
          </table:table-cell>
          <table:table-cell office:value-type="float" office:value="713.0161" calcext:value-type="float">
            <text:p>713.0161</text:p>
          </table:table-cell>
          <table:table-cell office:value-type="float" office:value="0" calcext:value-type="float">
            <text:p>0</text:p>
          </table:table-cell>
          <table:table-cell office:value-type="float" office:value="12.83295" calcext:value-type="float">
            <text:p>12.83295</text:p>
          </table:table-cell>
          <table:table-cell office:value-type="float" office:value="-0.8879395" calcext:value-type="float">
            <text:p>-0.8879395</text:p>
          </table:table-cell>
          <table:table-cell office:value-type="float" office:value="8.837311" calcext:value-type="float">
            <text:p>8.837311</text:p>
          </table:table-cell>
          <table:table-cell office:value-type="float" office:value="1.825073" calcext:value-type="float">
            <text:p>1.825073</text:p>
          </table:table-cell>
          <table:table-cell office:value-type="float" office:value="7.535797" calcext:value-type="float">
            <text:p>7.535797</text:p>
          </table:table-cell>
          <table:table-cell office:value-type="float" office:value="3.285828" calcext:value-type="float">
            <text:p>3.285828</text:p>
          </table:table-cell>
          <table:table-cell office:value-type="float" office:value="6.923828" calcext:value-type="float">
            <text:p>6.923828</text:p>
          </table:table-cell>
          <table:table-cell office:value-type="float" office:value="4.641418" calcext:value-type="float">
            <text:p>4.641418</text:p>
          </table:table-cell>
          <table:table-cell office:value-type="float" office:value="6.806671" calcext:value-type="float">
            <text:p>6.806671</text:p>
          </table:table-cell>
          <table:table-cell office:value-type="float" office:value="5.383423" calcext:value-type="float">
            <text:p>5.383423</text:p>
          </table:table-cell>
          <table:table-cell office:value-type="float" office:value="6.910156" calcext:value-type="float">
            <text:p>6.910156</text:p>
          </table:table-cell>
          <table:table-cell office:value-type="float" office:value="6.001038" calcext:value-type="float">
            <text:p>6.00103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8" calcext:value-type="float">
            <text:p>13111998</text:p>
          </table:table-cell>
          <table:table-cell office:value-type="float" office:value="5.925241" calcext:value-type="float">
            <text:p>5.925241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0.551742" calcext:value-type="float">
            <text:p>0.551742</text:p>
          </table:table-cell>
          <table:table-cell office:value-type="float" office:value="0.4022806" calcext:value-type="float">
            <text:p>0.4022806</text:p>
          </table:table-cell>
          <table:table-cell office:value-type="float" office:value="346.716" calcext:value-type="float">
            <text:p>346.716</text:p>
          </table:table-cell>
          <table:table-cell office:value-type="float" office:value="0" calcext:value-type="float">
            <text:p>0</text:p>
          </table:table-cell>
          <table:table-cell office:value-type="float" office:value="5.855377" calcext:value-type="float">
            <text:p>5.855377</text:p>
          </table:table-cell>
          <table:table-cell office:value-type="float" office:value="-1.68634" calcext:value-type="float">
            <text:p>-1.68634</text:p>
          </table:table-cell>
          <table:table-cell office:value-type="float" office:value="4.37323" calcext:value-type="float">
            <text:p>4.37323</text:p>
          </table:table-cell>
          <table:table-cell office:value-type="float" office:value="0.597168" calcext:value-type="float">
            <text:p>0.597168</text:p>
          </table:table-cell>
          <table:table-cell office:value-type="float" office:value="4.169586" calcext:value-type="float">
            <text:p>4.169586</text:p>
          </table:table-cell>
          <table:table-cell office:value-type="float" office:value="1.832611" calcext:value-type="float">
            <text:p>1.832611</text:p>
          </table:table-cell>
          <table:table-cell office:value-type="float" office:value="4.583893" calcext:value-type="float">
            <text:p>4.583893</text:p>
          </table:table-cell>
          <table:table-cell office:value-type="float" office:value="3.004211" calcext:value-type="float">
            <text:p>3.004211</text:p>
          </table:table-cell>
          <table:table-cell office:value-type="float" office:value="5.600037" calcext:value-type="float">
            <text:p>5.600037</text:p>
          </table:table-cell>
          <table:table-cell office:value-type="float" office:value="3.956116" calcext:value-type="float">
            <text:p>3.956116</text:p>
          </table:table-cell>
          <table:table-cell office:value-type="float" office:value="6.328918" calcext:value-type="float">
            <text:p>6.328918</text:p>
          </table:table-cell>
          <table:table-cell office:value-type="float" office:value="4.783997" calcext:value-type="float">
            <text:p>4.7839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8" calcext:value-type="float">
            <text:p>14111998</text:p>
          </table:table-cell>
          <table:table-cell office:value-type="float" office:value="5.06628" calcext:value-type="float">
            <text:p>5.06628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0.9247259" calcext:value-type="float">
            <text:p>0.9247259</text:p>
          </table:table-cell>
          <table:table-cell office:value-type="float" office:value="0.5543377" calcext:value-type="float">
            <text:p>0.5543377</text:p>
          </table:table-cell>
          <table:table-cell office:value-type="float" office:value="331.704" calcext:value-type="float">
            <text:p>331.704</text:p>
          </table:table-cell>
          <table:table-cell office:value-type="float" office:value="8.215384" calcext:value-type="float">
            <text:p>8.215384</text:p>
          </table:table-cell>
          <table:table-cell office:value-type="float" office:value="11.0224" calcext:value-type="float">
            <text:p>11.0224</text:p>
          </table:table-cell>
          <table:table-cell office:value-type="float" office:value="-1.071259" calcext:value-type="float">
            <text:p>-1.071259</text:p>
          </table:table-cell>
          <table:table-cell office:value-type="float" office:value="6.789917" calcext:value-type="float">
            <text:p>6.789917</text:p>
          </table:table-cell>
          <table:table-cell office:value-type="float" office:value="0.5787048" calcext:value-type="float">
            <text:p>0.5787048</text:p>
          </table:table-cell>
          <table:table-cell office:value-type="float" office:value="5.353943" calcext:value-type="float">
            <text:p>5.353943</text:p>
          </table:table-cell>
          <table:table-cell office:value-type="float" office:value="1.507172" calcext:value-type="float">
            <text:p>1.507172</text:p>
          </table:table-cell>
          <table:table-cell office:value-type="float" office:value="4.951233" calcext:value-type="float">
            <text:p>4.951233</text:p>
          </table:table-cell>
          <table:table-cell office:value-type="float" office:value="2.487915" calcext:value-type="float">
            <text:p>2.487915</text:p>
          </table:table-cell>
          <table:table-cell office:value-type="float" office:value="5.003479" calcext:value-type="float">
            <text:p>5.003479</text:p>
          </table:table-cell>
          <table:table-cell office:value-type="float" office:value="3.374207" calcext:value-type="float">
            <text:p>3.374207</text:p>
          </table:table-cell>
          <table:table-cell office:value-type="float" office:value="5.249542" calcext:value-type="float">
            <text:p>5.249542</text:p>
          </table:table-cell>
          <table:table-cell office:value-type="float" office:value="4.177643" calcext:value-type="float">
            <text:p>4.1776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8" calcext:value-type="float">
            <text:p>15111998</text:p>
          </table:table-cell>
          <table:table-cell office:value-type="float" office:value="6.07392" calcext:value-type="float">
            <text:p>6.07392</text:p>
          </table:table-cell>
          <table:table-cell office:value-type="float" office:value="8.2" calcext:value-type="float">
            <text:p>8.2</text:p>
          </table:table-cell>
          <table:table-cell office:value-type="float" office:value="1.1" calcext:value-type="float">
            <text:p>1.1</text:p>
          </table:table-cell>
          <table:table-cell office:value-type="float" office:value="1.067168" calcext:value-type="float">
            <text:p>1.067168</text:p>
          </table:table-cell>
          <table:table-cell office:value-type="float" office:value="0.5007208" calcext:value-type="float">
            <text:p>0.5007208</text:p>
          </table:table-cell>
          <table:table-cell office:value-type="float" office:value="777.96" calcext:value-type="float">
            <text:p>777.96</text:p>
          </table:table-cell>
          <table:table-cell office:value-type="float" office:value="1.384615" calcext:value-type="float">
            <text:p>1.384615</text:p>
          </table:table-cell>
          <table:table-cell office:value-type="float" office:value="11.39737" calcext:value-type="float">
            <text:p>11.39737</text:p>
          </table:table-cell>
          <table:table-cell office:value-type="float" office:value="-0.3329468" calcext:value-type="float">
            <text:p>-0.3329468</text:p>
          </table:table-cell>
          <table:table-cell office:value-type="float" office:value="8.324036" calcext:value-type="float">
            <text:p>8.324036</text:p>
          </table:table-cell>
          <table:table-cell office:value-type="float" office:value="1.798462" calcext:value-type="float">
            <text:p>1.798462</text:p>
          </table:table-cell>
          <table:table-cell office:value-type="float" office:value="7.23526" calcext:value-type="float">
            <text:p>7.23526</text:p>
          </table:table-cell>
          <table:table-cell office:value-type="float" office:value="2.932465" calcext:value-type="float">
            <text:p>2.932465</text:p>
          </table:table-cell>
          <table:table-cell office:value-type="float" office:value="6.553772" calcext:value-type="float">
            <text:p>6.553772</text:p>
          </table:table-cell>
          <table:table-cell office:value-type="float" office:value="4.046082" calcext:value-type="float">
            <text:p>4.046082</text:p>
          </table:table-cell>
          <table:table-cell office:value-type="float" office:value="6.250885" calcext:value-type="float">
            <text:p>6.250885</text:p>
          </table:table-cell>
          <table:table-cell office:value-type="float" office:value="4.601593" calcext:value-type="float">
            <text:p>4.601593</text:p>
          </table:table-cell>
          <table:table-cell office:value-type="float" office:value="6.211243" calcext:value-type="float">
            <text:p>6.211243</text:p>
          </table:table-cell>
          <table:table-cell office:value-type="float" office:value="5.081085" calcext:value-type="float">
            <text:p>5.0810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8" calcext:value-type="float">
            <text:p>16111998</text:p>
          </table:table-cell>
          <table:table-cell office:value-type="float" office:value="5.89068" calcext:value-type="float">
            <text:p>5.89068</text:p>
          </table:table-cell>
          <table:table-cell office:value-type="float" office:value="1.5" calcext:value-type="float">
            <text:p>1.5</text:p>
          </table:table-cell>
          <table:table-cell office:value-type="float" office:value="-2.8" calcext:value-type="float">
            <text:p>-2.8</text:p>
          </table:table-cell>
          <table:table-cell office:value-type="float" office:value="0.5053624" calcext:value-type="float">
            <text:p>0.5053624</text:p>
          </table:table-cell>
          <table:table-cell office:value-type="float" office:value="0.3735478" calcext:value-type="float">
            <text:p>0.3735478</text:p>
          </table:table-cell>
          <table:table-cell office:value-type="float" office:value="300.744" calcext:value-type="float">
            <text:p>300.744</text:p>
          </table:table-cell>
          <table:table-cell office:value-type="float" office:value="0.2" calcext:value-type="float">
            <text:p>0.2</text:p>
          </table:table-cell>
          <table:table-cell office:value-type="float" office:value="5.295471" calcext:value-type="float">
            <text:p>5.295471</text:p>
          </table:table-cell>
          <table:table-cell office:value-type="float" office:value="-1.87793" calcext:value-type="float">
            <text:p>-1.87793</text:p>
          </table:table-cell>
          <table:table-cell office:value-type="float" office:value="3.824738" calcext:value-type="float">
            <text:p>3.824738</text:p>
          </table:table-cell>
          <table:table-cell office:value-type="float" office:value="0.2619324" calcext:value-type="float">
            <text:p>0.2619324</text:p>
          </table:table-cell>
          <table:table-cell office:value-type="float" office:value="3.551941" calcext:value-type="float">
            <text:p>3.551941</text:p>
          </table:table-cell>
          <table:table-cell office:value-type="float" office:value="1.412384" calcext:value-type="float">
            <text:p>1.412384</text:p>
          </table:table-cell>
          <table:table-cell office:value-type="float" office:value="3.99939" calcext:value-type="float">
            <text:p>3.99939</text:p>
          </table:table-cell>
          <table:table-cell office:value-type="float" office:value="2.496979" calcext:value-type="float">
            <text:p>2.496979</text:p>
          </table:table-cell>
          <table:table-cell office:value-type="float" office:value="4.874084" calcext:value-type="float">
            <text:p>4.874084</text:p>
          </table:table-cell>
          <table:table-cell office:value-type="float" office:value="3.401733" calcext:value-type="float">
            <text:p>3.401733</text:p>
          </table:table-cell>
          <table:table-cell office:value-type="float" office:value="5.53772" calcext:value-type="float">
            <text:p>5.53772</text:p>
          </table:table-cell>
          <table:table-cell office:value-type="float" office:value="4.185669" calcext:value-type="float">
            <text:p>4.18566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8" calcext:value-type="float">
            <text:p>17111998</text:p>
          </table:table-cell>
          <table:table-cell office:value-type="float" office:value="5.665607" calcext:value-type="float">
            <text:p>5.665607</text:p>
          </table:table-cell>
          <table:table-cell office:value-type="float" office:value="0.5" calcext:value-type="float">
            <text:p>0.5</text:p>
          </table:table-cell>
          <table:table-cell office:value-type="float" office:value="-4.4" calcext:value-type="float">
            <text:p>-4.4</text:p>
          </table:table-cell>
          <table:table-cell office:value-type="float" office:value="0.5071725" calcext:value-type="float">
            <text:p>0.5071725</text:p>
          </table:table-cell>
          <table:table-cell office:value-type="float" office:value="0.3857796" calcext:value-type="float">
            <text:p>0.3857796</text:p>
          </table:table-cell>
          <table:table-cell office:value-type="float" office:value="432.396" calcext:value-type="float">
            <text:p>432.396</text:p>
          </table:table-cell>
          <table:table-cell office:value-type="float" office:value="0.6" calcext:value-type="float">
            <text:p>0.6</text:p>
          </table:table-cell>
          <table:table-cell office:value-type="float" office:value="1.756531" calcext:value-type="float">
            <text:p>1.756531</text:p>
          </table:table-cell>
          <table:table-cell office:value-type="float" office:value="-3.607483" calcext:value-type="float">
            <text:p>-3.607483</text:p>
          </table:table-cell>
          <table:table-cell office:value-type="float" office:value="1.829437" calcext:value-type="float">
            <text:p>1.829437</text:p>
          </table:table-cell>
          <table:table-cell office:value-type="float" office:value="-0.3963013" calcext:value-type="float">
            <text:p>-0.3963013</text:p>
          </table:table-cell>
          <table:table-cell office:value-type="float" office:value="2.044769" calcext:value-type="float">
            <text:p>2.044769</text:p>
          </table:table-cell>
          <table:table-cell office:value-type="float" office:value="0.6158142" calcext:value-type="float">
            <text:p>0.6158142</text:p>
          </table:table-cell>
          <table:table-cell office:value-type="float" office:value="2.501495" calcext:value-type="float">
            <text:p>2.501495</text:p>
          </table:table-cell>
          <table:table-cell office:value-type="float" office:value="1.649841" calcext:value-type="float">
            <text:p>1.649841</text:p>
          </table:table-cell>
          <table:table-cell office:value-type="float" office:value="3.378876" calcext:value-type="float">
            <text:p>3.378876</text:p>
          </table:table-cell>
          <table:table-cell office:value-type="float" office:value="2.555511" calcext:value-type="float">
            <text:p>2.555511</text:p>
          </table:table-cell>
          <table:table-cell office:value-type="float" office:value="4.166504" calcext:value-type="float">
            <text:p>4.166504</text:p>
          </table:table-cell>
          <table:table-cell office:value-type="float" office:value="3.35553" calcext:value-type="float">
            <text:p>3.3555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8" calcext:value-type="float">
            <text:p>18111998</text:p>
          </table:table-cell>
          <table:table-cell office:value-type="float" office:value="2.33316" calcext:value-type="float">
            <text:p>2.33316</text:p>
          </table:table-cell>
          <table:table-cell office:value-type="float" office:value="1.3" calcext:value-type="float">
            <text:p>1.3</text:p>
          </table:table-cell>
          <table:table-cell office:value-type="float" office:value="-6.7" calcext:value-type="float">
            <text:p>-6.7</text:p>
          </table:table-cell>
          <table:table-cell office:value-type="float" office:value="0.6161476" calcext:value-type="float">
            <text:p>0.6161476</text:p>
          </table:table-cell>
          <table:table-cell office:value-type="float" office:value="0.3601485" calcext:value-type="float">
            <text:p>0.3601485</text:p>
          </table:table-cell>
          <table:table-cell office:value-type="float" office:value="187.344" calcext:value-type="float">
            <text:p>187.344</text:p>
          </table:table-cell>
          <table:table-cell office:value-type="float" office:value="0" calcext:value-type="float">
            <text:p>0</text:p>
          </table:table-cell>
          <table:table-cell office:value-type="float" office:value="0.8814697" calcext:value-type="float">
            <text:p>0.8814697</text:p>
          </table:table-cell>
          <table:table-cell office:value-type="float" office:value="-5.78302" calcext:value-type="float">
            <text:p>-5.78302</text:p>
          </table:table-cell>
          <table:table-cell office:value-type="float" office:value="0.3470764" calcext:value-type="float">
            <text:p>0.3470764</text:p>
          </table:table-cell>
          <table:table-cell office:value-type="float" office:value="-1.020386" calcext:value-type="float">
            <text:p>-1.020386</text:p>
          </table:table-cell>
          <table:table-cell office:value-type="float" office:value="0.7683105" calcext:value-type="float">
            <text:p>0.7683105</text:p>
          </table:table-cell>
          <table:table-cell office:value-type="float" office:value="-0.0319519" calcext:value-type="float">
            <text:p>-0.0319519</text:p>
          </table:table-cell>
          <table:table-cell office:value-type="float" office:value="1.625061" calcext:value-type="float">
            <text:p>1.625061</text:p>
          </table:table-cell>
          <table:table-cell office:value-type="float" office:value="0.9586487" calcext:value-type="float">
            <text:p>0.9586487</text:p>
          </table:table-cell>
          <table:table-cell office:value-type="float" office:value="2.535339" calcext:value-type="float">
            <text:p>2.535339</text:p>
          </table:table-cell>
          <table:table-cell office:value-type="float" office:value="1.863617" calcext:value-type="float">
            <text:p>1.863617</text:p>
          </table:table-cell>
          <table:table-cell office:value-type="float" office:value="3.339661" calcext:value-type="float">
            <text:p>3.339661</text:p>
          </table:table-cell>
          <table:table-cell office:value-type="float" office:value="2.690094" calcext:value-type="float">
            <text:p>2.69009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8" calcext:value-type="float">
            <text:p>19111998</text:p>
          </table:table-cell>
          <table:table-cell office:value-type="float" office:value="1.52568" calcext:value-type="float">
            <text:p>1.52568</text:p>
          </table:table-cell>
          <table:table-cell office:value-type="float" office:value="2.2" calcext:value-type="float">
            <text:p>2.2</text:p>
          </table:table-cell>
          <table:table-cell office:value-type="float" office:value="-1" calcext:value-type="float">
            <text:p>-1</text:p>
          </table:table-cell>
          <table:table-cell office:value-type="float" office:value="0.675754" calcext:value-type="float">
            <text:p>0.675754</text:p>
          </table:table-cell>
          <table:table-cell office:value-type="float" office:value="0.4866001" calcext:value-type="float">
            <text:p>0.4866001</text:p>
          </table:table-cell>
          <table:table-cell office:value-type="float" office:value="663.3" calcext:value-type="float">
            <text:p>663.3</text:p>
          </table:table-cell>
          <table:table-cell office:value-type="float" office:value="0.3" calcext:value-type="float">
            <text:p>0.3</text:p>
          </table:table-cell>
          <table:table-cell office:value-type="float" office:value="-0.2179565" calcext:value-type="float">
            <text:p>-0.2179565</text:p>
          </table:table-cell>
          <table:table-cell office:value-type="float" office:value="-2.32489" calcext:value-type="float">
            <text:p>-2.32489</text:p>
          </table:table-cell>
          <table:table-cell office:value-type="float" office:value="0.163147" calcext:value-type="float">
            <text:p>0.163147</text:p>
          </table:table-cell>
          <table:table-cell office:value-type="float" office:value="-0.2718811" calcext:value-type="float">
            <text:p>-0.2718811</text:p>
          </table:table-cell>
          <table:table-cell office:value-type="float" office:value="0.6375122" calcext:value-type="float">
            <text:p>0.6375122</text:p>
          </table:table-cell>
          <table:table-cell office:value-type="float" office:value="0.3757629" calcext:value-type="float">
            <text:p>0.3757629</text:p>
          </table:table-cell>
          <table:table-cell office:value-type="float" office:value="1.26532" calcext:value-type="float">
            <text:p>1.26532</text:p>
          </table:table-cell>
          <table:table-cell office:value-type="float" office:value="1.122772" calcext:value-type="float">
            <text:p>1.122772</text:p>
          </table:table-cell>
          <table:table-cell office:value-type="float" office:value="1.986938" calcext:value-type="float">
            <text:p>1.986938</text:p>
          </table:table-cell>
          <table:table-cell office:value-type="float" office:value="1.840271" calcext:value-type="float">
            <text:p>1.840271</text:p>
          </table:table-cell>
          <table:table-cell office:value-type="float" office:value="2.692993" calcext:value-type="float">
            <text:p>2.692993</text:p>
          </table:table-cell>
          <table:table-cell office:value-type="float" office:value="2.488739" calcext:value-type="float">
            <text:p>2.4887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8" calcext:value-type="float">
            <text:p>20111998</text:p>
          </table:table-cell>
          <table:table-cell office:value-type="float" office:value="1.50228" calcext:value-type="float">
            <text:p>1.50228</text:p>
          </table:table-cell>
          <table:table-cell office:value-type="float" office:value="6.8" calcext:value-type="float">
            <text:p>6.8</text:p>
          </table:table-cell>
          <table:table-cell office:value-type="float" office:value="2.4" calcext:value-type="float">
            <text:p>2.4</text:p>
          </table:table-cell>
          <table:table-cell office:value-type="float" office:value="0.7121951" calcext:value-type="float">
            <text:p>0.7121951</text:p>
          </table:table-cell>
          <table:table-cell office:value-type="float" office:value="0.6406967" calcext:value-type="float">
            <text:p>0.6406967</text:p>
          </table:table-cell>
          <table:table-cell office:value-type="float" office:value="489.456" calcext:value-type="float">
            <text:p>489.456</text:p>
          </table:table-cell>
          <table:table-cell office:value-type="float" office:value="0.2" calcext:value-type="float">
            <text:p>0.2</text:p>
          </table:table-cell>
          <table:table-cell office:value-type="float" office:value="4.145447" calcext:value-type="float">
            <text:p>4.145447</text:p>
          </table:table-cell>
          <table:table-cell office:value-type="float" office:value="-1.141449" calcext:value-type="float">
            <text:p>-1.141449</text:p>
          </table:table-cell>
          <table:table-cell office:value-type="float" office:value="0.5801697" calcext:value-type="float">
            <text:p>0.5801697</text:p>
          </table:table-cell>
          <table:table-cell office:value-type="float" office:value="-0.02630615" calcext:value-type="float">
            <text:p>-0.02630615</text:p>
          </table:table-cell>
          <table:table-cell office:value-type="float" office:value="0.9316101" calcext:value-type="float">
            <text:p>0.9316101</text:p>
          </table:table-cell>
          <table:table-cell office:value-type="float" office:value="0.005706787" calcext:value-type="float">
            <text:p>0.005706787</text:p>
          </table:table-cell>
          <table:table-cell office:value-type="float" office:value="1.411713" calcext:value-type="float">
            <text:p>1.411713</text:p>
          </table:table-cell>
          <table:table-cell office:value-type="float" office:value="0.2443542" calcext:value-type="float">
            <text:p>0.2443542</text:p>
          </table:table-cell>
          <table:table-cell office:value-type="float" office:value="1.940918" calcext:value-type="float">
            <text:p>1.940918</text:p>
          </table:table-cell>
          <table:table-cell office:value-type="float" office:value="1.411407" calcext:value-type="float">
            <text:p>1.411407</text:p>
          </table:table-cell>
          <table:table-cell office:value-type="float" office:value="2.503662" calcext:value-type="float">
            <text:p>2.503662</text:p>
          </table:table-cell>
          <table:table-cell office:value-type="float" office:value="2.16214" calcext:value-type="float">
            <text:p>2.1621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8" calcext:value-type="float">
            <text:p>21111998</text:p>
          </table:table-cell>
          <table:table-cell office:value-type="float" office:value="2.022113" calcext:value-type="float">
            <text:p>2.022113</text:p>
          </table:table-cell>
          <table:table-cell office:value-type="float" office:value="3.4" calcext:value-type="float">
            <text:p>3.4</text:p>
          </table:table-cell>
          <table:table-cell office:value-type="float" office:value="-2.8" calcext:value-type="float">
            <text:p>-2.8</text:p>
          </table:table-cell>
          <table:table-cell office:value-type="float" office:value="0.7012463" calcext:value-type="float">
            <text:p>0.7012463</text:p>
          </table:table-cell>
          <table:table-cell office:value-type="float" office:value="0.4071385" calcext:value-type="float">
            <text:p>0.4071385</text:p>
          </table:table-cell>
          <table:table-cell office:value-type="float" office:value="524.592" calcext:value-type="float">
            <text:p>524.592</text:p>
          </table:table-cell>
          <table:table-cell office:value-type="float" office:value="0.8" calcext:value-type="float">
            <text:p>0.8</text:p>
          </table:table-cell>
          <table:table-cell office:value-type="float" office:value="0.9981384" calcext:value-type="float">
            <text:p>0.9981384</text:p>
          </table:table-cell>
          <table:table-cell office:value-type="float" office:value="-2.256409" calcext:value-type="float">
            <text:p>-2.256409</text:p>
          </table:table-cell>
          <table:table-cell office:value-type="float" office:value="1.149261" calcext:value-type="float">
            <text:p>1.149261</text:p>
          </table:table-cell>
          <table:table-cell office:value-type="float" office:value="-0.2859192" calcext:value-type="float">
            <text:p>-0.2859192</text:p>
          </table:table-cell>
          <table:table-cell office:value-type="float" office:value="1.309387" calcext:value-type="float">
            <text:p>1.309387</text:p>
          </table:table-cell>
          <table:table-cell office:value-type="float" office:value="0.382843" calcext:value-type="float">
            <text:p>0.382843</text:p>
          </table:table-cell>
          <table:table-cell office:value-type="float" office:value="1.650909" calcext:value-type="float">
            <text:p>1.650909</text:p>
          </table:table-cell>
          <table:table-cell office:value-type="float" office:value="1.090546" calcext:value-type="float">
            <text:p>1.090546</text:p>
          </table:table-cell>
          <table:table-cell office:value-type="float" office:value="2.066376" calcext:value-type="float">
            <text:p>2.066376</text:p>
          </table:table-cell>
          <table:table-cell office:value-type="float" office:value="1.661621" calcext:value-type="float">
            <text:p>1.661621</text:p>
          </table:table-cell>
          <table:table-cell office:value-type="float" office:value="2.53006" calcext:value-type="float">
            <text:p>2.53006</text:p>
          </table:table-cell>
          <table:table-cell office:value-type="float" office:value="2.239349" calcext:value-type="float">
            <text:p>2.2393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8" calcext:value-type="float">
            <text:p>22111998</text:p>
          </table:table-cell>
          <table:table-cell office:value-type="float" office:value="4.977379" calcext:value-type="float">
            <text:p>4.977379</text:p>
          </table:table-cell>
          <table:table-cell office:value-type="float" office:value="6.8" calcext:value-type="float">
            <text:p>6.8</text:p>
          </table:table-cell>
          <table:table-cell office:value-type="float" office:value="-4.9" calcext:value-type="float">
            <text:p>-4.9</text:p>
          </table:table-cell>
          <table:table-cell office:value-type="float" office:value="0.6469488" calcext:value-type="float">
            <text:p>0.6469488</text:p>
          </table:table-cell>
          <table:table-cell office:value-type="float" office:value="0.3853422" calcext:value-type="float">
            <text:p>0.3853422</text:p>
          </table:table-cell>
          <table:table-cell office:value-type="float" office:value="515.412" calcext:value-type="float">
            <text:p>515.412</text:p>
          </table:table-cell>
          <table:table-cell office:value-type="float" office:value="0" calcext:value-type="float">
            <text:p>0</text:p>
          </table:table-cell>
          <table:table-cell office:value-type="float" office:value="3.065887" calcext:value-type="float">
            <text:p>3.065887</text:p>
          </table:table-cell>
          <table:table-cell office:value-type="float" office:value="-5.112732" calcext:value-type="float">
            <text:p>-5.112732</text:p>
          </table:table-cell>
          <table:table-cell office:value-type="float" office:value="0.8795166" calcext:value-type="float">
            <text:p>0.8795166</text:p>
          </table:table-cell>
          <table:table-cell office:value-type="float" office:value="-0.9422913" calcext:value-type="float">
            <text:p>-0.9422913</text:p>
          </table:table-cell>
          <table:table-cell office:value-type="float" office:value="1.029236" calcext:value-type="float">
            <text:p>1.029236</text:p>
          </table:table-cell>
          <table:table-cell office:value-type="float" office:value="-0.06491089" calcext:value-type="float">
            <text:p>-0.06491089</text:p>
          </table:table-cell>
          <table:table-cell office:value-type="float" office:value="1.364655" calcext:value-type="float">
            <text:p>1.364655</text:p>
          </table:table-cell>
          <table:table-cell office:value-type="float" office:value="0.6871033" calcext:value-type="float">
            <text:p>0.6871033</text:p>
          </table:table-cell>
          <table:table-cell office:value-type="float" office:value="1.797974" calcext:value-type="float">
            <text:p>1.797974</text:p>
          </table:table-cell>
          <table:table-cell office:value-type="float" office:value="1.38678" calcext:value-type="float">
            <text:p>1.38678</text:p>
          </table:table-cell>
          <table:table-cell office:value-type="float" office:value="2.351166" calcext:value-type="float">
            <text:p>2.351166</text:p>
          </table:table-cell>
          <table:table-cell office:value-type="float" office:value="2.037933" calcext:value-type="float">
            <text:p>2.0379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8" calcext:value-type="float">
            <text:p>23111998</text:p>
          </table:table-cell>
          <table:table-cell office:value-type="float" office:value="4.512474" calcext:value-type="float">
            <text:p>4.512474</text:p>
          </table:table-cell>
          <table:table-cell office:value-type="float" office:value="13.1" calcext:value-type="float">
            <text:p>13.1</text:p>
          </table:table-cell>
          <table:table-cell office:value-type="float" office:value="6.1" calcext:value-type="float">
            <text:p>6.1</text:p>
          </table:table-cell>
          <table:table-cell office:value-type="float" office:value="0.8792552" calcext:value-type="float">
            <text:p>0.8792552</text:p>
          </table:table-cell>
          <table:table-cell office:value-type="float" office:value="0.583151" calcext:value-type="float">
            <text:p>0.583151</text:p>
          </table:table-cell>
          <table:table-cell office:value-type="float" office:value="874.296" calcext:value-type="float">
            <text:p>874.296</text:p>
          </table:table-cell>
          <table:table-cell office:value-type="float" office:value="0.2" calcext:value-type="float">
            <text:p>0.2</text:p>
          </table:table-cell>
          <table:table-cell office:value-type="float" office:value="13.76651" calcext:value-type="float">
            <text:p>13.76651</text:p>
          </table:table-cell>
          <table:table-cell office:value-type="float" office:value="0.2499084" calcext:value-type="float">
            <text:p>0.2499084</text:p>
          </table:table-cell>
          <table:table-cell office:value-type="float" office:value="8.242279" calcext:value-type="float">
            <text:p>8.242279</text:p>
          </table:table-cell>
          <table:table-cell office:value-type="float" office:value="0.6958008" calcext:value-type="float">
            <text:p>0.6958008</text:p>
          </table:table-cell>
          <table:table-cell office:value-type="float" office:value="6.308289" calcext:value-type="float">
            <text:p>6.308289</text:p>
          </table:table-cell>
          <table:table-cell office:value-type="float" office:value="0.9197693" calcext:value-type="float">
            <text:p>0.9197693</text:p>
          </table:table-cell>
          <table:table-cell office:value-type="float" office:value="5.190918" calcext:value-type="float">
            <text:p>5.190918</text:p>
          </table:table-cell>
          <table:table-cell office:value-type="float" office:value="1.308594" calcext:value-type="float">
            <text:p>1.308594</text:p>
          </table:table-cell>
          <table:table-cell office:value-type="float" office:value="4.883362" calcext:value-type="float">
            <text:p>4.883362</text:p>
          </table:table-cell>
          <table:table-cell office:value-type="float" office:value="1.776642" calcext:value-type="float">
            <text:p>1.776642</text:p>
          </table:table-cell>
          <table:table-cell office:value-type="float" office:value="4.736786" calcext:value-type="float">
            <text:p>4.736786</text:p>
          </table:table-cell>
          <table:table-cell office:value-type="float" office:value="2.279755" calcext:value-type="float">
            <text:p>2.27975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8" calcext:value-type="float">
            <text:p>24111998</text:p>
          </table:table-cell>
          <table:table-cell office:value-type="float" office:value="5.56092" calcext:value-type="float">
            <text:p>5.56092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0.6651241" calcext:value-type="float">
            <text:p>0.6651241</text:p>
          </table:table-cell>
          <table:table-cell office:value-type="float" office:value="0.4454321" calcext:value-type="float">
            <text:p>0.4454321</text:p>
          </table:table-cell>
          <table:table-cell office:value-type="float" office:value="770.688" calcext:value-type="float">
            <text:p>770.688</text:p>
          </table:table-cell>
          <table:table-cell office:value-type="float" office:value="0.2" calcext:value-type="float">
            <text:p>0.2</text:p>
          </table:table-cell>
          <table:table-cell office:value-type="float" office:value="12.42703" calcext:value-type="float">
            <text:p>12.42703</text:p>
          </table:table-cell>
          <table:table-cell office:value-type="float" office:value="-0.7933655" calcext:value-type="float">
            <text:p>-0.7933655</text:p>
          </table:table-cell>
          <table:table-cell office:value-type="float" office:value="8.054047" calcext:value-type="float">
            <text:p>8.054047</text:p>
          </table:table-cell>
          <table:table-cell office:value-type="float" office:value="1.128845" calcext:value-type="float">
            <text:p>1.128845</text:p>
          </table:table-cell>
          <table:table-cell office:value-type="float" office:value="6.428192" calcext:value-type="float">
            <text:p>6.428192</text:p>
          </table:table-cell>
          <table:table-cell office:value-type="float" office:value="2.177917" calcext:value-type="float">
            <text:p>2.177917</text:p>
          </table:table-cell>
          <table:table-cell office:value-type="float" office:value="5.560577" calcext:value-type="float">
            <text:p>5.560577</text:p>
          </table:table-cell>
          <table:table-cell office:value-type="float" office:value="3.156494" calcext:value-type="float">
            <text:p>3.156494</text:p>
          </table:table-cell>
          <table:table-cell office:value-type="float" office:value="5.206543" calcext:value-type="float">
            <text:p>5.206543</text:p>
          </table:table-cell>
          <table:table-cell office:value-type="float" office:value="3.898315" calcext:value-type="float">
            <text:p>3.898315</text:p>
          </table:table-cell>
          <table:table-cell office:value-type="float" office:value="5.065674" calcext:value-type="float">
            <text:p>5.065674</text:p>
          </table:table-cell>
          <table:table-cell office:value-type="float" office:value="4.230103" calcext:value-type="float">
            <text:p>4.2301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8" calcext:value-type="float">
            <text:p>25111998</text:p>
          </table:table-cell>
          <table:table-cell office:value-type="float" office:value="4.46076" calcext:value-type="float">
            <text:p>4.46076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  <table:table-cell office:value-type="float" office:value="0.4902249" calcext:value-type="float">
            <text:p>0.4902249</text:p>
          </table:table-cell>
          <table:table-cell office:value-type="float" office:value="0.3991277" calcext:value-type="float">
            <text:p>0.3991277</text:p>
          </table:table-cell>
          <table:table-cell office:value-type="float" office:value="483.696" calcext:value-type="float">
            <text:p>483.696</text:p>
          </table:table-cell>
          <table:table-cell office:value-type="float" office:value="0" calcext:value-type="float">
            <text:p>0</text:p>
          </table:table-cell>
          <table:table-cell office:value-type="float" office:value="3.927979" calcext:value-type="float">
            <text:p>3.927979</text:p>
          </table:table-cell>
          <table:table-cell office:value-type="float" office:value="-1.739838" calcext:value-type="float">
            <text:p>-1.739838</text:p>
          </table:table-cell>
          <table:table-cell office:value-type="float" office:value="3.121307" calcext:value-type="float">
            <text:p>3.121307</text:p>
          </table:table-cell>
          <table:table-cell office:value-type="float" office:value="0.01974487" calcext:value-type="float">
            <text:p>0.01974487</text:p>
          </table:table-cell>
          <table:table-cell office:value-type="float" office:value="2.986267" calcext:value-type="float">
            <text:p>2.986267</text:p>
          </table:table-cell>
          <table:table-cell office:value-type="float" office:value="1.029663" calcext:value-type="float">
            <text:p>1.029663</text:p>
          </table:table-cell>
          <table:table-cell office:value-type="float" office:value="3.111206" calcext:value-type="float">
            <text:p>3.111206</text:p>
          </table:table-cell>
          <table:table-cell office:value-type="float" office:value="1.925964" calcext:value-type="float">
            <text:p>1.925964</text:p>
          </table:table-cell>
          <table:table-cell office:value-type="float" office:value="3.857849" calcext:value-type="float">
            <text:p>3.857849</text:p>
          </table:table-cell>
          <table:table-cell office:value-type="float" office:value="2.653778" calcext:value-type="float">
            <text:p>2.653778</text:p>
          </table:table-cell>
          <table:table-cell office:value-type="float" office:value="4.398041" calcext:value-type="float">
            <text:p>4.398041</text:p>
          </table:table-cell>
          <table:table-cell office:value-type="float" office:value="3.278137" calcext:value-type="float">
            <text:p>3.2781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8" calcext:value-type="float">
            <text:p>26111998</text:p>
          </table:table-cell>
          <table:table-cell office:value-type="float" office:value="1.0602" calcext:value-type="float">
            <text:p>1.060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0.8965986" calcext:value-type="float">
            <text:p>0.8965986</text:p>
          </table:table-cell>
          <table:table-cell office:value-type="float" office:value="0.4733563" calcext:value-type="float">
            <text:p>0.4733563</text:p>
          </table:table-cell>
          <table:table-cell office:value-type="float" office:value="498.312" calcext:value-type="float">
            <text:p>498.312</text:p>
          </table:table-cell>
          <table:table-cell office:value-type="float" office:value="11.6" calcext:value-type="float">
            <text:p>11.6</text:p>
          </table:table-cell>
          <table:table-cell office:value-type="float" office:value="3.469299" calcext:value-type="float">
            <text:p>3.469299</text:p>
          </table:table-cell>
          <table:table-cell office:value-type="float" office:value="-1.275757" calcext:value-type="float">
            <text:p>-1.275757</text:p>
          </table:table-cell>
          <table:table-cell office:value-type="float" office:value="2.728912" calcext:value-type="float">
            <text:p>2.728912</text:p>
          </table:table-cell>
          <table:table-cell office:value-type="float" office:value="0.1503906" calcext:value-type="float">
            <text:p>0.1503906</text:p>
          </table:table-cell>
          <table:table-cell office:value-type="float" office:value="2.513611" calcext:value-type="float">
            <text:p>2.513611</text:p>
          </table:table-cell>
          <table:table-cell office:value-type="float" office:value="0.9185181" calcext:value-type="float">
            <text:p>0.9185181</text:p>
          </table:table-cell>
          <table:table-cell office:value-type="float" office:value="2.586884" calcext:value-type="float">
            <text:p>2.586884</text:p>
          </table:table-cell>
          <table:table-cell office:value-type="float" office:value="1.575256" calcext:value-type="float">
            <text:p>1.575256</text:p>
          </table:table-cell>
          <table:table-cell office:value-type="float" office:value="2.849243" calcext:value-type="float">
            <text:p>2.849243</text:p>
          </table:table-cell>
          <table:table-cell office:value-type="float" office:value="2.20105" calcext:value-type="float">
            <text:p>2.20105</text:p>
          </table:table-cell>
          <table:table-cell office:value-type="float" office:value="3.261627" calcext:value-type="float">
            <text:p>3.261627</text:p>
          </table:table-cell>
          <table:table-cell office:value-type="float" office:value="2.788025" calcext:value-type="float">
            <text:p>2.7880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8" calcext:value-type="float">
            <text:p>27111998</text:p>
          </table:table-cell>
          <table:table-cell office:value-type="float" office:value="3.15828" calcext:value-type="float">
            <text:p>3.1582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0.6975241" calcext:value-type="float">
            <text:p>0.6975241</text:p>
          </table:table-cell>
          <table:table-cell office:value-type="float" office:value="0.5981714" calcext:value-type="float">
            <text:p>0.5981714</text:p>
          </table:table-cell>
          <table:table-cell office:value-type="float" office:value="696.636" calcext:value-type="float">
            <text:p>696.636</text:p>
          </table:table-cell>
          <table:table-cell office:value-type="float" office:value="0" calcext:value-type="float">
            <text:p>0</text:p>
          </table:table-cell>
          <table:table-cell office:value-type="float" office:value="7.92038" calcext:value-type="float">
            <text:p>7.92038</text:p>
          </table:table-cell>
          <table:table-cell office:value-type="float" office:value="-0.2184143" calcext:value-type="float">
            <text:p>-0.2184143</text:p>
          </table:table-cell>
          <table:table-cell office:value-type="float" office:value="5.269257" calcext:value-type="float">
            <text:p>5.269257</text:p>
          </table:table-cell>
          <table:table-cell office:value-type="float" office:value="0.7989807" calcext:value-type="float">
            <text:p>0.7989807</text:p>
          </table:table-cell>
          <table:table-cell office:value-type="float" office:value="4.138245" calcext:value-type="float">
            <text:p>4.138245</text:p>
          </table:table-cell>
          <table:table-cell office:value-type="float" office:value="1.303802" calcext:value-type="float">
            <text:p>1.303802</text:p>
          </table:table-cell>
          <table:table-cell office:value-type="float" office:value="3.658295" calcext:value-type="float">
            <text:p>3.658295</text:p>
          </table:table-cell>
          <table:table-cell office:value-type="float" office:value="1.882202" calcext:value-type="float">
            <text:p>1.882202</text:p>
          </table:table-cell>
          <table:table-cell office:value-type="float" office:value="3.605377" calcext:value-type="float">
            <text:p>3.605377</text:p>
          </table:table-cell>
          <table:table-cell office:value-type="float" office:value="2.41922" calcext:value-type="float">
            <text:p>2.41922</text:p>
          </table:table-cell>
          <table:table-cell office:value-type="float" office:value="3.71402" calcext:value-type="float">
            <text:p>3.71402</text:p>
          </table:table-cell>
          <table:table-cell office:value-type="float" office:value="2.918701" calcext:value-type="float">
            <text:p>2.9187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8" calcext:value-type="float">
            <text:p>28111998</text:p>
          </table:table-cell>
          <table:table-cell office:value-type="float" office:value="2.12796" calcext:value-type="float">
            <text:p>2.1279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0.6871107" calcext:value-type="float">
            <text:p>0.6871107</text:p>
          </table:table-cell>
          <table:table-cell office:value-type="float" office:value="0.584" calcext:value-type="float">
            <text:p>0.584</text:p>
          </table:table-cell>
          <table:table-cell office:value-type="float" office:value="378.252" calcext:value-type="float">
            <text:p>378.252</text:p>
          </table:table-cell>
          <table:table-cell office:value-type="float" office:value="0" calcext:value-type="float">
            <text:p>0</text:p>
          </table:table-cell>
          <table:table-cell office:value-type="float" office:value="8.411316" calcext:value-type="float">
            <text:p>8.411316</text:p>
          </table:table-cell>
          <table:table-cell office:value-type="float" office:value="-0.5617065" calcext:value-type="float">
            <text:p>-0.5617065</text:p>
          </table:table-cell>
          <table:table-cell office:value-type="float" office:value="4.981598" calcext:value-type="float">
            <text:p>4.981598</text:p>
          </table:table-cell>
          <table:table-cell office:value-type="float" office:value="0.7049866" calcext:value-type="float">
            <text:p>0.7049866</text:p>
          </table:table-cell>
          <table:table-cell office:value-type="float" office:value="3.727478" calcext:value-type="float">
            <text:p>3.727478</text:p>
          </table:table-cell>
          <table:table-cell office:value-type="float" office:value="1.269043" calcext:value-type="float">
            <text:p>1.269043</text:p>
          </table:table-cell>
          <table:table-cell office:value-type="float" office:value="3.385864" calcext:value-type="float">
            <text:p>3.385864</text:p>
          </table:table-cell>
          <table:table-cell office:value-type="float" office:value="1.894531" calcext:value-type="float">
            <text:p>1.894531</text:p>
          </table:table-cell>
          <table:table-cell office:value-type="float" office:value="3.381989" calcext:value-type="float">
            <text:p>3.381989</text:p>
          </table:table-cell>
          <table:table-cell office:value-type="float" office:value="2.463409" calcext:value-type="float">
            <text:p>2.463409</text:p>
          </table:table-cell>
          <table:table-cell office:value-type="float" office:value="3.550781" calcext:value-type="float">
            <text:p>3.550781</text:p>
          </table:table-cell>
          <table:table-cell office:value-type="float" office:value="2.971619" calcext:value-type="float">
            <text:p>2.9716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8" calcext:value-type="float">
            <text:p>29111998</text:p>
          </table:table-cell>
          <table:table-cell office:value-type="float" office:value="4.85532" calcext:value-type="float">
            <text:p>4.85532</text:p>
          </table:table-cell>
          <table:table-cell office:value-type="float" office:value="5.5" calcext:value-type="float">
            <text:p>5.5</text:p>
          </table:table-cell>
          <table:table-cell office:value-type="float" office:value="1.2" calcext:value-type="float">
            <text:p>1.2</text:p>
          </table:table-cell>
          <table:table-cell office:value-type="float" office:value="0.6104098" calcext:value-type="float">
            <text:p>0.6104098</text:p>
          </table:table-cell>
          <table:table-cell office:value-type="float" office:value="0.5352461" calcext:value-type="float">
            <text:p>0.5352461</text:p>
          </table:table-cell>
          <table:table-cell office:value-type="float" office:value="503.604" calcext:value-type="float">
            <text:p>503.604</text:p>
          </table:table-cell>
          <table:table-cell office:value-type="float" office:value="1" calcext:value-type="float">
            <text:p>1</text:p>
          </table:table-cell>
          <table:table-cell office:value-type="float" office:value="10.72385" calcext:value-type="float">
            <text:p>10.72385</text:p>
          </table:table-cell>
          <table:table-cell office:value-type="float" office:value="-0.9638062" calcext:value-type="float">
            <text:p>-0.9638062</text:p>
          </table:table-cell>
          <table:table-cell office:value-type="float" office:value="5.953461" calcext:value-type="float">
            <text:p>5.953461</text:p>
          </table:table-cell>
          <table:table-cell office:value-type="float" office:value="0.2287292" calcext:value-type="float">
            <text:p>0.2287292</text:p>
          </table:table-cell>
          <table:table-cell office:value-type="float" office:value="4.47464" calcext:value-type="float">
            <text:p>4.47464</text:p>
          </table:table-cell>
          <table:table-cell office:value-type="float" office:value="0.9282532" calcext:value-type="float">
            <text:p>0.9282532</text:p>
          </table:table-cell>
          <table:table-cell office:value-type="float" office:value="3.845245" calcext:value-type="float">
            <text:p>3.845245</text:p>
          </table:table-cell>
          <table:table-cell office:value-type="float" office:value="1.647247" calcext:value-type="float">
            <text:p>1.647247</text:p>
          </table:table-cell>
          <table:table-cell office:value-type="float" office:value="3.657654" calcext:value-type="float">
            <text:p>3.657654</text:p>
          </table:table-cell>
          <table:table-cell office:value-type="float" office:value="2.273956" calcext:value-type="float">
            <text:p>2.273956</text:p>
          </table:table-cell>
          <table:table-cell office:value-type="float" office:value="3.709351" calcext:value-type="float">
            <text:p>3.709351</text:p>
          </table:table-cell>
          <table:table-cell office:value-type="float" office:value="2.821686" calcext:value-type="float">
            <text:p>2.82168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8" calcext:value-type="float">
            <text:p>30111998</text:p>
          </table:table-cell>
          <table:table-cell office:value-type="float" office:value="3.2778" calcext:value-type="float">
            <text:p>3.2778</text:p>
          </table:table-cell>
          <table:table-cell office:value-type="float" office:value="16.7" calcext:value-type="float">
            <text:p>16.7</text:p>
          </table:table-cell>
          <table:table-cell office:value-type="float" office:value="1.4" calcext:value-type="float">
            <text:p>1.4</text:p>
          </table:table-cell>
          <table:table-cell office:value-type="float" office:value="1.321069" calcext:value-type="float">
            <text:p>1.321069</text:p>
          </table:table-cell>
          <table:table-cell office:value-type="float" office:value="0.5771359" calcext:value-type="float">
            <text:p>0.5771359</text:p>
          </table:table-cell>
          <table:table-cell office:value-type="float" office:value="686.484" calcext:value-type="float">
            <text:p>686.484</text:p>
          </table:table-cell>
          <table:table-cell office:value-type="float" office:value="0" calcext:value-type="float">
            <text:p>0</text:p>
          </table:table-cell>
          <table:table-cell office:value-type="float" office:value="13.33521" calcext:value-type="float">
            <text:p>13.33521</text:p>
          </table:table-cell>
          <table:table-cell office:value-type="float" office:value="-0.6689758" calcext:value-type="float">
            <text:p>-0.6689758</text:p>
          </table:table-cell>
          <table:table-cell office:value-type="float" office:value="8.746277" calcext:value-type="float">
            <text:p>8.746277</text:p>
          </table:table-cell>
          <table:table-cell office:value-type="float" office:value="0.5980225" calcext:value-type="float">
            <text:p>0.5980225</text:p>
          </table:table-cell>
          <table:table-cell office:value-type="float" office:value="7.212402" calcext:value-type="float">
            <text:p>7.212402</text:p>
          </table:table-cell>
          <table:table-cell office:value-type="float" office:value="1.174316" calcext:value-type="float">
            <text:p>1.174316</text:p>
          </table:table-cell>
          <table:table-cell office:value-type="float" office:value="6.442749" calcext:value-type="float">
            <text:p>6.442749</text:p>
          </table:table-cell>
          <table:table-cell office:value-type="float" office:value="1.794464" calcext:value-type="float">
            <text:p>1.794464</text:p>
          </table:table-cell>
          <table:table-cell office:value-type="float" office:value="5.840729" calcext:value-type="float">
            <text:p>5.840729</text:p>
          </table:table-cell>
          <table:table-cell office:value-type="float" office:value="2.368378" calcext:value-type="float">
            <text:p>2.368378</text:p>
          </table:table-cell>
          <table:table-cell office:value-type="float" office:value="5.392548" calcext:value-type="float">
            <text:p>5.392548</text:p>
          </table:table-cell>
          <table:table-cell office:value-type="float" office:value="2.884552" calcext:value-type="float">
            <text:p>2.88455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8" calcext:value-type="float">
            <text:p>1121998</text:p>
          </table:table-cell>
          <table:table-cell office:value-type="float" office:value="5.96592" calcext:value-type="float">
            <text:p>5.96592</text:p>
          </table:table-cell>
          <table:table-cell office:value-type="float" office:value="14.4" calcext:value-type="float">
            <text:p>14.4</text:p>
          </table:table-cell>
          <table:table-cell office:value-type="float" office:value="3.1" calcext:value-type="float">
            <text:p>3.1</text:p>
          </table:table-cell>
          <table:table-cell office:value-type="float" office:value="1.388546" calcext:value-type="float">
            <text:p>1.388546</text:p>
          </table:table-cell>
          <table:table-cell office:value-type="float" office:value="0.4471138" calcext:value-type="float">
            <text:p>0.4471138</text:p>
          </table:table-cell>
          <table:table-cell office:value-type="float" office:value="840.78" calcext:value-type="float">
            <text:p>840.78</text:p>
          </table:table-cell>
          <table:table-cell office:value-type="float" office:value="2.2" calcext:value-type="float">
            <text:p>2.2</text:p>
          </table:table-cell>
          <table:table-cell office:value-type="float" office:value="11.237" calcext:value-type="float">
            <text:p>11.237</text:p>
          </table:table-cell>
          <table:table-cell office:value-type="float" office:value="0.3143311" calcext:value-type="float">
            <text:p>0.3143311</text:p>
          </table:table-cell>
          <table:table-cell office:value-type="float" office:value="8.502838" calcext:value-type="float">
            <text:p>8.502838</text:p>
          </table:table-cell>
          <table:table-cell office:value-type="float" office:value="2.314026" calcext:value-type="float">
            <text:p>2.314026</text:p>
          </table:table-cell>
          <table:table-cell office:value-type="float" office:value="7.562531" calcext:value-type="float">
            <text:p>7.562531</text:p>
          </table:table-cell>
          <table:table-cell office:value-type="float" office:value="3.340485" calcext:value-type="float">
            <text:p>3.340485</text:p>
          </table:table-cell>
          <table:table-cell office:value-type="float" office:value="6.854462" calcext:value-type="float">
            <text:p>6.854462</text:p>
          </table:table-cell>
          <table:table-cell office:value-type="float" office:value="4.261414" calcext:value-type="float">
            <text:p>4.261414</text:p>
          </table:table-cell>
          <table:table-cell office:value-type="float" office:value="6.428101" calcext:value-type="float">
            <text:p>6.428101</text:p>
          </table:table-cell>
          <table:table-cell office:value-type="float" office:value="4.922974" calcext:value-type="float">
            <text:p>4.922974</text:p>
          </table:table-cell>
          <table:table-cell office:value-type="float" office:value="6.160797" calcext:value-type="float">
            <text:p>6.160797</text:p>
          </table:table-cell>
          <table:table-cell office:value-type="float" office:value="5.363556" calcext:value-type="float">
            <text:p>5.3635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8" calcext:value-type="float">
            <text:p>2121998</text:p>
          </table:table-cell>
          <table:table-cell office:value-type="float" office:value="2.16396" calcext:value-type="float">
            <text:p>2.16396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0.9366341" calcext:value-type="float">
            <text:p>0.9366341</text:p>
          </table:table-cell>
          <table:table-cell office:value-type="float" office:value="0.6354454" calcext:value-type="float">
            <text:p>0.6354454</text:p>
          </table:table-cell>
          <table:table-cell office:value-type="float" office:value="420.948" calcext:value-type="float">
            <text:p>420.948</text:p>
          </table:table-cell>
          <table:table-cell office:value-type="float" office:value="0" calcext:value-type="float">
            <text:p>0</text:p>
          </table:table-cell>
          <table:table-cell office:value-type="float" office:value="10.10849" calcext:value-type="float">
            <text:p>10.10849</text:p>
          </table:table-cell>
          <table:table-cell office:value-type="float" office:value="0.2562561" calcext:value-type="float">
            <text:p>0.2562561</text:p>
          </table:table-cell>
          <table:table-cell office:value-type="float" office:value="7.286072" calcext:value-type="float">
            <text:p>7.286072</text:p>
          </table:table-cell>
          <table:table-cell office:value-type="float" office:value="2.053619" calcext:value-type="float">
            <text:p>2.053619</text:p>
          </table:table-cell>
          <table:table-cell office:value-type="float" office:value="6.371887" calcext:value-type="float">
            <text:p>6.371887</text:p>
          </table:table-cell>
          <table:table-cell office:value-type="float" office:value="2.88028" calcext:value-type="float">
            <text:p>2.88028</text:p>
          </table:table-cell>
          <table:table-cell office:value-type="float" office:value="5.833984" calcext:value-type="float">
            <text:p>5.833984</text:p>
          </table:table-cell>
          <table:table-cell office:value-type="float" office:value="3.546295" calcext:value-type="float">
            <text:p>3.546295</text:p>
          </table:table-cell>
          <table:table-cell office:value-type="float" office:value="5.57608" calcext:value-type="float">
            <text:p>5.57608</text:p>
          </table:table-cell>
          <table:table-cell office:value-type="float" office:value="4.06424" calcext:value-type="float">
            <text:p>4.06424</text:p>
          </table:table-cell>
          <table:table-cell office:value-type="float" office:value="5.538086" calcext:value-type="float">
            <text:p>5.538086</text:p>
          </table:table-cell>
          <table:table-cell office:value-type="float" office:value="4.500488" calcext:value-type="float">
            <text:p>4.5004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8" calcext:value-type="float">
            <text:p>3121998</text:p>
          </table:table-cell>
          <table:table-cell office:value-type="float" office:value="0.66744" calcext:value-type="float">
            <text:p>0.66744</text:p>
          </table:table-cell>
          <table:table-cell office:value-type="float" office:value="6.1" calcext:value-type="float">
            <text:p>6.1</text:p>
          </table:table-cell>
          <table:table-cell office:value-type="float" office:value="0.6" calcext:value-type="float">
            <text:p>0.6</text:p>
          </table:table-cell>
          <table:table-cell office:value-type="float" office:value="0.7351519" calcext:value-type="float">
            <text:p>0.7351519</text:p>
          </table:table-cell>
          <table:table-cell office:value-type="float" office:value="0.5887883" calcext:value-type="float">
            <text:p>0.5887883</text:p>
          </table:table-cell>
          <table:table-cell office:value-type="float" office:value="454.14" calcext:value-type="float">
            <text:p>454.14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2.924805" calcext:value-type="float">
            <text:p>2.924805</text:p>
          </table:table-cell>
          <table:table-cell office:value-type="float" office:value="-0.6679077" calcext:value-type="float">
            <text:p>-0.6679077</text:p>
          </table:table-cell>
          <table:table-cell office:value-type="float" office:value="3.871185" calcext:value-type="float">
            <text:p>3.871185</text:p>
          </table:table-cell>
          <table:table-cell office:value-type="float" office:value="0.818634" calcext:value-type="float">
            <text:p>0.818634</text:p>
          </table:table-cell>
          <table:table-cell office:value-type="float" office:value="4.573486" calcext:value-type="float">
            <text:p>4.573486</text:p>
          </table:table-cell>
          <table:table-cell office:value-type="float" office:value="1.657715" calcext:value-type="float">
            <text:p>1.657715</text:p>
          </table:table-cell>
          <table:table-cell office:value-type="float" office:value="5.061066" calcext:value-type="float">
            <text:p>5.061066</text:p>
          </table:table-cell>
          <table:table-cell office:value-type="float" office:value="2.541656" calcext:value-type="float">
            <text:p>2.541656</text:p>
          </table:table-cell>
          <table:table-cell office:value-type="float" office:value="5.331421" calcext:value-type="float">
            <text:p>5.331421</text:p>
          </table:table-cell>
          <table:table-cell office:value-type="float" office:value="3.304321" calcext:value-type="float">
            <text:p>3.304321</text:p>
          </table:table-cell>
          <table:table-cell office:value-type="float" office:value="5.481873" calcext:value-type="float">
            <text:p>5.481873</text:p>
          </table:table-cell>
          <table:table-cell office:value-type="float" office:value="3.944489" calcext:value-type="float">
            <text:p>3.9444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8" calcext:value-type="float">
            <text:p>4121998</text:p>
          </table:table-cell>
          <table:table-cell office:value-type="float" office:value="6.42708" calcext:value-type="float">
            <text:p>6.42708</text:p>
          </table:table-cell>
          <table:table-cell office:value-type="float" office:value="9.5" calcext:value-type="float">
            <text:p>9.5</text:p>
          </table:table-cell>
          <table:table-cell office:value-type="float" office:value="-0.2" calcext:value-type="float">
            <text:p>-0.2</text:p>
          </table:table-cell>
          <table:table-cell office:value-type="float" office:value="0.9408062" calcext:value-type="float">
            <text:p>0.9408062</text:p>
          </table:table-cell>
          <table:table-cell office:value-type="float" office:value="0.4869405" calcext:value-type="float">
            <text:p>0.4869405</text:p>
          </table:table-cell>
          <table:table-cell office:value-type="float" office:value="419.22" calcext:value-type="float">
            <text:p>419.22</text:p>
          </table:table-cell>
          <table:table-cell office:value-type="float" office:value="0" calcext:value-type="float">
            <text:p>0</text:p>
          </table:table-cell>
          <table:table-cell office:value-type="float" office:value="13.35437" calcext:value-type="float">
            <text:p>13.35437</text:p>
          </table:table-cell>
          <table:table-cell office:value-type="float" office:value="-1.109711" calcext:value-type="float">
            <text:p>-1.109711</text:p>
          </table:table-cell>
          <table:table-cell office:value-type="float" office:value="8.422272" calcext:value-type="float">
            <text:p>8.422272</text:p>
          </table:table-cell>
          <table:table-cell office:value-type="float" office:value="0.6816406" calcext:value-type="float">
            <text:p>0.6816406</text:p>
          </table:table-cell>
          <table:table-cell office:value-type="float" office:value="6.700928" calcext:value-type="float">
            <text:p>6.700928</text:p>
          </table:table-cell>
          <table:table-cell office:value-type="float" office:value="1.407806" calcext:value-type="float">
            <text:p>1.407806</text:p>
          </table:table-cell>
          <table:table-cell office:value-type="float" office:value="5.648163" calcext:value-type="float">
            <text:p>5.648163</text:p>
          </table:table-cell>
          <table:table-cell office:value-type="float" office:value="2.137146" calcext:value-type="float">
            <text:p>2.137146</text:p>
          </table:table-cell>
          <table:table-cell office:value-type="float" office:value="5.119324" calcext:value-type="float">
            <text:p>5.119324</text:p>
          </table:table-cell>
          <table:table-cell office:value-type="float" office:value="2.782288" calcext:value-type="float">
            <text:p>2.782288</text:p>
          </table:table-cell>
          <table:table-cell office:value-type="float" office:value="4.933319" calcext:value-type="float">
            <text:p>4.933319</text:p>
          </table:table-cell>
          <table:table-cell office:value-type="float" office:value="3.373169" calcext:value-type="float">
            <text:p>3.37316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8" calcext:value-type="float">
            <text:p>5121998</text:p>
          </table:table-cell>
          <table:table-cell office:value-type="float" office:value="3.11004" calcext:value-type="float">
            <text:p>3.11004</text:p>
          </table:table-cell>
          <table:table-cell office:value-type="float" office:value="0.5" calcext:value-type="float">
            <text:p>0.5</text:p>
          </table:table-cell>
          <table:table-cell office:value-type="float" office:value="-2.5" calcext:value-type="float">
            <text:p>-2.5</text:p>
          </table:table-cell>
          <table:table-cell office:value-type="float" office:value="0.5531557" calcext:value-type="float">
            <text:p>0.5531557</text:p>
          </table:table-cell>
          <table:table-cell office:value-type="float" office:value="0.4415769" calcext:value-type="float">
            <text:p>0.4415769</text:p>
          </table:table-cell>
          <table:table-cell office:value-type="float" office:value="482.724" calcext:value-type="float">
            <text:p>482.724</text:p>
          </table:table-cell>
          <table:table-cell office:value-type="float" office:value="9.4" calcext:value-type="float">
            <text:p>9.4</text:p>
          </table:table-cell>
          <table:table-cell office:value-type="float" office:value="2.340302" calcext:value-type="float">
            <text:p>2.340302</text:p>
          </table:table-cell>
          <table:table-cell office:value-type="float" office:value="-2.014435" calcext:value-type="float">
            <text:p>-2.014435</text:p>
          </table:table-cell>
          <table:table-cell office:value-type="float" office:value="2.015533" calcext:value-type="float">
            <text:p>2.015533</text:p>
          </table:table-cell>
          <table:table-cell office:value-type="float" office:value="-0.1183167" calcext:value-type="float">
            <text:p>-0.1183167</text:p>
          </table:table-cell>
          <table:table-cell office:value-type="float" office:value="2.195496" calcext:value-type="float">
            <text:p>2.195496</text:p>
          </table:table-cell>
          <table:table-cell office:value-type="float" office:value="0.7453613" calcext:value-type="float">
            <text:p>0.7453613</text:p>
          </table:table-cell>
          <table:table-cell office:value-type="float" office:value="3.239899" calcext:value-type="float">
            <text:p>3.239899</text:p>
          </table:table-cell>
          <table:table-cell office:value-type="float" office:value="1.543518" calcext:value-type="float">
            <text:p>1.543518</text:p>
          </table:table-cell>
          <table:table-cell office:value-type="float" office:value="3.97757" calcext:value-type="float">
            <text:p>3.97757</text:p>
          </table:table-cell>
          <table:table-cell office:value-type="float" office:value="2.238312" calcext:value-type="float">
            <text:p>2.238312</text:p>
          </table:table-cell>
          <table:table-cell office:value-type="float" office:value="4.470306" calcext:value-type="float">
            <text:p>4.470306</text:p>
          </table:table-cell>
          <table:table-cell office:value-type="float" office:value="2.884918" calcext:value-type="float">
            <text:p>2.8849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8" calcext:value-type="float">
            <text:p>6121998</text:p>
          </table:table-cell>
          <table:table-cell office:value-type="float" office:value="1.08216" calcext:value-type="float">
            <text:p>1.08216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0.7560242" calcext:value-type="float">
            <text:p>0.7560242</text:p>
          </table:table-cell>
          <table:table-cell office:value-type="float" office:value="0.5719754" calcext:value-type="float">
            <text:p>0.5719754</text:p>
          </table:table-cell>
          <table:table-cell office:value-type="float" office:value="224.712" calcext:value-type="float">
            <text:p>224.712</text:p>
          </table:table-cell>
          <table:table-cell office:value-type="float" office:value="13.20082" calcext:value-type="float">
            <text:p>13.20082</text:p>
          </table:table-cell>
          <table:table-cell office:value-type="float" office:value="0.3234863" calcext:value-type="float">
            <text:p>0.3234863</text:p>
          </table:table-cell>
          <table:table-cell office:value-type="float" office:value="-0.1617432" calcext:value-type="float">
            <text:p>-0.1617432</text:p>
          </table:table-cell>
          <table:table-cell office:value-type="float" office:value="0.9423218" calcext:value-type="float">
            <text:p>0.9423218</text:p>
          </table:table-cell>
          <table:table-cell office:value-type="float" office:value="0.542572" calcext:value-type="float">
            <text:p>0.542572</text:p>
          </table:table-cell>
          <table:table-cell office:value-type="float" office:value="1.319366" calcext:value-type="float">
            <text:p>1.319366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1.790558" calcext:value-type="float">
            <text:p>1.790558</text:p>
          </table:table-cell>
          <table:table-cell office:value-type="float" office:value="1.57132" calcext:value-type="float">
            <text:p>1.57132</text:p>
          </table:table-cell>
          <table:table-cell office:value-type="float" office:value="2.264008" calcext:value-type="float">
            <text:p>2.264008</text:p>
          </table:table-cell>
          <table:table-cell office:value-type="float" office:value="2.218933" calcext:value-type="float">
            <text:p>2.218933</text:p>
          </table:table-cell>
          <table:table-cell office:value-type="float" office:value="2.874176" calcext:value-type="float">
            <text:p>2.874176</text:p>
          </table:table-cell>
          <table:table-cell office:value-type="float" office:value="2.691711" calcext:value-type="float">
            <text:p>2.6917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8" calcext:value-type="float">
            <text:p>7121998</text:p>
          </table:table-cell>
          <table:table-cell office:value-type="float" office:value="5.66928" calcext:value-type="float">
            <text:p>5.66928</text:p>
          </table:table-cell>
          <table:table-cell office:value-type="float" office:value="10.6" calcext:value-type="float">
            <text:p>10.6</text:p>
          </table:table-cell>
          <table:table-cell office:value-type="float" office:value="-3.5" calcext:value-type="float">
            <text:p>-3.5</text:p>
          </table:table-cell>
          <table:table-cell office:value-type="float" office:value="1.253212" calcext:value-type="float">
            <text:p>1.253212</text:p>
          </table:table-cell>
          <table:table-cell office:value-type="float" office:value="0.3623197" calcext:value-type="float">
            <text:p>0.3623197</text:p>
          </table:table-cell>
          <table:table-cell office:value-type="float" office:value="623.772" calcext:value-type="float">
            <text:p>623.772</text:p>
          </table:table-cell>
          <table:table-cell office:value-type="float" office:value="3.860714" calcext:value-type="float">
            <text:p>3.860714</text:p>
          </table:table-cell>
          <table:table-cell office:value-type="float" office:value="1.097443" calcext:value-type="float">
            <text:p>1.097443</text:p>
          </table:table-cell>
          <table:table-cell office:value-type="float" office:value="-0.5185547" calcext:value-type="float">
            <text:p>-0.5185547</text:p>
          </table:table-cell>
          <table:table-cell office:value-type="float" office:value="1.397278" calcext:value-type="float">
            <text:p>1.397278</text:p>
          </table:table-cell>
          <table:table-cell office:value-type="float" office:value="0.4723816" calcext:value-type="float">
            <text:p>0.4723816</text:p>
          </table:table-cell>
          <table:table-cell office:value-type="float" office:value="1.597351" calcext:value-type="float">
            <text:p>1.597351</text:p>
          </table:table-cell>
          <table:table-cell office:value-type="float" office:value="0.9877319" calcext:value-type="float">
            <text:p>0.9877319</text:p>
          </table:table-cell>
          <table:table-cell office:value-type="float" office:value="1.924103" calcext:value-type="float">
            <text:p>1.924103</text:p>
          </table:table-cell>
          <table:table-cell office:value-type="float" office:value="1.561401" calcext:value-type="float">
            <text:p>1.561401</text:p>
          </table:table-cell>
          <table:table-cell office:value-type="float" office:value="2.295746" calcext:value-type="float">
            <text:p>2.295746</text:p>
          </table:table-cell>
          <table:table-cell office:value-type="float" office:value="2.083832" calcext:value-type="float">
            <text:p>2.083832</text:p>
          </table:table-cell>
          <table:table-cell office:value-type="float" office:value="2.68866" calcext:value-type="float">
            <text:p>2.68866</text:p>
          </table:table-cell>
          <table:table-cell office:value-type="float" office:value="2.562805" calcext:value-type="float">
            <text:p>2.5628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8" calcext:value-type="float">
            <text:p>8121998</text:p>
          </table:table-cell>
          <table:table-cell office:value-type="float" office:value="3.26052" calcext:value-type="float">
            <text:p>3.26052</text:p>
          </table:table-cell>
          <table:table-cell office:value-type="float" office:value="-1.9" calcext:value-type="float">
            <text:p>-1.9</text:p>
          </table:table-cell>
          <table:table-cell office:value-type="float" office:value="-4.9" calcext:value-type="float">
            <text:p>-4.9</text:p>
          </table:table-cell>
          <table:table-cell office:value-type="float" office:value="0.4432937" calcext:value-type="float">
            <text:p>0.4432937</text:p>
          </table:table-cell>
          <table:table-cell office:value-type="float" office:value="0.3560137" calcext:value-type="float">
            <text:p>0.3560137</text:p>
          </table:table-cell>
          <table:table-cell office:value-type="float" office:value="332.676" calcext:value-type="float">
            <text:p>332.676</text:p>
          </table:table-cell>
          <table:table-cell office:value-type="float" office:value="0" calcext:value-type="float">
            <text:p>0</text:p>
          </table:table-cell>
          <table:table-cell office:value-type="float" office:value="0.5061951" calcext:value-type="float">
            <text:p>0.5061951</text:p>
          </table:table-cell>
          <table:table-cell office:value-type="float" office:value="-0.6564331" calcext:value-type="float">
            <text:p>-0.6564331</text:p>
          </table:table-cell>
          <table:table-cell office:value-type="float" office:value="0.8378296" calcext:value-type="float">
            <text:p>0.8378296</text:p>
          </table:table-cell>
          <table:table-cell office:value-type="float" office:value="0.2617188" calcext:value-type="float">
            <text:p>0.2617188</text:p>
          </table:table-cell>
          <table:table-cell office:value-type="float" office:value="1.094818" calcext:value-type="float">
            <text:p>1.094818</text:p>
          </table:table-cell>
          <table:table-cell office:value-type="float" office:value="0.7521362" calcext:value-type="float">
            <text:p>0.7521362</text:p>
          </table:table-cell>
          <table:table-cell office:value-type="float" office:value="1.551727" calcext:value-type="float">
            <text:p>1.551727</text:p>
          </table:table-cell>
          <table:table-cell office:value-type="float" office:value="1.305969" calcext:value-type="float">
            <text:p>1.305969</text:p>
          </table:table-cell>
          <table:table-cell office:value-type="float" office:value="2.075684" calcext:value-type="float">
            <text:p>2.075684</text:p>
          </table:table-cell>
          <table:table-cell office:value-type="float" office:value="1.802124" calcext:value-type="float">
            <text:p>1.802124</text:p>
          </table:table-cell>
          <table:table-cell office:value-type="float" office:value="2.556366" calcext:value-type="float">
            <text:p>2.556366</text:p>
          </table:table-cell>
          <table:table-cell office:value-type="float" office:value="2.266724" calcext:value-type="float">
            <text:p>2.2667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8" calcext:value-type="float">
            <text:p>9121998</text:p>
          </table:table-cell>
          <table:table-cell office:value-type="float" office:value="6.84144" calcext:value-type="float">
            <text:p>6.84144</text:p>
          </table:table-cell>
          <table:table-cell office:value-type="float" office:value="3.3" calcext:value-type="float">
            <text:p>3.3</text:p>
          </table:table-cell>
          <table:table-cell office:value-type="float" office:value="-4.8" calcext:value-type="float">
            <text:p>-4.8</text:p>
          </table:table-cell>
          <table:table-cell office:value-type="float" office:value="0.5639354" calcext:value-type="float">
            <text:p>0.5639354</text:p>
          </table:table-cell>
          <table:table-cell office:value-type="float" office:value="0.407977" calcext:value-type="float">
            <text:p>0.407977</text:p>
          </table:table-cell>
          <table:table-cell office:value-type="float" office:value="383.724" calcext:value-type="float">
            <text:p>383.724</text:p>
          </table:table-cell>
          <table:table-cell office:value-type="float" office:value="0" calcext:value-type="float">
            <text:p>0</text:p>
          </table:table-cell>
          <table:table-cell office:value-type="float" office:value="1.224609" calcext:value-type="float">
            <text:p>1.224609</text:p>
          </table:table-cell>
          <table:table-cell office:value-type="float" office:value="-0.9312744" calcext:value-type="float">
            <text:p>-0.9312744</text:p>
          </table:table-cell>
          <table:table-cell office:value-type="float" office:value="1.278595" calcext:value-type="float">
            <text:p>1.278595</text:p>
          </table:table-cell>
          <table:table-cell office:value-type="float" office:value="0.1036987" calcext:value-type="float">
            <text:p>0.1036987</text:p>
          </table:table-cell>
          <table:table-cell office:value-type="float" office:value="1.401428" calcext:value-type="float">
            <text:p>1.401428</text:p>
          </table:table-cell>
          <table:table-cell office:value-type="float" office:value="0.659668" calcext:value-type="float">
            <text:p>0.659668</text:p>
          </table:table-cell>
          <table:table-cell office:value-type="float" office:value="1.648529" calcext:value-type="float">
            <text:p>1.648529</text:p>
          </table:table-cell>
          <table:table-cell office:value-type="float" office:value="1.201355" calcext:value-type="float">
            <text:p>1.201355</text:p>
          </table:table-cell>
          <table:table-cell office:value-type="float" office:value="1.963593" calcext:value-type="float">
            <text:p>1.963593</text:p>
          </table:table-cell>
          <table:table-cell office:value-type="float" office:value="1.681549" calcext:value-type="float">
            <text:p>1.681549</text:p>
          </table:table-cell>
          <table:table-cell office:value-type="float" office:value="2.315765" calcext:value-type="float">
            <text:p>2.315765</text:p>
          </table:table-cell>
          <table:table-cell office:value-type="float" office:value="2.143768" calcext:value-type="float">
            <text:p>2.14376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8" calcext:value-type="float">
            <text:p>10121998</text:p>
          </table:table-cell>
          <table:table-cell office:value-type="float" office:value="4.35636" calcext:value-type="float">
            <text:p>4.35636</text:p>
          </table:table-cell>
          <table:table-cell office:value-type="float" office:value="5.6" calcext:value-type="float">
            <text:p>5.6</text:p>
          </table:table-cell>
          <table:table-cell office:value-type="float" office:value="-4.1" calcext:value-type="float">
            <text:p>-4.1</text:p>
          </table:table-cell>
          <table:table-cell office:value-type="float" office:value="0.6379935" calcext:value-type="float">
            <text:p>0.6379935</text:p>
          </table:table-cell>
          <table:table-cell office:value-type="float" office:value="0.4252148" calcext:value-type="float">
            <text:p>0.4252148</text:p>
          </table:table-cell>
          <table:table-cell office:value-type="float" office:value="334.764" calcext:value-type="float">
            <text:p>334.764</text:p>
          </table:table-cell>
          <table:table-cell office:value-type="float" office:value="0.2" calcext:value-type="float">
            <text:p>0.2</text:p>
          </table:table-cell>
          <table:table-cell office:value-type="float" office:value="1.196625" calcext:value-type="float">
            <text:p>1.196625</text:p>
          </table:table-cell>
          <table:table-cell office:value-type="float" office:value="-0.9977112" calcext:value-type="float">
            <text:p>-0.9977112</text:p>
          </table:table-cell>
          <table:table-cell office:value-type="float" office:value="1.163574" calcext:value-type="float">
            <text:p>1.163574</text:p>
          </table:table-cell>
          <table:table-cell office:value-type="float" office:value="-0.01760864" calcext:value-type="float">
            <text:p>-0.01760864</text:p>
          </table:table-cell>
          <table:table-cell office:value-type="float" office:value="1.251129" calcext:value-type="float">
            <text:p>1.251129</text:p>
          </table:table-cell>
          <table:table-cell office:value-type="float" office:value="0.4664307" calcext:value-type="float">
            <text:p>0.4664307</text:p>
          </table:table-cell>
          <table:table-cell office:value-type="float" office:value="1.494843" calcext:value-type="float">
            <text:p>1.494843</text:p>
          </table:table-cell>
          <table:table-cell office:value-type="float" office:value="0.9984741" calcext:value-type="float">
            <text:p>0.9984741</text:p>
          </table:table-cell>
          <table:table-cell office:value-type="float" office:value="1.812836" calcext:value-type="float">
            <text:p>1.812836</text:p>
          </table:table-cell>
          <table:table-cell office:value-type="float" office:value="1.503387" calcext:value-type="float">
            <text:p>1.503387</text:p>
          </table:table-cell>
          <table:table-cell office:value-type="float" office:value="2.206329" calcext:value-type="float">
            <text:p>2.206329</text:p>
          </table:table-cell>
          <table:table-cell office:value-type="float" office:value="1.979675" calcext:value-type="float">
            <text:p>1.9796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8" calcext:value-type="float">
            <text:p>11121998</text:p>
          </table:table-cell>
          <table:table-cell office:value-type="float" office:value="5.786639" calcext:value-type="float">
            <text:p>5.786639</text:p>
          </table:table-cell>
          <table:table-cell office:value-type="float" office:value="1.2" calcext:value-type="float">
            <text:p>1.2</text:p>
          </table:table-cell>
          <table:table-cell office:value-type="float" office:value="-3.2" calcext:value-type="float">
            <text:p>-3.2</text:p>
          </table:table-cell>
          <table:table-cell office:value-type="float" office:value="0.5747681" calcext:value-type="float">
            <text:p>0.5747681</text:p>
          </table:table-cell>
          <table:table-cell office:value-type="float" office:value="0.250976" calcext:value-type="float">
            <text:p>0.250976</text:p>
          </table:table-cell>
          <table:table-cell office:value-type="float" office:value="471.096" calcext:value-type="float">
            <text:p>471.096</text:p>
          </table:table-cell>
          <table:table-cell office:value-type="float" office:value="0.2" calcext:value-type="float">
            <text:p>0.2</text:p>
          </table:table-cell>
          <table:table-cell office:value-type="float" office:value="1.154633" calcext:value-type="float">
            <text:p>1.154633</text:p>
          </table:table-cell>
          <table:table-cell office:value-type="float" office:value="-1.1828" calcext:value-type="float">
            <text:p>-1.1828</text:p>
          </table:table-cell>
          <table:table-cell office:value-type="float" office:value="1.117371" calcext:value-type="float">
            <text:p>1.117371</text:p>
          </table:table-cell>
          <table:table-cell office:value-type="float" office:value="-0.07962036" calcext:value-type="float">
            <text:p>-0.07962036</text:p>
          </table:table-cell>
          <table:table-cell office:value-type="float" office:value="1.223816" calcext:value-type="float">
            <text:p>1.223816</text:p>
          </table:table-cell>
          <table:table-cell office:value-type="float" office:value="0.4239197" calcext:value-type="float">
            <text:p>0.4239197</text:p>
          </table:table-cell>
          <table:table-cell office:value-type="float" office:value="1.464783" calcext:value-type="float">
            <text:p>1.464783</text:p>
          </table:table-cell>
          <table:table-cell office:value-type="float" office:value="0.9738159" calcext:value-type="float">
            <text:p>0.9738159</text:p>
          </table:table-cell>
          <table:table-cell office:value-type="float" office:value="1.774994" calcext:value-type="float">
            <text:p>1.774994</text:p>
          </table:table-cell>
          <table:table-cell office:value-type="float" office:value="1.486786" calcext:value-type="float">
            <text:p>1.486786</text:p>
          </table:table-cell>
          <table:table-cell office:value-type="float" office:value="2.156311" calcext:value-type="float">
            <text:p>2.156311</text:p>
          </table:table-cell>
          <table:table-cell office:value-type="float" office:value="1.958649" calcext:value-type="float">
            <text:p>1.95864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8" calcext:value-type="float">
            <text:p>12121998</text:p>
          </table:table-cell>
          <table:table-cell office:value-type="float" office:value="5.46876" calcext:value-type="float">
            <text:p>5.46876</text:p>
          </table:table-cell>
          <table:table-cell office:value-type="float" office:value="7.3" calcext:value-type="float">
            <text:p>7.3</text:p>
          </table:table-cell>
          <table:table-cell office:value-type="float" office:value="-2.8" calcext:value-type="float">
            <text:p>-2.8</text:p>
          </table:table-cell>
          <table:table-cell office:value-type="float" office:value="0.649717" calcext:value-type="float">
            <text:p>0.649717</text:p>
          </table:table-cell>
          <table:table-cell office:value-type="float" office:value="0.4255075" calcext:value-type="float">
            <text:p>0.4255075</text:p>
          </table:table-cell>
          <table:table-cell office:value-type="float" office:value="508.896" calcext:value-type="float">
            <text:p>508.896</text:p>
          </table:table-cell>
          <table:table-cell office:value-type="float" office:value="0" calcext:value-type="float">
            <text:p>0</text:p>
          </table:table-cell>
          <table:table-cell office:value-type="float" office:value="1.679138" calcext:value-type="float">
            <text:p>1.679138</text:p>
          </table:table-cell>
          <table:table-cell office:value-type="float" office:value="-1.400879" calcext:value-type="float">
            <text:p>-1.400879</text:p>
          </table:table-cell>
          <table:table-cell office:value-type="float" office:value="1.219543" calcext:value-type="float">
            <text:p>1.219543</text:p>
          </table:table-cell>
          <table:table-cell office:value-type="float" office:value="-0.159668" calcext:value-type="float">
            <text:p>-0.159668</text:p>
          </table:table-cell>
          <table:table-cell office:value-type="float" office:value="1.20874" calcext:value-type="float">
            <text:p>1.20874</text:p>
          </table:table-cell>
          <table:table-cell office:value-type="float" office:value="0.3039551" calcext:value-type="float">
            <text:p>0.3039551</text:p>
          </table:table-cell>
          <table:table-cell office:value-type="float" office:value="1.378265" calcext:value-type="float">
            <text:p>1.378265</text:p>
          </table:table-cell>
          <table:table-cell office:value-type="float" office:value="0.8146057" calcext:value-type="float">
            <text:p>0.8146057</text:p>
          </table:table-cell>
          <table:table-cell office:value-type="float" office:value="1.654297" calcext:value-type="float">
            <text:p>1.654297</text:p>
          </table:table-cell>
          <table:table-cell office:value-type="float" office:value="1.301178" calcext:value-type="float">
            <text:p>1.301178</text:p>
          </table:table-cell>
          <table:table-cell office:value-type="float" office:value="1.98938" calcext:value-type="float">
            <text:p>1.98938</text:p>
          </table:table-cell>
          <table:table-cell office:value-type="float" office:value="1.761932" calcext:value-type="float">
            <text:p>1.76193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8" calcext:value-type="float">
            <text:p>13121998</text:p>
          </table:table-cell>
          <table:table-cell office:value-type="float" office:value="5.342401" calcext:value-type="float">
            <text:p>5.342401</text:p>
          </table:table-cell>
          <table:table-cell office:value-type="float" office:value="4" calcext:value-type="float">
            <text:p>4</text:p>
          </table:table-cell>
          <table:table-cell office:value-type="float" office:value="-1.9" calcext:value-type="float">
            <text:p>-1.9</text:p>
          </table:table-cell>
          <table:table-cell office:value-type="float" office:value="0.64017" calcext:value-type="float">
            <text:p>0.64017</text:p>
          </table:table-cell>
          <table:table-cell office:value-type="float" office:value="0.3613166" calcext:value-type="float">
            <text:p>0.3613166</text:p>
          </table:table-cell>
          <table:table-cell office:value-type="float" office:value="476.64" calcext:value-type="float">
            <text:p>476.64</text:p>
          </table:table-cell>
          <table:table-cell office:value-type="float" office:value="0" calcext:value-type="float">
            <text:p>0</text:p>
          </table:table-cell>
          <table:table-cell office:value-type="float" office:value="1.655823" calcext:value-type="float">
            <text:p>1.655823</text:p>
          </table:table-cell>
          <table:table-cell office:value-type="float" office:value="-1.434662" calcext:value-type="float">
            <text:p>-1.434662</text:p>
          </table:table-cell>
          <table:table-cell office:value-type="float" office:value="1.334961" calcext:value-type="float">
            <text:p>1.334961</text:p>
          </table:table-cell>
          <table:table-cell office:value-type="float" office:value="-0.1574097" calcext:value-type="float">
            <text:p>-0.1574097</text:p>
          </table:table-cell>
          <table:table-cell office:value-type="float" office:value="1.324799" calcext:value-type="float">
            <text:p>1.324799</text:p>
          </table:table-cell>
          <table:table-cell office:value-type="float" office:value="0.3720703" calcext:value-type="float">
            <text:p>0.3720703</text:p>
          </table:table-cell>
          <table:table-cell office:value-type="float" office:value="1.499695" calcext:value-type="float">
            <text:p>1.499695</text:p>
          </table:table-cell>
          <table:table-cell office:value-type="float" office:value="0.9309998" calcext:value-type="float">
            <text:p>0.9309998</text:p>
          </table:table-cell>
          <table:table-cell office:value-type="float" office:value="1.743744" calcext:value-type="float">
            <text:p>1.743744</text:p>
          </table:table-cell>
          <table:table-cell office:value-type="float" office:value="1.399811" calcext:value-type="float">
            <text:p>1.399811</text:p>
          </table:table-cell>
          <table:table-cell office:value-type="float" office:value="2.034576" calcext:value-type="float">
            <text:p>2.034576</text:p>
          </table:table-cell>
          <table:table-cell office:value-type="float" office:value="1.825409" calcext:value-type="float">
            <text:p>1.82540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8" calcext:value-type="float">
            <text:p>14121998</text:p>
          </table:table-cell>
          <table:table-cell office:value-type="float" office:value="6.35256" calcext:value-type="float">
            <text:p>6.35256</text:p>
          </table:table-cell>
          <table:table-cell office:value-type="float" office:value="0.3" calcext:value-type="float">
            <text:p>0.3</text:p>
          </table:table-cell>
          <table:table-cell office:value-type="float" office:value="-4" calcext:value-type="float">
            <text:p>-4</text:p>
          </table:table-cell>
          <table:table-cell office:value-type="float" office:value="0.4504951" calcext:value-type="float">
            <text:p>0.4504951</text:p>
          </table:table-cell>
          <table:table-cell office:value-type="float" office:value="0.3318934" calcext:value-type="float">
            <text:p>0.3318934</text:p>
          </table:table-cell>
          <table:table-cell office:value-type="float" office:value="343.692" calcext:value-type="float">
            <text:p>343.692</text:p>
          </table:table-cell>
          <table:table-cell office:value-type="float" office:value="0" calcext:value-type="float">
            <text:p>0</text:p>
          </table:table-cell>
          <table:table-cell office:value-type="float" office:value="0.947113" calcext:value-type="float">
            <text:p>0.947113</text:p>
          </table:table-cell>
          <table:table-cell office:value-type="float" office:value="-3.735565" calcext:value-type="float">
            <text:p>-3.735565</text:p>
          </table:table-cell>
          <table:table-cell office:value-type="float" office:value="0.3179932" calcext:value-type="float">
            <text:p>0.3179932</text:p>
          </table:table-cell>
          <table:table-cell office:value-type="float" office:value="-0.7325745" calcext:value-type="float">
            <text:p>-0.7325745</text:p>
          </table:table-cell>
          <table:table-cell office:value-type="float" office:value="0.4988708" calcext:value-type="float">
            <text:p>0.4988708</text:p>
          </table:table-cell>
          <table:table-cell office:value-type="float" office:value="-0.0534668" calcext:value-type="float">
            <text:p>-0.0534668</text:p>
          </table:table-cell>
          <table:table-cell office:value-type="float" office:value="0.9202576" calcext:value-type="float">
            <text:p>0.9202576</text:p>
          </table:table-cell>
          <table:table-cell office:value-type="float" office:value="0.5298157" calcext:value-type="float">
            <text:p>0.5298157</text:p>
          </table:table-cell>
          <table:table-cell office:value-type="float" office:value="1.422455" calcext:value-type="float">
            <text:p>1.422455</text:p>
          </table:table-cell>
          <table:table-cell office:value-type="float" office:value="1.04892" calcext:value-type="float">
            <text:p>1.04892</text:p>
          </table:table-cell>
          <table:table-cell office:value-type="float" office:value="1.871735" calcext:value-type="float">
            <text:p>1.871735</text:p>
          </table:table-cell>
          <table:table-cell office:value-type="float" office:value="1.518494" calcext:value-type="float">
            <text:p>1.5184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8" calcext:value-type="float">
            <text:p>15121998</text:p>
          </table:table-cell>
          <table:table-cell office:value-type="float" office:value="6.32772" calcext:value-type="float">
            <text:p>6.32772</text:p>
          </table:table-cell>
          <table:table-cell office:value-type="float" office:value="9.3" calcext:value-type="float">
            <text:p>9.3</text:p>
          </table:table-cell>
          <table:table-cell office:value-type="float" office:value="-0.4" calcext:value-type="float">
            <text:p>-0.4</text:p>
          </table:table-cell>
          <table:table-cell office:value-type="float" office:value="0.634658" calcext:value-type="float">
            <text:p>0.634658</text:p>
          </table:table-cell>
          <table:table-cell office:value-type="float" office:value="0.4961071" calcext:value-type="float">
            <text:p>0.4961071</text:p>
          </table:table-cell>
          <table:table-cell office:value-type="float" office:value="699.84" calcext:value-type="float">
            <text:p>699.84</text:p>
          </table:table-cell>
          <table:table-cell office:value-type="float" office:value="0" calcext:value-type="float">
            <text:p>0</text:p>
          </table:table-cell>
          <table:table-cell office:value-type="float" office:value="2.235016" calcext:value-type="float">
            <text:p>2.235016</text:p>
          </table:table-cell>
          <table:table-cell office:value-type="float" office:value="-2.423248" calcext:value-type="float">
            <text:p>-2.423248</text:p>
          </table:table-cell>
          <table:table-cell office:value-type="float" office:value="0.6705627" calcext:value-type="float">
            <text:p>0.6705627</text:p>
          </table:table-cell>
          <table:table-cell office:value-type="float" office:value="-0.4545593" calcext:value-type="float">
            <text:p>-0.4545593</text:p>
          </table:table-cell>
          <table:table-cell office:value-type="float" office:value="0.7674866" calcext:value-type="float">
            <text:p>0.7674866</text:p>
          </table:table-cell>
          <table:table-cell office:value-type="float" office:value="0.01641846" calcext:value-type="float">
            <text:p>0.01641846</text:p>
          </table:table-cell>
          <table:table-cell office:value-type="float" office:value="0.9908752" calcext:value-type="float">
            <text:p>0.9908752</text:p>
          </table:table-cell>
          <table:table-cell office:value-type="float" office:value="0.5237732" calcext:value-type="float">
            <text:p>0.5237732</text:p>
          </table:table-cell>
          <table:table-cell office:value-type="float" office:value="1.280518" calcext:value-type="float">
            <text:p>1.280518</text:p>
          </table:table-cell>
          <table:table-cell office:value-type="float" office:value="0.9842834" calcext:value-type="float">
            <text:p>0.9842834</text:p>
          </table:table-cell>
          <table:table-cell office:value-type="float" office:value="1.609833" calcext:value-type="float">
            <text:p>1.609833</text:p>
          </table:table-cell>
          <table:table-cell office:value-type="float" office:value="1.418488" calcext:value-type="float">
            <text:p>1.4184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8" calcext:value-type="float">
            <text:p>16121998</text:p>
          </table:table-cell>
          <table:table-cell office:value-type="float" office:value="5.52096" calcext:value-type="float">
            <text:p>5.52096</text:p>
          </table:table-cell>
          <table:table-cell office:value-type="float" office:value="3.7" calcext:value-type="float">
            <text:p>3.7</text:p>
          </table:table-cell>
          <table:table-cell office:value-type="float" office:value="-0.5" calcext:value-type="float">
            <text:p>-0.5</text:p>
          </table:table-cell>
          <table:table-cell office:value-type="float" office:value="0.6424474" calcext:value-type="float">
            <text:p>0.6424474</text:p>
          </table:table-cell>
          <table:table-cell office:value-type="float" office:value="0.3889743" calcext:value-type="float">
            <text:p>0.3889743</text:p>
          </table:table-cell>
          <table:table-cell office:value-type="float" office:value="329.004" calcext:value-type="float">
            <text:p>329.004</text:p>
          </table:table-cell>
          <table:table-cell office:value-type="float" office:value="0" calcext:value-type="float">
            <text:p>0</text:p>
          </table:table-cell>
          <table:table-cell office:value-type="float" office:value="1.846985" calcext:value-type="float">
            <text:p>1.846985</text:p>
          </table:table-cell>
          <table:table-cell office:value-type="float" office:value="-1.440582" calcext:value-type="float">
            <text:p>-1.440582</text:p>
          </table:table-cell>
          <table:table-cell office:value-type="float" office:value="0.9702454" calcext:value-type="float">
            <text:p>0.9702454</text:p>
          </table:table-cell>
          <table:table-cell office:value-type="float" office:value="-0.2079773" calcext:value-type="float">
            <text:p>-0.2079773</text:p>
          </table:table-cell>
          <table:table-cell office:value-type="float" office:value="0.9581909" calcext:value-type="float">
            <text:p>0.9581909</text:p>
          </table:table-cell>
          <table:table-cell office:value-type="float" office:value="0.2252808" calcext:value-type="float">
            <text:p>0.2252808</text:p>
          </table:table-cell>
          <table:table-cell office:value-type="float" office:value="1.125092" calcext:value-type="float">
            <text:p>1.125092</text:p>
          </table:table-cell>
          <table:table-cell office:value-type="float" office:value="0.7037964" calcext:value-type="float">
            <text:p>0.7037964</text:p>
          </table:table-cell>
          <table:table-cell office:value-type="float" office:value="1.375519" calcext:value-type="float">
            <text:p>1.375519</text:p>
          </table:table-cell>
          <table:table-cell office:value-type="float" office:value="1.142334" calcext:value-type="float">
            <text:p>1.142334</text:p>
          </table:table-cell>
          <table:table-cell office:value-type="float" office:value="1.669678" calcext:value-type="float">
            <text:p>1.669678</text:p>
          </table:table-cell>
          <table:table-cell office:value-type="float" office:value="1.525787" calcext:value-type="float">
            <text:p>1.5257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8" calcext:value-type="float">
            <text:p>17121998</text:p>
          </table:table-cell>
          <table:table-cell office:value-type="float" office:value="2.91168" calcext:value-type="float">
            <text:p>2.91168</text:p>
          </table:table-cell>
          <table:table-cell office:value-type="float" office:value="-0.7" calcext:value-type="float">
            <text:p>-0.7</text:p>
          </table:table-cell>
          <table:table-cell office:value-type="float" office:value="-5.1" calcext:value-type="float">
            <text:p>-5.1</text:p>
          </table:table-cell>
          <table:table-cell office:value-type="float" office:value="0.470017" calcext:value-type="float">
            <text:p>0.470017</text:p>
          </table:table-cell>
          <table:table-cell office:value-type="float" office:value="0.3083909" calcext:value-type="float">
            <text:p>0.3083909</text:p>
          </table:table-cell>
          <table:table-cell office:value-type="float" office:value="419.148" calcext:value-type="float">
            <text:p>419.148</text:p>
          </table:table-cell>
          <table:table-cell office:value-type="float" office:value="0" calcext:value-type="float">
            <text:p>0</text:p>
          </table:table-cell>
          <table:table-cell office:value-type="float" office:value="0.0824585" calcext:value-type="float">
            <text:p>0.0824585</text:p>
          </table:table-cell>
          <table:table-cell office:value-type="float" office:value="-4.904419" calcext:value-type="float">
            <text:p>-4.904419</text:p>
          </table:table-cell>
          <table:table-cell office:value-type="float" office:value="0.07400513" calcext:value-type="float">
            <text:p>0.07400513</text:p>
          </table:table-cell>
          <table:table-cell office:value-type="float" office:value="-0.9634705" calcext:value-type="float">
            <text:p>-0.9634705</text:p>
          </table:table-cell>
          <table:table-cell office:value-type="float" office:value="0.2910767" calcext:value-type="float">
            <text:p>0.2910767</text:p>
          </table:table-cell>
          <table:table-cell office:value-type="float" office:value="-0.122406" calcext:value-type="float">
            <text:p>-0.122406</text:p>
          </table:table-cell>
          <table:table-cell office:value-type="float" office:value="0.697052" calcext:value-type="float">
            <text:p>0.697052</text:p>
          </table:table-cell>
          <table:table-cell office:value-type="float" office:value="0.359436" calcext:value-type="float">
            <text:p>0.359436</text:p>
          </table:table-cell>
          <table:table-cell office:value-type="float" office:value="1.140778" calcext:value-type="float">
            <text:p>1.140778</text:p>
          </table:table-cell>
          <table:table-cell office:value-type="float" office:value="0.8209839" calcext:value-type="float">
            <text:p>0.8209839</text:p>
          </table:table-cell>
          <table:table-cell office:value-type="float" office:value="1.550781" calcext:value-type="float">
            <text:p>1.550781</text:p>
          </table:table-cell>
          <table:table-cell office:value-type="float" office:value="1.259735" calcext:value-type="float">
            <text:p>1.25973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8" calcext:value-type="float">
            <text:p>18121998</text:p>
          </table:table-cell>
          <table:table-cell office:value-type="float" office:value="6.82848" calcext:value-type="float">
            <text:p>6.8284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0.3002267" calcext:value-type="float">
            <text:p>0.3002267</text:p>
          </table:table-cell>
          <table:table-cell office:value-type="float" office:value="0.1708713" calcext:value-type="float">
            <text:p>0.1708713</text:p>
          </table:table-cell>
          <table:table-cell office:value-type="float" office:value="455.94" calcext:value-type="float">
            <text:p>455.94</text:p>
          </table:table-cell>
          <table:table-cell office:value-type="float" office:value="0" calcext:value-type="float">
            <text:p>0</text:p>
          </table:table-cell>
          <table:table-cell office:value-type="float" office:value="-0.2631226" calcext:value-type="float">
            <text:p>-0.2631226</text:p>
          </table:table-cell>
          <table:table-cell office:value-type="float" office:value="-7.225555" calcext:value-type="float">
            <text:p>-7.225555</text:p>
          </table:table-cell>
          <table:table-cell office:value-type="float" office:value="-0.2918396" calcext:value-type="float">
            <text:p>-0.2918396</text:p>
          </table:table-cell>
          <table:table-cell office:value-type="float" office:value="-2.444946" calcext:value-type="float">
            <text:p>-2.444946</text:p>
          </table:table-cell>
          <table:table-cell office:value-type="float" office:value="-0.02319336" calcext:value-type="float">
            <text:p>-0.02319336</text:p>
          </table:table-cell>
          <table:table-cell office:value-type="float" office:value="-0.3990173" calcext:value-type="float">
            <text:p>-0.3990173</text:p>
          </table:table-cell>
          <table:table-cell office:value-type="float" office:value="0.3555908" calcext:value-type="float">
            <text:p>0.3555908</text:p>
          </table:table-cell>
          <table:table-cell office:value-type="float" office:value="0.09933472" calcext:value-type="float">
            <text:p>0.09933472</text:p>
          </table:table-cell>
          <table:table-cell office:value-type="float" office:value="0.8167725" calcext:value-type="float">
            <text:p>0.8167725</text:p>
          </table:table-cell>
          <table:table-cell office:value-type="float" office:value="0.579834" calcext:value-type="float">
            <text:p>0.579834</text:p>
          </table:table-cell>
          <table:table-cell office:value-type="float" office:value="1.255646" calcext:value-type="float">
            <text:p>1.255646</text:p>
          </table:table-cell>
          <table:table-cell office:value-type="float" office:value="1.030945" calcext:value-type="float">
            <text:p>1.0309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8" calcext:value-type="float">
            <text:p>19121998</text:p>
          </table:table-cell>
          <table:table-cell office:value-type="float" office:value="1.08" calcext:value-type="float">
            <text:p>1.08</text:p>
          </table:table-cell>
          <table:table-cell office:value-type="float" office:value="2.9" calcext:value-type="float">
            <text:p>2.9</text:p>
          </table:table-cell>
          <table:table-cell office:value-type="float" office:value="-6.8" calcext:value-type="float">
            <text:p>-6.8</text:p>
          </table:table-cell>
          <table:table-cell office:value-type="float" office:value="0.6979512" calcext:value-type="float">
            <text:p>0.6979512</text:p>
          </table:table-cell>
          <table:table-cell office:value-type="float" office:value="0.2218173" calcext:value-type="float">
            <text:p>0.2218173</text:p>
          </table:table-cell>
          <table:table-cell office:value-type="float" office:value="493.308" calcext:value-type="float">
            <text:p>493.308</text:p>
          </table:table-cell>
          <table:table-cell office:value-type="float" office:value="6.8" calcext:value-type="float">
            <text:p>6.8</text:p>
          </table:table-cell>
          <table:table-cell office:value-type="float" office:value="-1.288818" calcext:value-type="float">
            <text:p>-1.288818</text:p>
          </table:table-cell>
          <table:table-cell office:value-type="float" office:value="-6.852051" calcext:value-type="float">
            <text:p>-6.852051</text:p>
          </table:table-cell>
          <table:table-cell office:value-type="float" office:value="-0.8426514" calcext:value-type="float">
            <text:p>-0.8426514</text:p>
          </table:table-cell>
          <table:table-cell office:value-type="float" office:value="-2.588562" calcext:value-type="float">
            <text:p>-2.588562</text:p>
          </table:table-cell>
          <table:table-cell office:value-type="float" office:value="-0.286377" calcext:value-type="float">
            <text:p>-0.286377</text:p>
          </table:table-cell>
          <table:table-cell office:value-type="float" office:value="-0.4636536" calcext:value-type="float">
            <text:p>-0.4636536</text:p>
          </table:table-cell>
          <table:table-cell office:value-type="float" office:value="0.09341431" calcext:value-type="float">
            <text:p>0.09341431</text:p>
          </table:table-cell>
          <table:table-cell office:value-type="float" office:value="-0.01083374" calcext:value-type="float">
            <text:p>-0.01083374</text:p>
          </table:table-cell>
          <table:table-cell office:value-type="float" office:value="0.5744934" calcext:value-type="float">
            <text:p>0.5744934</text:p>
          </table:table-cell>
          <table:table-cell office:value-type="float" office:value="0.4345093" calcext:value-type="float">
            <text:p>0.4345093</text:p>
          </table:table-cell>
          <table:table-cell office:value-type="float" office:value="1.026459" calcext:value-type="float">
            <text:p>1.026459</text:p>
          </table:table-cell>
          <table:table-cell office:value-type="float" office:value="0.8435974" calcext:value-type="float">
            <text:p>0.843597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8" calcext:value-type="float">
            <text:p>20121998</text:p>
          </table:table-cell>
          <table:table-cell office:value-type="float" office:value="5.45184" calcext:value-type="float">
            <text:p>5.45184</text:p>
          </table:table-cell>
          <table:table-cell office:value-type="float" office:value="0.8" calcext:value-type="float">
            <text:p>0.8</text:p>
          </table:table-cell>
          <table:table-cell office:value-type="float" office:value="-10.4" calcext:value-type="float">
            <text:p>-10.4</text:p>
          </table:table-cell>
          <table:table-cell office:value-type="float" office:value="0.5497481" calcext:value-type="float">
            <text:p>0.5497481</text:p>
          </table:table-cell>
          <table:table-cell office:value-type="float" office:value="0.2213645" calcext:value-type="float">
            <text:p>0.2213645</text:p>
          </table:table-cell>
          <table:table-cell office:value-type="float" office:value="577.296" calcext:value-type="float">
            <text:p>577.296</text:p>
          </table:table-cell>
          <table:table-cell office:value-type="float" office:value="0" calcext:value-type="float">
            <text:p>0</text:p>
          </table:table-cell>
          <table:table-cell office:value-type="float" office:value="-0.9460144" calcext:value-type="float">
            <text:p>-0.9460144</text:p>
          </table:table-cell>
          <table:table-cell office:value-type="float" office:value="-7.530426" calcext:value-type="float">
            <text:p>-7.530426</text:p>
          </table:table-cell>
          <table:table-cell office:value-type="float" office:value="-0.8179016" calcext:value-type="float">
            <text:p>-0.8179016</text:p>
          </table:table-cell>
          <table:table-cell office:value-type="float" office:value="-3.062683" calcext:value-type="float">
            <text:p>-3.062683</text:p>
          </table:table-cell>
          <table:table-cell office:value-type="float" office:value="-0.2831116" calcext:value-type="float">
            <text:p>-0.2831116</text:p>
          </table:table-cell>
          <table:table-cell office:value-type="float" office:value="-1.058899" calcext:value-type="float">
            <text:p>-1.058899</text:p>
          </table:table-cell>
          <table:table-cell office:value-type="float" office:value="0.06393433" calcext:value-type="float">
            <text:p>0.06393433</text:p>
          </table:table-cell>
          <table:table-cell office:value-type="float" office:value="-0.131897" calcext:value-type="float">
            <text:p>-0.131897</text:p>
          </table:table-cell>
          <table:table-cell office:value-type="float" office:value="0.4488525" calcext:value-type="float">
            <text:p>0.4488525</text:p>
          </table:table-cell>
          <table:table-cell office:value-type="float" office:value="0.3022156" calcext:value-type="float">
            <text:p>0.3022156</text:p>
          </table:table-cell>
          <table:table-cell office:value-type="float" office:value="0.8438416" calcext:value-type="float">
            <text:p>0.8438416</text:p>
          </table:table-cell>
          <table:table-cell office:value-type="float" office:value="0.7230835" calcext:value-type="float">
            <text:p>0.72308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8" calcext:value-type="float">
            <text:p>21121998</text:p>
          </table:table-cell>
          <table:table-cell office:value-type="float" office:value="0.9597601" calcext:value-type="float">
            <text:p>0.9597601</text:p>
          </table:table-cell>
          <table:table-cell office:value-type="float" office:value="0.6" calcext:value-type="float">
            <text:p>0.6</text:p>
          </table:table-cell>
          <table:table-cell office:value-type="float" office:value="-7.5" calcext:value-type="float">
            <text:p>-7.5</text:p>
          </table:table-cell>
          <table:table-cell office:value-type="float" office:value="0.6288288" calcext:value-type="float">
            <text:p>0.6288288</text:p>
          </table:table-cell>
          <table:table-cell office:value-type="float" office:value="0.2685368" calcext:value-type="float">
            <text:p>0.2685368</text:p>
          </table:table-cell>
          <table:table-cell office:value-type="float" office:value="434.88" calcext:value-type="float">
            <text:p>434.88</text:p>
          </table:table-cell>
          <table:table-cell office:value-type="float" office:value="16.42" calcext:value-type="float">
            <text:p>16.42</text:p>
          </table:table-cell>
          <table:table-cell office:value-type="float" office:value="-1.477753" calcext:value-type="float">
            <text:p>-1.477753</text:p>
          </table:table-cell>
          <table:table-cell office:value-type="float" office:value="-7.110443" calcext:value-type="float">
            <text:p>-7.110443</text:p>
          </table:table-cell>
          <table:table-cell office:value-type="float" office:value="-1.196136" calcext:value-type="float">
            <text:p>-1.196136</text:p>
          </table:table-cell>
          <table:table-cell office:value-type="float" office:value="-3.441864" calcext:value-type="float">
            <text:p>-3.441864</text:p>
          </table:table-cell>
          <table:table-cell office:value-type="float" office:value="-0.8713379" calcext:value-type="float">
            <text:p>-0.8713379</text:p>
          </table:table-cell>
          <table:table-cell office:value-type="float" office:value="-1.538666" calcext:value-type="float">
            <text:p>-1.538666</text:p>
          </table:table-cell>
          <table:table-cell office:value-type="float" office:value="-0.1251831" calcext:value-type="float">
            <text:p>-0.1251831</text:p>
          </table:table-cell>
          <table:table-cell office:value-type="float" office:value="-0.2279053" calcext:value-type="float">
            <text:p>-0.2279053</text:p>
          </table:table-cell>
          <table:table-cell office:value-type="float" office:value="0.2997131" calcext:value-type="float">
            <text:p>0.2997131</text:p>
          </table:table-cell>
          <table:table-cell office:value-type="float" office:value="0.1965332" calcext:value-type="float">
            <text:p>0.1965332</text:p>
          </table:table-cell>
          <table:table-cell office:value-type="float" office:value="0.7209473" calcext:value-type="float">
            <text:p>0.7209473</text:p>
          </table:table-cell>
          <table:table-cell office:value-type="float" office:value="0.61026" calcext:value-type="float">
            <text:p>0.6102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8" calcext:value-type="float">
            <text:p>22121998</text:p>
          </table:table-cell>
          <table:table-cell office:value-type="float" office:value="7.688825" calcext:value-type="float">
            <text:p>7.688825</text:p>
          </table:table-cell>
          <table:table-cell office:value-type="float" office:value="0.5" calcext:value-type="float">
            <text:p>0.5</text:p>
          </table:table-cell>
          <table:table-cell office:value-type="float" office:value="-15.1" calcext:value-type="float">
            <text:p>-15.1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1349869" calcext:value-type="float">
            <text:p>0.1349869</text:p>
          </table:table-cell>
          <table:table-cell office:value-type="float" office:value="657.0001" calcext:value-type="float">
            <text:p>657.0001</text:p>
          </table:table-cell>
          <table:table-cell office:value-type="float" office:value="5.58" calcext:value-type="float">
            <text:p>5.58</text:p>
          </table:table-cell>
          <table:table-cell office:value-type="float" office:value="-0.5792542" calcext:value-type="float">
            <text:p>-0.5792542</text:p>
          </table:table-cell>
          <table:table-cell office:value-type="float" office:value="-1.456696" calcext:value-type="float">
            <text:p>-1.456696</text:p>
          </table:table-cell>
          <table:table-cell office:value-type="float" office:value="-0.5149536" calcext:value-type="float">
            <text:p>-0.5149536</text:p>
          </table:table-cell>
          <table:table-cell office:value-type="float" office:value="-1.182617" calcext:value-type="float">
            <text:p>-1.182617</text:p>
          </table:table-cell>
          <table:table-cell office:value-type="float" office:value="-0.3914795" calcext:value-type="float">
            <text:p>-0.3914795</text:p>
          </table:table-cell>
          <table:table-cell office:value-type="float" office:value="-0.8626404" calcext:value-type="float">
            <text:p>-0.8626404</text:p>
          </table:table-cell>
          <table:table-cell office:value-type="float" office:value="-0.03430176" calcext:value-type="float">
            <text:p>-0.03430176</text:p>
          </table:table-cell>
          <table:table-cell office:value-type="float" office:value="-0.1236572" calcext:value-type="float">
            <text:p>-0.1236572</text:p>
          </table:table-cell>
          <table:table-cell office:value-type="float" office:value="0.3074036" calcext:value-type="float">
            <text:p>0.3074036</text:p>
          </table:table-cell>
          <table:table-cell office:value-type="float" office:value="0.2419739" calcext:value-type="float">
            <text:p>0.2419739</text:p>
          </table:table-cell>
          <table:table-cell office:value-type="float" office:value="0.6654968" calcext:value-type="float">
            <text:p>0.6654968</text:p>
          </table:table-cell>
          <table:table-cell office:value-type="float" office:value="0.6222839" calcext:value-type="float">
            <text:p>0.62228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8" calcext:value-type="float">
            <text:p>23121998</text:p>
          </table:table-cell>
          <table:table-cell office:value-type="float" office:value="7.447387" calcext:value-type="float">
            <text:p>7.447387</text:p>
          </table:table-cell>
          <table:table-cell office:value-type="float" office:value="-8" calcext:value-type="float">
            <text:p>-8</text:p>
          </table:table-cell>
          <table:table-cell office:value-type="float" office:value="-16.8" calcext:value-type="float">
            <text:p>-16.8</text:p>
          </table:table-cell>
          <table:table-cell office:value-type="float" office:value="0.2679163" calcext:value-type="float">
            <text:p>0.2679163</text:p>
          </table:table-cell>
          <table:table-cell office:value-type="float" office:value="0.1279918" calcext:value-type="float">
            <text:p>0.1279918</text:p>
          </table:table-cell>
          <table:table-cell office:value-type="float" office:value="311.04" calcext:value-type="float">
            <text:p>311.04</text:p>
          </table:table-cell>
          <table:table-cell office:value-type="float" office:value="0" calcext:value-type="float">
            <text:p>0</text:p>
          </table:table-cell>
          <table:table-cell office:value-type="float" office:value="-0.684967" calcext:value-type="float">
            <text:p>-0.684967</text:p>
          </table:table-cell>
          <table:table-cell office:value-type="float" office:value="-1.003784" calcext:value-type="float">
            <text:p>-1.003784</text:p>
          </table:table-cell>
          <table:table-cell office:value-type="float" office:value="-0.5187988" calcext:value-type="float">
            <text:p>-0.5187988</text:p>
          </table:table-cell>
          <table:table-cell office:value-type="float" office:value="-0.5744324" calcext:value-type="float">
            <text:p>-0.5744324</text:p>
          </table:table-cell>
          <table:table-cell office:value-type="float" office:value="-0.3202209" calcext:value-type="float">
            <text:p>-0.3202209</text:p>
          </table:table-cell>
          <table:table-cell office:value-type="float" office:value="-0.3900146" calcext:value-type="float">
            <text:p>-0.3900146</text:p>
          </table:table-cell>
          <table:table-cell office:value-type="float" office:value="-0.01803589" calcext:value-type="float">
            <text:p>-0.01803589</text:p>
          </table:table-cell>
          <table:table-cell office:value-type="float" office:value="-0.03393555" calcext:value-type="float">
            <text:p>-0.03393555</text:p>
          </table:table-cell>
          <table:table-cell office:value-type="float" office:value="0.3140564" calcext:value-type="float">
            <text:p>0.3140564</text:p>
          </table:table-cell>
          <table:table-cell office:value-type="float" office:value="0.3076477" calcext:value-type="float">
            <text:p>0.3076477</text:p>
          </table:table-cell>
          <table:table-cell office:value-type="float" office:value="0.6672974" calcext:value-type="float">
            <text:p>0.6672974</text:p>
          </table:table-cell>
          <table:table-cell office:value-type="float" office:value="0.6634521" calcext:value-type="float">
            <text:p>0.66345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8" calcext:value-type="float">
            <text:p>24121998</text:p>
          </table:table-cell>
          <table:table-cell office:value-type="float" office:value="8.401511" calcext:value-type="float">
            <text:p>8.401511</text:p>
          </table:table-cell>
          <table:table-cell office:value-type="float" office:value="-4.1" calcext:value-type="float">
            <text:p>-4.1</text:p>
          </table:table-cell>
          <table:table-cell office:value-type="float" office:value="-14.9" calcext:value-type="float">
            <text:p>-14.9</text:p>
          </table:table-cell>
          <table:table-cell office:value-type="float" office:value="0.3459958" calcext:value-type="float">
            <text:p>0.3459958</text:p>
          </table:table-cell>
          <table:table-cell office:value-type="float" office:value="0.1810984" calcext:value-type="float">
            <text:p>0.1810984</text:p>
          </table:table-cell>
          <table:table-cell office:value-type="float" office:value="456.984" calcext:value-type="float">
            <text:p>456.984</text:p>
          </table:table-cell>
          <table:table-cell office:value-type="float" office:value="2" calcext:value-type="float">
            <text:p>2</text:p>
          </table:table-cell>
          <table:table-cell office:value-type="float" office:value="-0.8024292" calcext:value-type="float">
            <text:p>-0.8024292</text:p>
          </table:table-cell>
          <table:table-cell office:value-type="float" office:value="-1.170654" calcext:value-type="float">
            <text:p>-1.170654</text:p>
          </table:table-cell>
          <table:table-cell office:value-type="float" office:value="-0.4926758" calcext:value-type="float">
            <text:p>-0.4926758</text:p>
          </table:table-cell>
          <table:table-cell office:value-type="float" office:value="-0.5919189" calcext:value-type="float">
            <text:p>-0.5919189</text:p>
          </table:table-cell>
          <table:table-cell office:value-type="float" office:value="-0.2817078" calcext:value-type="float">
            <text:p>-0.2817078</text:p>
          </table:table-cell>
          <table:table-cell office:value-type="float" office:value="-0.3199158" calcext:value-type="float">
            <text:p>-0.3199158</text:p>
          </table:table-cell>
          <table:table-cell office:value-type="float" office:value="-0.01144409" calcext:value-type="float">
            <text:p>-0.01144409</text:p>
          </table:table-cell>
          <table:table-cell office:value-type="float" office:value="-0.01794434" calcext:value-type="float">
            <text:p>-0.01794434</text:p>
          </table:table-cell>
          <table:table-cell office:value-type="float" office:value="0.3139954" calcext:value-type="float">
            <text:p>0.3139954</text:p>
          </table:table-cell>
          <table:table-cell office:value-type="float" office:value="0.311554" calcext:value-type="float">
            <text:p>0.311554</text:p>
          </table:table-cell>
          <table:table-cell office:value-type="float" office:value="0.6633911" calcext:value-type="float">
            <text:p>0.6633911</text:p>
          </table:table-cell>
          <table:table-cell office:value-type="float" office:value="0.6521301" calcext:value-type="float">
            <text:p>0.65213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8" calcext:value-type="float">
            <text:p>25121998</text:p>
          </table:table-cell>
          <table:table-cell office:value-type="float" office:value="5.256001" calcext:value-type="float">
            <text:p>5.256001</text:p>
          </table:table-cell>
          <table:table-cell office:value-type="float" office:value="-2.9" calcext:value-type="float">
            <text:p>-2.9</text:p>
          </table:table-cell>
          <table:table-cell office:value-type="float" office:value="-12.6" calcext:value-type="float">
            <text:p>-12.6</text:p>
          </table:table-cell>
          <table:table-cell office:value-type="float" office:value="0.3378721" calcext:value-type="float">
            <text:p>0.3378721</text:p>
          </table:table-cell>
          <table:table-cell office:value-type="float" office:value="0.2241251" calcext:value-type="float">
            <text:p>0.2241251</text:p>
          </table:table-cell>
          <table:table-cell office:value-type="float" office:value="409.104" calcext:value-type="float">
            <text:p>409.104</text:p>
          </table:table-cell>
          <table:table-cell office:value-type="float" office:value="0.4" calcext:value-type="float">
            <text:p>0.4</text:p>
          </table:table-cell>
          <table:table-cell office:value-type="float" office:value="-0.7493896" calcext:value-type="float">
            <text:p>-0.7493896</text:p>
          </table:table-cell>
          <table:table-cell office:value-type="float" office:value="-0.868866" calcext:value-type="float">
            <text:p>-0.868866</text:p>
          </table:table-cell>
          <table:table-cell office:value-type="float" office:value="-0.4243774" calcext:value-type="float">
            <text:p>-0.4243774</text:p>
          </table:table-cell>
          <table:table-cell office:value-type="float" office:value="-0.491394" calcext:value-type="float">
            <text:p>-0.491394</text:p>
          </table:table-cell>
          <table:table-cell office:value-type="float" office:value="-0.2408142" calcext:value-type="float">
            <text:p>-0.2408142</text:p>
          </table:table-cell>
          <table:table-cell office:value-type="float" office:value="-0.2812195" calcext:value-type="float">
            <text:p>-0.2812195</text:p>
          </table:table-cell>
          <table:table-cell office:value-type="float" office:value="-0.004852295" calcext:value-type="float">
            <text:p>-0.004852295</text:p>
          </table:table-cell>
          <table:table-cell office:value-type="float" office:value="-0.01138306" calcext:value-type="float">
            <text:p>-0.01138306</text:p>
          </table:table-cell>
          <table:table-cell office:value-type="float" office:value="0.3116455" calcext:value-type="float">
            <text:p>0.3116455</text:p>
          </table:table-cell>
          <table:table-cell office:value-type="float" office:value="0.3103333" calcext:value-type="float">
            <text:p>0.3103333</text:p>
          </table:table-cell>
          <table:table-cell office:value-type="float" office:value="0.6520081" calcext:value-type="float">
            <text:p>0.6520081</text:p>
          </table:table-cell>
          <table:table-cell office:value-type="float" office:value="0.6420288" calcext:value-type="float">
            <text:p>0.64202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8" calcext:value-type="float">
            <text:p>26121998</text:p>
          </table:table-cell>
          <table:table-cell office:value-type="float" office:value="4.61664" calcext:value-type="float">
            <text:p>4.61664</text:p>
          </table:table-cell>
          <table:table-cell office:value-type="float" office:value="-0.4" calcext:value-type="float">
            <text:p>-0.4</text:p>
          </table:table-cell>
          <table:table-cell office:value-type="float" office:value="-8.8" calcext:value-type="float">
            <text:p>-8.8</text:p>
          </table:table-cell>
          <table:table-cell office:value-type="float" office:value="0.4962113" calcext:value-type="float">
            <text:p>0.4962113</text:p>
          </table:table-cell>
          <table:table-cell office:value-type="float" office:value="0.2510904" calcext:value-type="float">
            <text:p>0.2510904</text:p>
          </table:table-cell>
          <table:table-cell office:value-type="float" office:value="642.348" calcext:value-type="float">
            <text:p>642.348</text:p>
          </table:table-cell>
          <table:table-cell office:value-type="float" office:value="0" calcext:value-type="float">
            <text:p>0</text:p>
          </table:table-cell>
          <table:table-cell office:value-type="float" office:value="-0.5370483" calcext:value-type="float">
            <text:p>-0.5370483</text:p>
          </table:table-cell>
          <table:table-cell office:value-type="float" office:value="-0.7483215" calcext:value-type="float">
            <text:p>-0.7483215</text:p>
          </table:table-cell>
          <table:table-cell office:value-type="float" office:value="-0.3319702" calcext:value-type="float">
            <text:p>-0.3319702</text:p>
          </table:table-cell>
          <table:table-cell office:value-type="float" office:value="-0.4238586" calcext:value-type="float">
            <text:p>-0.4238586</text:p>
          </table:table-cell>
          <table:table-cell office:value-type="float" office:value="-0.1987305" calcext:value-type="float">
            <text:p>-0.1987305</text:p>
          </table:table-cell>
          <table:table-cell office:value-type="float" office:value="-0.240448" calcext:value-type="float">
            <text:p>-0.240448</text:p>
          </table:table-cell>
          <table:table-cell office:value-type="float" office:value="0.001831055" calcext:value-type="float">
            <text:p>0.001831055</text:p>
          </table:table-cell>
          <table:table-cell office:value-type="float" office:value="-0.004699707" calcext:value-type="float">
            <text:p>-0.004699707</text:p>
          </table:table-cell>
          <table:table-cell office:value-type="float" office:value="0.3103027" calcext:value-type="float">
            <text:p>0.3103027</text:p>
          </table:table-cell>
          <table:table-cell office:value-type="float" office:value="0.3096924" calcext:value-type="float">
            <text:p>0.3096924</text:p>
          </table:table-cell>
          <table:table-cell office:value-type="float" office:value="0.6419678" calcext:value-type="float">
            <text:p>0.6419678</text:p>
          </table:table-cell>
          <table:table-cell office:value-type="float" office:value="0.632843" calcext:value-type="float">
            <text:p>0.6328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8" calcext:value-type="float">
            <text:p>27121998</text:p>
          </table:table-cell>
          <table:table-cell office:value-type="float" office:value="5.3028" calcext:value-type="float">
            <text:p>5.3028</text:p>
          </table:table-cell>
          <table:table-cell office:value-type="float" office:value="0.9" calcext:value-type="float">
            <text:p>0.9</text:p>
          </table:table-cell>
          <table:table-cell office:value-type="float" office:value="-11.6" calcext:value-type="float">
            <text:p>-11.6</text:p>
          </table:table-cell>
          <table:table-cell office:value-type="float" office:value="0.4905759" calcext:value-type="float">
            <text:p>0.4905759</text:p>
          </table:table-cell>
          <table:table-cell office:value-type="float" office:value="0.2254642" calcext:value-type="float">
            <text:p>0.2254642</text:p>
          </table:table-cell>
          <table:table-cell office:value-type="float" office:value="403.272" calcext:value-type="float">
            <text:p>403.272</text:p>
          </table:table-cell>
          <table:table-cell office:value-type="float" office:value="0" calcext:value-type="float">
            <text:p>0</text:p>
          </table:table-cell>
          <table:table-cell office:value-type="float" office:value="-0.3976135" calcext:value-type="float">
            <text:p>-0.3976135</text:p>
          </table:table-cell>
          <table:table-cell office:value-type="float" office:value="-0.5737915" calcext:value-type="float">
            <text:p>-0.5737915</text:p>
          </table:table-cell>
          <table:table-cell office:value-type="float" office:value="-0.2698975" calcext:value-type="float">
            <text:p>-0.2698975</text:p>
          </table:table-cell>
          <table:table-cell office:value-type="float" office:value="-0.331543" calcext:value-type="float">
            <text:p>-0.331543</text:p>
          </table:table-cell>
          <table:table-cell office:value-type="float" office:value="-0.1675415" calcext:value-type="float">
            <text:p>-0.1675415</text:p>
          </table:table-cell>
          <table:table-cell office:value-type="float" office:value="-0.1983948" calcext:value-type="float">
            <text:p>-0.1983948</text:p>
          </table:table-cell>
          <table:table-cell office:value-type="float" office:value="0.006713867" calcext:value-type="float">
            <text:p>0.006713867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3096924" calcext:value-type="float">
            <text:p>0.3096924</text:p>
          </table:table-cell>
          <table:table-cell office:value-type="float" office:value="0.3085022" calcext:value-type="float">
            <text:p>0.3085022</text:p>
          </table:table-cell>
          <table:table-cell office:value-type="float" office:value="0.6327209" calcext:value-type="float">
            <text:p>0.6327209</text:p>
          </table:table-cell>
          <table:table-cell office:value-type="float" office:value="0.6240234" calcext:value-type="float">
            <text:p>0.624023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8" calcext:value-type="float">
            <text:p>28121998</text:p>
          </table:table-cell>
          <table:table-cell office:value-type="float" office:value="3.80448" calcext:value-type="float">
            <text:p>3.80448</text:p>
          </table:table-cell>
          <table:table-cell office:value-type="float" office:value="3.3" calcext:value-type="float">
            <text:p>3.3</text:p>
          </table:table-cell>
          <table:table-cell office:value-type="float" office:value="-8.1" calcext:value-type="float">
            <text:p>-8.1</text:p>
          </table:table-cell>
          <table:table-cell office:value-type="float" office:value="0.5648976" calcext:value-type="float">
            <text:p>0.5648976</text:p>
          </table:table-cell>
          <table:table-cell office:value-type="float" office:value="0.3171459" calcext:value-type="float">
            <text:p>0.3171459</text:p>
          </table:table-cell>
          <table:table-cell office:value-type="float" office:value="434.232" calcext:value-type="float">
            <text:p>434.232</text:p>
          </table:table-cell>
          <table:table-cell office:value-type="float" office:value="0" calcext:value-type="float">
            <text:p>0</text:p>
          </table:table-cell>
          <table:table-cell office:value-type="float" office:value="-0.3869019" calcext:value-type="float">
            <text:p>-0.3869019</text:p>
          </table:table-cell>
          <table:table-cell office:value-type="float" office:value="-0.5652466" calcext:value-type="float">
            <text:p>-0.5652466</text:p>
          </table:table-cell>
          <table:table-cell office:value-type="float" office:value="-0.2426147" calcext:value-type="float">
            <text:p>-0.2426147</text:p>
          </table:table-cell>
          <table:table-cell office:value-type="float" office:value="-0.2996216" calcext:value-type="float">
            <text:p>-0.2996216</text:p>
          </table:table-cell>
          <table:table-cell office:value-type="float" office:value="-0.1427917" calcext:value-type="float">
            <text:p>-0.1427917</text:p>
          </table:table-cell>
          <table:table-cell office:value-type="float" office:value="-0.1690674" calcext:value-type="float">
            <text:p>-0.1690674</text:p>
          </table:table-cell>
          <table:table-cell office:value-type="float" office:value="0.01037598" calcext:value-type="float">
            <text:p>0.01037598</text:p>
          </table:table-cell>
          <table:table-cell office:value-type="float" office:value="0.006469727" calcext:value-type="float">
            <text:p>0.006469727</text:p>
          </table:table-cell>
          <table:table-cell office:value-type="float" office:value="0.3084717" calcext:value-type="float">
            <text:p>0.3084717</text:p>
          </table:table-cell>
          <table:table-cell office:value-type="float" office:value="0.3074646" calcext:value-type="float">
            <text:p>0.3074646</text:p>
          </table:table-cell>
          <table:table-cell office:value-type="float" office:value="0.6239319" calcext:value-type="float">
            <text:p>0.6239319</text:p>
          </table:table-cell>
          <table:table-cell office:value-type="float" office:value="0.6157837" calcext:value-type="float">
            <text:p>0.615783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8" calcext:value-type="float">
            <text:p>29121998</text:p>
          </table:table-cell>
          <table:table-cell office:value-type="float" office:value="2.21364" calcext:value-type="float">
            <text:p>2.21364</text:p>
          </table:table-cell>
          <table:table-cell office:value-type="float" office:value="0.7" calcext:value-type="float">
            <text:p>0.7</text:p>
          </table:table-cell>
          <table:table-cell office:value-type="float" office:value="-8.7" calcext:value-type="float">
            <text:p>-8.7</text:p>
          </table:table-cell>
          <table:table-cell office:value-type="float" office:value="0.6333408" calcext:value-type="float">
            <text:p>0.6333408</text:p>
          </table:table-cell>
          <table:table-cell office:value-type="float" office:value="0.2998149" calcext:value-type="float">
            <text:p>0.2998149</text:p>
          </table:table-cell>
          <table:table-cell office:value-type="float" office:value="384.336" calcext:value-type="float">
            <text:p>384.336</text:p>
          </table:table-cell>
          <table:table-cell office:value-type="float" office:value="1.2" calcext:value-type="float">
            <text:p>1.2</text:p>
          </table:table-cell>
          <table:table-cell office:value-type="float" office:value="-0.4703369" calcext:value-type="float">
            <text:p>-0.4703369</text:p>
          </table:table-cell>
          <table:table-cell office:value-type="float" office:value="-0.6578674" calcext:value-type="float">
            <text:p>-0.6578674</text:p>
          </table:table-cell>
          <table:table-cell office:value-type="float" office:value="-0.2394104" calcext:value-type="float">
            <text:p>-0.2394104</text:p>
          </table:table-cell>
          <table:table-cell office:value-type="float" office:value="-0.2854309" calcext:value-type="float">
            <text:p>-0.2854309</text:p>
          </table:table-cell>
          <table:table-cell office:value-type="float" office:value="-0.1271667" calcext:value-type="float">
            <text:p>-0.1271667</text:p>
          </table:table-cell>
          <table:table-cell office:value-type="float" office:value="-0.1427002" calcext:value-type="float">
            <text:p>-0.1427002</text:p>
          </table:table-cell>
          <table:table-cell office:value-type="float" office:value="0.01239014" calcext:value-type="float">
            <text:p>0.01239014</text:p>
          </table:table-cell>
          <table:table-cell office:value-type="float" office:value="0.01013184" calcext:value-type="float">
            <text:p>0.01013184</text:p>
          </table:table-cell>
          <table:table-cell office:value-type="float" office:value="0.3074341" calcext:value-type="float">
            <text:p>0.3074341</text:p>
          </table:table-cell>
          <table:table-cell office:value-type="float" office:value="0.3048401" calcext:value-type="float">
            <text:p>0.3048401</text:p>
          </table:table-cell>
          <table:table-cell office:value-type="float" office:value="0.6156616" calcext:value-type="float">
            <text:p>0.6156616</text:p>
          </table:table-cell>
          <table:table-cell office:value-type="float" office:value="0.6065063" calcext:value-type="float">
            <text:p>0.60650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8" calcext:value-type="float">
            <text:p>30121998</text:p>
          </table:table-cell>
          <table:table-cell office:value-type="float" office:value="6.843239" calcext:value-type="float">
            <text:p>6.843239</text:p>
          </table:table-cell>
          <table:table-cell office:value-type="float" office:value="-7.6" calcext:value-type="float">
            <text:p>-7.6</text:p>
          </table:table-cell>
          <table:table-cell office:value-type="float" office:value="-24.2" calcext:value-type="float">
            <text:p>-24.2</text:p>
          </table:table-cell>
          <table:table-cell office:value-type="float" office:value="0.3218011" calcext:value-type="float">
            <text:p>0.3218011</text:p>
          </table:table-cell>
          <table:table-cell office:value-type="float" office:value="0.05578367" calcext:value-type="float">
            <text:p>0.05578367</text:p>
          </table:table-cell>
          <table:table-cell office:value-type="float" office:value="920.376" calcext:value-type="float">
            <text:p>920.376</text:p>
          </table:table-cell>
          <table:table-cell office:value-type="float" office:value="1.6" calcext:value-type="float">
            <text:p>1.6</text:p>
          </table:table-cell>
          <table:table-cell office:value-type="float" office:value="-0.4588623" calcext:value-type="float">
            <text:p>-0.4588623</text:p>
          </table:table-cell>
          <table:table-cell office:value-type="float" office:value="-0.9742737" calcext:value-type="float">
            <text:p>-0.9742737</text:p>
          </table:table-cell>
          <table:table-cell office:value-type="float" office:value="-0.2332764" calcext:value-type="float">
            <text:p>-0.2332764</text:p>
          </table:table-cell>
          <table:table-cell office:value-type="float" office:value="-0.3468323" calcext:value-type="float">
            <text:p>-0.3468323</text:p>
          </table:table-cell>
          <table:table-cell office:value-type="float" office:value="-0.1221619" calcext:value-type="float">
            <text:p>-0.1221619</text:p>
          </table:table-cell>
          <table:table-cell office:value-type="float" office:value="-0.1385498" calcext:value-type="float">
            <text:p>-0.1385498</text:p>
          </table:table-cell>
          <table:table-cell office:value-type="float" office:value="0.01306152" calcext:value-type="float">
            <text:p>0.01306152</text:p>
          </table:table-cell>
          <table:table-cell office:value-type="float" office:value="0.009979248" calcext:value-type="float">
            <text:p>0.009979248</text:p>
          </table:table-cell>
          <table:table-cell office:value-type="float" office:value="0.3048401" calcext:value-type="float">
            <text:p>0.3048401</text:p>
          </table:table-cell>
          <table:table-cell office:value-type="float" office:value="0.2996826" calcext:value-type="float">
            <text:p>0.2996826</text:p>
          </table:table-cell>
          <table:table-cell office:value-type="float" office:value="0.6064148" calcext:value-type="float">
            <text:p>0.6064148</text:p>
          </table:table-cell>
          <table:table-cell office:value-type="float" office:value="0.5960388" calcext:value-type="float">
            <text:p>0.596038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8" calcext:value-type="float">
            <text:p>31121998</text:p>
          </table:table-cell>
          <table:table-cell office:value-type="float" office:value="4.35708" calcext:value-type="float">
            <text:p>4.35708</text:p>
          </table:table-cell>
          <table:table-cell office:value-type="float" office:value="-19.6" calcext:value-type="float">
            <text:p>-19.6</text:p>
          </table:table-cell>
          <table:table-cell office:value-type="float" office:value="-25.1" calcext:value-type="float">
            <text:p>-25.1</text:p>
          </table:table-cell>
          <table:table-cell office:value-type="float" office:value="0.1116199" calcext:value-type="float">
            <text:p>0.1116199</text:p>
          </table:table-cell>
          <table:table-cell office:value-type="float" office:value="0.05201059" calcext:value-type="float">
            <text:p>0.05201059</text:p>
          </table:table-cell>
          <table:table-cell office:value-type="float" office:value="308.952" calcext:value-type="float">
            <text:p>308.952</text:p>
          </table:table-cell>
          <table:table-cell office:value-type="float" office:value="1.2" calcext:value-type="float">
            <text:p>1.2</text:p>
          </table:table-cell>
          <table:table-cell office:value-type="float" office:value="-0.9794922" calcext:value-type="float">
            <text:p>-0.9794922</text:p>
          </table:table-cell>
          <table:table-cell office:value-type="float" office:value="-1.203217" calcext:value-type="float">
            <text:p>-1.203217</text:p>
          </table:table-cell>
          <table:table-cell office:value-type="float" office:value="-0.3484497" calcext:value-type="float">
            <text:p>-0.3484497</text:p>
          </table:table-cell>
          <table:table-cell office:value-type="float" office:value="-0.4519348" calcext:value-type="float">
            <text:p>-0.4519348</text:p>
          </table:table-cell>
          <table:table-cell office:value-type="float" office:value="-0.1387634" calcext:value-type="float">
            <text:p>-0.1387634</text:p>
          </table:table-cell>
          <table:table-cell office:value-type="float" office:value="-0.1639404" calcext:value-type="float">
            <text:p>-0.1639404</text:p>
          </table:table-cell>
          <table:table-cell office:value-type="float" office:value="0.00982666" calcext:value-type="float">
            <text:p>0.00982666</text:p>
          </table:table-cell>
          <table:table-cell office:value-type="float" office:value="0.004699707" calcext:value-type="float">
            <text:p>0.004699707</text:p>
          </table:table-cell>
          <table:table-cell office:value-type="float" office:value="0.2996216" calcext:value-type="float">
            <text:p>0.2996216</text:p>
          </table:table-cell>
          <table:table-cell office:value-type="float" office:value="0.2911072" calcext:value-type="float">
            <text:p>0.2911072</text:p>
          </table:table-cell>
          <table:table-cell office:value-type="float" office:value="0.5959167" calcext:value-type="float">
            <text:p>0.5959167</text:p>
          </table:table-cell>
          <table:table-cell office:value-type="float" office:value="0.5823669" calcext:value-type="float">
            <text:p>0.5823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47:04.378794267</dc:date>
    <meta:editing-duration>PT8M5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